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Maryinka direction Russian army shelled Krasnohorivka, Heorhiyivka, Maksymilyanivka, Hostr...</text:span>
</text:h>
      <text:p text:style-name="P4">
Authors: liveuamap (Language: en)</text:p>
      <text:p text:style-name="P4">
Time: 2023-07-07T-28:25:00</text:p>
      <text:p text:style-name="P4">
Location: Donetsk Oblast (Latitude:47.91531 Longtitude:37.46218)</text:p>
      <text:p text:style-name="P4">
Videos: []</text:p>
      <text:p text:style-name="P4">
Images: []</text:p>
      <text:p text:style-name="P4">
Tags: ["Russia"]</text:p>
      <text:p text:style-name="P4">
ID: 22574464</text:p>
      <!--METADATA-->
      <text:p text:style-name="P4">
At Maryinka direction Russian army shelled Krasnohorivka, Heorhiyivka,Maksymilyanivka, Hostre, Maryinka and Pobyeda of Donetsk region. Russianaviation conducted airstrikes at Krasnohorivka, - General Staff of ArmedForces of Ukraine says in the morning report</text:p>
      <text:p text:style-name="P4">
News Collection Link: <text:a xlink:type="simple" xlink:href="https:\/\/liveuamap.com\/en\/2023\/7-july-at-maryinka-direction-russian-army-shelled-krasnohorivka" text:style-name="Internet_20_link" text:visited-style-name="Visited_20_Internet_20_Link">
https:\/\/liveuamap.com\/en\/2023\/7-july-at-maryinka-direction-russian-army-shelled-krasnohorivka</text:a>
</text:p>
      <text:p text:style-name="P4">
Source: <text:a xlink:type="simple" xlink:href="https://t.me/lumsrc/5295" text:style-name="Internet_20_link" text:visited-style-name="Visited_20_Internet_20_Link">
https://t.me/lumsrc/5295</text:a>
</text:p>
      <!--NEWS-->
      <text:h text:style-name="P10" text:outline-level="1">
<text:span text:style-name="T4">
At Shakhtarske direction Russian army shelled Blahodatne, Vuhledar, Zolota Nyva, Shakhtarske ...</text:span>
</text:h>
      <text:p text:style-name="P4">
Authors: liveuamap (Language: en)</text:p>
      <text:p text:style-name="P4">
Time: 2023-07-07T-30:25:00</text:p>
      <text:p text:style-name="P4">
Location: Vuhledar, Donetsk Oblast (Latitude:47.77971 Longtitude:37.24503)</text:p>
      <text:p text:style-name="P4">
Videos: []</text:p>
      <text:p text:style-name="P4">
Images: []</text:p>
      <text:p text:style-name="P4">
Tags: ["Russia"]</text:p>
      <text:p text:style-name="P4">
ID: 22574463</text:p>
      <!--METADATA-->
      <text:p text:style-name="P4">
At Shakhtarske direction Russian army shelled Blahodatne, Vuhledar, ZolotaNyva, Shakhtarske and Velyka Novosilka of Donetsk region. Russian aviationconducted airstrikes at Vuhledar, - General Staff of Armed Forces of Ukrainesays in the morning report</text:p>
      <text:p text:style-name="P4">
News Collection Link: <text:a xlink:type="simple" xlink:href="https:\/\/liveuamap.com\/en\/2023\/7-july-at-shakhtarske-direction-russian-army-shelled-blahodatne" text:style-name="Internet_20_link" text:visited-style-name="Visited_20_Internet_20_Link">
https:\/\/liveuamap.com\/en\/2023\/7-july-at-shakhtarske-direction-russian-army-shelled-blahodatne</text:a>
</text:p>
      <text:p text:style-name="P4">
Source: <text:a xlink:type="simple" xlink:href="https://t.me/lumsrc/5296" text:style-name="Internet_20_link" text:visited-style-name="Visited_20_Internet_20_Link">
https://t.me/lumsrc/5296</text:a>
</text:p>
      <!--NEWS-->
      <text:h text:style-name="P10" text:outline-level="1">
<text:span text:style-name="T4">
At Zaporizhzhia and Kherson directions Russian army shelled Malynivka, Huliaipole, Zaliznychn...</text:span>
</text:h>
      <text:p text:style-name="P4">
Authors: liveuamap (Language: en)</text:p>
      <text:p text:style-name="P4">
Time: 2023-07-07T-32:25:00</text:p>
      <text:p text:style-name="P4">
Location: Zaporizhzhia (Latitude:47.60269 Longtitude:35.8877)</text:p>
      <text:p text:style-name="P4">
Videos: []</text:p>
      <text:p text:style-name="P4">
Images: []</text:p>
      <text:p text:style-name="P4">
Tags: ["Russia"]</text:p>
      <text:p text:style-name="P4">
ID: 22574462</text:p>
      <!--METADATA-->
      <text:p text:style-name="P4">
At Zaporizhzhia and Kherson directions Russian army shelled Malynivka,Huliaipole, Zaliznychne, Yehorivka, Mala Tokmachka of Zaporizhzhia region;Marhanets community of Dnipropetrovsk region; Zolota Balka, Sadove, Antonivka,Pryozerne of Kherson region and Kherson city. Russian aviation conductedairstrikes at Velyka Novosilka of Donetsk region; Novodarivka, ChervonaKrynytsya, Novodanylivka of Zaporizhzhia region and Zmiyivka, Dachi andKomyshany of Kherson region, - General Staff of Armed Forces of Ukraine saysin the morning report</text:p>
      <text:p text:style-name="P4">
News Collection Link: <text:a xlink:type="simple" xlink:href="https:\/\/liveuamap.com\/en\/2023\/7-july-at-zaporizhzhia-and-kherson-directions-russian-army" text:style-name="Internet_20_link" text:visited-style-name="Visited_20_Internet_20_Link">
https:\/\/liveuamap.com\/en\/2023\/7-july-at-zaporizhzhia-and-kherson-directions-russian-army</text:a>
</text:p>
      <text:p text:style-name="P4">
Source: <text:a xlink:type="simple" xlink:href="https://t.me/lumsrc/5297" text:style-name="Internet_20_link" text:visited-style-name="Visited_20_Internet_20_Link">
https://t.me/lumsrc/529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7T-34:25:00</text:p>
      <text:p text:style-name="P4">
Location: Donetsk (Latitude:47.84727 Longtitude:37.50252)</text:p>
      <text:p text:style-name="P4">
Videos: []</text:p>
      <text:p text:style-name="P4">
Images: []</text:p>
      <text:p text:style-name="P4">
Tags: ["Russia"]</text:p>
      <text:p text:style-name="P4">
ID: 22574461</text:p>
      <!--METADATA-->
      <text:p text:style-name="P4">
Russian forces conducting offensive actions in Donetsk and Luhansk regions.Ukrainian military had 30 combat engagements with Russian forces nearKarmazynivka of Luhansk region, Berkhivka, Bakhmut, Klischiyivka, Pervomayske,Maryinka, Novomykhaylivka of Donetsk region, - General Staff of Armed Forcesof Ukraine says in the morning report</text:p>
      <text:p text:style-name="P4">
News Collection Link: <text:a xlink:type="simple" xlink:href="https:\/\/liveuamap.com\/en\/2023\/7-july-russian-forces-conducting-offensive-actions-in-donetsk" text:style-name="Internet_20_link" text:visited-style-name="Visited_20_Internet_20_Link">
https:\/\/liveuamap.com\/en\/2023\/7-july-russian-forces-conducting-offensive-actions-in-donetsk</text:a>
</text:p>
      <text:p text:style-name="P4">
Source: <text:a xlink:type="simple" xlink:href="https://t.me/lumsrc/5298" text:style-name="Internet_20_link" text:visited-style-name="Visited_20_Internet_20_Link">
https://t.me/lumsrc/5298</text:a>
</text:p>
      <!--NEWS-->
      <text:h text:style-name="P10" text:outline-level="1">
<text:span text:style-name="T4">
Ми наступаємо. Ініціатива зараз у нас — Володимир Зеленський</text:span>
</text:h>
      <text:p text:style-name="P4">
Author: ['АРМІЯINFORM']</text:p>
      <text:p text:style-name="P4">
Time: 2023-07-07T16:00:00-04:00</text:p>
      <text:p text:style-name="P4">
Description: Президент України Володимир Зеленський під час спільної з Президентом Чехії Пе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Tags: ['STOPRUSSIA', 'АГРЕСІЯ РФ', 'ВІЙНА', 'ВОЛОДИМИР ЗЕЛЕНСЬКИЙ', 'ВТОРГНЕННЯ РФ', 'ПЕТР ПАВЕЛ', 'ЧЕХІЯ']</text:p>
      <text:p text:style-name="P4">
Category: News</text:p>
      <!--METADATA-->
      <text:p text:style-name="P4">
<draw:frame draw:style-name="fr1" draw:name="Image2" text:anchor-type="as-char" svg:width="6.9236in" svg:height="4.330958in" draw:z-index="0">
<draw:image xlink:href="../Images/AРМІЯINFORM/2023-07-07T16-00-00-04-00/355929718_173228845743213_8763579277450913968_n.png" xlink:type="simple" xlink:show="embed" xlink:actuate="onLoad" draw:mime-type="image/png"/>
</draw:frame>
</text:p>
      <text:p text:style-name="P4">
Президент України Володимир Зеленський під час спільної з Президентом ЧехіїПетром Павелом пресконференції у Празі подякував чеському уряду та народові занезмінну та вольову підтримку в усьому, що робиться заради свободи Європи:допомогу зброєю, санкції проти росії, сприяння Україні вступити до НАТО.</text:p>
      <text:p text:style-name="P4">
Пряму трансляцію розмови Володимира Зеленського з представниками чеськогополітикуму, громадськості та ЗМі<text:a xlink:type="simple" xlink:href="https://www.facebook.com/president.gov.ua/videos/1299959020645480/" text:style-name="Internet_20_link" text:visited-style-name="Visited_20_Internet_20_Link">
розмістив</text:a>
Офіс Президента України на своїй сторінці у Facebook.</text:p>
      <text:p text:style-name="P4">
Відповідаючи на запитання журналіста чеського телебачення щодо контрнаступу,що зараз триває на фронтах, Глава української держави зазначив: «Що стосуєтьсяконтрнаступу. Ми наступаємо. Ініціатива зараз у нас. Наступ не швидкий, цефакт. Але, тим не менше, ми йдемо вперед, а не рухаємося назад, як росіяни.Тому я бачу в цьому позитив».</text:p>
      <text:p text:style-name="P4">
Володимир Зеленський раніше<text:a xlink:type="simple" xlink:href="https://t.me/V_Zelenskiy_official/6876" text:style-name="Internet_20_link" text:visited-style-name="Visited_20_Internet_20_Link">
анонсував</text:a>
, що у Чехії він плануєзустрітися також із прем’єр-міністром Петром Фіалою, Головами Сенату та Палатидепутатів парламенту Мілошем Вистрчілом та Маркетою Пекаровою Адамовою,членами уряду, парламенту, представниками ЗМІ.</text:p>
      <text:p text:style-name="P4">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Explosions were reported in Sorokyne(Krasnodon) of Luhansk region</text:span>
</text:h>
      <text:p text:style-name="P4">
Authors: liveuamap (Language: en)</text:p>
      <text:p text:style-name="P4">
Time: 2023-07-07T17:47:00</text:p>
      <text:p text:style-name="P4">
Location: Krasnodon,Luhans'ka oblast (Latitude:48.29314 Longtitude:39.73703)</text:p>
      <text:p text:style-name="P4">
Videos: []</text:p>
      <text:p text:style-name="P4">
Images: []</text:p>
      <text:p text:style-name="P4">
Tags: []</text:p>
      <text:p text:style-name="P4">
ID: 22574532</text:p>
      <!--METADATA-->
      <text:p text:style-name="P4">
Explosions were reported in Sorokyne(Krasnodon) of Luhansk region</text:p>
      <text:p text:style-name="P4">
News Collection Link: <text:a xlink:type="simple" xlink:href="https:\/\/liveuamap.com\/en\/2023\/7-july-explosions-were-reported-in-sorokynekrasnodon-of-luhansk" text:style-name="Internet_20_link" text:visited-style-name="Visited_20_Internet_20_Link">
https:\/\/liveuamap.com\/en\/2023\/7-july-explosions-were-reported-in-sorokynekrasnodon-of-luhansk</text:a>
</text:p>
      <text:p text:style-name="P4">
Source: <text:a xlink:type="simple" xlink:href="https://t.me/war_monitor/8618" text:style-name="Internet_20_link" text:visited-style-name="Visited_20_Internet_20_Link">
https://t.me/war_monitor/8618</text:a>
</text:p>
      <!--NEWS-->
      <text:h text:style-name="P10" text:outline-level="1">
<text:span text:style-name="T4">
Олексій Резніков та Ллойд Остін звірили годинники перед наступним Рамштайном</text:span>
</text:h>
      <text:p text:style-name="P4">
Author: ['АРМІЯINFORM']</text:p>
      <text:p text:style-name="P4">
Time: 2023-07-07T18:00:00-04:00</text:p>
      <text:p text:style-name="P4">
Description: Міністр оборони України Олексій Резніков мав телефонну розмову з міністром оборони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znikov-ostin.jpg" text:style-name="Internet_20_link" text:visited-style-name="Visited_20_Internet_20_Link">
reznikov-ostin.jpg</text:a>
']</text:p>
      <text:p text:style-name="P4">
Tags: ['STOPRUSSIA', 'АГРЕСІЯ РФ', 'ВТОРГНЕННЯ РФ', 'ЛЛОЙД ДЖ. ОСТІН III', 'ОЛЕКСІЙ РЕЗНІКОВ', 'РАМШТАЙН']</text:p>
      <text:p text:style-name="P4">
Category: News</text:p>
      <!--METADATA-->
      <text:p text:style-name="P4">
<draw:frame draw:style-name="fr1" draw:name="Image3" text:anchor-type="as-char" svg:width="6.9236in" svg:height="3.877216in" draw:z-index="0">
<draw:image xlink:href="../Images/AРМІЯINFORM/2023-07-07T18-00-00-04-00/reznikov-ostin.jpg" xlink:type="simple" xlink:show="embed" xlink:actuate="onLoad" draw:mime-type="image/jpeg"/>
</draw:frame>
</text:p>
      <text:p text:style-name="P4">
Міністр оборони України Олексій Резніков мав телефонну розмову з міністромоборони США Ллойдом Джеймсом Остіном.</text:p>
      <text:p text:style-name="P4">
Про це очільник Міноборони України<text:a xlink:type="simple" xlink:href="https://twitter.com/oleksiireznikov/status/1677038781034029058" text:style-name="Internet_20_link" text:visited-style-name="Visited_20_Internet_20_Link">
повідомив</text:a>
 насвоїй сторінці у Twitter.</text:p>
      <text:p text:style-name="P4">
«Провів продуктивну телефонну розмову з моїм колегою Ллойдом Дж. Остіном III.Обговорили поточну ситуацію на передовій та подальші кроки контрнаступальноїоперації, а також інші актуальні питання. Ми звірили годинники перед наступнимзасіданням Контактної групи з питань оборони України (UDCG) у форматіРамштайну, яке відбудеться незабаром після Вільнюського саміту НАТО.</text:p>
      <text:p text:style-name="P4">
Також ми говорили про нові проекти, пов’язані з постачанням різних видівбоєприпасів. Слідкуйте за хорошими новинами…», — написав Олексій Резніков.</text:p>
      <text:p text:style-name="P4">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Твоя кров може воювати — МОЗ України порадило, як стати донором крові</text:span>
</text:h>
      <text:p text:style-name="P4">
Author: ['АРМІЯINFORM']</text:p>
      <text:p text:style-name="P4">
Time: 2023-07-07T20:00:00-04:00</text:p>
      <text:p text:style-name="P4">
Description: Воїни з серйозною крововтратою потребують її оперативної компенсації — так з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onor.jpg" text:style-name="Internet_20_link" text:visited-style-name="Visited_20_Internet_20_Link">
donor.jpg</text:a>
']</text:p>
      <text:p text:style-name="P4">
Tags: ['STOPRUSSIA', 'БАНК КРОВІ', 'ДОНОРИ КРОВІ', 'МОЗ УКРАЇНИ']</text:p>
      <text:p text:style-name="P4">
Category: News</text:p>
      <!--METADATA-->
      <text:p text:style-name="P4">
<draw:frame draw:style-name="fr1" draw:name="Image4" text:anchor-type="as-char" svg:width="6.9236in" svg:height="4.615733in" draw:z-index="0">
<draw:image xlink:href="../Images/AРМІЯINFORM/2023-07-07T20-00-00-04-00/donor.jpg" xlink:type="simple" xlink:show="embed" xlink:actuate="onLoad" draw:mime-type="image/jpeg"/>
</draw:frame>
Ілюстративне фото</text:p>
      <text:p text:style-name="P4">
Воїни з серйозною крововтратою потребують її оперативної компенсації — такзваної рідинної ресусцитації. Дану процедуру передбачають і сучасні протоколитактичної медицини.</text:p>
      <text:p text:style-name="P4">
Трансфузія цільної крові чи її компонентів — золотий стандарт заміщеннякрововтрати у разі бойової травми. Вчасне переливання крові в таких випадкахкритично важливе. Особливо під час довгої евакуації.</text:p>
      <text:p text:style-name="P4">
Про це на своєму офіційному сайті<text:a xlink:type="simple" xlink:href="https://moz.gov.ua/article/news/rishennja-urjadu-nablizilo-donorsku-krov-do-frontu" text:style-name="Internet_20_link" text:visited-style-name="Visited_20_Internet_20_Link">
пише</text:a>
 Міністерство охорони здоров’я України.</text:p>
      <text:p text:style-name="P4">
Надійні і сталі запаси крові та її компонентів потрібні завжди. Ваша кров можеврятувати життя не лише військовим, але й цивільним, які постраждали внаслідокрозв’язаної росією війни проти України.</text:p>
      <text:p text:style-name="P4">
Долучитися до донорства й здати кров — надзвичайно просто. Варіантів — кілька.Кожен може обрати для себе найзручніший:</text:p>
      <ul>
        <li>
якщо виживете у великому місті — зателефонуйте до центру крові свого міста і запишіться на певний день і час;  * якщо виживете у селі або невеликому місті, й центри служби крові від вас далеко — зателефонуйте до центру крові або до найближчої до вас районної лікарні. Ви можете зʼясувати, коли виїзна бригада, яка проводить забір крові, працюватиме саме у вашому регіоні.</li>
      </ul>
      <text:p text:style-name="P4">
Актуальні телефони центрів крові можна знайти на<text:a xlink:type="simple" xlink:href="https://utcc.gov.ua/tvoya-krov-mozhe-voyuvaty/" text:style-name="Internet_20_link" text:visited-style-name="Visited_20_Internet_20_Link">
сайті</text:a>
 Українського центрутрансплант-координації (УЦТК).</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У червні Мінреінтеграції перерахувало 42,1 млн гривень сім’ям полонених</text:span>
</text:h>
      <text:p text:style-name="P4">
Author: ['АРМІЯINFORM']</text:p>
      <text:p text:style-name="P4">
Time: 2023-07-07T22:00:00-04:00</text:p>
      <text:p text:style-name="P4">
Description: Міністерство з питань реінтеграції тимчасово окупованих територій України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2-09-28-tryvayut-peremovyny-shhodo-obminu.jpg" text:style-name="Internet_20_link" text:visited-style-name="Visited_20_Internet_20_Link">
2022-09-28-tryvayut-peremovyny-shhodo-obminu.jpg</text:a>
']</text:p>
      <text:p text:style-name="P4">
Tags: ['STOPRUSSIA', 'АГРЕСІЯ РФ', 'ВІЙСЬКОВОПОЛОНЕНІ', 'ВТОРГНЕННЯ РФ', 'ДЕРЖАВНА ДОПОМОГА', 'МІНРЕІНТЕГРАЦІЇ']</text:p>
      <text:p text:style-name="P4">
Category: News</text:p>
      <!--METADATA-->
      <text:p text:style-name="P4">
<draw:frame draw:style-name="fr1" draw:name="Image5" text:anchor-type="as-char" svg:width="6.9236in" svg:height="3.957991in" draw:z-index="0">
<draw:image xlink:href="../Images/AРМІЯINFORM/2023-07-07T22-00-00-04-00/2022-09-28-tryvayut-peremovyny-shhodo-obminu.jpg" xlink:type="simple" xlink:show="embed" xlink:actuate="onLoad" draw:mime-type="image/jpeg"/>
</draw:frame>
</text:p>
      <text:p text:style-name="P4">
Міністерство з питань реінтеграції тимчасово окупованих територій Українипродовжує виплачувати державну грошову допомогу в інтересах осіб, стосовнояких встановлено факт позбавлення свободи внаслідок збройної агресії протиУкраїни.</text:p>
      <text:p text:style-name="P4">
На офіційному сайті Мінреінтеграції<text:a xlink:type="simple" xlink:href="https://minre.gov.ua/2023/07/06/u-chervni-minreintegracziyi-pererahuvalo-421-mln-gryven-simyam-polonenyh/" text:style-name="Internet_20_link" text:visited-style-name="Visited_20_Internet_20_Link">
йдеться</text:a>
 про те, що в червні воноспрямувало 42,1 млн гривень на банківські рахунки сімей українських громадян,які незаконно утримуються російською федерацією.</text:p>
      <text:p text:style-name="P4">
Таким чином, державну допомогу у розмірі 100 тис. гривень за кожен рікперебування в полоні отримали ще 243 родини політв’язнів, цивільних заручниківі військовополонених. Причому багато з них — за декілька років перебуваннярідних у місцях несвободи.</text:p>
      <text:p text:style-name="P4">
Мінреінтеграції зазначило, що з початку року здійснило виплату держдопомогизвільненим з полону й сім’ям полонених на загальну суму 124,4 млн гривень.</text:p>
      <text:p text:style-name="P4">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Shelling reported in Schebekyne of Belgorod region</text:span>
</text:h>
      <text:p text:style-name="P4">
Authors: liveuamap (Language: en)</text:p>
      <text:p text:style-name="P4">
Time: 2023-07-07T22:07:00</text:p>
      <text:p text:style-name="P4">
Location: Schebekyne (Latitude:50.41081 Longtitude:36.89054)</text:p>
      <text:p text:style-name="P4">
Videos: []</text:p>
      <text:p text:style-name="P4">
Images: ["<text:a xlink:type="simple" xlink:href="https://liveuamap.com/pics/2023/07/08/22574537_0.jpg" text:style-name="Internet_20_link" text:visited-style-name="Visited_20_Internet_20_Link">
22574537_0.jpg</text:a>
", "<text:a xlink:type="simple" xlink:href="https://liveuamap.com/pics/2023/07/08/22574537_1.jpg" text:style-name="Internet_20_link" text:visited-style-name="Visited_20_Internet_20_Link">
22574537_1.jpg</text:a>
"]</text:p>
      <text:p text:style-name="P4">
Tags: ["Russia", "Central and Eastern Europe"]</text:p>
      <text:p text:style-name="P4">
ID: 22574537</text:p>
      <!--METADATA-->
      <text:p text:style-name="P4">
Shelling reported in Schebekyne of Belgorod region</text:p>
      <text:p text:style-name="P4">
<draw:frame draw:style-name="fr1" draw:name="Image6" text:anchor-type="as-char" svg:width="6.9236in" svg:height="5.1927in" draw:z-index="0">
<draw:image xlink:href="../Images/liveuamap/2023-07-07T22-07-00/22574537_0.jpg" xlink:type="simple" xlink:show="embed" xlink:actuate="onLoad" draw:mime-type="image/jpeg"/>
</draw:frame>
<draw:frame draw:style-name="fr1" draw:name="Image7" text:anchor-type="as-char" svg:width="6.9236in" svg:height="5.1927in" draw:z-index="0">
<draw:image xlink:href="../Images/liveuamap/2023-07-07T22-07-00/22574537_1.jpg" xlink:type="simple" xlink:show="embed" xlink:actuate="onLoad" draw:mime-type="image/jpeg"/>
</draw:frame>
</text:p>
      <text:p text:style-name="P4">
News Collection Link: <text:a xlink:type="simple" xlink:href="https:\/\/liveuamap.com\/en\/2023\/8-july-shelling-reported-in-schebekyne-of-belgorod-region" text:style-name="Internet_20_link" text:visited-style-name="Visited_20_Internet_20_Link">
https:\/\/liveuamap.com\/en\/2023\/8-july-shelling-reported-in-schebekyne-of-belgorod-region</text:a>
</text:p>
      <text:p text:style-name="P4">
Source: <text:a xlink:type="simple" xlink:href="https://t.me/zhest_belgorod/29529" text:style-name="Internet_20_link" text:visited-style-name="Visited_20_Internet_20_Link">
https://t.me/zhest_belgorod/29529</text:a>
</text:p>
      <!--NEWS-->
      <text:h text:style-name="P10" text:outline-level="1">
<text:span text:style-name="T4">
Explosions were reported in Zaporizhzhia district, possible S-300 missile strike</text:span>
</text:h>
      <text:p text:style-name="P4">
Authors: liveuamap (Language: en)</text:p>
      <text:p text:style-name="P4">
Time: 2023-07-07T22:25:00</text:p>
      <text:p text:style-name="P4">
Location: Zaporizhzhia, Zaporiz'ka oblast (Latitude:47.87399 Longtitude:35.19144)</text:p>
      <text:p text:style-name="P4">
Videos: []</text:p>
      <text:p text:style-name="P4">
Images: []</text:p>
      <text:p text:style-name="P4">
Tags: ["Europe", "Central and Eastern Europe"]</text:p>
      <text:p text:style-name="P4">
ID: 22574533</text:p>
      <!--METADATA-->
      <text:p text:style-name="P4">
Explosions were reported in Zaporizhzhia district, possible S-300 missilestrike</text:p>
      <text:p text:style-name="P4">
News Collection Link: <text:a xlink:type="simple" xlink:href="https:\/\/liveuamap.com\/en\/2023\/8-july-explosions-were-reported-in-zaporizhzhia-district" text:style-name="Internet_20_link" text:visited-style-name="Visited_20_Internet_20_Link">
https:\/\/liveuamap.com\/en\/2023\/8-july-explosions-were-reported-in-zaporizhzhia-district</text:a>
</text:p>
      <text:p text:style-name="P4">
Source: <text:a xlink:type="simple" xlink:href="https://t.me/info_zp/40397" text:style-name="Internet_20_link" text:visited-style-name="Visited_20_Internet_20_Link">
https://t.me/info_zp/40397</text:a>
</text:p>
      <!--NEWS-->
      <text:h text:style-name="P10" text:outline-level="1">
<text:span text:style-name="T4">
Спецпідрозділ ГУР МО України Kraken надає гуманітарну допомогу мешканцям Харківщини</text:span>
</text:h>
      <text:p text:style-name="P4">
Author: ['АРМІЯINFORM']</text:p>
      <text:p text:style-name="P4">
Time: 2023-07-07T24:00:00-04:00</text:p>
      <text:p text:style-name="P4">
Description: Спецпідрозділ ГУР МО України Kraken протягом минулих 3-х місяців спільно з волонте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6-02-06.jpg" text:style-name="Internet_20_link" text:visited-style-name="Visited_20_Internet_20_Link">
20230706-02-06.jpg</text:a>
']</text:p>
      <text:p text:style-name="P4">
Tags: ['KRAKEN', 'ГУР МО УКРАЇНИ', 'ХАРКІВЩИНА']</text:p>
      <text:p text:style-name="P4">
Category: News</text:p>
      <!--METADATA-->
      <text:p text:style-name="P4">
<draw:frame draw:style-name="fr1" draw:name="Image8" text:anchor-type="as-char" svg:width="6.9236in" svg:height="4.529188in" draw:z-index="0">
<draw:image xlink:href="../Images/AРМІЯINFORM/2023-07-07T24-00-00-04-00/20230706-02-06.jpg" xlink:type="simple" xlink:show="embed" xlink:actuate="onLoad" draw:mime-type="image/jpeg"/>
</draw:frame>
</text:p>
      <text:p text:style-name="P4">
Спецпідрозділ ГУР МО України Kraken протягом минулих 3-х місяців спільно зволонтерами доставив понад 2500 наборів гуманітарної допомоги мешканцямХарківщини.</text:p>
      <text:p text:style-name="P4">
Про це <text:a xlink:type="simple" xlink:href="https://gur.gov.ua/content/spetspidrozdil-hur-mo-ukrainy-kraken-nadaie-humanitarnu-dopomohu-meshkantsiam-kharkivshchyny.html" text:style-name="Internet_20_link" text:visited-style-name="Visited_20_Internet_20_Link">
повідомляє</text:a>
 ГУР МОУкраїни.</text:p>
      <text:p text:style-name="P4">
Протягом квітня, травня та червня представники спеціального підрозділуГоловного управління розвідки Міністерства оборони України Kraken разом ізволонтерами Благодійного Фонду «Гуманітарний Центр Харківщини» доставилигуманітарну допомогу мешканцям звільнених від російських окупантів населенихпунктів Харківської області.</text:p>
      <text:p text:style-name="P4">
Харчовими наборами було забезпечено понад 5500 громадян, які зараз перебуваютьу деокупованих селах: Борисівка, Пильне, Лук’янці, Мороховець, Красне,Стрілеча, Веселе, Нескучне, Кіндрашівка, Артемівка, Тищенківка, Новий Бурлук,Великий Бурлук, Борщова, Слобожанське, Щасливе, Лисогірка, Новопавлівка,Савинці, Яковенкове, Донецьке, Топольське, Мала Комишуваха, Кам’янка, Діброва,Осиново, Сенькове, Бригадирівка, Благодатівка, Грушівка, Нечволодівка, РСТМ«Новолипецький» та міста Куп’янськ і Ізюм.</text:p>
      <text:p text:style-name="P4">
Крім того, у рамках окремого проекту, завітали до дитячих будинків сімейноготипу, які перебували на окупованих територіях Харківщини та були звільнені вході контрнаступальних дій ЗС України. Сім’ям привезли харчову гуманітарнудопомогу та багато подарунків.</text:p>
      <text:p text:style-name="P4">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П’ятнадцять українських регіонів відбудують 26 населених пунктів на Херсонщині</text:span>
</text:h>
      <text:p text:style-name="P4">
Author: ['АРМІЯINFORM']</text:p>
      <text:p text:style-name="P4">
Time: 2023-07-07T26:00:00-04:00</text:p>
      <text:p text:style-name="P4">
Description: — Працювати пліч-о-пліч для перемоги задля відбудови та відновлення — те,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Tags: ['ВІДБУДОВА', 'ОЛЕКСІЙ КУЛЕБА', 'ХЕРСОНЩИНА']</text:p>
      <text:p text:style-name="P4">
Category: News</text:p>
      <!--METADATA-->
      <text:p text:style-name="P4">
<draw:frame draw:style-name="fr1" draw:name="Image9" text:anchor-type="as-char" svg:width="6.9236in" svg:height="3.932388in" draw:z-index="0">
<draw:image xlink:href="../Images/AРМІЯINFORM/2023-07-07T26-00-00-04-00/photo_2023-07-06_19-53-49.jpg" xlink:type="simple" xlink:show="embed" xlink:actuate="onLoad" draw:mime-type="image/jpeg"/>
</draw:frame>
</text:p>
      <text:p text:style-name="P4">
— Працювати пліч-о-пліч для перемоги задля відбудови та відновлення — те, щосьогодні потрібно Україні. Це наша формула єднання, яку ми продемонстрували заці майже 500 днів повномасштабної війни, —<text:a xlink:type="simple" xlink:href="https://t.me/OleksiyKuleba/3523" text:style-name="Internet_20_link" text:visited-style-name="Visited_20_Internet_20_Link">
повідомляє</text:a>
 заступник керівника ОфісуПрезидента Олексій Кулеба у Telegram.</text:p>
      <text:p text:style-name="P4">
— Відтепер «Пліч-о-пліч» — це нова сторінка співпраці між громадами тиловихрегіонів та містами й селами різних областей, які найбільше постраждали відросійського вторгнення. Спроможні громади України беруть під свій патронатміста на Херсонщині. Ця область стала пілотною. 15 регіонів відбудують 26населених пунктів на Правобережжі, — наголосив він.</text:p>
      <text:p text:style-name="P4">
<text:a xlink:type="simple" xlink:href="https://armyinform.com.ua/wp-content/uploads/2023/07/photo_2023-07-06_19-55-11.jpg" text:style-name="Internet_20_link" text:visited-style-name="Visited_20_Internet_20_Link">
<draw:frame draw:style-name="fr1" draw:name="Image10" text:anchor-type="as-char" svg:width="6.9236in" svg:height="6.9236in" draw:z-index="0">
<draw:image xlink:href="../Images/AРМІЯINFORM/2023-07-07T26-00-00-04-00/photo_2023-07-06_19-55-11-150x150.jpg" xlink:type="simple" xlink:show="embed" xlink:actuate="onLoad" draw:mime-type="image/jpeg"/>
</draw:frame>
</text:a>
</text:p>
      <text:p text:style-name="P4">
<text:a xlink:type="simple" xlink:href="https://armyinform.com.ua/wp-content/uploads/2023/07/photo_2023-07-06_19-53-53.jpg" text:style-name="Internet_20_link" text:visited-style-name="Visited_20_Internet_20_Link">
<draw:frame draw:style-name="fr1" draw:name="Image11" text:anchor-type="as-char" svg:width="6.9236in" svg:height="6.9236in" draw:z-index="0">
<draw:image xlink:href="../Images/AРМІЯINFORM/2023-07-07T26-00-00-04-00/photo_2023-07-06_19-53-53-150x150.jpg" xlink:type="simple" xlink:show="embed" xlink:actuate="onLoad" draw:mime-type="image/jpeg"/>
</draw:frame>
</text:a>
</text:p>
      <text:p text:style-name="P4">
За його словами, далі — інші регіони та посилення партнерства, єднання,допомоги і звʼязків між українцями та самоврядуванням.</text:p>
      <text:p text:style-name="P4">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Окупанти зосереджують зусилля на чотирьох напрямках, за добу відбулось 30 бойових зіткнень</text:span>
</text:h>
      <text:p text:style-name="P4">
Author: ['АРМІЯINFORM']</text:p>
      <text:p text:style-name="P4">
Time: 2023-07-07T28:00:00-04:00</text:p>
      <text:p text:style-name="P4">
Description: —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jpg" text:style-name="Internet_20_link" text:visited-style-name="Visited_20_Internet_20_Link">
nastup.jpg</text:a>
']</text:p>
      <text:p text:style-name="P4">
Tags: ['STOPRUSSIA', 'АГРЕСІЯ РФ', 'ГШ ЗСУ']</text:p>
      <text:p text:style-name="P4">
Category: News</text:p>
      <!--METADATA-->
      <text:p text:style-name="P4">
<draw:frame draw:style-name="fr1" draw:name="Image12" text:anchor-type="as-char" svg:width="6.9236in" svg:height="3.894525in" draw:z-index="0">
<draw:image xlink:href="../Images/AРМІЯINFORM/2023-07-07T28-00-00-04-00/nastup.jpg" xlink:type="simple" xlink:show="embed" xlink:actuate="onLoad" draw:mime-type="image/jpeg"/>
</draw:frame>
 <text:span text:style-name="T4">
🔥Ситуація щодо російського вторгнення</text:span>
</text:p>
      <text:p text:style-name="P4">
— Противник і надалі зосереджує основні зусилля на Лиманському, Бахмутському,Авдіївському та Мар’їнському напрямках — протягом минулої доби відбулось 30бойових зіткнень, — про це<text:a xlink:type="simple" xlink:href="https://www.facebook.com/GeneralStaff.ua/" text:style-name="Internet_20_link" text:visited-style-name="Visited_20_Internet_20_Link">
повідомляє</text:a>
 Генеральний штабЗбройних Сил України.</text:p>
      <text:p text:style-name="P4">
<text:span text:style-name="T4">
На Волинському та Поліському напрямках</text:span>
 оперативна обстановка без суттєвихзмін. Ознак формування наступальних угруповань ворога не виявлено. Визначеніпідрозділи ЗС білорусі виконують завдання у прикордонних з Україною районах.</text:p>
      <text:p text:style-name="P4">
<text:span text:style-name="T4">
На Сіверському та Слобожанському напрямках</text:span>
 противник завдав авіаційногоудару в районі Гатища Харківської області. Протягом доби здійснив мінометні таартилерійські обстріли понад 15 населених пунктів.</text:p>
      <text:p text:style-name="P4">
<text:span text:style-name="T4">
На Куп’янському напрямку</text:span>
 наші воїни стійко тримають оборону.</text:p>
      <text:p text:style-name="P4">
<text:span text:style-name="T4">
На Лиманському напрямку</text:span>
 протягом доби, за підтримки авіації, противникнамагався витіснити наші війська із займаних позицій в районі західнішеКармазинівки Луганської області, успіху не мав.</text:p>
      <text:p text:style-name="P4">
<text:span text:style-name="T4">
На Бахмутському напрямку</text:span>
 , під щільним вогнем авіації та артилеріїпротивника, наші захисники успішно відбили атаки противника в районінаселеного пункту Берхівка Донецької області. Ворог завдав авіаційного удару врайоні Іванівського. Разом з тим, наші воїни продовжують вести наступальні діїпівденніше та північніше міста Бахмут, закріплюються на досягнутих рубежах.</text:p>
      <text:p text:style-name="P4">
<text:span text:style-name="T4">
На Авдіївському напрямку</text:span>
 Сили оборони продовжують стримувати наступросійських військ в районі Первомайського Донецької області. Противник завдававіаударів в районах Новокалинового та Авдіївки Донецької області.</text:p>
      <text:p text:style-name="P4">
<text:span text:style-name="T4">
На Мар’їнському напрямку,</text:span>
 під ворожими вогнем артилерії, наші захисникивідбили усі ворожі атаки в районі міста Мар’їнка. Ворог завдав авіаційногоудару біля Красногорівки. Противник здійснив обстріли понад 10 населенихпунктів.</text:p>
      <text:p text:style-name="P4">
<text:span text:style-name="T4">
На Шахтарському напрямку</text:span>
 противник вів безуспішні наступальні дії в районіНовомихайлівки Донецької області. Завдав авіаційного удару біля Вугледара.Здійснив обстріли понад 15 населених пунктів.</text:p>
      <text:p text:style-name="P4">
<text:span text:style-name="T4">
На Запорізькому та Херсонському напрямках</text:span>
 противник зосереджує основнізусилля на недопущенні просування наших військ. Сили оборони Українипродовжують ведення наступальної операції на Мелітопольському та Бердянськомунапрямках, закріплюються на досягнутих рубежах, здійснюють заходиконтрбатарейної боротьби.</text:p>
      <text:p text:style-name="P4">
За інформацією Генштабу ЗСУ, авіація Сил оборони за минулу добу завдала 8ударів по районах зосередження особового складу противника та 1 — по зенітно-ракетному комплексу ворога.</text:p>
      <text:p text:style-name="P4">
Підрозділи ракетних військ і артилерії протягом минулої доби уразили 1 районзосередження живої сили, озброєння та військової техніки противника, 1 складбоєприпасів, 6 артилерійських засобів на вогневиї позиціях та 3 станціїрадіоелектронної боротьби окупантів.</text:p>
      <text:p text:style-name="P4">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Українські захисники за добу ліквідували понад 500 окупантів, знищили 20 артсистем і 12 ББМ</text:span>
</text:h>
      <text:p text:style-name="P4">
Author: ['АРМІЯINFORM']</text:p>
      <text:p text:style-name="P4">
Time: 2023-07-07T30:00:00-04:00</text:p>
      <text:p text:style-name="P4">
Description: Загальні бойові втрати противника з 24.02.22 по 07.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6302018614514635_w-scaled.jpg" text:style-name="Internet_20_link" text:visited-style-name="Visited_20_Internet_20_Link">
photo_5276302018614514635_w-scaled.jpg</text:a>
']</text:p>
      <text:p text:style-name="P4">
Tags: ['ВІЙНА', 'ВТРАТИ ВОРОГА', 'ГЕНЕРАЛЬНИЙ ШТАБ ЗС УКРАЇНИ']</text:p>
      <text:p text:style-name="P4">
Category: News</text:p>
      <!--METADATA-->
      <text:p text:style-name="P4">
<draw:frame draw:style-name="fr1" draw:name="Image13" text:anchor-type="as-char" svg:width="6.9236in" svg:height="6.975527in" draw:z-index="0">
<draw:image xlink:href="../Images/AРМІЯINFORM/2023-07-07T30-00-00-04-00/photo_5276302018614514635_w-scaled.jpg" xlink:type="simple" xlink:show="embed" xlink:actuate="onLoad" draw:mime-type="image/jpeg"/>
</draw:frame>
</text:p>
      <text:p text:style-name="P4">
Загальні бойові втрати противника з 24.02.22 по 07.07.23 орієнтовностановлять:</text:p>
      <ul>
        <li>
<text:span text:style-name="T4">
особового складу ‒</text:span>
 232810 (+510) осіб ліквідовано  * <text:span text:style-name="T4">
танків ‒</text:span>
 4070 (+2)  * <text:span text:style-name="T4">
бойових броньованих машин ‒</text:span>
 7944 (+12)  * <text:span text:style-name="T4">
артилерійських систем ‒</text:span>
 4330 (+20)  * <text:span text:style-name="T4">
РСЗВ ‒</text:span>
 658 (+1)  * <text:span text:style-name="T4">
засоби ППО ‒</text:span>
 408 (+4)  * <text:span text:style-name="T4">
літаків ‒</text:span>
 315 (0)  * <text:span text:style-name="T4">
гелікоптерів ‒</text:span>
 309 (0)  * <text:span text:style-name="T4">
БПЛА оперативно-тактичного рівня ‒</text:span>
 3652 (+17)  * <text:span text:style-name="T4">
крилаті ракети ‒</text:span>
 1271 (+7)  * <text:span text:style-name="T4">
кораблі / катери ‒</text:span>
 18 (0)  * <text:span text:style-name="T4">
автомобільної техніки та автоцистерн ‒</text:span>
 6898 (+10)  * <text:span text:style-name="T4">
спеціальна техніка ‒</text:span>
 612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7.23.</text:p>
      <text:p text:style-name="P4">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Володимир Зеленський і Петр Павел зустрілися з українським хлопчиком, який лікується в Чехії</text:span>
</text:h>
      <text:p text:style-name="P4">
Author: ['АРМІЯINFORM']</text:p>
      <text:p text:style-name="P4">
Time: 2023-07-07T59:00:00-04:00</text:p>
      <text:p text:style-name="P4">
Description: У Празі Президент України Володимир Зеленський і Президент Чеської Республіки Петр Паве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Tags: ['STOPRUSSIA', 'ВОЛОДИМИР ЗЕЛЕНСЬКИЙ', 'ПЕТР ПАВЕЛ', 'ПРЕЗИДЕНТ УКРАЇНИ', 'ЧЕХІЯ']</text:p>
      <text:p text:style-name="P4">
Category: News</text:p>
      <!--METADATA-->
      <text:p text:style-name="P4">
<draw:frame draw:style-name="fr1" draw:name="Image14" text:anchor-type="as-char" svg:width="6.9236in" svg:height="4.617948in" draw:z-index="0">
<draw:image xlink:href="../Images/AРМІЯINFORM/2023-07-07T59-00-00-04-00/1-2.jpeg" xlink:type="simple" xlink:show="embed" xlink:actuate="onLoad" draw:mime-type="image/jpeg"/>
</draw:frame>
</text:p>
      <text:p text:style-name="P4">
У Празі Президент України Володимир Зеленський і Президент Чеської РеспублікиПетр Павел зустрілися з 14-річним українцем Антоном Коцком із міста БориславЛьвівської області.</text:p>
      <text:p text:style-name="P4">
Про це <text:a xlink:type="simple" xlink:href="https://www.president.gov.ua/news/u-prazi-volodimir-zelenskij-i-petr-pavel-zustrilisya-z-ukray-84125" text:style-name="Internet_20_link" text:visited-style-name="Visited_20_Internet_20_Link">
пише</text:a>
 Офіційне інтернет-представництвоПрезидента України.</text:p>
      <text:p text:style-name="P4">
Антон Коцко з березня 2022 року перебуває в Чехії на лікуванні. Хлопчик мріявзустрітися з Президентом України та навіть записав відеозвернення до нього. Увідповідь Глава держави теж записав звернення для Антона.</text:p>
      <text:p text:style-name="P4">
Володимир Зеленський поцікавився справами хлопця й подарував йому марку іззображенням пса Патрона з гаслом «Сильніші разом».</text:p>
      <text:p text:style-name="P4">
<draw:frame draw:style-name="fr1" draw:name="Image15" text:anchor-type="as-char" svg:width="6.9236in" svg:height="4.617948in" draw:z-index="0">
<draw:image xlink:href="../Images/AРМІЯINFORM/2023-07-07T59-00-00-04-00/2-1.jpeg" xlink:type="simple" xlink:show="embed" xlink:actuate="onLoad" draw:mime-type="image/jpeg"/>
</draw:frame>
</text:p>
      <text:p text:style-name="P4">
«Бажаю тобі перемоги й дякую за твою міцну віру», — зазначив ПрезидентУкраїни.</text:p>
      <text:p text:style-name="P4">
«Пане Президенте, я дуже радий, що ми сьогодні зустрілися, це було моєнайзаповітніше бажання», — сказав хлопчик і подякував Володимиру Зеленськомуза подарунок.</text:p>
      <text:p text:style-name="P4">
Антон Коцко подарував Президентові України футболку зі своїм малюнком інаписом «Разом ми сила», сувенір у формі серця, а також фігуру богиніправосуддя Феміди.</text:p>
      <text:p text:style-name="P4">
«Велика подяка вам за те, що ви ведете Україну до перемоги. Хочу подарувативам богиню правосуддя Феміду, щоб в Україні процвітали чесніть інепідкупність, а будь-яке зло було справедливо покаране. Я бачу в цій богиніте, що ви показуєте світові щодня. Я пишаюся вами та всією Україною!» — сказавАнтон.</text:p>
      <text:p text:style-name="P4">
<draw:frame draw:style-name="fr1" draw:name="Image16" text:anchor-type="as-char" svg:width="6.9236in" svg:height="4.617948in" draw:z-index="0">
<draw:image xlink:href="../Images/AРМІЯINFORM/2023-07-07T59-00-00-04-00/3-3.jpeg" xlink:type="simple" xlink:show="embed" xlink:actuate="onLoad" draw:mime-type="image/jpeg"/>
</draw:frame>
</text:p>
      <text:p text:style-name="P4">
«Дуже дякую тобі, Антоне! Це дуже важливо — бути в єдності, бути разом. Дужедякую за всі подарунки!» — відповів Володимир Зеленський.</text:p>
      <text:p text:style-name="P4">
Антон Коцко також вручив подарунки Петру Павелу і подякував йому загостинність Чехії.</text:p>
      <text:p text:style-name="P4">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Противник посилює свою пропаганду на Херсонщині</text:span>
</text:h>
      <text:p text:style-name="P4">
Author: ['АРМІЯINFORM']</text:p>
      <text:p text:style-name="P4">
Time: 2023-07-07T61:00:00-04:00</text:p>
      <text:p text:style-name="P4">
Description: Аналіз інформаційного простору тимчасово окупованої частини Херсонської області вказує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gtrk-1280x640-1-1160x580-1.jpeg" text:style-name="Internet_20_link" text:visited-style-name="Visited_20_Internet_20_Link">
vgtrk-1280x640-1-1160x580-1.jpeg</text:a>
']</text:p>
      <text:p text:style-name="P4">
Tags: ['АГРЕСІЯ РФ', 'ХЕРСОНЩИНА']</text:p>
      <text:p text:style-name="P4">
Category: News</text:p>
      <!--METADATA-->
      <text:p text:style-name="P4">
<draw:frame draw:style-name="fr1" draw:name="Image17" text:anchor-type="as-char" svg:width="6.9236in" svg:height="3.4618in" draw:z-index="0">
<draw:image xlink:href="../Images/AРМІЯINFORM/2023-07-07T61-00-00-04-00/vgtrk-1280x640-1-1160x580-1.jpeg" xlink:type="simple" xlink:show="embed" xlink:actuate="onLoad" draw:mime-type="image/jpeg"/>
</draw:frame>
</text:p>
      <text:p text:style-name="P4">
Аналіз інформаційного простору тимчасово окупованої частини Херсонськоїобласті вказує на те, що російське військово-політичне керівництво збільшуєкількість матеріалів пропагандистського змісту спрямованого на місцевенаселення, з метою посилення лояльності до окупаційної адміністрації.</text:p>
      <text:p text:style-name="P4">
Про це <text:a xlink:type="simple" xlink:href="https://sprotyv.mod.gov.ua/posylennya-propagandy-protyvnyka-na-hersonshhyni/" text:style-name="Internet_20_link" text:visited-style-name="Visited_20_Internet_20_Link">
повідомляє</text:a>
 Центр національного спротиву.</text:p>
      <text:p text:style-name="P4">
Так, в друкованих виданнях та підконтрольних окупантам спільнотах месенджерівпоширюються наступні наративи:</text:p>
      <ul>
        <li>
«російське керівництво сприяє підвищенню рівня життя мешканців регіону»;  * «економічний форум в Санкт-Петербурзі продемонстрував сильні сторони Херсонщини та сприятиме тісній інтеграції регіону в рф»;  * «російські вищі навчальні заклади готові приймати абітурієнтів з Херсонщини»;  * «Україна відмовилась від історичного минулого та нехтує славою „дідів“».</li>
      </ul>
      <text:p text:style-name="P4">
Вказані вище тези спрямовані на досягнення впливу та зміну громадської думкина ТОТ Херсонської області, зокрема на заохочення молоді окупованого регіонудо участі в ініційованих кремлем проєктах, інтеграції до російськогосоціально-культурного простору, а також вступу до російських абопідконтрольних ВНЗ.</text:p>
      <text:p text:style-name="P4">
ЦНС нагадує, що вказана інформація є частиною кампанії противника зінформаційно-психологічного впливу, містить логічні суперечності та спрямованана дезорієнтацію і дезінформацію громадян України.</text:p>
      <text:p text:style-name="P4">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Кількість загиблих унаслідок ракетного удару російських окупантів по Львову зросла</text:span>
</text:h>
      <text:p text:style-name="P4">
Author: ['АРМІЯINFORM']</text:p>
      <text:p text:style-name="P4">
Time: 2023-07-07T63:00:00-04:00</text:p>
      <text:p text:style-name="P4">
Description: За уточненими даними, кількість загиблих унаслідок ракетного удару російських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6_21-13-21.jpg" text:style-name="Internet_20_link" text:visited-style-name="Visited_20_Internet_20_Link">
photo_2023-07-06_21-13-21.jpg</text:a>
']</text:p>
      <text:p text:style-name="P4">
Tags: ['АГРЕСІЯ РФ', 'КРИЛАТІ РАКЕТИ', 'ЛЬВІВ']</text:p>
      <text:p text:style-name="P4">
Category: News</text:p>
      <!--METADATA-->
      <text:p text:style-name="P4">
<draw:frame draw:style-name="fr1" draw:name="Image18" text:anchor-type="as-char" svg:width="6.9236in" svg:height="4.61393in" draw:z-index="0">
<draw:image xlink:href="../Images/AРМІЯINFORM/2023-07-07T63-00-00-04-00/photo_2023-07-06_21-13-21.jpg" xlink:type="simple" xlink:show="embed" xlink:actuate="onLoad" draw:mime-type="image/jpeg"/>
</draw:frame>
</text:p>
      <text:p text:style-name="P4">
За уточненими даними, кількість загиблих унаслідок ракетного удару російськихокупантів по <text:a xlink:type="simple" xlink:href="https://armyinform.com.ua/2023/07/06/raketnyj-udar-po-lvovu-ye-zagybli-ta-poraneni/" text:style-name="Internet_20_link" text:visited-style-name="Visited_20_Internet_20_Link">
Львову</text:a>
 вніч на четвер, 6 липня, збільшилася до 9 осіб. Крім того, 42 особи дісталипоранення (з них три дитини) різного ступеня важкості.</text:p>
      <text:p text:style-name="P4">
Про це <text:a xlink:type="simple" xlink:href="https://t.me/mvs_ukraine/27111" text:style-name="Internet_20_link" text:visited-style-name="Visited_20_Internet_20_Link">
повідомляє</text:a>
 в Telegram МВС України.</text:p>
      <text:p text:style-name="P4">
Пошкоджено та зруйновано понад 35 будинків, більш ніж 250 квартир, 10гуртожитків, будинок дитини та інша цивільна інфраструктура.</text:p>
      <text:p text:style-name="P4">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Нічна атака «шахедів» на Україну: Сили ППО знищили 12 з 18 ударних дронів</text:span>
</text:h>
      <text:p text:style-name="P4">
Author: ['АРМІЯINFORM']</text:p>
      <text:p text:style-name="P4">
Time: 2023-07-07T65:00:00-04:00</text:p>
      <text:p text:style-name="P4">
Description: У ніч на 7 липня російські окупаційні війська атакували Україну іранськими удар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6f0598c5206-screenshot_1164_768.webp" text:style-name="Internet_20_link" text:visited-style-name="Visited_20_Internet_20_Link">
646f0598c5206-screenshot_1164_768.webp</text:a>
']</text:p>
      <text:p text:style-name="P4">
Tags: ['АТАКА ДРОНІВ', 'ВІЙНА', 'ПОВІТРЯНІ СИЛИ ЗБРОЙНИХ СИЛ УКРАЇНИ']</text:p>
      <text:p text:style-name="P4">
Category: News</text:p>
      <!--METADATA-->
      <text:p text:style-name="P4">
<draw:frame draw:style-name="fr1" draw:name="Image19" text:anchor-type="as-char" svg:width="6.9236in" svg:height="5.1927in" draw:z-index="0">
<draw:image xlink:href="../ConvertedIMGs/AРМІЯINFORM/2023-07-07T65-00-00-04-00/646f0598c5206-screenshot_1164_768.png" xlink:type="simple" xlink:show="embed" xlink:actuate="onLoad" draw:mime-type="image/png"/>
</draw:frame>
</text:p>
      <text:p text:style-name="P4">
У ніч на 7 липня російські окупаційні війська атакували Україну іранськимиударними дронами Shahed-136/131.</text:p>
      <text:p text:style-name="P4">
Про це <text:a xlink:type="simple" xlink:href="https://t.me/kpszsu/3128" text:style-name="Internet_20_link" text:visited-style-name="Visited_20_Internet_20_Link">
повідомляє</text:a>
 Командування Повітряних Сил ЗСУ.</text:p>
      <text:p text:style-name="P4">
Всього зафіксовано пуски 18 «шахедів» з південно-східного напрямку(приморсько-ахтарськ, краснодарський край).</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At Shakhtarske direction Russian army shelled Novomykhaylivka, Yelyzavetivka, Bohoyavlenka, V...</text:span>
</text:h>
      <text:p text:style-name="P4">
Authors: liveuamap (Language: en)</text:p>
      <text:p text:style-name="P4">
Time: 2023-07-08T-11:58:00</text:p>
      <text:p text:style-name="P4">
Location: Velyka Novosilka (Latitude:47.8324 Longtitude:36.83836)</text:p>
      <text:p text:style-name="P4">
Videos: []</text:p>
      <text:p text:style-name="P4">
Images: []</text:p>
      <text:p text:style-name="P4">
Tags: ["Russia"]</text:p>
      <text:p text:style-name="P4">
ID: 22574544</text:p>
      <!--METADATA-->
      <text:p text:style-name="P4">
At Shakhtarske direction Russian army shelled Novomykhaylivka, Yelyzavetivka,Bohoyavlenka, Vuhledar, Zolota Nyva and Syeverne of Donetsk region. Russianaviation conducted airstrike at Velyka Novosilka, - General Staff of ArmedForces of Ukraine says in the morning report</text:p>
      <text:p text:style-name="P4">
News Collection Link: <text:a xlink:type="simple" xlink:href="https:\/\/liveuamap.com\/en\/2023\/8-july-at-shakhtarske-direction-russian-army-shelled-novomykhaylivka" text:style-name="Internet_20_link" text:visited-style-name="Visited_20_Internet_20_Link">
https:\/\/liveuamap.com\/en\/2023\/8-july-at-shakhtarske-direction-russian-army-shelled-novomykhaylivka</text:a>
</text:p>
      <text:p text:style-name="P4">
Source: <text:a xlink:type="simple" xlink:href="https://t.me/lumsrc/5305" text:style-name="Internet_20_link" text:visited-style-name="Visited_20_Internet_20_Link">
https://t.me/lumsrc/5305</text:a>
</text:p>
      <!--NEWS-->
      <text:h text:style-name="P10" text:outline-level="1">
<text:span text:style-name="T4">
Міністр ЗС Британії назвав українців «незламною силою»</text:span>
</text:h>
      <text:p text:style-name="P4">
Authors: Ukrinform (Person)</text:p>
      <text:p text:style-name="P4">
Publisher: Укринформ (Organization)</text:p>
      <text:p text:style-name="P4">
Published Time: 2023-07-08T-13:02:00+03:00</text:p>
      <text:p text:style-name="P4">
Modified Time: 2023-07-08T16:02:00+03:00</text:p>
      <text:p text:style-name="P4">
Description: Міністр Збройних сил Великої Британії Джеймс Гіппі поширив допис з нагоди 500-го дня повномасштабного вторгнення Росії в Україну, в якому назвав українців «незламною силою». — Укрінформ.</text:p>
      <text:p text:style-name="P4">
Images: ['<text:a xlink:type="simple" xlink:href="https://static.ukrinform.com/photos/2023_07/thumb_files/630_360_1688821312-216.jpg" text:style-name="Internet_20_link" text:visited-style-name="Visited_20_Internet_20_Link">
630_360_16888...</text:a>
']</text:p>
      <text:p text:style-name="P4">
Tags: ['Британія', 'Війна з Росією']</text:p>
      <text:p text:style-name="P4">
Type: Article</text:p>
      <!--METADATA-->
      <text:p text:style-name="P4">
<draw:frame draw:style-name="fr1" draw:name="Image20" text:anchor-type="as-char" svg:width="6.9236in" svg:height="3.956343in" draw:z-index="0">
<draw:image xlink:href="../Images/yкринформ/2023-07-08T-13-02-00-03-00/630_360_1688821312-216.jpg" xlink:type="simple" xlink:show="embed" xlink:actuate="onLoad" draw:mime-type="image/jpeg"/>
</draw:frame>
 МіністрЗбройних сил Великої Британії Джеймс Гіппі поширив допис з нагоди 500-го дняповномасштабного вторгнення Росії в Україну, в якому назвав українців«незламною силою».</text:p>
      <text:p text:style-name="P4">
Як передає Укрінформ, про це Гіппі написав на своїй сторінці у <text:a xlink:type="simple" xlink:href="https://twitter.com/DefenceHQ/status/1677649051968208896" text:style-name="Internet_20_link" text:visited-style-name="Visited_20_Internet_20_Link">
 Твіттері.</text:a>
</text:p>
      <text:p text:style-name="P4">
«З початку незаконного вторгнення існує одна незламна сила; сила і духукраїнського народу та надія, яку поділяють усі, що волю України будевідновлено», – зазначив британський міністр.</text:p>
      <text:p text:style-name="P4">
Він додав, що на 500-й день російсько-української <text:a xlink:type="simple" xlink:href="https://www.ukrinform.ua/rubric-ato" text:style-name="Internet_20_link" text:visited-style-name="Visited_20_Internet_20_Link">
 війни</text:a>
 Збройні сили Королівства «віддаютьналежне непохитній рішучості» народу України у захисті своєї свободи тацінностей.</text:p>
      <text:p text:style-name="P4">
<text:span text:style-name="T4">
Читайте також:</text:span>
 <text:a xlink:type="simple" xlink:href="https://www.ukrinform.ua/rubric-polytics/3733162-posli-krain-g7-vislovili-pidtrimku-ukraini-u-500j-den-povnomasstabnogo-vtorgnenna-rf.html" text:style-name="Internet_20_link" text:visited-style-name="Visited_20_Internet_20_Link">
 Посли країн G7 висловили підтримку Україні у 500-й деньповномасштабного вторгнення РФ </text:a>
</text:p>
      <text:p text:style-name="P4">
Як повідомляв Укрінформ, 24 лютого 2022 року Росія розпочала неспровокованеповномасштабне вторгнення в Україну.</text:p>
      <text:p text:style-name="P4">
Раніше зі словами підтримки України з нагоди 500 днів повномасштабноговторгнення Росії виступили президентка Єврокомісії Урсула фон дер Ляєн, атакож президентка Молдови Мая Санду.</text:p>
      <text:p text:style-name="P4">
Source: <text:a xlink:type="simple" xlink:href="https://www.ukrinform.ua/rubric-polytics/3733234-ministr-zs-britanii-nazvav-ukrainciv-nezlamnou-silou.html" text:style-name="Internet_20_link" text:visited-style-name="Visited_20_Internet_20_Link">
https://www.ukrinform.ua/rubric-polytics/3733234-ministr-zs-britanii-nazvav-ukrainciv-nezlamnou-silou.html</text:a>
</text:p>
      <!--NEWS-->
      <text:h text:style-name="P10" text:outline-level="1">
<text:span text:style-name="T4">
At Zaporizhzhia and Kherson directions Russian army shelled Novodarivka, Levadne, Malynivka, ...</text:span>
</text:h>
      <text:p text:style-name="P4">
Authors: liveuamap (Language: en)</text:p>
      <text:p text:style-name="P4">
Time: 2023-07-08T-13:58:00</text:p>
      <text:p text:style-name="P4">
Location: Kherson (Latitude:46.638 Longtitude:32.62785)</text:p>
      <text:p text:style-name="P4">
Videos: []</text:p>
      <text:p text:style-name="P4">
Images: []</text:p>
      <text:p text:style-name="P4">
Tags: ["Russia"]</text:p>
      <text:p text:style-name="P4">
ID: 22574543</text:p>
      <!--METADATA-->
      <text:p text:style-name="P4">
At Zaporizhzhia and Kherson directions Russian army shelled Novodarivka,Levadne, Malynivka, Huliaipole, Zaliznychne of Zaporizhzhia region oblasti;Lvove, Tokarivka, Antonivka, Veletenske, Kizomys of Kherson region and Khersoncity, - General Staff of Armed Forces of Ukraine says in the morning report</text:p>
      <text:p text:style-name="P4">
News Collection Link: <text:a xlink:type="simple" xlink:href="https:\/\/liveuamap.com\/en\/2023\/8-july-at-zaporizhzhia-and-kherson-directions-russian-army" text:style-name="Internet_20_link" text:visited-style-name="Visited_20_Internet_20_Link">
https:\/\/liveuamap.com\/en\/2023\/8-july-at-zaporizhzhia-and-kherson-directions-russian-army</text:a>
</text:p>
      <text:p text:style-name="P4">
Source: <text:a xlink:type="simple" xlink:href="https://t.me/lumsrc/5306" text:style-name="Internet_20_link" text:visited-style-name="Visited_20_Internet_20_Link">
https://t.me/lumsrc/5306</text:a>
</text:p>
      <!--NEWS-->
      <text:h text:style-name="P10" text:outline-level="1">
<text:span text:style-name="T4">
Знайдений механізм компенсації за завдані Росією збитки - Малюська</text:span>
</text:h>
      <text:p text:style-name="P4">
Authors: Ukrinform (Person)</text:p>
      <text:p text:style-name="P4">
Publisher: Укринформ (Organization)</text:p>
      <text:p text:style-name="P4">
Published Time: 2023-07-08T-1:07:00+03:00</text:p>
      <text:p text:style-name="P4">
Modified Time: 2023-07-08T21:07:00+03:00</text:p>
      <text:p text:style-name="P4">
Description: Механізм компенсації збитків, завданих агресією Російської Федерації проти України, знайдено. — Укрінформ.</text:p>
      <text:p text:style-name="P4">
Images: ['<text:a xlink:type="simple" xlink:href="https://static.ukrinform.com/photos/2022_11/thumb_files/630_360_1669739046-749.jpg" text:style-name="Internet_20_link" text:visited-style-name="Visited_20_Internet_20_Link">
630_360_16697...</text:a>
']</text:p>
      <text:p text:style-name="P4">
Tags: ['Велика сімка', 'Малюська', 'Війна з Росією']</text:p>
      <text:p text:style-name="P4">
Type: Article</text:p>
      <!--METADATA-->
      <text:p text:style-name="P4">
<draw:frame draw:style-name="fr1" draw:name="Image21" text:anchor-type="as-char" svg:width="6.9236in" svg:height="3.956343in" draw:z-index="0">
<draw:image xlink:href="../Images/yкринформ/2023-07-08T-1-07-00-03-00/630_360_1669739046-749.jpg" xlink:type="simple" xlink:show="embed" xlink:actuate="onLoad" draw:mime-type="image/jpeg"/>
</draw:frame>
 Механізмкомпенсації збитків, завданих агресією Російської Федерації проти України,знайдено.</text:p>
      <text:p text:style-name="P4">
Про це в <text:a xlink:type="simple" xlink:href="https://www.youtube.com/watch" text:style-name="Internet_20_link" text:visited-style-name="Visited_20_Internet_20_Link">
 ефірі телемарафону</text:a>
сказав міністр юстиції Денис Малюська, передає Укрінформ.</text:p>
      <text:p text:style-name="P4">
"Механізм компенсації завданих Росією Україні збитків - знайдено. Вчоравідбулась зустріч міністрів юстиції G7 у Токіо, де ключовою темою обговореннябула юридична реакція на агресію Російської Федерації. У нас з міжнароднимиколегами є повне розуміння спільної мети і є розуміння, як це має виглядати",- сказав Малюська.</text:p>
      <text:p text:style-name="P4">
<text:span text:style-name="T4">
Читайте також:</text:span>
 <text:a xlink:type="simple" xlink:href="https://www.ukrinform.ua/rubric-world/3732744-ministri-usticii-g7-pidtverdili-pidtrimku-rozsliduvanna-voennih-zlociniv-rosian-v-ukraini.html" text:style-name="Internet_20_link" text:visited-style-name="Visited_20_Internet_20_Link">
 Міністри юстиції G7 підтвердили підтримку розслідуваннявоєнних злочинів росіян в Україні </text:a>
</text:p>
      <text:p text:style-name="P4">
Він зазначив, що такий механізм складається з трьох ключових елементів. Першийелемент - створення реєстру збитків - це всі фото-, відеодокази, показисвідків тощо.</text:p>
      <text:p text:style-name="P4">
“Він уже зараз на середині своєї імплементації. Створено міжнароднуорганізацію, яка називається Міжнародний реєстр збитків", - зауважив Малюська.</text:p>
      <text:p text:style-name="P4">
Він підкреслив, що уже понад 40 країн приєдналось до цього механізму ізабезпечують його фінансування і функціонування.</text:p>
      <text:p text:style-name="P4">
<text:span text:style-name="T4">
Читайте також:</text:span>
 <text:a xlink:type="simple" xlink:href="https://www.ukrinform.ua/rubric-society/3725521-kerivnik-miznarodnoi-komisii-z-pitan-zniklih-bezvisti-rozpoviv-pro-slahi-pidtrimki-ukraini.html" text:style-name="Internet_20_link" text:visited-style-name="Visited_20_Internet_20_Link">
 Керівник Міжнародної комісії з питань зниклих безвістирозповів про шляхи підтримки України </text:a>
</text:p>
      <text:p text:style-name="P4">
Українська сторона очікує, що реєстр повномасштабно буде створений і запущенийвже ближче до кінця року і буде "підвантажена інформація з нашого внутрішньо-локального реєстру, а також підвантажені інші дані і докази, які будутьнаявні".</text:p>
      <text:p text:style-name="P4">
Другим елементом Малюська назвав створення компенсаційної комісії, якарозгляне вимоги і скаже скільки, кому і що винна Російська Федерація з точкизору компенсації.</text:p>
      <text:p text:style-name="P4">
“Тут теж у нас є розуміння з колегами. Питання лише юридичних формальностей.Ми в процесі дискусій і обговорень. Очікуємо, що рішення і дискусіївідбуватимуться наприкінці літа - на початку осені цього року”, - зазначивміністр юстиції.</text:p>
      <text:p text:style-name="P4">
<text:span text:style-name="T4">
Читайте також:</text:span>
 <text:a xlink:type="simple" xlink:href="https://www.ukrinform.ua/rubric-society/3685074-u-londoni-ministri-usticii-obgovorili-rozsliduvanna-zlociniv-rf-v-ukraini.html" text:style-name="Internet_20_link" text:visited-style-name="Visited_20_Internet_20_Link">
 У Лондоні міністри юстиції обговорили розслідуваннязлочинів рф в Україні </text:a>
</text:p>
      <text:p text:style-name="P4">
За його словами, третій етап - наповнення фінансуванням, що є найскладнішим.Малюська зауважив, що це питання так само буде вирішуватись в міру наповненняі визначення розміру збитків. Він наголосив, що усі кошти, які заразарештовані, усі активи, які зараз націоналізуються, кошти від цих активівбудуть спрямовуватись у відповідні фонд-компенсації, які ці компенсаціїсплачуватимуть.</text:p>
      <text:p text:style-name="P4">
"Працюємо з нашими колегами зі Сполучених Штатів. Вони конфіскували нещодавноактиви одного з російських олігархів. Кошти, які виручені від такоїконфіскації, в пілотному режимі ми якраз спробуємо відправити на рахунок, щобпотім цей компенсаційний механізм міг працювати. Але ця сума порівняноневелика з тим, які збитки завдані. Відповідно, ми працюємо над тим, щобвідібрати всі активи Російської Федерації на Заході і направити їх накомпенсації", - додав міністр.</text:p>
      <text:p text:style-name="P4">
Як повідомляв Укрінформ, міністри юстиції країн "Групи семи" підтвердили своювідданість співпраці для забезпечення розслідування воєнних злочинів, скоєнихросіянами під час розв’язаної Москвою війни проти України.</text:p>
      <text:p text:style-name="P4">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Прем'єр Нідерландів подав прохання про відставку через розпад правлячої коаліції</text:span>
</text:h>
      <text:p text:style-name="P4">
Authors: Ukrinform (Person)</text:p>
      <text:p text:style-name="P4">
Publisher: Укринформ (Organization)</text:p>
      <text:p text:style-name="P4">
Published Time: 2023-07-08T-20:38:00+03:00</text:p>
      <text:p text:style-name="P4">
Modified Time: 2023-07-08T10:38:00+03:00</text:p>
      <text:p text:style-name="P4">
Description: Прем'єр-міністр Нідерландів Марк Рютте подав королю прохання про відставку через розпад правлячої коаліції, яка не змогла дійти згоди щодо міграційної політики. — Укрінформ.</text:p>
      <text:p text:style-name="P4">
Images: ['<text:a xlink:type="simple" xlink:href="https://static.ukrinform.com/photos/2016_10/thumb_files/630_360_1477059367-2657.jpg" text:style-name="Internet_20_link" text:visited-style-name="Visited_20_Internet_20_Link">
630_360_14770...</text:a>
']</text:p>
      <text:p text:style-name="P4">
Tags: ['Нідерланди', "Прем'єр", 'Відставка']</text:p>
      <text:p text:style-name="P4">
Type: Article</text:p>
      <!--METADATA-->
      <text:p text:style-name="P4">
<draw:frame draw:style-name="fr1" draw:name="Image22" text:anchor-type="as-char" svg:width="6.9236in" svg:height="3.956343in" draw:z-index="0">
<draw:image xlink:href="../Images/yкринформ/2023-07-08T-20-38-00-03-00/630_360_1477059367-2657.jpg" xlink:type="simple" xlink:show="embed" xlink:actuate="onLoad" draw:mime-type="image/jpeg"/>
</draw:frame>
 Прем'єр-міністр Нідерландів Марк Рютте подав королю прохання про відставку черезрозпад правлячої коаліції, яка не змогла дійти згоди щодо міграційноїполітики.</text:p>
      <text:p text:style-name="P4">
Як передає Укрінформ, про це повідомляє  <text:a xlink:type="simple" xlink:href="https://nos.nl/collectie/13942/liveblog/2481941-rutte-praat-koning-bij-over-val-verkiezingen-half-november-verwacht" text:style-name="Internet_20_link" text:visited-style-name="Visited_20_Internet_20_Link">
 NOS</text:a>
 .</text:p>
      <text:p text:style-name="P4">
"Прем'єр-міністр Рютте, який залишає свою посаду, сьогодні відвідає короляВіллема-Александра, щоб повідомити йому про розпад правлячої коаліції. Дляцього король повернувся з відпустки. Вчора Рютте вже запропонував королюофіційну <text:a xlink:type="simple" xlink:href="https://www.ukrinform.ua/tag-vidstavka" text:style-name="Internet_20_link" text:visited-style-name="Visited_20_Internet_20_Link">
 відставку </text:a>
 свого кабінетув письмовій формі", - йдеться у повідомленні.</text:p>
      <text:p text:style-name="P4">
Зазначається, що у понеділок у Палаті представників, яка повернеться з літніхканікул, відбудуться дебати щодо розпаду правлячої коаліції. Вони розпочнутьсяіз заяви прем'єр-міністра про відставку.</text:p>
      <text:p text:style-name="P4">
<text:span text:style-name="T4">
Читайте також:</text:span>
 <text:a xlink:type="simple" xlink:href="https://www.ukrinform.ua/rubric-polytics/3732894-niderlandi-vidigrali-odnu-z-liderskih-rolej-u-koalicii-f16-dla-ukraini-posol.html" text:style-name="Internet_20_link" text:visited-style-name="Visited_20_Internet_20_Link">
 <text:span text:style-name="T4">
Нідерланд</text:span>
 и відіграли одну з лідерських ролей у«коаліції F-16» для України - посол </text:a>
</text:p>
      <text:p text:style-name="P4">
У більш віддаленій перспективі – парламентські вибори приблизно в серединілистопада. Законодавчо встановлений термін – 90 днів, але треба додати щелітні та осінні канікули. Партії також мають скласти списки кандидатів</text:p>
      <text:p text:style-name="P4">
Як повідомляв Укрінформ,  <text:a xlink:type="simple" xlink:href="https://www.ukrinform.ua/rubric-world/3732986-uradova-koalicia-niderlandiv-rozpalasa-cerez-rozbiznosti-sodo-migracijnoi-politiki-zmi.html" text:style-name="Internet_20_link" text:visited-style-name="Visited_20_Internet_20_Link">
 урядова коаліція Нідерландів розпалася</text:a>
 черезрозбіжності щодо міграційної політики.</text:p>
      <text:p text:style-name="P4">
Source: <text:a xlink:type="simple" xlink:href="https://www.ukrinform.ua/rubric-world/3733101-premer-niderlandiv-podav-prohanna-pro-vidstavku-cerez-rozpad-pravlacoi-koalicii.html" text:style-name="Internet_20_link" text:visited-style-name="Visited_20_Internet_20_Link">
https://www.ukrinform.ua/rubric-world/3733101-premer-niderlandiv-podav-prohanna-pro-vidstavku-cerez-rozpad-pravlacoi-koalicii.html</text:a>
</text:p>
      <!--NEWS-->
      <text:h text:style-name="P10" text:outline-level="1">
<text:span text:style-name="T4">
Мер Мелітополя анонсував побратимську угоду із містом у США</text:span>
</text:h>
      <text:p text:style-name="P4">
Authors: Ukrinform (Person)</text:p>
      <text:p text:style-name="P4">
Publisher: Укринформ (Organization)</text:p>
      <text:p text:style-name="P4">
Published Time: 2023-07-08T-2:00:51+03:00</text:p>
      <text:p text:style-name="P4">
Modified Time: 2023-07-08T21:00:51+03:00</text:p>
      <text:p text:style-name="P4">
Description: Вперше в історії у Мелітополя з’явиться місто-партнер в США.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ША', 'Федоров']</text:p>
      <text:p text:style-name="P4">
Type: Article</text:p>
      <!--METADATA-->
      <text:p text:style-name="P4">
<draw:frame draw:style-name="fr1" draw:name="Image23" text:anchor-type="as-char" svg:width="6.9236in" svg:height="3.956343in" draw:z-index="0">
<draw:image xlink:href="../Images/yкринформ/2023-07-08T-2-00-51-03-00/630_360_1685444472-679.jpg" xlink:type="simple" xlink:show="embed" xlink:actuate="onLoad" draw:mime-type="image/jpeg"/>
</draw:frame>
 Вперше вісторії у Мелітополя з’явиться місто-партнер в США.</text:p>
      <text:p text:style-name="P4">
Про це в <text:a xlink:type="simple" xlink:href="https://t.me/ivan_fedorov_melitopol/2468" text:style-name="Internet_20_link" text:visited-style-name="Visited_20_Internet_20_Link">
 Телеграмі </text:a>
повідомляє міський голова Мелітополя Іван Федоров, передає Укрінформ.</text:p>
      <text:p text:style-name="P4">
'В понеділок буде підписано побратимську угоду з одним з міст США. Це для насвкрай важливо, бо такого в історії Мелітополя раніше не було. У нас будемісто-побратим в США, яке буде сполученням між нами і партнерами, що добревплине на розвиток міста після деокупації, щоб ми вивчали досвід, інновації,нові напрямки", - сказав він.</text:p>
      <text:p text:style-name="P4">
<text:span text:style-name="T4">
Читайте також:</text:span>
 <text:a xlink:type="simple" xlink:href="https://www.ukrinform.ua/rubric-regions/3733235-desatki-meskanciv-melitopola-znahodatsa-v-rosijskih-sizo-fedorov.html" text:style-name="Internet_20_link" text:visited-style-name="Visited_20_Internet_20_Link">
 Десятки мешканців <text:span text:style-name="T4">
Мелітопо</text:span>
 ля знаходяться вросійських СІЗО - Федоров </text:a>
</text:p>
      <text:p text:style-name="P4">
Він додав, що новим sister city стане Хобокен, штат Нью-Джерсі.</text:p>
      <text:p text:style-name="P4">
Як повідомлялося, два місяці тому під час робочої поїздки до Сполучених ШтатівФедоров ознайомився з муніципалітетом і провів переговори про співробітництво.</text:p>
      <text:p text:style-name="P4">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At Kupiansk direction Russian army shelled Kolodyazne, Novomlynsk, Dvorichna, Zapadne, Masuti...</text:span>
</text:h>
      <text:p text:style-name="P4">
Authors: liveuamap (Language: en)</text:p>
      <text:p text:style-name="P4">
Time: 2023-07-08T-2:57:00</text:p>
      <text:p text:style-name="P4">
Location: Kupiansk (Latitude:49.63562 Longtitude:37.91245)</text:p>
      <text:p text:style-name="P4">
Videos: []</text:p>
      <text:p text:style-name="P4">
Images: []</text:p>
      <text:p text:style-name="P4">
Tags: ["Russia"]</text:p>
      <text:p text:style-name="P4">
ID: 22574549</text:p>
      <!--METADATA-->
      <text:p text:style-name="P4">
At Kupiansk direction Russian army shelled Kolodyazne, Novomlynsk, Dvorichna,Zapadne, Masutivka, Kupyansk and Kyslivka of Kharkiv region, - General Staffof Armed Forces of Ukraine says in the morning report</text:p>
      <text:p text:style-name="P4">
News Collection Link: <text:a xlink:type="simple" xlink:href="https:\/\/liveuamap.com\/en\/2023\/8-july-at-kupiansk-direction-russian-army-shelled-kolodyazne" text:style-name="Internet_20_link" text:visited-style-name="Visited_20_Internet_20_Link">
https:\/\/liveuamap.com\/en\/2023\/8-july-at-kupiansk-direction-russian-army-shelled-kolodyazne</text:a>
</text:p>
      <text:p text:style-name="P4">
Source: <text:a xlink:type="simple" xlink:href="https://t.me/lumsrc/5300" text:style-name="Internet_20_link" text:visited-style-name="Visited_20_Internet_20_Link">
https://t.me/lumsrc/5300</text:a>
</text:p>
      <!--NEWS-->
      <text:h text:style-name="P10" text:outline-level="1">
<text:span text:style-name="T4">
Чубаров задоволений істерикою серед кримських колаборантів</text:span>
</text:h>
      <text:p text:style-name="P4">
Authors: Ukrinform (Person)</text:p>
      <text:p text:style-name="P4">
Publisher: Укринформ (Organization)</text:p>
      <text:p text:style-name="P4">
Published Time: 2023-07-08T-4:57:40+03:00</text:p>
      <text:p text:style-name="P4">
Modified Time: 2023-07-08T20:57:40+03:00</text:p>
      <text:p text:style-name="P4">
Description: Голова Меджлісу кримськотатарського народу, народний депутат України Рефат Чубаров заявив, що кримських колаборантів охопила істерика. — Укрінформ.</text:p>
      <text:p text:style-name="P4">
Images: ['<text:a xlink:type="simple" xlink:href="https://static.ukrinform.com/photos/2020_02/thumb_files/630_360_1582205932-217.jpg" text:style-name="Internet_20_link" text:visited-style-name="Visited_20_Internet_20_Link">
630_360_15822...</text:a>
']</text:p>
      <text:p text:style-name="P4">
Tags: ['Чубаров', 'Крим', 'Колаборант']</text:p>
      <text:p text:style-name="P4">
Type: Article</text:p>
      <!--METADATA-->
      <text:p text:style-name="P4">
<draw:frame draw:style-name="fr1" draw:name="Image24" text:anchor-type="as-char" svg:width="6.9236in" svg:height="3.956343in" draw:z-index="0">
<draw:image xlink:href="../Images/yкринформ/2023-07-08T-4-57-40-03-00/630_360_1582205932-217.jpg" xlink:type="simple" xlink:show="embed" xlink:actuate="onLoad" draw:mime-type="image/jpeg"/>
</draw:frame>
 ГоловаМеджлісу кримськотатарського народу, народний депутат України Рефат Чубаровзаявив, що кримських колаборантів охопила істерика.</text:p>
      <text:p text:style-name="P4">
Про це він написав у <text:a xlink:type="simple" xlink:href="https://t.me/chubarov_refat/1987" text:style-name="Internet_20_link" text:visited-style-name="Visited_20_Internet_20_Link">
 Телеграмі </text:a>
 ,коментуючи фото зустрічі президентів України і Туреччини - ВолодимираЗеленського та Реджепа Таїпа Ердогана, передає Укрінформ.</text:p>
      <text:p text:style-name="P4">
"Задоволений істерикою, що охопила кримських колаборантів..." - написавЧубаров.</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text:span>
 сталі» зарезультатами переговорів із Туреччиною </text:a>
</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Президент Володимир Зеленський зустрів захисників в аеропорту Стамбула тапривітав їх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Зеленський повертається з Туреччини до України іззахисниками « <text:span text:style-name="T4">
Азов</text:span>
 сталі» </text:a>
</text:p>
      <text:p text:style-name="P4">
Речник російського президента Дмитро Пєсков відреагував на повернення бійцівполку «Азов» з Туреччини в Україну, заявивши, що це є «порушенням наявнихдомовленостей».</text:p>
      <text:p text:style-name="P4">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Ярмоленко забив перший гол за «Динамо» після повернення</text:span>
</text:h>
      <text:p text:style-name="P4">
Authors: Ukrinform (Person)</text:p>
      <text:p text:style-name="P4">
Publisher: Укринформ (Organization)</text:p>
      <text:p text:style-name="P4">
Published Time: 2023-07-08T-5:47:46+03:00</text:p>
      <text:p text:style-name="P4">
Modified Time: 2023-07-08T20:47:46+03:00</text:p>
      <text:p text:style-name="P4">
Description: Андрій відзначився у контрольному матчі проти ФК «Вольфсбергер». — Укрінформ.</text:p>
      <text:p text:style-name="P4">
Images: ['<text:a xlink:type="simple" xlink:href="https://static.ukrinform.com/photos/2023_07/thumb_files/630_360_1688838398-445.jpg" text:style-name="Internet_20_link" text:visited-style-name="Visited_20_Internet_20_Link">
630_360_16888...</text:a>
']</text:p>
      <text:p text:style-name="P4">
Tags: ['Ярмоленко', 'Динамо', 'Футбол']</text:p>
      <text:p text:style-name="P4">
Type: Article</text:p>
      <!--METADATA-->
      <text:p text:style-name="P4">
<draw:frame draw:style-name="fr1" draw:name="Image25" text:anchor-type="as-char" svg:width="6.9236in" svg:height="3.956343in" draw:z-index="0">
<draw:image xlink:href="../Images/yкринформ/2023-07-08T-5-47-46-03-00/630_360_1688838398-445.jpg" xlink:type="simple" xlink:show="embed" xlink:actuate="onLoad" draw:mime-type="image/jpeg"/>
</draw:frame>
 Андрійвідзначився у контрольному матчі проти ФК «Вольфсбергер».</text:p>
      <text:p text:style-name="P4">
Півзахисник «Динамо» Андрій Ярмоленко відзначився голом в товариській гріпроти «Вольфсбергера» (8:0), передає Укрінформ.</text:p>
      <text:p text:style-name="P4">
Ярмоленко вийшов на поле у другому таймі та на 87-й хвилині забив 6-й гол угрі, отримавши м'яч в районі 11-метрової позначки, обіграв воротаря та пробиву дальній кут.</text:p>
      <text:p text:style-name="P4">
Це перший матч футболіста після повернення у київський клуб.</text:p>
      <text:p text:style-name="P4">
Команда Мірчі Луческу виграла поєдинок з рахунком 8:0 завдяки голам Лєднєва,Кабаєва (дубль), Шепелєва, Беніто (дубль), Ярмоленка та Буяльського.</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text:p>
      <text:p text:style-name="P4">
Як повідомляв Укрінформ, це друга гра киян у рамках передсезонної підготовки,у першій контрольній зустрічі «Динамо» перемогло румунське «Дінамо».</text:p>
      <text:p text:style-name="P4">
Фото: fcdynamo.com</text:p>
      <text:p text:style-name="P4">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At Bakhmut direction Russian army shelled Vasukivka, Bohdanivka, Ivanivske, Klischiyivka, Ole...</text:span>
</text:h>
      <text:p text:style-name="P4">
Authors: liveuamap (Language: en)</text:p>
      <text:p text:style-name="P4">
Time: 2023-07-08T-5:58:00</text:p>
      <text:p text:style-name="P4">
Location: Donetsk Oblast (Latitude:48.39319 Longtitude:37.91622)</text:p>
      <text:p text:style-name="P4">
Videos: []</text:p>
      <text:p text:style-name="P4">
Images: []</text:p>
      <text:p text:style-name="P4">
Tags: ["Russia"]</text:p>
      <text:p text:style-name="P4">
ID: 22574547</text:p>
      <!--METADATA-->
      <text:p text:style-name="P4">
At Bakhmut direction Russian army shelled Vasukivka, Bohdanivka, Ivanivske,Klischiyivka, Oleksandro-Shultyne, Bila Hora and Dyliyivka of Donetsk region.Russian aviation conducted airstrikes at Bohdanivka, Klischiyivka, Oleksandro-Shultyne, Bila Hora, Kurdumivka and Pivnichne, - General Staff of Armed Forcesof Ukraine says in the morning report</text:p>
      <text:p text:style-name="P4">
News Collection Link: <text:a xlink:type="simple" xlink:href="https:\/\/liveuamap.com\/en\/2023\/8-july-at-bakhmut-direction-russian-army-shelled-vasukivka" text:style-name="Internet_20_link" text:visited-style-name="Visited_20_Internet_20_Link">
https:\/\/liveuamap.com\/en\/2023\/8-july-at-bakhmut-direction-russian-army-shelled-vasukivka</text:a>
</text:p>
      <text:p text:style-name="P4">
Source: <text:a xlink:type="simple" xlink:href="https://t.me/lumsrc/5302" text:style-name="Internet_20_link" text:visited-style-name="Visited_20_Internet_20_Link">
https://t.me/lumsrc/5302</text:a>
</text:p>
      <!--NEWS-->
      <text:h text:style-name="P10" text:outline-level="1">
<text:span text:style-name="T4">
Пєсков назвав повернення бійців «Азову» з Туреччини «порушенням домовленостей» – ЗМІ</text:span>
</text:h>
      <text:p text:style-name="P4">
Authors: Ukrinform (Person)</text:p>
      <text:p text:style-name="P4">
Publisher: Укринформ (Organization)</text:p>
      <text:p text:style-name="P4">
Published Time: 2023-07-08T-6:46:00+03:00</text:p>
      <text:p text:style-name="P4">
Modified Time: 2023-07-08T20:46:00+03:00</text:p>
      <text:p text:style-name="P4">
Description: Речник російського президента Дмитро Пєсков відреагував на повернення захисників «Азовсталі» з Туреччини в Україну, заявивши, що це «порушення наявних домовленостей». — Укрінформ.</text:p>
      <text:p text:style-name="P4">
Images: ['<text:a xlink:type="simple" xlink:href="https://static.ukrinform.com/photos/2016_03/thumb_files/630_360_1458213800-5278.jpg" text:style-name="Internet_20_link" text:visited-style-name="Visited_20_Internet_20_Link">
630_360_14582...</text:a>
']</text:p>
      <text:p text:style-name="P4">
Tags: ['Азов', 'Азовсталь', 'Кремль', 'Пєсков', 'Україна', 'Росія']</text:p>
      <text:p text:style-name="P4">
Type: Article</text:p>
      <!--METADATA-->
      <text:p text:style-name="P4">
<draw:frame draw:style-name="fr1" draw:name="Image26" text:anchor-type="as-char" svg:width="6.9236in" svg:height="3.956343in" draw:z-index="0">
<draw:image xlink:href="../Images/yкринформ/2023-07-08T-6-46-00-03-00/630_360_1458213800-5278.jpg" xlink:type="simple" xlink:show="embed" xlink:actuate="onLoad" draw:mime-type="image/jpeg"/>
</draw:frame>
 Речникросійського президента Дмитро Пєсков відреагував на повернення захисників«Азовсталі» з Туреччини в Україну, заявивши, що це «порушення наявнихдомовленостей».</text:p>
      <text:p text:style-name="P4">
Як передає Укрінформ, про це повідомляє  <text:a xlink:type="simple" xlink:href="https://life.ru/p/1592136" text:style-name="Internet_20_link" text:visited-style-name="Visited_20_Internet_20_Link">
 LIFE </text:a>
 зпосиланням на РИА «Новости».</text:p>
      <text:p text:style-name="P4">
«Повернення з Туреччини в Україну лідерів «азовців» є нічим іншим, як прямимпорушенням умов наявних домовленостей», – заявив Пєсков.</text:p>
      <text:p text:style-name="P4">
Речник Кремля підкреслив, що, згідно з домовленістю, бійці « <text:a xlink:type="simple" xlink:href="https://www.ukrinform.ua/tag-azov" text:style-name="Internet_20_link" text:visited-style-name="Visited_20_Internet_20_Link">
 Азову</text:a>
 » мали перебувати у Туреччині до кінцяросійсько-української війни, і звинуватив як Україну, так і Туреччину впорушенні згаданих домовленостей.</text:p>
      <text:p text:style-name="P4">
Він додав, що Москва не була поінформована про передачу військових Києву.</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ста</text:span>
 лі» зарезультатами переговорів із Туреччиною </text:a>
</text:p>
      <text:p text:style-name="P4">
Як повідомляв Укрінформ, Президент України Володимир Зеленський повідомив, що<text:a xlink:type="simple" xlink:href="https://www.ukrinform.ua/rubric-society/3733242-zelenskij-povertaetsa-z-tureccini-do-ukraini-iz-zahisnikami-azovstali.html" text:style-name="Internet_20_link" text:visited-style-name="Visited_20_Internet_20_Link">
 повертається з Туреччини із захисниками "Азовсталі"</text:a>
 , які перебували там звересня 2022 року.</text:p>
      <text:p text:style-name="P4">
За його словами, українські воїни Денис Прокопенко, Святослав Паламар, СергійВолинський, Олег Хоменко, Денис Шлега нарешті будуть із рідними.</text:p>
      <text:p text:style-name="P4">
У вересні 2022 року у межах обміну вдалося звільнити 215 українськихзахисників, серед яких – командири захисників "Азовсталі". Відтоді п’ятеро"азовців" перебували у Туреччині під особистими гарантіями захисту і безпекиПрезидента Туреччини Реджеп Тайїп Ердогана.</text:p>
      <text:p text:style-name="P4">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Німеччина стримано відреагувала на рішення США передати Україні касетні боєприпаси</text:span>
</text:h>
      <text:p text:style-name="P4">
Authors: Ukrinform (Person)</text:p>
      <text:p text:style-name="P4">
Publisher: Укринформ (Organization)</text:p>
      <text:p text:style-name="P4">
Published Time: 2023-07-08T-7:26:00+03:00</text:p>
      <text:p text:style-name="P4">
Modified Time: 2023-07-08T20:26:00+03:00</text:p>
      <text:p text:style-name="P4">
Description: Німеччина виступає загалом проти використання касетних боєприпасів, але у випадку України йдеться про захист своєї території. — Укрінформ.</text:p>
      <text:p text:style-name="P4">
Images: ['<text:a xlink:type="simple" xlink:href="https://static.ukrinform.com/photos/2023_06/thumb_files/630_360_1686771692-782.jpeg" text:style-name="Internet_20_link" text:visited-style-name="Visited_20_Internet_20_Link">
630_360_16867...</text:a>
']</text:p>
      <text:p text:style-name="P4">
Tags: ['Німеччина', 'Україна', 'Боєприпаси', 'Війна з Росією']</text:p>
      <text:p text:style-name="P4">
Type: Article</text:p>
      <!--METADATA-->
      <text:p text:style-name="P4">
<draw:frame draw:style-name="fr1" draw:name="Image27" text:anchor-type="as-char" svg:width="6.9236in" svg:height="3.956343in" draw:z-index="0">
<draw:image xlink:href="../Images/yкринформ/2023-07-08T-7-26-00-03-00/630_360_1686771692-782.jpeg" xlink:type="simple" xlink:show="embed" xlink:actuate="onLoad" draw:mime-type="image/jpeg"/>
</draw:frame>
 Німеччинавиступає загалом проти використання касетних боєприпасів, але у випадкуУкраїни йдеться про захист своєї території.</text:p>
      <text:p text:style-name="P4">
Так відповів на прохання журналістів прокоментувати рішення США передатиУкраїні касетні боєприпаси речник федерального уряду Штеффен Гебештрайт,передає Укрінформ.</text:p>
      <text:p text:style-name="P4">
«У даному випадку ми маємо справу з особливою ситуацією: Україна використовуєсвої <text:a xlink:type="simple" xlink:href="https://www.ukrinform.ua/tag-boepripasi" text:style-name="Internet_20_link" text:visited-style-name="Visited_20_Internet_20_Link">
 боєприпаси </text:a>
 для захистувласного цивільного населення. Йдеться про дії власного уряду для звільненнявласної території», - сказав речник.</text:p>
      <text:p text:style-name="P4">
Він також закликав не забувати, що Росія вже «масово застосовувала» касетнібоєприпаси в загарбницькій війні проти України.</text:p>
      <text:p text:style-name="P4">
<text:span text:style-name="T4">
Читайте також:</text:span>
 <text:a xlink:type="simple" xlink:href="https://www.ukrinform.ua/rubric-ato/3732977-pentagon-ogolosiv-pro-novij-paket-dopomogi-ukraini-z-kasetnimi-boepripasami.html" text:style-name="Internet_20_link" text:visited-style-name="Visited_20_Internet_20_Link">
 <text:span text:style-name="T4">
Пентагон</text:span>
 оголосив про новий пакет допомоги Україні зкасетними боєприпасами </text:a>
</text:p>
      <text:p text:style-name="P4">
Водночас Гебештрайт підкреслив, що позицію федерального уряду ФРН щодо такоїзброї чітко відображає той факт, що ФРН приєдналася до Конвенції про касетнібоєприпаси в 2010 році. Але на відміну від Федеративної Республіки, США таУкраїна не є учасниками Конвенції Осло, нагадав він.</text:p>
      <text:p text:style-name="P4">
Речник також висловив упевненість, що «американські друзі не легковажилирішенням передати відповідні боєприпаси».</text:p>
      <text:p text:style-name="P4">
Між тим голова комітету у закордонних справах Бундестагу Міхаель Рот (членправлячої СДПН) заявив в ефірі радіостанції  <text:a xlink:type="simple" xlink:href="https://www1.wdr.de/nachrichten/streumunition-usa-ukraine-100.html" text:style-name="Internet_20_link" text:visited-style-name="Visited_20_Internet_20_Link">
 WDR</text:a>
 , що«Україна перебуває у винятковій ситуації і терміново потребує боєприпасів».Але додав: він сподівається, що українська армія якомога швидше припинитьвикористання заборонених у багатьох країнах касетних боєприпасів.</text:p>
      <text:p text:style-name="P4">
Депутат Бундестагу від опозиційного консервативного блоку ХДС Юрген Гардт нарадіо  <text:a xlink:type="simple" xlink:href="https://www.ndr.de/nachrichten/info/Streubomben-fuer-die-Ukraine-Kein-Risiko-fuer-Zivilisten,audio1419116.html" text:style-name="Internet_20_link" text:visited-style-name="Visited_20_Internet_20_Link">
 NDR </text:a>
 зауважив, що Німеччинане повинна критикувати суперечливу поставку американських партнерів, аджеНімеччина не змогла збільшити виробництво «класичних» боєприпасів ізабезпечити ними Україну.</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text:span text:style-name="T4">
касетн</text:span>
 их боєприпасів </text:a>
</text:p>
      <text:p text:style-name="P4">
Разом з тим багато політиків розкритикували можливість використання касетнихбоєприпасів і, відтак, поставку їх Україні Сполученими Штатами.</text:p>
      <text:p text:style-name="P4">
Як повідомлялося, Бундесвер почав утилізацію великих запасів касетнихбоєприпасів, які мав на озброєнні під час холодної війни, екологічно чистимспособом в 2001 році та завершив у листопаді 2015 року.</text:p>
      <text:p text:style-name="P4">
Конвенцію Осло було прийнято в 2008 році, вона набула чинності в 2010-му. Їїучасниками є близько 100 держав. Україна, РФ і США не входять до числапідписантів.</text:p>
      <text:p text:style-name="P4">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At Avdiyivka direction Russian army shelled Keramik, Zhelane, Avdiyivka, Syeverne, Karlivka, ...</text:span>
</text:h>
      <text:p text:style-name="P4">
Authors: liveuamap (Language: en)</text:p>
      <text:p text:style-name="P4">
Time: 2023-07-08T-7:58:00</text:p>
      <text:p text:style-name="P4">
Location: Donetsk Oblast (Latitude:48.05869 Longtitude:37.57393)</text:p>
      <text:p text:style-name="P4">
Videos: []</text:p>
      <text:p text:style-name="P4">
Images: []</text:p>
      <text:p text:style-name="P4">
Tags: ["Russia"]</text:p>
      <text:p text:style-name="P4">
ID: 22574546</text:p>
      <!--METADATA-->
      <text:p text:style-name="P4">
At Avdiyivka direction Russian army shelled Keramik, Zhelane, Avdiyivka,Syeverne, Karlivka, Pervomayske and Nevelske of Donetsk region, - GeneralStaff of Armed Forces of Ukraine says in the morning report</text:p>
      <text:p text:style-name="P4">
News Collection Link: <text:a xlink:type="simple" xlink:href="https:\/\/liveuamap.com\/en\/2023\/8-july-at-avdiyivka-direction-russian-army-shelled-keramik" text:style-name="Internet_20_link" text:visited-style-name="Visited_20_Internet_20_Link">
https:\/\/liveuamap.com\/en\/2023\/8-july-at-avdiyivka-direction-russian-army-shelled-keramik</text:a>
</text:p>
      <text:p text:style-name="P4">
Source: <text:a xlink:type="simple" xlink:href="https://t.me/lumsrc/5303" text:style-name="Internet_20_link" text:visited-style-name="Visited_20_Internet_20_Link">
https://t.me/lumsrc/5303</text:a>
</text:p>
      <!--NEWS-->
      <text:h text:style-name="P10" text:outline-level="1">
<text:span text:style-name="T4">
Цуренко: Деякі розіграші, на жаль, були не дуже якісними саме через те, що зводило все тіло</text:span>
</text:h>
      <text:p text:style-name="P4">
Authors: Ukrinform (Person)</text:p>
      <text:p text:style-name="P4">
Publisher: Укринформ (Organization)</text:p>
      <text:p text:style-name="P4">
Published Time: 2023-07-08T-8:22:37+03:00</text:p>
      <text:p text:style-name="P4">
Modified Time: 2023-07-08T20:22:37+03:00</text:p>
      <text:p text:style-name="P4">
Description: Українка зіграє у четвертому колі Вімблдона. — Укрінформ.</text:p>
      <text:p text:style-name="P4">
Images: ['<text:a xlink:type="simple" xlink:href="https://static.ukrinform.com/photos/2023_07/thumb_files/630_360_1688836860-973.jpg" text:style-name="Internet_20_link" text:visited-style-name="Visited_20_Internet_20_Link">
630_360_16888...</text:a>
']</text:p>
      <text:p text:style-name="P4">
Tags: ['Цуренко', 'Теніс', 'Вімблдон']</text:p>
      <text:p text:style-name="P4">
Type: Article</text:p>
      <!--METADATA-->
      <text:p text:style-name="P4">
<draw:frame draw:style-name="fr1" draw:name="Image28" text:anchor-type="as-char" svg:width="6.9236in" svg:height="3.956343in" draw:z-index="0">
<draw:image xlink:href="../Images/yкринформ/2023-07-08T-8-22-37-03-00/630_360_1688836860-973.jpg" xlink:type="simple" xlink:show="embed" xlink:actuate="onLoad" draw:mime-type="image/jpeg"/>
</draw:frame>
 Українказіграє у четвертому колі Вімблдона.</text:p>
      <text:p text:style-name="P4">
Українська тенісистка Леся Цуренко в <text:a xlink:type="simple" xlink:href="https://btu.org.ua/ua/golovne/45743-lesya-curenko-u-deyakih-momentah-matchiv-koli-vzhe-sil-zovsim-nemaye-ya-sobi-nagaduyu-sho-ya-z-ukrayini.html" text:style-name="Internet_20_link" text:visited-style-name="Visited_20_Internet_20_Link">
 коментарі</text:a>
BTU.org розповіла про свій вихід до 1/8 фіналу Вімблдона, передає Укрінформ.</text:p>
      <text:p text:style-name="P4">
«З самого ранку я мала головний біль. Можливо, через сильну спеку сьогодніпорівняно з минулими днями. Це одна з причин, чому я не могла зосередитись такдобре, як я це можу робити. І головний біль був такий пульсуючий, особливоколи розіграші затягувалися. Думаю, що це є основною причиною великоїкількості помилок, тому що було дуже важко тримати увагу.</text:p>
      <text:p text:style-name="P4">
Далі почалися судоми у всьому тілі: у другому сеті – в руках, а в третьому –вже і руках, і ногах. Тому деякі розіграші, на жаль, були не дуже якісними змого боку саме через те, що реально зводило повністю все тіло. Після матчу ятеж не могла підвестися і нормально підійти потиснути руку, бо в мене звелоногу. Якоїсь миті я просто боялася встати, щоб мене не звело. Але після матчу,на щастя, вдалося уникнути продовження цього стану, бо буває так, що ще 40хвилин це може продовжуватися. Я дуже оперативно з'їла все, що можна було.Тому найголовніше, що мені вдалося уникнути судом після матчу», – сказалаЦуренко.</text:p>
      <text:p text:style-name="P4">
Леся Цуренко здобула перемогу над Аною Богдан із Румунії у третьому коліВімблдона – 4:6, 6:3, 7:6 (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text:p>
      <text:p text:style-name="P4">
Як повідомляв Укрінформ, путівку до чвертьфіналу Цуренко розіграє з посіяноюпід 4-м номером американкою Джессікою Пегулою, яка взяла гору над італійкоюЕлізабетою Коччератто (6:4, 6:0).</text:p>
      <text:p text:style-name="P4">
Фото: twitter.com/Wimbledon</text:p>
      <text:p text:style-name="P4">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At Maryinka direction Russian army shelled Krasnohorivka, Maryinka and Pobyeda of Donetsk reg...</text:span>
</text:h>
      <text:p text:style-name="P4">
Authors: liveuamap (Language: en)</text:p>
      <text:p text:style-name="P4">
Time: 2023-07-08T-9:58:00</text:p>
      <text:p text:style-name="P4">
Location: Donetsk Oblast (Latitude:47.91427 Longtitude:37.45806)</text:p>
      <text:p text:style-name="P4">
Videos: []</text:p>
      <text:p text:style-name="P4">
Images: []</text:p>
      <text:p text:style-name="P4">
Tags: ["Russia"]</text:p>
      <text:p text:style-name="P4">
ID: 22574545</text:p>
      <!--METADATA-->
      <text:p text:style-name="P4">
At Maryinka direction Russian army shelled Krasnohorivka, Maryinka and Pobyedaof Donetsk region. Russian aviation conducted airstrike near Krasnohorivka, -General Staff of Armed Forces of Ukraine says in the morning report</text:p>
      <text:p text:style-name="P4">
News Collection Link: <text:a xlink:type="simple" xlink:href="https:\/\/liveuamap.com\/en\/2023\/8-july-at-maryinka-direction-russian-army-shelled-krasnohorivka" text:style-name="Internet_20_link" text:visited-style-name="Visited_20_Internet_20_Link">
https:\/\/liveuamap.com\/en\/2023\/8-july-at-maryinka-direction-russian-army-shelled-krasnohorivka</text:a>
</text:p>
      <text:p text:style-name="P4">
Source: <text:a xlink:type="simple" xlink:href="https://t.me/lumsrc/5304" text:style-name="Internet_20_link" text:visited-style-name="Visited_20_Internet_20_Link">
https://t.me/lumsrc/5304</text:a>
</text:p>
      <!--NEWS-->
      <text:h text:style-name="P10" text:outline-level="1">
<text:span text:style-name="T4">
1 person wounded as result of Russian drone attack in Kryvyi Rih overnight</text:span>
</text:h>
      <text:p text:style-name="P4">
Authors: liveuamap (Language: en)</text:p>
      <text:p text:style-name="P4">
Time: 2023-07-08T01:29:24</text:p>
      <text:p text:style-name="P4">
Location: Kryvyi Rih (Latitude:47.85729 Longtitude:33.41423)</text:p>
      <text:p text:style-name="P4">
Videos: []</text:p>
      <text:p text:style-name="P4">
Images: ["<text:a xlink:type="simple" xlink:href="https://liveuamap.com/pics/2023/07/08/22574535_0.jpg" text:style-name="Internet_20_link" text:visited-style-name="Visited_20_Internet_20_Link">
22574535_0.jpg</text:a>
"]</text:p>
      <text:p text:style-name="P4">
Tags: ["Europe", "Central and Eastern Europe"]</text:p>
      <text:p text:style-name="P4">
ID: 22574535</text:p>
      <!--METADATA-->
      <text:p text:style-name="P4">
1 person wounded as result of Russian drone attack in Kryvyi Rih overnight</text:p>
      <text:p text:style-name="P4">
<draw:frame draw:style-name="fr1" draw:name="Image29" text:anchor-type="as-char" svg:width="6.9236in" svg:height="4.612849in" draw:z-index="0">
<draw:image xlink:href="../Images/liveuamap/2023-07-08T01-29-24/22574535_0.jpg" xlink:type="simple" xlink:show="embed" xlink:actuate="onLoad" draw:mime-type="image/jpeg"/>
</draw:frame>
</text:p>
      <text:p text:style-name="P4">
News Collection Link: <text:a xlink:type="simple" xlink:href="https:\/\/liveuamap.com\/en\/2023\/8-july-1-person-wounded-as-result-of-russian-drone-attack" text:style-name="Internet_20_link" text:visited-style-name="Visited_20_Internet_20_Link">
https:\/\/liveuamap.com\/en\/2023\/8-july-1-person-wounded-as-result-of-russian-drone-attack</text:a>
</text:p>
      <text:p text:style-name="P4">
Source: <text:a xlink:type="simple" xlink:href="https://t.me/info_zp/40400" text:style-name="Internet_20_link" text:visited-style-name="Visited_20_Internet_20_Link">
https://t.me/info_zp/40400</text:a>
</text:p>
      <!--NEWS-->
      <text:h text:style-name="P10" text:outline-level="1">
<text:span text:style-name="T4">
Russian Defense Minister Shoigu checked the combat training of servicemen at the training gro...</text:span>
</text:h>
      <text:p text:style-name="P4">
Authors: liveuamap (Language: en)</text:p>
      <text:p text:style-name="P4">
Time: 2023-07-08T01:33:34</text:p>
      <text:p text:style-name="P4">
Location: Rostov, Rostovskaya oblast' (Latitude:47.21677 Longtitude:39.65378)</text:p>
      <text:p text:style-name="P4">
Videos: []</text:p>
      <text:p text:style-name="P4">
Images: []</text:p>
      <text:p text:style-name="P4">
Tags: ["Russia", "Central and Eastern Europe"]</text:p>
      <text:p text:style-name="P4">
ID: 22574536</text:p>
      <!--METADATA-->
      <text:p text:style-name="P4">
Russian Defense Minister Shoigu checked the combat training of servicemen atthe training grounds of the Southern Military District</text:p>
      <text:p text:style-name="P4">
News Collection Link: <text:a xlink:type="simple" xlink:href="https:\/\/liveuamap.com\/en\/2023\/8-july-russian-defense-minister-shoigu-checked-the-combat" text:style-name="Internet_20_link" text:visited-style-name="Visited_20_Internet_20_Link">
https:\/\/liveuamap.com\/en\/2023\/8-july-russian-defense-minister-shoigu-checked-the-combat</text:a>
</text:p>
      <text:p text:style-name="P4">
Source: <text:a xlink:type="simple" xlink:href="https://t.me/rusbrief/134386" text:style-name="Internet_20_link" text:visited-style-name="Visited_20_Internet_20_Link">
https://t.me/rusbrief/134386</text:a>
</text:p>
      <!--NEWS-->
      <text:h text:style-name="P10" text:outline-level="1">
<text:span text:style-name="T4">
1 person wounded as Russian artillery shelled Vovchansk</text:span>
</text:h>
      <text:p text:style-name="P4">
Authors: liveuamap (Language: en)</text:p>
      <text:p text:style-name="P4">
Time: 2023-07-08T02:55:16</text:p>
      <text:p text:style-name="P4">
Location: Kharkiv (Latitude:50.29077 Longtitude:36.93707)</text:p>
      <text:p text:style-name="P4">
Videos: []</text:p>
      <text:p text:style-name="P4">
Images: []</text:p>
      <text:p text:style-name="P4">
Tags: ["Europe", "Central and Eastern Europe"]</text:p>
      <text:p text:style-name="P4">
ID: 22574541</text:p>
      <!--METADATA-->
      <text:p text:style-name="P4">
1 person wounded as Russian artillery shelled Vovchansk</text:p>
      <text:p text:style-name="P4">
News Collection Link: <text:a xlink:type="simple" xlink:href="https:\/\/liveuamap.com\/en\/2023\/8-july-1-person-wounded-as-russian-artillery-shelled-vovchansk" text:style-name="Internet_20_link" text:visited-style-name="Visited_20_Internet_20_Link">
https:\/\/liveuamap.com\/en\/2023\/8-july-1-person-wounded-as-russian-artillery-shelled-vovchansk</text:a>
</text:p>
      <text:p text:style-name="P4">
Source: <text:a xlink:type="simple" xlink:href="https://twitter.com/UKRINFORM/status/1677571277341507584" text:style-name="Internet_20_link" text:visited-style-name="Visited_20_Internet_20_Link">
https://twitter.com/UKRINFORM/status/1677571277341507584</text:a>
</text:p>
      <!--NEWS-->
      <text:h text:style-name="P10" text:outline-level="1">
<text:span text:style-name="T4">
At Sivershchyna and Slobozhanschyna directions Russian army shelled Popivka of Chernihiv regi...</text:span>
</text:h>
      <text:p text:style-name="P4">
Authors: liveuamap (Language: en)</text:p>
      <text:p text:style-name="P4">
Time: 2023-07-08T02:57:00</text:p>
      <text:p text:style-name="P4">
Location: Dvorichna (Latitude:49.78703 Longtitude:37.76585)</text:p>
      <text:p text:style-name="P4">
Videos: []</text:p>
      <text:p text:style-name="P4">
Images: []</text:p>
      <text:p text:style-name="P4">
Tags: ["Russia"]</text:p>
      <text:p text:style-name="P4">
ID: 22574550</text:p>
      <!--METADATA-->
      <text:p text:style-name="P4">
At Sivershchyna and Slobozhanschyna directions Russian army shelled Popivka ofChernihiv region; Krasnopillya of Sumy region and Okip, Neskuchne, Vovchansk,Budarky and Rublene of Kharkiv region. Russian aviation conducted airstrike atVilshana of Kharkiv region, - General Staff of Armed Forces of Ukraine says inthe morning report</text:p>
      <text:p text:style-name="P4">
News Collection Link: <text:a xlink:type="simple" xlink:href="https:\/\/liveuamap.com\/en\/2023\/8-july-at-sivershchyna-and-slobozhanschyna-directions-russian" text:style-name="Internet_20_link" text:visited-style-name="Visited_20_Internet_20_Link">
https:\/\/liveuamap.com\/en\/2023\/8-july-at-sivershchyna-and-slobozhanschyna-directions-russian</text:a>
</text:p>
      <text:p text:style-name="P4">
Source: <text:a xlink:type="simple" xlink:href="https://t.me/lumsrc/5299" text:style-name="Internet_20_link" text:visited-style-name="Visited_20_Internet_20_Link">
https://t.me/lumsrc/5299</text:a>
</text:p>
      <!--NEWS-->
      <text:h text:style-name="P10" text:outline-level="1">
<text:span text:style-name="T4">
At Lyman direction Russian army shelled Nevske, Bilohorivka of Luhansk region and Vesele, Roz...</text:span>
</text:h>
      <text:p text:style-name="P4">
Authors: liveuamap (Language: en)</text:p>
      <text:p text:style-name="P4">
Time: 2023-07-08T02:58:00</text:p>
      <text:p text:style-name="P4">
Location: Bakhmut (Latitude:48.80664 Longtitude:38.25079)</text:p>
      <text:p text:style-name="P4">
Videos: []</text:p>
      <text:p text:style-name="P4">
Images: []</text:p>
      <text:p text:style-name="P4">
Tags: ["Russia"]</text:p>
      <text:p text:style-name="P4">
ID: 22574548</text:p>
      <!--METADATA-->
      <text:p text:style-name="P4">
At Lyman direction Russian army shelled Nevske, Bilohorivka of Luhansk regionand Vesele, Rozdolivka - of Donetsk region. Russian aviation conductedairstrikes at Bilohorivka of Luhansk region and Spirne of Donetsk region, -General Staff of Armed Forces of Ukraine says in the morning report</text:p>
      <text:p text:style-name="P4">
News Collection Link: <text:a xlink:type="simple" xlink:href="https:\/\/liveuamap.com\/en\/2023\/8-july-at-lyman-direction-russian-army-shelled-nevske-bilohorivka" text:style-name="Internet_20_link" text:visited-style-name="Visited_20_Internet_20_Link">
https:\/\/liveuamap.com\/en\/2023\/8-july-at-lyman-direction-russian-army-shelled-nevske-bilohorivka</text:a>
</text:p>
      <text:p text:style-name="P4">
Source: <text:a xlink:type="simple" xlink:href="https://t.me/lumsrc/5301" text:style-name="Internet_20_link" text:visited-style-name="Visited_20_Internet_20_Link">
https://t.me/lumsrc/530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8T03:00:05</text:p>
      <text:p text:style-name="P4">
Location: Velyka Novosilka (Latitude:47.77763 Longtitude:36.83973)</text:p>
      <text:p text:style-name="P4">
Videos: []</text:p>
      <text:p text:style-name="P4">
Images: []</text:p>
      <text:p text:style-name="P4">
Tags: ["Russia"]</text:p>
      <text:p text:style-name="P4">
ID: 22574542</text:p>
      <!--METADATA-->
      <text:p text:style-name="P4">
Russian forces conducting offensive actions in Donetsk and Luhansk regions.Ukrainian military had 36 combat engagements with Russian forces nearNovoselivske and Stelmakhivka of Luhansk region, south-west to Berestove ofLuhansk region, Berkhivka of Donetsk region, Novokalynove, Avdiyivka andNevelske, Maryinka, Blahodatne of Donetsk region, - General Staff of ArmedForces of Ukraine says in the morning report</text:p>
      <text:p text:style-name="P4">
News Collection Link: <text:a xlink:type="simple" xlink:href="https:\/\/liveuamap.com\/en\/2023\/8-july-russian-forces-conducting-offensive-actions-in-donetsk" text:style-name="Internet_20_link" text:visited-style-name="Visited_20_Internet_20_Link">
https:\/\/liveuamap.com\/en\/2023\/8-july-russian-forces-conducting-offensive-actions-in-donetsk</text:a>
</text:p>
      <text:p text:style-name="P4">
Source: <text:a xlink:type="simple" xlink:href="https://t.me/lumsrc/5307" text:style-name="Internet_20_link" text:visited-style-name="Visited_20_Internet_20_Link">
https://t.me/lumsrc/5307</text:a>
</text:p>
      <!--NEWS-->
      <text:h text:style-name="P10" text:outline-level="1">
<text:span text:style-name="T4">
Shelling reported in Lyman</text:span>
</text:h>
      <text:p text:style-name="P4">
Authors: liveuamap (Language: en)</text:p>
      <text:p text:style-name="P4">
Time: 2023-07-08T04:07:00</text:p>
      <text:p text:style-name="P4">
Location: Lyman (Latitude:48.98393 Longtitude:37.81322)</text:p>
      <text:p text:style-name="P4">
Videos: []</text:p>
      <text:p text:style-name="P4">
Images: []</text:p>
      <text:p text:style-name="P4">
Tags: ["Europe", "Central and Eastern Europe"]</text:p>
      <text:p text:style-name="P4">
ID: 22574670</text:p>
      <!--METADATA-->
      <text:p text:style-name="P4">
Shelling reported in Lyman</text:p>
      <text:p text:style-name="Quotations">

<text:p text:style-name="P4">
<text:a xlink:type="simple" xlink:href="https://t.co/cbyrV4KcJg" text:style-name="Internet_20_link" text:visited-style-name="Visited_20_Internet_20_Link">
 https://t.co/cbyrV4KcJg </text:a>
&gt;
&gt;
 — <text:a xlink:type="simple" xlink:href="https://twitter.com/krasniyliman/status/1677575216795353089" text:style-name="Internet_20_link" text:visited-style-name="Visited_20_Internet_20_Link">
 </text:a>
</text:p>

</text:p>
      <text:p text:style-name="P4">
__ Jump to map</text:p>
      <text:p text:style-name="P4">
<text:span text:style-name="T4">
Lyman</text:span>
 <text:a xlink:type="simple" xlink:href="https://europe.liveuamap.com" text:style-name="Internet_20_link" text:visited-style-name="Visited_20_Internet_20_Link">
 #Europe </text:a>
 <text:a xlink:type="simple" xlink:href="https://cee.liveuamap.com" text:style-name="Internet_20_link" text:visited-style-name="Visited_20_Internet_20_Link">
 #Central and EasternEurope </text:a>
</text:p>
      <text:p text:style-name="P4">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text:p>
      <text:p text:style-name="P4">
Show comments</text:p>
      <text:p text:style-name="P4">
News Collection Link: <text:a xlink:type="simple" xlink:href="https:\/\/liveuamap.com\/en\/2023\/8-july-shelling-reported-in-lyman" text:style-name="Internet_20_link" text:visited-style-name="Visited_20_Internet_20_Link">
https:\/\/liveuamap.com\/en\/2023\/8-july-shelling-reported-in-lyman</text:a>
</text:p>
      <text:p text:style-name="P4">
Source: <text:a xlink:type="simple" xlink:href="https://twitter.com/krasniyliman/status/1677575216795353089" text:style-name="Internet_20_link" text:visited-style-name="Visited_20_Internet_20_Link">
https://twitter.com/krasniyliman/status/1677575216795353089</text:a>
</text:p>
      <!--NEWS-->
      <text:h text:style-name="P10" text:outline-level="1">
<text:span text:style-name="T4">
8 person killed, 13 wounded as result of Russian shelling in Lyman</text:span>
</text:h>
      <text:p text:style-name="P4">
Authors: liveuamap (Language: en)</text:p>
      <text:p text:style-name="P4">
Time: 2023-07-08T07:08:54</text:p>
      <text:p text:style-name="P4">
Location: Lyman (Latitude:48.98486 Longtitude:37.80932)</text:p>
      <text:p text:style-name="P4">
Videos: []</text:p>
      <text:p text:style-name="P4">
Images: ["<text:a xlink:type="simple" xlink:href="https://liveuamap.com/pics/2023/07/08/22574679_0.jpg" text:style-name="Internet_20_link" text:visited-style-name="Visited_20_Internet_20_Link">
22574679_0.jpg</text:a>
"]</text:p>
      <text:p text:style-name="P4">
Tags: []</text:p>
      <text:p text:style-name="P4">
ID: 22574679</text:p>
      <!--METADATA-->
      <text:p text:style-name="P4">
8 person killed, 13 wounded as result of Russian shelling in Lyman</text:p>
      <text:p text:style-name="P4">
<draw:frame draw:style-name="fr1" draw:name="Image30" text:anchor-type="as-char" svg:width="6.9236in" svg:height="3.193511in" draw:z-index="0">
<draw:image xlink:href="../Images/liveuamap/2023-07-08T07-08-54/22574679_0.jpg" xlink:type="simple" xlink:show="embed" xlink:actuate="onLoad" draw:mime-type="image/jpeg"/>
</draw:frame>
</text:p>
      <text:p text:style-name="P4">
News Collection Link: <text:a xlink:type="simple" xlink:href="https:\/\/liveuamap.com\/en\/2023\/8-july-8-person-killed-13-wounded-as-result-of-russian-shelling" text:style-name="Internet_20_link" text:visited-style-name="Visited_20_Internet_20_Link">
https:\/\/liveuamap.com\/en\/2023\/8-july-8-person-killed-13-wounded-as-result-of-russian-shelling</text:a>
</text:p>
      <text:p text:style-name="P4">
Source: <text:a xlink:type="simple" xlink:href="https://t.me/hyevuy_dnepr/56011" text:style-name="Internet_20_link" text:visited-style-name="Visited_20_Internet_20_Link">
https://t.me/hyevuy_dnepr/56011</text:a>
</text:p>
      <!--NEWS-->
      <text:h text:style-name="P10" text:outline-level="1">
<text:span text:style-name="T4">
Костюк завершила виступи на Вімблдоні в одиночному розряді</text:span>
</text:h>
      <text:p text:style-name="P4">
Authors: Ukrinform (Person)</text:p>
      <text:p text:style-name="P4">
Publisher: Укринформ (Organization)</text:p>
      <text:p text:style-name="P4">
Published Time: 2023-07-08T0:10:20+03:00</text:p>
      <text:p text:style-name="P4">
Modified Time: 2023-07-08T21:10:20+03:00</text:p>
      <text:p text:style-name="P4">
Description: Українка поступилась американці Кіз. — Укрінформ.</text:p>
      <text:p text:style-name="P4">
Images: ['<text:a xlink:type="simple" xlink:href="https://static.ukrinform.com/photos/2023_07/thumb_files/630_360_1688839743-533.jpg" text:style-name="Internet_20_link" text:visited-style-name="Visited_20_Internet_20_Link">
630_360_16888...</text:a>
']</text:p>
      <text:p text:style-name="P4">
Tags: ['Теніс', 'Марта Костюк', 'Вімблдон']</text:p>
      <text:p text:style-name="P4">
Type: Article</text:p>
      <!--METADATA-->
      <text:p text:style-name="P4">
<draw:frame draw:style-name="fr1" draw:name="Image31" text:anchor-type="as-char" svg:width="6.9236in" svg:height="3.956343in" draw:z-index="0">
<draw:image xlink:href="../Images/yкринформ/2023-07-08T0-10-20-03-00/630_360_1688839743-533.jpg" xlink:type="simple" xlink:show="embed" xlink:actuate="onLoad" draw:mime-type="image/jpeg"/>
</draw:frame>
 Українкапоступилась американці Кіз.</text:p>
      <text:p text:style-name="P4">
Українська тенісистка Марта Костюк поступилась американці Медісон Кіз утретьому колі Вімблдона – 4:6, 1:6, передає Укрінформ.</text:p>
      <text:p text:style-name="P4">
Після першого сету українка викликала лікаря на корт, проте змогла продовжитивиступ. У другому сеті Костюк була безсила та змогла виграти лише один гейм.</text:p>
      <text:p text:style-name="P4">
Третє коло – найкращий результат Костюк на Вімблдоні.</text:p>
      <text:p text:style-name="P4">
Сьогодні, восьмого липня українка проведе ще одну гру на Вімблдоні, цього разув змішаному розряді. У парі з Марсело Аревало Костюк протистоятиме дуетуВінус-Андреєску. Матч відбудеться не раніше 22:20.</text:p>
      <text:p text:style-name="P4">
<text:span text:style-name="T4">
Читайте також:</text:span>
 <text:a xlink:type="simple" xlink:href="https://www.ukrinform.ua/rubric-sports/3732976-svitolina-vijsla-do-18-finalu-vimbldona-obigravsi-cempionku-australian-open-kenin.html" text:style-name="Internet_20_link" text:visited-style-name="Visited_20_Internet_20_Link">
 <text:span text:style-name="T4">
Світоліна</text:span>
 пробилася до 1/8 фіналу Вімблдона,обігравши чемпіонку Australian Open Кенін </text:a>
</text:p>
      <text:p text:style-name="P4">
Як повідомляв Укрінформ, завтра, 9 липня на корти трав’яного «мейджора»вийдуть дві українки: Цуренко зіграє з Пегулою, Світоліна протистоятимеАзаренко.</text:p>
      <text:p text:style-name="P4">
Фото: Daniel Kopatsch</text:p>
      <text:p text:style-name="P4">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У Херсоні стартував фестиваль муралів на бомбосховищах «Від Конституції до Незалежності»</text:span>
</text:h>
      <text:p text:style-name="P4">
Authors: Ukrinform (Person)</text:p>
      <text:p text:style-name="P4">
Publisher: Укринформ (Organization)</text:p>
      <text:p text:style-name="P4">
Published Time: 2023-07-08T10:38:00+03:00</text:p>
      <text:p text:style-name="P4">
Modified Time: 2023-07-08T10:38:00+03:00</text:p>
      <text:p text:style-name="P4">
Description: У Херсоні стартував арт-фестиваль муралів на бомбосховищах «Від Конституції до Незалежності». — Укрінформ.</text:p>
      <text:p text:style-name="P4">
Images: ['<text:a xlink:type="simple" xlink:href="https://static.ukrinform.com/photos/2023_07/thumb_files/630_360_1688801785-129.jpeg" text:style-name="Internet_20_link" text:visited-style-name="Visited_20_Internet_20_Link">
630_360_16888...</text:a>
']</text:p>
      <text:p text:style-name="P4">
Tags: ['Фестиваль', 'Херсон', 'Мурал', 'Бомбосховище']</text:p>
      <text:p text:style-name="P4">
Type: Article</text:p>
      <!--METADATA-->
      <text:p text:style-name="P4">
<draw:frame draw:style-name="fr1" draw:name="Image32" text:anchor-type="as-char" svg:width="6.9236in" svg:height="3.956343in" draw:z-index="0">
<draw:image xlink:href="../Images/yкринформ/2023-07-08T10-38-00-03-00/630_360_1688801785-129.jpeg" xlink:type="simple" xlink:show="embed" xlink:actuate="onLoad" draw:mime-type="image/jpeg"/>
</draw:frame>
 У Херсоністартував арт-фестиваль муралів на бомбосховищах «Від Конституції доНезалежності».</text:p>
      <text:p text:style-name="P4">
Про це у  <text:a xlink:type="simple" xlink:href="https://t.me/kherson_miskrada/16934" text:style-name="Internet_20_link" text:visited-style-name="Visited_20_Internet_20_Link">
 Телеграмі </text:a>
 повідомилаХерсонська МВА, передає Укрінформ.</text:p>
      <text:p text:style-name="P4">
«Запрошуємо до участі у відкритому арт-фестивалі муралів на бомбосховищах «ВідКонституції до Незалежності». Одним із завдань арт-фестивалю є приверненняуваги громадськості до вирішення безпекової ситуації у місті <text:a xlink:type="simple" xlink:href="https://www.ukrinform.ua/tag-herson" text:style-name="Internet_20_link" text:visited-style-name="Visited_20_Internet_20_Link">
 Херсоні</text:a>
 , а також залучення до його організаціїмитців, волонтерів, громадян міста та України», - йдеться у повідомленні.</text:p>
      <text:p text:style-name="P4">
</text:p>
      <text:p text:style-name="P4">
Фестиваль має за мету підтримати херсонців засобами арт-терапії та додатипозитивного настрою та естетики на вулицях міста, популяризувати українськемистецтво і надати об’єктам безпекової інфраструктури (бетонним укриттям)емоційно привабливого образу.</text:p>
      <text:p text:style-name="P4">
</text:p>
      <text:p text:style-name="P4">
Арт-фестиваль муралів на бомбосховищах «Від Конституції до Незалежності»проводять управління культури Херсонської міської ради спільно із закладамиспеціалізованої мистецької освіти та ГУ ДСНС України у Херсонській області.Він триватиме по 24 серпня 2023 року.</text:p>
      <text:p text:style-name="P4">
<text:span text:style-name="T4">
Читайте також:</text:span>
 <text:a xlink:type="simple" xlink:href="https://www.ukrinform.ua/rubric-culture/3729375-murali-posteri-ta-memi-pro-vijnu-v-ukraini-stvorili-portal-mistectvo-peremogi.html" text:style-name="Internet_20_link" text:visited-style-name="Visited_20_Internet_20_Link">
 <text:span text:style-name="T4">
Мурал</text:span>
 и, постери та меми про війну: в Україністворили портал «Мистецтво перемоги» </text:a>
</text:p>
      <text:p text:style-name="P4">
Взяти участь в арт-фестивалі можуть усі бажаючі: професійні митці, студентиВНЗ, учні мистецьких шкіл, члени творчих аматорських об’єднань тощо. Коженучасник або група можуть подати необмежену кількість робіт.</text:p>
      <text:p text:style-name="P4">
</text:p>
      <text:p text:style-name="P4">
Тематика арт-фестивалю довільна, проте перевага буде надаватися напрямам«Херсон незламний», «З Україною в серці», «Херсон квітучий», а також «Херсон –місто сонця», «Флора, фауна Херсонщини» і «Спадщина Поліни Райко».</text:p>
      <text:p text:style-name="P4">
Учасники малюватимуть мурали на вуличних бомбосховищах, встановлених навулицях Херсона.</text:p>
      <text:p text:style-name="P4">
Як повідомляв Укрінформ, художник  <text:a xlink:type="simple" xlink:href="https://www.ukrinform.ua/rubric-regions/3731631-zitomirskij-hudoznik-stvoriv-murali-lisova-pisna-ta-malvi.html" text:style-name="Internet_20_link" text:visited-style-name="Visited_20_Internet_20_Link">
 Павло Гусєв намалював в Іршанську</text:a>
 на Житомирщині ще два мурали«Лісова пісня» та «Мальви».</text:p>
      <text:p text:style-name="P4">
_ Фото: Мост  _</text:p>
      <text:p text:style-name="P4">
Source: <text:a xlink:type="simple" xlink:href="https://www.ukrinform.ua/rubric-culture/3733098-u-hersoni-startuvav-festival-muraliv-na-bomboshovisah-vid-konstitucii-do-nezaleznosti.html" text:style-name="Internet_20_link" text:visited-style-name="Visited_20_Internet_20_Link">
https://www.ukrinform.ua/rubric-culture/3733098-u-hersoni-startuvav-festival-muraliv-na-bomboshovisah-vid-konstitucii-do-nezaleznosti.html</text:a>
</text:p>
      <!--NEWS-->
      <text:h text:style-name="P10" text:outline-level="1">
<text:span text:style-name="T4">
Мінмолодьспорт координуватиме з Єврокомісією відбудову молодіжної і спортивної галузей</text:span>
</text:h>
      <text:p text:style-name="P4">
Authors: Ukrinform (Person)</text:p>
      <text:p text:style-name="P4">
Publisher: Укринформ (Organization)</text:p>
      <text:p text:style-name="P4">
Published Time: 2023-07-08T10:39:06+03:00</text:p>
      <text:p text:style-name="P4">
Modified Time: 2023-07-08T10:39:06+03:00</text:p>
      <text:p text:style-name="P4">
Description: Під час візиту до Брюсселю делегації Ради з молодіжних питань при Президентові України відбулася зустріч із представниками Генерального директорату з питань освіти, молоді, спорту та культури Європейської комісії на чолі із заступником гендиректора Артуро Кабальєро Басседасом. — Укрінформ.</text:p>
      <text:p text:style-name="P4">
Images: ['<text:a xlink:type="simple" xlink:href="https://static.ukrinform.com/photos/2023_07/thumb_files/630_360_1688801734-312.jpg" text:style-name="Internet_20_link" text:visited-style-name="Visited_20_Internet_20_Link">
630_360_16888...</text:a>
']</text:p>
      <text:p text:style-name="P4">
Tags: ['Брюссель', 'Єврокомісія', 'Спорт', 'Україна', 'Міністерство молоді та спорту']</text:p>
      <text:p text:style-name="P4">
Type: Article</text:p>
      <!--METADATA-->
      <text:p text:style-name="P4">
<draw:frame draw:style-name="fr1" draw:name="Image36" text:anchor-type="as-char" svg:width="6.9236in" svg:height="3.956343in" draw:z-index="0">
<draw:image xlink:href="../Images/yкринформ/2023-07-08T10-39-06-03-00/630_360_1688801734-312.jpg" xlink:type="simple" xlink:show="embed" xlink:actuate="onLoad" draw:mime-type="image/jpeg"/>
</draw:frame>
 Під часвізиту до Брюсселю делегації Ради з молодіжних питань при Президентові Українивідбулася зустріч із представниками Генерального директорату з питань освіти,молоді, спорту та культури Європейської комісії на чолі із заступникомгендиректора Артуро Кабальєро Басседасом.</text:p>
      <text:p text:style-name="P4">
За дорученням міністра молоді та спорту України Вадима Гутцайта його заступникАндрій Чесноков <text:a xlink:type="simple" xlink:href="http://https://mms.gov.ua/news/minmolodsport-koordynuvatyme-iz-ievrokomisiieiu-zusyllia-iz-vidbudovy-molodizhnoi-i-sportyvnoi-haluzei" text:style-name="Internet_20_link" text:visited-style-name="Visited_20_Internet_20_Link">
 подякував європейській стороні</text:a>
 заімплементацію домовленості про можливість ініціювання субʼєктами молодіжної таспортивної галузей України інституційних грантів за програмою «Еразмус+»,передає Укрінформ.</text:p>
      <text:p text:style-name="P4">
Було домовлено провести низку підготовчих семінарів для українськихпредставників.</text:p>
      <text:p text:style-name="P4">
<text:span text:style-name="T4">
Читайте також:</text:span>
 <text:a xlink:type="simple" xlink:href="https://www.ukrinform.ua/rubric-sports/3726697-gutcajt-otrimav-vidznaku-vid-ministra-sportu-i-turizmu-respubliki-polsa.html" text:style-name="Internet_20_link" text:visited-style-name="Visited_20_Internet_20_Link">
 <text:span text:style-name="T4">
Гутцайт</text:span>
 отримав відзнаку від міністра спорту ітуризму Республіки Польща </text:a>
</text:p>
      <text:p text:style-name="P4">
Крім того, у контексті опрацювання ініційованого Мінмолодьспорту проєктуспільного порядку денного Україна-ЄС з молодіжної політики було досягнутодомовленості про його спільне опрацювання з метою вироблення з іншимигендиректоратами ЄК окремої програми з відбудови молодіжної і спортивної сферУкраїни.</text:p>
      <text:p text:style-name="P4">
Фото: mms.gov.ua.</text:p>
      <text:p text:style-name="P4">
Source: <text:a xlink:type="simple" xlink:href="https://www.ukrinform.ua/rubric-sports/3733099-minmolodsport-koordinuvatime-z-evrokomisieu-vidbudovu-molodiznoi-i-sportivnoi-galuzej.html" text:style-name="Internet_20_link" text:visited-style-name="Visited_20_Internet_20_Link">
https://www.ukrinform.ua/rubric-sports/3733099-minmolodsport-koordinuvatime-z-evrokomisieu-vidbudovu-molodiznoi-i-sportivnoi-galuzej.html</text:a>
</text:p>
      <!--NEWS-->
      <text:h text:style-name="P10" text:outline-level="1">
<text:span text:style-name="T4">
Презентовано медалі XVІІ Європейського юнацького олімпійського фестивалю</text:span>
</text:h>
      <text:p text:style-name="P4">
Authors: Ukrinform (Person)</text:p>
      <text:p text:style-name="P4">
Publisher: Укринформ (Organization)</text:p>
      <text:p text:style-name="P4">
Published Time: 2023-07-08T10:48:00+03:00</text:p>
      <text:p text:style-name="P4">
Modified Time: 2023-07-08T10:48:00+03:00</text:p>
      <text:p text:style-name="P4">
Description: Відбулася презентація медалей XVІІ літнього Європейського юнацького олімпійського фестивалю-2023 у словенському місті Марибор. — Укрінформ.</text:p>
      <text:p text:style-name="P4">
Images: ['<text:a xlink:type="simple" xlink:href="https://static.ukrinform.com/photos/2023_07/thumb_files/630_360_1688802371-748.jpg" text:style-name="Internet_20_link" text:visited-style-name="Visited_20_Internet_20_Link">
630_360_16888...</text:a>
']</text:p>
      <text:p text:style-name="P4">
Tags: ['Європа', 'Словенія', 'Спорт', 'Європейський юнацький олімпійський фестиваль']</text:p>
      <text:p text:style-name="P4">
Type: Article</text:p>
      <!--METADATA-->
      <text:p text:style-name="P4">
<draw:frame draw:style-name="fr1" draw:name="Image37" text:anchor-type="as-char" svg:width="6.9236in" svg:height="3.956343in" draw:z-index="0">
<draw:image xlink:href="../Images/yкринформ/2023-07-08T10-48-00-03-00/630_360_1688802371-748.jpg" xlink:type="simple" xlink:show="embed" xlink:actuate="onLoad" draw:mime-type="image/jpeg"/>
</draw:frame>
 Відбуласяпрезентація медалей XVІІ літнього Європейського юнацького олімпійськогофестивалю-2023 у словенському місті Марибор.</text:p>
      <text:p text:style-name="P4">
Змагання мультиспортивного форуму <text:a xlink:type="simple" xlink:href="https://noc-ukr.org/news/23887/" text:style-name="Internet_20_link" text:visited-style-name="Visited_20_Internet_20_Link">
 відбудуться </text:a>
 з 23-го по 29 липня. У них візьмуть участь атлети віком14-18 років, передає Укрінформ.</text:p>
      <text:p text:style-name="P4">
Дизайн медалей розроблено відповідно до концепції офіційного логотипу EYOFMaribor 2023, який демонструє єднання міста як спортивного серця країни танавколишньої природи, а також краплі води, що символізують зусилля, необхіднідля досягнення найвищих результатів.</text:p>
      <text:p text:style-name="P4">
<text:span text:style-name="T4">
Читайте також:</text:span>
 <text:a xlink:type="simple" xlink:href="https://www.ukrinform.ua/rubric-sports/3731699-23-lipna-startue-xvii-litnij-evropejskij-unackij-olimpijskij-festival.html" text:style-name="Internet_20_link" text:visited-style-name="Visited_20_Internet_20_Link">
 23 липня стартує XVІІ літній Європейський юнацькийолімпійський фестиваль </text:a>
</text:p>
      <text:p text:style-name="P4">
Нагородний піднос було розроблено у співпраці з Вищою школою деревообробки уМариборі. Для його виготовлення використовувалася липа та бук. Цікаво, що накожному такому підносі написано ім’я студента, який його зробив.</text:p>
      <text:p text:style-name="P4">
Фото: noc-ukr.org.</text:p>
      <text:p text:style-name="P4">
Source: <text:a xlink:type="simple" xlink:href="https://www.ukrinform.ua/rubric-sports/3733103-prezentovano-medali-litnogo-evropejskogo-unackogo-olimpijskogo-festivalu.html" text:style-name="Internet_20_link" text:visited-style-name="Visited_20_Internet_20_Link">
https://www.ukrinform.ua/rubric-sports/3733103-prezentovano-medali-litnogo-evropejskogo-unackogo-olimpijskogo-festivalu.html</text:a>
</text:p>
      <!--NEWS-->
      <text:h text:style-name="P10" text:outline-level="1">
<text:span text:style-name="T4">
У Запоріжжі рівень води впав на понад 2,6 метра нижче норми</text:span>
</text:h>
      <text:p text:style-name="P4">
Authors: Ukrinform (Person)</text:p>
      <text:p text:style-name="P4">
Publisher: Укринформ (Organization)</text:p>
      <text:p text:style-name="P4">
Published Time: 2023-07-08T10:49:00+03:00</text:p>
      <text:p text:style-name="P4">
Modified Time: 2023-07-08T10:49:00+03:00</text:p>
      <text:p text:style-name="P4">
Description: У Запоріжжі внаслідок підриву Каховської ГЕС у нижньому б'єфі рівень води впав нижче норми на 2,64 метра. — Укрінформ.</text:p>
      <text:p text:style-name="P4">
Images: ['<text:a xlink:type="simple" xlink:href="https://static.ukrinform.com/photos/2023_06/thumb_files/630_360_1687854483-369.jpg" text:style-name="Internet_20_link" text:visited-style-name="Visited_20_Internet_20_Link">
630_360_16878...</text:a>
']</text:p>
      <text:p text:style-name="P4">
Tags: ['Вода', 'Каховська ГЕС', 'Запоріжжя', 'Запорізька АЕС']</text:p>
      <text:p text:style-name="P4">
Type: Article</text:p>
      <!--METADATA-->
      <text:p text:style-name="P4">
<draw:frame draw:style-name="fr1" draw:name="Image38" text:anchor-type="as-char" svg:width="6.9236in" svg:height="3.956343in" draw:z-index="0">
<draw:image xlink:href="../Images/yкринформ/2023-07-08T10-49-00-03-00/630_360_1687854483-369.jpg" xlink:type="simple" xlink:show="embed" xlink:actuate="onLoad" draw:mime-type="image/jpeg"/>
</draw:frame>
 УЗапоріжжі внаслідок підриву Каховської ГЕС у нижньому б'єфі рівень води впавнижче норми на 2,64 метра.</text:p>
      <text:p text:style-name="P4">
Про це в  <text:a xlink:type="simple" xlink:href="https://t.me/zoda_gov_ua/20156" text:style-name="Internet_20_link" text:visited-style-name="Visited_20_Internet_20_Link">
 Телеграмі </text:a>
 повідомив головаЗапорізької ОВА Юрій Малашко, передає Укрінформ.</text:p>
      <text:p text:style-name="P4">
"Щодо наслідків підриву Каховської ГЕС для Запорізького регіону. Рівень води внижньому б’єфі - 11,86 м, що є нижчим від норми на 2,64 м", - йдеться уповідомленні.</text:p>
      <text:p text:style-name="P4">
Питна вода подається в штатному режимі без перебоїв.</text:p>
      <text:p text:style-name="P4">
У ставку-охолоджувачі <text:a xlink:type="simple" xlink:href="https://www.ukrinform.ua/tag-zaporizka-aes" text:style-name="Internet_20_link" text:visited-style-name="Visited_20_Internet_20_Link">
 Запорізької АЕС </text:a>
 рівень води в межах допустимої норми.</text:p>
      <text:p text:style-name="P4">
<text:span text:style-name="T4">
Читайте також:</text:span>
 <text:a xlink:type="simple" xlink:href="https://www.ukrinform.ua/rubric-society/3732965-urad-zminiv-poradok-viplat-dopomogi-postrazdalim-vid-pidrivu-kahovskoi-ges.html" text:style-name="Internet_20_link" text:visited-style-name="Visited_20_Internet_20_Link">
 Уряд змінив порядок виплат допомоги постраждалим відпідриву <text:span text:style-name="T4">
Каховськ</text:span>
 ої ГЕС </text:a>
</text:p>
      <text:p text:style-name="P4">
Заморних явищ в акваторії Каховського водосховища та на інших ділянках р.Дніпро не виявлено.</text:p>
      <text:p text:style-name="P4">
Як повідомлялося, 6 червня <text:a xlink:type="simple" xlink:href="https://www.ukrinform.ua/rubric-other_news/3723441-pidriv-rosianami-kahovskoi-ges-usi-novini.html" text:style-name="Internet_20_link" text:visited-style-name="Visited_20_Internet_20_Link">
 російські загарбники підірвали Каховську ГЕС</text:a>
 .</text:p>
      <text:p text:style-name="P4">
Source: <text:a xlink:type="simple" xlink:href="https://www.ukrinform.ua/rubric-regions/3733106-u-zaporizzi-riven-vodi-vpav-na-ponad-26-metra-nizce-normi.html" text:style-name="Internet_20_link" text:visited-style-name="Visited_20_Internet_20_Link">
https://www.ukrinform.ua/rubric-regions/3733106-u-zaporizzi-riven-vodi-vpav-na-ponad-26-metra-nizce-normi.html</text:a>
</text:p>
      <!--NEWS-->
      <text:h text:style-name="P10" text:outline-level="1">
<text:span text:style-name="T4">
Єллен закликала Китай збільшити підтримку міжнародних зусиль у боротьбі зі змінами клімату</text:span>
</text:h>
      <text:p text:style-name="P4">
Authors: Ukrinform (Person)</text:p>
      <text:p text:style-name="P4">
Publisher: Укринформ (Organization)</text:p>
      <text:p text:style-name="P4">
Published Time: 2023-07-08T10:50:55+03:00</text:p>
      <text:p text:style-name="P4">
Modified Time: 2023-07-08T10:50:55+03:00</text:p>
      <text:p text:style-name="P4">
Description: Міністр фінансів США Джанет Єллен заявила, що Сполучені Штати і Китай, як дві найбільші економіки світу, мають працювати разом у сфері боротьби зі змінами клімату й закликала Пекін збільшити підтримку міжнародних зусиль у цій сфері. — Укрінформ.</text:p>
      <text:p text:style-name="P4">
Images: ['<text:a xlink:type="simple" xlink:href="https://static.ukrinform.com/photos/2020_11/thumb_files/630_360_1606202775-232.jpg" text:style-name="Internet_20_link" text:visited-style-name="Visited_20_Internet_20_Link">
630_360_16062...</text:a>
']</text:p>
      <text:p text:style-name="P4">
Tags: ['Китай', 'Клімат', 'США']</text:p>
      <text:p text:style-name="P4">
Type: Article</text:p>
      <!--METADATA-->
      <text:p text:style-name="P4">
<draw:frame draw:style-name="fr1" draw:name="Image39" text:anchor-type="as-char" svg:width="6.9236in" svg:height="3.956343in" draw:z-index="0">
<draw:image xlink:href="../Images/yкринформ/2023-07-08T10-50-55-03-00/630_360_1606202775-232.jpg" xlink:type="simple" xlink:show="embed" xlink:actuate="onLoad" draw:mime-type="image/jpeg"/>
</draw:frame>
 Міністрфінансів США Джанет Єллен заявила, що Сполучені Штати і Китай, як двінайбільші економіки світу, мають працювати разом у сфері боротьби зі змінамиклімату й закликала Пекін збільшити підтримку міжнародних зусиль у цій сфері.</text:p>
      <text:p text:style-name="P4">
Про це вона сказала в Пекіні під час круглого столу з китайськими урядовцямита кліматичними експертами, передає Укрінформ із посиланням на <text:a xlink:type="simple" xlink:href="https://www.reuters.com/sustainability/sustainable-finance-reporting/yellen-urges-china-support-existing-institutions-fight-climate-change-2023-07-08/" text:style-name="Internet_20_link" text:visited-style-name="Visited_20_Internet_20_Link">
 Reuters.</text:a>
</text:p>
      <text:p text:style-name="P4">
Єллен зауважила, що попередня співпраця між США і <text:a xlink:type="simple" xlink:href="https://www.ukrinform.ua/tag-kitaj" text:style-name="Internet_20_link" text:visited-style-name="Visited_20_Internet_20_Link">
 Китаєм</text:a>
 щодо протидії змінам клімату зробиламожливими ряд глобальних проривів, таких як Паризька кліматична угода 2015року.</text:p>
      <text:p text:style-name="P4">
«Продовження американсько-китайської співпраці щодо кліматичного фінансуваннямає вирішальне значення. Будучи країнами з найбільшими у світі викидамипарникових газів і найбільшими інвесторами у відновлювану енергетику, минесемо спільну відповідальність і здатні бути лідерами», - сказала вона.</text:p>
      <text:p text:style-name="P4">
З огляду на масштаби втрат і збитків унаслідок змін клімату співпраця між СШАта Китаєм вважається життєво важливою для міжнародних зусиль із запобіганнянайгіршим наслідкам.</text:p>
      <text:p text:style-name="P4">
Єллен наголосила, що фінансування таких зусиль має ефективно й результативнокоординуватися. На її переконання, підтримка Пекіном чинних багатосторонніхкліматичних форматів, таких як Зелений кліматичний фонд (GCF) та Кліматичнийінвестиційний фонд, разом із Вашингтоном та іншими країнами може посилитиїхній вплив.</text:p>
      <text:p text:style-name="P4">
<text:span text:style-name="T4">
Читайте також:</text:span>
 <text:a xlink:type="simple" xlink:href="https://www.ukrinform.ua/rubric-economy/3732847-ssa-i-kitaj-obgovorili-globalni-ekonomicni-ta-finansovi-pitanna.html" text:style-name="Internet_20_link" text:visited-style-name="Visited_20_Internet_20_Link">
 США і Китай обговорили глобальні економічні та фінансовіпитання </text:a>
</text:p>
      <text:p text:style-name="P4">
За словами міністра, Китай може приєднатися до Сполучених Штатів і зробитивнесок у наступному раунді збору фінансових зобов’язань для GCF у вересні.Вона додала, що за рішенням президента Джо Байдена Сполучені Штати нададутьцьому фонду ще 1 мільярд доларів.</text:p>
      <text:p text:style-name="P4">
Як повідомляв Укрінформ, міністр фінансів США Джанет Єллен під час візиту доПекіна <text:a xlink:type="simple" xlink:href="https://www.ukrinform.ua/rubric-economy/3732847-ssa-i-kitaj-obgovorili-globalni-ekonomicni-ta-finansovi-pitanna.html" text:style-name="Internet_20_link" text:visited-style-name="Visited_20_Internet_20_Link">
 зустрілася з прем’єр-міністром КНР Лі Цяном</text:a>
 , з яким обговорила наближеннядо «здорової економічної конкуренції» у двосторонніх відносинах.</text:p>
      <text:p text:style-name="P4">
<text:span text:style-name="T5">
Фото: Getty Images</text:span>
</text:p>
      <text:p text:style-name="P4">
Source: <text:a xlink:type="simple" xlink:href="https://www.ukrinform.ua/rubric-world/3733105-ellen-zaklikala-kitaj-zbilsiti-pidtrimku-miznarodnih-zusil-u-borotbi-zi-zminami-klimatu.html" text:style-name="Internet_20_link" text:visited-style-name="Visited_20_Internet_20_Link">
https://www.ukrinform.ua/rubric-world/3733105-ellen-zaklikala-kitaj-zbilsiti-pidtrimku-miznarodnih-zusil-u-borotbi-zi-zminami-klimatu.html</text:a>
</text:p>
      <!--NEWS-->
      <text:h text:style-name="P10" text:outline-level="1">
<text:span text:style-name="T4">
Рівень води у ставку-охолоджувачі ЗАЕС залишається стабільним – Енергоатом</text:span>
</text:h>
      <text:p text:style-name="P4">
Authors: Ukrinform (Person)</text:p>
      <text:p text:style-name="P4">
Publisher: Укринформ (Organization)</text:p>
      <text:p text:style-name="P4">
Published Time: 2023-07-08T10:52:00+03:00</text:p>
      <text:p text:style-name="P4">
Modified Time: 2023-07-08T10:52:00+03:00</text:p>
      <text:p text:style-name="P4">
Description: Рівень води у ставку-охолоджувачі на Запорізькій атомній електростанцій залишається стабільним і становить 16,53 м. — Укрінформ.</text:p>
      <text:p text:style-name="P4">
Images: ['<text:a xlink:type="simple" xlink:href="https://static.ukrinform.com/photos/2023_06/thumb_files/630_360_1687518913-693.jpg" text:style-name="Internet_20_link" text:visited-style-name="Visited_20_Internet_20_Link">
630_360_16875...</text:a>
']</text:p>
      <text:p text:style-name="P4">
Tags: ['Каховська ГЕС', 'Запорізька АЕС', 'Війна з Росією']</text:p>
      <text:p text:style-name="P4">
Type: Article</text:p>
      <!--METADATA-->
      <text:p text:style-name="P4">
<draw:frame draw:style-name="fr1" draw:name="Image40" text:anchor-type="as-char" svg:width="6.9236in" svg:height="3.956343in" draw:z-index="0">
<draw:image xlink:href="../Images/yкринформ/2023-07-08T10-52-00-03-00/630_360_1687518913-693.jpg" xlink:type="simple" xlink:show="embed" xlink:actuate="onLoad" draw:mime-type="image/jpeg"/>
</draw:frame>
 Рівеньводи у ставку-охолоджувачі на Запорізькій атомній електростанцій залишаєтьсястабільним і становить 16,53 м.</text:p>
      <text:p text:style-name="P4">
Про це повідомив «Енергоатом» у <text:a xlink:type="simple" xlink:href="https://t.me/energoatom_ua/13882" text:style-name="Internet_20_link" text:visited-style-name="Visited_20_Internet_20_Link">
 Телеграмі</text:a>
 , передає Укрінформ.</text:p>
      <text:p text:style-name="P4">
«Попри підрив російськими окупантами греблі <text:a xlink:type="simple" xlink:href="https://www.ukrinform.ua/tag-kahovska-ges" text:style-name="Internet_20_link" text:visited-style-name="Visited_20_Internet_20_Link">
 Каховської ГЕС</text:a>
 ситуація залишається стабільноюта контрольованою. Станом на 10:00 8 липня фіксується незначне зниження рівняводи у ставку-охолоджувачі. Наразі він становить 16,53 м. Рівень води в каналіТЕС, звідки за необхідності підживлюється ставок ЗАЕС, – на рівні 11,08 м.Зауважимо, що протягом останнього часу рівень води в каналі суттєво не падає,його показники вже не залежать від Каховського водосховища», - зазначилиенергетики.</text:p>
      <text:p text:style-name="P4">
Водночас в Енергоатомі нагадали, що енергоблоки ЗАЕС не працюють з вересня2022 року, тож відтоді активного випаровування води зі ставка-охолоджувача невідбувається.</text:p>
      <text:p text:style-name="P4">
<text:span text:style-name="T4">
Читайте також:</text:span>
 <text:a xlink:type="simple" xlink:href="https://www.ukrinform.ua/rubric-regions/3733059-rosiani-za-dobu-zavdali-62-udari-po-zaporizkij-oblasti-dvoe-poranenih.html" text:style-name="Internet_20_link" text:visited-style-name="Visited_20_Internet_20_Link">
 Росіяни за добу завдали 62 удари по <text:span text:style-name="T4">
Запоріз</text:span>
 ькійобласті, двоє поранених </text:a>
</text:p>
      <text:p text:style-name="P4">
Як повідомлялося, росіяни здійснили теракт на Каховській ГЕС 6 червня.</text:p>
      <text:p text:style-name="P4">
У Генштабі ЗСУ заявляли про можливу підготовку російськими загарбникамипровокації на території ЗАЕС, окупованій з 4 березня 2022 року.</text:p>
      <text:p text:style-name="P4">
Source: <text:a xlink:type="simple" xlink:href="https://www.ukrinform.ua/rubric-economy/3733109-riven-vodi-u-stavkuoholodzuvaci-zaes-zalisaetsa-stabilnim-energoatom.html" text:style-name="Internet_20_link" text:visited-style-name="Visited_20_Internet_20_Link">
https://www.ukrinform.ua/rubric-economy/3733109-riven-vodi-u-stavkuoholodzuvaci-zaes-zalisaetsa-stabilnim-energoatom.html</text:a>
</text:p>
      <!--NEWS-->
      <text:h text:style-name="P10" text:outline-level="1">
<text:span text:style-name="T4">
500 днів Великої війни: які злочини залишила по собі Росія</text:span>
</text:h>
      <text:p text:style-name="P4">
Authors: Ukrinform (Person)</text:p>
      <text:p text:style-name="P4">
Publisher: Укринформ (Organization)</text:p>
      <text:p text:style-name="P4">
Published Time: 2023-07-08T10:58:00+03:00</text:p>
      <text:p text:style-name="P4">
Modified Time: 2023-07-08T10:58:00+03:00</text:p>
      <text:p text:style-name="P4">
Description: Повномасштабна війна, яку Росія розв’язала в Україні, триває вже 500 днів — Укрінформ.</text:p>
      <text:p text:style-name="P4">
Images: ['<text:a xlink:type="simple" xlink:href="https://static.ukrinform.com/photos/2023_07/thumb_files/630_360_1688803101-224.jpg" text:style-name="Internet_20_link" text:visited-style-name="Visited_20_Internet_20_Link">
630_360_16888...</text:a>
', '<text:a xlink:type="simple" xlink:href="https://static.ukrinform.com/photos/2023_07/1688803071-574.jpg" text:style-name="Internet_20_link" text:visited-style-name="Visited_20_Internet_20_Link">
1688803071-57...</text:a>
']</text:p>
      <text:p text:style-name="P4">
Tags: None</text:p>
      <text:p text:style-name="P4">
Type: Article</text:p>
      <!--METADATA-->
      <text:p text:style-name="P4">
<draw:frame draw:style-name="fr1" draw:name="Image41" text:anchor-type="as-char" svg:width="6.9236in" svg:height="3.956343in" draw:z-index="0">
<draw:image xlink:href="../Images/yкринформ/2023-07-08T10-58-00-03-00/630_360_1688803101-224.jpg" xlink:type="simple" xlink:show="embed" xlink:actuate="onLoad" draw:mime-type="image/jpeg"/>
</draw:frame>
Повномасштабна війна, яку Росія розв’язала в Україні, триває вже 500 днів</text:p>
      <text:p text:style-name="P4">
<text:span text:style-name="T4">
500 днів вбивств, звірств, знущань і руйнувань. За цей час від російськоїагресії постраждали 24862 цивільні особи (за даними Управління Верховногокомісара ООН з прав людини, станом на 18 червня 2023 року).</text:span>
</text:p>
      <text:p text:style-name="P4">
<draw:frame draw:style-name="fr1" draw:name="Image42" text:anchor-type="as-char" svg:width="1.561371in" svg:height="10.0in" draw:z-index="0">
<draw:image xlink:href="../Images/yкринформ/2023-07-08T10-58-00-03-00/1688803071-574.jpg" xlink:type="simple" xlink:show="embed" xlink:actuate="onLoad" draw:mime-type="image/jpeg"/>
</draw:frame>
 За інформацією ЗМІ</text:p>
      <text:p text:style-name="P4">
Source: <text:a xlink:type="simple" xlink:href="https://www.ukrinform.ua/rubric-ato/3733110-500-dniv-velikoi-vijni-aki-zlocini-zalisila-po-sobi-rosia.html" text:style-name="Internet_20_link" text:visited-style-name="Visited_20_Internet_20_Link">
https://www.ukrinform.ua/rubric-ato/3733110-500-dniv-velikoi-vijni-aki-zlocini-zalisila-po-sobi-rosia.html</text:a>
</text:p>
      <!--NEWS-->
      <text:h text:style-name="P10" text:outline-level="1">
<text:span text:style-name="T4">
Росіяни доставляють на ЗАЕС міни та вибухові речовини - розвідка</text:span>
</text:h>
      <text:p text:style-name="P4">
Authors: Ukrinform (Person)</text:p>
      <text:p text:style-name="P4">
Publisher: Укринформ (Organization)</text:p>
      <text:p text:style-name="P4">
Published Time: 2023-07-08T11:00:00+03:00</text:p>
      <text:p text:style-name="P4">
Modified Time: 2023-07-08T11:00:00+03:00</text:p>
      <text:p text:style-name="P4">
Description: Російські загарбники доставляють на територію Запорізької атомної електростанції міни та вибухові речовини. — Укрінформ.</text:p>
      <text:p text:style-name="P4">
Images: ['<text:a xlink:type="simple" xlink:href="https://static.ukrinform.com/photos/2022_08/thumb_files/630_360_1659775244-220.jpg" text:style-name="Internet_20_link" text:visited-style-name="Visited_20_Internet_20_Link">
630_360_16597...</text:a>
']</text:p>
      <text:p text:style-name="P4">
Tags: ['Розвідка', 'Запорізька АЕС', 'Війна з Росією']</text:p>
      <text:p text:style-name="P4">
Type: Article</text:p>
      <!--METADATA-->
      <text:p text:style-name="P4">
<draw:frame draw:style-name="fr1" draw:name="Image43" text:anchor-type="as-char" svg:width="6.9236in" svg:height="3.956343in" draw:z-index="0">
<draw:image xlink:href="../Images/yкринформ/2023-07-08T11-00-00-03-00/630_360_1659775244-220.jpg" xlink:type="simple" xlink:show="embed" xlink:actuate="onLoad" draw:mime-type="image/jpeg"/>
</draw:frame>
 Російськізагарбники доставляють на територію Запорізької атомної електростанції міни тавибухові речовини.</text:p>
      <text:p text:style-name="P4">
Як передає Укрніформ, про це <text:a xlink:type="simple" xlink:href="http://https://t.me/DIUkraine/2557" text:style-name="Internet_20_link" text:visited-style-name="Visited_20_Internet_20_Link">
 в Телеграмі</text:a>
 повідомляє Головне управління розвідкиМіністерства оборони.</text:p>
      <text:p text:style-name="P4">
“Загарбники продовжують мінування Запорізької атомної електростанції таоб’єктів на території станції. Наразі на територію <text:a xlink:type="simple" xlink:href="https://www.ukrinform.ua/tag-zaporizka-aes" text:style-name="Internet_20_link" text:visited-style-name="Visited_20_Internet_20_Link">
 ЗАЕС</text:a>
 доставляються міни та вибуховіречовини”, - йдеться у повідомленні.</text:p>
      <text:p text:style-name="P4">
Як зазначають у розвідці, у технічних приміщеннях і машинних залах встановленімінно-вибухові загородження, які складаються з керованих дистанційно танекерованих протипіхотних мін спрямованого типу.</text:p>
      <text:p text:style-name="P4">
Здебільшого використовуються міни спрямованого типу радянських зразків:МОН-50, МОН-90, МОН-100, МОН-200.</text:p>
      <text:p text:style-name="P4">
<text:span text:style-name="T4">
Читайте також:</text:span>
 <text:a xlink:type="simple" xlink:href="https://www.ukrinform.ua/rubric-economy/3733109-riven-vodi-u-stavkuoholodzuvaci-zaes-zalisaetsa-stabilnim-energoatom.html" text:style-name="Internet_20_link" text:visited-style-name="Visited_20_Internet_20_Link">
 Рівень води у ставку-охолоджувачі <text:span text:style-name="T4">
ЗАЕС</text:span>
 залишаєтьсястабільним – Енергоатом </text:a>
</text:p>
      <text:p text:style-name="P4">
Як повідомляв Укрінформ, на Запорізькій атомній електростанції <text:a xlink:type="simple" xlink:href="https://www.ukrinform.ua/rubric-ato/3733058-kirienko-pobuvav-na-zaes-dla-virisenna-problem-z-personalom-rozvidka.html" text:style-name="Internet_20_link" text:visited-style-name="Visited_20_Internet_20_Link">
 побувавперший заступник керівника адміністрації президента РФ</text:a>
 Володимира Путіна СергійКірієнко, щоб продемонструвати відсутність панічних настроїв та спробувативирішити проблеми комплектування станції персоналом.</text:p>
      <text:p text:style-name="P4">
Source: <text:a xlink:type="simple" xlink:href="https://www.ukrinform.ua/rubric-ato/3733112-rosiani-dostavlaut-na-zaes-mini-ta-vibuhovi-recovini-rozvidka.html" text:style-name="Internet_20_link" text:visited-style-name="Visited_20_Internet_20_Link">
https://www.ukrinform.ua/rubric-ato/3733112-rosiani-dostavlaut-na-zaes-mini-ta-vibuhovi-recovini-rozvidka.html</text:a>
</text:p>
      <!--NEWS-->
      <text:h text:style-name="P10" text:outline-level="1">
<text:span text:style-name="T4">
Спортсменам з Росії та Білорусі дозволять взяти участь в Азійських іграх - ЗМІ</text:span>
</text:h>
      <text:p text:style-name="P4">
Authors: Ukrinform (Person)</text:p>
      <text:p text:style-name="P4">
Publisher: Укринформ (Organization)</text:p>
      <text:p text:style-name="P4">
Published Time: 2023-07-08T11:06:00+03:00</text:p>
      <text:p text:style-name="P4">
Modified Time: 2023-07-08T23:06:00+03:00</text:p>
      <text:p text:style-name="P4">
Description: Близько 500 російських та білоруських спортсменів отримають дозвіл на участь у цьогорічних Азійських іграх у китайському Ханчжою, що допоможе їм отримати кваліфікацію на Олімпіаду-2024. — Укрінформ.</text:p>
      <text:p text:style-name="P4">
Images: ['<text:a xlink:type="simple" xlink:href="https://static.ukrinform.com/photos/2023_07/thumb_files/630_360_1688837216-430.jpg" text:style-name="Internet_20_link" text:visited-style-name="Visited_20_Internet_20_Link">
630_360_16888...</text:a>
']</text:p>
      <text:p text:style-name="P4">
Tags: ['Білорусь', 'Олімпіада', 'Росія']</text:p>
      <text:p text:style-name="P4">
Type: Article</text:p>
      <!--METADATA-->
      <text:p text:style-name="P4">
<draw:frame draw:style-name="fr1" draw:name="Image44" text:anchor-type="as-char" svg:width="6.9236in" svg:height="3.951288in" draw:z-index="0">
<draw:image xlink:href="../Images/yкринформ/2023-07-08T11-06-00-03-00/630_360_1688837216-430.jpg" xlink:type="simple" xlink:show="embed" xlink:actuate="onLoad" draw:mime-type="image/jpeg"/>
</draw:frame>
 Близько500 російських та білоруських спортсменів отримають дозвіл на участь уцьогорічних Азійських іграх у китайському Ханчжою, що допоможе їм отриматикваліфікацію на Олімпіаду-2024.</text:p>
      <text:p text:style-name="P4">
Як передає Укрінформ, про це повідомляє <text:a xlink:type="simple" xlink:href="https://www.insidethegames.biz/articles/1138715/russia-belarus-asian-games-hangzhou-2022" text:style-name="Internet_20_link" text:visited-style-name="Visited_20_Internet_20_Link">
 Inside the Games</text:a>
 .</text:p>
      <text:p text:style-name="P4">
Зазначається, що російські та білоруські спортсмени змагатимуться на Азійськихіграх 2024, які проходитимуть в Китаї з 23 вересня до 8 жовтня, піднейтральним прапором і без національної символіки. Претендувати на медаліспортсмени теж не зможуть.</text:p>
      <text:p text:style-name="P4">
<text:span text:style-name="T4">
Читайте також:</text:span>
 <text:a xlink:type="simple" xlink:href="https://www.ukrinform.ua/rubric-sports/3731887-rosijskih-sportsmenok-zaavili-na-panarabskih-igrah-ak-sirijskih.html" text:style-name="Internet_20_link" text:visited-style-name="Visited_20_Internet_20_Link">
 Російських спортсменок заявили на Панарабських іграх яксирійських </text:a>
</text:p>
      <text:p text:style-name="P4">
Участь спортсменів з РФ та Білорусі в Азійських іграх дозволить їм отриматикваліфікацію для участі в Олімпіаді-2024, яка відбудеться у Парижі.</text:p>
      <text:p text:style-name="P4">
Відповідне рішення прийматиметься керівними органами усіх видів спорту, яківключені до олімпійської програми, після голосування на Генеральній асамблеїОлімпійської ради Азії у 2024 році.</text:p>
      <text:p text:style-name="P4">
<text:span text:style-name="T4">
Читайте також:</text:span>
 <text:a xlink:type="simple" xlink:href="https://www.ukrinform.ua/rubric-sports/3729357-cehia-zaboronila-sportsmenam-iz-rf-ta-bilorusi-ucast-u-zmagannah-na-teritorii-kraini.html" text:style-name="Internet_20_link" text:visited-style-name="Visited_20_Internet_20_Link">
 Чехія заборонила спортсменам із РФ та Білорусі участь узмаганнях на території країни </text:a>
</text:p>
      <text:p text:style-name="P4">
Як повідомляв Укрінформ, Парламентська асамблея Ради Європи ухвалиларезолюцію, якою рекомендує Міжнародному олімпійському комітету не допускатиспортсменів з Росії та Білорусі до участі в Олімпійських та Паралімпійськихіграх в Парижі у 2024 році навіть під нейтральним прапором.</text:p>
      <text:p text:style-name="P4">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Зеленський присвоїв звання Героя України 49 захисникам</text:span>
</text:h>
      <text:p text:style-name="P4">
Authors: Ukrinform (Person)</text:p>
      <text:p text:style-name="P4">
Publisher: Укринформ (Organization)</text:p>
      <text:p text:style-name="P4">
Published Time: 2023-07-08T11:08:54+03:00</text:p>
      <text:p text:style-name="P4">
Modified Time: 2023-07-08T11:08:54+03:00</text:p>
      <text:p text:style-name="P4">
Description: Президент Володимир Зеленський присвоїв звання «Герой України» 49 особам, серед яких 46 – посмертно. — Укрінформ.</text:p>
      <text:p text:style-name="P4">
Images: ['<text:a xlink:type="simple" xlink:href="https://static.ukrinform.com/photos/2023_07/thumb_files/630_360_1688502148-599.jpeg" text:style-name="Internet_20_link" text:visited-style-name="Visited_20_Internet_20_Link">
630_360_16885...</text:a>
']</text:p>
      <text:p text:style-name="P4">
Tags: ['Герой України', 'Зеленський', 'Війна з Росією']</text:p>
      <text:p text:style-name="P4">
Type: Article</text:p>
      <!--METADATA-->
      <text:p text:style-name="P4">
<draw:frame draw:style-name="fr1" draw:name="Image45" text:anchor-type="as-char" svg:width="6.9236in" svg:height="3.956343in" draw:z-index="0">
<draw:image xlink:href="../Images/yкринформ/2023-07-08T11-08-54-03-00/630_360_1688502148-599.jpeg" xlink:type="simple" xlink:show="embed" xlink:actuate="onLoad" draw:mime-type="image/jpeg"/>
</draw:frame>
 ПрезидентВолодимир Зеленський присвоїв звання «Герой України» 49 особам, серед яких 46– посмертно.</text:p>
      <text:p text:style-name="P4">
Відповідні укази №381/2023 - №429/2023 опубліковані на <text:a xlink:type="simple" xlink:href="https://www.president.gov.ua/documents/decrees" text:style-name="Internet_20_link" text:visited-style-name="Visited_20_Internet_20_Link">
 сайті глави держави,</text:a>
 повідомляє Укрінформ.</text:p>
      <text:p text:style-name="P4">
Президент написав у <text:a xlink:type="simple" xlink:href="https://t.me/V_Zelenskiy_official/6898" text:style-name="Internet_20_link" text:visited-style-name="Visited_20_Internet_20_Link">
 Телеграмі </text:a>
 :«Наші воїни, наші українські герої. Підписав укази про присвоєння звання ГерояУкраїни. Кожне прізвище – це історія відваги, це історія волі, це історіяУкраїни. Дякуємо нашим героям! Дякую кожній сімʼї, яка виховала таких воїнівдля України!».</text:p>
      <text:p text:style-name="P4">
<text:span text:style-name="T4">
Читайте також:</text:span>
 <text:a xlink:type="simple" xlink:href="https://www.ukrinform.ua/rubric-ato/3733003-500-dniv-velikoi-vijni-ukraina-ta-svit-narostili-mazi-a-rosia-oslabla.html" text:style-name="Internet_20_link" text:visited-style-name="Visited_20_Internet_20_Link">
 <text:span text:style-name="T4">
500</text:span>
 днів Великої війни: Україна та світ наростилим’язи, а Росія – ослабла </text:a>
</text:p>
      <text:p text:style-name="P4">
Нагадаємо, Президент Володимир Зеленський 8 липня <text:a xlink:type="simple" xlink:href="https://www.ukrinform.ua/rubric-ato/3733042-zelenskij-pobuvav-na-zmiinomu.html" text:style-name="Internet_20_link" text:visited-style-name="Visited_20_Internet_20_Link">
 відвідав острів Зміїний</text:a>
 , де вшанував українських героїв та подякував усім, хто вже 500днів б’ється з російською агресією.</text:p>
      <text:p text:style-name="P4">
Source: <text:a xlink:type="simple" xlink:href="https://www.ukrinform.ua/rubric-society/3733113-zelenskij-prisvoiv-zvanna-geroa-ukraini-49-zahisnikam.html" text:style-name="Internet_20_link" text:visited-style-name="Visited_20_Internet_20_Link">
https://www.ukrinform.ua/rubric-society/3733113-zelenskij-prisvoiv-zvanna-geroa-ukraini-49-zahisnikam.html</text:a>
</text:p>
      <!--NEWS-->
      <text:h text:style-name="P10" text:outline-level="1">
<text:span text:style-name="T4">
На Донеччині обвалився дах на ТЕС - один загиблий, троє травмованих</text:span>
</text:h>
      <text:p text:style-name="P4">
Authors: Ukrinform (Person)</text:p>
      <text:p text:style-name="P4">
Publisher: Укринформ (Organization)</text:p>
      <text:p text:style-name="P4">
Published Time: 2023-07-08T11:10:00+03:00</text:p>
      <text:p text:style-name="P4">
Modified Time: 2023-07-08T11:10:00+03:00</text:p>
      <text:p text:style-name="P4">
Description: У Донецькій області на ТЕС обвалився дах, унаслідок чого одна людина загинула, дві особи вважаються зниклим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ТЕС', 'Війна з Росією']</text:p>
      <text:p text:style-name="P4">
Type: Article</text:p>
      <!--METADATA-->
      <text:p text:style-name="P4">
<draw:frame draw:style-name="fr1" draw:name="Image46" text:anchor-type="as-char" svg:width="6.9236in" svg:height="3.948443in" draw:z-index="0">
<draw:image xlink:href="../Images/yкринформ/2023-07-08T11-10-00-03-00/630_360_1538997483-946.jpg" xlink:type="simple" xlink:show="embed" xlink:actuate="onLoad" draw:mime-type="image/jpeg"/>
</draw:frame>
 УДонецькій області на ТЕС обвалився дах, унаслідок чого одна людина загинула,дві особи вважаються зниклими.</text:p>
      <text:p text:style-name="P4">
Про це повідомляє <text:a xlink:type="simple" xlink:href="https://mev.gov.ua/novyna/sytuatsiya-v-enerhosystemi-na-8-lypnya-cherez-nehodu-v-krayini-znestrumleni-ponad-300" text:style-name="Internet_20_link" text:visited-style-name="Visited_20_Internet_20_Link">
 Міністерство енергетики</text:a>
 , передає Укрінформ.</text:p>
      <text:p text:style-name="P4">
"На ТЕС у Донецькій області, яка неодноразово зазнавала ворожих <text:a xlink:type="simple" xlink:href="https://www.ukrinform.ua/tag-obstril" text:style-name="Internet_20_link" text:visited-style-name="Visited_20_Internet_20_Link">
 обстрілів</text:a>
 , стався нещасний випадок – впав дахкотлотурбінного цеху, через що персонал аварійно відключив енергоблоки. Одналюдина загинула, двоє вважаються зниклими, троє дістали травми та відправленідо лікарні", - йдеться у повідомленні.</text:p>
      <text:p text:style-name="P4">
<text:span text:style-name="T4">
Читайте також:</text:span>
 <text:a xlink:type="simple" xlink:href="https://www.ukrinform.ua/rubric-regions/3733044-zagarbniki-za-dobu-poranili-na-doneccini-patoh-civilnih.html" text:style-name="Internet_20_link" text:visited-style-name="Visited_20_Internet_20_Link">
 Загарбники за добу поранили на <text:span text:style-name="T4">
Донечч</text:span>
 ині п’ятьохцивільних </text:a>
</text:p>
      <text:p text:style-name="P4">
На місці обвалення проводиться розбір завалів. Причини інцидентувстановлюються.</text:p>
      <text:p text:style-name="P4">
Source: <text:a xlink:type="simple" xlink:href="https://www.ukrinform.ua/rubric-regions/3733122-na-doneccini-obvalivsa-dah-na-tes-odin-zagiblij-troe-travmovanih.html" text:style-name="Internet_20_link" text:visited-style-name="Visited_20_Internet_20_Link">
https://www.ukrinform.ua/rubric-regions/3733122-na-doneccini-obvalivsa-dah-na-tes-odin-zagiblij-troe-travmovanih.html</text:a>
</text:p>
      <!--NEWS-->
      <text:h text:style-name="P10" text:outline-level="1">
<text:span text:style-name="T4">
Через Мелітополь загарбники перекидають військову техніку</text:span>
</text:h>
      <text:p text:style-name="P4">
Authors: Ukrinform (Person)</text:p>
      <text:p text:style-name="P4">
Publisher: Укринформ (Organization)</text:p>
      <text:p text:style-name="P4">
Published Time: 2023-07-08T11:11:00+03:00</text:p>
      <text:p text:style-name="P4">
Modified Time: 2023-07-08T11:11:00+03:00</text:p>
      <text:p text:style-name="P4">
Description: Через Мелітополь загарбники перекидають техніку, а на вулицях росіян більше, ніж місцевих мешканців. — Укрінформ.</text:p>
      <text:p text:style-name="P4">
Images: ['<text:a xlink:type="simple" xlink:href="https://static.ukrinform.com/photos/2023_07/thumb_files/630_360_1688803608-930.png" text:style-name="Internet_20_link" text:visited-style-name="Visited_20_Internet_20_Link">
630_360_16888...</text:a>
']</text:p>
      <text:p text:style-name="P4">
Tags: ['Мелітополь', 'Військова техніка', 'Війна з Росією']</text:p>
      <text:p text:style-name="P4">
Type: Article</text:p>
      <!--METADATA-->
      <text:p text:style-name="P4">
<draw:frame draw:style-name="fr1" draw:name="Image47" text:anchor-type="as-char" svg:width="6.9236in" svg:height="3.956343in" draw:z-index="0">
<draw:image xlink:href="../Images/yкринформ/2023-07-08T11-11-00-03-00/630_360_1688803608-930.png" xlink:type="simple" xlink:show="embed" xlink:actuate="onLoad" draw:mime-type="image/png"/>
</draw:frame>
 ЧерезМелітополь загарбники перекидають техніку, а на вулицях росіян більше, ніжмісцевих мешканців.</text:p>
      <text:p text:style-name="P4">
Про це в  <text:a xlink:type="simple" xlink:href="https://t.me/ivan_fedorov_melitopol/2453" text:style-name="Internet_20_link" text:visited-style-name="Visited_20_Internet_20_Link">
 Телеграмі </text:a>
 повідомивміський голова Мелітополя Іван Федоров, передає Укрінформ.</text:p>
      <text:p text:style-name="P4">
"Окупанти продовжують використовувати Мелітополь як логістичний таадміністративний хаб. Через місто в усі напрямки перекидають ворожу <text:a xlink:type="simple" xlink:href="https://www.ukrinform.ua/tag-vijskova-tehnika" text:style-name="Internet_20_link" text:visited-style-name="Visited_20_Internet_20_Link">
 техніку</text:a>
 , а на вулицях гастролерів зрфії більше, ніж місцевих мешканців. Останніми днями збільшився трафіквантажівок на об’їзній дорозі по вулиці Ломоносова: рухаються як у бікЗапорізької лінії фронту, так і назад - на південь в сторону Криму", - написаввін.</text:p>
      <text:p text:style-name="P4">
Федоров додав, що в місті стали патрулювати джипи з пристроями, схожими налокатори, ймовірно, для прослуховування телефонних розмов. За кермом такихавто перебувають військові, які базуються в районі третьої спортшколи.</text:p>
      <text:p text:style-name="P4">
<text:span text:style-name="T4">
Читайте також:</text:span>
 <text:a xlink:type="simple" xlink:href="https://www.ukrinform.ua/rubric-regions/3732499-u-melitopoli-zagarbniki-rozselaut-u-vilni-kvartiri-vijskovih-mer.html" text:style-name="Internet_20_link" text:visited-style-name="Visited_20_Internet_20_Link">
 У <text:span text:style-name="T4">
Мелітопол</text:span>
 і загарбники розселяють у «вільні»квартири військових - мер </text:a>
</text:p>
      <text:p text:style-name="P4">
Крім того, з'явилося і багато автомобілів з номерними знаками республікДагестан та Північна Осетія.</text:p>
      <text:p text:style-name="P4">
Як повідомляв Укрінформ, у тимчасово окупованому Мелітополі загарбники влікарнях  <text:a xlink:type="simple" xlink:href="https://www.ukrinform.ua/rubric-regions/3732243-u-melitopoli-zagarbniki-v-likarnah-vistavili-vijskovij-konvoj.html" text:style-name="Internet_20_link" text:visited-style-name="Visited_20_Internet_20_Link">
 виставили військовий конвой </text:a>
 .</text:p>
      <text:p text:style-name="P4">
Source: <text:a xlink:type="simple" xlink:href="https://www.ukrinform.ua/rubric-regions/3733114-cerez-melitopol-zagarbniki-perekidaut-vijskovu-tehniku.html" text:style-name="Internet_20_link" text:visited-style-name="Visited_20_Internet_20_Link">
https://www.ukrinform.ua/rubric-regions/3733114-cerez-melitopol-zagarbniki-perekidaut-vijskovu-tehniku.html</text:a>
</text:p>
      <!--NEWS-->
      <text:h text:style-name="P10" text:outline-level="1">
<text:span text:style-name="T4">
Едгарс Рінкевичс вступив на посаду президента Латвії</text:span>
</text:h>
      <text:p text:style-name="P4">
Authors: Ukrinform (Person)</text:p>
      <text:p text:style-name="P4">
Publisher: Укринформ (Organization)</text:p>
      <text:p text:style-name="P4">
Published Time: 2023-07-08T11:18:43+03:00</text:p>
      <text:p text:style-name="P4">
Modified Time: 2023-07-08T11:18:43+03:00</text:p>
      <text:p text:style-name="P4">
Description: Едгарс Рінкевичс, який багато років поспіль обіймав посаду глави МЗС Латвії, у суботу, 8 липня, склав присягу президента країни на урочистому засіданні Сейму. — Укрінформ.</text:p>
      <text:p text:style-name="P4">
Images: ['<text:a xlink:type="simple" xlink:href="https://static.ukrinform.com/photos/2023_07/thumb_files/630_360_1688804132-535.jpg" text:style-name="Internet_20_link" text:visited-style-name="Visited_20_Internet_20_Link">
630_360_16888...</text:a>
']</text:p>
      <text:p text:style-name="P4">
Tags: ['Латвія', 'Президент']</text:p>
      <text:p text:style-name="P4">
Type: Article</text:p>
      <!--METADATA-->
      <text:p text:style-name="P4">
<draw:frame draw:style-name="fr1" draw:name="Image48" text:anchor-type="as-char" svg:width="6.9236in" svg:height="3.956343in" draw:z-index="0">
<draw:image xlink:href="../Images/yкринформ/2023-07-08T11-18-43-03-00/630_360_1688804132-535.jpg" xlink:type="simple" xlink:show="embed" xlink:actuate="onLoad" draw:mime-type="image/jpeg"/>
</draw:frame>
 ЕдгарсРінкевичс, який багато років поспіль обіймав посаду глави МЗС Латвії, усуботу, 8 липня, склав присягу президента країни на урочистому засіданніСейму.</text:p>
      <text:p text:style-name="P4">
Про це повідомляє <text:a xlink:type="simple" xlink:href="https://rus.delfi.lv/news/daily/latvia/nasha-latviya-odna-i-v-to-zhe-vremya-dlya-kazhdogo-svoya-edgar-rinkevich-vstupil-v-dolzhnost-prezidenta-strany.d" text:style-name="Internet_20_link" text:visited-style-name="Visited_20_Internet_20_Link">
 Delfi </text:a>
 , передає Укрінформ.</text:p>
      <text:p text:style-name="P4">
«Я присягаюся, що вся моя діяльність буде присвячена благу народу <text:a xlink:type="simple" xlink:href="https://www.ukrinform.ua/tag-latvia" text:style-name="Internet_20_link" text:visited-style-name="Visited_20_Internet_20_Link">
 Латвії</text:a>
 . Я зроблю все, що буде в моїх силах,щоб сприяти благополуччю Латвійської держави та її населення. Я буду…дотримуватися Сатверсме Латвії (Конституція Латвії – ред.) та законів держави.Стосовно всіх я буду справедливий і обов'язки буду виконувати по совісті», —такий текст присяги виголосив із трибуни Сейму новообраний президент.</text:p>
      <text:p text:style-name="P4">
Потім політик завірив документ із текстом урочистої обіцянки своїм підписом.</text:p>
      <text:p text:style-name="P4">
Таким чином Рінкевичс став сьомим президентом країни, обраним післявідновлення державної незалежності. Він вступив на цю посаду на наступнічотири роки. Його попередником з 8 липня 2019 року був Егілс Левітс.</text:p>
      <text:p text:style-name="P4">
<text:span text:style-name="T4">
Читайте також:</text:span>
 <text:a xlink:type="simple" xlink:href="https://www.ukrinform.ua/rubric-polytics/3725581-agresiu-rf-proti-ukraini-rinkevics-zaklikae-krainicleni-radi-evropi-priednatisa-do-reestru-zbitkiv.html" text:style-name="Internet_20_link" text:visited-style-name="Visited_20_Internet_20_Link">
 Агресія РФ проти України: <text:span text:style-name="T4">
Рінкевичс</text:span>
 закликає країни-члени Ради Європи приєднатися до реєстру збитків</text:a>
</text:p>
      <text:p text:style-name="P4">
До цього 11 років, 8 місяців та 11 днів Рінкевичс був незмінним міністромзакордонних справ Латвії.</text:p>
      <text:p text:style-name="P4">
Як повідомляв Укрінформ, 31 травня у третьому турі виборів президента Латвії <text:a xlink:type="simple" xlink:href="https://www.ukrinform.ua/rubric-world/3716551-u-latvii-obrali-novim-prezidentom-edgarsa-rinkevicsa.html" text:style-name="Internet_20_link" text:visited-style-name="Visited_20_Internet_20_Link">
перемогу здобув кандидат від «Нової єдності»</text:a>
 , міністр закордонних справ ЕдгарсРінкевичс, який набрав 52 голоси депутатів Сейму.</text:p>
      <text:p text:style-name="P4">
Фото: LETA</text:p>
      <text:p text:style-name="P4">
Source: <text:a xlink:type="simple" xlink:href="https://www.ukrinform.ua/rubric-world/3733118-edgars-rinkevics-vstupiv-na-posadu-prezidenta-latvii.html" text:style-name="Internet_20_link" text:visited-style-name="Visited_20_Internet_20_Link">
https://www.ukrinform.ua/rubric-world/3733118-edgars-rinkevics-vstupiv-na-posadu-prezidenta-latvii.html</text:a>
</text:p>
      <!--NEWS-->
      <text:h text:style-name="P10" text:outline-level="1">
<text:span text:style-name="T4">
Резніков назвав п'ять принципів України щодо застосування касетних боєприпасів</text:span>
</text:h>
      <text:p text:style-name="P4">
Authors: Ukrinform (Person)</text:p>
      <text:p text:style-name="P4">
Publisher: Укринформ (Organization)</text:p>
      <text:p text:style-name="P4">
Published Time: 2023-07-08T11:22:00+03:00</text:p>
      <text:p text:style-name="P4">
Modified Time: 2023-07-08T11:22:00+03:00</text:p>
      <text:p text:style-name="P4">
Description: Міністр оборони Олексій Резніков назвав п'ять принципів, яких Україна дотримуватиметься під час застосування касетних боєприпасів, наданих США.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Міноборони', 'Боєприпаси', 'Резніков', 'Війна з Росією']</text:p>
      <text:p text:style-name="P4">
Type: Article</text:p>
      <!--METADATA-->
      <text:p text:style-name="P4">
<draw:frame draw:style-name="fr1" draw:name="Image49" text:anchor-type="as-char" svg:width="6.9236in" svg:height="3.956343in" draw:z-index="0">
<draw:image xlink:href="../Images/yкринформ/2023-07-08T11-22-00-03-00/630_360_1678276922-524.jpg" xlink:type="simple" xlink:show="embed" xlink:actuate="onLoad" draw:mime-type="image/jpeg"/>
</draw:frame>
 Міністроборони Олексій Резніков назвав п'ять принципів, яких Українадотримуватиметься під час застосування касетних боєприпасів, наданих США.</text:p>
      <text:p text:style-name="P4">
Про це він написав у  <text:a xlink:type="simple" xlink:href="https://twitter.com/oleksiireznikov/status/1677410470108471298" text:style-name="Internet_20_link" text:visited-style-name="Visited_20_Internet_20_Link">
 Твіттері</text:a>
 , передаєУкрінформ.</text:p>
      <text:p text:style-name="P4">
Очільник МОУ привітав рішення США надати Україні «нову визвольну зброю, якасуттєво допоможе нам деокупувати наші території, рятуючи життя українськихсолдатів».</text:p>
      <text:p text:style-name="P4">
«Хочу наголосити, що при реалізації нашого невід'ємного права на самооборонуми й надалі суворо дотримуватимемося всіх міжнародних гуманітарних конвенцій,підписаних і ратифікованих Україною», — заявив Резніков.</text:p>
      <text:p text:style-name="P4">
Він наголосив, що Росія невибірково застосовувала касетні снаряди з першогодня неспровокованої широкомасштабної агресії, зокрема обстрілювала нимижитлові квартали Харкова.</text:p>
      <text:p text:style-name="P4">
Міністр зазначив, що Україна прагне повернути території та зберегти життялюдей, а для цього необхідно завдати якнайбільшої шкоди ворогові.</text:p>
      <text:p text:style-name="P4">
<text:span text:style-name="T4">
Читайте також:</text:span>
 <text:a xlink:type="simple" xlink:href="https://www.ukrinform.ua/rubric-ato/3732875-kraini-nato-okremo-mozut-virisuvati-ci-davati-ukraini-kasetni-boepripasi-stoltenberg.html" text:style-name="Internet_20_link" text:visited-style-name="Visited_20_Internet_20_Link">
 Країни НАТО окремо можуть вирішувати, чи давати Українікасетні боєприпаси - Столтенберг </text:a>
</text:p>
      <text:p text:style-name="P4">
«Чим більше втрат ми їм завдамо, тим більше життів українців зможемоврятувати. У наших інтересах зберегти життя наших воїнів. Ось чому мипродовжуватимемо робити це, використовуючи всі смертоносні озброєння, які є унас», — заявив Резніков.</text:p>
      <text:p text:style-name="P4">
Він також назвав п'ять ключових принципів, яких Україна дотримуватиметься призастосуванні касетних боєприпасів, про які було чітко сказано всім партнерам,включаючи США.</text:p>
      <text:p text:style-name="P4">
Зокрема, Україна використовуватиме ці боєприпаси лише для деокупації своїхміжнародно визнаних територій. Вони не будуть використовуватися на офіційновизнаній території Росії.</text:p>
      <text:p text:style-name="P4">
Касетні <text:a xlink:type="simple" xlink:href="https://www.ukrinform.ua/tag-boepripasi" text:style-name="Internet_20_link" text:visited-style-name="Visited_20_Internet_20_Link">
 боєприпаси </text:a>
 незастосовуватимуться у міських районах (містах), щоб уникнути ризиків длямирного населення. Їх використовуватимуть тільки в місцях скупчення російськихвійськових та для прориву рубежів оборони противника з мінімальним ризиком дляжиття українських воїнів.</text:p>
      <text:p text:style-name="P4">
Водночас Україна буде вести суворий облік використання цієї зброї та локальнихзон, де вона буде використовуватися.</text:p>
      <text:p text:style-name="P4">
Після деокупації і перемоги України території, де застосовувалися цібоєприпаси, будуть пріоритетними для розмінування.</text:p>
      <text:p text:style-name="P4">
Україна буде звітувати партнерам про використання цих боєприпасів та їхнюефективність, щоб забезпечити належний стандарт прозорого звітування таконтролю.</text:p>
      <text:p text:style-name="P4">
<text:span text:style-name="T4">
Читайте також:</text:span>
 <text:a xlink:type="simple" xlink:href="https://www.ukrinform.ua/rubric-other_news/3732846-nimeccina-peredala-cergovij-paket-vijskovoi-dopomogi-ukraini.html" text:style-name="Internet_20_link" text:visited-style-name="Visited_20_Internet_20_Link">
 Німеччина передала черговий пакет <text:span text:style-name="T4">
військової</text:span>
<text:span text:style-name="T4">
допомог</text:span>
 и Україні </text:a>
</text:p>
      <text:p text:style-name="P4">
Як повідомляв Укрінформ, Сполучені Штати оголосили у п’ятницю про виділенняУкраїні  <text:a xlink:type="simple" xlink:href="https://www.ukrinform.ua/rubric-ato/3732977-pentagon-ogolosiv-pro-novij-paket-dopomogi-ukraini-z-kasetnimi-boepripasami.html" text:style-name="Internet_20_link" text:visited-style-name="Visited_20_Internet_20_Link">
 чергового пакета військової допомоги</text:a>
 . Він включаєартилерійські снаряди, в тому числі, касетні боєприпаси, ракети для системPatriot і HIMARS, БМП Bradley, БТР Stryker, а також інше озброєння табоєприпаси.</text:p>
      <text:p text:style-name="P4">
Президент США Джо Байден визнав, що  <text:a xlink:type="simple" xlink:href="https://www.ukrinform.ua/rubric-ato/3733015-bajden-pro-kasetni-snaradi-dla-ukraini-vazke-risenna-ale-voni-ij-potribni.html" text:style-name="Internet_20_link" text:visited-style-name="Visited_20_Internet_20_Link">
 надання Україні касетних боєприпасівбуло «важким рішенням» </text:a>
 , алеЗСУ потребують їх для контрнаступу.</text:p>
      <text:p text:style-name="P4">
Понад 100 країн, включаючи Велику Британію, Францію та Німеччину, підписалиКонвенцію про касетні боєприпаси, яка забороняє їх застосування, виробництвота передачу. США та Україна (а також Росія) не приєдналися до цієї заборони.</text:p>
      <text:p text:style-name="P4">
Source: <text:a xlink:type="simple" xlink:href="https://www.ukrinform.ua/rubric-ato/3733120-reznikov-nazvav-pat-principiv-ukraini-sodo-zastosuvanna-kasetnih-boepripasiv.html" text:style-name="Internet_20_link" text:visited-style-name="Visited_20_Internet_20_Link">
https://www.ukrinform.ua/rubric-ato/3733120-reznikov-nazvav-pat-principiv-ukraini-sodo-zastosuvanna-kasetnih-boepripasiv.html</text:a>
</text:p>
      <!--NEWS-->
      <text:h text:style-name="P10" text:outline-level="1">
<text:span text:style-name="T4">
Українські легкоатлетки виграли два «золота» на турнірі у Франції</text:span>
</text:h>
      <text:p text:style-name="P4">
Authors: Ukrinform (Person)</text:p>
      <text:p text:style-name="P4">
Publisher: Укринформ (Organization)</text:p>
      <text:p text:style-name="P4">
Published Time: 2023-07-08T11:23:51+03:00</text:p>
      <text:p text:style-name="P4">
Modified Time: 2023-07-08T11:23:51+03:00</text:p>
      <text:p text:style-name="P4">
Description: Дві золоті медалі вибороли українки на змаганнях Світового легкоатлетичного континентального туру Meeting International de Sotteville 2023. — Укрінформ.</text:p>
      <text:p text:style-name="P4">
Images: ['<text:a xlink:type="simple" xlink:href="https://static.ukrinform.com/photos/2023_07/thumb_files/630_360_1688804423-528.jpg" text:style-name="Internet_20_link" text:visited-style-name="Visited_20_Internet_20_Link">
630_360_16888...</text:a>
']</text:p>
      <text:p text:style-name="P4">
Tags: ['Франція', 'Легка атлетика', 'Спорт', 'Збірна України']</text:p>
      <text:p text:style-name="P4">
Type: Article</text:p>
      <!--METADATA-->
      <text:p text:style-name="P4">
<draw:frame draw:style-name="fr1" draw:name="Image50" text:anchor-type="as-char" svg:width="6.9236in" svg:height="3.956343in" draw:z-index="0">
<draw:image xlink:href="../Images/yкринформ/2023-07-08T11-23-51-03-00/630_360_1688804423-528.jpg" xlink:type="simple" xlink:show="embed" xlink:actuate="onLoad" draw:mime-type="image/jpeg"/>
</draw:frame>
 Дві золотімедалі вибороли українки на змаганнях Світового легкоатлетичногоконтинентального туру Meeting International de Sotteville 2023.</text:p>
      <text:p text:style-name="P4">
Турнір категорії Silver <text:a xlink:type="simple" xlink:href="https://www.facebook.com/olympicua" text:style-name="Internet_20_link" text:visited-style-name="Visited_20_Internet_20_Link">
 проходив </text:a>
 уФранції, передає Укрінформ.</text:p>
      <text:p text:style-name="P4">
Наталія Кроль фінішувала з першим часом - 2.00,55 у бігу на дистанції 800метрів.</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Юлія Чумаченко, показавши свій найкращий результат сезоніу - 1,92 м, перемоглау секторі для стрибків у висоту.</text:p>
      <text:p text:style-name="P4">
Фото: facebook.com/olympicua.</text:p>
      <text:p text:style-name="P4">
Source: <text:a xlink:type="simple" xlink:href="https://www.ukrinform.ua/rubric-sports/3733121-ukrainski-legkoatletki-vigrali-dva-zolota-na-turniri-u-francii.html" text:style-name="Internet_20_link" text:visited-style-name="Visited_20_Internet_20_Link">
https://www.ukrinform.ua/rubric-sports/3733121-ukrainski-legkoatletki-vigrali-dva-zolota-na-turniri-u-francii.html</text:a>
</text:p>
      <!--NEWS-->
      <text:h text:style-name="P10" text:outline-level="1">
<text:span text:style-name="T4">
Ворог обстріляв Лиман - шестеро загиблих і п'ятеро поранених</text:span>
</text:h>
      <text:p text:style-name="P4">
Authors: Ukrinform (Person)</text:p>
      <text:p text:style-name="P4">
Publisher: Укринформ (Organization)</text:p>
      <text:p text:style-name="P4">
Published Time: 2023-07-08T11:24:00+03:00</text:p>
      <text:p text:style-name="P4">
Modified Time: 2023-07-08T11:24:00+03:00</text:p>
      <text:p text:style-name="P4">
Description: Щонайменше шестеро людей загинули і п'ятеро були поранені внаслідок обстрілу російськими військами Лимана.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Донеччина', 'Обстріл', 'Війна', 'Лиман', 'Війна з Росією']</text:p>
      <text:p text:style-name="P4">
Type: Article</text:p>
      <!--METADATA-->
      <text:p text:style-name="P4">
<draw:frame draw:style-name="fr1" draw:name="Image51" text:anchor-type="as-char" svg:width="6.9236in" svg:height="3.948443in" draw:z-index="0">
<draw:image xlink:href="../Images/yкринформ/2023-07-08T11-24-00-03-00/630_360_1538997471-852.jpg" xlink:type="simple" xlink:show="embed" xlink:actuate="onLoad" draw:mime-type="image/jpeg"/>
</draw:frame>
 Щонайменшешестеро людей загинули і п'ятеро були поранені внаслідок обстрілу російськимивійськами Лимана.</text:p>
      <text:p text:style-name="P4">
Як передає Укрніформ, про це <text:a xlink:type="simple" xlink:href="https://t.me/pavlokyrylenko_donoda/8713" text:style-name="Internet_20_link" text:visited-style-name="Visited_20_Internet_20_Link">
 в Телеграмі</text:a>
 повідомив начальник Донецькоїобласної військової адміністрації Павло Кириленко.</text:p>
      <text:p text:style-name="P4">
«Щонайменше 6 людей загинули і 5 поранені внаслідок <text:a xlink:type="simple" xlink:href="https://www.ukrinform.ua/tag-obstril" text:style-name="Internet_20_link" text:visited-style-name="Visited_20_Internet_20_Link">
 обстрілу</text:a>
 російськими терористичними військамиЛимана», - написав Кириленко.</text:p>
      <text:p text:style-name="P4">
За його словами, росіяни завдали удару по місту з РСЗВ близько 10-ї ранку,поцілили у приватний сектор. Пошкоджені будинок і крамниця.</text:p>
      <text:p text:style-name="P4">
<text:span text:style-name="T4">
Читайте також:</text:span>
 <text:a xlink:type="simple" xlink:href="https://www.ukrinform.ua/rubric-regions/3733122-na-doneccini-obvalivsa-dah-na-tes-odin-zagiblij-troe-travmovanih.html" text:style-name="Internet_20_link" text:visited-style-name="Visited_20_Internet_20_Link">
 На <text:span text:style-name="T4">
Донечч</text:span>
 ині обвалився дах на ТЕС - один загиблий,троє травмованих </text:a>
</text:p>
      <text:p text:style-name="P4">
На місці обстрілів працює поліція. Парамедики надають необхідну медичнудопомогу постраждалим.</text:p>
      <text:p text:style-name="P4">
Згодом у поліції уточнили, що російська атака у Лимані забрала життя чотирьохжінок і двох чоловіків.</text:p>
      <text:p text:style-name="P4">
Поранень зазнали троє жінок і двоє чоловіків, парамедики надавали їм медичнудопомогу.</text:p>
      <text:p text:style-name="P4">
Пошкоджено приватний будинок, магазин, автомобілі.</text:p>
      <text:p text:style-name="P4">
Як повідомлялося, за минулу добу, 7 липня, <text:a xlink:type="simple" xlink:href="https://www.ukrinform.ua/rubric-regions/3733044-zagarbniki-za-dobu-poranili-na-doneccini-patoh-civilnih.html" text:style-name="Internet_20_link" text:visited-style-name="Visited_20_Internet_20_Link">
 росіяни поранили 5 жителівДонеччини. </text:a>
</text:p>
      <text:p text:style-name="P4">
Source: <text:a xlink:type="simple" xlink:href="https://www.ukrinform.ua/rubric-ato/3733127-vorog-obstrilav-liman-sestero-zagiblih-i-patero-poranenih.html" text:style-name="Internet_20_link" text:visited-style-name="Visited_20_Internet_20_Link">
https://www.ukrinform.ua/rubric-ato/3733127-vorog-obstrilav-liman-sestero-zagiblih-i-patero-poranenih.html</text:a>
</text:p>
      <!--NEWS-->
      <text:h text:style-name="P10" text:outline-level="1">
<text:span text:style-name="T4">
Данілов: Україна на 500 днів стала ближче до перемоги</text:span>
</text:h>
      <text:p text:style-name="P4">
Authors: Ukrinform (Person)</text:p>
      <text:p text:style-name="P4">
Publisher: Укринформ (Organization)</text:p>
      <text:p text:style-name="P4">
Published Time: 2023-07-08T11:31:00+03:00</text:p>
      <text:p text:style-name="P4">
Modified Time: 2023-07-08T11:31:00+03:00</text:p>
      <text:p text:style-name="P4">
Description: Україна на 500 днів стала ближче до перемоги, наголошує секретар Ради національної безпеки і оборони Олексій Данілов.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Україна', 'Данілов', 'Війна з Росією']</text:p>
      <text:p text:style-name="P4">
Type: Article</text:p>
      <!--METADATA-->
      <text:p text:style-name="P4">
<draw:frame draw:style-name="fr1" draw:name="Image52" text:anchor-type="as-char" svg:width="6.9236in" svg:height="3.956343in" draw:z-index="0">
<draw:image xlink:href="../Images/yкринформ/2023-07-08T11-31-00-03-00/630_360_1680783784-260.jpg" xlink:type="simple" xlink:show="embed" xlink:actuate="onLoad" draw:mime-type="image/jpeg"/>
</draw:frame>
 Україна на500 днів стала ближче до перемоги, наголошує секретар Ради національноїбезпеки і оборони Олексій Данілов.</text:p>
      <text:p text:style-name="P4">
Як передає Укрінформ, він написав у  <text:a xlink:type="simple" xlink:href="https://www.facebook.com/danilov.oleksiy/posts/pfbid02ZC8MccPHERnfXzVo789hYg4QhPurWpjwKFNfn2EtCrn651PjhuxEKVVPYAxjiRcyl" text:style-name="Internet_20_link" text:visited-style-name="Visited_20_Internet_20_Link">
 Фейсбуці</text:a>
.</text:p>
      <text:p text:style-name="P4">
За словами Данілова, три дні знадобилось, щоби зруйнувати міф про "другуармію", 49 днів – щоби відправити на дно крейсер "Москва" і 61 – щоби зібрати"Рамштайн".</text:p>
      <text:p text:style-name="P4">
Як нагадав секретар РНБО, за 126 днів був звільнений острів Зміїний, а за 230днів "сильно "втомився" так званий "Кримський міст".</text:p>
      <text:p text:style-name="P4">
"На 260-й день українські воїни скинули російського півня й піднялиукраїнський прапор над <text:a xlink:type="simple" xlink:href="https://www.ukrinform.ua/tag-herson" text:style-name="Internet_20_link" text:visited-style-name="Visited_20_Internet_20_Link">
 Херсоном </text:a>
 ", -зауважив Данілов.</text:p>
      <text:p text:style-name="P4">
Через 301 день після початку війни Президент України виступив у Конгресі США."Рішення про виділення "Леопардів" ухвалюють через 335 днів, а F16 – через449", - підкреслив секретар РНБО.</text:p>
      <text:p text:style-name="P4">
За його словами, на 361-й день російської агресії Президент США прогулюєтьсяМихайлівською площею Києва.</text:p>
      <text:p text:style-name="P4">
<text:span text:style-name="T4">
Читайте також:</text:span>
 <text:a xlink:type="simple" xlink:href="https://www.ukrinform.ua/rubric-ato/3733100-rosia-za-500-dniv-vbila-v-ukraini-ponad-105-tisaci-civilnih-i-skoila-94-tisaci-voennih-zlociniv.html" text:style-name="Internet_20_link" text:visited-style-name="Visited_20_Internet_20_Link">
 Росія за <text:span text:style-name="T4">
500</text:span>
 <text:span text:style-name="T4">
днів</text:span>
 вбила в Україні понад 10,5тисячі цивільних і скоїла 94 тисячі воєнних злочинів</text:a>
</text:p>
      <text:p text:style-name="P4">
"433 дні знадобилось, щоби невідомі антифашисти і противники війни надіслалипривіт дроном по Кремлю. На 485-й день "бунт Пригожина" всьому світупродемонстрував гнилість та безсилля путінської Росії", - зазначив Данілов.</text:p>
      <text:p text:style-name="P4">
Він наголосив: "  500 днів війни. Годинник Судного дня кінця Путіна і Росії.Хід стрілок невідворотний… На 500 днів ми стали ближче до нашої Перемоги" ідодав: "Неможливо перемогти народ, який бореться за свободу і справедливість.Рух історії її тектонічних плит розпочався і в цьому русі правда на нашомубоці".</text:p>
      <text:p text:style-name="P4">
Як повідомлялося, 24 лютого 2022 року  <text:a xlink:type="simple" xlink:href="https://www.ukrinform.ua/rubric-ato/3733045-500-dniv-velikoi-vijni-peremogi-ukraini-ta-vtrati-rosii.html" text:style-name="Internet_20_link" text:visited-style-name="Visited_20_Internet_20_Link">
 Росія розпочала криваве</text:a>
 , неспровоковане, варварське повномасштабневторгнення в Україну. Проте "спецоперація", яка, за задумом загарбників, малатривати лише два тижні, затягнулася вже на 500 днів.</text:p>
      <text:p text:style-name="P4">
У Міністерстві оборони  <text:a xlink:type="simple" xlink:href="https://www.ukrinform.ua/rubric-ato/3733036-u-minoboroni-pidbili-pidsumki-500-dniv-povnomasstabnoi-vijni.html" text:style-name="Internet_20_link" text:visited-style-name="Visited_20_Internet_20_Link">
 підбили підсумки 500 днів</text:a>
 широкомасштабної війни Росіїпроти України.</text:p>
      <text:p text:style-name="P4">
Source: <text:a xlink:type="simple" xlink:href="https://www.ukrinform.ua/rubric-ato/3733129-danilov-ukraina-na-500-dniv-stala-blizce-do-peremogi.html" text:style-name="Internet_20_link" text:visited-style-name="Visited_20_Internet_20_Link">
https://www.ukrinform.ua/rubric-ato/3733129-danilov-ukraina-na-500-dniv-stala-blizce-do-peremogi.html</text:a>
</text:p>
      <!--NEWS-->
      <text:h text:style-name="P10" text:outline-level="1">
<text:span text:style-name="T4">
Затверджено склад збірної України на XVII літній ЄЮОФ-2023</text:span>
</text:h>
      <text:p text:style-name="P4">
Authors: Ukrinform (Person)</text:p>
      <text:p text:style-name="P4">
Publisher: Укринформ (Organization)</text:p>
      <text:p text:style-name="P4">
Published Time: 2023-07-08T11:33:52+03:00</text:p>
      <text:p text:style-name="P4">
Modified Time: 2023-07-08T11:33:52+03:00</text:p>
      <text:p text:style-name="P4">
Description: Виконавчий комітет Національного олімпійського комітету України затвердив склад учасників офіційної делегації національної збірної команди України для участі в XVII літньому Європейському юнацькому олімпійському фестивалі (ЄЮОФ). — Укрінформ.</text:p>
      <text:p text:style-name="P4">
Images: ['<text:a xlink:type="simple" xlink:href="https://static.ukrinform.com/photos/2023_07/thumb_files/630_360_1688546419-106.jpg" text:style-name="Internet_20_link" text:visited-style-name="Visited_20_Internet_20_Link">
630_360_16885...</text:a>
']</text:p>
      <text:p text:style-name="P4">
Tags: ['Олімпіада', 'Словенія', 'Спорт', 'Збірна України', 'Європейський юнацький олімпійський фестиваль']</text:p>
      <text:p text:style-name="P4">
Type: Article</text:p>
      <!--METADATA-->
      <text:p text:style-name="P4">
<draw:frame draw:style-name="fr1" draw:name="Image53" text:anchor-type="as-char" svg:width="6.9236in" svg:height="3.956343in" draw:z-index="0">
<draw:image xlink:href="../Images/yкринформ/2023-07-08T11-33-52-03-00/630_360_1688546419-106.jpg" xlink:type="simple" xlink:show="embed" xlink:actuate="onLoad" draw:mime-type="image/jpeg"/>
</draw:frame>
 Виконавчийкомітет Національного олімпійського комітету України затвердив склад учасниківофіційної делегації національної збірної команди України для участі в XVIIлітньому Європейському юнацькому олімпійському фестивалі (ЄЮОФ).</text:p>
      <text:p text:style-name="P4">
На змаганнях, що відбудуться 23-29 липня у місті Марибор (Словенія), нашукраїну <text:a xlink:type="simple" xlink:href="http://https://noc-ukr.org/news/23888/" text:style-name="Internet_20_link" text:visited-style-name="Visited_20_Internet_20_Link">
 представлятимуть </text:a>
 56спортсменів та спортсменок, передає Укрінформ.</text:p>
      <text:p text:style-name="P4">
Примітно, що на цьому фестивалі у складі національної команди Україниспостерігається гендерна рівність: 27 дівчат та 29 юнаків.</text:p>
      <text:p text:style-name="P4">
Наша команда візьме участь в семи видах спорту: баскетболі 3х3, велоспорті(шосе), велоспорті (маунтенбайк), спортивній гімнастиці, дзюдо, легкійатлетиці та плаванні.</text:p>
      <text:p text:style-name="P4">
У рамках програми фестивалю вперше пройдуть змагання зі скейтбордингу,баскетболу 3х3 та велоспорту.</text:p>
      <text:p text:style-name="P4">
<text:span text:style-name="T4">
Читайте також:</text:span>
 <text:a xlink:type="simple" xlink:href="https://www.ukrinform.ua/rubric-sports/3731699-23-lipna-startue-xvii-litnij-evropejskij-unackij-olimpijskij-festival.html" text:style-name="Internet_20_link" text:visited-style-name="Visited_20_Internet_20_Link">
 23 липня стартує XVІІ літній Європейський юнацькийолімпійський фестиваль </text:a>
</text:p>
      <text:p text:style-name="P4">
На мультиспортивному форумі будуть представлені спортсмени з 48-ми країнЄвропи, які розіграють 742 медалі.</text:p>
      <text:p text:style-name="P4">
Фото: facebook.com/olympicua.</text:p>
      <text:p text:style-name="P4">
Source: <text:a xlink:type="simple" xlink:href="https://www.ukrinform.ua/rubric-sports/3733130-zatverdzeno-sklad-zbirnoi-ukraini-na-xvii-litnij-euof2023.html" text:style-name="Internet_20_link" text:visited-style-name="Visited_20_Internet_20_Link">
https://www.ukrinform.ua/rubric-sports/3733130-zatverdzeno-sklad-zbirnoi-ukraini-na-xvii-litnij-euof2023.html</text:a>
</text:p>
      <!--NEWS-->
      <text:h text:style-name="P10" text:outline-level="1">
<text:span text:style-name="T4">
Росія тримає у Чорному морі п’ять кораблів, ракетоносіїв немає</text:span>
</text:h>
      <text:p text:style-name="P4">
Authors: Ukrinform (Person)</text:p>
      <text:p text:style-name="P4">
Publisher: Укринформ (Organization)</text:p>
      <text:p text:style-name="P4">
Published Time: 2023-07-08T11:35:20+03:00</text:p>
      <text:p text:style-name="P4">
Modified Time: 2023-07-08T11:35:20+03:00</text:p>
      <text:p text:style-name="P4">
Description: На бойовому чергуванні у Чорному морі Росія тримає п'ять кораблів, серед них відсутні носії крилатих ракет типу "Калібр". — Укрінформ.</text:p>
      <text:p text:style-name="P4">
Images: ['<text:a xlink:type="simple" xlink:href="https://static.ukrinform.com/photos/2022_05/thumb_files/630_360_1652062755-937.jpg" text:style-name="Internet_20_link" text:visited-style-name="Visited_20_Internet_20_Link">
630_360_16520...</text:a>
']</text:p>
      <text:p text:style-name="P4">
Tags: [' Чорне море', 'Корабель', 'Війна з Росією']</text:p>
      <text:p text:style-name="P4">
Type: Article</text:p>
      <!--METADATA-->
      <text:p text:style-name="P4">
<draw:frame draw:style-name="fr1" draw:name="Image54" text:anchor-type="as-char" svg:width="6.9236in" svg:height="3.956343in" draw:z-index="0">
<draw:image xlink:href="../Images/yкринформ/2023-07-08T11-35-20-03-00/630_360_1652062755-937.jpg" xlink:type="simple" xlink:show="embed" xlink:actuate="onLoad" draw:mime-type="image/jpeg"/>
</draw:frame>
 Набойовому чергуванні у Чорному морі Росія тримає п'ять кораблів, серед нихвідсутні носії крилатих ракет типу "Калібр".</text:p>
      <text:p text:style-name="P4">
Як передає Укрінформ, про це у <text:a xlink:type="simple" xlink:href="https://www.facebook.com/navy.mil.gov.ua/posts/pfbid02hijruFwTyk6D2Tp1CQVJqTRy6aLuYSPXjAMm884n8BDoUXHC6ETjBH6L7v5fKRpYl" text:style-name="Internet_20_link" text:visited-style-name="Visited_20_Internet_20_Link">
 Фейсбуці</text:a>
<text:a xlink:type="simple" xlink:href="https://www.facebook.com/navy.mil.gov.ua/posts/pfbid02hijruFwTyk6D2Tp1CQVJqTRy6aLuYSPXjAMm884n8BDoUXHC6ETjBH6L7v5fKRpYl" text:style-name="Internet_20_link" text:visited-style-name="Visited_20_Internet_20_Link">
</text:a>
 повідомляють Військово-морські сили Збройних силУкраїни.</text:p>
      <text:p text:style-name="P4">
В Азовському морі перебуває один ворожий корабель, у Середземному морі - довосьми кораблів, серед них один носій "Калібрів" загальним залпом до 16 ракет.</text:p>
      <text:p text:style-name="P4">
 <text:span text:style-name="T4">
Читайте також:</text:span>
<text:a xlink:type="simple" xlink:href="https://www.ukrinform.ua/rubric-ato/3733036-u-minoboroni-pidbili-pidsumki-500-dniv-povnomasstabnoi-vijni.html" text:style-name="Internet_20_link" text:visited-style-name="Visited_20_Internet_20_Link">
 У Міноборони підбили підсумки 500 днів повномасштабної війни</text:a>
</text:p>
      <text:p text:style-name="P4">
Як повідомляв Укрінформ, за словами керівника об’єднаного пресцентруоперативного командування “Південь” Наталії Гуменюк, випущені з моря ракетитипу “ <text:a xlink:type="simple" xlink:href="https://www.ukrinform.ua/rubric-ato/3732101-vipuseni-z-mora-kalibri-pokrivaut-fakticno-vsu-teritoriu-ukraini-gumenuk.html" text:style-name="Internet_20_link" text:visited-style-name="Visited_20_Internet_20_Link">
 Калібр </text:a>
 ” можутьпокривати фактично всю територію України.</text:p>
      <text:p text:style-name="P4">
Source: <text:a xlink:type="simple" xlink:href="https://www.ukrinform.ua/rubric-ato/3733131-rosia-trimae-u-cornomu-mori-pat-korabliv-raketonosiiv-nemae.html" text:style-name="Internet_20_link" text:visited-style-name="Visited_20_Internet_20_Link">
https://www.ukrinform.ua/rubric-ato/3733131-rosia-trimae-u-cornomu-mori-pat-korabliv-raketonosiiv-nemae.html</text:a>
</text:p>
      <!--NEWS-->
      <text:h text:style-name="P10" text:outline-level="1">
<text:span text:style-name="T4">
На Прикарпатті досі підтоплені 414 дворогосподарств</text:span>
</text:h>
      <text:p text:style-name="P4">
Authors: Ukrinform (Person)</text:p>
      <text:p text:style-name="P4">
Publisher: Укринформ (Organization)</text:p>
      <text:p text:style-name="P4">
Published Time: 2023-07-08T11:37:34+03:00</text:p>
      <text:p text:style-name="P4">
Modified Time: 2023-07-08T11:37:34+03:00</text:p>
      <text:p text:style-name="P4">
Description: На Прикарпатті залишаються підтопленими 14 житлових будинків, 414 дворогосподарств та 26 підвалів. — Укрінформ.</text:p>
      <text:p text:style-name="P4">
Images: ['<text:a xlink:type="simple" xlink:href="https://static.ukrinform.com/photos/2023_07/thumb_files/630_360_1688805314-772.jpeg" text:style-name="Internet_20_link" text:visited-style-name="Visited_20_Internet_20_Link">
630_360_16888...</text:a>
']</text:p>
      <text:p text:style-name="P4">
Tags: ['Прикарпаття', 'Негода', 'Підтоплення']</text:p>
      <text:p text:style-name="P4">
Type: Article</text:p>
      <!--METADATA-->
      <text:p text:style-name="P4">
<draw:frame draw:style-name="fr1" draw:name="Image56" text:anchor-type="as-char" svg:width="6.9236in" svg:height="3.956343in" draw:z-index="0">
<draw:image xlink:href="../Images/yкринформ/2023-07-08T11-37-34-03-00/630_360_1688805314-772.jpeg" xlink:type="simple" xlink:show="embed" xlink:actuate="onLoad" draw:mime-type="image/jpeg"/>
</draw:frame>
 НаПрикарпатті залишаються підтопленими 14 житлових будинків, 414дворогосподарств та 26 підвалів.</text:p>
      <text:p text:style-name="P4">
Про це у  <text:a xlink:type="simple" xlink:href="https://t.me/onyshchuksvitlana/7734" text:style-name="Internet_20_link" text:visited-style-name="Visited_20_Internet_20_Link">
 Телеграмі </text:a>
 повідомиланачальник Івано-Франківської ОВА Світлана Онищук, передає Укрінформ.</text:p>
      <text:p text:style-name="P4">
«Залишаються підтопленими 14 житлових будинків, 414 дворогосподарств, 26підвалів; підмито 3,11 км місцевих доріг та пошкоджено пішохідний міст черезр. Бистриця-Солотвинська в Івано-Франківську», - поінформувала Онищук.</text:p>
      <text:p text:style-name="P4">
</text:p>
      <text:p text:style-name="P4">
За її словами, врятовано 14 людей, ще 80 осіб були евакуйовані.</text:p>
      <text:p text:style-name="P4">
Очільниця ОВА зауважила, що найбільше внаслідок <text:a xlink:type="simple" xlink:href="https://www.ukrinform.ua/tag-negoda" text:style-name="Internet_20_link" text:visited-style-name="Visited_20_Internet_20_Link">
 негоди</text:a>
 постраждала Коломийщина.</text:p>
      <text:p text:style-name="P4">
Відповідні служби ліквідовують наслідки стихії, зокрема відкачують воду.Транспортне сполучення до населених пунктів області відновлене.</text:p>
      <text:p text:style-name="P4">
 <text:span text:style-name="T4">
Читайтетакож:</text:span>
 <text:a xlink:type="simple" xlink:href="https://www.ukrinform.ua/rubric-regions/3733061-v-ivanofrankivskij-gromadi-stalisa-pidtoplenna-cerez-zlivi.html" text:style-name="Internet_20_link" text:visited-style-name="Visited_20_Internet_20_Link">
 В <text:span text:style-name="T4">
Івано</text:span>
 - <text:span text:style-name="T4">
Фран</text:span>
 ківській громаді сталися підтоплення череззливи </text:a>
</text:p>
      <text:p text:style-name="P4">
Опади на території області припинилися, вода з підтоплених територійздебільшого сходить самостійно. Ситуація контрольована, запевнила начальникОВА.</text:p>
      <text:p text:style-name="P4">
Як повідомлялося, на Прикарпатті зливи спричинили підтопленнядворогосподарств, відкритих територій та місцевих доріг.</text:p>
      <text:p text:style-name="P4">
Source: <text:a xlink:type="simple" xlink:href="https://www.ukrinform.ua/rubric-regions/3733132-na-prikarpatti-dosi-pidtopleni-414-dvorogospodarstv.html" text:style-name="Internet_20_link" text:visited-style-name="Visited_20_Internet_20_Link">
https://www.ukrinform.ua/rubric-regions/3733132-na-prikarpatti-dosi-pidtopleni-414-dvorogospodarstv.html</text:a>
</text:p>
      <!--NEWS-->
      <text:h text:style-name="P10" text:outline-level="1">
<text:span text:style-name="T4">
Баскетболісти України U20 зіграють за лідерство у групі Євро зі Швецією</text:span>
</text:h>
      <text:p text:style-name="P4">
Authors: Ukrinform (Person)</text:p>
      <text:p text:style-name="P4">
Publisher: Укринформ (Organization)</text:p>
      <text:p text:style-name="P4">
Published Time: 2023-07-08T11:46:31+03:00</text:p>
      <text:p text:style-name="P4">
Modified Time: 2023-07-08T11:46:31+03:00</text:p>
      <text:p text:style-name="P4">
Description: Чоловіча молодіжна збірна України U20 8 липня, проведе свій другий матч на чемпіонаті Європи U20 в Дивізіоні В, що проходить у Скоп’є (Північна Македонія). — Укрінформ.</text:p>
      <text:p text:style-name="P4">
Images: ['<text:a xlink:type="simple" xlink:href="https://static.ukrinform.com/photos/2023_07/thumb_files/630_360_1688805720-881.jpg" text:style-name="Internet_20_link" text:visited-style-name="Visited_20_Internet_20_Link">
630_360_16888...</text:a>
']</text:p>
      <text:p text:style-name="P4">
Tags: ['Баскетбол', 'Швеція', 'Збірна України', 'Молодь', 'Чоловіки']</text:p>
      <text:p text:style-name="P4">
Type: Article</text:p>
      <!--METADATA-->
      <text:p text:style-name="P4">
<draw:frame draw:style-name="fr1" draw:name="Image59" text:anchor-type="as-char" svg:width="6.9236in" svg:height="3.956343in" draw:z-index="0">
<draw:image xlink:href="../Images/yкринформ/2023-07-08T11-46-31-03-00/630_360_1688805720-881.jpg" xlink:type="simple" xlink:show="embed" xlink:actuate="onLoad" draw:mime-type="image/jpeg"/>
</draw:frame>
 Чоловічамолодіжна збірна України U20 8 липня, проведе свій другий матч на чемпіонатіЄвропи U20 в Дивізіоні В, що проходить у Скоп’є (Північна Македонія).</text:p>
      <text:p text:style-name="P4">
Команда Дмитра Забірченка <text:a xlink:type="simple" xlink:href="http://https://fbu.ua/news/bitva-za-lderstvo-v-grup-anons-matchu-ukrana---shvecya-na-cholovchomu-vrobasket-u-20" text:style-name="Internet_20_link" text:visited-style-name="Visited_20_Internet_20_Link">
 стартувала </text:a>
на турнірі з важливої і впевненої перемоги над Грузією (82:55) і теперзустрінеться зі Швецією, передає Укрінформ.</text:p>
      <text:p text:style-name="P4">
Шведи, яких сайт ФІБА перед стартом Євробаскету у Дивізіоні В назвавфаворитами усього турніру, теж стартували з упевненої перемоги, здолавшиАзербайджан з рахунком 102:50.</text:p>
      <text:p text:style-name="P4">
Враховуючи передстартові прогнози та матчі першого туру чемпіонату Європи,матч України та Швеції стане потенційною битвою за перемогу у групі.</text:p>
      <text:p text:style-name="P4">
<text:span text:style-name="T4">
Читайте також:</text:span>
 <text:a xlink:type="simple" xlink:href="https://www.ukrinform.ua/rubric-sports/3732974-molodizna-zbirna-ukraini-z-basketbolu-rozgromila-gruziu-na-starti-evro2023.html" text:style-name="Internet_20_link" text:visited-style-name="Visited_20_Internet_20_Link">
 Молодіжна збірна України з <text:span text:style-name="T4">
баскетбол</text:span>
 у розгромилаГрузію на старті Євро-2023 </text:a>
</text:p>
      <text:p text:style-name="P4">
Матч Швеція - Україна розпочнеться о 22.00 за київським часом.</text:p>
      <text:p text:style-name="P4">
Фото: fbu.ua.</text:p>
      <text:p text:style-name="P4">
Source: <text:a xlink:type="simple" xlink:href="https://www.ukrinform.ua/rubric-sports/3733139-basketbolisti-ukraini-u20-zigraut-za-liderstvo-u-grupi-evro-zi-svecieu.html" text:style-name="Internet_20_link" text:visited-style-name="Visited_20_Internet_20_Link">
https://www.ukrinform.ua/rubric-sports/3733139-basketbolisti-ukraini-u20-zigraut-za-liderstvo-u-grupi-evro-zi-svecieu.html</text:a>
</text:p>
      <!--NEWS-->
      <text:h text:style-name="P10" text:outline-level="1">
<text:span text:style-name="T4">
Уздовж українського Дунаю будують 12 терміналів для збільшення потужності портів</text:span>
</text:h>
      <text:p text:style-name="P4">
Authors: Ukrinform (Person)</text:p>
      <text:p text:style-name="P4">
Publisher: Укринформ (Organization)</text:p>
      <text:p text:style-name="P4">
Published Time: 2023-07-08T11:50:27+03:00</text:p>
      <text:p text:style-name="P4">
Modified Time: 2023-07-08T11:50:27+03:00</text:p>
      <text:p text:style-name="P4">
Description: Уздовж українського узбережжя Дунаю будують 12 терміналів для збільшення потужності портів, водночас розвиток українського Дунаю залежить від позиції Румунії, зокрема щодо проведення днопоглиблювальних робіт. — Укрінформ.</text:p>
      <text:p text:style-name="P4">
Images: ['<text:a xlink:type="simple" xlink:href="https://static.ukrinform.com/photos/2023_07/thumb_files/630_360_1688805848-245.jpg" text:style-name="Internet_20_link" text:visited-style-name="Visited_20_Internet_20_Link">
630_360_16888...</text:a>
']</text:p>
      <text:p text:style-name="P4">
Tags: ['Порт', 'Ріка', 'Дунай', 'Судноплавство']</text:p>
      <text:p text:style-name="P4">
Type: Article</text:p>
      <!--METADATA-->
      <text:p text:style-name="P4">
<draw:frame draw:style-name="fr1" draw:name="Image60" text:anchor-type="as-char" svg:width="6.9236in" svg:height="3.956343in" draw:z-index="0">
<draw:image xlink:href="../Images/yкринформ/2023-07-08T11-50-27-03-00/630_360_1688805848-245.jpg" xlink:type="simple" xlink:show="embed" xlink:actuate="onLoad" draw:mime-type="image/jpeg"/>
</draw:frame>
 Уздовжукраїнського узбережжя Дунаю будують 12 терміналів для збільшення потужностіпортів, водночас розвиток українського Дунаю залежить від позиції Румунії,зокрема щодо проведення днопоглиблювальних робіт.</text:p>
      <text:p text:style-name="P4">
Про це сказав у коментарі  <text:a xlink:type="simple" xlink:href="https://ukr.radio/news.html" text:style-name="Internet_20_link" text:visited-style-name="Visited_20_Internet_20_Link">
 Українському Радіо</text:a>
 директор Центру транспортнихстратегій Сергій Вовк, передає Укрінформ.</text:p>
      <text:p text:style-name="P4">
Експерт зазначив, що три порти на українській території Дунаю — Ізмаїл, Реніта Усть-Дунайський — зараз дуже активно працюють. "Тобто так багато, як зараз,вони не перевантажували практично ніколи, крім радянських часів, адже є однимз варіантів експорту не тільки зернової продукції. Тому нині ми бачимо"ренесанс Дунаю" і зростання інтересу інвесторів та вантажовідправників в цихпортах", - зауважив Вовк.</text:p>
      <text:p text:style-name="P4">
Він зазначив, що зараз на Дунаї будують 12 нових терміналів. Але він усе одноне зможе стати повноцінною заміною Чорноморському порту, констатував Вовк.</text:p>
      <text:p text:style-name="P4">
<text:span text:style-name="T4">
Читайте також:</text:span>
 <text:a xlink:type="simple" xlink:href="https://www.ukrinform.ua/rubric-economy/3726877-ukrainske-dunajske-paroplavstvo-vistavilo-na-aukcion-svoi-poslugi-z-agroperevezenna.html" text:style-name="Internet_20_link" text:visited-style-name="Visited_20_Internet_20_Link">
 Українське <text:span text:style-name="T4">
дунай</text:span>
 ське пароплавство виставило нааукціон свої послуги з агроперевезення </text:a>
</text:p>
      <text:p text:style-name="P4">
"У будь-якому разі йдеться лише про один з варіантів транспортування. Якщоговорити по зерну, то 50% ішло через порти Одеси в межах зернової ініціативи,25% — через Дунай і ще 25% — через західні прикордонні переходи. Максимумможливого експорту через Дунай сягає близько 20 мільйонів тонн", - наголосивдиректор Центру транспортних стратегій.</text:p>
      <text:p text:style-name="P4">
За його словами, <text:a xlink:type="simple" xlink:href="https://www.ukrinform.ua/tag-dunaj" text:style-name="Internet_20_link" text:visited-style-name="Visited_20_Internet_20_Link">
 Дунай </text:a>
 отримав другийшанс, аби бути транспортною артерією і допомагати українській економіці, ідуже важливо, щоб після того, як повністю буде відкрито порти Великої Одеси,він залишався пріоритетним напрямком розвитку та експортної логістики.</text:p>
      <text:p text:style-name="P4">
"Питання в грошах. По-перше, присилати великі суднові партії набагатовигідніше. По-друге, залізничний тариф до Дунаю був дорожчим, ніж до портівОдеси, та і зараз вартість перевалки на Дунаї є дуже високою для багатьох", -зазначив фахівець.</text:p>
      <text:p text:style-name="P4">
За його словами, головна проблема Дунаю — це глибини, які не дозволяютьпрацювати з великими судновими партіями. Тож дуже важливо отримати згодурумунської сторони на проведення днопоглиблювальних робіт, а також необхідновирішити цілу низку інших технологічних моментів, зокрема можливістьвикористання рейдової перевалки на Румунію без залучення її флоту.</text:p>
      <text:p text:style-name="P4">
<text:span text:style-name="T4">
Читайте також:</text:span>
 <text:a xlink:type="simple" xlink:href="https://www.ukrinform.ua/rubric-economy/3726850-ukraina-planue-zbilsiti-propusknu-spromoznist-dunajskogo-klastera-do-30-miljoniv-tonn.html" text:style-name="Internet_20_link" text:visited-style-name="Visited_20_Internet_20_Link">
 Україна планує збільшити пропускну спроможність <text:span text:style-name="T4">
Дунай</text:span>
ського кластера до 30 мільйонів тонн </text:a>
</text:p>
      <text:p text:style-name="P4">
"Зокрема, є конвенція ЕСПО, яка регламентує днопоглиблення гирла, і румунидавно заблокували такі можливості. Нам потрібно домогтися того, щоб вони дализгоду. Крім того, нам потрібно отримати можливість цілодобового проходу суденчерез румунський Сулінський канал. Один з варіантів, що, наприклад, суднозаходить в Суліну, завантажується на українських портах і випливає черезукраїнську частину в море вже з вантажем", - зазначив Вовк.</text:p>
      <text:p text:style-name="P4">
Він додав, що делегація Міністерства інфраструктури й відновлення постійнопрацює з румунською стороною.</text:p>
      <text:p text:style-name="P4">
Як повідомлялося, ПрАТ «Українське дунайське пароплавство» обговорює умовидовгострокових контрактів із світовими зернотрейдерами щодо транспортуванняагропродукції Середнім Дунаєм.</text:p>
      <text:p text:style-name="P4">
Source: <text:a xlink:type="simple" xlink:href="https://www.ukrinform.ua/rubric-economy/3733142-uzdovz-ukrainskogo-dunau-buduut-12-terminaliv-dla-zbilsenna-potuznosti-portiv.html" text:style-name="Internet_20_link" text:visited-style-name="Visited_20_Internet_20_Link">
https://www.ukrinform.ua/rubric-economy/3733142-uzdovz-ukrainskogo-dunau-buduut-12-terminaliv-dla-zbilsenna-potuznosti-portiv.html</text:a>
</text:p>
      <!--NEWS-->
      <text:h text:style-name="P10" text:outline-level="1">
<text:span text:style-name="T4">
У Міноборони назвали 10 унікальних фактів визвольної війни України</text:span>
</text:h>
      <text:p text:style-name="P4">
Authors: Ukrinform (Person)</text:p>
      <text:p text:style-name="P4">
Publisher: Укринформ (Organization)</text:p>
      <text:p text:style-name="P4">
Published Time: 2023-07-08T11:52:00+03:00</text:p>
      <text:p text:style-name="P4">
Modified Time: 2023-07-08T11:52:00+03:00</text:p>
      <text:p text:style-name="P4">
Description: Заступниця міністра оборони Ганна Маляр зауважила, що Сили оборони України - це армія безстрашних феноменів та безпрецедентних парадоксів і оприлюднила 10 унікальних фактів визвольної війни. — Укрінформ.</text:p>
      <text:p text:style-name="P4">
Images: ['<text:a xlink:type="simple" xlink:href="https://static.ukrinform.com/photos/2023_06/thumb_files/630_360_1686368008-969.jpg" text:style-name="Internet_20_link" text:visited-style-name="Visited_20_Internet_20_Link">
630_360_16863...</text:a>
']</text:p>
      <text:p text:style-name="P4">
Tags: ['Міноборони', 'Україна', 'Війна з Росією', 'Ганна Маляр']</text:p>
      <text:p text:style-name="P4">
Type: Article</text:p>
      <!--METADATA-->
      <text:p text:style-name="P4">
<draw:frame draw:style-name="fr1" draw:name="Image61" text:anchor-type="as-char" svg:width="6.9236in" svg:height="3.956343in" draw:z-index="0">
<draw:image xlink:href="../Images/yкринформ/2023-07-08T11-52-00-03-00/630_360_1686368008-969.jpg" xlink:type="simple" xlink:show="embed" xlink:actuate="onLoad" draw:mime-type="image/jpeg"/>
</draw:frame>
 Заступницяміністра оборони Ганна Маляр зауважила, що Сили оборони України - це арміябезстрашних феноменів та безпрецедентних парадоксів і оприлюднила 10унікальних фактів визвольної війни.</text:p>
      <text:p text:style-name="P4">
Як передає Укрінформ, про це вона написала в  <text:a xlink:type="simple" xlink:href="https://t.me/annamaliar/920" text:style-name="Internet_20_link" text:visited-style-name="Visited_20_Internet_20_Link">
 Телеграмі</text:a>
.</text:p>
      <text:p text:style-name="P4">
“500 днів + 8 років <text:span text:style-name="T4">
реального бойового досвіду</text:span>
 : жодна сучасна армія світуне була задіяна у війні такої високої інтенсивності. Війна, яку розв’язалаРосія в Україні, стала наймасштабнішим конфліктом в Європі з часів Другоїсвітової війни”, - зазначила Маляр.</text:p>
      <text:p text:style-name="P4">
За її словами, “цю війну можна впевнено вважати <text:span text:style-name="T4">
“першою війноюбезпілотників”</text:span>
 . Насиченість бойових підрозділів ЗСУ безпілотними літальнимиапаратами не має аналогів в світі. Безпілотні повітряні, наземні та водніапарати інтегровані в кожен етап бойових дій. Ми першими в світі почали широкозастосовувати ударні квадрокоптери і FPV-дрони”.</text:p>
      <text:p text:style-name="P4">
Протиповітряна оборона України <text:span text:style-name="T4">
вперше в світі обʼєднала</text:span>
 і ефективновикористовує новітні західні та радянські системи, винищувальну авіацію імобільні групи з ПЗРК.</text:p>
      <text:p text:style-name="P4">
<text:span text:style-name="T4">
Читайте також:</text:span>
 <text:a xlink:type="simple" xlink:href="https://www.ukrinform.ua/rubric-ato/3733129-danilov-ukraina-na-500-dniv-stala-blizce-do-peremogi.html" text:style-name="Internet_20_link" text:visited-style-name="Visited_20_Internet_20_Link">
 Данілов: Україна на <text:span text:style-name="T4">
500</text:span>
 днів стала ближче до перемоги</text:a>
</text:p>
      <text:p text:style-name="P4">
“Наступальні дії <text:span text:style-name="T4">
ЗСУ спростували один з фундаментальних постулатів</text:span>
 воєнноїнауки про необхідність чисельної (у 3-5 разів) переваги у живій силі таозброєнні під час наступу. Українська армія наступає і звільняє землі в умовахповної переваги противника - як в озброєнні, так і в кількості особовогоскладу”, - наголосила Маляр.</text:p>
      <text:p text:style-name="P4">
<text:span text:style-name="T4">
5000 жінок на лінії вогню</text:span>
 з-понад 42 тисяч жінок у <text:a xlink:type="simple" xlink:href="https://www.ukrinform.ua/tag-zsu" text:style-name="Internet_20_link" text:visited-style-name="Visited_20_Internet_20_Link">
 ЗСУ</text:a>
 .</text:p>
      <text:p text:style-name="P4">
За словами заступниці міністра, “ <text:span text:style-name="T4">
створено унікальну систему наданнядопомоги</text:span>
 пораненим, якої нема ніде в світі, - Єдиний медичний простір. Цеоб‘єднання військових та цивільних медичних закладів та спеціально розробленасистема логістики, яка охоплює всю територію держави та використовує всі видитранспорту. Результат - до 82% поранених українських військових післявідновлення повертаються у стрій”.</text:p>
      <text:p text:style-name="P4">
80% поранених упродовж так званої золотої години отримують належну допомогу.Смертність військових на етапі евакуації максимально зменшилась.</text:p>
      <text:p text:style-name="P4">
“Професійне та ретельне <text:span text:style-name="T4">
планування наступальних операцій</text:span>
 нашимкомандуванням має наслідком унікальний факт – наступаюча сторона несе значноменші втрати, ніж та, що знаходиться в обороні”, - зауважила Маляр.</text:p>
      <text:p text:style-name="P4">
Українські військові <text:span text:style-name="T4">
вперше збили гіперзвукову російську ракету “Кинджал”</text:span>
. Ворожа ціль була знищена за допомогою зенітно-ракетного комплексу Patriot.</text:p>
      <text:p text:style-name="P4">
Маляр нагадала слова генерала армії США часів Першої світової Джона Першинга:“Піхота виграє битви, логістика виграє війни”.</text:p>
      <text:p text:style-name="P4">
<text:span text:style-name="T4">
Читайте також:</text:span>
 <text:a xlink:type="simple" xlink:href="https://www.ukrinform.ua/rubric-ato/3733004-500-dniv-velikoi-vijni-na-foto-ukrinformu.html" text:style-name="Internet_20_link" text:visited-style-name="Visited_20_Internet_20_Link">
 <text:span text:style-name="T4">
500</text:span>
 днів Великої війни на фото Укрінформу</text:a>
</text:p>
      <text:p text:style-name="P4">
“Наш фронт, попри величезну протяжність та збільшення армії на сотні тисячосіб, <text:span text:style-name="T4">
стабільно поповнюється</text:span>
 харчами, пальним, технікою, зброєю йбоєприпасами. Логістику грамотно оптимізовано з урахуванням загроз авіаційнихта ракетних ударів”, - наголосила заступниця міністра.</text:p>
      <text:p text:style-name="P4">
Також вона зауважила, що <text:span text:style-name="T4">
“цифра - зброя”</text:span>
 . Протягом 500 днів війнивпроваджено ІТ-рішення для управління боєм, операцією та їх всебічнимзабезпеченням:</text:p>
      <ul>
        <li>
бойова система управління тактичної ланки “Кропива”;   * платформа з ситуаційної обізнаності Delta;   * cервіс підтримки логістичних операцій НАТО LOGFAS;   * проєкт “Очі”.</li>
      </ul>
      <text:p text:style-name="P4">
Як повідомляв Укрінформ, заступниця міністра оборони Ганна Маляр  <text:a xlink:type="simple" xlink:href="https://www.ukrinform.ua/rubric-ato/3733036-u-minoboroni-pidbili-pidsumki-500-dniv-povnomasstabnoi-vijni.html" text:style-name="Internet_20_link" text:visited-style-name="Visited_20_Internet_20_Link">
 підбилапідсумки 500 днів широкомасштабної війни Росії проти України</text:a>
 .</text:p>
      <text:p text:style-name="P4">
<text:span text:style-name="T5">
Фото: Генштаб</text:span>
</text:p>
      <text:p text:style-name="P4">
Source: <text:a xlink:type="simple" xlink:href="https://www.ukrinform.ua/rubric-ato/3733147-u-minoboroni-nazvali-10-unikalnih-faktiv-vizvolnoi-vijni-ukraini.html" text:style-name="Internet_20_link" text:visited-style-name="Visited_20_Internet_20_Link">
https://www.ukrinform.ua/rubric-ato/3733147-u-minoboroni-nazvali-10-unikalnih-faktiv-vizvolnoi-vijni-ukraini.html</text:a>
</text:p>
      <!--NEWS-->
      <text:h text:style-name="P10" text:outline-level="1">
<text:span text:style-name="T4">
В Україні відзначають День родини - Лубінець привітав зі святом</text:span>
</text:h>
      <text:p text:style-name="P4">
Authors: Ukrinform (Person)</text:p>
      <text:p text:style-name="P4">
Publisher: Укринформ (Organization)</text:p>
      <text:p text:style-name="P4">
Published Time: 2023-07-08T12:09:56+03:00</text:p>
      <text:p text:style-name="P4">
Modified Time: 2023-07-08T12:09:56+03:00</text:p>
      <text:p text:style-name="P4">
Description: Уповноважений Верховної Ради з прав людини Дмитро Лубінець у День родини наголосив, що українці - велика родина, яка разом святкуватиме перемогу у війні з Росією. — Укрінформ.</text:p>
      <text:p text:style-name="P4">
Images: ['<text:a xlink:type="simple" xlink:href="https://static.ukrinform.com/photos/2023_07/thumb_files/630_360_1688807206-571.jpg" text:style-name="Internet_20_link" text:visited-style-name="Visited_20_Internet_20_Link">
630_360_16888...</text:a>
']</text:p>
      <text:p text:style-name="P4">
Tags: ['Омбудсмен', 'День сімей', 'Дмитро Лубінець']</text:p>
      <text:p text:style-name="P4">
Type: Article</text:p>
      <!--METADATA-->
      <text:p text:style-name="P4">
<draw:frame draw:style-name="fr1" draw:name="Image62" text:anchor-type="as-char" svg:width="6.9236in" svg:height="3.956343in" draw:z-index="0">
<draw:image xlink:href="../Images/yкринформ/2023-07-08T12-09-56-03-00/630_360_1688807206-571.jpg" xlink:type="simple" xlink:show="embed" xlink:actuate="onLoad" draw:mime-type="image/jpeg"/>
</draw:frame>
Уповноважений Верховної Ради з прав людини Дмитро Лубінець у День родининаголосив, що українці - велика родина, яка разом святкуватиме перемогу увійні з Росією.</text:p>
      <text:p text:style-name="P4">
Як передає Укрінформ, про це омбудсмен написав у <text:a xlink:type="simple" xlink:href="https://t.me/dmytro_lubinetzs/2921" text:style-name="Internet_20_link" text:visited-style-name="Visited_20_Internet_20_Link">
 Телеграмі</text:a>
 .</text:p>
      <text:p text:style-name="P4">
“Родина для кожного – це найдорожчі люди, які найбільше люблять і розуміють. Убатьківській хаті прищеплюється любов до рідної країни, мови й культури, босаме сім’я є життєдайним джерелом споконвічно українських цінностей татрадицій”- зауважив уповноважений.</text:p>
      <text:p text:style-name="P4">
За його словами, з початком повномасштабного вторгнення російських військ вУкраїну, чимало родин розлучилися. “Хтось із рідних захищає та боронить нашуУкраїну у цій жорстокій війні, а хтось віддав життя за нашу свободу, а хтось –виїхав за кордон, тікаючи від війни”, - додав омбудсмен.</text:p>
      <text:p text:style-name="P4">
<text:span text:style-name="T4">
Читайте також:</text:span>
 <text:a xlink:type="simple" xlink:href="https://www.ukrinform.ua/rubric-society/3732691-civilnimi-zarucnikami-rosii-vvazautsa-bils-ak-25-tisac-ukrainciv-lubinec.html" text:style-name="Internet_20_link" text:visited-style-name="Visited_20_Internet_20_Link">
 Цивільними заручниками Росії вважаються більш як 25 тисячукраїнців – <text:span text:style-name="T4">
Лубінец</text:span>
 ь </text:a>
</text:p>
      <text:p text:style-name="P4">
“Родина – це про ділення смутку і про множення радості. Це про любов ірозуміння. Це про підтримку у складні моменти”, - підкреслив Лубінець.</text:p>
      <text:p text:style-name="P4">
Як зауважив омбудсмен, зараз можна точно сказати, що українці – велика родина.“Ми один для одного зараз підтримка й опора. Ми плачемо і сумуємо разом, коливорог вбиває і калічить наших людей. І ми радіємо разом, коли наші захисникита захисниці звільняють нашу землю від нечисті. І ми разом безмежно любимонашу неньку Україну і зробимо все, щоб вона була вільною і квітучою”, -зазначив він.</text:p>
      <text:p text:style-name="P4">
“Ми всі – велика українська родина, яка після нашої перемоги буде святкуватитеж разом”, - наголосив Лубінець.</text:p>
      <text:p text:style-name="P4">
<text:span text:style-name="T4">
Читайте також:</text:span>
 <text:a xlink:type="simple" xlink:href="https://www.ukrinform.ua/rubric-society/3732665-do-ukraini-vdalosa-povernuti-382-deportovani-rosieu-ditini.html" text:style-name="Internet_20_link" text:visited-style-name="Visited_20_Internet_20_Link">
 До України вдалося повернути 382 депортовані Росієюдитини </text:a>
</text:p>
      <text:p text:style-name="P4">
Як повідомлялося, починаючи з 2012 року 8 липня в Україні відзначають Деньродини.</text:p>
      <text:p text:style-name="P4">
Фото: Дмитро Лубінець, ТГ</text:p>
      <text:p text:style-name="P4">
Source: <text:a xlink:type="simple" xlink:href="https://www.ukrinform.ua/rubric-society/3733149-v-ukraini-vidznacaut-den-rodini-lubinec-privitav-zi-svatom.html" text:style-name="Internet_20_link" text:visited-style-name="Visited_20_Internet_20_Link">
https://www.ukrinform.ua/rubric-society/3733149-v-ukraini-vidznacaut-den-rodini-lubinec-privitav-zi-svatom.html</text:a>
</text:p>
      <!--NEWS-->
      <text:h text:style-name="P10" text:outline-level="1">
<text:span text:style-name="T4">
У Стамбулі Зеленський взяв участь у поминальному молебні за жертвами війни в Україні</text:span>
</text:h>
      <text:p text:style-name="P4">
Authors: Ukrinform (Person)</text:p>
      <text:p text:style-name="P4">
Publisher: Укринформ (Organization)</text:p>
      <text:p text:style-name="P4">
Published Time: 2023-07-08T12:12:00+03:00</text:p>
      <text:p text:style-name="P4">
Modified Time: 2023-07-08T12:12:00+03:00</text:p>
      <text:p text:style-name="P4">
Description: Президент Володимир Зеленський разом із Вселенським патріархом Варфоломієм узяв участь у поминальному молебні за жертвами війни в Україні у соборі Святого Георгія на Фанарі у Стамбулі. — Укрінформ.</text:p>
      <text:p text:style-name="P4">
Images: ['<text:a xlink:type="simple" xlink:href="https://static.ukrinform.com/photos/2023_07/thumb_files/630_360_1688808057-894.jpg" text:style-name="Internet_20_link" text:visited-style-name="Visited_20_Internet_20_Link">
630_360_16888...</text:a>
']</text:p>
      <text:p text:style-name="P4">
Tags: ['Стамбул', 'Варфоломій', 'Зеленський']</text:p>
      <text:p text:style-name="P4">
Type: Article</text:p>
      <!--METADATA-->
      <text:p text:style-name="P4">
<draw:frame draw:style-name="fr1" draw:name="Image63" text:anchor-type="as-char" svg:width="6.9236in" svg:height="3.956343in" draw:z-index="0">
<draw:image xlink:href="../Images/yкринформ/2023-07-08T12-12-00-03-00/630_360_1688808057-894.jpg" xlink:type="simple" xlink:show="embed" xlink:actuate="onLoad" draw:mime-type="image/jpeg"/>
</draw:frame>
 ПрезидентВолодимир Зеленський разом із Вселенським патріархом Варфоломієм узяв участь упоминальному молебні за жертвами війни в Україні у соборі Святого Георгія наФанарі у Стамбулі.</text:p>
      <text:p text:style-name="P4">
Про це глава держави розповів у <text:a xlink:type="simple" xlink:href="https://t.me/V_Zelenskiy_official/6899" text:style-name="Internet_20_link" text:visited-style-name="Visited_20_Internet_20_Link">
 Телеграмі</text:a>
 , передає Укрінформ.</text:p>
      <text:p text:style-name="P4">
«Поминальний молебень за жертвами війни в Україні у соборі Святого Георгія,Фанар, Стамбул. Дякую Вселенському патріарху Варфоломію за духовну підтримкуУкраїни та українців, за молитви заради миру для всієї нашої землі, для всіхнаших людей», - зазначив Зеленський.</text:p>
      <text:p text:style-name="P4">
<text:span text:style-name="T4">
Читайте також:</text:span>
 <text:a xlink:type="simple" xlink:href="https://www.ukrinform.ua/rubric-polytics/3733005-prezidenti-ukraini-j-tureccini-obgovorili-pidgotovku-do-samitu-nato.html" text:style-name="Internet_20_link" text:visited-style-name="Visited_20_Internet_20_Link">
 Президенти України й Туреччини обговорили підготовку досаміту НАТО </text:a>
</text:p>
      <text:p text:style-name="P4">
В ОП <text:a xlink:type="simple" xlink:href="https://www.president.gov.ua/news/u-stambuli-prezident-uzyav-uchast-u-pominalnomu-molebni-za-z-84189" text:style-name="Internet_20_link" text:visited-style-name="Visited_20_Internet_20_Link">
 поінформували </text:a>
 , що молебень українською тагрецькою мовами правили архімандрит Вселенського Престолу отець Методій іпатріарший диякон отець Епіфаній.</text:p>
      <text:p text:style-name="P4">
</text:p>
      <text:p text:style-name="P4">
<text:a xlink:type="simple" xlink:href="https://static.ukrinform.com/photos/2023_07/1688808927-7306.jpeg" text:style-name="Internet_20_link" text:visited-style-name="Visited_20_Internet_20_Link">
 </text:a>
 <text:a xlink:type="simple" xlink:href="https://static.ukrinform.com/photos/2023_07/1688808927-1058.jpeg" text:style-name="Internet_20_link" text:visited-style-name="Visited_20_Internet_20_Link">
</text:a>
 <text:a xlink:type="simple" xlink:href="https://static.ukrinform.com/photos/2023_07/1688808927-4991.jpeg" text:style-name="Internet_20_link" text:visited-style-name="Visited_20_Internet_20_Link">
</text:a>
 <text:a xlink:type="simple" xlink:href="https://static.ukrinform.com/photos/2023_07/1688808927-2772.jpeg" text:style-name="Internet_20_link" text:visited-style-name="Visited_20_Internet_20_Link">
</text:a>
 <text:a xlink:type="simple" xlink:href="https://static.ukrinform.com/photos/2023_07/1688808927-9852.jpeg" text:style-name="Internet_20_link" text:visited-style-name="Visited_20_Internet_20_Link">
</text:a>
</text:p>
      <text:p text:style-name="P4">
Як повідомляв Укрінформ, Президент Володимир Зеленський увечері 7 липня прибувіз візитом у Туреччину та провів переговори з турецьким лідером РеджепомТаїпом Ердоганом.</text:p>
      <text:p text:style-name="P4">
Раніше 6-7 липня Зеленський відвідав Болгарію, Чехію, Словаччину.</text:p>
      <text:p text:style-name="P4">
Source: <text:a xlink:type="simple" xlink:href="https://www.ukrinform.ua/rubric-society/3733153-u-stambuli-zelenskij-vzav-ucast-u-pominalnomu-molebni-za-zertvami-vijni-v-ukraini.html" text:style-name="Internet_20_link" text:visited-style-name="Visited_20_Internet_20_Link">
https://www.ukrinform.ua/rubric-society/3733153-u-stambuli-zelenskij-vzav-ucast-u-pominalnomu-molebni-za-zertvami-vijni-v-ukraini.html</text:a>
</text:p>
      <!--NEWS-->
      <text:h text:style-name="P10" text:outline-level="1">
<text:span text:style-name="T4">
Унаслідок російської агресії у столиці зазнали руйнувань близько 800 будинків – Кличко</text:span>
</text:h>
      <text:p text:style-name="P4">
Authors: Ukrinform (Person)</text:p>
      <text:p text:style-name="P4">
Publisher: Укринформ (Organization)</text:p>
      <text:p text:style-name="P4">
Published Time: 2023-07-08T12:19:00+03:00</text:p>
      <text:p text:style-name="P4">
Modified Time: 2023-07-08T12:19:00+03:00</text:p>
      <text:p text:style-name="P4">
Description: Київ був і залишається метою російських загарбників, які від початку повномасштабної агресії завдали руйнувань майже 800 столичним будинкам, з них понад 420 житлових. — Укрінформ.</text:p>
      <text:p text:style-name="P4">
Images: ['<text:a xlink:type="simple" xlink:href="https://static.ukrinform.com/photos/2022_11/thumb_files/630_360_1669634972-155.jpg" text:style-name="Internet_20_link" text:visited-style-name="Visited_20_Internet_20_Link">
630_360_16696...</text:a>
']</text:p>
      <text:p text:style-name="P4">
Tags: ['Віталій Кличко', 'Київ', 'Війна з Росією', 'Єдині новини']</text:p>
      <text:p text:style-name="P4">
Type: Article</text:p>
      <!--METADATA-->
      <text:p text:style-name="P4">
<draw:frame draw:style-name="fr1" draw:name="Image70" text:anchor-type="as-char" svg:width="6.9236in" svg:height="3.956343in" draw:z-index="0">
<draw:image xlink:href="../Images/yкринформ/2023-07-08T12-19-00-03-00/630_360_1669634972-155.jpg" xlink:type="simple" xlink:show="embed" xlink:actuate="onLoad" draw:mime-type="image/jpeg"/>
</draw:frame>
 Київ був ізалишається метою російських загарбників, які від початку повномасштабноїагресії завдали руйнувань майже 800 столичним будинкам, з них понад 420житлових.</text:p>
      <text:p text:style-name="P4">
Про це повідомив Київський міський голова Віталій Кличко в ефірі телемарафону«Єдині новини», повідомляє кореспондент Укрінформу.</text:p>
      <text:p text:style-name="P4">
«Не було лінії фронту у нашому місті, але близько 800 будинків зруйновано,більше 420 – це будинки з помешканнями киян», - сказав міський голова.</text:p>
      <text:p text:style-name="P4">
За його словами, переважну більшість будинків уже відновлено, там, де буламожливість зробити ремонт, міська влада зробила все, аби люди моглиповернутися додому.</text:p>
      <text:p text:style-name="P4">
<text:span text:style-name="T4">
Читайте також:</text:span>
 <text:a xlink:type="simple" xlink:href="https://www.ukrinform.ua/rubric-ato/3733100-rosia-za-500-dniv-vbila-v-ukraini-ponad-105-tisaci-civilnih-i-skoila-94-tisaci-voennih-zlociniv.html" text:style-name="Internet_20_link" text:visited-style-name="Visited_20_Internet_20_Link">
 Росія за 500 днів вбила в Україні понад 10,5 тисячіцивільних і скоїла 94 тисячі воєнних <text:span text:style-name="T4">
злоч</text:span>
 инів</text:a>
</text:p>
      <text:p text:style-name="P4">
Водночас Кличко відзначив важливість навчання цивільного населення ізпідготовки до національного спротиву, проведення яких нещодавно булоанонсовано в столиці. Він висловив сподівання, що набуті під час навчаньзнання мирним жителям не доведеться застосовувати, але «потрібно бути готовимидо різних сценаріїв».</text:p>
      <text:p text:style-name="P4">
Столичний голова вкотре подякував міжнародним партнерам України за наданнясучасної зброї, зауваживши, що ППО стала набагато міцнішою, збиває майже всіворожі дрони і ракети, які запускають загарбники по столиці. Водночас вінзастеріг, що розслаблятися не можна: «Київ - це серце країни, Київ - це центрприйняття рішень, Київ - це найбільше місто в країні, він був і залишаєтьсяметою агресора».</text:p>
      <text:p text:style-name="P4">
Кличко зазначив, що місто звернулося до уряду з проханням затвердити вимоги домодульних бетонних укриттів у районах, де немає можливості швидко збудуватистаціонарні якісні сховища.</text:p>
      <text:p text:style-name="P4">
<text:span text:style-name="T4">
Читайте також:</text:span>
 <text:a xlink:type="simple" xlink:href="https://www.ukrinform.ua/rubric-ato/3733082-rosiani-za-500-dniv-povnomasstabnogo-vtorgnenna-poranili-v-ukraini-1051-ditinu.html" text:style-name="Internet_20_link" text:visited-style-name="Visited_20_Internet_20_Link">
 Росіяни за 500 днів повномасштабного вторгнення поранилив Україні 1051 дитину </text:a>
</text:p>
      <text:p text:style-name="P4">
«Ми вже готові закупити і встановити ці споруди. Зараз гроші виділили на 250споруд», - сказав міський голова.</text:p>
      <text:p text:style-name="P4">
Як повідомлялося, Київський міський голова Віталій Кличко звернувся доПрем’єр-міністра Дениса Шмигаля щодо критеріїв до швидкоспоруджуваних захиснихспоруд цивільного захисту (ШСЗСЦЗ) модульного типу та можливості внесення їхдо фонду захисних споруд цивільного захисту.</text:p>
      <text:p text:style-name="P4">
Source: <text:a xlink:type="simple" xlink:href="https://www.ukrinform.ua/rubric-kyiv/3733151-unaslidok-rosijskoi-agresii-u-stolici-zaznali-rujnuvan-blizko-800-budinkiv-klicko.html" text:style-name="Internet_20_link" text:visited-style-name="Visited_20_Internet_20_Link">
https://www.ukrinform.ua/rubric-kyiv/3733151-unaslidok-rosijskoi-agresii-u-stolici-zaznali-rujnuvan-blizko-800-budinkiv-klicko.html</text:a>
</text:p>
      <!--NEWS-->
      <text:h text:style-name="P10" text:outline-level="1">
<text:span text:style-name="T4">
УЄФА визначив найкращого футболіста молодіжного Євро-2023</text:span>
</text:h>
      <text:p text:style-name="P4">
Authors: Ukrinform (Person)</text:p>
      <text:p text:style-name="P4">
Publisher: Укринформ (Organization)</text:p>
      <text:p text:style-name="P4">
Published Time: 2023-07-08T12:20:00+03:00</text:p>
      <text:p text:style-name="P4">
Modified Time: 2023-07-08T23:20:00+03:00</text:p>
      <text:p text:style-name="P4">
Description: Чемпіонами турніру стали футболісти збірної Англії. — Укрінформ.</text:p>
      <text:p text:style-name="P4">
Images: ['<text:a xlink:type="simple" xlink:href="https://static.ukrinform.com/photos/2023_07/thumb_files/630_360_1688847532-332.jpg" text:style-name="Internet_20_link" text:visited-style-name="Visited_20_Internet_20_Link">
630_360_16888...</text:a>
']</text:p>
      <text:p text:style-name="P4">
Tags: ['Футбол']</text:p>
      <text:p text:style-name="P4">
Type: Article</text:p>
      <!--METADATA-->
      <text:p text:style-name="P4">
<draw:frame draw:style-name="fr1" draw:name="Image71" text:anchor-type="as-char" svg:width="6.9236in" svg:height="3.956343in" draw:z-index="0">
<draw:image xlink:href="../Images/yкринформ/2023-07-08T12-20-00-03-00/630_360_1688847532-332.jpg" xlink:type="simple" xlink:show="embed" xlink:actuate="onLoad" draw:mime-type="image/jpeg"/>
</draw:frame>
 Чемпіонамитурніру стали футболісти збірної Англії.</text:p>
      <text:p text:style-name="P4">
УЄФА <text:a xlink:type="simple" xlink:href="https://www.uefa.com/under21/news/0283-1871d669de39-41d3412d964f-1000--player-of-the-tournament-gordon/" text:style-name="Internet_20_link" text:visited-style-name="Visited_20_Internet_20_Link">
 офіційно</text:a>
 визначив найкращого футболіста молодіжногоЄвро-2023 з футболу, нагороду отримав англієць Ентоні Гордон, передаєУкрінформ.</text:p>
      <text:p text:style-name="P4">
22-річний Гордон на клубному рівні представляє «Ньюкасл», відзначився вРумунії та Грузії 2 голами й асистом. У складі команди Лі Карслі вінгервиступав на вістрі нападу.</text:p>
      <text:p text:style-name="P4">
Ключовим став внесок Гордона у чвертьфінальну перемогу Англії над одноліткамиз Португалії (1:0) — Ентоні провів вирішальний гол у матчі на 34-й хвилині. Щеодин гол він забив, відкривши рахунок у матчі групового раунду з Ізраїлем(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text:p>
      <text:p text:style-name="P4">
У переліку найкращих бомбардирів турніру нападник розділив друге місце одразуз вісьмома гравцями, включно з капітаном України Артемом Бондаренком,співвітчизниками Камероном Арчером та Емілом Смітом-Роу.</text:p>
      <text:p text:style-name="P4">
Фото: Getty Images</text:p>
      <text:p text:style-name="P4">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Відомі арбітри матчів між «Дніпром-1» та «Панатінаїкосом» у відборі ЛЧ УЄФА</text:span>
</text:h>
      <text:p text:style-name="P4">
Authors: Ukrinform (Person)</text:p>
      <text:p text:style-name="P4">
Publisher: Укринформ (Organization)</text:p>
      <text:p text:style-name="P4">
Published Time: 2023-07-08T12:20:17+03:00</text:p>
      <text:p text:style-name="P4">
Modified Time: 2023-07-08T12:20:17+03:00</text:p>
      <text:p text:style-name="P4">
Description: Стали відомі арбітри поєдинків другого кваліфікаційного раунду Ліги чемпіонів УЄФА між футболістами «Дніпра-1» та грецького «Панатінаїкоса». — Укрінформ.</text:p>
      <text:p text:style-name="P4">
Images: ['<text:a xlink:type="simple" xlink:href="https://static.ukrinform.com/photos/2023_07/thumb_files/630_360_1688807846-608.jpg" text:style-name="Internet_20_link" text:visited-style-name="Visited_20_Internet_20_Link">
630_360_16888...</text:a>
']</text:p>
      <text:p text:style-name="P4">
Tags: ['Футбол', 'Греція', 'Ліга чемпіонів', 'Україна', 'Дніпро-1']</text:p>
      <text:p text:style-name="P4">
Type: Article</text:p>
      <!--METADATA-->
      <text:p text:style-name="P4">
<draw:frame draw:style-name="fr1" draw:name="Image72" text:anchor-type="as-char" svg:width="6.9236in" svg:height="3.956343in" draw:z-index="0">
<draw:image xlink:href="../Images/yкринформ/2023-07-08T12-20-17-03-00/630_360_1688807846-608.jpg" xlink:type="simple" xlink:show="embed" xlink:actuate="onLoad" draw:mime-type="image/jpeg"/>
</draw:frame>
 Сталивідомі арбітри поєдинків другого кваліфікаційного раунду Ліги чемпіонів УЄФАміж футболістами «Дніпра-1» та грецького «Панатінаїкоса».</text:p>
      <text:p text:style-name="P4">
Першу зустріч, яка 25 липня пройде у словацькому місті Кошице (початок о21.00), обслуговуватиме італійська суддівська бригада суддів на чолі з ДаніелеКіффі, передає Укрінформ.</text:p>
      <text:p text:style-name="P4">
Судді на лініях - Альберто Тегоні та Валеріо Колароссі. Четвертий арбітр -Ерманно Фелічіані.</text:p>
      <text:p text:style-name="P4">
<text:span text:style-name="T4">
Читайте також:</text:span>
 <text:a xlink:type="simple" xlink:href="https://www.ukrinform.ua/rubric-sports/3728998-dnipro1-rozgromiv-sevlus-u-persomu-sparingu-sezonu.html" text:style-name="Internet_20_link" text:visited-style-name="Visited_20_Internet_20_Link">
 « <text:span text:style-name="T4">
Дніпро</text:span>
 -1» <text:span text:style-name="T4">
розгромив</text:span>
 «Севлюш» у першомуспарингу сезону </text:a>
</text:p>
      <text:p text:style-name="P4">
На поєдинку у відповідь в Афінах 1 серпня (20.30) працюватиме німецькийголовний арбітр Бастіан Данкерт. Допомагатимуть його співвитчизники: лайнсмени- Домінік Шааль та Марсель Юнгер, четвертий рефері - Даніель Шлагер.</text:p>
      <text:p text:style-name="P4">
На фото: Даніеле Кіффі/scdnipro1.com.ua.</text:p>
      <text:p text:style-name="P4">
Source: <text:a xlink:type="simple" xlink:href="https://www.ukrinform.ua/rubric-sports/3733152-vidomi-arbitri-matciv-miz-dniprom1-ta-panatinaikosom-u-vidbori-lc-uefa.html" text:style-name="Internet_20_link" text:visited-style-name="Visited_20_Internet_20_Link">
https://www.ukrinform.ua/rubric-sports/3733152-vidomi-arbitri-matciv-miz-dniprom1-ta-panatinaikosom-u-vidbori-lc-uefa.html</text:a>
</text:p>
      <!--NEWS-->
      <text:h text:style-name="P10" text:outline-level="1">
<text:span text:style-name="T4">
Маркарова наголосила на важливості надання Україні касетних боєприпасів</text:span>
</text:h>
      <text:p text:style-name="P4">
Authors: Ukrinform (Person)</text:p>
      <text:p text:style-name="P4">
Publisher: Укринформ (Organization)</text:p>
      <text:p text:style-name="P4">
Published Time: 2023-07-08T12:28:00+03:00</text:p>
      <text:p text:style-name="P4">
Modified Time: 2023-07-08T12:28:00+03:00</text:p>
      <text:p text:style-name="P4">
Description: Рішення про передачу касетних боєприпасів Сполученими Штатами було важливим для України. — Укрінформ.</text:p>
      <text:p text:style-name="P4">
Images: ['<text:a xlink:type="simple" xlink:href="https://static.ukrinform.com/photos/2021_05/thumb_files/630_360_1620955279-427.jpg" text:style-name="Internet_20_link" text:visited-style-name="Visited_20_Internet_20_Link">
630_360_16209...</text:a>
']</text:p>
      <text:p text:style-name="P4">
Tags: ['США', 'Україна', 'Маркарова', 'Боєприпаси', 'Війна з Росією']</text:p>
      <text:p text:style-name="P4">
Type: Article</text:p>
      <!--METADATA-->
      <text:p text:style-name="P4">
<draw:frame draw:style-name="fr1" draw:name="Image73" text:anchor-type="as-char" svg:width="6.9236in" svg:height="3.956343in" draw:z-index="0">
<draw:image xlink:href="../Images/yкринформ/2023-07-08T12-28-00-03-00/630_360_1620955279-427.jpg" xlink:type="simple" xlink:show="embed" xlink:actuate="onLoad" draw:mime-type="image/jpeg"/>
</draw:frame>
 Рішенняпро передачу касетних боєприпасів Сполученими Штатами було важливим дляУкраїни.</text:p>
      <text:p text:style-name="P4">
Про це  <text:a xlink:type="simple" xlink:href="https://ukrainian.voanews.com/a/7171887.html" text:style-name="Internet_20_link" text:visited-style-name="Visited_20_Internet_20_Link">
 Голосу Америки </text:a>
сказала посол України в США Оксана Маркарова, передає Укрінформ.</text:p>
      <text:p text:style-name="P4">
За її словами, у Києві розуміють застереження щодо застосування такихбоєприпасів, ЗСУ будуть використовувати їх відповідально для визволення своїхтериторій і людей.</text:p>
      <text:p text:style-name="P4">
«Ці спроможності нам точно потрібні. Наші партнери отримали запевнення, що ми,на відміну від ворога, будемо використовувати їх (касетні <text:a xlink:type="simple" xlink:href="https://www.ukrinform.ua/tag-boepripasi" text:style-name="Internet_20_link" text:visited-style-name="Visited_20_Internet_20_Link">
 боєприпаси</text:a>
 – ред.) дуже відповідально. Мирозуміємо, що воюємо на власній території, і наші захисники вже не разпоказали, що вони можуть визволяти території, села у такий спосіб, що фактичнооберігають людей, які перебувають там, під окупацією», - сказала Маркарова.</text:p>
      <text:p text:style-name="P4">
Вона додала, що Україна розуміє всі чутливі моменти, пов’язані з цим питанням,і дуже вдячна партнерам за рішення надати ці боєприпаси. Посол висловиласподівання, що невдовзі українські «захисники зможуть мати ці такі потрібніспроможності».</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text:span text:style-name="T4">
касетн</text:span>
 их боєприпасів </text:a>
</text:p>
      <text:p text:style-name="P4">
Однак, за її словами, жодна спроможність не вирішує одна все на полі бою. «Намвсе ще потрібні всі наші пріоритети – від ППО до літаків, більше броньованоїтехніки, і можна дуже довго продовжувати. Тому це постійна робота з нашимипартнерами», - наголосила Маркарова.</text:p>
      <text:p text:style-name="P4">
Як повідомляв Укрінформ, Сполучені Штати оголосили у п’ятницю про  <text:a xlink:type="simple" xlink:href="https://www.ukrinform.ua/rubric-ato/3732977-pentagon-ogolosiv-pro-novij-paket-dopomogi-ukraini-z-kasetnimi-boepripasami.html" text:style-name="Internet_20_link" text:visited-style-name="Visited_20_Internet_20_Link">
 виділенняУкраїні чергового пакета військової допомоги</text:a>
 . Він включаєартилерійські снаряди, в тому числі, касетні боєприпаси, ракети для системPatriot і HIMARS, БМП Bradley, БТР Stryker, а також інше озброєння табоєприпаси.</text:p>
      <text:p text:style-name="P4">
Президент США Джо Байден визнав, що надання Україні касетних боєприпасів  <text:a xlink:type="simple" xlink:href="https://www.ukrinform.ua/rubric-ato/3733015-bajden-pro-kasetni-snaradi-dla-ukraini-vazke-risenna-ale-voni-ij-potribni.html" text:style-name="Internet_20_link" text:visited-style-name="Visited_20_Internet_20_Link">
було «важким рішенням» </text:a>
 , алеЗСУ потребують їх для контрнаступу.</text:p>
      <text:p text:style-name="P4">
Понад 100 країн, включаючи Велику Британію, Францію та Німеччину, підписалиКонвенцію про касетні боєприпаси, яка забороняє їх застосування, виробництвота передачу. США та Україна (а також Росія) не приєдналися до цієї заборони.</text:p>
      <text:p text:style-name="P4">
Source: <text:a xlink:type="simple" xlink:href="https://www.ukrinform.ua/rubric-ato/3733158-markarova-nagolosila-na-vazlivosti-nadanna-ukraini-kasetnih-boepripasiv.html" text:style-name="Internet_20_link" text:visited-style-name="Visited_20_Internet_20_Link">
https://www.ukrinform.ua/rubric-ato/3733158-markarova-nagolosila-na-vazlivosti-nadanna-ukraini-kasetnih-boepripasiv.html</text:a>
</text:p>
      <!--NEWS-->
      <text:h text:style-name="P10" text:outline-level="1">
<text:span text:style-name="T4">
Брінк звернулася до українців на 500-й день вторгнення Росії: Знаю, Україна переможе</text:span>
</text:h>
      <text:p text:style-name="P4">
Authors: Ukrinform (Person)</text:p>
      <text:p text:style-name="P4">
Publisher: Укринформ (Organization)</text:p>
      <text:p text:style-name="P4">
Published Time: 2023-07-08T12:31:36+03:00</text:p>
      <text:p text:style-name="P4">
Modified Time: 2023-07-08T12:31:36+03:00</text:p>
      <text:p text:style-name="P4">
Description: Посол США в Україні Бріджит Брінк з нагоди 500 днів повномасштабного вторгнення Росії звернулася до українців і наголосила, що Сполучені Штати підтримуватимуть Україну і надалі. — Укрінформ.</text:p>
      <text:p text:style-name="P4">
Images: ['<text:a xlink:type="simple" xlink:href="https://static.ukrinform.com/photos/2023_03/thumb_files/630_360_1679678436-506.jpg" text:style-name="Internet_20_link" text:visited-style-name="Visited_20_Internet_20_Link">
630_360_16796...</text:a>
']</text:p>
      <text:p text:style-name="P4">
Tags: ['США', 'Війна з Росією', 'Бріджит Брінк']</text:p>
      <text:p text:style-name="P4">
Type: Article</text:p>
      <!--METADATA-->
      <text:p text:style-name="P4">
<draw:frame draw:style-name="fr1" draw:name="Image74" text:anchor-type="as-char" svg:width="6.9236in" svg:height="3.956343in" draw:z-index="0">
<draw:image xlink:href="../Images/yкринформ/2023-07-08T12-31-36-03-00/630_360_1679678436-506.jpg" xlink:type="simple" xlink:show="embed" xlink:actuate="onLoad" draw:mime-type="image/jpeg"/>
</draw:frame>
 Посол СШАв Україні Бріджит Брінк з нагоди 500 днів повномасштабного вторгнення Росіїзвернулася до українців і наголосила, що Сполучені Штати підтримуватимутьУкраїну і надалі.</text:p>
      <text:p text:style-name="P4">
Про це дипломат написала у <text:a xlink:type="simple" xlink:href="https://twitter.com/USAmbKyiv/status/1677560579664363520" text:style-name="Internet_20_link" text:visited-style-name="Visited_20_Internet_20_Link">
 Твіттері</text:a>
 , передаєУкрінформ.</text:p>
      <text:p text:style-name="P4">
«Сьогодні минає 500 днів, відколи <text:a xlink:type="simple" xlink:href="https://www.ukrinform.ua/tag-rosia" text:style-name="Internet_20_link" text:visited-style-name="Visited_20_Internet_20_Link">
 Росія </text:a>
 розпочала своє неспровоковане повномасштабне вторгнення в Україну. Заці 500 днів агресивна війна Кремля завдала українцям незмірного болю - тисячізагиблих, у тому числі понад 500 дітей, тисячі незаконно вивезених до Росії тамільйони вимушених переселенців», - сказала Брінк у відеозверненні.</text:p>
      <text:p text:style-name="P4">
<text:span text:style-name="T5">
Відео: Твіттер Бріджит Брінк</text:span>
</text:p>
      <text:p text:style-name="P4">
За її словами, за ці 500 днів світ був вражений хоробрістю та стійкістюукраїнського народу – його натхненним керівництвом, вправними Збройними силамиі рятувальниками, невтомними волонтерами і простими людьми, які у надзвичайнийспосіб роблять свій внесок у спільну справу.</text:p>
      <text:p text:style-name="P4">
Вона наголосила, що упродовж 500 днів Сполучені Штати та союзники і партнеризгуртувалися, щоб підтримати Україну у скрутний для неї час.</text:p>
      <text:p text:style-name="P4">
<text:span text:style-name="T4">
Читайте також:</text:span>
 <text:a xlink:type="simple" xlink:href="https://www.ukrinform.ua/rubric-ato/3733042-zelenskij-pobuvav-na-zmiinomu.html" text:style-name="Internet_20_link" text:visited-style-name="Visited_20_Internet_20_Link">
 <text:span text:style-name="T4">
Зеленсь</text:span>
 кий відвідав Зміїний та вшанував українськихгероїв </text:a>
</text:p>
      <text:p text:style-name="P4">
«І ми не послабимо цих зусиль. Ми будемо разом з вами, поки ви боретеся заповернення своєї землі і прагнете правосуддя за звірства та воєнні злочини,скоєні на українській землі. І попри постійні зусилля Росії, спрямовані наруйнування, ми будемо з вами, щоб допомогти Україні відновитися. І я знаю, які ви, що Україна - і свобода - переможе. Слава Україні!» - заявила Брінк.</text:p>
      <text:p text:style-name="P4">
Як повідомлялося, 24 лютого 2022 року Росія розпочала неспровокованеповномасштабне вторгнення в Україну.</text:p>
      <text:p text:style-name="P4">
Source: <text:a xlink:type="simple" xlink:href="https://www.ukrinform.ua/rubric-polytics/3733159-brink-zvernulasa-do-ukrainciv-na-500j-den-vtorgnenna-rosii-znau-ukraina-peremoze.html" text:style-name="Internet_20_link" text:visited-style-name="Visited_20_Internet_20_Link">
https://www.ukrinform.ua/rubric-polytics/3733159-brink-zvernulasa-do-ukrainciv-na-500j-den-vtorgnenna-rosii-znau-ukraina-peremoze.html</text:a>
</text:p>
      <!--NEWS-->
      <text:h text:style-name="P10" text:outline-level="1">
<text:span text:style-name="T4">
За «Металіст-1925» гратиме ексфорвард «Чорноморця»</text:span>
</text:h>
      <text:p text:style-name="P4">
Authors: Ukrinform (Person)</text:p>
      <text:p text:style-name="P4">
Publisher: Укринформ (Organization)</text:p>
      <text:p text:style-name="P4">
Published Time: 2023-07-08T12:41:20+03:00</text:p>
      <text:p text:style-name="P4">
Modified Time: 2023-07-08T12:41:20+03:00</text:p>
      <text:p text:style-name="P4">
Description: Харківський футбольний клуб «Металіст 1925» офіційно повідомив про підписання форварда Дмитра Юсова.  — Укрінформ.</text:p>
      <text:p text:style-name="P4">
Images: ['<text:a xlink:type="simple" xlink:href="https://static.ukrinform.com/photos/2023_07/thumb_files/630_360_1688808809-372.jpg" text:style-name="Internet_20_link" text:visited-style-name="Visited_20_Internet_20_Link">
630_360_16888...</text:a>
']</text:p>
      <text:p text:style-name="P4">
Tags: ['Футбол', 'Металіст-1925', "Прем'єр-ліга", 'Україна', 'Чорноморець']</text:p>
      <text:p text:style-name="P4">
Type: Article</text:p>
      <!--METADATA-->
      <text:p text:style-name="P4">
<draw:frame draw:style-name="fr1" draw:name="Image75" text:anchor-type="as-char" svg:width="6.9236in" svg:height="3.956343in" draw:z-index="0">
<draw:image xlink:href="../Images/yкринформ/2023-07-08T12-41-20-03-00/630_360_1688808809-372.jpg" xlink:type="simple" xlink:show="embed" xlink:actuate="onLoad" draw:mime-type="image/jpeg"/>
</draw:frame>
Харківський футбольний клуб «Металіст 1925» офіційно повідомив про підписанняфорварда Дмитра Юсова.</text:p>
      <text:p text:style-name="P4">
Контракт із 30-річним гравцем <text:a xlink:type="simple" xlink:href="http://https://metalist1925.com/" text:style-name="Internet_20_link" text:visited-style-name="Visited_20_Internet_20_Link">
 розрахований</text:a>
 на один рік. У «Металісті 1925» нападниквиступатиме під 14-м номером, передає Укрінформ.</text:p>
      <text:p text:style-name="P4">
Попереднім клубом Юсова був одеський «Чорноморець», за який минулого сезонуУПЛ він провів 19 матчів і забив 4 м'ячі.</text:p>
      <text:p text:style-name="P4">
Нападник такою виступав за «Металург» (Запоріжжя), білоруські команди«Граніт», «Слуцьк», «Торпедо», «Іслоч» і БАТЕ, а також за молдавську «Дачію».</text:p>
      <text:p text:style-name="P4">
<text:span text:style-name="T4">
Читайте також:</text:span>
 <text:a xlink:type="simple" xlink:href="https://www.ukrinform.ua/rubric-sports/3732713-na-peregladi-u-metalisti-1925-perebuvae-brazilec-ari-moura.html" text:style-name="Internet_20_link" text:visited-style-name="Visited_20_Internet_20_Link">
 На перегляді у «Металісті 1925» перебуває бразилець АріМоура </text:a>
</text:p>
      <text:p text:style-name="P4">
У минулому чемпіонату УПЛ «Металіст 1925» посів 12-те місце.</text:p>
      <text:p text:style-name="P4">
Фото: facebook.com/metalist1925.</text:p>
      <text:p text:style-name="P4">
Source: <text:a xlink:type="simple" xlink:href="https://www.ukrinform.ua/rubric-sports/3733161-za-metalist1925-gratime-eksforvard-cornomorca.html" text:style-name="Internet_20_link" text:visited-style-name="Visited_20_Internet_20_Link">
https://www.ukrinform.ua/rubric-sports/3733161-za-metalist1925-gratime-eksforvard-cornomorca.html</text:a>
</text:p>
      <!--NEWS-->
      <text:h text:style-name="P10" text:outline-level="1">
<text:span text:style-name="T4">
Посли країн G7 висловили підтримку Україні у 500-й день повномасштабного вторгнення РФ</text:span>
</text:h>
      <text:p text:style-name="P4">
Authors: Ukrinform (Person)</text:p>
      <text:p text:style-name="P4">
Publisher: Укринформ (Organization)</text:p>
      <text:p text:style-name="P4">
Published Time: 2023-07-08T12:42:58+03:00</text:p>
      <text:p text:style-name="P4">
Modified Time: 2023-07-08T12:42:58+03:00</text:p>
      <text:p text:style-name="P4">
Description: Посол Великої Британії в Україні Мелінда Сіммонс з нагоди 500 днів повномасштабного вторгнення Росії заявила, що Лондон підтримуватиме боротьбу України стільки, скільки буде потрібно.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Посол', 'Велика сімка', 'Війна з Росією']</text:p>
      <text:p text:style-name="P4">
Type: Article</text:p>
      <!--METADATA-->
      <text:p text:style-name="P4">
<draw:frame draw:style-name="fr1" draw:name="Image76" text:anchor-type="as-char" svg:width="6.9236in" svg:height="3.956343in" draw:z-index="0">
<draw:image xlink:href="../Images/yкринформ/2023-07-08T12-42-58-03-00/630_360_1528600995-9562.jpg" xlink:type="simple" xlink:show="embed" xlink:actuate="onLoad" draw:mime-type="image/jpeg"/>
</draw:frame>
 ПосолВеликої Британії в Україні Мелінда Сіммонс з нагоди 500 днів повномасштабноговторгнення Росії заявила, що Лондон підтримуватиме боротьбу України стільки,скільки буде потрібно.</text:p>
      <text:p text:style-name="P4">
Про це вона написала у <text:a xlink:type="simple" xlink:href="https://twitter.com/MelSimmonsFCDO/status/1677578103915249664" text:style-name="Internet_20_link" text:visited-style-name="Visited_20_Internet_20_Link">
 Твіттері</text:a>
 , передаєУкрінформ.</text:p>
      <text:p text:style-name="P4">
«Сьогодні виповнюється 500 днів з моменту повномасштабного вторгнення Росії вУкраїну. Незламна, нескорена, непохитна — Україна відновить свої території таперетвориться у потужну європейську демократію», - наголосила вона.</text:p>
      <text:p text:style-name="P4">
За словами Сіммонс, Велика Британія підтримуватиме боротьбу України стільки,скільки буде потрібно для захисту життя українців та спільних цінностей.</text:p>
      <text:p text:style-name="P4">
<text:span text:style-name="T4">
Читайте також:</text:span>
 <text:a xlink:type="simple" xlink:href="https://www.ukrinform.ua/rubric-polytics/3726116-posli-g7-pidtverdili-pidtrimku-formuli-miru-zelenskogo.html" text:style-name="Internet_20_link" text:visited-style-name="Visited_20_Internet_20_Link">
 Посли G7 підтвердили підтримку Формули миру Зеленського</text:a>
</text:p>
      <text:p text:style-name="P4">
Також свою підтримку Україні висловили всі посли країн G7.</text:p>
      <text:p text:style-name="P4">
«Через 500 днів після неспровокованого повномасштабного вторгнення Росії вУкраїну ми підтверджуємо нашу непохитну готовність підтримувати зусилляУкраїни захищати себе стільки, скільки це буде потрібно», - йдеться у дописіяпонського головування в групі послів G7 у <text:a xlink:type="simple" xlink:href="https://twitter.com/G7AmbReformUA/status/1677536878650695680" text:style-name="Internet_20_link" text:visited-style-name="Visited_20_Internet_20_Link">
 Твіттері</text:a>
 .</text:p>
      <text:p text:style-name="P4">
Як повідомлялося, 24 лютого 2022 року Росія розпочала неспровокованеповномасштабне вторгнення в Україну.</text:p>
      <text:p text:style-name="P4">
Source: <text:a xlink:type="simple" xlink:href="https://www.ukrinform.ua/rubric-polytics/3733162-posli-krain-g7-vislovili-pidtrimku-ukraini-u-500j-den-povnomasstabnogo-vtorgnenna-rf.html" text:style-name="Internet_20_link" text:visited-style-name="Visited_20_Internet_20_Link">
https://www.ukrinform.ua/rubric-polytics/3733162-posli-krain-g7-vislovili-pidtrimku-ukraini-u-500j-den-povnomasstabnogo-vtorgnenna-rf.html</text:a>
</text:p>
      <!--NEWS-->
      <text:h text:style-name="P10" text:outline-level="1">
<text:span text:style-name="T4">
В Україні внаслідок негоди знеструмлені понад 300 населених пунктів</text:span>
</text:h>
      <text:p text:style-name="P4">
Authors: Ukrinform (Person)</text:p>
      <text:p text:style-name="P4">
Publisher: Укринформ (Organization)</text:p>
      <text:p text:style-name="P4">
Published Time: 2023-07-08T12:44:17+03:00</text:p>
      <text:p text:style-name="P4">
Modified Time: 2023-07-08T12:44:17+03:00</text:p>
      <text:p text:style-name="P4">
Description: Понад 300 населених пунктів у десяти областях України знеструмлені внаслідок негоди. — Укрінформ.</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Міненерго', 'Негода']</text:p>
      <text:p text:style-name="P4">
Type: Article</text:p>
      <!--METADATA-->
      <text:p text:style-name="P4">
<draw:frame draw:style-name="fr1" draw:name="Image77" text:anchor-type="as-char" svg:width="6.9236in" svg:height="3.956343in" draw:z-index="0">
<draw:image xlink:href="../Images/yкринформ/2023-07-08T12-44-17-03-00/630_360_1677090548-641.jpg" xlink:type="simple" xlink:show="embed" xlink:actuate="onLoad" draw:mime-type="image/jpeg"/>
</draw:frame>
 Понад 300населених пунктів у десяти областях України знеструмлені внаслідок негоди.</text:p>
      <text:p text:style-name="P4">
Про це повідомляє  <text:a xlink:type="simple" xlink:href="https://mev.gov.ua/novyna/sytuatsiya-v-enerhosystemi-na-8-lypnya-cherez-nehodu-v-krayini-znestrumleni-ponad-300" text:style-name="Internet_20_link" text:visited-style-name="Visited_20_Internet_20_Link">
 Міністерство енергетики</text:a>
 , передає Укрінформ.</text:p>
      <text:p text:style-name="P4">
"Внаслідок масштабного грозового шторму, який пройшов країною, у 10 областяхзафіксовано пошкодження ліній електропередачі, знеструмлено 301 населенийпункт", - зазначається у повідомленні.</text:p>
      <text:p text:style-name="P4">
За даними відомства, найбільше постраждали населені пункти на Чернігівщині,Одещині, Кіровоградщині, Полтавщині. Також через <text:a xlink:type="simple" xlink:href="https://www.ukrinform.ua/tag-negoda" text:style-name="Internet_20_link" text:visited-style-name="Visited_20_Internet_20_Link">
 негоду</text:a>
 залишається без світла частинаспоживачів у Сумській, Дніпропетровській, Київській, Черкаській, Донецькій,Миколаївській областях.</text:p>
      <text:p text:style-name="P4">
Нині тривають відновлювальні роботи.</text:p>
      <text:p text:style-name="P4">
<text:span text:style-name="T4">
Читайте також:</text:span>
 <text:a xlink:type="simple" xlink:href="https://www.ukrinform.ua/rubric-economy/3732703-v-energosistemi-ukraini-zafiksuvali-rekordne-spozivanna-elektriki.html" text:style-name="Internet_20_link" text:visited-style-name="Visited_20_Internet_20_Link">
 В <text:span text:style-name="T4">
енергосистемі</text:span>
 <text:span text:style-name="T4">
України</text:span>
 <text:span text:style-name="T4">
зафіксували</text:span>
<text:span text:style-name="T4">
рекордне</text:span>
 <text:span text:style-name="T4">
споживання</text:span>
 <text:span text:style-name="T4">
електрики</text:span>
 </text:a>
</text:p>
      <text:p text:style-name="P4">
Щодо ситуації у прифронтових і прикордонних з РФ регіонах, у Міненергозауважили, що внаслідок обстрілів знеструмлювалися 45 населених пунктів уДонецькій області. Також залишається без світла частина абонентів уЗапорізькій, Херсонській, Сумській, Харківській, Чернігівській областях.</text:p>
      <text:p text:style-name="P4">
Ремонтні бригади працюють там, де це дозволяє безпекова ситуація, наголосили увідомстві.</text:p>
      <text:p text:style-name="P4">
Як  повідомлялося, станом на вечір 7 липня у Київській області внаслідокнегоди було <text:a xlink:type="simple" xlink:href="https://www.ukrinform.ua/rubric-regions/3732952-na-kiivsini-vnaslidok-negodi-znestrumleni-50-naselenih-punktiv.html" text:style-name="Internet_20_link" text:visited-style-name="Visited_20_Internet_20_Link">
 знеструмлено 50 населених пунктів</text:a>
 , 12 з них - повністю.</text:p>
      <text:p text:style-name="P4">
Source: <text:a xlink:type="simple" xlink:href="https://www.ukrinform.ua/rubric-economy/3733163-v-ukraini-vnaslidok-negodi-znestrumleni-ponad-300-naselenih-punktiv.html" text:style-name="Internet_20_link" text:visited-style-name="Visited_20_Internet_20_Link">
https://www.ukrinform.ua/rubric-economy/3733163-v-ukraini-vnaslidok-negodi-znestrumleni-ponad-300-naselenih-punktiv.html</text:a>
</text:p>
      <!--NEWS-->
      <text:h text:style-name="P10" text:outline-level="1">
<text:span text:style-name="T4">
Під завалами ТЕС на Донеччині можуть перебувати двоє людей</text:span>
</text:h>
      <text:p text:style-name="P4">
Authors: Ukrinform (Person)</text:p>
      <text:p text:style-name="P4">
Publisher: Укринформ (Organization)</text:p>
      <text:p text:style-name="P4">
Published Time: 2023-07-08T12:46:07+03:00</text:p>
      <text:p text:style-name="P4">
Modified Time: 2023-07-08T12:46:07+03:00</text:p>
      <text:p text:style-name="P4">
Description: Унаслідок руйнування металево-бетонних конструкцій на ТЕС у Донецькій області під завалами можуть перебувати ще двоє людей. — Укрінформ.</text:p>
      <text:p text:style-name="P4">
Images: ['<text:a xlink:type="simple" xlink:href="https://static.ukrinform.com/photos/2023_07/thumb_files/630_360_1688809524-201.jpg" text:style-name="Internet_20_link" text:visited-style-name="Visited_20_Internet_20_Link">
630_360_16888...</text:a>
']</text:p>
      <text:p text:style-name="P4">
Tags: ['Донеччина', 'Обвалення', 'ТЕС']</text:p>
      <text:p text:style-name="P4">
Type: Article</text:p>
      <!--METADATA-->
      <text:p text:style-name="P4">
<draw:frame draw:style-name="fr1" draw:name="Image78" text:anchor-type="as-char" svg:width="6.9236in" svg:height="3.956343in" draw:z-index="0">
<draw:image xlink:href="../Images/yкринформ/2023-07-08T12-46-07-03-00/630_360_1688809524-201.jpg" xlink:type="simple" xlink:show="embed" xlink:actuate="onLoad" draw:mime-type="image/jpeg"/>
</draw:frame>
 Унаслідокруйнування металево-бетонних конструкцій на ТЕС у Донецькій області підзавалами можуть перебувати ще двоє людей.</text:p>
      <text:p text:style-name="P4">
Про це у <text:a xlink:type="simple" xlink:href="https://t.me/Donetsk_obl_prokuratura/1347" text:style-name="Internet_20_link" text:visited-style-name="Visited_20_Internet_20_Link">
 Телеграмі </text:a>
 повідомляєДонецька обласна прокуратура, передає Укрінформ.</text:p>
      <text:p text:style-name="P4">
За даними відомства, близько 23:10 7 липня стався обвал покрівлі та кількохповерхів об’єкта критичної інфраструктури у Кураховому. Внаслідок руйнуванняметалево-бетонних конструкцій одна працівниця загинула.</text:p>
      <text:p text:style-name="P4">
До лікарні доправлені троє працівників з відкритою черепно-мозковою травмою,переломами ребер, забоями. Також медична допомога надається жінці, якаперебуває в передінфарктному стані.</text:p>
      <text:p text:style-name="P4">
За попередніми даними, дах <text:a xlink:type="simple" xlink:href="https://www.ukrinform.ua/tag-obvalenna" text:style-name="Internet_20_link" text:visited-style-name="Visited_20_Internet_20_Link">
 обвалився </text:a>
 внаслідок минулих атак ворога на підприємство.</text:p>
      <text:p text:style-name="P4">
Правоохоронці перевіряють факт допуску працівників до роботи в аварійнихумовах.</text:p>
      <text:p text:style-name="P4">
<text:span text:style-name="T4">
Читайте також:</text:span>
 <text:a xlink:type="simple" xlink:href="https://www.ukrinform.ua/rubric-regions/3733044-zagarbniki-za-dobu-poranili-na-doneccini-patoh-civilnih.html" text:style-name="Internet_20_link" text:visited-style-name="Visited_20_Internet_20_Link">
 Загарбники за добу поранили на <text:span text:style-name="T4">
Донечч</text:span>
 ині п’ятьохцивільних </text:a>
</text:p>
      <text:p text:style-name="P4">
Під завалами можуть перебувати ще двоє людей, додали у прокуратурі.</text:p>
      <text:p text:style-name="P4">
Як повідомлялося, у Донецькій області на ТЕС, яка <text:a xlink:type="simple" xlink:href="https://www.ukrinform.ua/rubric-regions/3733122-na-doneccini-obvalivsa-dah-na-tes-odin-zagiblij-troe-travmovanih.html" text:style-name="Internet_20_link" text:visited-style-name="Visited_20_Internet_20_Link">
 неодноразово зазнавалаобстрілів </text:a>
 , обвалився дахкотлотурбінного цеху.</text:p>
      <text:p text:style-name="P4">
Source: <text:a xlink:type="simple" xlink:href="https://www.ukrinform.ua/rubric-regions/3733164-pid-zavalami-tes-na-doneccini-mozut-perebuvati-dvoe-ludej.html" text:style-name="Internet_20_link" text:visited-style-name="Visited_20_Internet_20_Link">
https://www.ukrinform.ua/rubric-regions/3733164-pid-zavalami-tes-na-doneccini-mozut-perebuvati-dvoe-ludej.html</text:a>
</text:p>
      <!--NEWS-->
      <text:h text:style-name="P10" text:outline-level="1">
<text:span text:style-name="T4">
У Вінниці водій моноколеса травмував 5-річну дитину</text:span>
</text:h>
      <text:p text:style-name="P4">
Authors: Ukrinform (Person)</text:p>
      <text:p text:style-name="P4">
Publisher: Укринформ (Organization)</text:p>
      <text:p text:style-name="P4">
Published Time: 2023-07-08T12:52:43+03:00</text:p>
      <text:p text:style-name="P4">
Modified Time: 2023-07-08T12:52:43+03:00</text:p>
      <text:p text:style-name="P4">
Description: У Вінниці водій моноколеса травмував 5-річну дитину. — Укрінформ.</text:p>
      <text:p text:style-name="P4">
Images: ['<text:a xlink:type="simple" xlink:href="https://static.ukrinform.com/photos/2023_07/thumb_files/630_360_1688809726-591.jpg" text:style-name="Internet_20_link" text:visited-style-name="Visited_20_Internet_20_Link">
630_360_16888...</text:a>
']</text:p>
      <text:p text:style-name="P4">
Tags: ['Аварія', 'Діти', 'Вінниця']</text:p>
      <text:p text:style-name="P4">
Type: Article</text:p>
      <!--METADATA-->
      <text:p text:style-name="P4">
<draw:frame draw:style-name="fr1" draw:name="Image79" text:anchor-type="as-char" svg:width="6.9236in" svg:height="3.956343in" draw:z-index="0">
<draw:image xlink:href="../Images/yкринформ/2023-07-08T12-52-43-03-00/630_360_1688809726-591.jpg" xlink:type="simple" xlink:show="embed" xlink:actuate="onLoad" draw:mime-type="image/jpeg"/>
</draw:frame>
 У Вінниціводій моноколеса травмував 5-річну дитину.</text:p>
      <text:p text:style-name="P4">
Про це повідомляє  <text:a xlink:type="simple" xlink:href="https://vn.npu.gov.ua/news/u-vinnytsi-vodii-monokolesa-travmuvav-6-richnu-dytynu-slidchi-vstanovliuiut-obstavyny-ta-prychyny-podii" text:style-name="Internet_20_link" text:visited-style-name="Visited_20_Internet_20_Link">
 відділ комунікації Поліції Вінницької області</text:a>
 , передає Укрінформ.</text:p>
      <text:p text:style-name="P4">
«Подія сталася 7 липня близько 14 години на площі Європейській в обласномуцентрі. За інформацією слідства, внаслідок наїзду травми отримав 5-річнийхлопчик, який йшов з мамою по площі. Керував моноколесом 34-річнийвінничанин», - йдеться у повідомленні.</text:p>
      <text:p text:style-name="P4">
Дитину доставили до <text:a xlink:type="simple" xlink:href="https://www.ukrinform.ua/tag-bolnica" text:style-name="Internet_20_link" text:visited-style-name="Visited_20_Internet_20_Link">
 лікарні </text:a>
 . Післянадання медичної допомоги хлопчика відпустили додому.</text:p>
      <text:p text:style-name="P4">
Моноколесо вилучене. Кермувальник освідуваний, він тверезий.</text:p>
      <text:p text:style-name="P4">
<text:span text:style-name="T4">
Читайте також:</text:span>
 <text:a xlink:type="simple" xlink:href="https://www.ukrinform.ua/rubric-kyiv/3724708-u-stolicnij-bagatopoverhivci-znajsli-tila-dvoh-nepovnolitnih-divcat.html" text:style-name="Internet_20_link" text:visited-style-name="Visited_20_Internet_20_Link">
 У столичній багатоповерхівці знайшли тіла двох<text:span text:style-name="T4">
неповноліт</text:span>
 ніх дівчат </text:a>
</text:p>
      <text:p text:style-name="P4">
За цим фактом поліцією розслідується провадження за ст. 291 (Порушення чиннихна транспорті правил) Кримінального кодексу України. Таке правопорушеннякарається штрафом від двох до п’яти тисяч неоподатковуваних мінімумів доходівгромадян або виправними роботами на строк до двох років, або обмеженням воліна строк до п'яти років, або позбавленням волі на строк до п'яти років.</text:p>
      <text:p text:style-name="P4">
Як повідомляв Укрінформ, на Вінниччині <text:a xlink:type="simple" xlink:href="https://www.ukrinform.ua/rubric-regions/3730912-na-vinniccini-vstanovili-osobi-pidlitkiv-aki-pobili-colovika-i-viklali-video-v-internet.html" text:style-name="Internet_20_link" text:visited-style-name="Visited_20_Internet_20_Link">
 поліція встановила особи підлітків</text:a>
 , якіпобили чоловіка, зафільмували і виклали відео з побиттям в інтернет.</text:p>
      <text:p text:style-name="P4">
Source: <text:a xlink:type="simple" xlink:href="https://www.ukrinform.ua/rubric-regions/3733168-u-vinnici-vodij-monokolesa-travmuvav-5ricnu-ditinu.html" text:style-name="Internet_20_link" text:visited-style-name="Visited_20_Internet_20_Link">
https://www.ukrinform.ua/rubric-regions/3733168-u-vinnici-vodij-monokolesa-travmuvav-5ricnu-ditinu.html</text:a>
</text:p>
      <!--NEWS-->
      <text:h text:style-name="P10" text:outline-level="1">
<text:span text:style-name="T4">
Зеленський зустрівся із Вселенським Патріархом Варфоломієм - обговорили Формулу миру</text:span>
</text:h>
      <text:p text:style-name="P4">
Authors: Ukrinform (Person)</text:p>
      <text:p text:style-name="P4">
Publisher: Укринформ (Organization)</text:p>
      <text:p text:style-name="P4">
Published Time: 2023-07-08T12:55:00+03:00</text:p>
      <text:p text:style-name="P4">
Modified Time: 2023-07-08T12:55:00+03:00</text:p>
      <text:p text:style-name="P4">
Description: Президент Володимир Зеленський обговорив із Вселенським Патріархом Варфоломієм реалізацію української Формули миру та повернення депортованих Росією дітей. — Укрінформ.</text:p>
      <text:p text:style-name="P4">
Images: ['<text:a xlink:type="simple" xlink:href="https://static.ukrinform.com/photos/2023_07/thumb_files/630_360_1688811041-184.jpeg" text:style-name="Internet_20_link" text:visited-style-name="Visited_20_Internet_20_Link">
630_360_16888...</text:a>
']</text:p>
      <text:p text:style-name="P4">
Tags: ['Варфоломій', 'Зеленський', 'Війна з Росією', 'Формула миру']</text:p>
      <text:p text:style-name="P4">
Type: Article</text:p>
      <!--METADATA-->
      <text:p text:style-name="P4">
<draw:frame draw:style-name="fr1" draw:name="Image80" text:anchor-type="as-char" svg:width="6.9236in" svg:height="3.956343in" draw:z-index="0">
<draw:image xlink:href="../Images/yкринформ/2023-07-08T12-55-00-03-00/630_360_1688811041-184.jpeg" xlink:type="simple" xlink:show="embed" xlink:actuate="onLoad" draw:mime-type="image/jpeg"/>
</draw:frame>
 ПрезидентВолодимир Зеленський обговорив із Вселенським Патріархом Варфоломіємреалізацію української Формули миру та повернення депортованих Росією дітей.</text:p>
      <text:p text:style-name="P4">
Про це глава держави повідомив у  <text:a xlink:type="simple" xlink:href="https://t.me/V_Zelenskiy_official/6903" text:style-name="Internet_20_link" text:visited-style-name="Visited_20_Internet_20_Link">
 Телеграмі</text:a>
 , передає Укрінформу.</text:p>
      <text:p text:style-name="P4">
«Зустріч із Вселенським Патріархом Варфоломієм. Обговорили реалізацію Формулимиру та повернення дітей, які були депортовані окупантами та яких ми маємоповернути додому, до рідних, в Україну. Дякую за непохитну підтримку тамолитви за мир, за засудження агресії та злочинів, усебічну допомогу українцямі українкам, які постраждали внаслідок війни!» - зазначив Зеленський.</text:p>
      <text:p text:style-name="P4">
У <text:a xlink:type="simple" xlink:href="https://www.president.gov.ua/news/u-stambuli-volodimir-zelenskij-zustrivsya-zi-vselenskim-patr-84193" text:style-name="Internet_20_link" text:visited-style-name="Visited_20_Internet_20_Link">
 пресслужбі ОП </text:a>
 зазначають, що глава державипоінформував Вселенського Патріарха про ситуацію на фронті й нещодавні злочиниагресора проти цивільних українців.</text:p>
      <text:p text:style-name="P4">
Президент подякував Його Всесвятості за непохитну підтримку України, молитвиза мир, засудження агресії та злочинів, усебічну допомогу українцям, якіпостраждали внаслідок війни.</text:p>
      <text:p text:style-name="P4">
</text:p>
      <text:p text:style-name="P4">
<text:a xlink:type="simple" xlink:href="https://static.ukrinform.com/photos/2023_07/1688811999-5443.jpeg" text:style-name="Internet_20_link" text:visited-style-name="Visited_20_Internet_20_Link">
 </text:a>
 <text:a xlink:type="simple" xlink:href="https://static.ukrinform.com/photos/2023_07/1688811999-9892.jpeg" text:style-name="Internet_20_link" text:visited-style-name="Visited_20_Internet_20_Link">
</text:a>
 <text:a xlink:type="simple" xlink:href="https://static.ukrinform.com/photos/2023_07/1688811999-7783.jpeg" text:style-name="Internet_20_link" text:visited-style-name="Visited_20_Internet_20_Link">
</text:a>
 <text:a xlink:type="simple" xlink:href="https://static.ukrinform.com/photos/2023_07/1688811999-2261.jpeg" text:style-name="Internet_20_link" text:visited-style-name="Visited_20_Internet_20_Link">
</text:a>
 <text:a xlink:type="simple" xlink:href="https://static.ukrinform.com/photos/2023_07/1688811999-8556.jpeg" text:style-name="Internet_20_link" text:visited-style-name="Visited_20_Internet_20_Link">
</text:a>
 <text:a xlink:type="simple" xlink:href="https://static.ukrinform.com/photos/2023_07/1688811999-3163.jpeg" text:style-name="Internet_20_link" text:visited-style-name="Visited_20_Internet_20_Link">
</text:a>
 <text:a xlink:type="simple" xlink:href="https://static.ukrinform.com/photos/2023_07/1688811999-2908.jpeg" text:style-name="Internet_20_link" text:visited-style-name="Visited_20_Internet_20_Link">
</text:a>
 <text:a xlink:type="simple" xlink:href="https://static.ukrinform.com/photos/2023_07/1688811999-7529.jpeg" text:style-name="Internet_20_link" text:visited-style-name="Visited_20_Internet_20_Link">
</text:a>
 <text:a xlink:type="simple" xlink:href="https://static.ukrinform.com/photos/2023_07/1688811999-7058.jpeg" text:style-name="Internet_20_link" text:visited-style-name="Visited_20_Internet_20_Link">
</text:a>
 <text:a xlink:type="simple" xlink:href="https://static.ukrinform.com/photos/2023_07/1688811999-1971.jpeg" text:style-name="Internet_20_link" text:visited-style-name="Visited_20_Internet_20_Link">
</text:a>
 <text:a xlink:type="simple" xlink:href="https://static.ukrinform.com/photos/2023_07/1688811999-4876.jpeg" text:style-name="Internet_20_link" text:visited-style-name="Visited_20_Internet_20_Link">
</text:a>
 <text:a xlink:type="simple" xlink:href="https://static.ukrinform.com/photos/2023_07/1688811999-3261.jpeg" text:style-name="Internet_20_link" text:visited-style-name="Visited_20_Internet_20_Link">
</text:a>
 <text:a xlink:type="simple" xlink:href="https://static.ukrinform.com/photos/2023_07/1688812000-5556.jpeg" text:style-name="Internet_20_link" text:visited-style-name="Visited_20_Internet_20_Link">
</text:a>
 <text:a xlink:type="simple" xlink:href="https://static.ukrinform.com/photos/2023_07/1688812000-4306.jpeg" text:style-name="Internet_20_link" text:visited-style-name="Visited_20_Internet_20_Link">
</text:a>
</text:p>
      <text:p text:style-name="P4">
«Сьогодні важливий день – наша боротьба триває вже 500 днів, із моментуповномасштабного вторгнення. Ми маємо підтримку Його Всесвятості, молитви занаших бійців, за народ, за наших людей, за життя в Україні», – сказавЗеленський.</text:p>
      <text:p text:style-name="P4">
<text:span text:style-name="T4">
Читайте також:</text:span>
 <text:a xlink:type="simple" xlink:href="https://www.ukrinform.ua/rubric-society/3733153-u-stambuli-zelenskij-vzav-ucast-u-pominalnomu-molebni-za-zertvami-vijni-v-ukraini.html" text:style-name="Internet_20_link" text:visited-style-name="Visited_20_Internet_20_Link">
 У <text:span text:style-name="T4">
Стамбулі</text:span>
 <text:span text:style-name="T4">
Зеленський</text:span>
 <text:span text:style-name="T4">
взяв</text:span>
 <text:span text:style-name="T4">
участь</text:span>
 у<text:span text:style-name="T4">
поминальному</text:span>
 <text:span text:style-name="T4">
молебні</text:span>
 за <text:span text:style-name="T4">
жертвами</text:span>
 <text:span text:style-name="T4">
війни</text:span>
 в <text:span text:style-name="T4">
Україні</text:span>
</text:a>
</text:p>
      <text:p text:style-name="P4">
Відео: <text:a xlink:type="simple" xlink:href="https://t.me/OP_UA/9908" text:style-name="Internet_20_link" text:visited-style-name="Visited_20_Internet_20_Link">
 ОПУ </text:a>
</text:p>
      <text:p text:style-name="P4">
Зі свого боку Патріарх Варфоломій відзначив важливість досягнення миру вУкраїні.</text:p>
      <text:p text:style-name="P4">
«Вселенський Патріархат як Матір-церква всіх православних в Україні завждиперебуває на їхньому боці», – наголосив Його Всесвятість і додав: «Хочупобажати, щоб повернулися всі полонені й усі діти, які зараз перебуваютьдалеко від своїх домівок».</text:p>
      <text:p text:style-name="P4">
Як повідомляв Укрінформ, Президент Володимир <text:a xlink:type="simple" xlink:href="https://www.ukrinform.ua/tag-zelenskij" text:style-name="Internet_20_link" text:visited-style-name="Visited_20_Internet_20_Link">
 Зеленський</text:a>
 увечері 7 липня прибув із візитом уТуреччину та провів переговори з турецьким лідером Реджепом Таїпом Ердоганом.</text:p>
      <text:p text:style-name="P4">
Перед цим Зеленський відвідав Болгарію, Чехію, Словаччину.</text:p>
      <text:p text:style-name="P4">
Source: <text:a xlink:type="simple" xlink:href="https://www.ukrinform.ua/rubric-society/3733177-zelenskij-zustrivsa-iz-vselenskim-patriarhom-varfolomiem-obgovorili-formuli-miru.html" text:style-name="Internet_20_link" text:visited-style-name="Visited_20_Internet_20_Link">
https://www.ukrinform.ua/rubric-society/3733177-zelenskij-zustrivsa-iz-vselenskim-patriarhom-varfolomiem-obgovorili-formuli-miru.html</text:a>
</text:p>
      <!--NEWS-->
      <text:h text:style-name="P10" text:outline-level="1">
<text:span text:style-name="T4">
На Черкащині 23 людини постраждали внаслідок ДТП з автобусом</text:span>
</text:h>
      <text:p text:style-name="P4">
Authors: Ukrinform (Person)</text:p>
      <text:p text:style-name="P4">
Publisher: Укринформ (Organization)</text:p>
      <text:p text:style-name="P4">
Published Time: 2023-07-08T12:57:00+03:00</text:p>
      <text:p text:style-name="P4">
Modified Time: 2023-07-08T12:57:00+03:00</text:p>
      <text:p text:style-name="P4">
Description: У Черкаській області у ДТП потрапив рейсовий автобус, внаслідок чого постраждали водій і 22 пасажири, у тому числі троє неповнолітніх. — Укрінформ.</text:p>
      <text:p text:style-name="P4">
Images: ['<text:a xlink:type="simple" xlink:href="https://static.ukrinform.com/photos/2023_07/thumb_files/630_360_1688810178-601.jpg" text:style-name="Internet_20_link" text:visited-style-name="Visited_20_Internet_20_Link">
630_360_16888...</text:a>
']</text:p>
      <text:p text:style-name="P4">
Tags: ['Черкащина', 'ДТП', 'Автобус']</text:p>
      <text:p text:style-name="P4">
Type: Article</text:p>
      <!--METADATA-->
      <text:p text:style-name="P4">
<draw:frame draw:style-name="fr1" draw:name="Image96" text:anchor-type="as-char" svg:width="6.9236in" svg:height="3.956343in" draw:z-index="0">
<draw:image xlink:href="../Images/yкринформ/2023-07-08T12-57-00-03-00/630_360_1688810178-601.jpg" xlink:type="simple" xlink:show="embed" xlink:actuate="onLoad" draw:mime-type="image/jpeg"/>
</draw:frame>
 УЧеркаській області у ДТП потрапив рейсовий автобус, внаслідок чого постраждаливодій і 22 пасажири, у тому числі троє неповнолітніх.</text:p>
      <text:p text:style-name="P4">
Про це повідомляє <text:a xlink:type="simple" xlink:href="https://ch.npu.gov.ua/news/na-umanshchyni-v-dtp-potrapyv-reisovyi-avtobus-23-liudyny-zaznaly-travm" text:style-name="Internet_20_link" text:visited-style-name="Visited_20_Internet_20_Link">
 поліція Черкаської області</text:a>
 , передає Укрінформ.</text:p>
      <text:p text:style-name="P4">
Аварія сталася близько другої години ночі поблизу села Доброводи Уманськогорайону.</text:p>
      <text:p text:style-name="P4">
<text:span text:style-name="T4">
Читайте також:</text:span>
 <text:a xlink:type="simple" xlink:href="https://www.ukrinform.ua/rubric-regions/3732248-na-hmelniccini-v-dtp-z-mikroavtobusom-odna-ludina-zaginula-ta-ponad-20-travmuvalisa.html" text:style-name="Internet_20_link" text:visited-style-name="Visited_20_Internet_20_Link">
 На Хмельниччині в <text:span text:style-name="T4">
ДТП</text:span>
 з мікроавтобусом одна людиназагинула та понад 20 травмувалися </text:a>
</text:p>
      <text:p text:style-name="P4">
Правоохоронці з’ясували, що автобус здійснював рейс за маршрутом Хмельницький- Кременчук, у салоні був 41 пасажир.</text:p>
      <text:p text:style-name="P4">
Попередньо встановлено, що водій автобуса EOS на заокругленій ділянці дорогине обрав безпечної швидкості та не врахував дорожньої обстановки, внаслідокчого транспортний засіб виїхав за межі проїжджої частини та перекинувся.</text:p>
      <text:p text:style-name="P4">
</text:p>
      <text:p text:style-name="P4">
"56-річний водій автобуса та 22 пасажири, в тому числі троє неповнолітніх,зазнали травм різного ступеня тяжкості та були доправлені до лікарень", -зазначають у поліції.</text:p>
      <text:p text:style-name="P4">
<text:span text:style-name="T4">
Читайте також:</text:span>
 <text:a xlink:type="simple" xlink:href="https://www.ukrinform.ua/rubric-regions/3730582-u-dtp-v-dnipri-postrazdali-dvoe-ditej.html" text:style-name="Internet_20_link" text:visited-style-name="Visited_20_Internet_20_Link">
 У <text:span text:style-name="T4">
ДТП</text:span>
 в Дніпрі постраждали двоє дітей</text:a>
</text:p>
      <text:p text:style-name="P4">
Слідчі розпочали кримінальне провадження за ч. 1 ст. 286 (Порушення правилбезпеки дорожнього руху або експлуатації транспорту особами, які керуютьтранспортними засобами) Кримінального кодексу України.</text:p>
      <text:p text:style-name="P4">
Триває слідство.</text:p>
      <text:p text:style-name="P4">
Як повідомлялося, у Хмельницькій області внаслідок ДТП, в яку потрапили двалегкові автомобілі та мікроавтобус, загинув чоловік та ще 21 людина зазналатравм.</text:p>
      <text:p text:style-name="P4">
Source: <text:a xlink:type="simple" xlink:href="https://www.ukrinform.ua/rubric-regions/3733171-na-cerkasini-23-ludini-postrazdali-vnaslidok-dtp-z-avtobusom.html" text:style-name="Internet_20_link" text:visited-style-name="Visited_20_Internet_20_Link">
https://www.ukrinform.ua/rubric-regions/3733171-na-cerkasini-23-ludini-postrazdali-vnaslidok-dtp-z-avtobusom.html</text:a>
</text:p>
      <!--NEWS-->
      <text:h text:style-name="P10" text:outline-level="1">
<text:span text:style-name="T4">
Кабмін розподілив 23,7 мільярда на відбудову, але освоєння коштів повільне - Шмигаль</text:span>
</text:h>
      <text:p text:style-name="P4">
Authors: Ukrinform (Person)</text:p>
      <text:p text:style-name="P4">
Publisher: Укринформ (Organization)</text:p>
      <text:p text:style-name="P4">
Published Time: 2023-07-08T13:04:24+03:00</text:p>
      <text:p text:style-name="P4">
Modified Time: 2023-07-08T13:04:24+03:00</text:p>
      <text:p text:style-name="P4">
Description: Кабінет Міністрів розподілив 23,7 млрд грн на відбудову України, проте на місцях освоєння коштів відбувається дуже повільно. — Укрінформ.</text:p>
      <text:p text:style-name="P4">
Images: ['<text:a xlink:type="simple" xlink:href="https://static.ukrinform.com/photos/2023_07/thumb_files/630_360_1688810375-872.jpeg" text:style-name="Internet_20_link" text:visited-style-name="Visited_20_Internet_20_Link">
630_360_16888...</text:a>
']</text:p>
      <text:p text:style-name="P4">
Tags: ['Кабмін', 'Уряд', 'Гроші', 'Шмигаль', 'Відбудова', 'Відновлення України']</text:p>
      <text:p text:style-name="P4">
Type: Article</text:p>
      <!--METADATA-->
      <text:p text:style-name="P4">
<draw:frame draw:style-name="fr1" draw:name="Image98" text:anchor-type="as-char" svg:width="6.9236in" svg:height="3.956343in" draw:z-index="0">
<draw:image xlink:href="../Images/yкринформ/2023-07-08T13-04-24-03-00/630_360_1688810375-872.jpeg" xlink:type="simple" xlink:show="embed" xlink:actuate="onLoad" draw:mime-type="image/jpeg"/>
</draw:frame>
 КабінетМіністрів розподілив 23,7 млрд грн на відбудову України, проте на місцяхосвоєння коштів відбувається дуже повільно.</text:p>
      <text:p text:style-name="P4">
Про це написав Прем’єр-міністр Денис Шмигаль у  <text:a xlink:type="simple" xlink:href="https://t.me/Denys_Smyhal/5578" text:style-name="Internet_20_link" text:visited-style-name="Visited_20_Internet_20_Link">
 Телеграмі</text:a>
 за підсумками наради з очільниками ОВА тапрофільними міністерствами, передає Укрінформ.</text:p>
      <text:p text:style-name="P4">
«Україна вже розпочала відновлення. Маємо всі ресурси та можливості длявідбудови зараз, не чекаючи завершення війни. Провели нараду з керівниками ОВАта профільними міністерствами. Обговорили хід відновлення і проблемні питання,які заважають швидко рухатись уперед. Уряд уже розподілив 23,7 млрд грн на <text:a xlink:type="simple" xlink:href="https://www.ukrinform.ua/tag-vidbudova" text:style-name="Internet_20_link" text:visited-style-name="Visited_20_Internet_20_Link">
відбудову </text:a>
 , однак на місцях освоєннякоштів відбувається дуже повільно», - поінформував він.</text:p>
      <text:p text:style-name="P4">
Шмигаль розповів, що серед важливих питань, які порушувалися на нараді, —допомога людям на ремонт пошкодженого житла.</text:p>
      <text:p text:style-name="P4">
 <text:span text:style-name="T4">
Читайтетакож:</text:span>
 <text:a xlink:type="simple" xlink:href="https://www.ukrinform.ua/rubric-vidbudova/3732865-urad-za-kilka-tizniv-vidiliv-regionam-ponad-16-milardiv-subvencii-na-vidnovlenna-smigal.html" text:style-name="Internet_20_link" text:visited-style-name="Visited_20_Internet_20_Link">
 <text:span text:style-name="T4">
Уряд</text:span>
 за <text:span text:style-name="T4">
кілька</text:span>
 <text:span text:style-name="T4">
тижнів</text:span>
 <text:span text:style-name="T4">
виділив</text:span>
 <text:span text:style-name="T4">
регіонам</text:span>
<text:span text:style-name="T4">
понад</text:span>
 ₴16 <text:span text:style-name="T4">
мільярдів</text:span>
 <text:span text:style-name="T4">
субвенції</text:span>
 на <text:span text:style-name="T4">
відновлення</text:span>
 — <text:span text:style-name="T4">
Шмигаль</text:span>
</text:a>
</text:p>
      <text:p text:style-name="P4">
Так, глава уряду зауважив, що програма єВідновлення вже працює, потрібнозбільшувати темпи виплат.</text:p>
      <text:p text:style-name="P4">
Крім того, за його словами, завершується робота над електронною системоюкомпенсації за зруйноване майно. У серпні система має запрацювати.</text:p>
      <text:p text:style-name="P4">
Шмигаль закликав голів ОВА активніше комунікувати з міністерствами про можливібюрократичні перепони, аби швидко їх усувати та не гальмувати відновлення намісцях.</text:p>
      <text:p text:style-name="P4">
Як повідомлялося, Кабінет Міністрів 7 липня схвалив рішення, які дадуть змогуз  <text:a xlink:type="simple" xlink:href="https://www.ukrinform.ua/rubric-vidbudova/3732884-urad-shvaliv-zalucenna-vid-eib-dodatkovih-11-milarda-na-proekti-z-rozvitku-ta-vidnovlenna-regioniv.html" text:style-name="Internet_20_link" text:visited-style-name="Visited_20_Internet_20_Link">
 алучити від Європейського інвестиційного банку 1,1 млрд грн</text:a>
 на два важливі проєкти, пов’язані з розвитком регіонів.</text:p>
      <text:p text:style-name="P4">
_ Фото: Телеграм Дениса Шмигаля  _</text:p>
      <text:p text:style-name="P4">
Source: <text:a xlink:type="simple" xlink:href="https://www.ukrinform.ua/rubric-vidbudova/3733174-kabmin-rozpodiliv-237-milarda-na-vidbudovu-ale-osvoenna-kostiv-povilne-smigal.html" text:style-name="Internet_20_link" text:visited-style-name="Visited_20_Internet_20_Link">
https://www.ukrinform.ua/rubric-vidbudova/3733174-kabmin-rozpodiliv-237-milarda-na-vidbudovu-ale-osvoenna-kostiv-povilne-smigal.html</text:a>
</text:p>
      <!--NEWS-->
      <text:h text:style-name="P10" text:outline-level="1">
<text:span text:style-name="T4">
Павлюк: Якщо Путіну стане безумства піти на Київ, перемелемо ще кілька тисяч загарбників</text:span>
</text:h>
      <text:p text:style-name="P4">
Authors: Ukrinform (Person)</text:p>
      <text:p text:style-name="P4">
Publisher: Укринформ (Organization)</text:p>
      <text:p text:style-name="P4">
Published Time: 2023-07-08T13:07:00+03:00</text:p>
      <text:p text:style-name="P4">
Modified Time: 2023-07-08T13:07:00+03:00</text:p>
      <text:p text:style-name="P4">
Description: Україна не виключає можливостей повторного наступу росіян на Київ, однак оборона столиці багатоешелонована і дуже потужна. — Укрінформ.</text:p>
      <text:p text:style-name="P4">
Images: ['<text:a xlink:type="simple" xlink:href="https://static.ukrinform.com/photos/2023_05/thumb_files/630_360_1683207177-974.jpg" text:style-name="Internet_20_link" text:visited-style-name="Visited_20_Internet_20_Link">
630_360_16832...</text:a>
']</text:p>
      <text:p text:style-name="P4">
Tags: ['Київ', 'Війна з Росією', 'Єдині новини']</text:p>
      <text:p text:style-name="P4">
Type: Article</text:p>
      <!--METADATA-->
      <text:p text:style-name="P4">
<draw:frame draw:style-name="fr1" draw:name="Image100" text:anchor-type="as-char" svg:width="6.9236in" svg:height="3.956343in" draw:z-index="0">
<draw:image xlink:href="../Images/yкринформ/2023-07-08T13-07-00-03-00/630_360_1683207177-974.jpg" xlink:type="simple" xlink:show="embed" xlink:actuate="onLoad" draw:mime-type="image/jpeg"/>
</draw:frame>
 Україна невиключає можливостей повторного наступу росіян на Київ, однак оборона столицібагатоешелонована і дуже потужна.</text:p>
      <text:p text:style-name="P4">
На цьому наголосив перший заступник міністра оборони Олександр Павлюк в ефірітелемарафону «Єдині новини», повідомляє кореспондент Укрінформу.</text:p>
      <text:p text:style-name="P4">
«Ми не виключаємо жодної можливості. У хворій голові можливі різні варіанти,але сил і засобів для проведення відповідного наступу на <text:a xlink:type="simple" xlink:href="https://www.ukrinform.ua/rubric-kyiv" text:style-name="Internet_20_link" text:visited-style-name="Visited_20_Internet_20_Link">
 Київ</text:a>
 , враховуючи те, що у нас оборона дужепотужна, багатоешелонована, - варіантів для здорового глузду немає жодних», -сказав Павлюк.</text:p>
      <text:p text:style-name="P4">
На уточнююче запитання, що буде, якщо росіяни все ж наважаться на нову атакуна українську столицю, Павлюк відповів: «Ну, перемелемо ще декілька тисяч,якщо вистачить безумства у їхнього лідера знову таку спробу вчинити».</text:p>
      <text:p text:style-name="P4">
Водночас він нагадав, що на початку повномасштабного вторгнення найбільшманеврена і мобільна сила російських військ була сконцентрована на Київськомунапрямку.</text:p>
      <text:p text:style-name="P4">
<text:span text:style-name="T4">
Читайте також:</text:span>
 <text:a xlink:type="simple" xlink:href="https://www.ukrinform.ua/rubric-kyiv/3733151-unaslidok-rosijskoi-agresii-u-stolici-zaznali-rujnuvan-blizko-800-budinkiv-klicko.html" text:style-name="Internet_20_link" text:visited-style-name="Visited_20_Internet_20_Link">
 Унаслідок російської агресії у столиці зазнали руйнуваньблизько 800 будинків – <text:span text:style-name="T4">
Кличк</text:span>
 о </text:a>
</text:p>
      <text:p text:style-name="P4">
За словами генерал-лейтенанта, чинник раптовості ворогові не допоміг,українські оборонці гідно його зустріли навіть з невеликими силами у першіхвилини, змогли правильно організувати спротив і завдати таких втрат, щопротивник без поповнення не міг рухатися далі.</text:p>
      <text:p text:style-name="P4">
Павлюк згадав, що найбільш гарячими й непередбачуваними для захисту Києва булидні в середині березня 2022 року, коли противник захопив плацдарм на територіїлівого берега Ірпеня.</text:p>
      <text:p text:style-name="P4">
«Дуже важливо було вибити його звідти, і це нам вдалося. Великими зусиллями,але противник був знищений, і після цього почалося визволення Київщини. Небуло у нього сил і засобів - вони всі були скуті на Сході, - щоб розвиватинаступ за рахунок інших сил», - пояснив перший заступник міністра.</text:p>
      <text:p text:style-name="P4">
Після цього, за його словами, почався відступ російських військ з Київщини,Чернігівщини та Сумщини.</text:p>
      <text:p text:style-name="P4">
«Розуміючи, що на кількох напрямках не буде успіху, противник змушений був зганьбою тікати з Київської, Сумської, Чернігівської областей, під нашимтиском. Він сам не йшов - постійно йшли бої, постійно були наші вже спробиоточити і знищити його. Під цим тиском ... він змушений був залишити цютериторію і зосередитись на Донецькій і Луганській областях», - наголосивПавлюк.</text:p>
      <text:p text:style-name="P4">
<text:span text:style-name="T4">
Читайте також:</text:span>
 <text:a xlink:type="simple" xlink:href="https://www.ukrinform.ua/rubric-ato/3733051-ppo-vnoci-znisila-pat-dronivkamikadze.html" text:style-name="Internet_20_link" text:visited-style-name="Visited_20_Internet_20_Link">
 ППО вночі <text:span text:style-name="T4">
знищ</text:span>
 ила п'ять дронів-камікадзе</text:a>
</text:p>
      <text:p text:style-name="P4">
Як повідомлялося, 24 лютого 2022 року Російська Федерація розпочала новий етапвійни проти України, яка триває з 2014 року, - повномасштабне вторгнення.</text:p>
      <text:p text:style-name="P4">
За 500 днів боротьби з російської агресією українські оборонці деокупувалиблизько 1900 населених пунктів і <text:a xlink:type="simple" xlink:href="https://www.ukrinform.ua/rubric-ato/3733034-sili-oboroni-likviduvali-vze-233-440-rosijskih-vijskovih.html" text:style-name="Internet_20_link" text:visited-style-name="Visited_20_Internet_20_Link">
 ліквідували близько 233 тисяч 440російських загарбників. </text:a>
</text:p>
      <text:p text:style-name="P4">
Source: <text:a xlink:type="simple" xlink:href="https://www.ukrinform.ua/rubric-kyiv/3733172-pavluk-akso-putinu-stane-bezumstva-piti-na-kiiv-peremelemo-se-kilka-tisac-zagarbnikiv.html" text:style-name="Internet_20_link" text:visited-style-name="Visited_20_Internet_20_Link">
https://www.ukrinform.ua/rubric-kyiv/3733172-pavluk-akso-putinu-stane-bezumstva-piti-na-kiiv-peremelemo-se-kilka-tisac-zagarbnikiv.html</text:a>
</text:p>
      <!--NEWS-->
      <text:h text:style-name="P10" text:outline-level="1">
<text:span text:style-name="T4">
Стартує історичний проєкт «Луганщина у полум’ї повномасштабної війни»</text:span>
</text:h>
      <text:p text:style-name="P4">
Authors: Ukrinform (Person)</text:p>
      <text:p text:style-name="P4">
Publisher: Укринформ (Organization)</text:p>
      <text:p text:style-name="P4">
Published Time: 2023-07-08T13:10:01+03:00</text:p>
      <text:p text:style-name="P4">
Modified Time: 2023-07-08T13:10:01+03:00</text:p>
      <text:p text:style-name="P4">
Description: Державний архів Луганської області започаткував історичний проєкт «Луганщина у полум’ї повномасштабної війни». — Укрінформ.</text:p>
      <text:p text:style-name="P4">
Images: ['<text:a xlink:type="simple" xlink:href="https://static.ukrinform.com/photos/2023_05/thumb_files/630_360_1682937325-544.jpg" text:style-name="Internet_20_link" text:visited-style-name="Visited_20_Internet_20_Link">
630_360_16829...</text:a>
']</text:p>
      <text:p text:style-name="P4">
Tags: ['Луганщина', 'Війна з Росією']</text:p>
      <text:p text:style-name="P4">
Type: Article</text:p>
      <!--METADATA-->
      <text:p text:style-name="P4">
<draw:frame draw:style-name="fr1" draw:name="Image101" text:anchor-type="as-char" svg:width="6.9236in" svg:height="3.956343in" draw:z-index="0">
<draw:image xlink:href="../Images/yкринформ/2023-07-08T13-10-01-03-00/630_360_1682937325-544.jpg" xlink:type="simple" xlink:show="embed" xlink:actuate="onLoad" draw:mime-type="image/jpeg"/>
</draw:frame>
 Державнийархів Луганської області започаткував історичний проєкт «Луганщина у полум’їповномасштабної війни».</text:p>
      <text:p text:style-name="P4">
Про це у <text:a xlink:type="simple" xlink:href="https://t.me/luhanskaVTSA/11923" text:style-name="Internet_20_link" text:visited-style-name="Visited_20_Internet_20_Link">
 Телеграмі </text:a>
 повідомив начальникЛуганської ОВА Артем Лисогор, передає Укрінформ.</text:p>
      <text:p text:style-name="P4">
Як зауважив Лисогор, мета проєкту - збирання та збереження сучасної історії:"не викривленої, не спаплюженої антиукраїнськими наративами, а справжньої".</text:p>
      <text:p text:style-name="P4">
<text:span text:style-name="T4">
Читайте також:</text:span>
 <text:a xlink:type="simple" xlink:href="https://www.ukrinform.ua/rubric-regions/3730689-zagarbniki-rozgornuli-na-lugansini-se-odin-cilodobovij-mobilnij-krematorij-lisogor.html" text:style-name="Internet_20_link" text:visited-style-name="Visited_20_Internet_20_Link">
 Загарбники розгорнули на Луганщині ще один цілодобовиймобільний крематорій - <text:span text:style-name="T4">
Лисогор</text:span>
 </text:a>
</text:p>
      <text:p text:style-name="P4">
За його словами, кожен мешканець регіону має свою унікальну історію: хтосьвтратив рідних та близьких, хтось – будинки та майно, а хтось пішовдобровольцем захищати Україну або почав волонтерити та допомагати.</text:p>
      <text:p text:style-name="P4">
Очільник ОВА закликав земляків узяти участь у проєкті і надати архівістамзаписи своїх спогадів та переживань, пов'язаних із повномасштабною війною.</text:p>
      <text:p text:style-name="P4">
Надану інформацію використовуватимуть тільки з дозволу авторів спогадів згідноіз Законом «Про Національний архівний фонд та архівні установи».</text:p>
      <text:p text:style-name="P4">
<text:span text:style-name="T4">
Читайте також:</text:span>
 <text:a xlink:type="simple" xlink:href="https://www.ukrinform.ua/rubric-regions/3733065-rosiani-but-po-logistici-sob-ziteli-zvilnenih-sil-lugansini-ne-otrimali-dopomogu.html" text:style-name="Internet_20_link" text:visited-style-name="Visited_20_Internet_20_Link">
 Росіяни б’ють по логістиці, щоб жителі звільнених сілЛуганщини не отримали допомогу </text:a>
</text:p>
      <text:p text:style-name="P4">
Як повідомлялося, у квітні у Києві відбулася презентація пілотного випускупроєкту "#Насправді_історія", який буде розвінчувати історичні прокремлівськінаративи.</text:p>
      <text:p text:style-name="P4">
Source: <text:a xlink:type="simple" xlink:href="https://www.ukrinform.ua/rubric-regions/3733176-startue-istoricnij-proekt-lugansina-u-polumi-povnomasstabnoi-vijni.html" text:style-name="Internet_20_link" text:visited-style-name="Visited_20_Internet_20_Link">
https://www.ukrinform.ua/rubric-regions/3733176-startue-istoricnij-proekt-lugansina-u-polumi-povnomasstabnoi-vijni.html</text:a>
</text:p>
      <!--NEWS-->
      <text:h text:style-name="P10" text:outline-level="1">
<text:span text:style-name="T4">
У Чернігові запроваджують транспортну реформу</text:span>
</text:h>
      <text:p text:style-name="P4">
Authors: Ukrinform (Person)</text:p>
      <text:p text:style-name="P4">
Publisher: Укринформ (Organization)</text:p>
      <text:p text:style-name="P4">
Published Time: 2023-07-08T13:12:36+03:00</text:p>
      <text:p text:style-name="P4">
Modified Time: 2023-07-08T13:12:36+03:00</text:p>
      <text:p text:style-name="P4">
Description: У Чернігові 10 липня запровадять транспортну реформу — місто матиме новий, низькопідлоговий транспорт. — Укрінформ.</text:p>
      <text:p text:style-name="P4">
Images: ['<text:a xlink:type="simple" xlink:href="https://static.ukrinform.com/photos/2023_07/thumb_files/630_360_1688811088-350.jpg" text:style-name="Internet_20_link" text:visited-style-name="Visited_20_Internet_20_Link">
630_360_16888...</text:a>
']</text:p>
      <text:p text:style-name="P4">
Tags: ['Транспорт', 'Чернігів', 'Автобус']</text:p>
      <text:p text:style-name="P4">
Type: Article</text:p>
      <!--METADATA-->
      <text:p text:style-name="P4">
<draw:frame draw:style-name="fr1" draw:name="Image102" text:anchor-type="as-char" svg:width="6.9236in" svg:height="3.956343in" draw:z-index="0">
<draw:image xlink:href="../Images/yкринформ/2023-07-08T13-12-36-03-00/630_360_1688811088-350.jpg" xlink:type="simple" xlink:show="embed" xlink:actuate="onLoad" draw:mime-type="image/jpeg"/>
</draw:frame>
 УЧернігові 10 липня запровадять транспортну реформу — місто матиме новий,низькопідлоговий транспорт.</text:p>
      <text:p text:style-name="P4">
Про це в <text:a xlink:type="simple" xlink:href="https://www.facebook.com/lomako.oleksandr/posts/pfbid0zym2HfTfAffyLAjc8517jCtJYWVhwEzyvbmxVUeJugKuWoDJHC2bTiAgbGb6oVKQl" text:style-name="Internet_20_link" text:visited-style-name="Visited_20_Internet_20_Link">
 Фейсбуці</text:a>
написав виконувач обов'язків міського голови Чернігова Олександр Ломако,передає Укрінформ.</text:p>
      <text:p text:style-name="P4">
"Понеділок, 10 липня. З цього дня чернігівці побачать результати транспортноїреформи, яку місто почало впроваджувати, починаючи з травня 2022-го. 99одиниць техніки буде щодня виїздити на свої маршрути, 75 з них -низькопідлогові, 44 - 2022/2023 рр. виробництва. До кінця липня у всіх будутьвстановлені стаціонарні валідатори", - написав Ломако.</text:p>
      <text:p text:style-name="P4">
<text:span text:style-name="T4">
Читайте також:</text:span>
 <text:a xlink:type="simple" xlink:href="https://www.ukrinform.ua/rubric-society/3732676-dania-zapuskae-programu-pidtrimki-gromadanskogo-suspilstva-v-ukraini-na-6-miljoniv.html" text:style-name="Internet_20_link" text:visited-style-name="Visited_20_Internet_20_Link">
 Данія запускає програму підтримки громадянськогосуспільства в Україні на €6 мільйонів </text:a>
</text:p>
      <text:p text:style-name="P4">
За його словами, шляхом конкурсу визначено чотирьох перевізників на всіавтобусні маршрути. Їх стимулюватимуть оновити автобуси. Місто компенсуєперевізникам кошти з розрахунку за кілометр, якщо вони виконують умови - ценизькопідлоговий транспорт і вчасний приїзд на зупинку. Компенсація закілометр, а не людину, прибрала такі поняття, як невигідний маршрут чиневигідний час.</text:p>
      <text:p text:style-name="P4">
"Без перебільшень можна сказати, що сьогодні в Чернігові найбільш якіснийгромадський транспорт в Україні", - додав Ломако.</text:p>
      <text:p text:style-name="P4">
Як повідомляв Укрінформ, у Чернігові відкрили проїзд тимчасовим мостом черезрічку Десна, який сполучатиме обласний центр із Києвом.</text:p>
      <text:p text:style-name="P4">
Source: <text:a xlink:type="simple" xlink:href="https://www.ukrinform.ua/rubric-regions/3733178-u-cernigovi-zaprovadzuut-transportnu-reformu.html" text:style-name="Internet_20_link" text:visited-style-name="Visited_20_Internet_20_Link">
https://www.ukrinform.ua/rubric-regions/3733178-u-cernigovi-zaprovadzuut-transportnu-reformu.html</text:a>
</text:p>
      <!--NEWS-->
      <text:h text:style-name="P10" text:outline-level="1">
<text:span text:style-name="T4">
ФК «Зоря» оголосив про перехід до команди перших новачків</text:span>
</text:h>
      <text:p text:style-name="P4">
Authors: Ukrinform (Person)</text:p>
      <text:p text:style-name="P4">
Publisher: Укринформ (Organization)</text:p>
      <text:p text:style-name="P4">
Published Time: 2023-07-08T13:19:06+03:00</text:p>
      <text:p text:style-name="P4">
Modified Time: 2023-07-08T13:19:06+03:00</text:p>
      <text:p text:style-name="P4">
Description: Футбольний клуб української Прем'єр-ліги» «Зоря» (Луганськ) оголосила про підписання у міжсезоння двох нових гравців. — Укрінформ.</text:p>
      <text:p text:style-name="P4">
Images: ['<text:a xlink:type="simple" xlink:href="https://static.ukrinform.com/photos/2023_07/thumb_files/630_360_1688811108-985.jpg" text:style-name="Internet_20_link" text:visited-style-name="Visited_20_Internet_20_Link">
630_360_16888...</text:a>
']</text:p>
      <text:p text:style-name="P4">
Tags: ['Футбол', "Прем'єр-ліга", 'Україна', 'Зоря']</text:p>
      <text:p text:style-name="P4">
Type: Article</text:p>
      <!--METADATA-->
      <text:p text:style-name="P4">
<draw:frame draw:style-name="fr1" draw:name="Image103" text:anchor-type="as-char" svg:width="6.9236in" svg:height="3.956343in" draw:z-index="0">
<draw:image xlink:href="../Images/yкринформ/2023-07-08T13-19-06-03-00/630_360_1688811108-985.jpg" xlink:type="simple" xlink:show="embed" xlink:actuate="onLoad" draw:mime-type="image/jpeg"/>
</draw:frame>
 Футбольнийклуб української Прем'єр-ліги» «Зоря» (Луганськ) оголосила про підписання уміжсезоння двох нових гравців.</text:p>
      <text:p text:style-name="P4">
Відтепер за луганців <text:a xlink:type="simple" xlink:href="https://www.facebook.com/FCZoryaLuhansk/" text:style-name="Internet_20_link" text:visited-style-name="Visited_20_Internet_20_Link">
 виступатимуть</text:a>
 форвард Владислав Бугай та хавбекІван Головкін, передає Укрінформ.</text:p>
      <text:p text:style-name="P4">
25-річний Бугай кар'єру розпочав в академії київського «Динамо». Грав заюнацькі команди «Шахтаря», у тому числі в Юнацькій лізі УЄФА (4 поєдинки - 1гол).</text:p>
      <text:p text:style-name="P4">
Був в орендах у чернівецькій «Буковині» (23 матчі - 1 гол та 2 передачі), МФК«Миколаїв» (20 ігор - 6 голів та 4 передачі), «Маріуполі» (5 матчів),одеському «Чорноморці» (37 поєдинків - 6 голів та 6 асистів) та ПФК «Львів»(29 ігор - 4 голи та 1 передача).</text:p>
      <text:p text:style-name="P4">
23-річний Головкін є вихованцем донецького «Шахтаря». Дорослу кар'єру розпочав2017 року, коли перейшов до складу херсонського «Кристала» (27 матчів - 1 голта 1 передача). Зіграв один поєдинок за луцьку «Волинь». Останньою командоюІвана був «Інгулець» з Петрового (21 матч - 1 гол).</text:p>
      <text:p text:style-name="P4">
<text:span text:style-name="T4">
Читайте також:</text:span>
 <text:a xlink:type="simple" xlink:href="https://www.ukrinform.ua/rubric-sports/3731519-zora-vigrala-persij-matc-pid-kerivnictvom-lalatovica.html" text:style-name="Internet_20_link" text:visited-style-name="Visited_20_Internet_20_Link">
 « <text:span text:style-name="T4">
Зоря</text:span>
 » виграла перший матч під керівництвомЛалатовича </text:a>
</text:p>
      <text:p text:style-name="P4">
Додамо, що у минулому чемпіонаті УПЛ луганці стали бронзовими призерами.</text:p>
      <text:p text:style-name="P4">
На фото: Іван Головкін/facebook.com/FCZoryaLuhansk.</text:p>
      <text:p text:style-name="P4">
Source: <text:a xlink:type="simple" xlink:href="https://www.ukrinform.ua/rubric-sports/3733180-fk-zora-ogolosiv-pro-perehid-do-komandi-persih-novackiv.html" text:style-name="Internet_20_link" text:visited-style-name="Visited_20_Internet_20_Link">
https://www.ukrinform.ua/rubric-sports/3733180-fk-zora-ogolosiv-pro-perehid-do-komandi-persih-novackiv.html</text:a>
</text:p>
      <!--NEWS-->
      <text:h text:style-name="P10" text:outline-level="1">
<text:span text:style-name="T4">
Повітряні сили показали «вітальну авіабомбу» з нагоди ювілею Залужного</text:span>
</text:h>
      <text:p text:style-name="P4">
Authors: Ukrinform (Person)</text:p>
      <text:p text:style-name="P4">
Publisher: Укринформ (Organization)</text:p>
      <text:p text:style-name="P4">
Published Time: 2023-07-08T13:22:00+03:00</text:p>
      <text:p text:style-name="P4">
Modified Time: 2023-07-08T13:22:00+03:00</text:p>
      <text:p text:style-name="P4">
Description: Повітряні сили розмістили вітання Головнокомандувачу Збройних Сил України Валерію Залужному на американській керованій авіабомбі JDAM-ER. — Укрінформ.</text:p>
      <text:p text:style-name="P4">
Images: ['<text:a xlink:type="simple" xlink:href="https://static.ukrinform.com/photos/2023_07/thumb_files/630_360_1688811235-117.jpg" text:style-name="Internet_20_link" text:visited-style-name="Visited_20_Internet_20_Link">
630_360_16888...</text:a>
']</text:p>
      <text:p text:style-name="P4">
Tags: ['Повітряні сили ЗСУ', 'Валерій Залужний', 'Війна з Росією']</text:p>
      <text:p text:style-name="P4">
Type: Article</text:p>
      <!--METADATA-->
      <text:p text:style-name="P4">
<draw:frame draw:style-name="fr1" draw:name="Image104" text:anchor-type="as-char" svg:width="6.9236in" svg:height="3.956343in" draw:z-index="0">
<draw:image xlink:href="../Images/yкринформ/2023-07-08T13-22-00-03-00/630_360_1688811235-117.jpg" xlink:type="simple" xlink:show="embed" xlink:actuate="onLoad" draw:mime-type="image/jpeg"/>
</draw:frame>
 Повітрянісили розмістили вітання Головнокомандувачу Збройних Сил України ВалеріюЗалужному на американській керованій авіабомбі JDAM-ER.</text:p>
      <text:p text:style-name="P4">
Про це повідомив командувач ПС ЗСУ генерал-лейтенант Микола Олещук у <text:a xlink:type="simple" xlink:href="https://t.me/MykolaOleshchuk/106" text:style-name="Internet_20_link" text:visited-style-name="Visited_20_Internet_20_Link">
Телеграмі </text:a>
 , передає Укрінформ.</text:p>
      <text:p text:style-name="P4">
«Сьогодні наші хоробрі пілоти вирішили оригінально привітатиГоловнокомандувача ЗСУ з 50-річчям на тлі американської керованої авіабомбиJDAM-ER! Що ж, я тільки за», - зазначив Олещук і додав: «Приєднуюсь довітання! Разом – до перемоги!»</text:p>
      <text:p text:style-name="P4">
<text:span text:style-name="T4">
Читайте також:</text:span>
 <text:a xlink:type="simple" xlink:href="https://www.ukrinform.ua/rubric-society/3733033-golovnokomanduvac-zsu-valerij-zaluznij-vidznacae-den-narodzenna.html" text:style-name="Internet_20_link" text:visited-style-name="Visited_20_Internet_20_Link">
 Головнокомандувач ЗСУ Валерій <text:span text:style-name="T4">
Залужн</text:span>
 ий відзначаєДень народження </text:a>
</text:p>
      <text:p text:style-name="P4">
Він також опублікував фото «вітальної авіабомби» з написом: «З ювілеєм,Валерію Федоровичу! Найкращий подарунок – мертва русня».</text:p>
      <text:p text:style-name="P4">
Як повідомлялося, Головнокомандувач ЗСУ Валерій Залужний 8 липня відзначає50-річчя.</text:p>
      <text:p text:style-name="P4">
Source: <text:a xlink:type="simple" xlink:href="https://www.ukrinform.ua/rubric-ato/3733179-povitrani-sili-pokazali-vitalnu-aviabombu-z-nagodi-uvileu-zaluznogo.html" text:style-name="Internet_20_link" text:visited-style-name="Visited_20_Internet_20_Link">
https://www.ukrinform.ua/rubric-ato/3733179-povitrani-sili-pokazali-vitalnu-aviabombu-z-nagodi-uvileu-zaluznogo.html</text:a>
</text:p>
      <!--NEWS-->
      <text:h text:style-name="P10" text:outline-level="1">
<text:span text:style-name="T4">
Командир «Азова»: Ми обов'язково скажемо своє слово в бою</text:span>
</text:h>
      <text:p text:style-name="P4">
Authors: Ukrinform (Person)</text:p>
      <text:p text:style-name="P4">
Publisher: Укринформ (Organization)</text:p>
      <text:p text:style-name="P4">
Published Time: 2023-07-08T13:29:00+03:00</text:p>
      <text:p text:style-name="P4">
Modified Time: 2023-07-08T23:29:00+03:00</text:p>
      <text:p text:style-name="P4">
Description: Командир "Азова" Денис Прокопенко (Редіс), який разом з бойовими побратимами сьогодні прибув до України з Туреччини, повідомив про намір повернуться на фронт. — Укрінформ.</text:p>
      <text:p text:style-name="P4">
Images: ['<text:a xlink:type="simple" xlink:href="https://static.ukrinform.com/photos/2023_07/thumb_files/630_360_1688848927-195.jpg" text:style-name="Internet_20_link" text:visited-style-name="Visited_20_Internet_20_Link">
630_360_16888...</text:a>
']</text:p>
      <text:p text:style-name="P4">
Tags: ['Азов', 'Військові', 'Полонені', 'Війна з Росією']</text:p>
      <text:p text:style-name="P4">
Type: Article</text:p>
      <!--METADATA-->
      <text:p text:style-name="P4">
<draw:frame draw:style-name="fr1" draw:name="Image105" text:anchor-type="as-char" svg:width="6.9236in" svg:height="3.956343in" draw:z-index="0">
<draw:image xlink:href="../Images/yкринформ/2023-07-08T13-29-00-03-00/630_360_1688848927-195.jpg" xlink:type="simple" xlink:show="embed" xlink:actuate="onLoad" draw:mime-type="image/jpeg"/>
</draw:frame>
 Командир"Азова" Денис Прокопенко (Редіс), який разом з бойовими побратимами сьогодніприбув до України з Туреччини, повідомив про намір повернуться на фронт.</text:p>
      <text:p text:style-name="P4">
Про це Прокопенко сказав під час спілкування з журналістами у Львові, передаєкореспондент Укрінформу.</text:p>
      <text:p text:style-name="P4">
"Я глибоко впевнений, що армія - це командна робота, і відсьогодні ми разом звами продовжуємо боротьбу, ми обов'язково своє слово скажемо ще в бою.Найголовніше на сьогоднішній день - це те, що українська армія перехопиластратегічну ініціативу на лінії фронту і з кожним днем ми просуваємося вперед,знищуємо ворога, звільняємо тимчасово окуповані території і я впевнений, що мизробимо все можливе й неможливе, аби прискорити цей процес, аби <text:a xlink:type="simple" xlink:href="https://www.ukrinform.ua/tag-vijna-z-rosieu" text:style-name="Internet_20_link" text:visited-style-name="Visited_20_Internet_20_Link">
 війна</text:a>
 дійшла до свого логічногозавершення", - наголосив командир "Азова".</text:p>
      <text:p text:style-name="P4">
</text:p>
      <text:p text:style-name="P4">
<text:a xlink:type="simple" xlink:href="https://static.ukrinform.com/photos/2023_07/1688848303-7761.jpeg" text:style-name="Internet_20_link" text:visited-style-name="Visited_20_Internet_20_Link">
 </text:a>
 <text:a xlink:type="simple" xlink:href="https://static.ukrinform.com/photos/2023_07/1688848301-8883.jpeg" text:style-name="Internet_20_link" text:visited-style-name="Visited_20_Internet_20_Link">
</text:a>
 <text:a xlink:type="simple" xlink:href="https://static.ukrinform.com/photos/2023_07/1688848301-8284.jpeg" text:style-name="Internet_20_link" text:visited-style-name="Visited_20_Internet_20_Link">
</text:a>
 <text:a xlink:type="simple" xlink:href="https://static.ukrinform.com/photos/2023_07/1688848301-4430.jpeg" text:style-name="Internet_20_link" text:visited-style-name="Visited_20_Internet_20_Link">
</text:a>
 <text:a xlink:type="simple" xlink:href="https://static.ukrinform.com/photos/2023_07/1688848301-1472.jpeg" text:style-name="Internet_20_link" text:visited-style-name="Visited_20_Internet_20_Link">
</text:a>
 <text:a xlink:type="simple" xlink:href="https://static.ukrinform.com/photos/2023_07/1688848301-6279.jpeg" text:style-name="Internet_20_link" text:visited-style-name="Visited_20_Internet_20_Link">
</text:a>
 <text:a xlink:type="simple" xlink:href="https://static.ukrinform.com/photos/2023_07/1688848301-1334.jpeg" text:style-name="Internet_20_link" text:visited-style-name="Visited_20_Internet_20_Link">
</text:a>
 <text:a xlink:type="simple" xlink:href="https://static.ukrinform.com/photos/2023_07/1688848302-5378.jpeg" text:style-name="Internet_20_link" text:visited-style-name="Visited_20_Internet_20_Link">
</text:a>
 <text:a xlink:type="simple" xlink:href="https://static.ukrinform.com/photos/2023_07/1688848303-6638.jpeg" text:style-name="Internet_20_link" text:visited-style-name="Visited_20_Internet_20_Link">
</text:a>
 <text:a xlink:type="simple" xlink:href="https://static.ukrinform.com/photos/2023_07/1688848303-5376.jpeg" text:style-name="Internet_20_link" text:visited-style-name="Visited_20_Internet_20_Link">
</text:a>
 <text:a xlink:type="simple" xlink:href="https://static.ukrinform.com/photos/2023_07/1688848303-7572.jpeg" text:style-name="Internet_20_link" text:visited-style-name="Visited_20_Internet_20_Link">
</text:a>
 <text:a xlink:type="simple" xlink:href="https://static.ukrinform.com/photos/2023_07/1688848303-9396.jpeg" text:style-name="Internet_20_link" text:visited-style-name="Visited_20_Internet_20_Link">
</text:a>
 <text:a xlink:type="simple" xlink:href="https://static.ukrinform.com/photos/2023_07/1688848303-6181.jpeg" text:style-name="Internet_20_link" text:visited-style-name="Visited_20_Internet_20_Link">
</text:a>
 <text:a xlink:type="simple" xlink:href="https://static.ukrinform.com/photos/2023_07/1688848304-9399.jpeg" text:style-name="Internet_20_link" text:visited-style-name="Visited_20_Internet_20_Link">
</text:a>
 <text:a xlink:type="simple" xlink:href="https://static.ukrinform.com/photos/2023_07/1688848304-8260.jpeg" text:style-name="Internet_20_link" text:visited-style-name="Visited_20_Internet_20_Link">
</text:a>
 <text:a xlink:type="simple" xlink:href="https://static.ukrinform.com/photos/2023_07/1688848304-1974.jpeg" text:style-name="Internet_20_link" text:visited-style-name="Visited_20_Internet_20_Link">
</text:a>
</text:p>
      <text:p text:style-name="P4">
У відповідь на запитання журналістів, чи повернуться вони на фронт, Редіссказав: "Звісно, для цього ми повернулися в Україну, це наша найголовнішамета".</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Зеленський: На 500-й день війни ми повернули додому нашихгероїв </text:a>
</text:p>
      <text:p text:style-name="P4">
Прокопенко подякував Президентові України, його команді, а також Силам оборониі всім, хто бореться за Україну і захищає її від ворога.</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Азовсталі» зарезультатами переговорів із Туреччиною </text:a>
</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У Лимані кількість жертв обстрілу зросла до сімох</text:span>
</text:h>
      <text:p text:style-name="P4">
Authors: Ukrinform (Person)</text:p>
      <text:p text:style-name="P4">
Publisher: Укринформ (Organization)</text:p>
      <text:p text:style-name="P4">
Published Time: 2023-07-08T13:36:00+03:00</text:p>
      <text:p text:style-name="P4">
Modified Time: 2023-07-08T13:36:00+03:00</text:p>
      <text:p text:style-name="P4">
Description: Кількість загиблих внаслідок російського обстрілу Лимана Донецької області зросла до сімох людей. — Укрінформ.</text:p>
      <text:p text:style-name="P4">
Images: ['<text:a xlink:type="simple" xlink:href="https://static.ukrinform.com/photos/2023_07/thumb_files/630_360_1688812974-544.jpeg" text:style-name="Internet_20_link" text:visited-style-name="Visited_20_Internet_20_Link">
630_360_16888...</text:a>
']</text:p>
      <text:p text:style-name="P4">
Tags: ['Донеччина', 'Обстріл', 'Загибель', 'Лиман', 'Війна з Росією']</text:p>
      <text:p text:style-name="P4">
Type: Article</text:p>
      <!--METADATA-->
      <text:p text:style-name="P4">
<draw:frame draw:style-name="fr1" draw:name="Image123" text:anchor-type="as-char" svg:width="6.9236in" svg:height="3.956343in" draw:z-index="0">
<draw:image xlink:href="../Images/yкринформ/2023-07-08T13-36-00-03-00/630_360_1688812974-544.jpeg" xlink:type="simple" xlink:show="embed" xlink:actuate="onLoad" draw:mime-type="image/jpeg"/>
</draw:frame>
 Кількістьзагиблих внаслідок російського обстрілу Лимана Донецької області зросла досімох людей.</text:p>
      <text:p text:style-name="P4">
Як передає Укрінформ, про це у  <text:a xlink:type="simple" xlink:href="https://t.me/mvs_ukraine/27179" text:style-name="Internet_20_link" text:visited-style-name="Visited_20_Internet_20_Link">
 Телеграмі </text:a>
повідомляє Міністерство внутрішніх справ.</text:p>
      <text:p text:style-name="P4">
"Наразі відомо про 8 загиблих та 5 поранених внаслідок ранкового ворожого <text:a xlink:type="simple" xlink:href="https://www.ukrinform.ua/tag-obstril" text:style-name="Internet_20_link" text:visited-style-name="Visited_20_Internet_20_Link">
обстрілу </text:a>
 ", - йдеться у повідомленні.</text:p>
      <text:p text:style-name="P4">
 Фото: МВС України<text:span text:style-name="T4">
Читайте також:</text:span>
 <text:a xlink:type="simple" xlink:href="https://www.ukrinform.ua/rubric-regions/3733122-na-doneccini-obvalivsa-dah-na-tes-odin-zagiblij-troe-travmovanih.html" text:style-name="Internet_20_link" text:visited-style-name="Visited_20_Internet_20_Link">
 На <text:span text:style-name="T4">
Донеччині</text:span>
 <text:span text:style-name="T4">
обвалився</text:span>
 <text:span text:style-name="T4">
дах</text:span>
 на <text:span text:style-name="T4">
ТЕС</text:span>
 -<text:span text:style-name="T4">
один</text:span>
 <text:span text:style-name="T4">
загиблий</text:span>
 , <text:span text:style-name="T4">
троє</text:span>
 <text:span text:style-name="T4">
травмованих</text:span>
</text:a>
</text:p>
      <text:p text:style-name="P4">
Рятувальники ліквідували пожежі у приватному житловому будинку, прибудові добудівлі типографії та трьох легкових автомобілів, які спалахнули внаслідокобстрілу.</text:p>
      <text:p text:style-name="P4">
Також <text:a xlink:type="simple" xlink:href="https://t.me/mvs_ukraine/27182" text:style-name="Internet_20_link" text:visited-style-name="Visited_20_Internet_20_Link">
 у МВС додали </text:a>
 , що, за уточненоюінформацією, кількість поранених зросла до 13 осіб.</text:p>
      <text:p text:style-name="P4">
Пізніше у відомстві додали, що за оновленими даними відомо про сімох загиблих.</text:p>
      <text:p text:style-name="P4">
Як повідомляв Укрінформ, російська армія вранці 8 липня  <text:a xlink:type="simple" xlink:href="https://www.ukrinform.ua/rubric-ato/3733127-vorog-obstrilav-liman-sestero-zagiblih-i-patero-poranenih.html" text:style-name="Internet_20_link" text:visited-style-name="Visited_20_Internet_20_Link">
 обстрілялаприватний сектор Лимана Донецької області із РСЗВ</text:a>
 . Повідомлялось, що шестеро людей загинули іп'ятеро були поранені.</text:p>
      <text:p text:style-name="P4">
Source: <text:a xlink:type="simple" xlink:href="https://www.ukrinform.ua/rubric-regions/3733189-u-limani-kilkist-zertv-obstrilu-zrosla-do-vosmi.html" text:style-name="Internet_20_link" text:visited-style-name="Visited_20_Internet_20_Link">
https://www.ukrinform.ua/rubric-regions/3733189-u-limani-kilkist-zertv-obstrilu-zrosla-do-vosmi.html</text:a>
</text:p>
      <!--NEWS-->
      <text:h text:style-name="P10" text:outline-level="1">
<text:span text:style-name="T4">
Вселенський Патріарх побажав якнайшвидшого повернення додому українських полонених і дітей</text:span>
</text:h>
      <text:p text:style-name="P4">
Authors: Ukrinform (Person)</text:p>
      <text:p text:style-name="P4">
Publisher: Укринформ (Organization)</text:p>
      <text:p text:style-name="P4">
Published Time: 2023-07-08T13:50:00+03:00</text:p>
      <text:p text:style-name="P4">
Modified Time: 2023-07-08T13:50:00+03:00</text:p>
      <text:p text:style-name="P4">
Description: Вселенський Патріарх Варфоломій побажав якнайшвидшого настання миру в Україні та повернення додому полонених і дітей. — Укрінформ.</text:p>
      <text:p text:style-name="P4">
Images: ['<text:a xlink:type="simple" xlink:href="https://static.ukrinform.com/photos/2023_07/thumb_files/630_360_1688811999-7529.jpeg" text:style-name="Internet_20_link" text:visited-style-name="Visited_20_Internet_20_Link">
630_360_16888...</text:a>
']</text:p>
      <text:p text:style-name="P4">
Tags: ['Діти', 'Стамбул', 'Варфоломій', 'Зеленський']</text:p>
      <text:p text:style-name="P4">
Type: Article</text:p>
      <!--METADATA-->
      <text:p text:style-name="P4">
<draw:frame draw:style-name="fr1" draw:name="Image125" text:anchor-type="as-char" svg:width="6.9236in" svg:height="3.956343in" draw:z-index="0">
<draw:image xlink:href="../Images/yкринформ/2023-07-08T13-50-00-03-00/630_360_1688811999-7529.jpeg" xlink:type="simple" xlink:show="embed" xlink:actuate="onLoad" draw:mime-type="image/jpeg"/>
</draw:frame>
Вселенський Патріарх Варфоломій побажав якнайшвидшого настання миру в Україніта повернення додому полонених і дітей.</text:p>
      <text:p text:style-name="P4">
Про це він сказав під час спільного з Президентом Володимиром Зеленським <text:a xlink:type="simple" xlink:href="https://www.youtube.com/watch" text:style-name="Internet_20_link" text:visited-style-name="Visited_20_Internet_20_Link">
спілкуванням зі ЗМІ</text:a>
, повідомляє Укрінформ.</text:p>
      <text:p text:style-name="P4">
«Я б хотів побажати, щоб повернулися всі полонені і також особливо всі діти,які зараз знаходяться далеко від своїх домівок», - сказав Його Всесвятість.</text:p>
      <text:p text:style-name="P4">
<text:span text:style-name="T4">
Читайте також:</text:span>
 <text:a xlink:type="simple" xlink:href="https://www.ukrinform.ua/rubric-society/3733177-zelenskij-zustrivsa-iz-vselenskim-patriarhom-varfolomiem-obgovorili-formuli-miru.html" text:style-name="Internet_20_link" text:visited-style-name="Visited_20_Internet_20_Link">
 <text:span text:style-name="T4">
Зеленс</text:span>
 ький зустрівся із Вселенським ПатріархомВарфоломієм - обговорили Формулу миру </text:a>
</text:p>
      <text:p text:style-name="P4">
Він зауважив, що Зеленський уже не вперше відвідує патріархію, запевнивши, щодля нього завжди є радістю і щастям приймати Президента України.</text:p>
      <text:p text:style-name="P4">
«Ми бажаємо, щоб коли знову Президент приїхав до патріархії, в Україні ужепанував мир», - наголосив Патріарх Варфоломій.</text:p>
      <text:p text:style-name="P4">
Його Всесвятість також підкреслив, що Вселенський патріархат як матір-церквавсіх православних в Україні завжди знаходиться на їхній стороні.</text:p>
      <text:p text:style-name="P4">
<text:span text:style-name="T4">
Читайте також:</text:span>
 <text:a xlink:type="simple" xlink:href="https://www.ukrinform.ua/rubric-society/3733153-u-stambuli-zelenskij-vzav-ucast-u-pominalnomu-molebni-za-zertvami-vijni-v-ukraini.html" text:style-name="Internet_20_link" text:visited-style-name="Visited_20_Internet_20_Link">
 У Стамбулі <text:span text:style-name="T4">
Зелен</text:span>
 ський взяв участь у поминальномумолебні за жертвами війни в Україні </text:a>
</text:p>
      <text:p text:style-name="P4">
Як повідомляв Укрінформ, Президент Володимир Зеленський увечері 7 липня прибувіз візитом у Туреччину.</text:p>
      <text:p text:style-name="P4">
Перед цим Зеленський відвідав Болгарію, Чехію, Словаччину.</text:p>
      <text:p text:style-name="P4">
Фото: ОП</text:p>
      <text:p text:style-name="P4">
Source: <text:a xlink:type="simple" xlink:href="https://www.ukrinform.ua/rubric-society/3733191-vselenskij-patriarh-pobazav-aknajsvidsogo-povernenna-dodomu-ukrainskih-polonenih-i-ditej.html" text:style-name="Internet_20_link" text:visited-style-name="Visited_20_Internet_20_Link">
https://www.ukrinform.ua/rubric-society/3733191-vselenskij-patriarh-pobazav-aknajsvidsogo-povernenna-dodomu-ukrainskih-polonenih-i-ditej.html</text:a>
</text:p>
      <!--NEWS-->
      <text:h text:style-name="P10" text:outline-level="1">
<text:span text:style-name="T4">
Санду - у 500-й день повномасштабної війни в Україні: Завдяки мужності ЗСУ у Молдові мир</text:span>
</text:h>
      <text:p text:style-name="P4">
Authors: Ukrinform (Person)</text:p>
      <text:p text:style-name="P4">
Publisher: Укринформ (Organization)</text:p>
      <text:p text:style-name="P4">
Published Time: 2023-07-08T14:02:24+03:00</text:p>
      <text:p text:style-name="P4">
Modified Time: 2023-07-08T14:02:24+03:00</text:p>
      <text:p text:style-name="P4">
Description: Президентка Молдови Мая Санду у 500-й день повномасштабного вторгнення РФ в Україну заявила про солідарність з українським народом і наголосила, що Кишинів продовжить надавати підтримку Києву. — Укрінформ.</text:p>
      <text:p text:style-name="P4">
Images: ['<text:a xlink:type="simple" xlink:href="https://static.ukrinform.com/photos/2023_07/thumb_files/630_360_1688813942-507.jpg" text:style-name="Internet_20_link" text:visited-style-name="Visited_20_Internet_20_Link">
630_360_16888...</text:a>
']</text:p>
      <text:p text:style-name="P4">
Tags: ['Молдова', 'Україна', 'Санду', 'Війна з Росією']</text:p>
      <text:p text:style-name="P4">
Type: Article</text:p>
      <!--METADATA-->
      <text:p text:style-name="P4">
<draw:frame draw:style-name="fr1" draw:name="Image126" text:anchor-type="as-char" svg:width="6.9236in" svg:height="3.956343in" draw:z-index="0">
<draw:image xlink:href="../Images/yкринформ/2023-07-08T14-02-24-03-00/630_360_1688813942-507.jpg" xlink:type="simple" xlink:show="embed" xlink:actuate="onLoad" draw:mime-type="image/jpeg"/>
</draw:frame>
Президентка Молдови Мая Санду у 500-й день повномасштабного вторгнення РФ вУкраїну заявила про солідарність з українським народом і наголосила, щоКишинів продовжить надавати підтримку Києву.</text:p>
      <text:p text:style-name="P4">
Про це повідомляє  <text:a xlink:type="simple" xlink:href="https://newsmaker.md/rus/novosti/ukraina-pobedit-inache-i-byt-ne-mozhet-mayya-sandu-opublikovala-obraschenie-v-500-y-den-voyny/" text:style-name="Internet_20_link" text:visited-style-name="Visited_20_Internet_20_Link">
 NewsMaker </text:a>
 , передає Укрінформ.</text:p>
      <text:p text:style-name="P4">
«500 днів минуло з того часу, як мирні люди, які спали у своїх будинках, жилина своїй землі, прокинулися від вибухів бомб і гуркоту танків. Невинних людейстратили, тіла залишали на вулицях або кидали до братської могили. У Бучі,Ірпені, Гостомелі, Бородянці. Зґвалтовані жінки, вбиті чи скалічені бомбамидіти… Ця жорстока війна сіє смерть та терор», — написала Санду у  <text:a xlink:type="simple" xlink:href="https://www.facebook.com/maia.sandu/posts/831771841650940" text:style-name="Internet_20_link" text:visited-style-name="Visited_20_Internet_20_Link">
 Фейсбуці</text:a>
 .</text:p>
      <text:p text:style-name="P4">
Вона запевнила, що Молдова солідарна з українським народом і продовжитьнадавати підтримку Україні.</text:p>
      <text:p text:style-name="P4">
<text:span text:style-name="T4">
Читайте також:</text:span>
 <text:a xlink:type="simple" xlink:href="https://www.ukrinform.ua/rubric-polytics/3733162-posli-krain-g7-vislovili-pidtrimku-ukraini-u-500j-den-povnomasstabnogo-vtorgnenna-rf.html" text:style-name="Internet_20_link" text:visited-style-name="Visited_20_Internet_20_Link">
 Посли країн G7 висловили підтримку Україні у <text:span text:style-name="T4">
500</text:span>
 -йдень повномасштабного вторгнення РФ </text:a>
</text:p>
      <text:p text:style-name="P4">
«Завдяки мужності українських військових, завдяки опору мирного населення унас у <text:a xlink:type="simple" xlink:href="https://www.ukrinform.ua/tag-moldova" text:style-name="Internet_20_link" text:visited-style-name="Visited_20_Internet_20_Link">
 Молдові </text:a>
 мир. Ми солідарні зУкраїною та зробимо все, що в наших силах, щоби підтримати її. Українцівчекають і чекатимуть у нашій країні. Нашими дорогами та залізничними коліямипродовжать возити українську продукцію на ринки. Як частина міжнародногоспівтовариства ми об'єднаємо зусилля з Україною, щоб притягнути Росію довідповіді за воєнні злочини. Україна переможе. Інакше й не може бути», —написала Санду.</text:p>
      <text:p text:style-name="P4">
<text:span text:style-name="T4">
Читайте також:</text:span>
 <text:a xlink:type="simple" xlink:href="https://www.ukrinform.ua/rubric-world/3725036-rosia-prodovzit-sprobi-derzperevorotu-v-moldovi-sandu.html" text:style-name="Internet_20_link" text:visited-style-name="Visited_20_Internet_20_Link">
 Росія продовжить спроби держперевороту в Молдові –<text:span text:style-name="T4">
Санду</text:span>
 </text:a>
</text:p>
      <text:p text:style-name="P4">
Як повідомлялося, 24 лютого 2022 року Росія розпочала неспровокованеповномасштабне вторгнення в Україну.</text:p>
      <text:p text:style-name="P4">
_ Фото: Facebook/Maia Sandu  _</text:p>
      <text:p text:style-name="P4">
Source: <text:a xlink:type="simple" xlink:href="https://www.ukrinform.ua/rubric-ato/3733195-sandu-u-500j-den-povnomasstabnoi-vijni-v-ukraini-zavdaki-muznosti-zsu-u-moldovi-mir.html" text:style-name="Internet_20_link" text:visited-style-name="Visited_20_Internet_20_Link">
https://www.ukrinform.ua/rubric-ato/3733195-sandu-u-500j-den-povnomasstabnoi-vijni-v-ukraini-zavdaki-muznosti-zsu-u-moldovi-mir.html</text:a>
</text:p>
      <!--NEWS-->
      <text:h text:style-name="P10" text:outline-level="1">
<text:span text:style-name="T4">
Зеленський обговорив з прем’єром Португалії підготовку до саміту НАТО</text:span>
</text:h>
      <text:p text:style-name="P4">
Authors: Ukrinform (Person)</text:p>
      <text:p text:style-name="P4">
Publisher: Укринформ (Organization)</text:p>
      <text:p text:style-name="P4">
Published Time: 2023-07-08T14:04:42+03:00</text:p>
      <text:p text:style-name="P4">
Modified Time: 2023-07-08T14:04:42+03:00</text:p>
      <text:p text:style-name="P4">
Description: Президент Володимир Зеленський обговорив із прем’єр-міністром Португалії Антоніу Коштою питання підготовки до Вільнюського саміту НАТО, реалізації Формули миру, енергетичної й продовольчої безпеки, а також екоциду. — Укрінформ.</text:p>
      <text:p text:style-name="P4">
Images: ['<text:a xlink:type="simple" xlink:href="https://static.ukrinform.com/photos/2023_07/thumb_files/630_360_1688814239-361.jpg" text:style-name="Internet_20_link" text:visited-style-name="Visited_20_Internet_20_Link">
630_360_16888...</text:a>
']</text:p>
      <text:p text:style-name="P4">
Tags: ['НАТО', 'Португалія', 'Зеленський']</text:p>
      <text:p text:style-name="P4">
Type: Article</text:p>
      <!--METADATA-->
      <text:p text:style-name="P4">
<draw:frame draw:style-name="fr1" draw:name="Image127" text:anchor-type="as-char" svg:width="6.9236in" svg:height="3.956343in" draw:z-index="0">
<draw:image xlink:href="../Images/yкринформ/2023-07-08T14-04-42-03-00/630_360_1688814239-361.jpg" xlink:type="simple" xlink:show="embed" xlink:actuate="onLoad" draw:mime-type="image/jpeg"/>
</draw:frame>
 ПрезидентВолодимир Зеленський обговорив із прем’єр-міністром Португалії Антоніу Коштоюпитання підготовки до Вільнюського саміту НАТО, реалізації Формули миру,енергетичної й продовольчої безпеки, а також екоциду.</text:p>
      <text:p text:style-name="P4">
Телефонну розмову глава держави здійснив із Туреччини, де перебуває з візитом,передає Укрінформ із посилання на <text:a xlink:type="simple" xlink:href="https://t.me/V_Zelenskiy_official/6904" text:style-name="Internet_20_link" text:visited-style-name="Visited_20_Internet_20_Link">
 Телеграм-канал</text:a>
 українського лідера.</text:p>
      <text:p text:style-name="P4">
«Скоординували позиції напередодні Вільнюського саміту НАТО. Підкресливважливість рішучої позиції Альянсу щодо майбутнього членства України. Дякую заготовність взяти конкретну участь у реалізації трьох пунктів Українськоїформули миру: щодо продовольчої та енергетичної безпеки, а також щодоекоциду», - зазначив Зеленський.</text:p>
      <text:p text:style-name="P4">
<text:span text:style-name="T4">
Читайте також:</text:span>
 <text:a xlink:type="simple" xlink:href="https://www.ukrinform.ua/rubric-society/3733177-zelenskij-zustrivsa-iz-vselenskim-patriarhom-varfolomiem-obgovorili-formuli-miru.html" text:style-name="Internet_20_link" text:visited-style-name="Visited_20_Internet_20_Link">
 <text:span text:style-name="T4">
Зеленс</text:span>
 ький зустрівся із Вселенським ПатріархомВарфоломієм - обговорили Формулу миру </text:a>
</text:p>
      <text:p text:style-name="P4">
Як повідомлялося, глава Української держави увечері 7 липня прибув з візитомдо Туреччини.</text:p>
      <text:p text:style-name="P4">
Фото: ОП</text:p>
      <text:p text:style-name="P4">
Source: <text:a xlink:type="simple" xlink:href="https://www.ukrinform.ua/rubric-polytics/3733196-zelenskij-obgovoriv-z-premerom-portugalii-pidgotovku-do-samitu-nato.html" text:style-name="Internet_20_link" text:visited-style-name="Visited_20_Internet_20_Link">
https://www.ukrinform.ua/rubric-polytics/3733196-zelenskij-obgovoriv-z-premerom-portugalii-pidgotovku-do-samitu-nato.html</text:a>
</text:p>
      <!--NEWS-->
      <text:h text:style-name="P10" text:outline-level="1">
<text:span text:style-name="T4">
УЄФА та КОНМЕБОЛ  анонсували Кубок виклику</text:span>
</text:h>
      <text:p text:style-name="P4">
Authors: Ukrinform (Person)</text:p>
      <text:p text:style-name="P4">
Publisher: Укринформ (Organization)</text:p>
      <text:p text:style-name="P4">
Published Time: 2023-07-08T14:08:49+03:00</text:p>
      <text:p text:style-name="P4">
Modified Time: 2023-07-08T14:08:49+03:00</text:p>
      <text:p text:style-name="P4">
Description: У рамках співпраці європейська і південноамериканська континентальні футбольні конфередерації УЄФА та КОНМЕБОЛ оголосили про пілотний розіграш Кубка виклику.  — Укрінформ.</text:p>
      <text:p text:style-name="P4">
Images: ['<text:a xlink:type="simple" xlink:href="https://static.ukrinform.com/photos/2023_07/thumb_files/630_360_1688812143-137.jpg" text:style-name="Internet_20_link" text:visited-style-name="Visited_20_Internet_20_Link">
630_360_16888...</text:a>
']</text:p>
      <text:p text:style-name="P4">
Tags: ['Європа', 'Футбол', 'Спорт', 'УЄФА', 'Південна Америка']</text:p>
      <text:p text:style-name="P4">
Type: Article</text:p>
      <!--METADATA-->
      <text:p text:style-name="P4">
<draw:frame draw:style-name="fr1" draw:name="Image128" text:anchor-type="as-char" svg:width="6.9236in" svg:height="3.956343in" draw:z-index="0">
<draw:image xlink:href="../Images/yкринформ/2023-07-08T14-08-49-03-00/630_360_1688812143-137.jpg" xlink:type="simple" xlink:show="embed" xlink:actuate="onLoad" draw:mime-type="image/jpeg"/>
</draw:frame>
 У рамкахспівпраці європейська і південноамериканська континентальні футбольніконфередерації УЄФА та КОНМЕБОЛ оголосили про пілотний розіграш Кубка виклику.</text:p>
      <text:p text:style-name="P4">
У матчі <text:a xlink:type="simple" xlink:href="https://www.uefa.com/insideuefa/news/0283-186f82c21c7a-bad12820a98b-1000--%D1%83%D0%B5%D1%84%D0%B0-%D0%B8-%D0%BA/" text:style-name="Internet_20_link" text:visited-style-name="Visited_20_Internet_20_Link">
 візьмуть участь</text:a>
переможці Ліги Європи та Південноамериканського кубка, тобто, других за силоюкоманд своїх континентальних змагань, передає Укрінформ.</text:p>
      <text:p text:style-name="P4">
У першому Кубку виклику вже 19 липня на стадіоні «Рамон Санчес-Пісхуан» уСевільї зустрінуться іспанський клуб «Севілья» та команда «Індепендьєнте дельВальє» (Еквадор).</text:p>
      <text:p text:style-name="P4">
<text:span text:style-name="T4">
Читайте також:</text:span>
 <text:a xlink:type="simple" xlink:href="https://www.ukrinform.ua/rubric-sports/3733152-vidomi-arbitri-matciv-miz-dniprom1-ta-panatinaikosom-u-vidbori-lc-uefa.html" text:style-name="Internet_20_link" text:visited-style-name="Visited_20_Internet_20_Link">
 Відомі арбітри матчів між «Дніпром-1» та «Панатінаїкосом»у відборі ЛЧ <text:span text:style-name="T4">
УЄФА</text:span>
 </text:a>
</text:p>
      <text:p text:style-name="P4">
Цікаво, що в разі нічиєї команди не гратимуть додатковий час, а одразурозпочнуть серію пенальті.</text:p>
      <text:p text:style-name="P4">
Фото: facebook.com/uefa.</text:p>
      <text:p text:style-name="P4">
Source: <text:a xlink:type="simple" xlink:href="https://www.ukrinform.ua/rubric-sports/3733200-uefa-ta-konmebol-anonsuvali-kubok-vikliku.html" text:style-name="Internet_20_link" text:visited-style-name="Visited_20_Internet_20_Link">
https://www.ukrinform.ua/rubric-sports/3733200-uefa-ta-konmebol-anonsuvali-kubok-vikliku.html</text:a>
</text:p>
      <!--NEWS-->
      <text:h text:style-name="P10" text:outline-level="1">
<text:span text:style-name="T4">
Завдання із захисту неба Києва від російських ракет майже вирішене - Резніков</text:span>
</text:h>
      <text:p text:style-name="P4">
Authors: Ukrinform (Person)</text:p>
      <text:p text:style-name="P4">
Publisher: Укринформ (Organization)</text:p>
      <text:p text:style-name="P4">
Published Time: 2023-07-08T14:11:00+03:00</text:p>
      <text:p text:style-name="P4">
Modified Time: 2023-07-08T14:11:00+03:00</text:p>
      <text:p text:style-name="P4">
Description: Завдання із захисту неба Києва від російських ракет майже вирішене, наразі військові працюють над захистом від ракетних ударів Львова, Харкова, Дніпра, Запоріжжя та Одеси. — Укрінформ.</text:p>
      <text:p text:style-name="P4">
Images: ['<text:a xlink:type="simple" xlink:href="https://static.ukrinform.com/photos/2023_02/thumb_files/630_360_1675612449-508.jpg" text:style-name="Internet_20_link" text:visited-style-name="Visited_20_Internet_20_Link">
630_360_16756...</text:a>
']</text:p>
      <text:p text:style-name="P4">
Tags: ['Ракета', 'Резніков', 'Війна з Росією']</text:p>
      <text:p text:style-name="P4">
Type: Article</text:p>
      <!--METADATA-->
      <text:p text:style-name="P4">
<draw:frame draw:style-name="fr1" draw:name="Image129" text:anchor-type="as-char" svg:width="6.9236in" svg:height="3.956343in" draw:z-index="0">
<draw:image xlink:href="../Images/yкринформ/2023-07-08T14-11-00-03-00/630_360_1675612449-508.jpg" xlink:type="simple" xlink:show="embed" xlink:actuate="onLoad" draw:mime-type="image/jpeg"/>
</draw:frame>
 Завданняіз захисту неба Києва від російських ракет майже вирішене, наразі військовіпрацюють над захистом від ракетних ударів Львова, Харкова, Дніпра, Запоріжжята Одеси.</text:p>
      <text:p text:style-name="P4">
Як передає Укрінформ, про це міністр оборони України Олексій Резніковповідомив у <text:a xlink:type="simple" xlink:href="https://www.facebook.com/reznikovoleksii/posts/pfbid02GpsdiFsKgbGbcnayoaHLsgwAYQyJQYhNd1pJ8V1ZE9ZsgCAZB2teruqXgojBxTeXl" text:style-name="Internet_20_link" text:visited-style-name="Visited_20_Internet_20_Link">
 Фейсбуці.</text:a>
</text:p>
      <text:p text:style-name="P4">
“Я не вірив, що росіяни почнуть обстрілювати ракетами мирні міста. Бо цеочевидно протирічило їхній меті. Тому надійний захист нашого неба сприймаю якособистий виклик. У Києві ми майже вирішили це завдання. У Львові, Харкові,Дніпрі, Запоріжжі, Одесі – ще ні, але працюємо”, - заявив він.</text:p>
      <text:p text:style-name="P4">
Як підкреслив міністр, він не міг уявити, що населення такої великої країни як<text:a xlink:type="simple" xlink:href="https://www.ukrinform.ua/tag-rosia" text:style-name="Internet_20_link" text:visited-style-name="Visited_20_Internet_20_Link">
 РФ </text:a>
 може тотально втратити мораль,деградувати до тваринного стану. “Прояви ми бачимо не тільки у страшнихзлочинах, ми це чуємо у спілкуванні дітей з батьками, чоловіків з дружинами уРосії. Вони самі себе розлюднили”, - додав він.</text:p>
      <text:p text:style-name="P4">
Вперше, за словами Резнікова, його це вразило, коли на перемовинах у Білорусіу березні минулого року він пропонував російський стороні забрати тисяч тілїхніх знищених солдат, розкиданих по українських лісах і полях.</text:p>
      <text:p text:style-name="P4">
<text:span text:style-name="T4">
Читайте також:</text:span>
 <text:a xlink:type="simple" xlink:href="https://www.ukrinform.ua/rubric-kyiv/3733172-pavluk-akso-putinu-stane-bezumstva-piti-na-kiiv-peremelemo-se-kilka-tisac-zagarbnikiv.html" text:style-name="Internet_20_link" text:visited-style-name="Visited_20_Internet_20_Link">
 <text:span text:style-name="T4">
Павлюк</text:span>
 : Якщо Путіну стане безумства піти на Київ,перемелемо ще кілька тисяч загарбників </text:a>
</text:p>
      <text:p text:style-name="P4">
Він зауважив, що росіяни не просто відмовилися від своїх – вони брехали одинодному, що цих втрат немає.</text:p>
      <text:p text:style-name="P4">
На думку очільника Міноборони, щоб виправити цю моральну деградацію,знадобляться десятиліття.</text:p>
      <text:p text:style-name="P4">
“Тому ми повинні не просто звільнити від них нашу землю – ми повинні зробититак, щоб це зло дуже довго не могло оговтатися і кілька поколінь не булоздатно на агресію”, – заявив міністр.</text:p>
      <text:p text:style-name="P4">
За словами Резнікова, продовження битви – це війна не за абстрактні нормиміжнародного права, це битва за право жити вільно, щасливо на своїй прекраснійземлі та самому визначати майбутнє.</text:p>
      <text:p text:style-name="P4">
“Після війни це буде нова Україна. Або не буде ніякої”, - додав він.</text:p>
      <text:p text:style-name="P4">
Резніков попередив, що Україну найближчим часом може очікувати багатопотрясінь, адже українці не тільки б’ються з жорстоким ворогом, вони виборюютьсвоє місце у світі і своє бачення перемоги. “Великий світ – це конкуренція”, –підкреслив він.</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касетних <text:span text:style-name="T4">
боєпр</text:span>
 ипасів </text:a>
</text:p>
      <text:p text:style-name="P4">
“Далі буде дуже важко. Буде тиск, будуть втрати і руйнування. Будерозчарування і зневіра. Це нормально, адже випробування насправді великі. Мирухаємось вгору. Будьте певні – ми все здолаємо, у нас все вийде. У нас єсправжні друзі, це багато важить”, – заявив міністр оборони.</text:p>
      <text:p text:style-name="P4">
За словами Резнікова, 500 днів тому ніхто б не повірив, що Україна опиниться уточці, де перебуває зараз. “Кожного дня ми просуваємось. Саме тому так багатобажаючих штовхнути на хибний шлях”, - додав він.</text:p>
      <text:p text:style-name="P4">
Як повідомляв Укрінформ, Міноборони підготувало <text:a xlink:type="simple" xlink:href="https://www.ukrinform.ua/rubric-polytics/3732697-minoboroni-pidgotuvalo-koncepciu-transformacii-bezpekovogo-sektoru-reznikov.html" text:style-name="Internet_20_link" text:visited-style-name="Visited_20_Internet_20_Link">
</text:a>
 <text:a xlink:type="simple" xlink:href="https://www.ukrinform.ua/rubric-polytics/3732697-minoboroni-pidgotuvalo-koncepciu-transformacii-bezpekovogo-sektoru-reznikov.html" text:style-name="Internet_20_link" text:visited-style-name="Visited_20_Internet_20_Link">
 концепціютрансформації безпекового сектору </text:a>
 <text:a xlink:type="simple" xlink:href="https://www.ukrinform.ua/rubric-polytics/3732697-minoboroni-pidgotuvalo-koncepciu-transformacii-bezpekovogo-sektoru-reznikov.html" text:style-name="Internet_20_link" text:visited-style-name="Visited_20_Internet_20_Link">
 . </text:a>
</text:p>
      <text:p text:style-name="P4">
Source: <text:a xlink:type="simple" xlink:href="https://www.ukrinform.ua/rubric-ato/3733203-zavdanna-iz-zahistu-neba-kieva-vid-rosijskih-raket-majze-virisene-reznikov.html" text:style-name="Internet_20_link" text:visited-style-name="Visited_20_Internet_20_Link">
https://www.ukrinform.ua/rubric-ato/3733203-zavdanna-iz-zahistu-neba-kieva-vid-rosijskih-raket-majze-virisene-reznikov.html</text:a>
</text:p>
      <!--NEWS-->
      <text:h text:style-name="P10" text:outline-level="1">
<text:span text:style-name="T4">
У Львові прощаються з трьома загиблими внаслідок ракетного обстрілу</text:span>
</text:h>
      <text:p text:style-name="P4">
Authors: Ukrinform (Person)</text:p>
      <text:p text:style-name="P4">
Publisher: Укринформ (Organization)</text:p>
      <text:p text:style-name="P4">
Published Time: 2023-07-08T14:13:00+03:00</text:p>
      <text:p text:style-name="P4">
Modified Time: 2023-07-08T14:13:00+03:00</text:p>
      <text:p text:style-name="P4">
Description: У Львові сьогодні прощаються з трьома жертвами ракетного удару, завданого Росією у ніч проти 6 липня. — Укрінформ.</text:p>
      <text:p text:style-name="P4">
Images: ['<text:a xlink:type="simple" xlink:href="https://static.ukrinform.com/photos/2023_07/thumb_files/630_360_1688821023-7722.jpeg" text:style-name="Internet_20_link" text:visited-style-name="Visited_20_Internet_20_Link">
630_360_16888...</text:a>
']</text:p>
      <text:p text:style-name="P4">
Tags: ['Львів', 'Прощання', 'Загибель', 'Війна з Росією', 'Ракетний удар']</text:p>
      <text:p text:style-name="P4">
Type: Article</text:p>
      <!--METADATA-->
      <text:p text:style-name="P4">
<draw:frame draw:style-name="fr1" draw:name="Image130" text:anchor-type="as-char" svg:width="6.9236in" svg:height="3.956343in" draw:z-index="0">
<draw:image xlink:href="../Images/yкринформ/2023-07-08T14-13-00-03-00/630_360_1688821023-7722.jpeg" xlink:type="simple" xlink:show="embed" xlink:actuate="onLoad" draw:mime-type="image/jpeg"/>
</draw:frame>
 У Львовісьогодні прощаються з трьома жертвами ракетного удару, завданого Росією у нічпроти 6 липня.</text:p>
      <text:p text:style-name="P4">
Про це повідомляє Львівська міськрада у  <text:a xlink:type="simple" xlink:href="https://t.me/lviv_adm/41635" text:style-name="Internet_20_link" text:visited-style-name="Visited_20_Internet_20_Link">
 Телеграмі</text:a>
 , передає Укрінформ.</text:p>
      <text:p text:style-name="P4">
Як зазначається, сьогодні ховають Анастасію Сенів, Мирославу Садову та НадіюСпіжевську.</text:p>
      <text:p text:style-name="P4">
</text:p>
      <text:p text:style-name="P4">
<text:a xlink:type="simple" xlink:href="https://static.ukrinform.com/photos/2023_07/1688821021-6755.jpeg" text:style-name="Internet_20_link" text:visited-style-name="Visited_20_Internet_20_Link">
 </text:a>
 <text:a xlink:type="simple" xlink:href="https://static.ukrinform.com/photos/2023_07/1688821021-8529.jpeg" text:style-name="Internet_20_link" text:visited-style-name="Visited_20_Internet_20_Link">
</text:a>
 <text:a xlink:type="simple" xlink:href="https://static.ukrinform.com/photos/2023_07/1688821021-7276.jpeg" text:style-name="Internet_20_link" text:visited-style-name="Visited_20_Internet_20_Link">
</text:a>
 <text:a xlink:type="simple" xlink:href="https://static.ukrinform.com/photos/2023_07/1688821021-3044.jpeg" text:style-name="Internet_20_link" text:visited-style-name="Visited_20_Internet_20_Link">
</text:a>
 <text:a xlink:type="simple" xlink:href="https://static.ukrinform.com/photos/2023_07/1688821021-9411.jpeg" text:style-name="Internet_20_link" text:visited-style-name="Visited_20_Internet_20_Link">
</text:a>
 <text:a xlink:type="simple" xlink:href="https://static.ukrinform.com/photos/2023_07/1688821021-5646.jpeg" text:style-name="Internet_20_link" text:visited-style-name="Visited_20_Internet_20_Link">
</text:a>
 <text:a xlink:type="simple" xlink:href="https://static.ukrinform.com/photos/2023_07/1688821023-4971.jpeg" text:style-name="Internet_20_link" text:visited-style-name="Visited_20_Internet_20_Link">
</text:a>
 <text:a xlink:type="simple" xlink:href="https://static.ukrinform.com/photos/2023_07/1688821023-3276.jpeg" text:style-name="Internet_20_link" text:visited-style-name="Visited_20_Internet_20_Link">
</text:a>
 <text:a xlink:type="simple" xlink:href="https://static.ukrinform.com/photos/2023_07/1688821023-7722.jpeg" text:style-name="Internet_20_link" text:visited-style-name="Visited_20_Internet_20_Link">
<draw:frame draw:style-name="fr1" draw:name="Image140" text:anchor-type="as-char" svg:width="6.9236in" svg:height="3.956343in" draw:z-index="0">
<draw:image xlink:href="../Images/yкринформ/2023-07-08T14-13-00-03-00/630_360_1688821023-7722.jpeg" xlink:type="simple" xlink:show="embed" xlink:actuate="onLoad" draw:mime-type="image/jpeg"/>
</draw:frame>
</text:a>
 <text:a xlink:type="simple" xlink:href="https://static.ukrinform.com/photos/2023_07/1688821023-1086.jpeg" text:style-name="Internet_20_link" text:visited-style-name="Visited_20_Internet_20_Link">
</text:a>
 <text:a xlink:type="simple" xlink:href="https://static.ukrinform.com/photos/2023_07/1688821023-8331.jpeg" text:style-name="Internet_20_link" text:visited-style-name="Visited_20_Internet_20_Link">
</text:a>
</text:p>
      <text:p text:style-name="P4">
У неділю відбудеться прощання ще з двома <text:a xlink:type="simple" xlink:href="https://www.ukrinform.ua/tag-zagibel" text:style-name="Internet_20_link" text:visited-style-name="Visited_20_Internet_20_Link">
 загиблими</text:a>
 - Ольгою Дудкою та ІриноюМіловановою.</text:p>
      <text:p text:style-name="P4">
 <text:span text:style-name="T4">
Читайтетакож:</text:span>
 <text:a xlink:type="simple" xlink:href="https://www.ukrinform.ua/rubric-regions/3732722-najbilsa-ataka-na-lviv-za-cas-povnomasstabnoi-vijni.html" text:style-name="Internet_20_link" text:visited-style-name="Visited_20_Internet_20_Link">
 <text:span text:style-name="T4">
Найбільша</text:span>
 <text:span text:style-name="T4">
атака</text:span>
 на <text:span text:style-name="T4">
Львів</text:span>
 за <text:span text:style-name="T4">
час</text:span>
 <text:span text:style-name="T4">
повномасштабної</text:span>
<text:span text:style-name="T4">
війни</text:span>
 </text:a>
</text:p>
      <text:p text:style-name="P4">
Як повідомлялось, унаслідок ракетного удару по житловому будинку у Львові вніч проти 6 липня <text:a xlink:type="simple" xlink:href="https://www.ukrinform.ua/rubric-regions/3732559-kilkist-zagiblih-vnaslidok-raketnogo-udaru-po-lvovu-zrosla-do-desati-sadovij.html" text:style-name="Internet_20_link" text:visited-style-name="Visited_20_Internet_20_Link">
 загинули 10 людей </text:a>
 , іще 48 осіб дістали травми та поранення різноїтяжкості.</text:p>
      <text:p text:style-name="P4">
Source: <text:a xlink:type="simple" xlink:href="https://www.ukrinform.ua/rubric-regions/3733201-u-lvovi-prosautsa-z-troma-zagiblimi-vnaslidok-raketnogo-obstrilu.html" text:style-name="Internet_20_link" text:visited-style-name="Visited_20_Internet_20_Link">
https://www.ukrinform.ua/rubric-regions/3733201-u-lvovi-prosautsa-z-troma-zagiblimi-vnaslidok-raketnogo-obstrilu.html</text:a>
</text:p>
      <!--NEWS-->
      <text:h text:style-name="P10" text:outline-level="1">
<text:span text:style-name="T4">
Україна та Азербайджан погодили квоту дозволів на міжнародні вантажні перевезення на 2024 рік</text:span>
</text:h>
      <text:p text:style-name="P4">
Authors: Ukrinform (Person)</text:p>
      <text:p text:style-name="P4">
Publisher: Укринформ (Organization)</text:p>
      <text:p text:style-name="P4">
Published Time: 2023-07-08T14:19:38+03:00</text:p>
      <text:p text:style-name="P4">
Modified Time: 2023-07-08T14:19:38+03:00</text:p>
      <text:p text:style-name="P4">
Description: Україна та Азербайджан погодили квоту дозволів на міжнародні вантажні перевезення на 2024 рік. — Укрінформ.</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text:p>
      <text:p text:style-name="P4">
Type: Article</text:p>
      <!--METADATA-->
      <text:p text:style-name="P4">
<draw:frame draw:style-name="fr1" draw:name="Image144" text:anchor-type="as-char" svg:width="6.9236in" svg:height="3.956343in" draw:z-index="0">
<draw:image xlink:href="../Images/yкринформ/2023-07-08T14-19-38-03-00/630_360_1652707983-349.jpg" xlink:type="simple" xlink:show="embed" xlink:actuate="onLoad" draw:mime-type="image/jpeg"/>
</draw:frame>
 Україна таАзербайджан погодили квоту дозволів на міжнародні вантажні перевезення на 2024рік.</text:p>
      <text:p text:style-name="P4">
Як передає Укрінформ із посиланням на <text:a xlink:type="simple" xlink:href="https://www.facebook.com/Ministry.for.restoration/posts/pfbid02oWfqqu9KUyvYVuAZcrZW8sKGRw4XRUcDmwLdjUrjQGawTeu4HXkPCjRjhsBJ2zXwl" text:style-name="Internet_20_link" text:visited-style-name="Visited_20_Internet_20_Link">
 пресслужбу Міністерства розвиткугромад, територій та інфраструктури</text:a>
, рішення було ухвалене під час засідання українсько-азербайджанської Змішаноїкомісії про міжнародне автомобільне сполучення.</text:p>
      <text:p text:style-name="P4">
Україна та Азербайджан на 2024 рік домовились про збільшення універсальнихдозволів на 88% для кожної країни; можливість обміну дозволами окремо длятранзитних перевезень; надання дозволів для виконання нерегулярних перевезеньпасажирів автомобільним транспортом.</text:p>
      <text:p text:style-name="P4">
<text:span text:style-name="T4">
Читайте також:</text:span>
 <text:a xlink:type="simple" xlink:href="https://www.ukrinform.ua/rubric-ato/3730624-avstria-ne-pereskodzae-tranzitu-vijskovoi-tehniki-do-ukraini-glava-mzs.html" text:style-name="Internet_20_link" text:visited-style-name="Visited_20_Internet_20_Link">
 Австрія не перешкоджає транзиту військової техніки доУкраїни - глава МЗС </text:a>
</text:p>
      <text:p text:style-name="P4">
Загалом, квота для перевізників на наступний рік становитиме 11 550 дозволівдля кожної країни. З них – 6000 універсальних, 5000 – транзитних, 500 – наперевезення до та з третіх країн, 50 – універсальних дозволів для пасажирськихперевезень.</text:p>
      <text:p text:style-name="P4">
Крім того, ухвалене рішення про обмін у цьому році універсальною квотоюдозволів у кількості 2000 штук.</text:p>
      <text:p text:style-name="P4">
Як повідомляв Укрінформ, Кабінет Міністрів на засіданні 7 липня встановивквоту у розмірі 20 тис. т цукру, який можна експортувати до 15 вересня 2023року до Румунії.</text:p>
      <text:p text:style-name="P4">
Source: <text:a xlink:type="simple" xlink:href="https://www.ukrinform.ua/rubric-economy/3733205-ukraina-ta-azerbajdzan-pogodili-kvotu-dozvoliv-na-miznarodni-vantazni-perevezenna-na-2024-rik.html" text:style-name="Internet_20_link" text:visited-style-name="Visited_20_Internet_20_Link">
https://www.ukrinform.ua/rubric-economy/3733205-ukraina-ta-azerbajdzan-pogodili-kvotu-dozvoliv-na-miznarodni-vantazni-perevezenna-na-2024-rik.html</text:a>
</text:p>
      <!--NEWS-->
      <text:h text:style-name="P10" text:outline-level="1">
<text:span text:style-name="T4">
Португалія підтримує членство України в НАТО, коли будуть відповідні умови</text:span>
</text:h>
      <text:p text:style-name="P4">
Authors: Ukrinform (Person)</text:p>
      <text:p text:style-name="P4">
Publisher: Укринформ (Organization)</text:p>
      <text:p text:style-name="P4">
Published Time: 2023-07-08T14:21:00+03:00</text:p>
      <text:p text:style-name="P4">
Modified Time: 2023-07-08T14:21:00+03:00</text:p>
      <text:p text:style-name="P4">
Description: Україна і Португалія уклали декларацію, що передбачає підтримку Лісабоном Києва, у тому числі у контексті європейської та євроатлантичної інтеграції. — Укрінформ.</text:p>
      <text:p text:style-name="P4">
Images: ['<text:a xlink:type="simple" xlink:href="https://static.ukrinform.com/photos/2022_12/thumb_files/630_360_1670813052-848.jpg" text:style-name="Internet_20_link" text:visited-style-name="Visited_20_Internet_20_Link">
630_360_16708...</text:a>
']</text:p>
      <text:p text:style-name="P4">
Tags: ['НАТО', 'Португалія']</text:p>
      <text:p text:style-name="P4">
Type: Article</text:p>
      <!--METADATA-->
      <text:p text:style-name="P4">
<draw:frame draw:style-name="fr1" draw:name="Image145" text:anchor-type="as-char" svg:width="6.9236in" svg:height="3.956343in" draw:z-index="0">
<draw:image xlink:href="../Images/yкринформ/2023-07-08T14-21-00-03-00/630_360_1670813052-848.jpg" xlink:type="simple" xlink:show="embed" xlink:actuate="onLoad" draw:mime-type="image/jpeg"/>
</draw:frame>
 Україна іПортугалія уклали декларацію, що передбачає підтримку Лісабоном Києва, у томучислі у контексті європейської та євроатлантичної інтеграції.</text:p>
      <text:p text:style-name="P4">
Документ схвалили під час час телефонної розмови у суботу Президент ВолодимирЗеленський і Прем’єр-міністр Португальської Республіки Антоніу Кошта,повідомляє Укрінформ з посиланням на <text:a xlink:type="simple" xlink:href="https://www.president.gov.ua/news/spilna-deklaraciya-ukrayini-ta-portugalskoyi-respubliki-84201" text:style-name="Internet_20_link" text:visited-style-name="Visited_20_Internet_20_Link">
 пресслужбу глави держави.</text:a>
</text:p>
      <text:p text:style-name="P4">
«Португальська Республіка продовжуватиме надавати політичну, фінансову,гуманітарну та військову підтримку Україні стільки, скільки буде потрібно, –індивідуально та шляхом міжнародного співробітництва в Європейському Союзі, <text:a xlink:type="simple" xlink:href="https://www.ukrinform.ua/tag-nato" text:style-name="Internet_20_link" text:visited-style-name="Visited_20_Internet_20_Link">
НАТО </text:a>
 , ООН та в інших форматах», -ідеться в декларації.</text:p>
      <text:p text:style-name="P4">
Крім того, Португалія «рішуче підтримує» Україну в її зусиллях щодо реформ тау виконанні вимог, необхідних для початку переговорів про вступ, очікуючи напозитивний звіт Європейської комісії.</text:p>
      <text:p text:style-name="P4">
У межах НАТО Португалія продовжує зосереджуватися на безпосередній підтримціУкраїни, зокрема через посилений Комплексний пакет допомоги Альянсу, укоординації з країнами-членами та партнерами продовжує надавати підтримкузміцненню спроможності України захищатися та нагадує, що Україна має правообирати власні заходи безпеки.</text:p>
      <text:p text:style-name="P4">
<text:span text:style-name="T4">
Читайте також:</text:span>
 <text:a xlink:type="simple" xlink:href="https://www.ukrinform.ua/rubric-polytics/3732999-ukraina-zaslugovue-na-clenstvo-v-nato-erdogan.html" text:style-name="Internet_20_link" text:visited-style-name="Visited_20_Internet_20_Link">
 Ердоган: Україна заслуговує на членство в <text:span text:style-name="T4">
НАТО</text:span>
</text:a>
</text:p>
      <text:p text:style-name="P4">
«Португальська Республіка продовжуватиме підтримувати Україну на шляху домайбутнього членства та виступає за те, щоб Україна стала членом НАТО, колидля цього з’являться відповідні умови. Україна та Португальська Республіка знетерпінням чекають на розв’язання всіх цих питань на майбутньому саміті НАТОу Вільнюсі в липні 2023 року», - наголошується в документі.</text:p>
      <text:p text:style-name="P4">
Повний текст декларації опубліковано на сайті ОП.</text:p>
      <text:p text:style-name="P4">
Як повідомлялося, саміт НАТО відбудеться 11-12 липня у Вільнюсі.</text:p>
      <text:p text:style-name="P4">
Source: <text:a xlink:type="simple" xlink:href="https://www.ukrinform.ua/rubric-polytics/3733208-portugalia-pidtrimue-clenstvo-ukraini-v-nato-koli-budut-vidpovidni-umovi.html" text:style-name="Internet_20_link" text:visited-style-name="Visited_20_Internet_20_Link">
https://www.ukrinform.ua/rubric-polytics/3733208-portugalia-pidtrimue-clenstvo-ukraini-v-nato-koli-budut-vidpovidni-umovi.html</text:a>
</text:p>
      <!--NEWS-->
      <text:h text:style-name="P10" text:outline-level="1">
<text:span text:style-name="T4">
За 500 днів боротьби Україна довела, що гідна підтримки зброєю та інтеграції в ЄС і НАТО - Кулеба</text:span>
</text:h>
      <text:p text:style-name="P4">
Authors: Ukrinform (Person)</text:p>
      <text:p text:style-name="P4">
Publisher: Укринформ (Organization)</text:p>
      <text:p text:style-name="P4">
Published Time: 2023-07-08T14:28:00+03:00</text:p>
      <text:p text:style-name="P4">
Modified Time: 2023-07-08T14:28:00+03:00</text:p>
      <text:p text:style-name="P4">
Description: Міністр закордонних справ Дмитро Кулеба у 500-й день повномасштабного вторгнення Росії заявив, що світ отримав стільки ж аргументів на користь підтримки України зброєю та інтеграції в ЄС та НАТО.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Війна з Росією']</text:p>
      <text:p text:style-name="P4">
Type: Article</text:p>
      <!--METADATA-->
      <text:p text:style-name="P4">
<draw:frame draw:style-name="fr1" draw:name="Image146" text:anchor-type="as-char" svg:width="6.9236in" svg:height="3.956343in" draw:z-index="0">
<draw:image xlink:href="../Images/yкринформ/2023-07-08T14-28-00-03-00/630_360_1685367365-251.jpg" xlink:type="simple" xlink:show="embed" xlink:actuate="onLoad" draw:mime-type="image/jpeg"/>
</draw:frame>
 Міністрзакордонних справ Дмитро Кулеба у 500-й день повномасштабного вторгнення Росіїзаявив, що світ отримав стільки ж аргументів на користь підтримки Українизброєю та інтеграції в ЄС та НАТО.</text:p>
      <text:p text:style-name="P4">
Про це він написав у <text:a xlink:type="simple" xlink:href="https://twitter.com/DmytroKuleba/status/1677600707396919297" text:style-name="Internet_20_link" text:visited-style-name="Visited_20_Internet_20_Link">
 Твіттері</text:a>
 , передаєУкрінформ.</text:p>
      <text:p text:style-name="P4">
«500 днів. 500 причин вірити в Україну. 500 аргументів на користь підтримкиУкраїни зброєю, інтеграції в ЄС і НАТО та інших способів наблизити нашуспільну перемогу», - написав він.</text:p>
      <text:p text:style-name="P4">
<text:span text:style-name="T4">
Читайте також:</text:span>
 <text:a xlink:type="simple" xlink:href="https://www.ukrinform.ua/rubric-polytics/3733162-posli-krain-g7-vislovili-pidtrimku-ukraini-u-500j-den-povnomasstabnogo-vtorgnenna-rf.html" text:style-name="Internet_20_link" text:visited-style-name="Visited_20_Internet_20_Link">
 Посли країн G7 висловили підтримку Україні у <text:span text:style-name="T4">
500</text:span>
 -йдень повномасштабного вторгнення РФ </text:a>
</text:p>
      <text:p text:style-name="P4">
Як повідомлялося, 24 лютого 2022 року Росія розпочала неспровокованеповномасштабне вторгнення в Україну.</text:p>
      <text:p text:style-name="P4">
Раніше зі словами підтримки України з нагоди 500 днів повномасштабноговторгнення Росії виступили посли США та Великої Британії, а також посли країнG7.</text:p>
      <text:p text:style-name="P4">
Source: <text:a xlink:type="simple" xlink:href="https://www.ukrinform.ua/rubric-polytics/3733175-za-500-dniv-borotbi-ukraina-dovela-so-gidna-pidtrimki-zbroeu-ta-integracii-v-es-i-nato-kuleba.html" text:style-name="Internet_20_link" text:visited-style-name="Visited_20_Internet_20_Link">
https://www.ukrinform.ua/rubric-polytics/3733175-za-500-dniv-borotbi-ukraina-dovela-so-gidna-pidtrimki-zbroeu-ta-integracii-v-es-i-nato-kuleba.html</text:a>
</text:p>
      <!--NEWS-->
      <text:h text:style-name="P10" text:outline-level="1">
<text:span text:style-name="T4">
Єрмак привітав Залужного з ювілеєм</text:span>
</text:h>
      <text:p text:style-name="P4">
Authors: Ukrinform (Person)</text:p>
      <text:p text:style-name="P4">
Publisher: Укринформ (Organization)</text:p>
      <text:p text:style-name="P4">
Published Time: 2023-07-08T14:29:27+03:00</text:p>
      <text:p text:style-name="P4">
Modified Time: 2023-07-08T14:29:27+03:00</text:p>
      <text:p text:style-name="P4">
Description: Керівник Офісу Президента Андрій Єрмак привітав Головнокомандувача ЗСУ Валерія Залужного з ювілеєм і побажав наступний День народження зустрічати з перемогою. — Укрінформ.</text:p>
      <text:p text:style-name="P4">
Images: ['<text:a xlink:type="simple" xlink:href="https://static.ukrinform.com/photos/2023_07/thumb_files/630_360_1688815750-674.jpg" text:style-name="Internet_20_link" text:visited-style-name="Visited_20_Internet_20_Link">
630_360_16888...</text:a>
']</text:p>
      <text:p text:style-name="P4">
Tags: ['ЗСУ', 'Єрмак', 'Валерій Залужний']</text:p>
      <text:p text:style-name="P4">
Type: Article</text:p>
      <!--METADATA-->
      <text:p text:style-name="P4">
<draw:frame draw:style-name="fr1" draw:name="Image147" text:anchor-type="as-char" svg:width="6.9236in" svg:height="3.956343in" draw:z-index="0">
<draw:image xlink:href="../Images/yкринформ/2023-07-08T14-29-27-03-00/630_360_1688815750-674.jpg" xlink:type="simple" xlink:show="embed" xlink:actuate="onLoad" draw:mime-type="image/jpeg"/>
</draw:frame>
 КерівникОфісу Президента Андрій Єрмак привітав Головнокомандувача ЗСУ ВалеріяЗалужного з ювілеєм і побажав наступний День народження зустрічати зперемогою.</text:p>
      <text:p text:style-name="P4">
Про це він написав у <text:a xlink:type="simple" xlink:href="https://t.me/ermaka2022/3160" text:style-name="Internet_20_link" text:visited-style-name="Visited_20_Internet_20_Link">
 Телеграмі </text:a>
 , передаєУкрінформ.</text:p>
      <text:p text:style-name="P4">
«З Днем народження! Сили та витримки, а також міцного здоров‘я. Бажаю, щоб 51зустрічали з перемогою! Слава Україні», - написав Єрмак і опублікував спільнефото із Залужним.</text:p>
      <text:p text:style-name="P4">
<text:span text:style-name="T4">
Читайте також:</text:span>
 <text:a xlink:type="simple" xlink:href="https://www.ukrinform.ua/rubric-society/3733033-golovnokomanduvac-zsu-valerij-zaluznij-vidznacae-den-narodzenna.html" text:style-name="Internet_20_link" text:visited-style-name="Visited_20_Internet_20_Link">
 Головнокомандувач ЗСУ Валерій <text:span text:style-name="T4">
Залужн</text:span>
 ий відзначаєДень народження </text:a>
</text:p>
      <text:p text:style-name="P4">
Як повідомлялося, Головнокомандувач ЗСУ Валерій Залужний 8 липня відзначає50-річчя.</text:p>
      <text:p text:style-name="P4">
Фото: Андрій Єрмак, ТГ</text:p>
      <text:p text:style-name="P4">
Source: <text:a xlink:type="simple" xlink:href="https://www.ukrinform.ua/rubric-society/3733211-ermak-privitav-zaluznogo-z-uvileem.html" text:style-name="Internet_20_link" text:visited-style-name="Visited_20_Internet_20_Link">
https://www.ukrinform.ua/rubric-society/3733211-ermak-privitav-zaluznogo-z-uvileem.html</text:a>
</text:p>
      <!--NEWS-->
      <text:h text:style-name="P10" text:outline-level="1">
<text:span text:style-name="T4">
На Полтавщині знеструмлені 23 населені пункти, на Одещині - 28</text:span>
</text:h>
      <text:p text:style-name="P4">
Authors: Ukrinform (Person)</text:p>
      <text:p text:style-name="P4">
Publisher: Укринформ (Organization)</text:p>
      <text:p text:style-name="P4">
Published Time: 2023-07-08T14:31:33+03:00</text:p>
      <text:p text:style-name="P4">
Modified Time: 2023-07-08T14:31:33+03:00</text:p>
      <text:p text:style-name="P4">
Description: У Полтавській області внаслідок негоди залишились без електропостачання 23 населені пункти, а в Одеській залишаються знеструмленими 28. — Укрінформ.</text:p>
      <text:p text:style-name="P4">
Images: ['<text:a xlink:type="simple" xlink:href="https://static.ukrinform.com/photos/2022_11/thumb_files/630_360_1667410092-587.jpg" text:style-name="Internet_20_link" text:visited-style-name="Visited_20_Internet_20_Link">
630_360_16674...</text:a>
']</text:p>
      <text:p text:style-name="P4">
Tags: ['Електроенергія', 'Одещина', 'Полтавщина', 'Негода']</text:p>
      <text:p text:style-name="P4">
Type: Article</text:p>
      <!--METADATA-->
      <text:p text:style-name="P4">
<draw:frame draw:style-name="fr1" draw:name="Image148" text:anchor-type="as-char" svg:width="6.9236in" svg:height="3.948443in" draw:z-index="0">
<draw:image xlink:href="../Images/yкринформ/2023-07-08T14-31-33-03-00/630_360_1667410092-587.jpg" xlink:type="simple" xlink:show="embed" xlink:actuate="onLoad" draw:mime-type="image/jpeg"/>
</draw:frame>
 УПолтавській області внаслідок негоди залишились без електропостачання 23населені пункти, а в Одеській залишаються знеструмленими 28.</text:p>
      <text:p text:style-name="P4">
Про це повідомляє Укрінформ із посиланням на дані керівників обласнихвійськових адміністрацій.</text:p>
      <text:p text:style-name="P4">
«Негода знову знеструмила населені пункти на Полтавщині. 21 повністю, два –частково», - зазначив начальник Полтавської ОВА Дмитро Лунін у <text:a xlink:type="simple" xlink:href="https://t.me/DMYTROLUNIN/9025" text:style-name="Internet_20_link" text:visited-style-name="Visited_20_Internet_20_Link">
 Телеграмі.</text:a>
</text:p>
      <text:p text:style-name="P4">
За його словами, ремонтні бригади працюють у Гадяцькій, Глобинській,Кобеляцькій, Козельщинській, Шишацькій і Хорольській громадах.</text:p>
      <text:p text:style-name="P4">
Водночас начальник Одеської ОВА Олег Кіпер <text:a xlink:type="simple" xlink:href="https://t.me/odeskaODA/1994" text:style-name="Internet_20_link" text:visited-style-name="Visited_20_Internet_20_Link">
 поінформував</text:a>
 , що в області без електропостачаннязалишаються 28 населених пунктів, три з них знеструмлені частково.</text:p>
      <text:p text:style-name="P4">
За його словами, енергетики від початку дня повернули світло у 13 населенихпунктів Одещини. Кіпер запевнив, що до вечора усі мешканці області будуть зелектроенергією.</text:p>
      <text:p text:style-name="P4">
<text:span text:style-name="T4">
Читайте також:</text:span>
 <text:a xlink:type="simple" xlink:href="https://www.ukrinform.ua/rubric-regions/3732980-u-zaporizzi-cerez-negodu-poskodzeni-liniii-elektroperedac-u-frankivsku-obvalivsa-mist.html" text:style-name="Internet_20_link" text:visited-style-name="Visited_20_Internet_20_Link">
 У Запоріжжі негода пошкодила лініїї електропередач, уФранківську обвалився міст </text:a>
</text:p>
      <text:p text:style-name="P4">
Як повідомлялось, за даними Міністерства енергетики, станом на ранок 8 липнявнаслідок негоди були <text:a xlink:type="simple" xlink:href="https://www.ukrinform.ua/rubric-economy/3733163-v-ukraini-vnaslidok-negodi-znestrumleni-ponad-300-naselenih-punktiv.html" text:style-name="Internet_20_link" text:visited-style-name="Visited_20_Internet_20_Link">
 знеструмлені понад 300 населених пунктів</text:a>
 у десяти областях України.</text:p>
      <text:p text:style-name="P4">
Source: <text:a xlink:type="simple" xlink:href="https://www.ukrinform.ua/rubric-regions/3733212-na-poltavsini-znestrumleni-23-naseleni-punkti-na-odesini-28.html" text:style-name="Internet_20_link" text:visited-style-name="Visited_20_Internet_20_Link">
https://www.ukrinform.ua/rubric-regions/3733212-na-poltavsini-znestrumleni-23-naseleni-punkti-na-odesini-28.html</text:a>
</text:p>
      <!--NEWS-->
      <text:h text:style-name="P10" text:outline-level="1">
<text:span text:style-name="T4">
17-річний український плавець здобув «золото» та «срібло» юніорського Євро</text:span>
</text:h>
      <text:p text:style-name="P4">
Authors: Ukrinform (Person)</text:p>
      <text:p text:style-name="P4">
Publisher: Укринформ (Organization)</text:p>
      <text:p text:style-name="P4">
Published Time: 2023-07-08T14:36:21+03:00</text:p>
      <text:p text:style-name="P4">
Modified Time: 2023-07-08T14:36:21+03:00</text:p>
      <text:p text:style-name="P4">
Description: Український плавець Олександр Желтяков виграв золоту та срібні медалі на юніорському чемпіонаті Європи у Белграді. — Укрінформ.</text:p>
      <text:p text:style-name="P4">
Images: ['<text:a xlink:type="simple" xlink:href="https://static.ukrinform.com/photos/2023_07/thumb_files/630_360_1688816026-515.jpg" text:style-name="Internet_20_link" text:visited-style-name="Visited_20_Internet_20_Link">
630_360_16888...</text:a>
']</text:p>
      <text:p text:style-name="P4">
Tags: ['Європа', 'Спорт', 'плавання', 'Збірна України', 'Молодь']</text:p>
      <text:p text:style-name="P4">
Type: Article</text:p>
      <!--METADATA-->
      <text:p text:style-name="P4">
<draw:frame draw:style-name="fr1" draw:name="Image149" text:anchor-type="as-char" svg:width="6.9236in" svg:height="3.956343in" draw:z-index="0">
<draw:image xlink:href="../Images/yкринформ/2023-07-08T14-36-21-03-00/630_360_1688816026-515.jpg" xlink:type="simple" xlink:show="embed" xlink:actuate="onLoad" draw:mime-type="image/jpeg"/>
</draw:frame>
Український плавець Олександр Желтяков виграв золоту та срібні медалі наюніорському чемпіонаті Європи у Белграді.</text:p>
      <text:p text:style-name="P4">
17-річний спортсмен з Дніпра <text:a xlink:type="simple" xlink:href="https://www.facebook.com/olympicua" text:style-name="Internet_20_link" text:visited-style-name="Visited_20_Internet_20_Link">
 здобув «золото»</text:a>
 на 200-метрівці на спині, показавши час1.55,79, що є національний рекордом та рекордом юніорських чемпіонатівконтиненту, передає Укрінформ.</text:p>
      <text:p text:style-name="P4">
Олександр також виграв «срібло» на дистанції 50 м на спині, встановившиюніорський рекорд України (25,10).</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text:p>
      <text:p text:style-name="P4">
Ще одну медаль - «срібну» - приніс Україні Олексій Грабаров, фінішувавши здругим часом (4.22,94) на дистанції 400 м комплексом.</text:p>
      <text:p text:style-name="P4">
Фото: facebook.com/olympicua.</text:p>
      <text:p text:style-name="P4">
Source: <text:a xlink:type="simple" xlink:href="https://www.ukrinform.ua/rubric-sports/3733215-17ricnij-ukrainskij-plavec-zdobuv-zoloto-ta-sriblo-uniorskogo-evro.html" text:style-name="Internet_20_link" text:visited-style-name="Visited_20_Internet_20_Link">
https://www.ukrinform.ua/rubric-sports/3733215-17ricnij-ukrainskij-plavec-zdobuv-zoloto-ta-sriblo-uniorskogo-evro.html</text:a>
</text:p>
      <!--NEWS-->
      <text:h text:style-name="P10" text:outline-level="1">
<text:span text:style-name="T4">
Зеленський провів розмову з Рютте - говорили про навчальну місію для українських пілотів</text:span>
</text:h>
      <text:p text:style-name="P4">
Authors: Ukrinform (Person)</text:p>
      <text:p text:style-name="P4">
Publisher: Укринформ (Organization)</text:p>
      <text:p text:style-name="P4">
Published Time: 2023-07-08T14:41:00+03:00</text:p>
      <text:p text:style-name="P4">
Modified Time: 2023-07-08T14:41:00+03:00</text:p>
      <text:p text:style-name="P4">
Description: Президент України Володимир Зеленський і Прем’єр-міністр Нідерландів Марк Рютте обговорили терміни початку навчальної місії для українських пілотів на F-16 та скоординували позиції напередодні Вільнюського саміту НАТО. — Укрінформ.</text:p>
      <text:p text:style-name="P4">
Images: ['<text:a xlink:type="simple" xlink:href="https://static.ukrinform.com/photos/2023_07/thumb_files/630_360_1688816445-963.jpg" text:style-name="Internet_20_link" text:visited-style-name="Visited_20_Internet_20_Link">
630_360_16888...</text:a>
']</text:p>
      <text:p text:style-name="P4">
Tags: ['НАТО', 'Рютте', 'Військові навчання', 'Зеленський']</text:p>
      <text:p text:style-name="P4">
Type: Article</text:p>
      <!--METADATA-->
      <text:p text:style-name="P4">
<draw:frame draw:style-name="fr1" draw:name="Image150" text:anchor-type="as-char" svg:width="6.9236in" svg:height="3.956343in" draw:z-index="0">
<draw:image xlink:href="../Images/yкринформ/2023-07-08T14-41-00-03-00/630_360_1688816445-963.jpg" xlink:type="simple" xlink:show="embed" xlink:actuate="onLoad" draw:mime-type="image/jpeg"/>
</draw:frame>
 ПрезидентУкраїни Володимир Зеленський і Прем’єр-міністр Нідерландів Марк Рюттеобговорили терміни початку навчальної місії для українських пілотів на F-16 таскоординували позиції напередодні Вільнюського саміту НАТО.</text:p>
      <text:p text:style-name="P4">
Як передає Укрінформ, про це Зеленський повідомив у <text:a xlink:type="simple" xlink:href="https://t.me/V_Zelenskiy_official/6905" text:style-name="Internet_20_link" text:visited-style-name="Visited_20_Internet_20_Link">
</text:a>
 <text:a xlink:type="simple" xlink:href="https://t.me/V_Zelenskiy_official/6905" text:style-name="Internet_20_link" text:visited-style-name="Visited_20_Internet_20_Link">
 Телеграмі.</text:a>
</text:p>
      <text:p text:style-name="P4">
У телефонній розмові з Рютте із Туреччини Зеленський, за його словами,висловив підтримку в непростий політичний момент.</text:p>
      <text:p text:style-name="P4">
Сторони обговорили оборонну співпрацю, підготовку до Глобального саміту миру.Зафіксували терміни початку навчальної місії для українських пілотів на F-16.Скоординували позиції напередодні Вільнюського саміту <text:a xlink:type="simple" xlink:href="https://www.ukrinform.ua/tag-nato" text:style-name="Internet_20_link" text:visited-style-name="Visited_20_Internet_20_Link">
 НАТО</text:a>
 .</text:p>
      <text:p text:style-name="P4">
<text:span text:style-name="T4">
Читайте також:</text:span>
 <text:a xlink:type="simple" xlink:href="https://www.ukrinform.ua/rubric-polytics/3732894-niderlandi-vidigrali-odnu-z-liderskih-rolej-u-koalicii-f16-dla-ukraini-posol.html" text:style-name="Internet_20_link" text:visited-style-name="Visited_20_Internet_20_Link">
 <text:span text:style-name="T4">
Нідерл</text:span>
 анди відіграли одну з лідерських ролей у«коаліції F-16» для України - посол </text:a>
</text:p>
      <text:p text:style-name="P4">
Президент подякував за незмінність принципової позиції Нідерландів щодоросійського вторгнення, а також за визнання Палатою представників НідерландівГолодомору геноцидом.</text:p>
      <text:p text:style-name="P4">
Своєю чергою Рютте повідомив <text:a xlink:type="simple" xlink:href="https://twitter.com/MinPres/status/1677625356923142150" text:style-name="Internet_20_link" text:visited-style-name="Visited_20_Internet_20_Link">
 у Твіттері</text:a>
, що обговорював із Президентом України розвиток подій на фронті та підготовкудо саміту НАТО у Вільнюсі.</text:p>
      <text:p text:style-name="P4">
“Це буде важливий саміт для Альянсу, і будуть зроблені нові кроки у відносинахміж НАТО та Україною. Я говорив про це з Президентом України ВолодимиромЗеленським на 500-й день повномасштабної агресійної війни Росії проти України.Звичайно, ми також говорили про розвиток подій на фронті, і я запевнив його,що Нідерланди продовжуватимуть підтримувати Україну всіма можливостями”, -написав Прем'єр-міністр Нідерландів.</text:p>
      <text:p text:style-name="P4">
Як повідомляв Укрінформ, Нідерланди розпочнуть навчання українських пілотів наF-16 вже цього літа</text:p>
      <text:p text:style-name="P4">
Source: <text:a xlink:type="simple" xlink:href="https://www.ukrinform.ua/rubric-polytics/3733216-zelenskij-proviv-rozmovu-z-rutte-govorili-pro-navcalnu-misiu-dla-ukrainskih-pilotiv.html" text:style-name="Internet_20_link" text:visited-style-name="Visited_20_Internet_20_Link">
https://www.ukrinform.ua/rubric-polytics/3733216-zelenskij-proviv-rozmovu-z-rutte-govorili-pro-navcalnu-misiu-dla-ukrainskih-pilotiv.html</text:a>
</text:p>
      <!--NEWS-->
      <text:h text:style-name="P10" text:outline-level="1">
<text:span text:style-name="T4">
Верифіковане 271 вороже влучання в об’єкти української енергетики – Галущенко</text:span>
</text:h>
      <text:p text:style-name="P4">
Authors: Ukrinform (Person)</text:p>
      <text:p text:style-name="P4">
Publisher: Укринформ (Organization)</text:p>
      <text:p text:style-name="P4">
Published Time: 2023-07-08T14:43:00+03:00</text:p>
      <text:p text:style-name="P4">
Modified Time: 2023-07-08T14:43:00+03:00</text:p>
      <text:p text:style-name="P4">
Description: Половина всієї енергосистеми України постраждала від обстрілів російських військ, верифіковане 271 вороже влучання. — Укрінформ.</text:p>
      <text:p text:style-name="P4">
Images: ['<text:a xlink:type="simple" xlink:href="https://static.ukrinform.com/photos/2023_06/thumb_files/630_360_1686734292-722.jpg" text:style-name="Internet_20_link" text:visited-style-name="Visited_20_Internet_20_Link">
630_360_16867...</text:a>
']</text:p>
      <text:p text:style-name="P4">
Tags: ['Галущенко', 'Війна з Росією', 'Єдині новини']</text:p>
      <text:p text:style-name="P4">
Type: Article</text:p>
      <!--METADATA-->
      <text:p text:style-name="P4">
<draw:frame draw:style-name="fr1" draw:name="Image151" text:anchor-type="as-char" svg:width="6.9236in" svg:height="3.956343in" draw:z-index="0">
<draw:image xlink:href="../Images/yкринформ/2023-07-08T14-43-00-03-00/630_360_1686734292-722.jpg" xlink:type="simple" xlink:show="embed" xlink:actuate="onLoad" draw:mime-type="image/jpeg"/>
</draw:frame>
 Половинавсієї енергосистеми України постраждала від обстрілів російських військ,верифіковане 271 вороже влучання.</text:p>
      <text:p text:style-name="P4">
Про це розповів міністр енергетики Герман Галущенко в ефірі телемарафону«Єдині новини», повідомляє Укрінформ.</text:p>
      <text:p text:style-name="P4">
«Коли ми говоримо про втрати, то 50% всієї енергосистеми - це і генерація, ісистема передачі - зазнали ударів росіян. Насправді ми говоримо, що в насверифіковано 271 влучання різного роду», - сказав він.</text:p>
      <text:p text:style-name="P4">
<text:span text:style-name="T5">
Відео: телемарафон «Єдині новини»</text:span>
</text:p>
      <text:p text:style-name="P4">
Міністр підкреслив, що з 10 жовтня 2022 року до 9 березня цього рокуукраїнська енергетика перебувала під щоденними російськими обстрілами.</text:p>
      <text:p text:style-name="P4">
За його словами, є об’єкти, які знищені вщент і не підлягають відновленню.</text:p>
      <text:p text:style-name="P4">
<text:span text:style-name="T4">
Читайте також:</text:span>
 <text:a xlink:type="simple" xlink:href="https://www.ukrinform.ua/rubric-economy/3733012-roboca-grupa-zi-spivpraci-ukraini-ta-bolgarii-v-energeticnij-galuzi-provela-perse-zasidanna.html" text:style-name="Internet_20_link" text:visited-style-name="Visited_20_Internet_20_Link">
 Робоча група зі співпраці України та Болгарії венергетичній галузі провела перше засідання </text:a>
</text:p>
      <text:p text:style-name="P4">
Водночас Галущенко підкреслив, що українські енергетики вже розпочалинаймасштабнішу ремонтну кампанію за всю історію України, оскільки стоїтьзавдання максимально відновитися до початку опалювального сезону.</text:p>
      <text:p text:style-name="P4">
Він також нагадав, що Світовий банк оцінив збитки української енергетики в 11млрд доларів США, однак додав, що ця цифра не є статичною, обстріли тривають ісума вже більша.</text:p>
      <text:p text:style-name="P4">
Фото: Міненерго</text:p>
      <text:p text:style-name="P4">
Source: <text:a xlink:type="simple" xlink:href="https://www.ukrinform.ua/rubric-economy/3733217-verifikovane-271-voroze-vlucanna-v-obekti-ukrainskoi-energetiki-galusenko.html" text:style-name="Internet_20_link" text:visited-style-name="Visited_20_Internet_20_Link">
https://www.ukrinform.ua/rubric-economy/3733217-verifikovane-271-voroze-vlucanna-v-obekti-ukrainskoi-energetiki-galusenko.html</text:a>
</text:p>
      <!--NEWS-->
      <text:h text:style-name="P10" text:outline-level="1">
<text:span text:style-name="T4">
Польща направляє додатковий військовий контингент на кордон із Білоруссю</text:span>
</text:h>
      <text:p text:style-name="P4">
Authors: Ukrinform (Person)</text:p>
      <text:p text:style-name="P4">
Publisher: Укринформ (Organization)</text:p>
      <text:p text:style-name="P4">
Published Time: 2023-07-08T14:50:37+03:00</text:p>
      <text:p text:style-name="P4">
Modified Time: 2023-07-08T14:50:37+03:00</text:p>
      <text:p text:style-name="P4">
Description: Польща направляє на кордон з Білоруссю додатковий військовий контингент чисельністю понад тисячу військовослужбовців і майже 200 одиниць техніки. — Укрінформ.</text:p>
      <text:p text:style-name="P4">
Images: ['<text:a xlink:type="simple" xlink:href="https://static.ukrinform.com/photos/2023_07/thumb_files/630_360_1688816911-190.jpg" text:style-name="Internet_20_link" text:visited-style-name="Visited_20_Internet_20_Link">
630_360_16888...</text:a>
']</text:p>
      <text:p text:style-name="P4">
Tags: ['Білорусь', 'Польща', 'Маріуш Блащак']</text:p>
      <text:p text:style-name="P4">
Type: Article</text:p>
      <!--METADATA-->
      <text:p text:style-name="P4">
<draw:frame draw:style-name="fr1" draw:name="Image152" text:anchor-type="as-char" svg:width="6.9236in" svg:height="3.956343in" draw:z-index="0">
<draw:image xlink:href="../Images/yкринформ/2023-07-08T14-50-37-03-00/630_360_1688816911-190.jpg" xlink:type="simple" xlink:show="embed" xlink:actuate="onLoad" draw:mime-type="image/jpeg"/>
</draw:frame>
 Польщанаправляє на кордон з Білоруссю додатковий військовий контингент чисельністюпонад тисячу військовослужбовців і майже 200 одиниць техніки.</text:p>
      <text:p text:style-name="P4">
Про це повідомив у <text:a xlink:type="simple" xlink:href="https://twitter.com/mblaszczak/status/1677575732099272706" text:style-name="Internet_20_link" text:visited-style-name="Visited_20_Internet_20_Link">
 Твіттері</text:a>
 міністрнаціональної оборони РП Маріуш Блащак, передає Укрінформ.</text:p>
      <text:p text:style-name="P4">
“Понад 1 тис. військових і майже 200 одиниць техніки з 12-ї та 17-їмеханізованих бригад вирушають на схід країни в межах операції “БезпечнеПідляшшя”. Це демонстрація нашої готовності реагувати на спроби дестабілізаціїбіля кордону нашої країни”, - написав Блащак.</text:p>
      <text:p text:style-name="Quotations">

<text:p text:style-name="P4">
Ponad 1000 żołnierzy i niemal 200 jednostek sprzętu z 12. i 17. Brygady&gt;
 Zmechanizowanej rozpoczyna przemieszczenie na wschód kraju w ramach operacji&gt;
 "Bezpieczne Podlasie". To demonstracja naszej gotowości do reagowania na&gt;
 próby destabilizacji w pobliżu granicy naszego państwa. <text:a xlink:type="simple" xlink:href="https://t.co/VEDKUrroLK" text:style-name="Internet_20_link" text:visited-style-name="Visited_20_Internet_20_Link">
&gt;
 pic.twitter.com/VEDKUrroLK </text:a>
&gt;
&gt;
 — Mariusz Błaszczak (@mblaszczak) <text:a xlink:type="simple" xlink:href="https://twitter.com/mblaszczak/status/1677575732099272706" text:style-name="Internet_20_link" text:visited-style-name="Visited_20_Internet_20_Link">
 July 8, 2023&gt;
 </text:a>
</text:p>

</text:p>
      <text:p text:style-name="P4">
Як повідомлялося, нещодавно міністр внутрішніх справ і адміністрації РП МаріушКамінський повідомив, що Польща відправить на кордон з Білоруссю групу з 500службовців поліції з превентивних підрозділів та відділів протидії тероризму.</text:p>
      <text:p text:style-name="P4">
<text:span text:style-name="T4">
Читайте також:</text:span>
 <text:a xlink:type="simple" xlink:href="https://www.ukrinform.ua/rubric-polytics/3732902-rosia-rozigruvatime-volinsku-kartu-poki-ne-bude-zasovano-vse-pro-tragediu-moraveckij.html" text:style-name="Internet_20_link" text:visited-style-name="Visited_20_Internet_20_Link">
 Моравецький: Росія розігруватиме «волинську карту», покине буде з’ясовано все про трагедію </text:a>
</text:p>
      <text:p text:style-name="P4">
Це відповідь Варшави на збільшення активності й агресивності груп нелегальнихмігрантів, які намагаються перетнути кордон з боку Білорусі, а такожінформацію про перекидання до Білорусі ПВК “Вагнер”.</text:p>
      <text:p text:style-name="P4">
Раніше президент Польщі Анджей Дуда заявив, що перекидання до Білорусі ПВК“Вагнер”, а також розміщення в цій країні російської тактичної ядерної зброїзмінює архітектуру безпеки в регіоні.</text:p>
      <text:p text:style-name="P4">
Source: <text:a xlink:type="simple" xlink:href="https://www.ukrinform.ua/rubric-world/3733219-polsa-napravlae-dodatkovij-vijskovij-kontingent-na-kordon-iz-bilorussu.html" text:style-name="Internet_20_link" text:visited-style-name="Visited_20_Internet_20_Link">
https://www.ukrinform.ua/rubric-world/3733219-polsa-napravlae-dodatkovij-vijskovij-kontingent-na-kordon-iz-bilorussu.html</text:a>
</text:p>
      <!--NEWS-->
      <text:h text:style-name="P10" text:outline-level="1">
<text:span text:style-name="T4">
РФ зобов’язана негайно припинити політичні переслідування у Криму - Лубінець</text:span>
</text:h>
      <text:p text:style-name="P4">
Authors: Ukrinform (Person)</text:p>
      <text:p text:style-name="P4">
Publisher: Укринформ (Organization)</text:p>
      <text:p text:style-name="P4">
Published Time: 2023-07-08T14:50:59+03:00</text:p>
      <text:p text:style-name="P4">
Modified Time: 2023-07-08T14:50:59+03:00</text:p>
      <text:p text:style-name="P4">
Description: Російська Федерація зобов’язана негайно припинити політичні переслідування українців у тимчасово окупованому Криму та звільнити їх з ув'язнення. — Укрінформ.</text:p>
      <text:p text:style-name="P4">
Images: ['<text:a xlink:type="simple" xlink:href="https://static.ukrinform.com/photos/2023_05/thumb_files/630_360_1685529085-928.jpg" text:style-name="Internet_20_link" text:visited-style-name="Visited_20_Internet_20_Link">
630_360_16855...</text:a>
']</text:p>
      <text:p text:style-name="P4">
Tags: ['Крим', "Політв'язні Кремля", 'Війна з Росією', 'Дмитро Лубінець']</text:p>
      <text:p text:style-name="P4">
Type: Article</text:p>
      <!--METADATA-->
      <text:p text:style-name="P4">
<draw:frame draw:style-name="fr1" draw:name="Image153" text:anchor-type="as-char" svg:width="6.9236in" svg:height="3.956343in" draw:z-index="0">
<draw:image xlink:href="../Images/yкринформ/2023-07-08T14-50-59-03-00/630_360_1685529085-928.jpg" xlink:type="simple" xlink:show="embed" xlink:actuate="onLoad" draw:mime-type="image/jpeg"/>
</draw:frame>
 РосійськаФедерація зобов’язана негайно припинити політичні переслідування українців утимчасово окупованому Криму та звільнити їх з ув'язнення.</text:p>
      <text:p text:style-name="P4">
Як передає Укрінформ, про це уповноважений Верховної Ради з прав людини ДмитроЛубінець заявив у <text:a xlink:type="simple" xlink:href="https://t.me/dmytro_lubinetzs/2922" text:style-name="Internet_20_link" text:visited-style-name="Visited_20_Internet_20_Link">
 Телеграмі</text:a>
 .</text:p>
      <text:p text:style-name="P4">
За його словами, громадянського журналіста, кримського політв'язня РемзіБекірова <text:a xlink:type="simple" xlink:href="https://www.ukrinform.ua/rubric-crimea/3732159-politvazna-bekirova-etapuvali-do-vaznici-v-krasnoarskomu-krai.html" text:style-name="Internet_20_link" text:visited-style-name="Visited_20_Internet_20_Link">
 етапували до в'язниці </text:a>
 №2 в Єнісейську Красноярського краю. Бекіров, згідно з рішеннямПівденного окружного військового суду Ростова-на-Дону, має провести там п’ятьроків із 19, а потім відбуватиме покарання в колонії суворого режиму.</text:p>
      <text:p text:style-name="P4">
“Росія зобов’язана негайно припинити політично мотивовані переслідування натимчасово окупованому Кримському півострові та звільнити всіх незаконноутримуваних нею громадян України!”, - наголосив Лубінець.</text:p>
      <text:p text:style-name="P4">
<text:span text:style-name="T4">
Читайте також:</text:span>
 <text:a xlink:type="simple" xlink:href="https://www.ukrinform.ua/rubric-crimea/3698525-z-krimu-do-rosii-vivezli-cotiroh-figurantiv-spravi-hizbuttahrir.html" text:style-name="Internet_20_link" text:visited-style-name="Visited_20_Internet_20_Link">
 З Криму до росії вивезли чотирьох фігурантів справи«Хізб-ут-Тахрір» </text:a>
</text:p>
      <text:p text:style-name="P4">
Як повідомляв Укрінформ, Бекірова затримали російські силовики у березні 2019року під час масових обшуків у місцях компактного проживання кримських татар уКриму. Тоді загалом затримали 20 чоловік. Бекірова звинуватили у причетностідо діяльності ісламської політичної партії Хізб ут-Тахрір. У березні минулогороку його засудили до 19 років позбавлення волі.</text:p>
      <text:p text:style-name="P4">
Бекіров після 2014 року висвітлював “судові засідання” щодо кримських татар,зокрема справу Веджіє Кашки, справи Хізб ут-Тахрір.</text:p>
      <text:p text:style-name="P4">
Source: <text:a xlink:type="simple" xlink:href="https://www.ukrinform.ua/rubric-crimea/3733220-rf-zobovazana-negajno-pripiniti-politicni-peresliduvanna-u-krimu-lubinec.html" text:style-name="Internet_20_link" text:visited-style-name="Visited_20_Internet_20_Link">
https://www.ukrinform.ua/rubric-crimea/3733220-rf-zobovazana-negajno-pripiniti-politicni-peresliduvanna-u-krimu-lubinec.html</text:a>
</text:p>
      <!--NEWS-->
      <text:h text:style-name="P10" text:outline-level="1">
<text:span text:style-name="T4">
Міжнародні перемовини та повернення героїв: Зеленський підбив підсумки насиченого дня</text:span>
</text:h>
      <text:p text:style-name="P4">
Authors: Ukrinform (Person)</text:p>
      <text:p text:style-name="P4">
Publisher: Укринформ (Organization)</text:p>
      <text:p text:style-name="P4">
Published Time: 2023-07-08T14:53:00+03:00</text:p>
      <text:p text:style-name="P4">
Modified Time: 2023-07-08T23:53:00+03:00</text:p>
      <text:p text:style-name="P4">
Description: Президент України підбив підсумки суботи, 8 липня, протягом якої відбулося багато важливих подій. — Укрінформ.</text:p>
      <text:p text:style-name="P4">
Images: ['<text:a xlink:type="simple" xlink:href="https://static.ukrinform.com/photos/2023_07/thumb_files/630_360_1688848301-1334.jpeg" text:style-name="Internet_20_link" text:visited-style-name="Visited_20_Internet_20_Link">
630_360_16888...</text:a>
']</text:p>
      <text:p text:style-name="P4">
Tags: ['Україна', 'ЗСУ', 'Зеленський', 'Війна з Росією']</text:p>
      <text:p text:style-name="P4">
Type: Article</text:p>
      <!--METADATA-->
      <text:p text:style-name="P4">
<draw:frame draw:style-name="fr1" draw:name="Image154" text:anchor-type="as-char" svg:width="6.9236in" svg:height="3.956343in" draw:z-index="0">
<draw:image xlink:href="../Images/yкринформ/2023-07-08T14-53-00-03-00/630_360_1688848301-1334.jpeg" xlink:type="simple" xlink:show="embed" xlink:actuate="onLoad" draw:mime-type="image/jpeg"/>
</draw:frame>
Президент України підбив підсумки суботи, 8 липня, протягом якої відбулосябагато важливих подій.</text:p>
      <text:p text:style-name="P4">
Відповідний допис Володимир Зеленський опублікував у <text:a xlink:type="simple" xlink:href="https://t.me/s/V_Zelenskiy_official" text:style-name="Internet_20_link" text:visited-style-name="Visited_20_Internet_20_Link">
 Телеграмі</text:a>
 , передає Укрінформ.</text:p>
      <text:p text:style-name="P4">
«Добіг кінця цей дуже насичений день. Із самого ранку встиг заслухати доповідіз фронту, привітати Головнокомандувача Залужного з днем народження. Потім –молебень із Його Всесвятістю Патріархом Варфоломієм за жертвами війни», -повідомив він.</text:p>
      <text:p text:style-name="P4">
Глава держави провів безпекові переговори з партнерами – прем’єр-міністрамиНідерландів і Португалії.</text:p>
      <text:p text:style-name="P4">
«Нарешті зустріч із нашими героями – захисниками Маріуполя й «Азовсталі».Повернули їх додому», - відзначив <text:a xlink:type="simple" xlink:href="https://www.ukrinform.ua/tag-zelenskij" text:style-name="Internet_20_link" text:visited-style-name="Visited_20_Internet_20_Link">
 Зеленський </text:a>
 .</text:p>
      <text:p text:style-name="P4">
Президент також представив нового командувача Національної гвардії. Тапоіменно вшанував усіх героїв цієї війни – нашої повномасштабної оборони, усіхтих, про чию відвагу зараз можна говорити.</text:p>
      <text:p text:style-name="P4">
<text:span text:style-name="T4">
Читайте також:</text:span>
 <text:a xlink:type="simple" xlink:href="https://www.ukrinform.ua/rubric-ato/3733326-prezident-priznaciv-oleksia-pivnenka-komanduvacem-nacgvardii.html" text:style-name="Internet_20_link" text:visited-style-name="Visited_20_Internet_20_Link">
 Президент призначив Олексія Півненка командувачем<text:span text:style-name="T4">
Нацгвар</text:span>
 дії </text:a>
</text:p>
      <text:p text:style-name="P4">
Завершився насичений день у Львові, де відбувся спільний молебень за перемогу,за наших воїнів, за Українську державу.</text:p>
      <text:p text:style-name="P4">
«Дякую всім, хто бʼється заради України! Дякую всім, хто захищає українців танаближає нашу перемогу!», - підсумував Володимир Зеленський.</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Як повідомлялося, Україна повернула на батьківщину п’ятьох захисників«Азовсталі», які перебували в Туреччині після звільнення з російського полону.Президент Володимир Зеленський зустрів їх в аеропорту Стамбула та привітав із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Обстріл Лимана: загинули семеро людей, серед поранених двоє у тяжкому стані</text:span>
</text:h>
      <text:p text:style-name="P4">
Authors: Ukrinform (Person)</text:p>
      <text:p text:style-name="P4">
Publisher: Укринформ (Organization)</text:p>
      <text:p text:style-name="P4">
Published Time: 2023-07-08T15:00:00+03:00</text:p>
      <text:p text:style-name="P4">
Modified Time: 2023-07-08T15:00:00+03:00</text:p>
      <text:p text:style-name="P4">
Description: У Лимані внаслідок обстрілу касетними боєприпасами, за уточненою інформацією, загинуло семеро людей і 13 осіб були поранені, двоє з них перебувають у тяжкому стані. — Укрінформ.</text:p>
      <text:p text:style-name="P4">
Images: ['<text:a xlink:type="simple" xlink:href="https://static.ukrinform.com/photos/2023_07/thumb_files/630_360_1688817552-906.jpg" text:style-name="Internet_20_link" text:visited-style-name="Visited_20_Internet_20_Link">
630_360_16888...</text:a>
']</text:p>
      <text:p text:style-name="P4">
Tags: ['Прокуратура', 'Лиман', 'Війна з Росією']</text:p>
      <text:p text:style-name="P4">
Type: Article</text:p>
      <!--METADATA-->
      <text:p text:style-name="P4">
<draw:frame draw:style-name="fr1" draw:name="Image155" text:anchor-type="as-char" svg:width="6.9236in" svg:height="3.956343in" draw:z-index="0">
<draw:image xlink:href="../Images/yкринформ/2023-07-08T15-00-00-03-00/630_360_1688817552-906.jpg" xlink:type="simple" xlink:show="embed" xlink:actuate="onLoad" draw:mime-type="image/jpeg"/>
</draw:frame>
 У Лиманівнаслідок обстрілу касетними боєприпасами, за уточненою інформацією, загинулосемеро людей і 13 осіб були поранені, двоє з них перебувають у тяжкому стані.</text:p>
      <text:p text:style-name="P4">
Про це у <text:a xlink:type="simple" xlink:href="https://t.me/Donetsk_obl_prokuratura/1352" text:style-name="Internet_20_link" text:visited-style-name="Visited_20_Internet_20_Link">
 Телеграмі </text:a>
 повідомляєДонецька обласна прокуратура, передає Укрінформ.</text:p>
      <text:p text:style-name="P4">
«Внаслідок атаки загинули семеро цивільних віком від 52 до 71 року. Такожтринадцять людей – сім жінок та шість чоловіків – отримали осколковіпоранення. Усіх постраждалих доставили до медзакладу, двоє у тяжкому стані», -йдеться у повідомленні.</text:p>
      <text:p text:style-name="P4">
Як зазначається, під прицілом окупантів опинилися місцеві жителі, якіперебували на вулиці та поблизу торговельних прилавків.</text:p>
      <text:p text:style-name="P4">
<text:span text:style-name="T4">
Читайте також:</text:span>
 <text:a xlink:type="simple" xlink:href="https://www.ukrinform.ua/rubric-ato/3733127-vorog-obstrilav-liman-sestero-zagiblih-i-patero-poranenih.html" text:style-name="Internet_20_link" text:visited-style-name="Visited_20_Internet_20_Link">
 Ворог обстріляв <text:span text:style-name="T4">
Лиман</text:span>
 - шестеро загиблих і п'ятеропоранених </text:a>
</text:p>
      <text:p text:style-name="P4">
На місці події продовжують працювати парамедики, прокурори й поліцейські.</text:p>
      <text:p text:style-name="P4">
Остаточна кількість жертв уточнюється.</text:p>
      <text:p text:style-name="P4">
Раніше повідомлялося <text:a xlink:type="simple" xlink:href="https://www.ukrinform.ua/rubric-regions/3733189-u-limani-kilkist-zertv-obstrilu-zrosla-do-vosmi.html" text:style-name="Internet_20_link" text:visited-style-name="Visited_20_Internet_20_Link">
 про вісьмох загиблих і п'ятьох поранених</text:a>
 унаслідок обстрілу центру Лимана на Донеччинікасетними снарядами з РСЗВ «Смерч».</text:p>
      <text:p text:style-name="P4">
Розпочато досудове розслідування у кримінальному провадженні за фактомпорушення законів та звичаїв війни (ч. 2 ст. 438 КК України).</text:p>
      <text:p text:style-name="P4">
Source: <text:a xlink:type="simple" xlink:href="https://www.ukrinform.ua/rubric-ato/3733221-unaslidok-obstrilu-limana-zaginuli-semero-ludej-sered-poranenih-dvoe-u-tazkomu-stani.html" text:style-name="Internet_20_link" text:visited-style-name="Visited_20_Internet_20_Link">
https://www.ukrinform.ua/rubric-ato/3733221-unaslidok-obstrilu-limana-zaginuli-semero-ludej-sered-poranenih-dvoe-u-tazkomu-stani.html</text:a>
</text:p>
      <!--NEWS-->
      <text:h text:style-name="P10" text:outline-level="1">
<text:span text:style-name="T4">
В Ірані терористи-смертники напали на поліцейський відділок, шестеро загиблих</text:span>
</text:h>
      <text:p text:style-name="P4">
Authors: Ukrinform (Person)</text:p>
      <text:p text:style-name="P4">
Publisher: Укринформ (Organization)</text:p>
      <text:p text:style-name="P4">
Published Time: 2023-07-08T15:13:40+03:00</text:p>
      <text:p text:style-name="P4">
Modified Time: 2023-07-08T15:13:40+03:00</text:p>
      <text:p text:style-name="P4">
Description: Двоє поліцейських і четверо нападників загинули у суботу внаслідок штурму поліцейського відділку озброєними людьми та терористами-смертниками на південному сході Ірану. — Укрінформ.</text:p>
      <text:p text:style-name="P4">
Images: ['<text:a xlink:type="simple" xlink:href="https://static.ukrinform.com/photos/2023_05/thumb_files/630_360_1685368049-244.jpg" text:style-name="Internet_20_link" text:visited-style-name="Visited_20_Internet_20_Link">
630_360_16853...</text:a>
']</text:p>
      <text:p text:style-name="P4">
Tags: ['Іран', 'Напад']</text:p>
      <text:p text:style-name="P4">
Type: Article</text:p>
      <!--METADATA-->
      <text:p text:style-name="P4">
<draw:frame draw:style-name="fr1" draw:name="Image156" text:anchor-type="as-char" svg:width="6.9236in" svg:height="3.956343in" draw:z-index="0">
<draw:image xlink:href="../Images/yкринформ/2023-07-08T15-13-40-03-00/630_360_1685368049-244.jpg" xlink:type="simple" xlink:show="embed" xlink:actuate="onLoad" draw:mime-type="image/jpeg"/>
</draw:frame>
 Двоєполіцейських і четверо нападників загинули у суботу внаслідок штурмуполіцейського відділку озброєними людьми та терористами-смертниками напівденному сході Ірану.</text:p>
      <text:p text:style-name="P4">
Як передає Укрінформ, про це повідомляє <text:a xlink:type="simple" xlink:href="https://www.reuters.com/world/middle-east/one-officer-killed-attack-police-station-restive-iran-province-2023-07-08/" text:style-name="Internet_20_link" text:visited-style-name="Visited_20_Internet_20_Link">
 Reuters</text:a>
 із посиланням на іранське державнетелебачення.</text:p>
      <text:p text:style-name="P4">
Напад стався у місті Задехан - столиці провінції Сістан-Белуджистан.</text:p>
      <text:p text:style-name="P4">
Державне телебачення Ірану повідомило, що під час інциденту загинули «усічетверо терористів» і двоє поліцейських.</text:p>
      <text:p text:style-name="P4">
Сістан-Белуджистан, який має спільний кордон з Пакистаном та Афганістаном, єоднією з найбідніших провінцій Ірану та основним маршрутом торгівлінаркотиками.</text:p>
      <text:p text:style-name="P4">
<text:span text:style-name="T4">
Читайте також:</text:span>
 <text:a xlink:type="simple" xlink:href="https://www.ukrinform.ua/rubric-ato/3731944-ssa-zavadili-iranu-zahopiti-dva-tankeri-u-perskij-zatoci.html" text:style-name="Internet_20_link" text:visited-style-name="Visited_20_Internet_20_Link">
 США завадили <text:span text:style-name="T4">
Іран</text:span>
 у захопити два танкери у Перськійзатоці </text:a>
</text:p>
      <text:p text:style-name="P4">
Як повідомляв Укрінформ, поблизу будівлі Міністерства закордонних справАфганістану у Кабулі 27 березня <text:a xlink:type="simple" xlink:href="https://www.ukrinform.ua/rubric-world/3688057-bila-mzs-afganistanu-vdruge-za-tri-misaci-pidirvavsa-teroristsmertnik-e-zagibli.html" text:style-name="Internet_20_link" text:visited-style-name="Visited_20_Internet_20_Link">
 підірвався терорист-смертник</text:a>
 . Внаслідок вибухузагинули щонайменше шестеро людей.</text:p>
      <text:p text:style-name="P4">
<text:span text:style-name="T5">
Фото: Getty Images</text:span>
</text:p>
      <text:p text:style-name="P4">
Source: <text:a xlink:type="simple" xlink:href="https://www.ukrinform.ua/rubric-world/3733225-v-irani-teroristismertniki-napali-na-policejskij-viddilok-sestero-zagiblih.html" text:style-name="Internet_20_link" text:visited-style-name="Visited_20_Internet_20_Link">
https://www.ukrinform.ua/rubric-world/3733225-v-irani-teroristismertniki-napali-na-policejskij-viddilok-sestero-zagiblih.html</text:a>
</text:p>
      <!--NEWS-->
      <text:h text:style-name="P10" text:outline-level="1">
<text:span text:style-name="T4">
Залужному - 50: як у соцмережі вітають Генерала</text:span>
</text:h>
      <text:p text:style-name="P4">
Authors: Ukrinform (Person)</text:p>
      <text:p text:style-name="P4">
Publisher: Укринформ (Organization)</text:p>
      <text:p text:style-name="P4">
Published Time: 2023-07-08T15:20:00+03:00</text:p>
      <text:p text:style-name="P4">
Modified Time: 2023-07-08T15:20:00+03:00</text:p>
      <text:p text:style-name="P4">
Description: Головнокомандувачу Збройних сил України Валерію Залужному сьогодні, на 500-й день повномасштабного вторгнення РФ, виповнюється 50 років. Укрінформ підготував стислий огляд найяскравіших побажань імениннику. — Укрінформ.</text:p>
      <text:p text:style-name="P4">
Images: ['<text:a xlink:type="simple" xlink:href="https://static.ukrinform.com/photos/2023_01/thumb_files/630_360_1673282797-616.jpeg" text:style-name="Internet_20_link" text:visited-style-name="Visited_20_Internet_20_Link">
630_360_16732...</text:a>
', '<text:a xlink:type="simple" xlink:href="https://static.ukrinform.com/photos/2023_07/1688832025-901.png" text:style-name="Internet_20_link" text:visited-style-name="Visited_20_Internet_20_Link">
1688832025-90...</text:a>
', '<text:a xlink:type="simple" xlink:href="https://static.ukrinform.com/photos/2023_07/1688815456-113.png" text:style-name="Internet_20_link" text:visited-style-name="Visited_20_Internet_20_Link">
1688815456-11...</text:a>
', '<text:a xlink:type="simple" xlink:href="https://static.ukrinform.com/photos/2023_07/1688815419-113.png" text:style-name="Internet_20_link" text:visited-style-name="Visited_20_Internet_20_Link">
1688815419-11...</text:a>
', '<text:a xlink:type="simple" xlink:href="https://static.ukrinform.com/photos/2023_07/1688815420-957.png" text:style-name="Internet_20_link" text:visited-style-name="Visited_20_Internet_20_Link">
1688815420-95...</text:a>
', '<text:a xlink:type="simple" xlink:href="https://static.ukrinform.com/photos/2023_07/1688815421-187.png" text:style-name="Internet_20_link" text:visited-style-name="Visited_20_Internet_20_Link">
1688815421-18...</text:a>
', '<text:a xlink:type="simple" xlink:href="https://static.ukrinform.com/photos/2023_07/1688815422-422.png" text:style-name="Internet_20_link" text:visited-style-name="Visited_20_Internet_20_Link">
1688815422-42...</text:a>
', '<text:a xlink:type="simple" xlink:href="https://static.ukrinform.com/photos/2023_07/1688815423-623.png" text:style-name="Internet_20_link" text:visited-style-name="Visited_20_Internet_20_Link">
1688815423-62...</text:a>
', '<text:a xlink:type="simple" xlink:href="https://static.ukrinform.com/photos/2023_07/1688815424-517.png" text:style-name="Internet_20_link" text:visited-style-name="Visited_20_Internet_20_Link">
1688815424-51...</text:a>
', '<text:a xlink:type="simple" xlink:href="https://static.ukrinform.com/photos/2023_07/1688815451-852.png" text:style-name="Internet_20_link" text:visited-style-name="Visited_20_Internet_20_Link">
1688815451-85...</text:a>
', '<text:a xlink:type="simple" xlink:href="https://static.ukrinform.com/photos/2023_07/1688815451-565.png" text:style-name="Internet_20_link" text:visited-style-name="Visited_20_Internet_20_Link">
1688815451-56...</text:a>
', '<text:a xlink:type="simple" xlink:href="https://static.ukrinform.com/photos/2023_07/1688815451-847.png" text:style-name="Internet_20_link" text:visited-style-name="Visited_20_Internet_20_Link">
1688815451-84...</text:a>
', '<text:a xlink:type="simple" xlink:href="https://static.ukrinform.com/photos/2023_07/1688815452-106.png" text:style-name="Internet_20_link" text:visited-style-name="Visited_20_Internet_20_Link">
1688815452-10...</text:a>
', '<text:a xlink:type="simple" xlink:href="https://static.ukrinform.com/photos/2023_07/1688815453-628.png" text:style-name="Internet_20_link" text:visited-style-name="Visited_20_Internet_20_Link">
1688815453-62...</text:a>
', '<text:a xlink:type="simple" xlink:href="https://static.ukrinform.com/photos/2023_07/1688815454-294.png" text:style-name="Internet_20_link" text:visited-style-name="Visited_20_Internet_20_Link">
1688815454-29...</text:a>
', '<text:a xlink:type="simple" xlink:href="https://static.ukrinform.com/photos/2023_07/1688832788-262.png" text:style-name="Internet_20_link" text:visited-style-name="Visited_20_Internet_20_Link">
1688832788-26...</text:a>
', '<text:a xlink:type="simple" xlink:href="https://static.ukrinform.com/photos/2023_07/1688834366-363.png" text:style-name="Internet_20_link" text:visited-style-name="Visited_20_Internet_20_Link">
1688834366-36...</text:a>
', '<text:a xlink:type="simple" xlink:href="https://static.ukrinform.com/photos/2023_07/1688815455-729.png" text:style-name="Internet_20_link" text:visited-style-name="Visited_20_Internet_20_Link">
1688815455-72...</text:a>
', '<text:a xlink:type="simple" xlink:href="https://static.ukrinform.com/photos/2023_07/1688815457-667.png" text:style-name="Internet_20_link" text:visited-style-name="Visited_20_Internet_20_Link">
1688815457-66...</text:a>
', '<text:a xlink:type="simple" xlink:href="https://static.ukrinform.com/photos/2023_07/1688815458-264.png" text:style-name="Internet_20_link" text:visited-style-name="Visited_20_Internet_20_Link">
1688815458-26...</text:a>
', '<text:a xlink:type="simple" xlink:href="https://static.ukrinform.com/photos/2023_07/1688815459-531.png" text:style-name="Internet_20_link" text:visited-style-name="Visited_20_Internet_20_Link">
1688815459-53...</text:a>
', '<text:a xlink:type="simple" xlink:href="https://static.ukrinform.com/photos/2023_07/1688817530-388.png" text:style-name="Internet_20_link" text:visited-style-name="Visited_20_Internet_20_Link">
1688817530-38...</text:a>
']</text:p>
      <text:p text:style-name="P4">
Tags: ['ЗСУ', 'Соцмережі', 'Валерій Залужний']</text:p>
      <text:p text:style-name="P4">
Type: Article</text:p>
      <!--METADATA-->
      <text:p text:style-name="P4">
<draw:frame draw:style-name="fr1" draw:name="Image157" text:anchor-type="as-char" svg:width="6.9236in" svg:height="3.956343in" draw:z-index="0">
<draw:image xlink:href="../Images/yкринформ/2023-07-08T15-20-00-03-00/630_360_1673282797-616.jpeg" xlink:type="simple" xlink:show="embed" xlink:actuate="onLoad" draw:mime-type="image/jpeg"/>
</draw:frame>
Головнокомандувачу Збройних сил України Валерію Залужному сьогодні, на 500-йдень повномасштабного вторгнення РФ, виповнюється 50 років. Укрінформпідготував стислий огляд найяскравіших побажань імениннику.<draw:frame draw:style-name="fr1" draw:name="Image158" text:anchor-type="as-char" svg:width="6.9236in" svg:height="7.262517in" draw:z-index="0">
<draw:image xlink:href="../Images/yкринформ/2023-07-08T15-20-00-03-00/1688832025-901.png" xlink:type="simple" xlink:show="embed" xlink:actuate="onLoad" draw:mime-type="image/png"/>
</draw:frame>
  <draw:frame draw:style-name="fr1" draw:name="Image159" text:anchor-type="as-char" svg:width="6.9236in" svg:height="8.515823in" draw:z-index="0">
<draw:image xlink:href="../Images/yкринформ/2023-07-08T15-20-00-03-00/1688815456-113.png" xlink:type="simple" xlink:show="embed" xlink:actuate="onLoad" draw:mime-type="image/png"/>
</draw:frame>
</text:p>
      <text:p text:style-name="P4">
<draw:frame draw:style-name="fr1" draw:name="Image160" text:anchor-type="as-char" svg:width="6.9236in" svg:height="8.571583in" draw:z-index="0">
<draw:image xlink:href="../Images/yкринформ/2023-07-08T15-20-00-03-00/1688815419-113.png" xlink:type="simple" xlink:show="embed" xlink:actuate="onLoad" draw:mime-type="image/png"/>
</draw:frame>
</text:p>
      <text:p text:style-name="P4">
<draw:frame draw:style-name="fr1" draw:name="Image161" text:anchor-type="as-char" svg:width="6.9236in" svg:height="6.619367in" draw:z-index="0">
<draw:image xlink:href="../Images/yкринформ/2023-07-08T15-20-00-03-00/1688815420-957.png" xlink:type="simple" xlink:show="embed" xlink:actuate="onLoad" draw:mime-type="image/png"/>
</draw:frame>
  <draw:frame draw:style-name="fr1" draw:name="Image162" text:anchor-type="as-char" svg:width="6.9236in" svg:height="8.605194in" draw:z-index="0">
<draw:image xlink:href="../Images/yкринформ/2023-07-08T15-20-00-03-00/1688815421-187.png" xlink:type="simple" xlink:show="embed" xlink:actuate="onLoad" draw:mime-type="image/png"/>
</draw:frame>
  <draw:frame draw:style-name="fr1" draw:name="Image163" text:anchor-type="as-char" svg:width="5.90106in" svg:height="10.0in" draw:z-index="0">
<draw:image xlink:href="../Images/yкринформ/2023-07-08T15-20-00-03-00/1688815422-422.png" xlink:type="simple" xlink:show="embed" xlink:actuate="onLoad" draw:mime-type="image/png"/>
</draw:frame>
  <draw:frame draw:style-name="fr1" draw:name="Image164" text:anchor-type="as-char" svg:width="6.9236in" svg:height="8.659667in" draw:z-index="0">
<draw:image xlink:href="../Images/yкринформ/2023-07-08T15-20-00-03-00/1688815423-623.png" xlink:type="simple" xlink:show="embed" xlink:actuate="onLoad" draw:mime-type="image/png"/>
</draw:frame>
  <draw:frame draw:style-name="fr1" draw:name="Image165" text:anchor-type="as-char" svg:width="6.9236in" svg:height="6.68422in" draw:z-index="0">
<draw:image xlink:href="../Images/yкринформ/2023-07-08T15-20-00-03-00/1688815424-517.png" xlink:type="simple" xlink:show="embed" xlink:actuate="onLoad" draw:mime-type="image/png"/>
</draw:frame>
  <draw:frame draw:style-name="fr1" draw:name="Image166" text:anchor-type="as-char" svg:width="6.9236in" svg:height="1.549073in" draw:z-index="0">
<draw:image xlink:href="../Images/yкринформ/2023-07-08T15-20-00-03-00/1688815451-852.png" xlink:type="simple" xlink:show="embed" xlink:actuate="onLoad" draw:mime-type="image/png"/>
</draw:frame>
  <draw:frame draw:style-name="fr1" draw:name="Image167" text:anchor-type="as-char" svg:width="6.9236in" svg:height="3.029669in" draw:z-index="0">
<draw:image xlink:href="../Images/yкринформ/2023-07-08T15-20-00-03-00/1688815451-565.png" xlink:type="simple" xlink:show="embed" xlink:actuate="onLoad" draw:mime-type="image/png"/>
</draw:frame>
  <draw:frame draw:style-name="fr1" draw:name="Image168" text:anchor-type="as-char" svg:width="6.9236in" svg:height="8.724777in" draw:z-index="0">
<draw:image xlink:href="../Images/yкринформ/2023-07-08T15-20-00-03-00/1688815451-847.png" xlink:type="simple" xlink:show="embed" xlink:actuate="onLoad" draw:mime-type="image/png"/>
</draw:frame>
  <draw:frame draw:style-name="fr1" draw:name="Image169" text:anchor-type="as-char" svg:width="6.9236in" svg:height="7.722876in" draw:z-index="0">
<draw:image xlink:href="../Images/yкринформ/2023-07-08T15-20-00-03-00/1688815452-106.png" xlink:type="simple" xlink:show="embed" xlink:actuate="onLoad" draw:mime-type="image/png"/>
</draw:frame>
  <draw:frame draw:style-name="fr1" draw:name="Image170" text:anchor-type="as-char" svg:width="6.9236in" svg:height="8.55633in" draw:z-index="0">
<draw:image xlink:href="../Images/yкринформ/2023-07-08T15-20-00-03-00/1688815453-628.png" xlink:type="simple" xlink:show="embed" xlink:actuate="onLoad" draw:mime-type="image/png"/>
</draw:frame>
  <draw:frame draw:style-name="fr1" draw:name="Image171" text:anchor-type="as-char" svg:width="6.9236in" svg:height="7.318048in" draw:z-index="0">
<draw:image xlink:href="../Images/yкринформ/2023-07-08T15-20-00-03-00/1688815454-294.png" xlink:type="simple" xlink:show="embed" xlink:actuate="onLoad" draw:mime-type="image/png"/>
</draw:frame>
    <draw:frame draw:style-name="fr1" draw:name="Image172" text:anchor-type="as-char" svg:width="6.9236in" svg:height="8.838638in" draw:z-index="0">
<draw:image xlink:href="../Images/yкринформ/2023-07-08T15-20-00-03-00/1688832788-262.png" xlink:type="simple" xlink:show="embed" xlink:actuate="onLoad" draw:mime-type="image/png"/>
</draw:frame>
<draw:frame draw:style-name="fr1" draw:name="Image173" text:anchor-type="as-char" svg:width="6.9236in" svg:height="8.87641in" draw:z-index="0">
<draw:image xlink:href="../Images/yкринформ/2023-07-08T15-20-00-03-00/1688834366-363.png" xlink:type="simple" xlink:show="embed" xlink:actuate="onLoad" draw:mime-type="image/png"/>
</draw:frame>
</text:p>
      <text:p text:style-name="P4">
<draw:frame draw:style-name="fr1" draw:name="Image174" text:anchor-type="as-char" svg:width="6.9236in" svg:height="7.397944in" draw:z-index="0">
<draw:image xlink:href="../Images/yкринформ/2023-07-08T15-20-00-03-00/1688815455-729.png" xlink:type="simple" xlink:show="embed" xlink:actuate="onLoad" draw:mime-type="image/png"/>
</draw:frame>
  <draw:frame draw:style-name="fr1" draw:name="Image175" text:anchor-type="as-char" svg:width="6.9236in" svg:height="6.665257in" draw:z-index="0">
<draw:image xlink:href="../Images/yкринформ/2023-07-08T15-20-00-03-00/1688815457-667.png" xlink:type="simple" xlink:show="embed" xlink:actuate="onLoad" draw:mime-type="image/png"/>
</draw:frame>
  <draw:frame draw:style-name="fr1" draw:name="Image176" text:anchor-type="as-char" svg:width="6.681548in" svg:height="10.0in" draw:z-index="0">
<draw:image xlink:href="../Images/yкринформ/2023-07-08T15-20-00-03-00/1688815458-264.png" xlink:type="simple" xlink:show="embed" xlink:actuate="onLoad" draw:mime-type="image/png"/>
</draw:frame>
</text:p>
      <text:p text:style-name="P4">
<draw:frame draw:style-name="fr1" draw:name="Image177" text:anchor-type="as-char" svg:width="6.9236in" svg:height="6.142052in" draw:z-index="0">
<draw:image xlink:href="../Images/yкринформ/2023-07-08T15-20-00-03-00/1688815459-531.png" xlink:type="simple" xlink:show="embed" xlink:actuate="onLoad" draw:mime-type="image/png"/>
</draw:frame>
</text:p>
      <text:p text:style-name="P4">
<draw:frame draw:style-name="fr1" draw:name="Image178" text:anchor-type="as-char" svg:width="6.9236in" svg:height="6.969225in" draw:z-index="0">
<draw:image xlink:href="../Images/yкринформ/2023-07-08T15-20-00-03-00/1688817530-388.png" xlink:type="simple" xlink:show="embed" xlink:actuate="onLoad" draw:mime-type="image/png"/>
</draw:frame>
</text:p>
      <text:p text:style-name="P4">
Source: <text:a xlink:type="simple" xlink:href="https://www.ukrinform.ua/rubric-society/3733213-zaluznomu-50-ak-u-socmerezi-vitaut-generala.html" text:style-name="Internet_20_link" text:visited-style-name="Visited_20_Internet_20_Link">
https://www.ukrinform.ua/rubric-society/3733213-zaluznomu-50-ak-u-socmerezi-vitaut-generala.html</text:a>
</text:p>
      <!--NEWS-->
      <text:h text:style-name="P10" text:outline-level="1">
<text:span text:style-name="T4">
SpaceX вивела на орбіту 48 супутників Starlink</text:span>
</text:h>
      <text:p text:style-name="P4">
Authors: Ukrinform (Person)</text:p>
      <text:p text:style-name="P4">
Publisher: Укринформ (Organization)</text:p>
      <text:p text:style-name="P4">
Published Time: 2023-07-08T15:29:16+03:00</text:p>
      <text:p text:style-name="P4">
Modified Time: 2023-07-08T15:29:16+03:00</text:p>
      <text:p text:style-name="P4">
Description: Компанія SpaceX вивела на орбіту нову партію із 48 інтернет-супутників Starlink. — Укрінформ.</text:p>
      <text:p text:style-name="P4">
Images: ['<text:a xlink:type="simple" xlink:href="https://static.ukrinform.com/photos/2023_07/thumb_files/630_360_1688817553-306.jpg" text:style-name="Internet_20_link" text:visited-style-name="Visited_20_Internet_20_Link">
630_360_16888...</text:a>
']</text:p>
      <text:p text:style-name="P4">
Tags: ['SpaceX', 'Супутник', 'Starlink']</text:p>
      <text:p text:style-name="P4">
Type: Article</text:p>
      <!--METADATA-->
      <text:p text:style-name="P4">
<draw:frame draw:style-name="fr1" draw:name="Image179" text:anchor-type="as-char" svg:width="6.9236in" svg:height="3.956343in" draw:z-index="0">
<draw:image xlink:href="../Images/yкринформ/2023-07-08T15-29-16-03-00/630_360_1688817553-306.jpg" xlink:type="simple" xlink:show="embed" xlink:actuate="onLoad" draw:mime-type="image/jpeg"/>
</draw:frame>
 КомпаніяSpaceX вивела на орбіту нову партію із 48 інтернет-супутників Starlink.</text:p>
      <text:p text:style-name="P4">
Про це компанія повідомила у <text:a xlink:type="simple" xlink:href="https://twitter.com/SpaceX/status/1677426097322094592" text:style-name="Internet_20_link" text:visited-style-name="Visited_20_Internet_20_Link">
 Твіттері</text:a>
 , передає Укрінформ.</text:p>
      <text:p text:style-name="P4">
«Розгортання 48 супутників Starlink підтверджено», - йдеться у дописі.</text:p>
      <text:p text:style-name="P4">
Як пише портал <text:a xlink:type="simple" xlink:href="https://www.space.com/spacex-starlink-group-5-13-launch" text:style-name="Internet_20_link" text:visited-style-name="Visited_20_Internet_20_Link">
 Space.com </text:a>
 , ракета Falcon 9 із супутниками Starlink стартувала зкаліфорнійської бази Космічних сил США Ванденберг у п’ятницю, 7 липня.</text:p>
      <text:p text:style-name="P4">
</text:p>
      <text:p text:style-name="P4">
Перший багаторазовий ступінь ракети-носія повернувся на Землю, де здійснивкеровану вертикальну посадку на морську платформу-дрон Of Course I Still LoveYou в Тихому океані.</text:p>
      <text:p text:style-name="P4">
<text:span text:style-name="T4">
Читайте також:</text:span>
 <text:a xlink:type="simple" xlink:href="https://www.ukrinform.ua/rubric-technology/3730283-spacex-zapustila-zond-euclid-dla-doslidzenna-temnoi-materii-u-vsesviti.html" text:style-name="Internet_20_link" text:visited-style-name="Visited_20_Internet_20_Link">
 <text:span text:style-name="T4">
SpaceX</text:span>
 запустила зонд Euclid для дослідження темноїматерії у Всесвіті </text:a>
</text:p>
      <text:p text:style-name="P4">
У SpaceX заявили, що це був 12-й запуск і посадка цієї ракети-носія.</text:p>
      <text:p text:style-name="P4">
На сьогодні <text:a xlink:type="simple" xlink:href="https://www.ukrinform.ua/tag-spacex" text:style-name="Internet_20_link" text:visited-style-name="Visited_20_Internet_20_Link">
 SpaceX </text:a>
 запустила вжепонад 4 700 супутників Starlink, більшість з яких зараз працюють.</text:p>
      <text:p text:style-name="P4">
Source: <text:a xlink:type="simple" xlink:href="https://www.ukrinform.ua/rubric-technology/3733227-spacex-vivela-na-orbitu-48-suputnikiv-starlink.html" text:style-name="Internet_20_link" text:visited-style-name="Visited_20_Internet_20_Link">
https://www.ukrinform.ua/rubric-technology/3733227-spacex-vivela-na-orbitu-48-suputnikiv-starlink.html</text:a>
</text:p>
      <!--NEWS-->
      <text:h text:style-name="P10" text:outline-level="1">
<text:span text:style-name="T4">
ООН підтвердила загибель 9177 цивільних в Україні від початку війни</text:span>
</text:h>
      <text:p text:style-name="P4">
Authors: Ukrinform (Person)</text:p>
      <text:p text:style-name="P4">
Publisher: Укринформ (Organization)</text:p>
      <text:p text:style-name="P4">
Published Time: 2023-07-08T15:42:00+03:00</text:p>
      <text:p text:style-name="P4">
Modified Time: 2023-07-08T15:42:00+03:00</text:p>
      <text:p text:style-name="P4">
Description: В Організації Об’єднаних Націй підтвердили, що від початку повномасштабного вторгнення РФ в Україні загинуло 9177 цивільних, поранення отримали 15 993 мирні жителі. — Укрінформ.</text:p>
      <text:p text:style-name="P4">
Images: ['<text:a xlink:type="simple" xlink:href="https://static.ukrinform.com/photos/2023_04/thumb_files/630_360_1682323150-733.jpg" text:style-name="Internet_20_link" text:visited-style-name="Visited_20_Internet_20_Link">
630_360_16823...</text:a>
']</text:p>
      <text:p text:style-name="P4">
Tags: ['ООН', 'Смерть', 'Війна з Росією']</text:p>
      <text:p text:style-name="P4">
Type: Article</text:p>
      <!--METADATA-->
      <text:p text:style-name="P4">
<draw:frame draw:style-name="fr1" draw:name="Image181" text:anchor-type="as-char" svg:width="6.9236in" svg:height="3.956343in" draw:z-index="0">
<draw:image xlink:href="../Images/yкринформ/2023-07-08T15-42-00-03-00/630_360_1682323150-733.jpg" xlink:type="simple" xlink:show="embed" xlink:actuate="onLoad" draw:mime-type="image/jpeg"/>
</draw:frame>
 ВОрганізації Об’єднаних Націй підтвердили, що від початку повномасштабноговторгнення РФ в Україні загинуло 9177 цивільних, поранення отримали 15 993мирні жителі.</text:p>
      <text:p text:style-name="P4">
Про це повідомляється на сайті Управління Верховного комісара ООН з правлюдини, передає Укрінформ.</text:p>
      <text:p text:style-name="P4">
За підтвердженими даними <text:a xlink:type="simple" xlink:href="https://www.ukrinform.ua/tag-oon" text:style-name="Internet_20_link" text:visited-style-name="Visited_20_Internet_20_Link">
 ООН </text:a>
 , середзагиблих – 4202 чоловіки, 2506 жінок, 281 хлопчик і 225 дівчаток, водночасстать 29 дітей і 1934 дорослих поки що не вдалося встановити.</text:p>
      <text:p text:style-name="P4">
Серед 15 993 поранених – 477 хлопчиків і 342 дівчинки, а також 276 дітей,стать яких поки що не вдалося встановити.</text:p>
      <text:p text:style-name="P4">
Регіонами з найбільшою кількістю жертв серед цивільного населення є Донецька,Харківська, Херсонська, Київська та Луганська області, зауважили в ООН.</text:p>
      <text:p text:style-name="P4">
У звіті зазначається, що фактичні дані щодо жертв серед цивільного населеннязначно вищі, оскільки надходження інформації з деяких місць, де триваютьінтенсивні бойові дії, затримується, і багато повідомлень досі непідтверджені. Це стосується, зокрема, Маріуполя, Лисичанська, Попасної таСєвєродонецька, де повідомляється про численні жертви серед цивільногонаселення.</text:p>
      <text:p text:style-name="P4">
Згідно з даними звіту, найвища місячна кількість жертв та постраждалих середцивільного населення припала на березень 2022 року - 4143 загиблих і 3 тис.поранених. Потім цифри поступово зменшувалися, досягнувши найнижчого рівня влютому 2023 року - 143 загиблі особи і 456 поранених.</text:p>
      <text:p text:style-name="P4">
Найбільш поширеною причиною загибелі людей, за даними ООН, буливибухонебезпечна зброя великого радіуса дії, міни та вибухонебезпечніпредмети.</text:p>
      <text:p text:style-name="P4">
<text:span text:style-name="T4">
Читайте також:</text:span>
 <text:a xlink:type="simple" xlink:href="https://www.ukrinform.ua/rubric-ato/3733100-rosia-za-500-dniv-vbila-v-ukraini-ponad-105-tisaci-civilnih-i-skoila-94-tisaci-voennih-zlociniv.html" text:style-name="Internet_20_link" text:visited-style-name="Visited_20_Internet_20_Link">
 Росія за 500 днів вбила в Україні понад 10,5 тисячіцивільних і скоїла 94 тисячі воєнних <text:span text:style-name="T4">
злочин</text:span>
 ів</text:a>
</text:p>
      <text:p text:style-name="P4">
На початку повномасштабного вторгнення РФ в Україну зведення УВКПЛ ООН прокількість жертв та постраждалих публікувалися щодня, потім лише в робочі дні.З липня минулого року звіт оприлюднювали щотижня, а з кінця травня 2023 року -що два тижні.</text:p>
      <text:p text:style-name="P4">
Як повідомляв Укрінформ, Моніторингова місія ООН з прав людини в Україні(ММПЛУ) заявила, що за останні 500 днів загинуло втричі більше цивільних, ніжза всі попередні вісім років бойових дій на Сході України.</text:p>
      <text:p text:style-name="P4">
Source: <text:a xlink:type="simple" xlink:href="https://www.ukrinform.ua/rubric-ato/3733229-oon-pidtverdila-zagibel-9177-civilnih-v-ukraini-vid-pocatku-vijni.html" text:style-name="Internet_20_link" text:visited-style-name="Visited_20_Internet_20_Link">
https://www.ukrinform.ua/rubric-ato/3733229-oon-pidtverdila-zagibel-9177-civilnih-v-ukraini-vid-pocatku-vijni.html</text:a>
</text:p>
      <!--NEWS-->
      <text:h text:style-name="P10" text:outline-level="1">
<text:span text:style-name="T4">
Україна не братиме участь в особистих змаганнях на ЧС з фехтування</text:span>
</text:h>
      <text:p text:style-name="P4">
Authors: Ukrinform (Person)</text:p>
      <text:p text:style-name="P4">
Publisher: Укринформ (Organization)</text:p>
      <text:p text:style-name="P4">
Published Time: 2023-07-08T15:42:02+03:00</text:p>
      <text:p text:style-name="P4">
Modified Time: 2023-07-08T15:42:02+03:00</text:p>
      <text:p text:style-name="P4">
Description: Президент Федерації фехтування України Михайло Ілляшев повідомив, у якому складі Україна виступить на чемпіонаті світу, до якого допустили росіян і білорусів. — Укрінформ.</text:p>
      <text:p text:style-name="P4">
Images: ['<text:a xlink:type="simple" xlink:href="https://static.ukrinform.com/photos/2023_07/thumb_files/630_360_1688819965-397.jpeg" text:style-name="Internet_20_link" text:visited-style-name="Visited_20_Internet_20_Link">
630_360_16888...</text:a>
']</text:p>
      <text:p text:style-name="P4">
Tags: ['Фехтування']</text:p>
      <text:p text:style-name="P4">
Type: Article</text:p>
      <!--METADATA-->
      <text:p text:style-name="P4">
<draw:frame draw:style-name="fr1" draw:name="Image182" text:anchor-type="as-char" svg:width="6.9236in" svg:height="3.956343in" draw:z-index="0">
<draw:image xlink:href="../Images/yкринформ/2023-07-08T15-42-02-03-00/630_360_1688819965-397.jpeg" xlink:type="simple" xlink:show="embed" xlink:actuate="onLoad" draw:mime-type="image/jpeg"/>
</draw:frame>
 ПрезидентФедерації фехтування України Михайло Ілляшев повідомив, у якому складі Українавиступить на чемпіонаті світу, до якого допустили росіян і білорусів.</text:p>
      <text:p text:style-name="P4">
Про це він розповів для <text:a xlink:type="simple" xlink:href="https://suspilne.media/524543-ukraina-vistupit-na-cempionati-svitu-z-fehtuvanna-popri-dopusk-atletiv-z-rosii-ta-bilorusi-ale-v-obmezenomu-vigladi/" text:style-name="Internet_20_link" text:visited-style-name="Visited_20_Internet_20_Link">
 Суспільного Спорт</text:a>
, передає Укрінформ.</text:p>
      <text:p text:style-name="P4">
Україна буде представлена на усіх командних змаганнях, однак пропустить усіжіночі турніри з фехтування, а також чоловічі змагання з фехтування на шпагах– в усіх цих видах представлені росіяни і білоруси.</text:p>
      <text:p text:style-name="P4">
У командних змаганнях представникам РФ і РБ заборонено змагатися. У заявку наЧС потрапило 8 росіян, серед них – Лейла Пірієва, яка підтримала вторгнення вУкраїну.</text:p>
      <text:p text:style-name="P4">
На ЧС також розігруватимуться очки у світовий рейтинг, який визначатимепутівки на Олімпіаду-2024.</text:p>
      <text:p text:style-name="P4">
Таким чином, Ольга Харлан не зможе боротися за особисту медаль і залікові балиу кваліфікацію на Олімпіаду.</text:p>
      <text:p text:style-name="P4">
Попри це, президент ФХУ наголосив, що українці змагатимуться в індивідуальнихзмаганнях, якщо росіяни фізично не будуть присутні на турнірі.</text:p>
      <text:p text:style-name="P4">
Командні будуть в усіх. В індивідуальних – там, де будуть росіяни та білоруси,- нас не буде. Там, де їх не буде – ми будемо брати участь. І питання ж будевирішуватися безпосередньо там, коли буде зрозуміло. Бо інколи траплялисяситуації, коли заявки подавалися, а спортсмени не з'являлися. Тому якщо вони(росіяни та білоруси, - ред) фізично не з'являться, ми виступатимемо. І у насє декілька інших країн, що оголосили про таку ж позицію, що вони не будутьзмагатися.</text:p>
      <text:p text:style-name="P4">
<text:span text:style-name="T4">
Читайте також:</text:span>
 <text:a xlink:type="simple" xlink:href="https://www.ukrinform.ua/rubric-sports/3729530-ukrainski-spazistki-stali-patimi-na-evropejskih-igrah-u-polsi.html" text:style-name="Internet_20_link" text:visited-style-name="Visited_20_Internet_20_Link">
 Українські шпажистки стали п'ятими на Європейських Іграху Польщі </text:a>
</text:p>
      <text:p text:style-name="P4">
Як повідомлялося, турнір пройде з 22 до 25 липня у Мілані.</text:p>
      <text:p text:style-name="P4">
Фото: facebook.com</text:p>
      <text:p text:style-name="P4">
Source: <text:a xlink:type="simple" xlink:href="https://www.ukrinform.ua/rubric-sports/3733230-ukraina-ne-bratime-ucast-v-osobistih-zmagannah-na-cs-z-fehtuvanna.html" text:style-name="Internet_20_link" text:visited-style-name="Visited_20_Internet_20_Link">
https://www.ukrinform.ua/rubric-sports/3733230-ukraina-ne-bratime-ucast-v-osobistih-zmagannah-na-cs-z-fehtuvanna.html</text:a>
</text:p>
      <!--NEWS-->
      <text:h text:style-name="P10" text:outline-level="1">
<text:span text:style-name="T4">
На Одещині бізнесмену оголосили підозру за намагання підкупити співробітників СБУ</text:span>
</text:h>
      <text:p text:style-name="P4">
Authors: Ukrinform (Person)</text:p>
      <text:p text:style-name="P4">
Publisher: Укринформ (Organization)</text:p>
      <text:p text:style-name="P4">
Published Time: 2023-07-08T15:56:00+03:00</text:p>
      <text:p text:style-name="P4">
Modified Time: 2023-07-08T15:56:00+03:00</text:p>
      <text:p text:style-name="P4">
Description: В Одеській області бізнесмен намагався за 90 тисяч євро підкупити співробітників Служби безпеки України з метою припинення проти нього слідчих дій.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Хабар', 'Одещина', 'СБУ']</text:p>
      <text:p text:style-name="P4">
Type: Article</text:p>
      <!--METADATA-->
      <text:p text:style-name="P4">
<draw:frame draw:style-name="fr1" draw:name="Image183" text:anchor-type="as-char" svg:width="6.9236in" svg:height="3.956343in" draw:z-index="0">
<draw:image xlink:href="../Images/yкринформ/2023-07-08T15-56-00-03-00/630_360_1669983394-548.jpg" xlink:type="simple" xlink:show="embed" xlink:actuate="onLoad" draw:mime-type="image/jpeg"/>
</draw:frame>
 В Одеськійобласті бізнесмен намагався за 90 тисяч євро підкупити співробітників Службибезпеки України з метою припинення проти нього слідчих дій.</text:p>
      <text:p text:style-name="P4">
Як передає Укрінформ, про це СБУ повідомляє у  <text:a xlink:type="simple" xlink:href="https://t.me/SBUkr/8917" text:style-name="Internet_20_link" text:visited-style-name="Visited_20_Internet_20_Link">
 Телеграмі</text:a>
.</text:p>
      <text:p text:style-name="P4">
“Служба безпеки задокументувала злочинні дії бізнесмена на Одещині, якийнамагався підкупити співробітників СБУ. За хабар у 90 тис. євро фігурантпропонував українським спецслужбістам припинити слідчі дії і не вилучати йогомайно у межах кримінального провадження, яке розслідує СБУ”, - ідеться вповідомленні.</text:p>
      <text:p text:style-name="P4">
Співробітники <text:a xlink:type="simple" xlink:href="https://www.ukrinform.ua/tag-sbu" text:style-name="Internet_20_link" text:visited-style-name="Visited_20_Internet_20_Link">
 СБУ </text:a>
 одразу доповіли своємукерівництву про таку пропозицію і продумали оперативну комбінацію. Це далозмогу задокументувати злочинні дії фігуранта.</text:p>
      <text:p text:style-name="P4">
Правоохоронці під час обшуків за адресами його проживання та роботи у Ренівиявили всю суму хабаря.</text:p>
      <text:p text:style-name="P4">
<text:span text:style-name="T4">
Читайте також:</text:span>
 <text:a xlink:type="simple" xlink:href="https://www.ukrinform.ua/rubric-economy/3732363-u-mikolaevi-kerivnik-derzprodspozivsluzbi-vimagav-habar-u-eksporteriv-silgospprodukcii-do-es.html" text:style-name="Internet_20_link" text:visited-style-name="Visited_20_Internet_20_Link">
 У Миколаєві викрили схему поборів з агроекспортерів -<text:span text:style-name="T4">
хабар</text:span>
 і вимагали за ветеринарні сертифікати</text:a>
</text:p>
      <text:p text:style-name="P4">
Зловмисником виявився місцевий бізнесмен, директор однієї з логістичнихкомпаній. Він є фігурантом в іншому кримінальному провадженні СБУ, дерозслідуються корупційні схеми на експорті української агропродукції.</text:p>
      <text:p text:style-name="P4">
На підставі зібраних доказів слідчі СБУ повідомили бізнесмену про підозру зач. 3 ст. 369 Кримінального кодексу України (пропозиція, обіцянка або наданнянеправомірної вигоди службовій особі).</text:p>
      <text:p text:style-name="P4">
Вирішується питання обрання йому запобіжного заходу у виді тримання підвартою.</text:p>
      <text:p text:style-name="P4">
Зловмиснику загрожує до 8 років в'язниці з конфіскацією майна.</text:p>
      <text:p text:style-name="P4">
Як повідомляв Укрінформ, у червні  <text:a xlink:type="simple" xlink:href="https://www.ukrinform.ua/rubric-economy/3724756-cinovniki-vimagali-habari-v-eksporteriv-zerna-sbu-likviduvala-shemu-na-odesini.html" text:style-name="Internet_20_link" text:visited-style-name="Visited_20_Internet_20_Link">
 на Одещині СБУ викрила схему вимаганняхабарів з експортерів агропродукції </text:a>
 . Щомісячні прибутки організаторів сягали 1 млндоларів.</text:p>
      <text:p text:style-name="P4">
Source: <text:a xlink:type="simple" xlink:href="https://www.ukrinform.ua/rubric-regions/3733232-na-odesini-biznesmenu-ogolosili-pidozru-za-namaganna-pidkupiti-spivrobitnikiv-sbu.html" text:style-name="Internet_20_link" text:visited-style-name="Visited_20_Internet_20_Link">
https://www.ukrinform.ua/rubric-regions/3733232-na-odesini-biznesmenu-ogolosili-pidozru-za-namaganna-pidkupiti-spivrobitnikiv-sbu.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7-08T16:02:00+03:00</text:p>
      <text:p text:style-name="P4">
Modified Time: 2023-07-08T16:0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84" text:anchor-type="as-char" svg:width="6.9236in" svg:height="3.956343in" draw:z-index="0">
<draw:image xlink:href="../Images/yкринформ/2023-07-08T16-0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85" text:anchor-type="as-char" svg:width="6.9236in" svg:height="6.9236in" draw:z-index="0">
<draw:image xlink:href="../Images/yкринформ/2023-07-08T16-0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86" text:anchor-type="as-char" svg:width="6.9236in" svg:height="6.9236in" draw:z-index="0">
<draw:image xlink:href="../Images/yкринформ/2023-07-08T16-0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87" text:anchor-type="as-char" svg:width="6.9236in" svg:height="6.9236in" draw:z-index="0">
<draw:image xlink:href="../Images/yкринформ/2023-07-08T16-0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88" text:anchor-type="as-char" svg:width="6.9236in" svg:height="6.9236in" draw:z-index="0">
<draw:image xlink:href="../Images/yкринформ/2023-07-08T16-02-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Десятки мешканців Мелітополя знаходяться в російських СІЗО - Федоров</text:span>
</text:h>
      <text:p text:style-name="P4">
Authors: Ukrinform (Person)</text:p>
      <text:p text:style-name="P4">
Publisher: Укринформ (Organization)</text:p>
      <text:p text:style-name="P4">
Published Time: 2023-07-08T16:04:08+03:00</text:p>
      <text:p text:style-name="P4">
Modified Time: 2023-07-08T16:04:08+03:00</text:p>
      <text:p text:style-name="P4">
Description: За 500 днів повномасштабної війни більше тисячі мелітопольців побували в полоні, десятки людей знаходяться в російських СІЗО.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ІЗО', 'Федоров',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7-08T16-04-08-03-00/630_360_1685444472-679.jpg" xlink:type="simple" xlink:show="embed" xlink:actuate="onLoad" draw:mime-type="image/jpeg"/>
</draw:frame>
 За 500днів повномасштабної війни більше тисячі мелітопольців побували в полоні,десятки людей знаходяться в російських СІЗО.</text:p>
      <text:p text:style-name="P4">
Про це в  <text:a xlink:type="simple" xlink:href="https://t.me/ivan_fedorov_melitopol/2455" text:style-name="Internet_20_link" text:visited-style-name="Visited_20_Internet_20_Link">
 ефірі </text:a>
 національноготелемарафону "Єдині новини" сказав міський голова Мелітополя Іван Федоров,передає Укрінформ.</text:p>
      <text:p text:style-name="P4">
"Зараз Мелітополь - один з найяскравіших прикладів терору, безправ’я ібеззаконня, що чинять окупанти. Під ударом цивільні мешканці: більше тисячімелітопольців побували в полоні, десятки людей знаходяться в <text:a xlink:type="simple" xlink:href="https://www.ukrinform.ua/tag-sizo" text:style-name="Internet_20_link" text:visited-style-name="Visited_20_Internet_20_Link">
 СІЗО</text:a>
 РФ. Доля багатьох невідома", - сказаввін.</text:p>
      <text:p text:style-name="P4">
Федоров зазначив, що ворог захопив всю інфраструктуру: в дитячих садочках ташколах росіяни розташовують військові шпиталі. До лікарень вони обмежуютьдоступ цивільним, які не хочуть отримувати російський паспорт.</text:p>
      <text:p text:style-name="P4">
<text:span text:style-name="T4">
Читайте також:</text:span>
 <text:a xlink:type="simple" xlink:href="https://www.ukrinform.ua/rubric-regions/3732243-u-melitopoli-zagarbniki-v-likarnah-vistavili-vijskovij-konvoj.html" text:style-name="Internet_20_link" text:visited-style-name="Visited_20_Internet_20_Link">
 У <text:span text:style-name="T4">
Мелітоп</text:span>
 олі загарбники в лікарнях виставиливійськовий конвой </text:a>
</text:p>
      <text:p text:style-name="P4">
Попри окупацію, Мелітополь залишився нескореним і всі півтора року чинитьспротив.</text:p>
      <text:p text:style-name="P4">
Як повідомлялося, окупанти продовжують використовувати Мелітополь яклогістичний та адміністративний хаб.  <text:a xlink:type="simple" xlink:href="https://www.ukrinform.ua/rubric-regions/3733114-cerez-melitopol-zagarbniki-perekidaut-vijskovu-tehniku.html" text:style-name="Internet_20_link" text:visited-style-name="Visited_20_Internet_20_Link">
 Через місто в усі напрямки перекидаютьсвою техніку </text:a>
 , а на вулицях росіянбільше, ніж місцевих мешканців.</text:p>
      <text:p text:style-name="P4">
Source: <text:a xlink:type="simple" xlink:href="https://www.ukrinform.ua/rubric-regions/3733235-desatki-meskanciv-melitopola-znahodatsa-v-rosijskih-sizo-fedorov.html" text:style-name="Internet_20_link" text:visited-style-name="Visited_20_Internet_20_Link">
https://www.ukrinform.ua/rubric-regions/3733235-desatki-meskanciv-melitopola-znahodatsa-v-rosijskih-sizo-fedorov.html</text:a>
</text:p>
      <!--NEWS-->
      <text:h text:style-name="P10" text:outline-level="1">
<text:span text:style-name="T4">
Британія та Іспанія виступили проти використання касетних боєприпасів Україною</text:span>
</text:h>
      <text:p text:style-name="P4">
Authors: Ukrinform (Person)</text:p>
      <text:p text:style-name="P4">
Publisher: Укринформ (Organization)</text:p>
      <text:p text:style-name="P4">
Published Time: 2023-07-08T16:14:00+03:00</text:p>
      <text:p text:style-name="P4">
Modified Time: 2023-07-08T16:14:00+03:00</text:p>
      <text:p text:style-name="P4">
Description: Прем’єр-міністр Великої Британії Ріші Сунак заявив, що «не заохочує» використання касетних боєприпасів, які США погодилися відправити в Україну. Аналогічну думку висловили і в Міноборони Іспанії. — Укрінформ.</text:p>
      <text:p text:style-name="P4">
Images: ['<text:a xlink:type="simple" xlink:href="https://static.ukrinform.com/photos/2023_07/thumb_files/630_360_1688821993-772.jpg" text:style-name="Internet_20_link" text:visited-style-name="Visited_20_Internet_20_Link">
630_360_16888...</text:a>
']</text:p>
      <text:p text:style-name="P4">
Tags: ['Британія', 'Іспанія', 'Боєприпаси', 'Ріші Сунак']</text:p>
      <text:p text:style-name="P4">
Type: Article</text:p>
      <!--METADATA-->
      <text:p text:style-name="P4">
<draw:frame draw:style-name="fr1" draw:name="Image190" text:anchor-type="as-char" svg:width="6.9236in" svg:height="3.956343in" draw:z-index="0">
<draw:image xlink:href="../Images/yкринформ/2023-07-08T16-14-00-03-00/630_360_1688821993-772.jpg" xlink:type="simple" xlink:show="embed" xlink:actuate="onLoad" draw:mime-type="image/jpeg"/>
</draw:frame>
 Прем’єр-міністр Великої Британії Ріші Сунак заявив, що «не заохочує» використаннякасетних боєприпасів, які США погодилися відправити в Україну. Аналогічнудумку висловили і в Міноборони Іспанії.</text:p>
      <text:p text:style-name="P4">
Як передає Укрінформ, про це повідомляє  <text:a xlink:type="simple" xlink:href="https://news.sky.com/story/ukraine-war-latest-biden-admits-not-easy-to-send-ukraine-cluster-bombs-as-conflict-enters-500th-day-12541713" text:style-name="Internet_20_link" text:visited-style-name="Visited_20_Internet_20_Link">
 Sky News</text:a>
 .</text:p>
      <text:p text:style-name="P4">
За словами британського прем’єра, Сполучене Королівство входить до числа 123-хкраїн, які підписали Конвенцію, яка забороняє використання снарядів такоготипу.</text:p>
      <text:p text:style-name="P4">
« <text:a xlink:type="simple" xlink:href="https://www.ukrinform.ua/tag-britania" text:style-name="Internet_20_link" text:visited-style-name="Visited_20_Internet_20_Link">
 Велика Британія </text:a>
 підписалаКонвенцію, яка забороняє виробництво або використання касетних боєприпасів іне заохочує їх використання», – сказав Сунак.</text:p>
      <text:p text:style-name="P4">
Водночас він підкреслив, що країна продовжуватиме підтримувати Україну уборотьбі з агресією РФ.</text:p>
      <text:p text:style-name="P4">
«Ми продовжуватимемо робити свій внесок у підтримку України проти незаконногота неспровокованого вторгнення Росії, але ми зробили це, надавши важкі бойовітанки та зовсім нещодавно зброю великої дальності», – сказав він.</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text:span text:style-name="T4">
касетн</text:span>
 их боєприпасів </text:a>
</text:p>
      <text:p text:style-name="P4">
Міністр оборони Іспанії Маргарита Роблес заявила, що касетні боєприпаси неможна надсилати для допомоги України «ні в якому разі».</text:p>
      <text:p text:style-name="P4">
«Ні» касетним боєприпасам і «так» законній обороні України, яка, як мирозуміємо, не повинна здійснюватися касетними снарядами», – заявила очільницяіспанського оборонного відомства.</text:p>
      <text:p text:style-name="P4">
Як повідомляв Укрінформ, Міністерство оборони США офіційно оголосило про <text:a xlink:type="simple" xlink:href="https://www.ukrinform.ua/rubric-ato/3732977-pentagon-ogolosiv-pro-novij-paket-dopomogi-ukraini-z-kasetnimi-boepripasami.html" text:style-name="Internet_20_link" text:visited-style-name="Visited_20_Internet_20_Link">
виділення нового пакета військової допомоги Україні</text:a>
 загальним обсягом $800мільйонів, в який входять касетні боєприпаси.</text:p>
      <text:p text:style-name="P4">
Фото: DoD US</text:p>
      <text:p text:style-name="P4">
Source: <text:a xlink:type="simple" xlink:href="https://www.ukrinform.ua/rubric-ato/3733238-britania-ta-ispania-vistupili-proti-vikoristanna-kasetnih-boepripasiv-ukrainou.html" text:style-name="Internet_20_link" text:visited-style-name="Visited_20_Internet_20_Link">
https://www.ukrinform.ua/rubric-ato/3733238-britania-ta-ispania-vistupili-proti-vikoristanna-kasetnih-boepripasiv-ukrainou.html</text:a>
</text:p>
      <!--NEWS-->
      <text:h text:style-name="P10" text:outline-level="1">
<text:span text:style-name="T4">
Зеленський повертається з Туреччини до України із захисниками «Азовсталі»</text:span>
</text:h>
      <text:p text:style-name="P4">
Authors: Ukrinform (Person)</text:p>
      <text:p text:style-name="P4">
Publisher: Укринформ (Organization)</text:p>
      <text:p text:style-name="P4">
Published Time: 2023-07-08T16:23:00+03:00</text:p>
      <text:p text:style-name="P4">
Modified Time: 2023-07-08T16:23:00+03:00</text:p>
      <text:p text:style-name="P4">
Description: Президент України Володимир Зеленський повідомив, що повертається з Туреччини із захисниками "Азовсталі", які перебували там з вересня 2022 року. — Укрінформ.</text:p>
      <text:p text:style-name="P4">
Images: ['<text:a xlink:type="simple" xlink:href="https://static.ukrinform.com/photos/2023_07/thumb_files/630_360_1688826082-310.jpg" text:style-name="Internet_20_link" text:visited-style-name="Visited_20_Internet_20_Link">
630_360_16888...</text:a>
']</text:p>
      <text:p text:style-name="P4">
Tags: ['Азовсталь',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7-08T16-23-00-03-00/630_360_1688826082-310.jpg" xlink:type="simple" xlink:show="embed" xlink:actuate="onLoad" draw:mime-type="image/jpeg"/>
</draw:frame>
 ПрезидентУкраїни Володимир Зеленський повідомив, що повертається з Туреччини іззахисниками "Азовсталі", які перебували там з вересня 2022 року.</text:p>
      <text:p text:style-name="P4">
Як передає Укрінформ, про це Зеленський написав у <text:a xlink:type="simple" xlink:href="https://t.me/V_Zelenskiy_official/6906" text:style-name="Internet_20_link" text:visited-style-name="Visited_20_Internet_20_Link">
 Телеграмі</text:a>
 .</text:p>
      <text:p text:style-name="P4">
"Повертаємося додому з Туреччини й повертаємо додому наших героїв", - написавЗеленський.</text:p>
      <text:p text:style-name="P4">
<text:a xlink:type="simple" xlink:href="https://t.me/V_Zelenskiy_official/6906" text:style-name="Internet_20_link" text:visited-style-name="Visited_20_Internet_20_Link">
 <text:span text:style-name="T5">
Відео: Офіційний канал Президента України - Володимира Зеленського</text:span>
</text:a>
</text:p>
      <text:p text:style-name="P4">
За його словами, українські воїни Денис Прокопенко, Святослав Паламар, СергійВолинський, Олег Хоменко, Денис Шлега нарешті будуть із рідними.</text:p>
      <text:p text:style-name="P4">
</text:p>
      <text:p text:style-name="P4">
<text:a xlink:type="simple" xlink:href="https://static.ukrinform.com/photos/2023_07/1688826346-1250.jpeg" text:style-name="Internet_20_link" text:visited-style-name="Visited_20_Internet_20_Link">
 </text:a>
 <text:a xlink:type="simple" xlink:href="https://static.ukrinform.com/photos/2023_07/1688826346-4322.jpeg" text:style-name="Internet_20_link" text:visited-style-name="Visited_20_Internet_20_Link">
</text:a>
 <text:a xlink:type="simple" xlink:href="https://static.ukrinform.com/photos/2023_07/1688826346-7040.jpeg" text:style-name="Internet_20_link" text:visited-style-name="Visited_20_Internet_20_Link">
</text:a>
 <text:a xlink:type="simple" xlink:href="https://static.ukrinform.com/photos/2023_07/1688826346-3407.jpeg" text:style-name="Internet_20_link" text:visited-style-name="Visited_20_Internet_20_Link">
</text:a>
 <text:a xlink:type="simple" xlink:href="https://static.ukrinform.com/photos/2023_07/1688826346-4976.jpeg" text:style-name="Internet_20_link" text:visited-style-name="Visited_20_Internet_20_Link">
</text:a>
 <text:a xlink:type="simple" xlink:href="https://static.ukrinform.com/photos/2023_07/1688826346-3151.jpeg" text:style-name="Internet_20_link" text:visited-style-name="Visited_20_Internet_20_Link">
</text:a>
 <text:a xlink:type="simple" xlink:href="https://static.ukrinform.com/photos/2023_07/1688826347-5480.jpeg" text:style-name="Internet_20_link" text:visited-style-name="Visited_20_Internet_20_Link">
</text:a>
 <text:a xlink:type="simple" xlink:href="https://static.ukrinform.com/photos/2023_07/1688826347-1968.jpeg" text:style-name="Internet_20_link" text:visited-style-name="Visited_20_Internet_20_Link">
</text:a>
 <text:a xlink:type="simple" xlink:href="https://static.ukrinform.com/photos/2023_07/1688826347-7781.jpeg" text:style-name="Internet_20_link" text:visited-style-name="Visited_20_Internet_20_Link">
</text:a>
 <text:a xlink:type="simple" xlink:href="https://static.ukrinform.com/photos/2023_07/1688826347-1236.jpeg" text:style-name="Internet_20_link" text:visited-style-name="Visited_20_Internet_20_Link">
</text:a>
 <text:a xlink:type="simple" xlink:href="https://static.ukrinform.com/photos/2023_07/1688826347-9571.jpeg" text:style-name="Internet_20_link" text:visited-style-name="Visited_20_Internet_20_Link">
</text:a>
 <text:a xlink:type="simple" xlink:href="https://static.ukrinform.com/photos/2023_07/1688826347-9504.jpeg" text:style-name="Internet_20_link" text:visited-style-name="Visited_20_Internet_20_Link">
</text:a>
 <text:a xlink:type="simple" xlink:href="https://static.ukrinform.com/photos/2023_07/1688826348-9624.jpeg" text:style-name="Internet_20_link" text:visited-style-name="Visited_20_Internet_20_Link">
</text:a>
 <text:a xlink:type="simple" xlink:href="https://static.ukrinform.com/photos/2023_07/1688826348-3485.jpeg" text:style-name="Internet_20_link" text:visited-style-name="Visited_20_Internet_20_Link">
</text:a>
 <text:a xlink:type="simple" xlink:href="https://static.ukrinform.com/photos/2023_07/1688826348-4336.jpeg" text:style-name="Internet_20_link" text:visited-style-name="Visited_20_Internet_20_Link">
</text:a>
 <text:a xlink:type="simple" xlink:href="https://static.ukrinform.com/photos/2023_07/1688826348-2612.jpeg" text:style-name="Internet_20_link" text:visited-style-name="Visited_20_Internet_20_Link">
</text:a>
 <text:a xlink:type="simple" xlink:href="https://static.ukrinform.com/photos/2023_07/1688826348-2499.jpeg" text:style-name="Internet_20_link" text:visited-style-name="Visited_20_Internet_20_Link">
</text:a>
 <text:a xlink:type="simple" xlink:href="https://static.ukrinform.com/photos/2023_07/1688826348-5879.jpeg" text:style-name="Internet_20_link" text:visited-style-name="Visited_20_Internet_20_Link">
</text:a>
 <text:a xlink:type="simple" xlink:href="https://static.ukrinform.com/photos/2023_07/1688826349-2255.jpeg" text:style-name="Internet_20_link" text:visited-style-name="Visited_20_Internet_20_Link">
</text:a>
 <text:a xlink:type="simple" xlink:href="https://static.ukrinform.com/photos/2023_07/1688826349-4301.jpeg" text:style-name="Internet_20_link" text:visited-style-name="Visited_20_Internet_20_Link">
</text:a>
 <text:a xlink:type="simple" xlink:href="https://static.ukrinform.com/photos/2023_07/1688826349-8195.jpeg" text:style-name="Internet_20_link" text:visited-style-name="Visited_20_Internet_20_Link">
</text:a>
 <text:a xlink:type="simple" xlink:href="https://static.ukrinform.com/photos/2023_07/1688826349-2519.jpeg" text:style-name="Internet_20_link" text:visited-style-name="Visited_20_Internet_20_Link">
</text:a>
</text:p>
      <text:p text:style-name="P4">
<text:span text:style-name="T4">
Читайте також:</text:span>
 <text:a xlink:type="simple" xlink:href="https://www.ukrinform.ua/rubric-other_news/3733181-u-stambuli-zelenskij-vzav-ucast-u-pominalnomu-molebni-za-zertvami-vijni-v-ukraini.html" text:style-name="Internet_20_link" text:visited-style-name="Visited_20_Internet_20_Link">
 У Стамбулі <text:span text:style-name="T4">
Зеленський</text:span>
 взяв участь у поминальномумолебні за жертвами війни в Україні </text:a>
</text:p>
      <text:p text:style-name="P4">
Як повідомляв Укрінформ, у вересні 2022 року у межах обміну вдалося звільнити215 українських захисників, серед яких – командири захисників "Азовсталі".Відтоді п’ятеро "азовців" перебували у Туреччині під особистими гарантіямизахисту і безпеки Президента Туреччини Реджеп Тайїп Ердогана.</text:p>
      <text:p text:style-name="P4">
Source: <text:a xlink:type="simple" xlink:href="https://www.ukrinform.ua/rubric-society/3733242-zelenskij-povertaetsa-z-tureccini-do-ukraini-iz-zahisnikami-azovstali.html" text:style-name="Internet_20_link" text:visited-style-name="Visited_20_Internet_20_Link">
https://www.ukrinform.ua/rubric-society/3733242-zelenskij-povertaetsa-z-tureccini-do-ukraini-iz-zahisnikami-azovstali.html</text:a>
</text:p>
      <!--NEWS-->
      <text:h text:style-name="P10" text:outline-level="1">
<text:span text:style-name="T4">
На Нікопольщині відновили водопостачання для понад 1800 людей</text:span>
</text:h>
      <text:p text:style-name="P4">
Authors: Ukrinform (Person)</text:p>
      <text:p text:style-name="P4">
Publisher: Укринформ (Organization)</text:p>
      <text:p text:style-name="P4">
Published Time: 2023-07-08T16:38:41+03:00</text:p>
      <text:p text:style-name="P4">
Modified Time: 2023-07-08T16:38:41+03:00</text:p>
      <text:p text:style-name="P4">
Description: У Нікопольському районі частково модернізували мережі та відновили водопостачання для понад 1800 людей. — Укрінформ.</text:p>
      <text:p text:style-name="P4">
Images: ['<text:a xlink:type="simple" xlink:href="https://static.ukrinform.com/photos/2023_07/thumb_files/630_360_1688823512-659.jpg" text:style-name="Internet_20_link" text:visited-style-name="Visited_20_Internet_20_Link">
630_360_16888...</text:a>
']</text:p>
      <text:p text:style-name="P4">
Tags: ['Нікополь', 'Вода']</text:p>
      <text:p text:style-name="P4">
Type: Article</text:p>
      <!--METADATA-->
      <text:p text:style-name="P4">
<draw:frame draw:style-name="fr1" draw:name="Image215" text:anchor-type="as-char" svg:width="6.9236in" svg:height="3.956343in" draw:z-index="0">
<draw:image xlink:href="../Images/yкринформ/2023-07-08T16-38-41-03-00/630_360_1688823512-659.jpg" xlink:type="simple" xlink:show="embed" xlink:actuate="onLoad" draw:mime-type="image/jpeg"/>
</draw:frame>
 УНікопольському районі частково модернізували мережі та відновиливодопостачання для понад 1800 людей.</text:p>
      <text:p text:style-name="P4">
Про це в <text:a xlink:type="simple" xlink:href="https://t.me/dnipropetrovskaODA/5847" text:style-name="Internet_20_link" text:visited-style-name="Visited_20_Internet_20_Link">
 Телеграмі </text:a>
 повідомляєголова Дніпропетровської ОВА Сергій Лисак, передає Укрінформ.</text:p>
      <text:p text:style-name="P4">
"У Червоногригорівській громаді, що на Нікопольщині, кипить робота.Налагоджують нову систему <text:a xlink:type="simple" xlink:href="https://www.ukrinform.ua/tag-voda" text:style-name="Internet_20_link" text:visited-style-name="Visited_20_Internet_20_Link">
 водопостачання </text:a>
 . Його не стало після підриву терористами Каховської ГЕС. Вже частковомодернізували місцеві мережі. Знову з водою частина Червоногригорівки – понад1800 людей", - написав Лисак.</text:p>
      <text:p text:style-name="P4">
За його словами, фахівці прокладають і нові труби, закуплені насоси, якідозволять забезпечити решту Червоногригорівки водою, а також мешканцівПридніпровського та Мусіївки. Окремий проєкт втілюють у селищі Кам’янське.</text:p>
      <text:p text:style-name="P4">
<text:span text:style-name="T4">
Читайте також:</text:span>
 <text:a xlink:type="simple" xlink:href="https://www.ukrinform.ua/rubric-ato/3732449-zagarbniki-obstrilali-nikopolsinu.html" text:style-name="Internet_20_link" text:visited-style-name="Visited_20_Internet_20_Link">
 Загарбники обстріляли <text:span text:style-name="T4">
Нікополь</text:span>
 щину</text:a>
</text:p>
      <text:p text:style-name="P4">
Раніше повідомлялося, що наразі в громадах організовано підвіз технічної тапитної води. У цьому питанні також допомагають благодійники.</text:p>
      <text:p text:style-name="P4">
Source: <text:a xlink:type="simple" xlink:href="https://www.ukrinform.ua/rubric-vidbudova/3733244-na-nikopolsini-vidnovili-vodopostacanna-dla-ponad-1800-ludej.html" text:style-name="Internet_20_link" text:visited-style-name="Visited_20_Internet_20_Link">
https://www.ukrinform.ua/rubric-vidbudova/3733244-na-nikopolsini-vidnovili-vodopostacanna-dla-ponad-1800-ludej.html</text:a>
</text:p>
      <!--NEWS-->
      <text:h text:style-name="P10" text:outline-level="1">
<text:span text:style-name="T4">
МВФ вивчить закон про повернення на довоєнну систему оподаткування - Степанян</text:span>
</text:h>
      <text:p text:style-name="P4">
Authors: Ukrinform (Person)</text:p>
      <text:p text:style-name="P4">
Publisher: Укринформ (Organization)</text:p>
      <text:p text:style-name="P4">
Published Time: 2023-07-08T16:40:00+03:00</text:p>
      <text:p text:style-name="P4">
Modified Time: 2023-07-08T16:40:00+03:00</text:p>
      <text:p text:style-name="P4">
Description: Міжнародний валютний фонд вивчить Закон "Про внесення змін до Податкового кодексу України та інших законів України щодо особливостей оподаткування у період дії воєнного стану" (№8401), щоб оцінити його відповідність узгодженій стратегії. — Укрінформ.</text:p>
      <text:p text:style-name="P4">
Images: ['<text:a xlink:type="simple" xlink:href="https://static.ukrinform.com/photos/2023_07/thumb_files/630_360_1688822113-198.jpg" text:style-name="Internet_20_link" text:visited-style-name="Visited_20_Internet_20_Link">
630_360_16888...</text:a>
']</text:p>
      <text:p text:style-name="P4">
Tags: ['МВФ', 'Податки', 'Закон']</text:p>
      <text:p text:style-name="P4">
Type: Article</text:p>
      <!--METADATA-->
      <text:p text:style-name="P4">
<draw:frame draw:style-name="fr1" draw:name="Image216" text:anchor-type="as-char" svg:width="6.9236in" svg:height="3.956343in" draw:z-index="0">
<draw:image xlink:href="../Images/yкринформ/2023-07-08T16-40-00-03-00/630_360_1688822113-198.jpg" xlink:type="simple" xlink:show="embed" xlink:actuate="onLoad" draw:mime-type="image/jpeg"/>
</draw:frame>
Міжнародний валютний фонд вивчить Закон "Про внесення змін до Податковогокодексу України та інших законів України щодо особливостей оподаткування уперіод дії воєнного стану" (№8401), щоб оцінити його відповідність узгодженійстратегії.</text:p>
      <text:p text:style-name="P4">
Про це в інтервʼю Укрінформу повідомив постійний представник Міжнародноговалютного фонду в Україні Ваграм Степанян.</text:p>
      <text:p text:style-name="P4">
За його словами, цей закон визначальний при ухваленні <text:a xlink:type="simple" xlink:href="https://www.ukrinform.ua/tag-mvf" text:style-name="Internet_20_link" text:visited-style-name="Visited_20_Internet_20_Link">
 МВФ</text:a>
 рішень щодо виконання Україною умовпрограми кредитування та важливий для збереження податкової бази івирівнювання конкурентного середовища в країні.</text:p>
      <text:p text:style-name="P4">
“Кінцевий термін для цього структурного маяка був змінений з кінця червня накінець липня 2023 року з метою надання більше часу для його обговорення,прийняття та впровадження. 30 червня Рада ухвалила цей законопроєкт. Мипереглянемо остаточну версію, щоб оцінити його відповідність узгодженійстратегії, що дозволить визначити, чи був виконаний структурний маяк чи ні.Якщо є значні відхилення від основних цілей, можуть знадобитися коригувальнідії”, - зазначив Степанян.</text:p>
      <text:p text:style-name="P4">
За його словами, окрім передбачуваного впливу цього закону на доходи бюджетуважливим також є сигнал про налаштованість України докладати зусиль умобілізації внутрішніх надходжень для покриття потреб у фінансуванні на додачудо зовнішньої допомоги.</text:p>
      <text:p text:style-name="P4">
“Додатковий момент, який варто повторити, полягає в тому, що Україні необхіднозберігати міцну податкову базу, у тому числі шляхом уникнення заходів, які бмогли призвести до її руйнування”, - додав Степанян.</text:p>
      <text:p text:style-name="P4">
Повний текст інтерв'ю буде опублікований на сайті Укрінформу незабаром.</text:p>
      <text:p text:style-name="P4">
Як повідомлялося, кількість структурних маяків за програмою розширеногофінансування МВФ для України збільшилася з 19 до 23 в оновленому Меморандуміза підсумками першого перегляду.</text:p>
      <text:p text:style-name="P4">
<text:span text:style-name="T4">
Читайте також:</text:span>
 <text:a xlink:type="simple" xlink:href="https://www.ukrinform.ua/rubric-economy/3729876-podatkova-reforma-ta-amnistia-kapitaliv-v-op-rozpovili-pro-bacenna-cashlessekonomiki-v-ukraini.html" text:style-name="Internet_20_link" text:visited-style-name="Visited_20_Internet_20_Link">
 Податкова реформа та амністія капіталів: в ОП розповілипро бачення cashless-економіки в Україні </text:a>
</text:p>
      <text:p text:style-name="P4">
При цьому МВФ погодився посунути на місяць (до кінця липня) терміни виконанняоднієї з попередніх вимог – щодо ухвалення законопроєкту про податкові змінита адміністрування, а також внести інші правки у попередній перелік маяків.</text:p>
      <text:p text:style-name="P4">
Верховна Рада <text:a xlink:type="simple" xlink:href="https://www.ukrinform.ua/rubric-economy/3729859-parlament-uhvaliv-zakon-pro-povernenna-na-dovoennu-sistemu-opodatkuvanna.html" text:style-name="Internet_20_link" text:visited-style-name="Visited_20_Internet_20_Link">
 ухвалила в цілому </text:a>
 законопроєкт №8401, який повертає систему оподаткування удовоєнний стан. Закон набере чинності з 1 серпня 2023 року.</text:p>
      <text:p text:style-name="P4">
<text:span text:style-name="T5">
Фото: НВ</text:span>
</text:p>
      <text:p text:style-name="P4">
Source: <text:a xlink:type="simple" xlink:href="https://www.ukrinform.ua/rubric-economy/3733239-mvf-vivcit-zakon-pro-povernenna-na-dovoennu-sistemu-opodatkuvanna-stepanan.html" text:style-name="Internet_20_link" text:visited-style-name="Visited_20_Internet_20_Link">
https://www.ukrinform.ua/rubric-economy/3733239-mvf-vivcit-zakon-pro-povernenna-na-dovoennu-sistemu-opodatkuvanna-stepanan.html</text:a>
</text:p>
      <!--NEWS-->
      <text:h text:style-name="P10" text:outline-level="1">
<text:span text:style-name="T4">
У МКІП назвали кількість зруйнованих та пошкоджених армією РФ культурних пам’яток</text:span>
</text:h>
      <text:p text:style-name="P4">
Authors: Ukrinform (Person)</text:p>
      <text:p text:style-name="P4">
Publisher: Укринформ (Organization)</text:p>
      <text:p text:style-name="P4">
Published Time: 2023-07-08T16:59:00+03:00</text:p>
      <text:p text:style-name="P4">
Modified Time: 2023-07-08T16:59:00+03:00</text:p>
      <text:p text:style-name="P4">
Description: Російські війська за час повномасштабної війни зруйнували або пошкодили 1,5 тис. об’єктів культурної інфраструктури та 600 пам’яток культури й історії. — Укрінформ.</text:p>
      <text:p text:style-name="P4">
Images: ['<text:a xlink:type="simple" xlink:href="https://static.ukrinform.com/photos/2022_12/thumb_files/630_360_1670254529-992.jpeg" text:style-name="Internet_20_link" text:visited-style-name="Visited_20_Internet_20_Link">
630_360_16702...</text:a>
']</text:p>
      <text:p text:style-name="P4">
Tags: ['Ткаченко', "Руйнування пам'яток", 'МКІП ', 'Війна з Росією', 'Єдині новини']</text:p>
      <text:p text:style-name="P4">
Type: Article</text:p>
      <!--METADATA-->
      <text:p text:style-name="P4">
<draw:frame draw:style-name="fr1" draw:name="Image217" text:anchor-type="as-char" svg:width="6.9236in" svg:height="3.956343in" draw:z-index="0">
<draw:image xlink:href="../Images/yкринформ/2023-07-08T16-59-00-03-00/630_360_1670254529-992.jpeg" xlink:type="simple" xlink:show="embed" xlink:actuate="onLoad" draw:mime-type="image/jpeg"/>
</draw:frame>
 Російськівійська за час повномасштабної війни зруйнували або пошкодили 1,5 тис.об’єктів культурної інфраструктури та 600 пам’яток культури й історії.</text:p>
      <text:p text:style-name="P4">
Про це повідомив міністр культури та інформаційної політики Олександр Ткаченков ефірі телемарафону «Єдині новини», передає Укрінформ.</text:p>
      <text:p text:style-name="P4">
«Понад 1500 об’єктів культурної інфраструктури, переважно це клуби, бібліотекизазнали пошкоджень або зруйновані і понад 600 пам’яток культури, історії такожзруйновані або пошкоджені», - зазначив він.</text:p>
      <text:p text:style-name="P4">
<text:span text:style-name="T5">
Відео: телемарафон «Єдині новини»</text:span>
</text:p>
      <text:p text:style-name="P4">
Міністр підкреслив, що ця війна точиться і за українську ідентичність,культуру, мову, історію.</text:p>
      <text:p text:style-name="P4">
За його словами, із перших хвилин російського повномасштабного вторгненняукраїнські представники культури збирають як всередині країни, так і закордоном кошти для армії.</text:p>
      <text:p text:style-name="P4">
Також Ткаченко зауважив, що за ці 500 днів українські театри поставили десяткипрем’єр, історичний центр Одеси внесено до списку Всесвітньої спадщини <text:a xlink:type="simple" xlink:href="https://www.ukrinform.ua/tag-unesko" text:style-name="Internet_20_link" text:visited-style-name="Visited_20_Internet_20_Link">
ЮНЕСКО </text:a>
 , вдалося евакуювати сотні тисячекспонатів із небезпечних зон.</text:p>
      <text:p text:style-name="P4">
«Велика активність українців у сфері культури під час війни показала, щоцінність того, що ми захищаємо - не просто слова, це конкретні дії», -наголосив очільник МКІП.</text:p>
      <text:p text:style-name="P4">
<text:span text:style-name="T4">
Читайте також:</text:span>
 <text:a xlink:type="simple" xlink:href="https://www.ukrinform.ua/rubric-culture/3732254-u-mkip-rozpovili-unesko-pro-obstril-istoricnogo-arealu-lvova.html" text:style-name="Internet_20_link" text:visited-style-name="Visited_20_Internet_20_Link">
 У МКІП розповіли <text:span text:style-name="T4">
ЮНЕСКО</text:span>
 про обстріл історичногоареалу Львова </text:a>
</text:p>
      <text:p text:style-name="P4">
У той же час він наголосив, що міжнародні організації можуть і мають робитибільше для захисту українських культурних об’єктів і засудження дій росіян,при цьому нагадавши, що, наприклад, люди з Росії продовжують працювати увиконавчих органах ЮНЕСКО.</text:p>
      <text:p text:style-name="P4">
Як повідомляв Укрінформ, Моніторингова місія ООН з прав людини в Україні(ММПЛУ) заявила, що за останні 500 днів загинуло втричі більше цивільних, ніжза всі попередні вісім років бойових дій на Сході України.</text:p>
      <text:p text:style-name="P4">
В Організації Об’єднаних Націй підтвердили, що від початку повномасштабноговторгнення РФ в Україні загинуло 9177 цивільних, поранення отримали 15 993мирні жителі.</text:p>
      <text:p text:style-name="P4">
24 лютого 2022 року Російська Федерація розпочала новий етап війни протиУкраїни, яка триває з 2014 року, - повномасштабне вторгнення.</text:p>
      <text:p text:style-name="P4">
_ Фото: МКІП  _</text:p>
      <text:p text:style-name="P4">
Source: <text:a xlink:type="simple" xlink:href="https://www.ukrinform.ua/rubric-culture/3733248-u-mkip-nazvali-kilkist-zrujnovanih-ta-poskodzenih-armieu-rf-kulturnih-pamatok.html" text:style-name="Internet_20_link" text:visited-style-name="Visited_20_Internet_20_Link">
https://www.ukrinform.ua/rubric-culture/3733248-u-mkip-nazvali-kilkist-zrujnovanih-ta-poskodzenih-armieu-rf-kulturnih-pamatok.html</text:a>
</text:p>
      <!--NEWS-->
      <text:h text:style-name="P10" text:outline-level="1">
<text:span text:style-name="T4">
В Індії заарештували трьох підозрюваних у справі про аварію на залізниці</text:span>
</text:h>
      <text:p text:style-name="P4">
Authors: Ukrinform (Person)</text:p>
      <text:p text:style-name="P4">
Publisher: Укринформ (Organization)</text:p>
      <text:p text:style-name="P4">
Published Time: 2023-07-08T17:14:00+03:00</text:p>
      <text:p text:style-name="P4">
Modified Time: 2023-07-08T17:14:00+03:00</text:p>
      <text:p text:style-name="P4">
Description: Центральне бюро розслідувань Індії (ЦБР) заарештувало трьох працівників залізниці у за звинуваченнями у справі про зіткнення потягів, внаслідок чого загинули більше 300 людей. — Укрінформ.</text:p>
      <text:p text:style-name="P4">
Images: ['<text:a xlink:type="simple" xlink:href="https://static.ukrinform.com/photos/2023_06/thumb_files/630_360_1685764285-522.jpg" text:style-name="Internet_20_link" text:visited-style-name="Visited_20_Internet_20_Link">
630_360_16857...</text:a>
']</text:p>
      <text:p text:style-name="P4">
Tags: ['Аварія', 'Індія', 'Залізниця']</text:p>
      <text:p text:style-name="P4">
Type: Article</text:p>
      <!--METADATA-->
      <text:p text:style-name="P4">
<draw:frame draw:style-name="fr1" draw:name="Image218" text:anchor-type="as-char" svg:width="6.9236in" svg:height="3.956343in" draw:z-index="0">
<draw:image xlink:href="../Images/yкринформ/2023-07-08T17-14-00-03-00/630_360_1685764285-522.jpg" xlink:type="simple" xlink:show="embed" xlink:actuate="onLoad" draw:mime-type="image/jpeg"/>
</draw:frame>
 Центральнебюро розслідувань Індії (ЦБР) заарештувало трьох працівників залізниці у зазвинуваченнями у справі про зіткнення потягів, внаслідок чого загинули більше300 людей.</text:p>
      <text:p text:style-name="P4">
Як передає Укрінформ, про це повідомляє  <text:a xlink:type="simple" xlink:href="https://www.hindustantimes.com/india-news/cbi-arrests-3-railway-employeesover-balasore-train-tragedy-101688756830445.html" text:style-name="Internet_20_link" text:visited-style-name="Visited_20_Internet_20_Link">
 Hindustan Times</text:a>
 .</text:p>
      <text:p text:style-name="P4">
Співробітників залізниці штату Одіші - старшого інженера відділу сигналів,інженера відділу та техніка - звинувачують у «навмисному вбивстві» і «знищеннідоказів». Усі троє залізничників були взяті під варту відділом розслідуванняособливо тяжких злочинів ЦБР після допиту.</text:p>
      <text:p text:style-name="P4">
За словами комісара з питань безпеки залізниць, зіткнення трьох <text:a xlink:type="simple" xlink:href="https://www.ukrinform.ua/tag-potag" text:style-name="Internet_20_link" text:visited-style-name="Visited_20_Internet_20_Link">
 поїздів</text:a>
 2 червня сталося через несправнусигналізацію.</text:p>
      <text:p text:style-name="P4">
Розслідування інциденту Центральним бюро розслідувань Індії триває.</text:p>
      <text:p text:style-name="P4">
<text:span text:style-name="T4">
Читайте також:</text:span>
 <text:a xlink:type="simple" xlink:href="https://www.ukrinform.ua/rubric-world/3717734-zelenskij-visloviv-spivcutta-u-zvazku-iz-zagibellu-ludej-u-zaliznicnij-katastrofi-v-indii.html" text:style-name="Internet_20_link" text:visited-style-name="Visited_20_Internet_20_Link">
 <text:span text:style-name="T4">
Зеленський</text:span>
 <text:span text:style-name="T4">
висловив</text:span>
 <text:span text:style-name="T4">
співчуття</text:span>
 у зв' <text:span text:style-name="T4">
язку</text:span>
із <text:span text:style-name="T4">
загибеллю</text:span>
 <text:span text:style-name="T4">
людей</text:span>
 у <text:span text:style-name="T4">
залізничній</text:span>
 <text:span text:style-name="T4">
катастрофі</text:span>
 в <text:span text:style-name="T4">
Індії</text:span>
</text:a>
</text:p>
      <text:p text:style-name="P4">
Як повідомляв Укрінформ,  <text:a xlink:type="simple" xlink:href="https://www.ukrinform.ua/rubric-world/3717664-zaliznicna-avaria-v-indii-pivsotni-zagiblih-ponad-300-poranenih.html" text:style-name="Internet_20_link" text:visited-style-name="Visited_20_Internet_20_Link">
 катастрофа сталася увечері 2 червня</text:a>
 , коли експрес Howrah, що прямувавз Бенгалуру до Хаури в Західній Бенгалії, зіткнувся з експресом Coromandel,який здійснював рейс маршрутом Калькутта – Ченнай.</text:p>
      <text:p text:style-name="P4">
На місце зіткнення потягів у районі міста Баласор було викликано понад 200машин швидкої допомоги.</text:p>
      <text:p text:style-name="P4">
За останніми даними, внаслідок аварії загинули понад 300 осіб.</text:p>
      <text:p text:style-name="P4">
_ Фото: twitter.com/TOIBhubaneswar  _</text:p>
      <text:p text:style-name="P4">
Source: <text:a xlink:type="simple" xlink:href="https://www.ukrinform.ua/rubric-world/3733254-v-indii-zaarestuvali-troh-pidozruvanih-u-spravi-pro-avariu-na-zaliznici.html" text:style-name="Internet_20_link" text:visited-style-name="Visited_20_Internet_20_Link">
https://www.ukrinform.ua/rubric-world/3733254-v-indii-zaarestuvali-troh-pidozruvanih-u-spravi-pro-avariu-na-zaliznici.html</text:a>
</text:p>
      <!--NEWS-->
      <text:h text:style-name="P10" text:outline-level="1">
<text:span text:style-name="T4">
Берінчик битиметься в андеркарті поєдинку Усик - Дюбуа</text:span>
</text:h>
      <text:p text:style-name="P4">
Authors: Ukrinform (Person)</text:p>
      <text:p text:style-name="P4">
Publisher: Укринформ (Organization)</text:p>
      <text:p text:style-name="P4">
Published Time: 2023-07-08T17:20:44+03:00</text:p>
      <text:p text:style-name="P4">
Modified Time: 2023-07-08T17:20:44+03:00</text:p>
      <text:p text:style-name="P4">
Description: Єгор Голуб, тренер чемпіона WBO International у легкій вазі Дениса Берінчика (17-0, 9 КО), розповів, коли його підопічний вийде в ринг. — Укрінформ.</text:p>
      <text:p text:style-name="P4">
Images: ['<text:a xlink:type="simple" xlink:href="https://static.ukrinform.com/photos/2023_07/thumb_files/630_360_1688825958-653.jpg" text:style-name="Internet_20_link" text:visited-style-name="Visited_20_Internet_20_Link">
630_360_16888...</text:a>
']</text:p>
      <text:p text:style-name="P4">
Tags: ['Бокс']</text:p>
      <text:p text:style-name="P4">
Type: Article</text:p>
      <!--METADATA-->
      <text:p text:style-name="P4">
<draw:frame draw:style-name="fr1" draw:name="Image219" text:anchor-type="as-char" svg:width="6.9236in" svg:height="3.956343in" draw:z-index="0">
<draw:image xlink:href="../Images/yкринформ/2023-07-08T17-20-44-03-00/630_360_1688825958-653.jpg" xlink:type="simple" xlink:show="embed" xlink:actuate="onLoad" draw:mime-type="image/jpeg"/>
</draw:frame>
 ЄгорГолуб, тренер чемпіона WBO International у легкій вазі Дениса Берінчика (17-0,9 КО), розповів, коли його підопічний вийде в ринг.</text:p>
      <text:p text:style-name="P4">
Він повідомив про це у своєму <text:a xlink:type="simple" xlink:href="https://www.instagram.com/iegor_golub/" text:style-name="Internet_20_link" text:visited-style-name="Visited_20_Internet_20_Link">
 Інстаграмі</text:a>
 , передає Укрінформ.</text:p>
      <text:p text:style-name="P4">
«Сьогодні у нього вихідний, він може позбирати гриби та покуштувати ягодиКарпат. Але з понеділка він починає підготовку до бою, який відбудеться 26серпня у місті Вроцлав», - написав Голуб.</text:p>
      <text:p text:style-name="P4">
Бій пройде в рамках вечора боксу, за участі Олександра Усика та Даніеля Дюбуа.</text:p>
      <text:p text:style-name="P4">
<text:span text:style-name="T4">
Читайте також:</text:span>
 <text:a xlink:type="simple" xlink:href="https://www.ukrinform.ua/rubric-sports/3732332-bij-usik-dubua-vidbudetsa-26-serpna.html" text:style-name="Internet_20_link" text:visited-style-name="Visited_20_Internet_20_Link">
 Бій <text:span text:style-name="T4">
Усик</text:span>
 – Дюбуа відбудеться 26 серпня</text:a>
</text:p>
      <text:p text:style-name="P4">
Раніше Берінчик мав боксувати в травні, але його бій перенесли. Останнійпоєдинок Денис провів у грудні 2022 року, де переміг Івана Менді.</text:p>
      <text:p text:style-name="P4">
Фото: Getty Images</text:p>
      <text:p text:style-name="P4">
Source: <text:a xlink:type="simple" xlink:href="https://www.ukrinform.ua/rubric-sports/3733256-berincik-bitimetsa-v-anderkarti-poedinku-usik-dubua.html" text:style-name="Internet_20_link" text:visited-style-name="Visited_20_Internet_20_Link">
https://www.ukrinform.ua/rubric-sports/3733256-berincik-bitimetsa-v-anderkarti-poedinku-usik-dubua.html</text:a>
</text:p>
      <!--NEWS-->
      <text:h text:style-name="P10" text:outline-level="1">
<text:span text:style-name="T4">
Поразки Росії на фронті остаточно перенесуть війну у її внутрішній простір - ОП</text:span>
</text:h>
      <text:p text:style-name="P4">
Authors: Ukrinform (Person)</text:p>
      <text:p text:style-name="P4">
Publisher: Укринформ (Organization)</text:p>
      <text:p text:style-name="P4">
Published Time: 2023-07-08T17:35:00+03:00</text:p>
      <text:p text:style-name="P4">
Modified Time: 2023-07-08T17:35:00+03:00</text:p>
      <text:p text:style-name="P4">
Description: Дві-три поразки Росії на фронті остаточно перенесуть війну у внутрішній простір Російської Федерації і там почнуться перехоплення влади на різних рівнях. — Укрінформ.</text:p>
      <text:p text:style-name="P4">
Images: ['<text:a xlink:type="simple" xlink:href="https://static.ukrinform.com/photos/2022_04/thumb_files/630_360_1650530083-444.jpg" text:style-name="Internet_20_link" text:visited-style-name="Visited_20_Internet_20_Link">
630_360_16505...</text:a>
']</text:p>
      <text:p text:style-name="P4">
Tags: ['Офіс Президента', 'Подоляк', 'Війна з Росією', 'Єдині новини']</text:p>
      <text:p text:style-name="P4">
Type: Article</text:p>
      <!--METADATA-->
      <text:p text:style-name="P4">
<draw:frame draw:style-name="fr1" draw:name="Image220" text:anchor-type="as-char" svg:width="6.9236in" svg:height="3.956343in" draw:z-index="0">
<draw:image xlink:href="../Images/yкринформ/2023-07-08T17-35-00-03-00/630_360_1650530083-444.jpg" xlink:type="simple" xlink:show="embed" xlink:actuate="onLoad" draw:mime-type="image/jpeg"/>
</draw:frame>
 Дві-трипоразки Росії на фронті остаточно перенесуть війну у внутрішній простірРосійської Федерації і там почнуться перехоплення влади на різних рівнях.</text:p>
      <text:p text:style-name="P4">
Таку думку висловив радник керівника Офісу Президента Михайло Подоляк в ефірітелемарафону “Єдині новини”, повідомляє Укрінформ.</text:p>
      <text:p text:style-name="P4">
“Росія йде тим шляхом, по якому має йти історично. Для цього треба пришвидшититільки процеси по лінії фронту. Дві-три поразки Росії на фронті остаточноперенесуть війну у внутрішній простір Російської Федерації і там почнутьсяперехоплення влади на різних рівнях”, - сказав Подоляк.</text:p>
      <text:p text:style-name="P4">
<text:span text:style-name="T4">
Читайте також:</text:span>
 <text:a xlink:type="simple" xlink:href="https://www.ukrinform.ua/rubric-polytics/3728570-orban-svoimi-zaavami-vtoptue-reputaciu-ugorsini-v-istoricnij-brud-podolak.html" text:style-name="Internet_20_link" text:visited-style-name="Visited_20_Internet_20_Link">
 Орбан своїми заявами втоптує репутацію Угорщини вісторичний бруд - <text:span text:style-name="T4">
Подоляк</text:span>
 </text:a>
</text:p>
      <text:p text:style-name="P4">
За його словами, процеси розпаду політичної системи в Росії уже почалися івони очевидні.</text:p>
      <text:p text:style-name="P4">
“Але на сьогодні немає консенсусу російських еліт - як вони хочуть особистозберегти своє фізичне існування, що для цього треба зробити та хто може бутикомпромісними фігурами для перехоплення влади у достатньо слабкого Путіна”, -зазначив радник керівника ОП.</text:p>
      <text:p text:style-name="P4">
Він наголосив, що це об'єктивний процес, який буде йти паралельно зізбільшенням тиску України по лінії фронту. Як наслідок, внутрішні процеси“ерозії” будуть пришвидшуватись.</text:p>
      <text:p text:style-name="P4">
<text:span text:style-name="T4">
Читайте також:</text:span>
 <text:a xlink:type="simple" xlink:href="https://www.ukrinform.ua/rubric-ato/3728277-toj-samij-cas-ta-sama-zbroa-v-op-prokomentuvali-udar-rosian-po-kremencuku-v-ricnicu-ataki-na-trc.html" text:style-name="Internet_20_link" text:visited-style-name="Visited_20_Internet_20_Link">
 Той самий час, та сама зброя: в ОП прокоментували ударросіян по Кременчуку в річницю атаки на ТРЦ </text:a>
</text:p>
      <text:p text:style-name="P4">
Подоляк назвав три дії, завдяки яким можуть пришвидшитися ці процеси, - цеактивні та ефективні дії Збройних сил України, конкретні політичні заяви тадії партнерів і суттєве обмеження будь-якого спілкування й участі Росії уміжнародних інституціях.</text:p>
      <text:p text:style-name="P4">
Як повідомляв Укрінформ, радник керівника Офісу Президента Михайло Подоляквважає, що своїми діями засновник ПВК «Вагнер» Євген Пригожин показавросійській владі, що монополії на насильство більше немає.</text:p>
      <text:p text:style-name="P4">
Фото: АА</text:p>
      <text:p text:style-name="P4">
Source: <text:a xlink:type="simple" xlink:href="https://www.ukrinform.ua/rubric-ato/3733265-porazki-rosii-na-fronti-ostatocno-perenesut-vijnu-u-ii-vnutrisnij-prostir-op.html" text:style-name="Internet_20_link" text:visited-style-name="Visited_20_Internet_20_Link">
https://www.ukrinform.ua/rubric-ato/3733265-porazki-rosii-na-fronti-ostatocno-perenesut-vijnu-u-ii-vnutrisnij-prostir-op.html</text:a>
</text:p>
      <!--NEWS-->
      <text:h text:style-name="P10" text:outline-level="1">
<text:span text:style-name="T4">
Проєкт «Пліч-о-пліч»: регіони України об'єдналися, щоб відбудувати Херсонщину</text:span>
</text:h>
      <text:p text:style-name="P4">
Authors: Ukrinform (Person)</text:p>
      <text:p text:style-name="P4">
Publisher: Укринформ (Organization)</text:p>
      <text:p text:style-name="P4">
Published Time: 2023-07-08T18:11:00+03:00</text:p>
      <text:p text:style-name="P4">
Modified Time: 2023-07-08T18:11:00+03:00</text:p>
      <text:p text:style-name="P4">
Description: Регіони України об'єдналися, щоби відбудувати 26 населених пунктів Херсонщини, які найбільше постраждали від агресії Росії. — Укрінформ.</text:p>
      <text:p text:style-name="P4">
Images: ['<text:a xlink:type="simple" xlink:href="https://static.ukrinform.com/photos/2023_07/thumb_files/630_360_1688828786-355.jpg" text:style-name="Internet_20_link" text:visited-style-name="Visited_20_Internet_20_Link">
630_360_16888...</text:a>
']</text:p>
      <text:p text:style-name="P4">
Tags: ['Херсонщина', 'Війна з Росією', 'Відбудова', 'Відновлення України']</text:p>
      <text:p text:style-name="P4">
Type: Article</text:p>
      <!--METADATA-->
      <text:p text:style-name="P4">
<draw:frame draw:style-name="fr1" draw:name="Image221" text:anchor-type="as-char" svg:width="6.9236in" svg:height="3.956343in" draw:z-index="0">
<draw:image xlink:href="../Images/yкринформ/2023-07-08T18-11-00-03-00/630_360_1688828786-355.jpg" xlink:type="simple" xlink:show="embed" xlink:actuate="onLoad" draw:mime-type="image/jpeg"/>
</draw:frame>
 РегіониУкраїни об'єдналися, щоби відбудувати 26 населених пунктів Херсонщини, якінайбільше постраждали від агресії Росії.</text:p>
      <text:p text:style-name="P4">
Про це в  <text:a xlink:type="simple" xlink:href="https://t.me/khersonskaODA/7801" text:style-name="Internet_20_link" text:visited-style-name="Visited_20_Internet_20_Link">
 Телеграмі </text:a>
 повідомила Херсонськаобласна військова адміністрація, передає Укрінформ.</text:p>
      <text:p text:style-name="P4">
"Проєкт «Пліч-о-пліч» покликаний допомогти відновитися громадам нашої області,котрі найбільше постраждали від агресії Росії. Для цього 15 регіонів Україниоб'єдналися, щоб відбудувати 26 населених пунктів Херсонщини", - йдеться вінформації ОВА.</text:p>
      <text:p text:style-name="P4">
</text:p>
      <text:p text:style-name="P4">
Заступник керівника Офісу Президента Олексій Кулеба разом з начальникомХерсонської ОВА Олександром Прокудіним відвідали села Високопільської таКочубеївської громад, у яких вже почалися роботи з відновлення.</text:p>
      <text:p text:style-name="P4">
У Кочубеївській громаді, за відновлення якої відповідає Рівненська область,капітального ремонту потребують близько 150 будинків.</text:p>
      <text:p text:style-name="P4">
У селах Заградівка та Орлове вже відремонтували 44 будинки. У них повністю абочастково замінили дахи та вікна. Щодня над їх відновленням працюють 45будівельників Рівненщини.</text:p>
      <text:p text:style-name="P4">
<text:span text:style-name="T4">
Читайте також:</text:span>
 <text:a xlink:type="simple" xlink:href="https://www.ukrinform.ua/rubric-culture/3733098-u-hersoni-startuvav-festival-muraliv-na-bomboshovisah-vid-konstitucii-do-nezaleznosti.html" text:style-name="Internet_20_link" text:visited-style-name="Visited_20_Internet_20_Link">
 У <text:span text:style-name="T4">
Херсон</text:span>
 і стартував фестиваль муралів набомбосховищах «Від Конституції до Незалежності»</text:a>
</text:p>
      <text:p text:style-name="P4">
Окрім приватних будинків відновлять Заградівський будинок культури таОрлівський навчально-виховний комплекс.</text:p>
      <text:p text:style-name="P4">
Відбудовою сіл Високопільської громади опікується Хмельницька, Черкаська,Дніпропетровська, Тернопільська та Чернівецька області. 15 будівельних бригадвідбудовують Архангельське, Іванівку та Новопетрівку.</text:p>
      <text:p text:style-name="P4">
</text:p>
      <text:p text:style-name="P4">
36 будинків із 924-х заявлених у селах цієї громади вже були капітально <text:a xlink:type="simple" xlink:href="https://www.ukrinform.ua/tag-remont" text:style-name="Internet_20_link" text:visited-style-name="Visited_20_Internet_20_Link">
відремонтовані </text:a>
 .</text:p>
      <text:p text:style-name="P4">
У селах Зарічне та Ольгине Високопільської громади патронатами - Чернівецькоюта Дніпропетровською ОВА - планується відремонтувати 178 будинків.</text:p>
      <text:p text:style-name="P4">
Як повідомлялося, “Пліч-о-пліч” - проєкт відновлення на рівні громада -громаді або регіон - регіону. Основний стейкхолдер відбудови в Україні -Міністерство відновлення та профільне Агентство відновлення, які задаютьнапрямки та темпи відбудови. “Пліч-о-пліч” – підпроєкт ініціативи We BuildUkraine, яку презентувало Міністерство відновлення на Лондонській конференції.Мета We Build Ukraine – об’єднати всіх міжнародних партнерів, які долучені абопланують доєднатися до відновлення України.</text:p>
      <text:p text:style-name="P4">
Source: <text:a xlink:type="simple" xlink:href="https://www.ukrinform.ua/rubric-vidbudova/3733272-proekt-plicoplic-regioni-ukraini-obednalisa-sob-vidbuduvati-hersonsinu.html" text:style-name="Internet_20_link" text:visited-style-name="Visited_20_Internet_20_Link">
https://www.ukrinform.ua/rubric-vidbudova/3733272-proekt-plicoplic-regioni-ukraini-obednalisa-sob-vidbuduvati-hersonsinu.html</text:a>
</text:p>
      <!--NEWS-->
      <text:h text:style-name="P10" text:outline-level="1">
<text:span text:style-name="T4">
Португалія стала 23 країною, яка підтримала членство України в НАТО - ОП</text:span>
</text:h>
      <text:p text:style-name="P4">
Authors: Ukrinform (Person)</text:p>
      <text:p text:style-name="P4">
Publisher: Укринформ (Organization)</text:p>
      <text:p text:style-name="P4">
Published Time: 2023-07-08T18:14:00+03:00</text:p>
      <text:p text:style-name="P4">
Modified Time: 2023-07-08T18:14:00+03:00</text:p>
      <text:p text:style-name="P4">
Description: Декларація між Україною та Португалією стала 23-ім документом, який формалізує підтримку українського членства в Альянсі. — Укрінформ.</text:p>
      <text:p text:style-name="P4">
Images: ['<text:a xlink:type="simple" xlink:href="https://static.ukrinform.com/photos/2022_12/thumb_files/630_360_1670813052-848.jpg" text:style-name="Internet_20_link" text:visited-style-name="Visited_20_Internet_20_Link">
630_360_16708...</text:a>
']</text:p>
      <text:p text:style-name="P4">
Tags: ['НАТО', 'Португалія']</text:p>
      <text:p text:style-name="P4">
Type: Article</text:p>
      <!--METADATA-->
      <text:p text:style-name="P4">
<draw:frame draw:style-name="fr1" draw:name="Image224" text:anchor-type="as-char" svg:width="6.9236in" svg:height="3.956343in" draw:z-index="0">
<draw:image xlink:href="../Images/yкринформ/2023-07-08T18-14-00-03-00/630_360_1670813052-848.jpg" xlink:type="simple" xlink:show="embed" xlink:actuate="onLoad" draw:mime-type="image/jpeg"/>
</draw:frame>
 Деклараціяміж Україною та Португалією стала 23-ім документом, який формалізує підтримкуукраїнського членства в Альянсі.</text:p>
      <text:p text:style-name="P4">
Про це повідомив заступник керівника Офісу Президента Ігор Жовква у <text:a xlink:type="simple" xlink:href="https://m.facebook.com/story.php" text:style-name="Internet_20_link" text:visited-style-name="Visited_20_Internet_20_Link">
</text:a>
<text:a xlink:type="simple" xlink:href="https://m.facebook.com/story.php" text:style-name="Internet_20_link" text:visited-style-name="Visited_20_Internet_20_Link">
 Фейсбуці</text:a>
, передає Укрінформ.</text:p>
      <text:p text:style-name="P4">
"Португалія поповнює перелік тих країн, з якими ми вже формалізували підтримкучленства України в Альянсі: від сьогодні – 23 держави, приблизно три чвертівід кількості членів", - зазначив Жовква.</text:p>
      <text:p text:style-name="P4">
За його словами, у документі йдеться зокрема про те, що Португалія рішучепідтримує Україну щодо початку переговорів про вступ до ЄС та продовжуватимепідтримувати Україну на шляху до майбутнього членства <text:a xlink:type="simple" xlink:href="https://www.ukrinform.ua/tag-nato" text:style-name="Internet_20_link" text:visited-style-name="Visited_20_Internet_20_Link">
 НАТО</text:a>
 і виступає за те, щоб Україна сталачленом Альянсу, коли це дозволять умови.</text:p>
      <text:p text:style-name="P4">
"До початку Саміту НАТО у Вільнюсі лишається буквально два дві – продовжуємомаксимізувати шанси на практичний для України результат", - підкреслив Жовква.</text:p>
      <text:p text:style-name="P4">
<text:span text:style-name="T4">
Читайте також:</text:span>
 <text:a xlink:type="simple" xlink:href="https://www.ukrinform.ua/rubric-polytics/3733196-zelenskij-obgovoriv-z-premerom-portugalii-pidgotovku-do-samitu-nato.html" text:style-name="Internet_20_link" text:visited-style-name="Visited_20_Internet_20_Link">
 Зеленський обговорив з прем’єром <text:span text:style-name="T4">
Португ</text:span>
 аліїпідготовку до саміту НАТО </text:a>
</text:p>
      <text:p text:style-name="P4">
Як повідомлялося, у суботу Президент Володимир Зеленський та Прем’єр-міністрПортугальської Республіки Антоніу Кошта під час телефонної розмови схвалилиСпільну <text:a xlink:type="simple" xlink:href="https://www.ukrinform.ua/rubric-polytics/3733208-portugalia-pidtrimue-clenstvo-ukraini-v-nato-koli-budut-vidpovidni-umovi.html" text:style-name="Internet_20_link" text:visited-style-name="Visited_20_Internet_20_Link">
 декларацію щодо підтримки України </text:a>
 , у тому числі європейської та євроатлантичноїінтеграції.</text:p>
      <text:p text:style-name="P4">
Source: <text:a xlink:type="simple" xlink:href="https://www.ukrinform.ua/rubric-polytics/3733266-portugalia-stala-23-krainou-aka-pidtrimala-clenstvo-ukraini-v-nato-op.html" text:style-name="Internet_20_link" text:visited-style-name="Visited_20_Internet_20_Link">
https://www.ukrinform.ua/rubric-polytics/3733266-portugalia-stala-23-krainou-aka-pidtrimala-clenstvo-ukraini-v-nato-op.html</text:a>
</text:p>
      <!--NEWS-->
      <text:h text:style-name="P10" text:outline-level="1">
<text:span text:style-name="T4">
Іспанець Де Хеа оголосив про свій відхід з «Манчестер Юнайтед»</text:span>
</text:h>
      <text:p text:style-name="P4">
Authors: Ukrinform (Person)</text:p>
      <text:p text:style-name="P4">
Publisher: Укринформ (Organization)</text:p>
      <text:p text:style-name="P4">
Published Time: 2023-07-08T18:23:25+03:00</text:p>
      <text:p text:style-name="P4">
Modified Time: 2023-07-08T18:23:25+03:00</text:p>
      <text:p text:style-name="P4">
Description: Воротар «Манчестер Юнайтед» Давід де Хеа оголосив про свій відхід з клубу після завершення дії контракту. — Укрінформ.</text:p>
      <text:p text:style-name="P4">
Images: ['<text:a xlink:type="simple" xlink:href="https://static.ukrinform.com/photos/2023_07/thumb_files/630_360_1688829712-596.jpg" text:style-name="Internet_20_link" text:visited-style-name="Visited_20_Internet_20_Link">
630_360_16888...</text:a>
']</text:p>
      <text:p text:style-name="P4">
Tags: ['Футбол', 'Манчестер Юнайтед']</text:p>
      <text:p text:style-name="P4">
Type: Article</text:p>
      <!--METADATA-->
      <text:p text:style-name="P4">
<draw:frame draw:style-name="fr1" draw:name="Image225" text:anchor-type="as-char" svg:width="6.9236in" svg:height="3.956343in" draw:z-index="0">
<draw:image xlink:href="../Images/yкринформ/2023-07-08T18-23-25-03-00/630_360_1688829712-596.jpg" xlink:type="simple" xlink:show="embed" xlink:actuate="onLoad" draw:mime-type="image/jpeg"/>
</draw:frame>
 Воротар«Манчестер Юнайтед» Давід де Хеа оголосив про свій відхід з клубу післязавершення дії контракту.</text:p>
      <text:p text:style-name="P4">
Про це він повідомив у своєму <text:a xlink:type="simple" xlink:href="https://twitter.com/D_DeGea/status/1677671990910484480" text:style-name="Internet_20_link" text:visited-style-name="Visited_20_Internet_20_Link">
 Твіттері</text:a>
 , передає Укрінформ.</text:p>
      <text:p text:style-name="P4">
«Хотів би висловити свою вдячність і подяку за вашу любов протягом останніх 12років. Ми багато чого досягли з тих пір, як мій дорогий сер Алекс Фергюсонпривів мене в цей клуб. Я відчував неймовірну гордість кожного разу, колиодягав цю футболку. Представляти найбільший клуб у світі – це честь, якоїудостоюються лише кілька футболістів-щасливчиків. Не думав, що, покидаючиМадрид молодим хлопцем, ми досягнемо того, чого досягли разом. Зараз наставчас прийняти новий виклик, знову випробувати себе в нових умовах. Манчестерзавжди буде в моєму серці», — сказав де Хеа.</text:p>
      <text:p text:style-name="P4">
<text:span text:style-name="T4">
Читайте також:</text:span>
 <text:a xlink:type="simple" xlink:href="https://www.ukrinform.ua/rubric-sports/3733200-uefa-ta-konmebol-anonsuvali-kubok-vikliku.html" text:style-name="Internet_20_link" text:visited-style-name="Visited_20_Internet_20_Link">
 УЄФА та КОНМЕБОЛ анонсували Кубок виклику</text:a>
</text:p>
      <text:p text:style-name="P4">
Як повідомлялося, 32-річний іспанець виступав за клуб з 2011 року, вигравши зним АПЛ, Лігу Європи, Кубок Англії, Кубок англійської ліги та суперкубоккраїни.</text:p>
      <text:p text:style-name="P4">
Фото: Getty Images</text:p>
      <text:p text:style-name="P4">
Source: <text:a xlink:type="simple" xlink:href="https://www.ukrinform.ua/rubric-sports/3733274-ispanec-de-hea-ogolosiv-pro-svij-vidhid-z-mancester-unajted.html" text:style-name="Internet_20_link" text:visited-style-name="Visited_20_Internet_20_Link">
https://www.ukrinform.ua/rubric-sports/3733274-ispanec-de-hea-ogolosiv-pro-svij-vidhid-z-mancester-unajted.html</text:a>
</text:p>
      <!--NEWS-->
      <text:h text:style-name="P10" text:outline-level="1">
<text:span text:style-name="T4">
У Берліні працює українська інсталяція Sensitive Content</text:span>
</text:h>
      <text:p text:style-name="P4">
Authors: Ukrinform (Person)</text:p>
      <text:p text:style-name="P4">
Publisher: Укринформ (Organization)</text:p>
      <text:p text:style-name="P4">
Published Time: 2023-07-08T18:28:00+03:00</text:p>
      <text:p text:style-name="P4">
Modified Time: 2023-07-08T18:28:00+03:00</text:p>
      <text:p text:style-name="P4">
Description: У Державній бібліотеці Берліна «Фонд прусської культурної спадщини» цього тижня відкрито інсталяцію «Чутливий контент», створену українськими художницями Софією Гупаловською і Дарією Білою. — Укрінформ.</text:p>
      <text:p text:style-name="P4">
Images: ['<text:a xlink:type="simple" xlink:href="https://static.ukrinform.com/photos/2023_07/thumb_files/630_360_1688830020-6867.jpeg" text:style-name="Internet_20_link" text:visited-style-name="Visited_20_Internet_20_Link">
630_360_16888...</text:a>
']</text:p>
      <text:p text:style-name="P4">
Tags: ['Берлін', 'Німеччина', 'Інсталяція']</text:p>
      <text:p text:style-name="P4">
Type: Article</text:p>
      <!--METADATA-->
      <text:p text:style-name="P4">
<draw:frame draw:style-name="fr1" draw:name="Image226" text:anchor-type="as-char" svg:width="6.9236in" svg:height="3.956343in" draw:z-index="0">
<draw:image xlink:href="../Images/yкринформ/2023-07-08T18-28-00-03-00/630_360_1688830020-6867.jpeg" xlink:type="simple" xlink:show="embed" xlink:actuate="onLoad" draw:mime-type="image/jpeg"/>
</draw:frame>
 УДержавній бібліотеці Берліна «Фонд прусської культурної спадщини» цього тижнявідкрито інсталяцію «Чутливий контент», створену українськими художницямиСофією Гупаловською і Дарією Білою.</text:p>
      <text:p text:style-name="P4">
Про це повідомляє <text:a xlink:type="simple" xlink:href="https://www.facebook.com/UkrBotschaftBerlin/posts/pfbid0rwymVko5MGj1APQR6AX63ZoVFyHikLEDe3H3GHjyBnn6jJrY5Fppnwzja5zPr7wKl" text:style-name="Internet_20_link" text:visited-style-name="Visited_20_Internet_20_Link">
 посольство України в ФРН</text:a>
, передає Укрінформ.</text:p>
      <text:p text:style-name="P4">
Робота демонструє художньо оброблені предмети меблів із п’яти зруйнованихросійською армією українських бібліотек, зокрема Чернігівської молодіжноїбібліотеки ХІХ ст.</text:p>
      <text:p text:style-name="P4">
<text:span text:style-name="T4">
Читайте також:</text:span>
 <text:a xlink:type="simple" xlink:href="https://www.ukrinform.ua/rubric-regions/3730468-u-buci-stvorili-instalaciu-v-pamat-pro-zagiblih-meskanciv.html" text:style-name="Internet_20_link" text:visited-style-name="Visited_20_Internet_20_Link">
 У Бучі створили <text:span text:style-name="T4">
інсталяц</text:span>
 ію в пам’ять про загиблихмешканців </text:a>
</text:p>
      <text:p text:style-name="P4">
6 липня на церемонії офіційного відкриття радник-посланник Посольства Українив Німеччині Максим Ємельянов підкреслив символічність розміщення інсталяціїпоруч з пам’ятником «Порожня бібліотека» на Площі Бебеля, присвяченомуспаленню нацистами року на цій площі книг у 1933-му. Дипломат наголосив, щознищення української культурної спадщини є звичайною практикою російськихокупантів на тимчасово окупованих територіях України.</text:p>
      <text:p text:style-name="P4">
Директор Державної бібліотеки Берліна Ахім Бонте у своєму виступі акцентувавна солідарності з Україною та допомозі українським бібліотекам в оцифруванніархівів. Він нагадав, що Державна бібліотека має значний обсяг українськоїлітератури та цим сприяє поширенню знань про Україну та її культуру вНімеччині.</text:p>
      <text:p text:style-name="P4">
У церемонії взяли участь також заступниця директора Українського інститутукниги Олена Одинока та керівниця ініціативи «Подружжя українських дипломатів»Тетяна Сибіга. Вони поділилися особистими спогадами про українську письменницюВікторію Амеліну, яку було вбито у результаті нещодавнього російськогоракетного обстрілу Краматорська.</text:p>
      <text:p text:style-name="P4">
<text:span text:style-name="T4">
Читайте також:</text:span>
 <text:a xlink:type="simple" xlink:href="https://www.ukrinform.ua/rubric-society/3728253-peticia-pro-stvorenna-memorialu-polku-azov-na-spivocomu-poli-nabrala-neobhidnu-kilkist-golosiv.html" text:style-name="Internet_20_link" text:visited-style-name="Visited_20_Internet_20_Link">
 Петиція про створення меморіалу полку «Азов» на Співочомуполі набрала необхідну кількість голосів </text:a>
</text:p>
      <text:p text:style-name="P4">
Організація виставки стала можливою завдяки підтримці державного міністра зпитань культури та медіа ФРН Клаудії Рот, Посольства України в ФРН,Українського інституту книги та ініціативи «Подружжя українських дипломатів».</text:p>
      <text:p text:style-name="P4">
Виставка триватиме з 7 липня 8 жовтня 2023 року в Stabi Kulturwerk за адресоюStaatsbibliothek zu Berlin, Unter den Linden 8, 10117 Berlin.</text:p>
      <text:p text:style-name="P4">
</text:p>
      <text:p text:style-name="P4">
<text:a xlink:type="simple" xlink:href="https://static.ukrinform.com/photos/2023_07/1688830020-4806.jpeg" text:style-name="Internet_20_link" text:visited-style-name="Visited_20_Internet_20_Link">
 </text:a>
 <text:a xlink:type="simple" xlink:href="https://static.ukrinform.com/photos/2023_07/1688830020-4405.jpeg" text:style-name="Internet_20_link" text:visited-style-name="Visited_20_Internet_20_Link">
</text:a>
 <text:a xlink:type="simple" xlink:href="https://static.ukrinform.com/photos/2023_07/1688830020-6778.jpeg" text:style-name="Internet_20_link" text:visited-style-name="Visited_20_Internet_20_Link">
</text:a>
 <text:a xlink:type="simple" xlink:href="https://static.ukrinform.com/photos/2023_07/1688830020-9599.jpeg" text:style-name="Internet_20_link" text:visited-style-name="Visited_20_Internet_20_Link">
</text:a>
 <text:a xlink:type="simple" xlink:href="https://static.ukrinform.com/photos/2023_07/1688830020-6867.jpeg" text:style-name="Internet_20_link" text:visited-style-name="Visited_20_Internet_20_Link">
<draw:frame draw:style-name="fr1" draw:name="Image232" text:anchor-type="as-char" svg:width="6.9236in" svg:height="3.956343in" draw:z-index="0">
<draw:image xlink:href="../Images/yкринформ/2023-07-08T18-28-00-03-00/630_360_1688830020-6867.jpeg" xlink:type="simple" xlink:show="embed" xlink:actuate="onLoad" draw:mime-type="image/jpeg"/>
</draw:frame>
</text:a>
 <text:a xlink:type="simple" xlink:href="https://static.ukrinform.com/photos/2023_07/1688830020-4696.jpeg" text:style-name="Internet_20_link" text:visited-style-name="Visited_20_Internet_20_Link">
</text:a>
 <text:a xlink:type="simple" xlink:href="https://static.ukrinform.com/photos/2023_07/1688830021-3929.jpeg" text:style-name="Internet_20_link" text:visited-style-name="Visited_20_Internet_20_Link">
</text:a>
</text:p>
      <text:p text:style-name="P4">
Нагадаємо, експозиція «Sensitive Content»-«Зруйнована бібліотека» з меблями іззакладів, пошкоджених унаслідок російських обстрілів була представлена накнижковому ярмарку в німецькому Лейпцигу, а ще раніше - на Лондонськомукнижковому ярмарку.</text:p>
      <text:p text:style-name="P4">
Як відомо, загарбницька війна Росії проти України серед іншого спрямована назнищення архітектурної та культурної спадщини країни. З лютого 2022 рокуЮНЕСКО нарахувала щонайменше 260 знищених культурних об’єктів, включаючирелігійні та історичні будівлі, музеї, пам’ятники та бібліотеки.</text:p>
      <text:p text:style-name="P4">
Source: <text:a xlink:type="simple" xlink:href="https://www.ukrinform.ua/rubric-culture/3733278-u-berlini-pracue-ukrainska-instalacia-sensitive-content.html" text:style-name="Internet_20_link" text:visited-style-name="Visited_20_Internet_20_Link">
https://www.ukrinform.ua/rubric-culture/3733278-u-berlini-pracue-ukrainska-instalacia-sensitive-content.html</text:a>
</text:p>
      <!--NEWS-->
      <text:h text:style-name="P10" text:outline-level="1">
<text:span text:style-name="T4">
Українські діти долучилися до святкування Івана Купала у Тбілісі</text:span>
</text:h>
      <text:p text:style-name="P4">
Authors: Ukrinform (Person)</text:p>
      <text:p text:style-name="P4">
Publisher: Укринформ (Organization)</text:p>
      <text:p text:style-name="P4">
Published Time: 2023-07-08T18:31:00+03:00</text:p>
      <text:p text:style-name="P4">
Modified Time: 2023-07-08T18:31:00+03:00</text:p>
      <text:p text:style-name="P4">
Description: Цьогоріч на озері Лісі в м.Тбілісі відбулося Свято Івана Купала, у якому в рамках акції «Даруємо любов» взяли участь українські діти разом з дітьми-сиротами з дитячого будинку в Грузії. — Укрінформ.</text:p>
      <text:p text:style-name="P4">
Images: ['<text:a xlink:type="simple" xlink:href="https://static.ukrinform.com/photos/2023_07/thumb_files/630_360_1688830228-420.jpg" text:style-name="Internet_20_link" text:visited-style-name="Visited_20_Internet_20_Link">
630_360_16888...</text:a>
']</text:p>
      <text:p text:style-name="P4">
Tags: ['Діаспора', 'Діти', 'Грузія', 'Посольство', 'Івана Купала']</text:p>
      <text:p text:style-name="P4">
Type: Article</text:p>
      <!--METADATA-->
      <text:p text:style-name="P4">
<draw:frame draw:style-name="fr1" draw:name="Image235" text:anchor-type="as-char" svg:width="6.9236in" svg:height="3.956343in" draw:z-index="0">
<draw:image xlink:href="../Images/yкринформ/2023-07-08T18-31-00-03-00/630_360_1688830228-420.jpg" xlink:type="simple" xlink:show="embed" xlink:actuate="onLoad" draw:mime-type="image/jpeg"/>
</draw:frame>
 Цьогорічна озері Лісі в м.Тбілісі відбулося Свято Івана Купала, у якому в рамках акції«Даруємо любов» взяли участь українські діти разом з дітьми-сиротами здитячого будинку в Грузії.</text:p>
      <text:p text:style-name="P4">
Як передає Укрінформ, про це у <text:a xlink:type="simple" xlink:href="https://www.facebook.com/permalink.php" text:style-name="Internet_20_link" text:visited-style-name="Visited_20_Internet_20_Link">
 Фейсбуці</text:a>
повідомило Посольство України в Грузії.</text:p>
      <text:p text:style-name="P4">
</text:p>
      <text:p text:style-name="P4">
Святковий захід відбувся за сприяння Посольства, @Lisi Charlie Café, NGO «IACD"Revival» та разом з Iryna Ponko, Alia Znae та Наталя Верьовка.</text:p>
      <text:p text:style-name="P4">
</text:p>
      <text:p text:style-name="P4">
«В рамках акції «Даруємо любов» українські діти разом з дітьми-сиротами здитячого будинку в Грузії, отримали можливість поринути у світ традицій тазв’язку з родом й пращурами у веселій атмосфері Купальського свята –прикрашали та випікали пишну та смачну українську паляницю разом із майстринеюО.Остапчук / @Alena Ostapchuk Ridne, співали та танцювали, плели вінки зпольових квітів й пускали їх на воду озера Лісі перед заходом сонця», –йдеться в дописі.</text:p>
      <text:p text:style-name="P4">
</text:p>
      <text:p text:style-name="P4">
Також діти мали можливість подивитися український мультфільм «Викраденапринцеса: Руслан і Людмила», благодійний показ якого відбувся за сприяннякомпанії film.ua.</text:p>
      <text:p text:style-name="P4">
Посольство подякувало всім, хто долучився до організації свята.</text:p>
      <text:p text:style-name="P4">
Нагадаємо, у готельному комплексі Akhasheni wine and Spa Resort в Кахетії засприяння Посольства Грузії в Україні та всебічної підтримки Державноїмолодіжної агенції Грузії <text:a xlink:type="simple" xlink:href="https://www.ukrinform.ua/rubric-diaspora/3727844-u-gruzii-vidkrili-tabir-litnij-tabir-dla-46-ukrainskih-ditej.html" text:style-name="Internet_20_link" text:visited-style-name="Visited_20_Internet_20_Link">
 відбулося відкриття</text:a>
 тижневого літнього табору для 46українських дітей з Львівської області.</text:p>
      <text:p text:style-name="P4">
<text:span text:style-name="T5">
Фото: Вікторія Черниш, Аля Гольдмейхер, Тетяна Колотилова</text:span>
</text:p>
      <text:p text:style-name="P4">
Source: <text:a xlink:type="simple" xlink:href="https://www.ukrinform.ua/rubric-diaspora/3733279-ukrainski-diti-dolucilisa-do-svatkuvanna-ivana-kupala-u-tbilisi.html" text:style-name="Internet_20_link" text:visited-style-name="Visited_20_Internet_20_Link">
https://www.ukrinform.ua/rubric-diaspora/3733279-ukrainski-diti-dolucilisa-do-svatkuvanna-ivana-kupala-u-tbilisi.html</text:a>
</text:p>
      <!--NEWS-->
      <text:h text:style-name="P10" text:outline-level="1">
<text:span text:style-name="T4">
Франція перешкоджає відкриттю офісу НАТО в Японії – Politico</text:span>
</text:h>
      <text:p text:style-name="P4">
Authors: Ukrinform (Person)</text:p>
      <text:p text:style-name="P4">
Publisher: Укринформ (Organization)</text:p>
      <text:p text:style-name="P4">
Published Time: 2023-07-08T18:42:51+03:00</text:p>
      <text:p text:style-name="P4">
Modified Time: 2023-07-08T18:42:51+03:00</text:p>
      <text:p text:style-name="P4">
Description: Франція виступає проти відкриття офісу НАТО у Японії. Президент країни вважає, що Альянс має бути «географічно обмежений» Північною Атлантикою. — Укрінформ.</text:p>
      <text:p text:style-name="P4">
Images: ['<text:a xlink:type="simple" xlink:href="https://static.ukrinform.com/photos/2023_04/thumb_files/630_360_1681376742-155.jpg" text:style-name="Internet_20_link" text:visited-style-name="Visited_20_Internet_20_Link">
630_360_16813...</text:a>
']</text:p>
      <text:p text:style-name="P4">
Tags: ['Японія', 'НАТО', 'США']</text:p>
      <text:p text:style-name="P4">
Type: Article</text:p>
      <!--METADATA-->
      <text:p text:style-name="P4">
<draw:frame draw:style-name="fr1" draw:name="Image239" text:anchor-type="as-char" svg:width="6.9236in" svg:height="3.956343in" draw:z-index="0">
<draw:image xlink:href="../Images/yкринформ/2023-07-08T18-42-51-03-00/630_360_1681376742-155.jpg" xlink:type="simple" xlink:show="embed" xlink:actuate="onLoad" draw:mime-type="image/jpeg"/>
</draw:frame>
 Франціявиступає проти відкриття офісу НАТО у Японії. Президент країни вважає, щоАльянс має бути «географічно обмежений» Північною Атлантикою.</text:p>
      <text:p text:style-name="P4">
Як передає Укрінформ, про це повідомляє <text:a xlink:type="simple" xlink:href="https://www.politico.eu/article/emmanuel-macron-block-nato-outpost-japan-china-complaints/" text:style-name="Internet_20_link" text:visited-style-name="Visited_20_Internet_20_Link">
 Politico</text:a>
 з посиланням на поінформовані джерела.</text:p>
      <text:p text:style-name="P4">
Протягом кількох місяців офіційні особи НАТО обговорювали плани відкриттяофісу зв’язку в Японії, який став би першим форпостом союзників в Азії.</text:p>
      <text:p text:style-name="P4">
Досягнення прогресу у цьому плані мало статися на щорічному саміті <text:a xlink:type="simple" xlink:href="https://www.ukrinform.ua/tag-nato" text:style-name="Internet_20_link" text:visited-style-name="Visited_20_Internet_20_Link">
 НАТО</text:a>
 , який відбудеться у Литві наступноготижня.</text:p>
      <text:p text:style-name="P4">
Проте президент Франції Еммануель Макрон заперечує доцільність такогогеографічного розширення Альянсу, наполягаючи, що воно призведе до «ризикупереміщення» повноважень НАТО «надто далеко» від його початковоїпівнічноатлантичної спрямованості, зазначають в Politico.</text:p>
      <text:p text:style-name="P4">
«Ми принципово не «за» (ідею розширення НАТО – ред.). Що стосується офісу,японська влада сама сказала нам, що не дуже прихильна до його створення», –заявив Макрон у п’ятницю.</text:p>
      <text:p text:style-name="P4">
На переконання французького президента, НАТО має бути географічно обмеженеПівнічною Атлантикою. Він додав, що статті 5 і 6, які складають основуПівнічноатлантичного договору, є «географічними».</text:p>
      <text:p text:style-name="P4">
У виданні зазначають, що план НАТО щодо відкриття першого азійського офісуз’явився на тлі підвищеної стурбованості агресивною морською та повітряноюповедінкою Китаю щодо Тайваню, а також військ США в регіоні.</text:p>
      <text:p text:style-name="P4">
Проти ідеї відкриття офісу Альянсу в Японії окрім Франції виступає такожКитай.</text:p>
      <text:p text:style-name="P4">
<text:span text:style-name="T4">
Читайте також:</text:span>
 <text:a xlink:type="simple" xlink:href="https://www.ukrinform.ua/rubric-world/3732718-makron-zaaviv-pro-vidnovlenna-poradku-u-francii-pisla-masovih-zavorusen.html" text:style-name="Internet_20_link" text:visited-style-name="Visited_20_Internet_20_Link">
 Макрон заявив про відновлення порядку у <text:span text:style-name="T4">
Фран</text:span>
 ціїпісля масових заворушень </text:a>
</text:p>
      <text:p text:style-name="P4">
«У той час як деякі інші союзники НАТО також мають занепокоєння щодо новогоофісу, троє європейських дипломатів, які знають про поточні переговори,визнають, що найбільша опозиція йде від Франції», – підкреслили у виданні.</text:p>
      <text:p text:style-name="P4">
Як повідомляв Укрінформ, наступний саміт НАТО відбудеться у Вільнюсі 11-12липня. Серед головних тем обговорення буде продовження допомоги для України уїї боротьбі проти російської агресії.</text:p>
      <text:p text:style-name="P4">
Source: <text:a xlink:type="simple" xlink:href="https://www.ukrinform.ua/rubric-world/3733282-francia-pereskodzae-vidkrittu-ofisu-nato-v-aponii-politico.html" text:style-name="Internet_20_link" text:visited-style-name="Visited_20_Internet_20_Link">
https://www.ukrinform.ua/rubric-world/3733282-francia-pereskodzae-vidkrittu-ofisu-nato-v-aponii-politico.html</text:a>
</text:p>
      <!--NEWS-->
      <text:h text:style-name="P10" text:outline-level="1">
<text:span text:style-name="T4">
Україна повернула п’ятьох захисників «Азовсталі» за результатами переговорів із Туреччиною</text:span>
</text:h>
      <text:p text:style-name="P4">
Authors: Ukrinform (Person)</text:p>
      <text:p text:style-name="P4">
Publisher: Укринформ (Organization)</text:p>
      <text:p text:style-name="P4">
Published Time: 2023-07-08T18:51:00+03:00</text:p>
      <text:p text:style-name="P4">
Modified Time: 2023-07-08T18:51:00+03:00</text:p>
      <text:p text:style-name="P4">
Description: Україна повернула на батьківщину п’ятьох захисників «Азовсталі», які перебували в Туреччині після звільнення з російського полону, за результатами переговорів із турецькою стороною. — Укрінформ.</text:p>
      <text:p text:style-name="P4">
Images: ['<text:a xlink:type="simple" xlink:href="https://static.ukrinform.com/photos/2023_07/thumb_files/630_360_1688826346-3151.jpeg" text:style-name="Internet_20_link" text:visited-style-name="Visited_20_Internet_20_Link">
630_360_16888...</text:a>
']</text:p>
      <text:p text:style-name="P4">
Tags: ['Азов', 'Азовсталь', 'Україна', 'Туреччина', 'Полонені', 'Війна з Росією']</text:p>
      <text:p text:style-name="P4">
Type: Article</text:p>
      <!--METADATA-->
      <text:p text:style-name="P4">
<draw:frame draw:style-name="fr1" draw:name="Image240" text:anchor-type="as-char" svg:width="6.9236in" svg:height="3.956343in" draw:z-index="0">
<draw:image xlink:href="../Images/yкринформ/2023-07-08T18-51-00-03-00/630_360_1688826346-3151.jpeg" xlink:type="simple" xlink:show="embed" xlink:actuate="onLoad" draw:mime-type="image/jpeg"/>
</draw:frame>
 Українаповернула на батьківщину п’ятьох захисників «Азовсталі», які перебували вТуреччині після звільнення з російського полону, за результатами переговорівіз турецькою стороною.</text:p>
      <text:p text:style-name="P4">
Як передає Укрінформ, про це повідомляє  <text:a xlink:type="simple" xlink:href="https://president.gov.ua/news/ukrayina-povernula-na-batkivshinu-pyatoh-zahisnikiv-azovstal-84209" text:style-name="Internet_20_link" text:visited-style-name="Visited_20_Internet_20_Link">
 сайт Президента</text:a>
.</text:p>
      <text:p text:style-name="P4">
"За результатами переговорів із турецькою стороною Україна повернула набатьківщину військових – захисників « <text:a xlink:type="simple" xlink:href="https://www.ukrinform.ua/tag-azovstal" text:style-name="Internet_20_link" text:visited-style-name="Visited_20_Internet_20_Link">
 Азовсталі</text:a>
 »: командира окремого загонуспеціального призначення Національної гвардії «Азов» Героя України ДенисаПрокопенка, його заступника Святослава Паламаря, виконувача обов’язківкомандира 36-ї окремої бригади морської піхоти Сергія Волинського, старшогоофіцера «Азова» Олега Хоменка та командира 12-ї бригади Нацгвардії ДенисаШлегу", - йдеться у повідомленні.</text:p>
      <text:p text:style-name="P4">
</text:p>
      <text:p text:style-name="P4">
Військові перебували в Туреччині після звільнення з російського полону.</text:p>
      <text:p text:style-name="P4">
Президент Володимир Зеленський зустрів захисників в аеропорту Стамбула тапривітав їх із поверненням.</text:p>
      <text:p text:style-name="P4">
<text:span text:style-name="T4">
Читайте також:</text:span>
 <text:a xlink:type="simple" xlink:href="https://www.ukrinform.ua/rubric-ato/3732328-ukraina-povernula-z-rosijskogo-polonu-45-voiniv-i-dvoh-civilnih.html" text:style-name="Internet_20_link" text:visited-style-name="Visited_20_Internet_20_Link">
 Україна повернула з російського <text:span text:style-name="T4">
полон</text:span>
 у 45 воїнів ідвох цивільних </text:a>
</text:p>
      <text:p text:style-name="P4">
«Вітаю вас! Ви – наші герої. Дуже радий вашому поверненню на батьківщину.Слава Україні!» – сказав Глава держави.</text:p>
      <text:p text:style-name="P4">
На борту літака Володимир Зеленський поспілкувався із захисниками «Азовсталі»та подякував за їхню мужність та стійкість.</text:p>
      <text:p text:style-name="P4">
</text:p>
      <text:p text:style-name="P4">
<text:a xlink:type="simple" xlink:href="https://static.ukrinform.com/photos/2023_07/1688826346-1250.jpeg" text:style-name="Internet_20_link" text:visited-style-name="Visited_20_Internet_20_Link">
 </text:a>
 <text:a xlink:type="simple" xlink:href="https://static.ukrinform.com/photos/2023_07/1688826346-4322.jpeg" text:style-name="Internet_20_link" text:visited-style-name="Visited_20_Internet_20_Link">
</text:a>
 <text:a xlink:type="simple" xlink:href="https://static.ukrinform.com/photos/2023_07/1688826346-7040.jpeg" text:style-name="Internet_20_link" text:visited-style-name="Visited_20_Internet_20_Link">
</text:a>
 <text:a xlink:type="simple" xlink:href="https://static.ukrinform.com/photos/2023_07/1688826346-3407.jpeg" text:style-name="Internet_20_link" text:visited-style-name="Visited_20_Internet_20_Link">
</text:a>
 <text:a xlink:type="simple" xlink:href="https://static.ukrinform.com/photos/2023_07/1688826346-4976.jpeg" text:style-name="Internet_20_link" text:visited-style-name="Visited_20_Internet_20_Link">
</text:a>
 <text:a xlink:type="simple" xlink:href="https://static.ukrinform.com/photos/2023_07/1688826346-3151.jpeg" text:style-name="Internet_20_link" text:visited-style-name="Visited_20_Internet_20_Link">
<draw:frame draw:style-name="fr1" draw:name="Image248" text:anchor-type="as-char" svg:width="6.9236in" svg:height="3.956343in" draw:z-index="0">
<draw:image xlink:href="../Images/yкринформ/2023-07-08T18-51-00-03-00/630_360_1688826346-3151.jpeg" xlink:type="simple" xlink:show="embed" xlink:actuate="onLoad" draw:mime-type="image/jpeg"/>
</draw:frame>
</text:a>
 <text:a xlink:type="simple" xlink:href="https://static.ukrinform.com/photos/2023_07/1688826347-5480.jpeg" text:style-name="Internet_20_link" text:visited-style-name="Visited_20_Internet_20_Link">
</text:a>
 <text:a xlink:type="simple" xlink:href="https://static.ukrinform.com/photos/2023_07/1688826347-1968.jpeg" text:style-name="Internet_20_link" text:visited-style-name="Visited_20_Internet_20_Link">
</text:a>
 <text:a xlink:type="simple" xlink:href="https://static.ukrinform.com/photos/2023_07/1688826347-7781.jpeg" text:style-name="Internet_20_link" text:visited-style-name="Visited_20_Internet_20_Link">
</text:a>
 <text:a xlink:type="simple" xlink:href="https://static.ukrinform.com/photos/2023_07/1688826347-1236.jpeg" text:style-name="Internet_20_link" text:visited-style-name="Visited_20_Internet_20_Link">
</text:a>
 <text:a xlink:type="simple" xlink:href="https://static.ukrinform.com/photos/2023_07/1688826347-9571.jpeg" text:style-name="Internet_20_link" text:visited-style-name="Visited_20_Internet_20_Link">
</text:a>
 <text:a xlink:type="simple" xlink:href="https://static.ukrinform.com/photos/2023_07/1688826347-9504.jpeg" text:style-name="Internet_20_link" text:visited-style-name="Visited_20_Internet_20_Link">
</text:a>
 <text:a xlink:type="simple" xlink:href="https://static.ukrinform.com/photos/2023_07/1688826348-9624.jpeg" text:style-name="Internet_20_link" text:visited-style-name="Visited_20_Internet_20_Link">
</text:a>
 <text:a xlink:type="simple" xlink:href="https://static.ukrinform.com/photos/2023_07/1688826348-3485.jpeg" text:style-name="Internet_20_link" text:visited-style-name="Visited_20_Internet_20_Link">
</text:a>
 <text:a xlink:type="simple" xlink:href="https://static.ukrinform.com/photos/2023_07/1688826348-4336.jpeg" text:style-name="Internet_20_link" text:visited-style-name="Visited_20_Internet_20_Link">
</text:a>
 <text:a xlink:type="simple" xlink:href="https://static.ukrinform.com/photos/2023_07/1688826348-2612.jpeg" text:style-name="Internet_20_link" text:visited-style-name="Visited_20_Internet_20_Link">
</text:a>
 <text:a xlink:type="simple" xlink:href="https://static.ukrinform.com/photos/2023_07/1688826348-2499.jpeg" text:style-name="Internet_20_link" text:visited-style-name="Visited_20_Internet_20_Link">
</text:a>
 <text:a xlink:type="simple" xlink:href="https://static.ukrinform.com/photos/2023_07/1688826348-5879.jpeg" text:style-name="Internet_20_link" text:visited-style-name="Visited_20_Internet_20_Link">
</text:a>
 <text:a xlink:type="simple" xlink:href="https://static.ukrinform.com/photos/2023_07/1688826349-2255.jpeg" text:style-name="Internet_20_link" text:visited-style-name="Visited_20_Internet_20_Link">
</text:a>
 <text:a xlink:type="simple" xlink:href="https://static.ukrinform.com/photos/2023_07/1688826349-4301.jpeg" text:style-name="Internet_20_link" text:visited-style-name="Visited_20_Internet_20_Link">
</text:a>
 <text:a xlink:type="simple" xlink:href="https://static.ukrinform.com/photos/2023_07/1688826349-8195.jpeg" text:style-name="Internet_20_link" text:visited-style-name="Visited_20_Internet_20_Link">
</text:a>
 <text:a xlink:type="simple" xlink:href="https://static.ukrinform.com/photos/2023_07/1688826349-2519.jpeg" text:style-name="Internet_20_link" text:visited-style-name="Visited_20_Internet_20_Link">
</text:a>
</text:p>
      <text:p text:style-name="P4">
Як повідомляв Укрінформ, раніше Зеленський повідомив, що  <text:a xlink:type="simple" xlink:href="https://www.ukrinform.ua/rubric-society/3733242-zelenskij-povertaetsa-z-tureccini-do-ukraini-iz-zahisnikami-azovstali.html" text:style-name="Internet_20_link" text:visited-style-name="Visited_20_Internet_20_Link">
 повертається зТуреччини із захисниками "Азовсталі" </text:a>
 , які перебували там з вересня 2022 року.</text:p>
      <text:p text:style-name="P4">
Source: <text:a xlink:type="simple" xlink:href="https://www.ukrinform.ua/rubric-society/3733284-ukraina-povernula-patoh-zahisnikiv-azovstali-za-rezultatami-peregovoriv-iz-tureccinou.html" text:style-name="Internet_20_link" text:visited-style-name="Visited_20_Internet_20_Link">
https://www.ukrinform.ua/rubric-society/3733284-ukraina-povernula-patoh-zahisnikiv-azovstali-za-rezultatami-peregovoriv-iz-tureccinou.html</text:a>
</text:p>
      <!--NEWS-->
      <text:h text:style-name="P10" text:outline-level="1">
<text:span text:style-name="T4">
Родина російського виробника ракет живе в Празі - ЗМІ</text:span>
</text:h>
      <text:p text:style-name="P4">
Authors: Ukrinform (Person)</text:p>
      <text:p text:style-name="P4">
Publisher: Укринформ (Organization)</text:p>
      <text:p text:style-name="P4">
Published Time: 2023-07-08T19:08:00+03:00</text:p>
      <text:p text:style-name="P4">
Modified Time: 2023-07-08T19:08:00+03:00</text:p>
      <text:p text:style-name="P4">
Description: Сім'я російського олігарха, який виготовляє ракети, що вбивають українців, продовжує жити в Празі. — Укрінформ.</text:p>
      <text:p text:style-name="P4">
Images: ['<text:a xlink:type="simple" xlink:href="https://static.ukrinform.com/photos/2023_07/thumb_files/630_360_1688832463-304.jpg" text:style-name="Internet_20_link" text:visited-style-name="Visited_20_Internet_20_Link">
630_360_16888...</text:a>
']</text:p>
      <text:p text:style-name="P4">
Tags: ['Чехія', 'Ракета', 'Росія', 'Війна з Росією']</text:p>
      <text:p text:style-name="P4">
Type: Article</text:p>
      <!--METADATA-->
      <text:p text:style-name="P4">
<draw:frame draw:style-name="fr1" draw:name="Image265" text:anchor-type="as-char" svg:width="6.9236in" svg:height="3.956343in" draw:z-index="0">
<draw:image xlink:href="../Images/yкринформ/2023-07-08T19-08-00-03-00/630_360_1688832463-304.jpg" xlink:type="simple" xlink:show="embed" xlink:actuate="onLoad" draw:mime-type="image/jpeg"/>
</draw:frame>
 Сім'яросійського олігарха, який виготовляє ракети, що вбивають українців, продовжуєжити в Празі.</text:p>
      <text:p text:style-name="P4">
З таким заголовком у суботу вийшла новина в чеських <text:a xlink:type="simple" xlink:href="https://www.novinky.cz/clanek/valka-na-ukrajine-rodina-oligarchy-ktery-vyrabi-rakety-zabijejici-ukrajince-dal-vesele-zije-v-praze-40437146" text:style-name="Internet_20_link" text:visited-style-name="Visited_20_Internet_20_Link">
 Novinky</text:a>
 , передаєУкрінформ.</text:p>
      <text:p text:style-name="P4">
Родина Бориса Обносова, керівника російського ВАТ «Корпорація Тактичне ракетнеозброєння», компанії, що розробляє та виготовляє ракети, якими Росія обстрілюєукраїнську територію, володіє нерухомістю в Чехії на сотні мільйонів крон,йдеться у матеріалі.</text:p>
      <text:p text:style-name="P4">
<text:span text:style-name="T4">
Читайте також:</text:span>
 <text:a xlink:type="simple" xlink:href="https://www.ukrinform.ua/rubric-regions/3733201-u-lvovi-prosautsa-z-troma-zagiblimi-vnaslidok-raketnogo-obstrilu.html" text:style-name="Internet_20_link" text:visited-style-name="Visited_20_Internet_20_Link">
 У Львові прощаються з трьома загиблими внаслідок<text:span text:style-name="T4">
ракет</text:span>
 ного обстрілу </text:a>
</text:p>
      <text:p text:style-name="P4">
Обносов, зауважує автор, не значиться ні в чеському, ні в європейськомусанкційних списках, хоча очолюваний ним холдинг - так. На ситуацію звернулаувагу група Фонду боротьби з корупцією Олексія Навального.</text:p>
      <text:p text:style-name="P4">
За даними активістів, зять Обносова - Ростислав Зоріков мешкає з червня 2020року в Празі, де має вид на постійне проживання. Його нерухомість коштує понадсто мільйонів крон (близько 4,2 млн євро).</text:p>
      <text:p text:style-name="P4">
«Зоріков не тільки продовжує жити в Празі, але й живе як бандит. Він їздить нарозкішних автомобілях, хоча офіційно не має доходів, і б’є людей, якінаважуються протестувати проти корупції та несправедливості», – написалакерівниця відділу розслідувань ФБК Марія Певчих у суботу в Twitter. Вонадодала відео начебто атаки Зорікова.</text:p>
      <text:p text:style-name="P4">
<text:span text:style-name="T4">
Читайте також:</text:span>
 <text:a xlink:type="simple" xlink:href="https://www.ukrinform.ua/rubric-ato/3733203-zavdanna-iz-zahistu-neba-kieva-vid-rosijskih-raket-majze-virisene-reznikov.html" text:style-name="Internet_20_link" text:visited-style-name="Visited_20_Internet_20_Link">
 Завдання із захисту неба Києва від російських <text:span text:style-name="T4">
ракет</text:span>
майже вирішене - Резніков </text:a>
</text:p>
      <text:p text:style-name="P4">
Російський антивоєнний рух «Весна» в Празі підтвердив, що Зоріков напав на їхактивіста, постраждалий був доставлений до лікарні з саднами та синцями.</text:p>
      <text:p text:style-name="P4">
У Міністерстві закордонних справ ЧР відмовилися коментувати цю справу. «Зміркувань безпеки ми не оприлюднюємо подробиці процесу внесення юридичних осібдо національного списку санкцій», – заявив речник відомства.</text:p>
      <text:p text:style-name="P4">
Ростислав Зоріков - чоловік дочки Обносова Ольги, яка працює в івент-агентстві, що спеціалізується на елітних весіллях і урочистостях в Росії і закордоном. За даними Фонду Навального, Ольга також має 20% акцій в холдингусвого батька.</text:p>
      <text:p text:style-name="P4">
<text:span text:style-name="T4">
Читайте також:</text:span>
 <text:a xlink:type="simple" xlink:href="https://www.ukrinform.ua/rubric-regions/3733059-rosiani-za-dobu-zavdali-62-udari-po-zaporizkij-oblasti-dvoe-poranenih.html" text:style-name="Internet_20_link" text:visited-style-name="Visited_20_Internet_20_Link">
 Росіяни за добу завдали 62 удари по Запорізькій області,двоє поранених </text:a>
</text:p>
      <text:p text:style-name="P4">
Згідно з інформацією фонду від травня цього року, Зоріков володіє активами насуму приблизно 188 мільйонів крон через дві компанії. Компанії офіційноорієнтовані на будівництво та оренду нерухомості, квартир та нежитловихприміщень. Через другу компанію, за даними Фонду Навального, Зоріков володієчотириповерховим будинком у Жижкові, вартість якого становить близько 140мільйонів крон.</text:p>
      <text:p text:style-name="P4">
Як відомо, російське ВАТ «Корпорація Тактичне ракетне озброєння», яким Обносовкерує останні двадцять років, з 1950-х років розробляє військові ракети.</text:p>
      <text:p text:style-name="P4">
Фото: novinky.cz</text:p>
      <text:p text:style-name="P4">
Source: <text:a xlink:type="simple" xlink:href="https://www.ukrinform.ua/rubric-world/3733287-rodina-rosijskogo-virobnika-raket-zive-v-prazi-zmi.html" text:style-name="Internet_20_link" text:visited-style-name="Visited_20_Internet_20_Link">
https://www.ukrinform.ua/rubric-world/3733287-rodina-rosijskogo-virobnika-raket-zive-v-prazi-zmi.html</text:a>
</text:p>
      <!--NEWS-->
      <text:h text:style-name="P10" text:outline-level="1">
<text:span text:style-name="T4">
Ферстаппен - переможець кваліфікації Гран-прі Великої Британії</text:span>
</text:h>
      <text:p text:style-name="P4">
Authors: Ukrinform (Person)</text:p>
      <text:p text:style-name="P4">
Publisher: Укринформ (Organization)</text:p>
      <text:p text:style-name="P4">
Published Time: 2023-07-08T19:21:46+03:00</text:p>
      <text:p text:style-name="P4">
Modified Time: 2023-07-08T19:21:46+03:00</text:p>
      <text:p text:style-name="P4">
Description: Для нідерландця це 5-й поул поспіль. — Укрінформ.</text:p>
      <text:p text:style-name="P4">
Images: ['<text:a xlink:type="simple" xlink:href="https://static.ukrinform.com/photos/2023_07/thumb_files/630_360_1688833236-153.jpg" text:style-name="Internet_20_link" text:visited-style-name="Visited_20_Internet_20_Link">
630_360_16888...</text:a>
']</text:p>
      <text:p text:style-name="P4">
Tags: ['Формула-1']</text:p>
      <text:p text:style-name="P4">
Type: Article</text:p>
      <!--METADATA-->
      <text:p text:style-name="P4">
<draw:frame draw:style-name="fr1" draw:name="Image266" text:anchor-type="as-char" svg:width="6.9236in" svg:height="3.956343in" draw:z-index="0">
<draw:image xlink:href="../Images/yкринформ/2023-07-08T19-21-46-03-00/630_360_1688833236-153.jpg" xlink:type="simple" xlink:show="embed" xlink:actuate="onLoad" draw:mime-type="image/jpeg"/>
</draw:frame>
 Длянідерландця це 5-й поул поспіль.</text:p>
      <text:p text:style-name="P4">
Лідер загального заліку Формули-1 став володарем поул-позиції вп’яте поспіль івсьоме цього сезону, передає Укрінформ.</text:p>
      <text:p text:style-name="P4">
Другий та третій час кваліфікації Гран-прі Великої Британії показали пілоти«Макларен» Ландо Норріс та Оскар Піастрі. Це найкращий результат австралійця укар’єрі у кваліфікації Формули-1.</text:p>
      <text:p text:style-name="P4">
Ще один пілот «Ред Булл» Серхіо Перес не зміг подолати перший сегменткваліфікації, показавши 16-й час.</text:p>
      <text:p text:style-name="P4">
<text:span text:style-name="T4">
Читайте також:</text:span>
 <text:a xlink:type="simple" xlink:href="https://www.ukrinform.ua/rubric-sports/3730618-formula1-ferstappen-vigrav-granpri-avstrii.html" text:style-name="Internet_20_link" text:visited-style-name="Visited_20_Internet_20_Link">
 «Формула-1»: <text:span text:style-name="T4">
Ферстаппен</text:span>
 виграв Гран-прі Австрії</text:a>
</text:p>
      <text:p text:style-name="P4">
Як повідомляв Укрінформ, головна гонка Гран-прі Великої Британії відбудеться унеділю, 9 липня, початок – о 17:00 за Києвом.</text:p>
      <text:p text:style-name="P4">
Фото: Getty Images</text:p>
      <text:p text:style-name="P4">
Source: <text:a xlink:type="simple" xlink:href="https://www.ukrinform.ua/rubric-sports/3733289-ferstappen-peremozec-kvalifikacii-granpri-velikoi-britanii.html" text:style-name="Internet_20_link" text:visited-style-name="Visited_20_Internet_20_Link">
https://www.ukrinform.ua/rubric-sports/3733289-ferstappen-peremozec-kvalifikacii-granpri-velikoi-britanii.html</text:a>
</text:p>
      <!--NEWS-->
      <text:h text:style-name="P10" text:outline-level="1">
<text:span text:style-name="T4">
Ворог зосередив зусилля на чотирьох напрямках – за добу понад 25 бойових зіткнень</text:span>
</text:h>
      <text:p text:style-name="P4">
Authors: Ukrinform (Person)</text:p>
      <text:p text:style-name="P4">
Publisher: Укринформ (Organization)</text:p>
      <text:p text:style-name="P4">
Published Time: 2023-07-08T19:27:00+03:00</text:p>
      <text:p text:style-name="P4">
Modified Time: 2023-07-08T19:27:00+03:00</text:p>
      <text:p text:style-name="P4">
Description: На Лиманському, Бахмутському, Авдіївському та Мар’їнському напрямках протягом доби відбулось понад 25 бойових зіткнень. — Укрінформ.</text:p>
      <text:p text:style-name="P4">
Images: ['<text:a xlink:type="simple" xlink:href="https://static.ukrinform.com/photos/2023_06/thumb_files/630_360_1687795781-867.jpg" text:style-name="Internet_20_link" text:visited-style-name="Visited_20_Internet_20_Link">
630_360_16877...</text:a>
']</text:p>
      <text:p text:style-name="P4">
Tags: ['Генштаб', 'Обстріл', 'ЗСУ', 'Війна з Росією']</text:p>
      <text:p text:style-name="P4">
Type: Article</text:p>
      <!--METADATA-->
      <text:p text:style-name="P4">
<draw:frame draw:style-name="fr1" draw:name="Image267" text:anchor-type="as-char" svg:width="6.9236in" svg:height="3.956343in" draw:z-index="0">
<draw:image xlink:href="../Images/yкринформ/2023-07-08T19-27-00-03-00/630_360_1687795781-867.jpg" xlink:type="simple" xlink:show="embed" xlink:actuate="onLoad" draw:mime-type="image/jpeg"/>
</draw:frame>
 НаЛиманському, Бахмутському, Авдіївському та Мар’їнському напрямках протягомдоби відбулось понад 25 бойових зіткнень.</text:p>
      <text:p text:style-name="P4">
Як передає Укрінформ, про це Генеральний штаб Збройних сил України повідомляєу  <text:a xlink:type="simple" xlink:href="https://www.facebook.com/GeneralStaff.ua/posts/pfbid02EaFvSdZmWoUP9eBTrQiSLJTemktF3njBBP5GDR6JBeXBRn8kubGZMPpEgvvLHrYbl" text:style-name="Internet_20_link" text:visited-style-name="Visited_20_Internet_20_Link">
 Фейсбуці</text:a>
.</text:p>
      <text:p text:style-name="P4">
“Противник зосереджує основні зусилля на Лиманському, Бахмутському,Авдіївському та Мар’їнському напрямках - протягом доби відбулось понад 25бойових зіткнень”, - ідеться в повідомленні.</text:p>
      <text:p text:style-name="P4">
За даними Генштабу, протягом доби російські військові завдали черговогоракетно-авіаційного удару по території України, застосувавши зенітні керованіракети із зенітно-ракетних комплексів С-300 та іранські ударні безпілотнілітальні апарати Shahed. В результаті бойової роботи підрозділамиПротиповітряної оборони знищено п’ять ударних БпЛА типу Shahed.</text:p>
      <text:p text:style-name="P4">
Частина ударних БпЛА влучила в промислові об’єкти та об’єкти інфраструктури вДніпропетровській та Кіровоградській областях.</text:p>
      <text:p text:style-name="P4">
Також росіяни завдали 34 авіаційних удари, здійснили 42 обстріли з реактивнихсистем залпового вогню. Зокрема, внаслідок обстрілу російськими військовимиміста Лиман вісім цивільних людей загинули і 13 поранено.</text:p>
      <text:p text:style-name="P4">
<text:span text:style-name="T4">
Читайте також:</text:span>
 <text:a xlink:type="simple" xlink:href="https://www.ukrinform.ua/rubric-ato/3733221-unaslidok-obstrilu-limana-zaginuli-semero-ludej-sered-poranenih-dvoe-u-tazkomu-stani.html" text:style-name="Internet_20_link" text:visited-style-name="Visited_20_Internet_20_Link">
 Обстріл <text:span text:style-name="T4">
Лиман</text:span>
 а: загинули семеро людей, середпоранених двоє у тяжкому стані </text:a>
</text:p>
      <text:p text:style-name="P4">
Ймовірність завдання ракетних та авіаційних ударів по всій території Українизалишається високою.</text:p>
      <text:p text:style-name="P4">
За даними Генштабу, на <text:span text:style-name="T4">
Волинському та Поліському напрямках</text:span>
 оперативнаобстановка без суттєвих змін. Ознак формування наступальних угруповань невиявлено. Визначені підрозділи Збройних сил Білорусі виконують завдання уприкордонних з Україною районах.</text:p>
      <text:p text:style-name="P4">
На <text:span text:style-name="T4">
Сіверському та Слобожанському напрямках</text:span>
 агресор зберігає військовуприсутність. Протягом доби завдав авіаційного удару в районі Вовківки Сумськоїобласті. Здійснив мінометні та артилерійські обстріли понад 25 населенихпунктів, зокрема, Карповичів Чернігівської області; Зноб-Новгородського,Білопілля Сумської області та Гатища, Вовчанська, Варварівки Харківськоїобласті.</text:p>
      <text:p text:style-name="P4">
На <text:span text:style-name="T4">
Куп’янському напрямку</text:span>
 росіяни завдали авіаудару біля НовоєгорівкиЛуганської області. Ворог намагався наступати в районах Берестового,Новоселівського та Стельмахівки Луганської області. Українські воїни стійкотримають оборону, відбили усі атаки ворога. Артилерійських і мінометнихобстрілів противника зазнали Фиголівка, Куп’янськ, Кислівка та Кам’янкаХарківської області.</text:p>
      <text:p text:style-name="P4">
На <text:span text:style-name="T4">
Лиманському напрямку</text:span>
 протягом доби російська армія вела штурмові дії танамагалася витіснити українські війська із займаних позицій в районі ВеселогоДонецької області, успіху не мала.</text:p>
      <text:p text:style-name="P4">
Також ворог завдав авіаційних ударів біля Невського Луганської області таСпірного Донецької області. Артилерійських обстрілів зазнали понад 10населених пунктів, зокрема Невське, Білогорівка Луганської області таВерхньокам’янське і Веселе на Донеччині.</text:p>
      <text:p text:style-name="P4">
<text:span text:style-name="T4">
Читайте також:</text:span>
 <text:a xlink:type="simple" xlink:href="https://www.ukrinform.ua/rubric-ato/3733265-porazki-rosii-na-fronti-ostatocno-perenesut-vijnu-u-ii-vnutrisnij-prostir-op.html" text:style-name="Internet_20_link" text:visited-style-name="Visited_20_Internet_20_Link">
 <text:span text:style-name="T4">
Поразки</text:span>
 <text:span text:style-name="T4">
Росії</text:span>
 на <text:span text:style-name="T4">
фронті</text:span>
 <text:span text:style-name="T4">
остаточно</text:span>
<text:span text:style-name="T4">
перенесуть</text:span>
 <text:span text:style-name="T4">
війну</text:span>
 у її <text:span text:style-name="T4">
внутрішній</text:span>
 <text:span text:style-name="T4">
простір</text:span>
 - ОП</text:a>
</text:p>
      <text:p text:style-name="P4">
На <text:span text:style-name="T4">
Бахмутському напрямку</text:span>
 агресор завдав авіаційних ударів в районахДружківки та Білої Гори. Від ворожих артилерійських обстрілів постраждалипонад 10 населених пунктів, серед них - Богданівка, Хромове, Часів Яр,Іванівське Донецької області.</text:p>
      <text:p text:style-name="P4">
На <text:span text:style-name="T4">
Авдіївському напрямку</text:span>
 ворог здійснював безуспішні наступальні дії врайонах Новокалинового, Степового, Первомайського та Невельського. Окрім того,росіяни завдали авіаційного удару в районі Авдіївки. У той же час агресорздійснив артилерійські <text:a xlink:type="simple" xlink:href="https://www.ukrinform.ua/tag-obstril" text:style-name="Internet_20_link" text:visited-style-name="Visited_20_Internet_20_Link">
 обстріли </text:a>
понад 15 населених пунктів, зокрема, Керамік, Авдіївки, Первомайського таСеменівки Донецької області.</text:p>
      <text:p text:style-name="P4">
На <text:span text:style-name="T4">
Мар’їнському напрямку</text:span>
 під ворожим вогнем артилерії українські захисникивідбили усі атаки агресора в районі міста Мар’їнка. Також агресор завдававіаційних ударів біля Красногорівки та Новомихайлівки Донецької області.Здійснив обстріли населених пунктів Георгіївка, Єлизаветівка, Красногорівка,Олександропіль, Мар'їнка та Катеринівка.</text:p>
      <text:p text:style-name="P4">
На <text:span text:style-name="T4">
Шахтарському напрямку</text:span>
 противник вів безуспішні наступальні дії в районіБлагодатного Донецької області. Там він завдав авіаційного удару. Здійснивобстріли понад 10 населених пунктів, зокрема, постраждали Новомихайлівка,Вугледар, Золота Нива та Шахтарське Донецької області.</text:p>
      <text:p text:style-name="P4">
На <text:span text:style-name="T4">
Запорізькому та Херсонському напрямках</text:span>
 агресор зосереджує основнізусилля на недопущенні подальшого просування українських військ. Також ворогзавдав авіаційного удару в районі Козацького Херсонської області. Здійснивартилерійські обстріли понад 20 населених пунктів, серед них - Новодарівка,Левадне, Малинівка, Гуляйполе Запорізької області; Гаврилівка, Антонівка,Золота Балка Херсонської області, місто Херсон та Іванівка і Очаків наМиколаївщині.</text:p>
      <text:p text:style-name="P4">
<text:span text:style-name="T4">
Читайте також:</text:span>
 <text:a xlink:type="simple" xlink:href="https://www.ukrinform.ua/rubric-ato/3733229-oon-pidtverdila-zagibel-9177-civilnih-v-ukraini-vid-pocatku-vijni.html" text:style-name="Internet_20_link" text:visited-style-name="Visited_20_Internet_20_Link">
 <text:span text:style-name="T4">
ООН</text:span>
 <text:span text:style-name="T4">
підтвердила</text:span>
 <text:span text:style-name="T4">
загибель</text:span>
 <text:span text:style-name="T4">
9177</text:span>
<text:span text:style-name="T4">
цивільних</text:span>
 в <text:span text:style-name="T4">
Україні</text:span>
 <text:span text:style-name="T4">
від</text:span>
 <text:span text:style-name="T4">
початку</text:span>
 <text:span text:style-name="T4">
війни</text:span>
</text:a>
</text:p>
      <text:p text:style-name="P4">
“Сили оборони України продовжують ведення наступальної операції на<text:span text:style-name="T4">
Мелітопольському та Бердянському напрямках</text:span>
 , закріплюються на досягнутихрубежах, здійснюють заходи контрбатарейної боротьби”, - йдеться уповідомленні.</text:p>
      <text:p text:style-name="P4">
За даними Генштабу, Авіація сил оборони за добу завдала 7 ударів по районахзосередження особового складу агресора. Підрозділи ракетних військ і артилеріїпротягом доби уразили 11 артилерійських засобів на вогневих позиціях, одинсклад боєприпасів, три засоби протиповітряної оборони та дві станціїрадіоелектронної боротьби російських військ.</text:p>
      <text:p text:style-name="P4">
Як повідомляв Укрінформ,  <text:a xlink:type="simple" xlink:href="https://www.ukrinform.ua/rubric-ato/3733034-sili-oboroni-likviduvali-vze-233-440-rosijskih-vijskovih.html" text:style-name="Internet_20_link" text:visited-style-name="Visited_20_Internet_20_Link">
 Сили оборони України</text:a>
 з 24 лютого 2022 року по 8 липня 2023року ліквідували близько 233 тисяч 440 російських загарбників, тільки заминулу добу - 630.</text:p>
      <text:p text:style-name="P4">
<text:span text:style-name="T5">
Фото: Генштаб</text:span>
</text:p>
      <text:p text:style-name="P4">
Source: <text:a xlink:type="simple" xlink:href="https://www.ukrinform.ua/rubric-ato/3733292-armia-rf-zoseredila-zusilla-na-cotiroh-napramkah-za-dobu-ponad-25-bojovih-zitknen.html" text:style-name="Internet_20_link" text:visited-style-name="Visited_20_Internet_20_Link">
https://www.ukrinform.ua/rubric-ato/3733292-armia-rf-zoseredila-zusilla-na-cotiroh-napramkah-za-dobu-ponad-25-bojovih-zitknen.html</text:a>
</text:p>
      <!--NEWS-->
      <text:h text:style-name="P10" text:outline-level="1">
<text:span text:style-name="T4">
Росіяни обстріляли Нікопольщину з важкої артилерії</text:span>
</text:h>
      <text:p text:style-name="P4">
Authors: Ukrinform (Person)</text:p>
      <text:p text:style-name="P4">
Publisher: Укринформ (Organization)</text:p>
      <text:p text:style-name="P4">
Published Time: 2023-07-08T19:48:00+03:00</text:p>
      <text:p text:style-name="P4">
Modified Time: 2023-07-08T19:48:00+03:00</text:p>
      <text:p text:style-name="P4">
Description: Ворожа армія вдень знову обстріляла Нікопольський район - вдарила по Марганецькій громаді. — Укрінформ.</text:p>
      <text:p text:style-name="P4">
Images: ['<text:a xlink:type="simple" xlink:href="https://static.ukrinform.com/photos/2020_01/thumb_files/630_360_1578295367-779.jpg" text:style-name="Internet_20_link" text:visited-style-name="Visited_20_Internet_20_Link">
630_360_15782...</text:a>
']</text:p>
      <text:p text:style-name="P4">
Tags: ['Дніпропетровщина', 'Обстріл', 'Війна з Росією']</text:p>
      <text:p text:style-name="P4">
Type: Article</text:p>
      <!--METADATA-->
      <text:p text:style-name="P4">
<draw:frame draw:style-name="fr1" draw:name="Image268" text:anchor-type="as-char" svg:width="6.9236in" svg:height="3.956343in" draw:z-index="0">
<draw:image xlink:href="../Images/yкринформ/2023-07-08T19-48-00-03-00/630_360_1578295367-779.jpg" xlink:type="simple" xlink:show="embed" xlink:actuate="onLoad" draw:mime-type="image/jpeg"/>
</draw:frame>
 Ворожаармія вдень знову обстріляла Нікопольський район - вдарила по Марганецькійгромаді.</text:p>
      <text:p text:style-name="P4">
Про це в <text:a xlink:type="simple" xlink:href="https://t.me/dnipropetrovskaODA/5848" text:style-name="Internet_20_link" text:visited-style-name="Visited_20_Internet_20_Link">
 Телеграмі </text:a>
 повідомляє головаДніпропетровської ОВА Сергій Лисак, передає Укрінформ</text:p>
      <text:p text:style-name="P4">
"Сьогодні агресор цілив по Марганецькій громаді Нікопольського району. Двічібив по тамтешніх селах з важкої артилерії", - йдеться у дописі.</text:p>
      <text:p text:style-name="P4">
<text:span text:style-name="T4">
Читайте також:</text:span>
 <text:a xlink:type="simple" xlink:href="https://www.ukrinform.ua/rubric-ato/3733221-unaslidok-obstrilu-limana-zaginuli-semero-ludej-sered-poranenih-dvoe-u-tazkomu-stani.html" text:style-name="Internet_20_link" text:visited-style-name="Visited_20_Internet_20_Link">
 <text:span text:style-name="T4">
Обстріл</text:span>
 Лимана: загинули семеро людей, середпоранених двоє у тяжкому стані </text:a>
</text:p>
      <text:p text:style-name="P4">
Загиблих і поранених немає.</text:p>
      <text:p text:style-name="P4">
Інформація щодо наслідків обстрілів уточнюється.</text:p>
      <text:p text:style-name="P4">
Як повідомляв Укрінформ, <text:a xlink:type="simple" xlink:href="https://www.ukrinform.ua/rubric-vidbudova/3733244-na-nikopolsini-vidnovili-vodopostacanna-dla-ponad-1800-ludej.html" text:style-name="Internet_20_link" text:visited-style-name="Visited_20_Internet_20_Link">
 у Нікопольському районі частково модернізувалимережі та відновили водопостачання для понад 1800 людей</text:a>
 .</text:p>
      <text:p text:style-name="P4">
Source: <text:a xlink:type="simple" xlink:href="https://www.ukrinform.ua/rubric-ato/3733297-vorog-obstrilav-nikopolsinu-z-vazkoi-artilerii.html" text:style-name="Internet_20_link" text:visited-style-name="Visited_20_Internet_20_Link">
https://www.ukrinform.ua/rubric-ato/3733297-vorog-obstrilav-nikopolsinu-z-vazkoi-artilerii.html</text:a>
</text:p>
      <!--NEWS-->
      <text:h text:style-name="P10" text:outline-level="1">
<text:span text:style-name="T4">
У Харкові пройшов забіг в межах проєкту «Активні парки – локації здорової України»</text:span>
</text:h>
      <text:p text:style-name="P4">
Authors: Ukrinform (Person)</text:p>
      <text:p text:style-name="P4">
Publisher: Укринформ (Organization)</text:p>
      <text:p text:style-name="P4">
Published Time: 2023-07-08T1:13:52+03:00</text:p>
      <text:p text:style-name="P4">
Modified Time: 2023-07-08T21:13:52+03:00</text:p>
      <text:p text:style-name="P4">
Description: У Харкові пройшов перший від початку повномасштабного вторгнення забіг в межах проєкту Президента Володимира Зеленського «Активні парки – локації здорової України». — Укрінформ.</text:p>
      <text:p text:style-name="P4">
Images: ['<text:a xlink:type="simple" xlink:href="https://static.ukrinform.com/photos/2023_07/thumb_files/630_360_1688839987-706.jpg" text:style-name="Internet_20_link" text:visited-style-name="Visited_20_Internet_20_Link">
630_360_16888...</text:a>
']</text:p>
      <text:p text:style-name="P4">
Tags: ['Україна', 'Харків', 'Забіг']</text:p>
      <text:p text:style-name="P4">
Type: Article</text:p>
      <!--METADATA-->
      <text:p text:style-name="P4">
<draw:frame draw:style-name="fr1" draw:name="Image269" text:anchor-type="as-char" svg:width="6.9236in" svg:height="3.956343in" draw:z-index="0">
<draw:image xlink:href="../Images/yкринформ/2023-07-08T1-13-52-03-00/630_360_1688839987-706.jpg" xlink:type="simple" xlink:show="embed" xlink:actuate="onLoad" draw:mime-type="image/jpeg"/>
</draw:frame>
 У Харковіпройшов перший від початку повномасштабного вторгнення забіг в межах проєктуПрезидента Володимира Зеленського «Активні парки – локації здорової України».</text:p>
      <text:p text:style-name="P4">
Про це повідомила в <text:a xlink:type="simple" xlink:href="https://t.me/kharkivoda/10773" text:style-name="Internet_20_link" text:visited-style-name="Visited_20_Internet_20_Link">
 Телеграмі </text:a>
 ХарківськаОВА, передає Укрінформ.</text:p>
      <text:p text:style-name="P4">
"Заступники начальника Харківської ОВА Роман Семенуха та Євген Івановдолучилися до забігу в межах проєкту Президента України «Активні парки –локації здорової України». В заході взяли участь три групи – дві з бігу таодна зі скандинавської ходи. Учасники долали відстань у 5 кілометрів", -йдеться у дописі.</text:p>
      <text:p text:style-name="P4">
<text:span text:style-name="T4">
Читайте також:</text:span>
 <text:a xlink:type="simple" xlink:href="https://www.ukrinform.ua/rubric-diaspora/3715573-ukrainski-veterani-vzali-ucast-u-zabigu-v-cikago.html" text:style-name="Internet_20_link" text:visited-style-name="Visited_20_Internet_20_Link">
 Українські ветерани взяли участь у <text:span text:style-name="T4">
забіг</text:span>
 у в Чикаго</text:a>
</text:p>
      <text:p text:style-name="P4">
Як повідомляв Укрінформ, у Києві 11 червня відбудеться благодійний забіг упам’ять про полеглого у бою майора Головного управління розвідки Міністерстваоборони України Олексія Чубашева («Рекрута»).</text:p>
      <text:p text:style-name="P4">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Останній енергоблок ЗАЕС залишається у стані «гарячого зупину» - розвідка</text:span>
</text:h>
      <text:p text:style-name="P4">
Authors: Ukrinform (Person)</text:p>
      <text:p text:style-name="P4">
Publisher: Укринформ (Organization)</text:p>
      <text:p text:style-name="P4">
Published Time: 2023-07-08T20:09:00+03:00</text:p>
      <text:p text:style-name="P4">
Modified Time: 2023-07-08T20:09:00+03:00</text:p>
      <text:p text:style-name="P4">
Description: Наразі останній енергоблок Запорізької АЕС продовжує перебувати у стані "гарячого зупину". — Укрінформ.</text:p>
      <text:p text:style-name="P4">
Images: ['<text:a xlink:type="simple" xlink:href="https://static.ukrinform.com/photos/2016_02/thumb_files/630_360_1456158015-9600.jpg" text:style-name="Internet_20_link" text:visited-style-name="Visited_20_Internet_20_Link">
630_360_14561...</text:a>
']</text:p>
      <text:p text:style-name="P4">
Tags: ['Розвідка', 'Запорізька АЕС', 'Війна з Росією', 'Єдині новини']</text:p>
      <text:p text:style-name="P4">
Type: Article</text:p>
      <!--METADATA-->
      <text:p text:style-name="P4">
<draw:frame draw:style-name="fr1" draw:name="Image270" text:anchor-type="as-char" svg:width="6.9236in" svg:height="3.956343in" draw:z-index="0">
<draw:image xlink:href="../Images/yкринформ/2023-07-08T20-09-00-03-00/630_360_1456158015-9600.jpg" xlink:type="simple" xlink:show="embed" xlink:actuate="onLoad" draw:mime-type="image/jpeg"/>
</draw:frame>
 Наразіостанній енергоблок Запорізької АЕС продовжує перебувати у стані "гарячогозупину".</text:p>
      <text:p text:style-name="P4">
Як передає Укрінформ, про це в <text:a xlink:type="simple" xlink:href="https://www.youtube.com/watch" text:style-name="Internet_20_link" text:visited-style-name="Visited_20_Internet_20_Link">
 ефірі загальнонаціонального телемарафону«Єдині новини»</text:a>
заявив представник Головного управління розвідки Міністерства оборони УкраїниАндрій Юсов.</text:p>
      <text:p text:style-name="P4">
“Наразі останній енергоблок ЗАЕС продовжує перебувати у стані "гарячогозупину". Це означає, що цей блок продовжує становити підвищену небезпеку”, -сказав Юсов.</text:p>
      <text:p text:style-name="P4">
<text:span text:style-name="T4">
Читайте також:</text:span>
 <text:a xlink:type="simple" xlink:href="https://www.ukrinform.ua/rubric-ato/3733112-rosiani-dostavlaut-na-zaes-mini-ta-vibuhovi-recovini-rozvidka.html" text:style-name="Internet_20_link" text:visited-style-name="Visited_20_Internet_20_Link">
 Росіяни доставляють на <text:span text:style-name="T4">
ЗАЕС</text:span>
 міни та вибухові речовини- розвідка </text:a>
</text:p>
      <text:p text:style-name="P4">
Він нагадав, що сьогодні ГУР оприлюднило карту мінно-вибухових загороджень,які окупанти розмістили на території ЗАЕС.</text:p>
      <text:p text:style-name="P4">
“З одного боку, це “привіт” усім “голубам миру”, які кажуть за кордоном, що небачать проблем у діях окупантів. З іншого боку, це сигнал для самих окупантівпро те, що українці точно все бачать. Власне, рашисти вже зреагували наоприлюднення цієї інформації і терміново представники росгвардії виїхали тудидля того, щоб вносити відповідні корективи”, - зазначив Юсов.</text:p>
      <text:p text:style-name="P4">
Він пояснив, що ця карта показує лише на рівні мінно-вибухових загороджень, щовідбувається на станції. За його словами, наразі вся територія станціїзамінована. Крім цього, є ще окреме мінування, окрема техніка, вантажівки звибухівкою.</text:p>
      <text:p text:style-name="P4">
<text:span text:style-name="T4">
Читайте також:</text:span>
 <text:a xlink:type="simple" xlink:href="https://www.ukrinform.ua/rubric-ato/3733058-kirienko-pobuvav-na-zaes-dla-virisenna-problem-z-personalom-rozvidka.html" text:style-name="Internet_20_link" text:visited-style-name="Visited_20_Internet_20_Link">
 Кірієнко побував на <text:span text:style-name="T4">
ЗАЕС</text:span>
 для «вирішення проблем» зперсоналом - розвідка </text:a>
</text:p>
      <text:p text:style-name="P4">
Юсов підкреслив, що процес мінування продовжується.</text:p>
      <text:p text:style-name="P4">
“Поки об'єкт знаходиться у руках окупантів небезпека зберігається. Аленеймовірними зусиллями Україна, Сектор безпеки і оборони, наша дипломатія,воєнно-політичне керівництво вживає публічних і не публічних заходів для того,щоб впливати на зменшення рівня небезпеки”, - зауважив представник ГУР.</text:p>
      <text:p text:style-name="P4">
Він наголосив, що весь світ має пам'ятати, що ЗАЕС в Європі незаконнозахоплена терористами, які вже здійснювали як теракти, так і воєнні злочини,які вже практикували ядерний шантаж. На його переконання, це той виклик наякий Україна і весь світ мають реагувати до повної демілітаризації станції,шляхом виведення звідти окупантів і повернення ЗАЕС під законний контрольУкраїни.</text:p>
      <text:p text:style-name="P4">
<text:span text:style-name="T4">
Читайте також:</text:span>
 <text:a xlink:type="simple" xlink:href="https://www.ukrinform.ua/rubric-economy/3732795-imovirnij-terakt-na-zaes-ne-matime-radiacijnih-naslidkiv-ale-vdarit-po-ekonomici-ekspert.html" text:style-name="Internet_20_link" text:visited-style-name="Visited_20_Internet_20_Link">
 Імовірний теракт на <text:span text:style-name="T4">
ЗАЕС</text:span>
 не матиме радіаційнихнаслідків, але вдарить по економіці - експерт</text:a>
</text:p>
      <text:p text:style-name="P4">
Як повідомляв Укрінформ, російські загарбники доставляють на територіюЗапорізької атомної електростанції міни та вибухові речовини.</text:p>
      <text:p text:style-name="P4">
Source: <text:a xlink:type="simple" xlink:href="https://www.ukrinform.ua/rubric-ato/3733302-ostannij-energoblok-zaes-zalisaetsa-u-stani-garacogo-zupinu-rozvidka.html" text:style-name="Internet_20_link" text:visited-style-name="Visited_20_Internet_20_Link">
https://www.ukrinform.ua/rubric-ato/3733302-ostannij-energoblok-zaes-zalisaetsa-u-stani-garacogo-zupinu-rozvidka.html</text:a>
</text:p>
      <!--NEWS-->
      <text:h text:style-name="P10" text:outline-level="1">
<text:span text:style-name="T4">
Цуренко: Деякі розіграші, на жаль, були не дуже якісними саме через те, що зводило все тіло</text:span>
</text:h>
      <text:p text:style-name="P4">
Authors: Ukrinform (Person)</text:p>
      <text:p text:style-name="P4">
Publisher: Укринформ (Organization)</text:p>
      <text:p text:style-name="P4">
Published Time: 2023-07-08T20:22:37+03:00</text:p>
      <text:p text:style-name="P4">
Modified Time: 2023-07-08T20:22:37+03:00</text:p>
      <text:p text:style-name="P4">
Description: Українка зіграє у четвертому колі Вімблдона. — Укрінформ.</text:p>
      <text:p text:style-name="P4">
Images: ['<text:a xlink:type="simple" xlink:href="https://static.ukrinform.com/photos/2023_07/thumb_files/630_360_1688836860-973.jpg" text:style-name="Internet_20_link" text:visited-style-name="Visited_20_Internet_20_Link">
630_360_16888...</text:a>
']</text:p>
      <text:p text:style-name="P4">
Tags: ['Цуренко', 'Теніс', 'Вімблдон']</text:p>
      <text:p text:style-name="P4">
Type: Article</text:p>
      <!--METADATA-->
      <text:p text:style-name="P4">
<draw:frame draw:style-name="fr1" draw:name="Image271" text:anchor-type="as-char" svg:width="6.9236in" svg:height="3.956343in" draw:z-index="0">
<draw:image xlink:href="../Images/yкринформ/2023-07-08T20-22-37-03-00/630_360_1688836860-973.jpg" xlink:type="simple" xlink:show="embed" xlink:actuate="onLoad" draw:mime-type="image/jpeg"/>
</draw:frame>
 Українказіграє у четвертому колі Вімблдона.</text:p>
      <text:p text:style-name="P4">
Українська тенісистка Леся Цуренко в <text:a xlink:type="simple" xlink:href="https://btu.org.ua/ua/golovne/45743-lesya-curenko-u-deyakih-momentah-matchiv-koli-vzhe-sil-zovsim-nemaye-ya-sobi-nagaduyu-sho-ya-z-ukrayini.html" text:style-name="Internet_20_link" text:visited-style-name="Visited_20_Internet_20_Link">
 коментарі</text:a>
BTU.org розповіла про свій вихід до 1/8 фіналу Вімблдона, передає Укрінформ.</text:p>
      <text:p text:style-name="P4">
«З самого ранку я мала головний біль. Можливо, через сильну спеку сьогодніпорівняно з минулими днями. Це одна з причин, чому я не могла зосередитись такдобре, як я це можу робити. І головний біль був такий пульсуючий, особливоколи розіграші затягувалися. Думаю, що це є основною причиною великоїкількості помилок, тому що було дуже важко тримати увагу.</text:p>
      <text:p text:style-name="P4">
Далі почалися судоми у всьому тілі: у другому сеті – в руках, а в третьому –вже і руках, і ногах. Тому деякі розіграші, на жаль, були не дуже якісними змого боку саме через те, що реально зводило повністю все тіло. Після матчу ятеж не могла підвестися і нормально підійти потиснути руку, бо в мене звелоногу. Якоїсь миті я просто боялася встати, щоб мене не звело. Але після матчу,на щастя, вдалося уникнути продовження цього стану, бо буває так, що ще 40хвилин це може продовжуватися. Я дуже оперативно з'їла все, що можна було.Тому найголовніше, що мені вдалося уникнути судом після матчу», – сказалаЦуренко.</text:p>
      <text:p text:style-name="P4">
Леся Цуренко здобула перемогу над Аною Богдан із Румунії у третьому коліВімблдона – 4:6, 6:3, 7:6 (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text:p>
      <text:p text:style-name="P4">
Як повідомляв Укрінформ, путівку до чвертьфіналу Цуренко розіграє з посіяноюпід 4-м номером американкою Джессікою Пегулою, яка взяла гору над італійкоюЕлізабетою Коччератто (6:4, 6:0).</text:p>
      <text:p text:style-name="P4">
Фото: twitter.com/Wimbledon</text:p>
      <text:p text:style-name="P4">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Німеччина стримано відреагувала на рішення США передати Україні касетні боєприпаси</text:span>
</text:h>
      <text:p text:style-name="P4">
Authors: Ukrinform (Person)</text:p>
      <text:p text:style-name="P4">
Publisher: Укринформ (Organization)</text:p>
      <text:p text:style-name="P4">
Published Time: 2023-07-08T20:26:00+03:00</text:p>
      <text:p text:style-name="P4">
Modified Time: 2023-07-08T20:26:00+03:00</text:p>
      <text:p text:style-name="P4">
Description: Німеччина виступає загалом проти використання касетних боєприпасів, але у випадку України йдеться про захист своєї території. — Укрінформ.</text:p>
      <text:p text:style-name="P4">
Images: ['<text:a xlink:type="simple" xlink:href="https://static.ukrinform.com/photos/2023_06/thumb_files/630_360_1686771692-782.jpeg" text:style-name="Internet_20_link" text:visited-style-name="Visited_20_Internet_20_Link">
630_360_16867...</text:a>
']</text:p>
      <text:p text:style-name="P4">
Tags: ['Німеччина', 'Україна', 'Боєприпаси', 'Війна з Росією']</text:p>
      <text:p text:style-name="P4">
Type: Article</text:p>
      <!--METADATA-->
      <text:p text:style-name="P4">
<draw:frame draw:style-name="fr1" draw:name="Image272" text:anchor-type="as-char" svg:width="6.9236in" svg:height="3.956343in" draw:z-index="0">
<draw:image xlink:href="../Images/yкринформ/2023-07-08T20-26-00-03-00/630_360_1686771692-782.jpeg" xlink:type="simple" xlink:show="embed" xlink:actuate="onLoad" draw:mime-type="image/jpeg"/>
</draw:frame>
 Німеччинавиступає загалом проти використання касетних боєприпасів, але у випадкуУкраїни йдеться про захист своєї території.</text:p>
      <text:p text:style-name="P4">
Так відповів на прохання журналістів прокоментувати рішення США передатиУкраїні касетні боєприпаси речник федерального уряду Штеффен Гебештрайт,передає Укрінформ.</text:p>
      <text:p text:style-name="P4">
«У даному випадку ми маємо справу з особливою ситуацією: Україна використовуєсвої <text:a xlink:type="simple" xlink:href="https://www.ukrinform.ua/tag-boepripasi" text:style-name="Internet_20_link" text:visited-style-name="Visited_20_Internet_20_Link">
 боєприпаси </text:a>
 для захистувласного цивільного населення. Йдеться про дії власного уряду для звільненнявласної території», - сказав речник.</text:p>
      <text:p text:style-name="P4">
Він також закликав не забувати, що Росія вже «масово застосовувала» касетнібоєприпаси в загарбницькій війні проти України.</text:p>
      <text:p text:style-name="P4">
<text:span text:style-name="T4">
Читайте також:</text:span>
 <text:a xlink:type="simple" xlink:href="https://www.ukrinform.ua/rubric-ato/3732977-pentagon-ogolosiv-pro-novij-paket-dopomogi-ukraini-z-kasetnimi-boepripasami.html" text:style-name="Internet_20_link" text:visited-style-name="Visited_20_Internet_20_Link">
 <text:span text:style-name="T4">
Пентагон</text:span>
 оголосив про новий пакет допомоги Україні зкасетними боєприпасами </text:a>
</text:p>
      <text:p text:style-name="P4">
Водночас Гебештрайт підкреслив, що позицію федерального уряду ФРН щодо такоїзброї чітко відображає той факт, що ФРН приєдналася до Конвенції про касетнібоєприпаси в 2010 році. Але на відміну від Федеративної Республіки, США таУкраїна не є учасниками Конвенції Осло, нагадав він.</text:p>
      <text:p text:style-name="P4">
Речник також висловив упевненість, що «американські друзі не легковажилирішенням передати відповідні боєприпаси».</text:p>
      <text:p text:style-name="P4">
Між тим голова комітету у закордонних справах Бундестагу Міхаель Рот (членправлячої СДПН) заявив в ефірі радіостанції  <text:a xlink:type="simple" xlink:href="https://www1.wdr.de/nachrichten/streumunition-usa-ukraine-100.html" text:style-name="Internet_20_link" text:visited-style-name="Visited_20_Internet_20_Link">
 WDR</text:a>
 , що«Україна перебуває у винятковій ситуації і терміново потребує боєприпасів».Але додав: він сподівається, що українська армія якомога швидше припинитьвикористання заборонених у багатьох країнах касетних боєприпасів.</text:p>
      <text:p text:style-name="P4">
Депутат Бундестагу від опозиційного консервативного блоку ХДС Юрген Гардт нарадіо  <text:a xlink:type="simple" xlink:href="https://www.ndr.de/nachrichten/info/Streubomben-fuer-die-Ukraine-Kein-Risiko-fuer-Zivilisten,audio1419116.html" text:style-name="Internet_20_link" text:visited-style-name="Visited_20_Internet_20_Link">
 NDR </text:a>
 зауважив, що Німеччинане повинна критикувати суперечливу поставку американських партнерів, аджеНімеччина не змогла збільшити виробництво «класичних» боєприпасів ізабезпечити ними Україну.</text:p>
      <text:p text:style-name="P4">
<text:span text:style-name="T4">
Читайте також:</text:span>
 <text:a xlink:type="simple" xlink:href="https://www.ukrinform.ua/rubric-ato/3733120-reznikov-nazvav-pat-principiv-ukraini-sodo-zastosuvanna-kasetnih-boepripasiv.html" text:style-name="Internet_20_link" text:visited-style-name="Visited_20_Internet_20_Link">
 Резніков назвав п'ять принципів України щодо застосування<text:span text:style-name="T4">
касетн</text:span>
 их боєприпасів </text:a>
</text:p>
      <text:p text:style-name="P4">
Разом з тим багато політиків розкритикували можливість використання касетнихбоєприпасів і, відтак, поставку їх Україні Сполученими Штатами.</text:p>
      <text:p text:style-name="P4">
Як повідомлялося, Бундесвер почав утилізацію великих запасів касетнихбоєприпасів, які мав на озброєнні під час холодної війни, екологічно чистимспособом в 2001 році та завершив у листопаді 2015 року.</text:p>
      <text:p text:style-name="P4">
Конвенцію Осло було прийнято в 2008 році, вона набула чинності в 2010-му. Їїучасниками є близько 100 держав. Україна, РФ і США не входять до числапідписантів.</text:p>
      <text:p text:style-name="P4">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Пєсков назвав повернення бійців «Азову» з Туреччини «порушенням домовленостей» – ЗМІ</text:span>
</text:h>
      <text:p text:style-name="P4">
Authors: Ukrinform (Person)</text:p>
      <text:p text:style-name="P4">
Publisher: Укринформ (Organization)</text:p>
      <text:p text:style-name="P4">
Published Time: 2023-07-08T20:46:00+03:00</text:p>
      <text:p text:style-name="P4">
Modified Time: 2023-07-08T20:46:00+03:00</text:p>
      <text:p text:style-name="P4">
Description: Речник російського президента Дмитро Пєсков відреагував на повернення захисників «Азовсталі» з Туреччини в Україну, заявивши, що це «порушення наявних домовленостей». — Укрінформ.</text:p>
      <text:p text:style-name="P4">
Images: ['<text:a xlink:type="simple" xlink:href="https://static.ukrinform.com/photos/2016_03/thumb_files/630_360_1458213800-5278.jpg" text:style-name="Internet_20_link" text:visited-style-name="Visited_20_Internet_20_Link">
630_360_14582...</text:a>
']</text:p>
      <text:p text:style-name="P4">
Tags: ['Азов', 'Азовсталь', 'Кремль', 'Пєсков', 'Україна', 'Росія']</text:p>
      <text:p text:style-name="P4">
Type: Article</text:p>
      <!--METADATA-->
      <text:p text:style-name="P4">
<draw:frame draw:style-name="fr1" draw:name="Image273" text:anchor-type="as-char" svg:width="6.9236in" svg:height="3.956343in" draw:z-index="0">
<draw:image xlink:href="../Images/yкринформ/2023-07-08T20-46-00-03-00/630_360_1458213800-5278.jpg" xlink:type="simple" xlink:show="embed" xlink:actuate="onLoad" draw:mime-type="image/jpeg"/>
</draw:frame>
 Речникросійського президента Дмитро Пєсков відреагував на повернення захисників«Азовсталі» з Туреччини в Україну, заявивши, що це «порушення наявнихдомовленостей».</text:p>
      <text:p text:style-name="P4">
Як передає Укрінформ, про це повідомляє  <text:a xlink:type="simple" xlink:href="https://life.ru/p/1592136" text:style-name="Internet_20_link" text:visited-style-name="Visited_20_Internet_20_Link">
 LIFE </text:a>
 зпосиланням на РИА «Новости».</text:p>
      <text:p text:style-name="P4">
«Повернення з Туреччини в Україну лідерів «азовців» є нічим іншим, як прямимпорушенням умов наявних домовленостей», – заявив Пєсков.</text:p>
      <text:p text:style-name="P4">
Речник Кремля підкреслив, що, згідно з домовленістю, бійці « <text:a xlink:type="simple" xlink:href="https://www.ukrinform.ua/tag-azov" text:style-name="Internet_20_link" text:visited-style-name="Visited_20_Internet_20_Link">
 Азову</text:a>
 » мали перебувати у Туреччині до кінцяросійсько-української війни, і звинуватив як Україну, так і Туреччину впорушенні згаданих домовленостей.</text:p>
      <text:p text:style-name="P4">
Він додав, що Москва не була поінформована про передачу військових Києву.</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ста</text:span>
 лі» зарезультатами переговорів із Туреччиною </text:a>
</text:p>
      <text:p text:style-name="P4">
Як повідомляв Укрінформ, Президент України Володимир Зеленський повідомив, що<text:a xlink:type="simple" xlink:href="https://www.ukrinform.ua/rubric-society/3733242-zelenskij-povertaetsa-z-tureccini-do-ukraini-iz-zahisnikami-azovstali.html" text:style-name="Internet_20_link" text:visited-style-name="Visited_20_Internet_20_Link">
 повертається з Туреччини із захисниками "Азовсталі"</text:a>
 , які перебували там звересня 2022 року.</text:p>
      <text:p text:style-name="P4">
За його словами, українські воїни Денис Прокопенко, Святослав Паламар, СергійВолинський, Олег Хоменко, Денис Шлега нарешті будуть із рідними.</text:p>
      <text:p text:style-name="P4">
У вересні 2022 року у межах обміну вдалося звільнити 215 українськихзахисників, серед яких – командири захисників "Азовсталі". Відтоді п’ятеро"азовців" перебували у Туреччині під особистими гарантіями захисту і безпекиПрезидента Туреччини Реджеп Тайїп Ердогана.</text:p>
      <text:p text:style-name="P4">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Ярмоленко забив перший гол за «Динамо» після повернення</text:span>
</text:h>
      <text:p text:style-name="P4">
Authors: Ukrinform (Person)</text:p>
      <text:p text:style-name="P4">
Publisher: Укринформ (Organization)</text:p>
      <text:p text:style-name="P4">
Published Time: 2023-07-08T20:47:46+03:00</text:p>
      <text:p text:style-name="P4">
Modified Time: 2023-07-08T20:47:46+03:00</text:p>
      <text:p text:style-name="P4">
Description: Андрій відзначився у контрольному матчі проти ФК «Вольфсбергер». — Укрінформ.</text:p>
      <text:p text:style-name="P4">
Images: ['<text:a xlink:type="simple" xlink:href="https://static.ukrinform.com/photos/2023_07/thumb_files/630_360_1688838398-445.jpg" text:style-name="Internet_20_link" text:visited-style-name="Visited_20_Internet_20_Link">
630_360_16888...</text:a>
']</text:p>
      <text:p text:style-name="P4">
Tags: ['Ярмоленко', 'Динамо', 'Футбол']</text:p>
      <text:p text:style-name="P4">
Type: Article</text:p>
      <!--METADATA-->
      <text:p text:style-name="P4">
<draw:frame draw:style-name="fr1" draw:name="Image274" text:anchor-type="as-char" svg:width="6.9236in" svg:height="3.956343in" draw:z-index="0">
<draw:image xlink:href="../Images/yкринформ/2023-07-08T20-47-46-03-00/630_360_1688838398-445.jpg" xlink:type="simple" xlink:show="embed" xlink:actuate="onLoad" draw:mime-type="image/jpeg"/>
</draw:frame>
 Андрійвідзначився у контрольному матчі проти ФК «Вольфсбергер».</text:p>
      <text:p text:style-name="P4">
Півзахисник «Динамо» Андрій Ярмоленко відзначився голом в товариській гріпроти «Вольфсбергера» (8:0), передає Укрінформ.</text:p>
      <text:p text:style-name="P4">
Ярмоленко вийшов на поле у другому таймі та на 87-й хвилині забив 6-й гол угрі, отримавши м'яч в районі 11-метрової позначки, обіграв воротаря та пробиву дальній кут.</text:p>
      <text:p text:style-name="P4">
Це перший матч футболіста після повернення у київський клуб.</text:p>
      <text:p text:style-name="P4">
Команда Мірчі Луческу виграла поєдинок з рахунком 8:0 завдяки голам Лєднєва,Кабаєва (дубль), Шепелєва, Беніто (дубль), Ярмоленка та Буяльського.</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text:p>
      <text:p text:style-name="P4">
Як повідомляв Укрінформ, це друга гра киян у рамках передсезонної підготовки,у першій контрольній зустрічі «Динамо» перемогло румунське «Дінамо».</text:p>
      <text:p text:style-name="P4">
Фото: fcdynamo.com</text:p>
      <text:p text:style-name="P4">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Чубаров задоволений істерикою серед кримських колаборантів</text:span>
</text:h>
      <text:p text:style-name="P4">
Authors: Ukrinform (Person)</text:p>
      <text:p text:style-name="P4">
Publisher: Укринформ (Organization)</text:p>
      <text:p text:style-name="P4">
Published Time: 2023-07-08T20:57:40+03:00</text:p>
      <text:p text:style-name="P4">
Modified Time: 2023-07-08T20:57:40+03:00</text:p>
      <text:p text:style-name="P4">
Description: Голова Меджлісу кримськотатарського народу, народний депутат України Рефат Чубаров заявив, що кримських колаборантів охопила істерика. — Укрінформ.</text:p>
      <text:p text:style-name="P4">
Images: ['<text:a xlink:type="simple" xlink:href="https://static.ukrinform.com/photos/2020_02/thumb_files/630_360_1582205932-217.jpg" text:style-name="Internet_20_link" text:visited-style-name="Visited_20_Internet_20_Link">
630_360_15822...</text:a>
']</text:p>
      <text:p text:style-name="P4">
Tags: ['Чубаров', 'Крим', 'Колаборант']</text:p>
      <text:p text:style-name="P4">
Type: Article</text:p>
      <!--METADATA-->
      <text:p text:style-name="P4">
<draw:frame draw:style-name="fr1" draw:name="Image275" text:anchor-type="as-char" svg:width="6.9236in" svg:height="3.956343in" draw:z-index="0">
<draw:image xlink:href="../Images/yкринформ/2023-07-08T20-57-40-03-00/630_360_1582205932-217.jpg" xlink:type="simple" xlink:show="embed" xlink:actuate="onLoad" draw:mime-type="image/jpeg"/>
</draw:frame>
 ГоловаМеджлісу кримськотатарського народу, народний депутат України Рефат Чубаровзаявив, що кримських колаборантів охопила істерика.</text:p>
      <text:p text:style-name="P4">
Про це він написав у <text:a xlink:type="simple" xlink:href="https://t.me/chubarov_refat/1987" text:style-name="Internet_20_link" text:visited-style-name="Visited_20_Internet_20_Link">
 Телеграмі </text:a>
 ,коментуючи фото зустрічі президентів України і Туреччини - ВолодимираЗеленського та Реджепа Таїпа Ердогана, передає Укрінформ.</text:p>
      <text:p text:style-name="P4">
"Задоволений істерикою, що охопила кримських колаборантів..." - написавЧубаров.</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text:span>
 сталі» зарезультатами переговорів із Туреччиною </text:a>
</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Президент Володимир Зеленський зустрів захисників в аеропорту Стамбула тапривітав їх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Зеленський повертається з Туреччини до України іззахисниками « <text:span text:style-name="T4">
Азов</text:span>
 сталі» </text:a>
</text:p>
      <text:p text:style-name="P4">
Речник російського президента Дмитро Пєсков відреагував на повернення бійцівполку «Азов» з Туреччини в Україну, заявивши, що це є «порушенням наявнихдомовленостей».</text:p>
      <text:p text:style-name="P4">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Мер Мелітополя анонсував побратимську угоду із містом у США</text:span>
</text:h>
      <text:p text:style-name="P4">
Authors: Ukrinform (Person)</text:p>
      <text:p text:style-name="P4">
Publisher: Укринформ (Organization)</text:p>
      <text:p text:style-name="P4">
Published Time: 2023-07-08T21:00:51+03:00</text:p>
      <text:p text:style-name="P4">
Modified Time: 2023-07-08T21:00:51+03:00</text:p>
      <text:p text:style-name="P4">
Description: Вперше в історії у Мелітополя з’явиться місто-партнер в США. — Укрінформ.</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ША', 'Федоров']</text:p>
      <text:p text:style-name="P4">
Type: Article</text:p>
      <!--METADATA-->
      <text:p text:style-name="P4">
<draw:frame draw:style-name="fr1" draw:name="Image276" text:anchor-type="as-char" svg:width="6.9236in" svg:height="3.956343in" draw:z-index="0">
<draw:image xlink:href="../Images/yкринформ/2023-07-08T21-00-51-03-00/630_360_1685444472-679.jpg" xlink:type="simple" xlink:show="embed" xlink:actuate="onLoad" draw:mime-type="image/jpeg"/>
</draw:frame>
 Вперше вісторії у Мелітополя з’явиться місто-партнер в США.</text:p>
      <text:p text:style-name="P4">
Про це в <text:a xlink:type="simple" xlink:href="https://t.me/ivan_fedorov_melitopol/2468" text:style-name="Internet_20_link" text:visited-style-name="Visited_20_Internet_20_Link">
 Телеграмі </text:a>
повідомляє міський голова Мелітополя Іван Федоров, передає Укрінформ.</text:p>
      <text:p text:style-name="P4">
'В понеділок буде підписано побратимську угоду з одним з міст США. Це для насвкрай важливо, бо такого в історії Мелітополя раніше не було. У нас будемісто-побратим в США, яке буде сполученням між нами і партнерами, що добревплине на розвиток міста після деокупації, щоб ми вивчали досвід, інновації,нові напрямки", - сказав він.</text:p>
      <text:p text:style-name="P4">
<text:span text:style-name="T4">
Читайте також:</text:span>
 <text:a xlink:type="simple" xlink:href="https://www.ukrinform.ua/rubric-regions/3733235-desatki-meskanciv-melitopola-znahodatsa-v-rosijskih-sizo-fedorov.html" text:style-name="Internet_20_link" text:visited-style-name="Visited_20_Internet_20_Link">
 Десятки мешканців <text:span text:style-name="T4">
Мелітопо</text:span>
 ля знаходяться вросійських СІЗО - Федоров </text:a>
</text:p>
      <text:p text:style-name="P4">
Він додав, що новим sister city стане Хобокен, штат Нью-Джерсі.</text:p>
      <text:p text:style-name="P4">
Як повідомлялося, два місяці тому під час робочої поїздки до Сполучених ШтатівФедоров ознайомився з муніципалітетом і провів переговори про співробітництво.</text:p>
      <text:p text:style-name="P4">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Знайдений механізм компенсації за завдані Росією збитки - Малюська</text:span>
</text:h>
      <text:p text:style-name="P4">
Authors: Ukrinform (Person)</text:p>
      <text:p text:style-name="P4">
Publisher: Укринформ (Organization)</text:p>
      <text:p text:style-name="P4">
Published Time: 2023-07-08T21:07:00+03:00</text:p>
      <text:p text:style-name="P4">
Modified Time: 2023-07-08T21:07:00+03:00</text:p>
      <text:p text:style-name="P4">
Description: Механізм компенсації збитків, завданих агресією Російської Федерації проти України, знайдено. — Укрінформ.</text:p>
      <text:p text:style-name="P4">
Images: ['<text:a xlink:type="simple" xlink:href="https://static.ukrinform.com/photos/2022_11/thumb_files/630_360_1669739046-749.jpg" text:style-name="Internet_20_link" text:visited-style-name="Visited_20_Internet_20_Link">
630_360_16697...</text:a>
']</text:p>
      <text:p text:style-name="P4">
Tags: ['Велика сімка', 'Малюська', 'Війна з Росією']</text:p>
      <text:p text:style-name="P4">
Type: Article</text:p>
      <!--METADATA-->
      <text:p text:style-name="P4">
<draw:frame draw:style-name="fr1" draw:name="Image277" text:anchor-type="as-char" svg:width="6.9236in" svg:height="3.956343in" draw:z-index="0">
<draw:image xlink:href="../Images/yкринформ/2023-07-08T21-07-00-03-00/630_360_1669739046-749.jpg" xlink:type="simple" xlink:show="embed" xlink:actuate="onLoad" draw:mime-type="image/jpeg"/>
</draw:frame>
 Механізмкомпенсації збитків, завданих агресією Російської Федерації проти України,знайдено.</text:p>
      <text:p text:style-name="P4">
Про це в <text:a xlink:type="simple" xlink:href="https://www.youtube.com/watch" text:style-name="Internet_20_link" text:visited-style-name="Visited_20_Internet_20_Link">
 ефірі телемарафону</text:a>
сказав міністр юстиції Денис Малюська, передає Укрінформ.</text:p>
      <text:p text:style-name="P4">
"Механізм компенсації завданих Росією Україні збитків - знайдено. Вчоравідбулась зустріч міністрів юстиції G7 у Токіо, де ключовою темою обговореннябула юридична реакція на агресію Російської Федерації. У нас з міжнароднимиколегами є повне розуміння спільної мети і є розуміння, як це має виглядати",- сказав Малюська.</text:p>
      <text:p text:style-name="P4">
<text:span text:style-name="T4">
Читайте також:</text:span>
 <text:a xlink:type="simple" xlink:href="https://www.ukrinform.ua/rubric-world/3732744-ministri-usticii-g7-pidtverdili-pidtrimku-rozsliduvanna-voennih-zlociniv-rosian-v-ukraini.html" text:style-name="Internet_20_link" text:visited-style-name="Visited_20_Internet_20_Link">
 Міністри юстиції G7 підтвердили підтримку розслідуваннявоєнних злочинів росіян в Україні </text:a>
</text:p>
      <text:p text:style-name="P4">
Він зазначив, що такий механізм складається з трьох ключових елементів. Першийелемент - створення реєстру збитків - це всі фото-, відеодокази, показисвідків тощо.</text:p>
      <text:p text:style-name="P4">
“Він уже зараз на середині своєї імплементації. Створено міжнароднуорганізацію, яка називається Міжнародний реєстр збитків", - зауважив Малюська.</text:p>
      <text:p text:style-name="P4">
Він підкреслив, що уже понад 40 країн приєдналось до цього механізму ізабезпечують його фінансування і функціонування.</text:p>
      <text:p text:style-name="P4">
<text:span text:style-name="T4">
Читайте також:</text:span>
 <text:a xlink:type="simple" xlink:href="https://www.ukrinform.ua/rubric-society/3725521-kerivnik-miznarodnoi-komisii-z-pitan-zniklih-bezvisti-rozpoviv-pro-slahi-pidtrimki-ukraini.html" text:style-name="Internet_20_link" text:visited-style-name="Visited_20_Internet_20_Link">
 Керівник Міжнародної комісії з питань зниклих безвістирозповів про шляхи підтримки України </text:a>
</text:p>
      <text:p text:style-name="P4">
Українська сторона очікує, що реєстр повномасштабно буде створений і запущенийвже ближче до кінця року і буде "підвантажена інформація з нашого внутрішньо-локального реєстру, а також підвантажені інші дані і докази, які будутьнаявні".</text:p>
      <text:p text:style-name="P4">
Другим елементом Малюська назвав створення компенсаційної комісії, якарозгляне вимоги і скаже скільки, кому і що винна Російська Федерація з точкизору компенсації.</text:p>
      <text:p text:style-name="P4">
“Тут теж у нас є розуміння з колегами. Питання лише юридичних формальностей.Ми в процесі дискусій і обговорень. Очікуємо, що рішення і дискусіївідбуватимуться наприкінці літа - на початку осені цього року”, - зазначивміністр юстиції.</text:p>
      <text:p text:style-name="P4">
<text:span text:style-name="T4">
Читайте також:</text:span>
 <text:a xlink:type="simple" xlink:href="https://www.ukrinform.ua/rubric-society/3685074-u-londoni-ministri-usticii-obgovorili-rozsliduvanna-zlociniv-rf-v-ukraini.html" text:style-name="Internet_20_link" text:visited-style-name="Visited_20_Internet_20_Link">
 У Лондоні міністри юстиції обговорили розслідуваннязлочинів рф в Україні </text:a>
</text:p>
      <text:p text:style-name="P4">
За його словами, третій етап - наповнення фінансуванням, що є найскладнішим.Малюська зауважив, що це питання так само буде вирішуватись в міру наповненняі визначення розміру збитків. Він наголосив, що усі кошти, які заразарештовані, усі активи, які зараз націоналізуються, кошти від цих активівбудуть спрямовуватись у відповідні фонд-компенсації, які ці компенсаціїсплачуватимуть.</text:p>
      <text:p text:style-name="P4">
"Працюємо з нашими колегами зі Сполучених Штатів. Вони конфіскували нещодавноактиви одного з російських олігархів. Кошти, які виручені від такоїконфіскації, в пілотному режимі ми якраз спробуємо відправити на рахунок, щобпотім цей компенсаційний механізм міг працювати. Але ця сума порівняноневелика з тим, які збитки завдані. Відповідно, ми працюємо над тим, щобвідібрати всі активи Російської Федерації на Заході і направити їх накомпенсації", - додав міністр.</text:p>
      <text:p text:style-name="P4">
Як повідомляв Укрінформ, міністри юстиції країн "Групи семи" підтвердили своювідданість співпраці для забезпечення розслідування воєнних злочинів, скоєнихросіянами під час розв’язаної Москвою війни проти України.</text:p>
      <text:p text:style-name="P4">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Костюк завершила виступи на Вімблдоні в одиночному розряді</text:span>
</text:h>
      <text:p text:style-name="P4">
Authors: Ukrinform (Person)</text:p>
      <text:p text:style-name="P4">
Publisher: Укринформ (Organization)</text:p>
      <text:p text:style-name="P4">
Published Time: 2023-07-08T21:10:20+03:00</text:p>
      <text:p text:style-name="P4">
Modified Time: 2023-07-08T21:10:20+03:00</text:p>
      <text:p text:style-name="P4">
Description: Українка поступилась американці Кіз. — Укрінформ.</text:p>
      <text:p text:style-name="P4">
Images: ['<text:a xlink:type="simple" xlink:href="https://static.ukrinform.com/photos/2023_07/thumb_files/630_360_1688839743-533.jpg" text:style-name="Internet_20_link" text:visited-style-name="Visited_20_Internet_20_Link">
630_360_16888...</text:a>
']</text:p>
      <text:p text:style-name="P4">
Tags: ['Теніс', 'Марта Костюк', 'Вімблдон']</text:p>
      <text:p text:style-name="P4">
Type: Article</text:p>
      <!--METADATA-->
      <text:p text:style-name="P4">
<draw:frame draw:style-name="fr1" draw:name="Image278" text:anchor-type="as-char" svg:width="6.9236in" svg:height="3.956343in" draw:z-index="0">
<draw:image xlink:href="../Images/yкринформ/2023-07-08T21-10-20-03-00/630_360_1688839743-533.jpg" xlink:type="simple" xlink:show="embed" xlink:actuate="onLoad" draw:mime-type="image/jpeg"/>
</draw:frame>
 Українкапоступилась американці Кіз.</text:p>
      <text:p text:style-name="P4">
Українська тенісистка Марта Костюк поступилась американці Медісон Кіз утретьому колі Вімблдона – 4:6, 1:6, передає Укрінформ.</text:p>
      <text:p text:style-name="P4">
Після першого сету українка викликала лікаря на корт, проте змогла продовжитивиступ. У другому сеті Костюк була безсила та змогла виграти лише один гейм.</text:p>
      <text:p text:style-name="P4">
Третє коло – найкращий результат Костюк на Вімблдоні.</text:p>
      <text:p text:style-name="P4">
Сьогодні, восьмого липня українка проведе ще одну гру на Вімблдоні, цього разув змішаному розряді. У парі з Марсело Аревало Костюк протистоятиме дуетуВінус-Андреєску. Матч відбудеться не раніше 22:20.</text:p>
      <text:p text:style-name="P4">
<text:span text:style-name="T4">
Читайте також:</text:span>
 <text:a xlink:type="simple" xlink:href="https://www.ukrinform.ua/rubric-sports/3732976-svitolina-vijsla-do-18-finalu-vimbldona-obigravsi-cempionku-australian-open-kenin.html" text:style-name="Internet_20_link" text:visited-style-name="Visited_20_Internet_20_Link">
 <text:span text:style-name="T4">
Світоліна</text:span>
 пробилася до 1/8 фіналу Вімблдона,обігравши чемпіонку Australian Open Кенін </text:a>
</text:p>
      <text:p text:style-name="P4">
Як повідомляв Укрінформ, завтра, 9 липня на корти трав’яного «мейджора»вийдуть дві українки: Цуренко зіграє з Пегулою, Світоліна протистоятимеАзаренко.</text:p>
      <text:p text:style-name="P4">
Фото: Daniel Kopatsch</text:p>
      <text:p text:style-name="P4">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У Харкові пройшов забіг в межах проєкту «Активні парки – локації здорової України»</text:span>
</text:h>
      <text:p text:style-name="P4">
Authors: Ukrinform (Person)</text:p>
      <text:p text:style-name="P4">
Publisher: Укринформ (Organization)</text:p>
      <text:p text:style-name="P4">
Published Time: 2023-07-08T21:13:52+03:00</text:p>
      <text:p text:style-name="P4">
Modified Time: 2023-07-08T21:13:52+03:00</text:p>
      <text:p text:style-name="P4">
Description: У Харкові пройшов перший від початку повномасштабного вторгнення забіг в межах проєкту Президента Володимира Зеленського «Активні парки – локації здорової України». — Укрінформ.</text:p>
      <text:p text:style-name="P4">
Images: ['<text:a xlink:type="simple" xlink:href="https://static.ukrinform.com/photos/2023_07/thumb_files/630_360_1688839987-706.jpg" text:style-name="Internet_20_link" text:visited-style-name="Visited_20_Internet_20_Link">
630_360_16888...</text:a>
']</text:p>
      <text:p text:style-name="P4">
Tags: ['Україна', 'Харків', 'Забіг']</text:p>
      <text:p text:style-name="P4">
Type: Article</text:p>
      <!--METADATA-->
      <text:p text:style-name="P4">
<draw:frame draw:style-name="fr1" draw:name="Image279" text:anchor-type="as-char" svg:width="6.9236in" svg:height="3.956343in" draw:z-index="0">
<draw:image xlink:href="../Images/yкринформ/2023-07-08T21-13-52-03-00/630_360_1688839987-706.jpg" xlink:type="simple" xlink:show="embed" xlink:actuate="onLoad" draw:mime-type="image/jpeg"/>
</draw:frame>
 У Харковіпройшов перший від початку повномасштабного вторгнення забіг в межах проєктуПрезидента Володимира Зеленського «Активні парки – локації здорової України».</text:p>
      <text:p text:style-name="P4">
Про це повідомила в <text:a xlink:type="simple" xlink:href="https://t.me/kharkivoda/10773" text:style-name="Internet_20_link" text:visited-style-name="Visited_20_Internet_20_Link">
 Телеграмі </text:a>
 ХарківськаОВА, передає Укрінформ.</text:p>
      <text:p text:style-name="P4">
"Заступники начальника Харківської ОВА Роман Семенуха та Євген Івановдолучилися до забігу в межах проєкту Президента України «Активні парки –локації здорової України». В заході взяли участь три групи – дві з бігу таодна зі скандинавської ходи. Учасники долали відстань у 5 кілометрів", -йдеться у дописі.</text:p>
      <text:p text:style-name="P4">
<text:span text:style-name="T4">
Читайте також:</text:span>
 <text:a xlink:type="simple" xlink:href="https://www.ukrinform.ua/rubric-diaspora/3715573-ukrainski-veterani-vzali-ucast-u-zabigu-v-cikago.html" text:style-name="Internet_20_link" text:visited-style-name="Visited_20_Internet_20_Link">
 Українські ветерани взяли участь у <text:span text:style-name="T4">
забіг</text:span>
 у в Чикаго</text:a>
</text:p>
      <text:p text:style-name="P4">
Як повідомляв Укрінформ, у Києві 11 червня відбудеться благодійний забіг упам’ять про полеглого у бою майора Головного управління розвідки Міністерстваоборони України Олексія Чубашева («Рекрута»).</text:p>
      <text:p text:style-name="P4">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Збірна Англії – переможець молодіжного Євро з футболу</text:span>
</text:h>
      <text:p text:style-name="P4">
Authors: Ukrinform (Person)</text:p>
      <text:p text:style-name="P4">
Publisher: Укринформ (Organization)</text:p>
      <text:p text:style-name="P4">
Published Time: 2023-07-08T21:19:00+03:00</text:p>
      <text:p text:style-name="P4">
Modified Time: 2023-07-08T21:19:00+03:00</text:p>
      <text:p text:style-name="P4">
Description: Англія не пропустила жодного голу на Євро U-21. — Укрінформ.</text:p>
      <text:p text:style-name="P4">
Images: ['<text:a xlink:type="simple" xlink:href="https://static.ukrinform.com/photos/2023_07/thumb_files/630_360_1688840278-834.jpg" text:style-name="Internet_20_link" text:visited-style-name="Visited_20_Internet_20_Link">
630_360_16888...</text:a>
']</text:p>
      <text:p text:style-name="P4">
Tags: ['Футбол']</text:p>
      <text:p text:style-name="P4">
Type: Article</text:p>
      <!--METADATA-->
      <text:p text:style-name="P4">
<draw:frame draw:style-name="fr1" draw:name="Image280" text:anchor-type="as-char" svg:width="6.9236in" svg:height="3.956343in" draw:z-index="0">
<draw:image xlink:href="../Images/yкринформ/2023-07-08T21-19-00-03-00/630_360_1688840278-834.jpg" xlink:type="simple" xlink:show="embed" xlink:actuate="onLoad" draw:mime-type="image/jpeg"/>
</draw:frame>
 Англія непропустила жодного голу на Євро U-21.</text:p>
      <text:p text:style-name="P4">
Англія вперше за 39 років виграла молодіжний чемпіонат Європи з футболу, уфіналі мінімально обігравши однолітків з Іспанії — 1:0, передає Укрінформ.</text:p>
      <text:p text:style-name="P4">
Єдиний гол у матчі у виконанні Кертіса Джонса наприкінці першого тайму принісанглійцям перемогу у турнірі. Англія втретє в історії стала переможцемчемпіонату Європи U-21.</text:p>
      <text:p text:style-name="P4">
Команда Лі Карслі за весь турнір не пропустила жодного голу. Воротар командиДжеймс Траффорд зіграв у всіх матчах і не пропустив жодного м’яча, відбившипенальті на останніх секундах фіналу.</text:p>
      <text:p text:style-name="P4">
На груповому етапі англійці набрали максимум очок (9), забивши 6 голів. Уплей-оф Англія здолала Португалію (1:0) та Ізраїль (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text:p>
      <text:p text:style-name="P4">
Як повідомляв Укрінформ, збірна України дійшла до півфіналу змагань, депоступилась Іспанії. Вихід до півфіналу гарантував Україні участь вОлімпійських іграх 2024.</text:p>
      <text:p text:style-name="P4">
Фото: Getty Images</text:p>
      <text:p text:style-name="P4">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Легіон «Свобода Росії» планує нові рейди на територію РФ - The Observer</text:span>
</text:h>
      <text:p text:style-name="P4">
Authors: Ukrinform (Person)</text:p>
      <text:p text:style-name="P4">
Publisher: Укринформ (Organization)</text:p>
      <text:p text:style-name="P4">
Published Time: 2023-07-08T21:38:00+03:00</text:p>
      <text:p text:style-name="P4">
Modified Time: 2023-07-08T21:38:00+03:00</text:p>
      <text:p text:style-name="P4">
Description: Командир Легіону «Свобода Росії» повідомив, що його бійці планують здійснити ще один транскордонний рейд на територію РФ. — Укрінформ.</text:p>
      <text:p text:style-name="P4">
Images: ['<text:a xlink:type="simple" xlink:href="https://static.ukrinform.com/photos/2022_08/thumb_files/630_360_1661954199-345.jpg" text:style-name="Internet_20_link" text:visited-style-name="Visited_20_Internet_20_Link">
630_360_16619...</text:a>
']</text:p>
      <text:p text:style-name="P4">
Tags: ['Доброволець', 'Війна з Росією', 'Легіон «Свобода Росії» ']</text:p>
      <text:p text:style-name="P4">
Type: Article</text:p>
      <!--METADATA-->
      <text:p text:style-name="P4">
<draw:frame draw:style-name="fr1" draw:name="Image281" text:anchor-type="as-char" svg:width="6.9236in" svg:height="3.956343in" draw:z-index="0">
<draw:image xlink:href="../Images/yкринформ/2023-07-08T21-38-00-03-00/630_360_1661954199-345.jpg" xlink:type="simple" xlink:show="embed" xlink:actuate="onLoad" draw:mime-type="image/jpeg"/>
</draw:frame>
 КомандирЛегіону «Свобода Росії» повідомив, що його бійці планують здійснити ще одинтранскордонний рейд на територію РФ.</text:p>
      <text:p text:style-name="P4">
Як передає Укрінформ, про це Максиміліан Андронніков, позивний «Цезар»,повідомив в інтерв’ю <text:a xlink:type="simple" xlink:href="http://www.theguardian.com/world/2023/jul/08/anti-putin-forces-plan-fresh-attacks-inside-russia" text:style-name="Internet_20_link" text:visited-style-name="Visited_20_Internet_20_Link">
 Observer</text:a>
 .</text:p>
      <text:p text:style-name="P4">
«Це буде наша третя операція. Після цього буде четверта і п’ята. У нас амбітніплани», – сказав лідер антипутінського воєнізованого угруповання. «Цезар»додав, що легіон має на меті визволити усю територію Російської Федерації.</text:p>
      <text:p text:style-name="P4">
Легіон «Свобода Росії», що складається приблизно з 200 російських <text:a xlink:type="simple" xlink:href="https://www.ukrinform.ua/tag-dobrovolec" text:style-name="Internet_20_link" text:visited-style-name="Visited_20_Internet_20_Link">
добровольців </text:a>
 , здійснив рейди натериторії РФ у травні і червні. За словами Андроннікова, при цьому загинулидвоє членів цього угруповання. Заяви Кремля про великі втрати серед партизанівлегіону він назвав «тупою брехнею».</text:p>
      <text:p text:style-name="P4">
49-річний Андронніков - колишній фітнес-тренер, працював у Сочі та Санкт-Петербурзі. Після початку повномасштабного вторгнення Росії він переїхав доУкраїни. Прокуратура РФ висунула йому обвинувачення у низці злочинів, зокремав держзраді.</text:p>
      <text:p text:style-name="P4">
<text:span text:style-name="T4">
Читайте також:</text:span>
 <text:a xlink:type="simple" xlink:href="https://www.ukrinform.ua/rubric-ato/3717763-legion-svoboda-rosii-zaproponuvav-zitelam-belgorodsini-evakuuvatisa-v-ukrainu.html" text:style-name="Internet_20_link" text:visited-style-name="Visited_20_Internet_20_Link">
 Легіон « <text:span text:style-name="T4">
Свобода</text:span>
 <text:span text:style-name="T4">
Росії</text:span>
 » запропонував жителямБєлгородської області евакуюватися в Україну</text:a>
</text:p>
      <text:p text:style-name="P4">
Очільник легіону визнав, що його ополчення може функціонувати лише з допомогоюукраїнських військових, однак сказав, що під час активних дій на російськійтериторії рішення приймалися самостійно. За його словами, наявна у нихбронетехніка - переважно із захоплених в Україні російських трофеїв.</text:p>
      <text:p text:style-name="P4">
Діяльність «Свободи Росії» Андронніков назвав «спільною боротьбою» за майбутнєяк України, так і РФ.</text:p>
      <text:p text:style-name="P4">
Очільник опозиційного військового угруповання також заявив, що розпуск ПВК«Вагнер» підвищує перспективи України на полі бою та висловив беззаперечнувпевненість в успіху українського контрнаступу.</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Путін визнав неготовність РФ до рейдів добровольців уБєлгородську область </text:a>
</text:p>
      <text:p text:style-name="P4">
«Я впевнений, що контрнаступ України буде на 100% успішним», – підсумувавАндронніков.</text:p>
      <text:p text:style-name="P4">
Як повідомляв Укрінформ, «Російський добровольчий корпус» і Легіон «СвободаРосії» провели успішний рейд на територію Бєлгородської області РФ.</text:p>
      <text:p text:style-name="P4">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Зеленський: На 500-й день війни ми повернули додому наших героїв</text:span>
</text:h>
      <text:p text:style-name="P4">
Authors: Ukrinform (Person)</text:p>
      <text:p text:style-name="P4">
Publisher: Укринформ (Organization)</text:p>
      <text:p text:style-name="P4">
Published Time: 2023-07-08T22:02:00+03:00</text:p>
      <text:p text:style-name="P4">
Modified Time: 2023-07-08T22:02:00+03:00</text:p>
      <text:p text:style-name="P4">
Description: На п'ятисотий день війни Україна повернула додому своїх героїв - командирів підрозділів, які захищали Маріуполь та "Азовсталь". — Укрінформ.</text:p>
      <text:p text:style-name="P4">
Images: ['<text:a xlink:type="simple" xlink:href="https://static.ukrinform.com/photos/2023_07/thumb_files/630_360_1688848303-7761.jpeg" text:style-name="Internet_20_link" text:visited-style-name="Visited_20_Internet_20_Link">
630_360_16888...</text:a>
']</text:p>
      <text:p text:style-name="P4">
Tags: ['Азовсталь', 'Львів', 'Маріуполь', 'ЗСУ', 'Зеленський', 'Війна з Росією']</text:p>
      <text:p text:style-name="P4">
Type: Article</text:p>
      <!--METADATA-->
      <text:p text:style-name="P4">
<draw:frame draw:style-name="fr1" draw:name="Image282" text:anchor-type="as-char" svg:width="6.9236in" svg:height="3.956343in" draw:z-index="0">
<draw:image xlink:href="../Images/yкринформ/2023-07-08T22-02-00-03-00/630_360_1688848303-7761.jpeg" xlink:type="simple" xlink:show="embed" xlink:actuate="onLoad" draw:mime-type="image/jpeg"/>
</draw:frame>
 Нап'ятисотий день війни Україна повернула додому своїх героїв - командирівпідрозділів, які захищали Маріуполь та "Азовсталь".</text:p>
      <text:p text:style-name="P4">
Про це Володимир Зеленський сказав у Львові після повернення з Туреччини разоміз героїчними командирами, передає з місця події кореспондент Укрінформу.</text:p>
      <text:p text:style-name="P4">
"Дорогий український народе, сьогодні 500 днів повномасштабної війни, 500 днівяк ми боремося за свободу і незалежність для України, за гідність, за право нажиття для всіх наших людей усієї країни. Україна завжди буде вдячна кожному ікожній, хто б'ється за неї, - нашим воїнам, нашим героям. Сьогодні, у 500-ийдень війни ми повернули додому, в Україну п'ятьох наших героїв, ГероївУкраїни, командирів захисту Маріуполя і "Азовсталі" - Дениса Прокопенка,Святослава Паламаря, Сергія Волинського, Олега Хоменка, Дениса Шлегу. Вонивоювали заради України, героїчно воювали, абсолютно. Вони пройшли черезросійський полон, потім більше 300 днів вони були в Туреччині, їм час бутивдома", - заявив <text:a xlink:type="simple" xlink:href="https://www.ukrinform.ua/tag-zelenskij" text:style-name="Internet_20_link" text:visited-style-name="Visited_20_Internet_20_Link">
 Зеленський </text:a>
 .</text:p>
      <text:p text:style-name="P4">
_Відео:<text:a xlink:type="simple" xlink:href="https://www.president.gov.ua/" text:style-name="Internet_20_link" text:visited-style-name="Visited_20_Internet_20_Link">
 Офіс Президента </text:a>
 _</text:p>
      <text:p text:style-name="P4">
Він особисто подякував президенту Туреччини Реджепу Таїпу Ердогану і турецькійстороні за допомогу у звільненні наших людей.</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Зеленський повертається з Туреччини до України іззахисниками « <text:span text:style-name="T4">
Азовста</text:span>
 лі» </text:a>
</text:p>
      <text:p text:style-name="P4">
Глава держави також висловив вдячність українській команді, яка працює зарадиповернення українців додому: Андрію Єрмаку, Кирилу Буданову, Ігорю Клименку,Рустему Умерову, всій Службі безпеки України.</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text:p>
      <text:p text:style-name="P4">
Президент Володимир Зеленський зустрів захисників в аеропорту Стамбула тапривітав їх із поверненням.</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стал</text:span>
 і» зарезультатами переговорів із Туреччиною </text:a>
</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Історія з передачею Україні касетних боєприпасів нагадує ситуацію з гаубицями М777 - експерт</text:span>
</text:h>
      <text:p text:style-name="P4">
Authors: Ukrinform (Person)</text:p>
      <text:p text:style-name="P4">
Publisher: Укринформ (Organization)</text:p>
      <text:p text:style-name="P4">
Published Time: 2023-07-08T22:19:00+03:00</text:p>
      <text:p text:style-name="P4">
Modified Time: 2023-07-08T22:19:00+03:00</text:p>
      <text:p text:style-name="P4">
Description: Історія з передачею касетних боєприпасів — це рівно та сама історія, коли у випадку з передачею важливої для нас зброї, починають розповідати про політичні обмеження, в той час, як просто вирішують технічні деталі. — Укрінформ.</text:p>
      <text:p text:style-name="P4">
Images: ['<text:a xlink:type="simple" xlink:href="https://static.ukrinform.com/photos/2023_07/thumb_files/630_360_1688842643-946.jpg" text:style-name="Internet_20_link" text:visited-style-name="Visited_20_Internet_20_Link">
630_360_16888...</text:a>
']</text:p>
      <text:p text:style-name="P4">
Tags: ['США', 'Зброя', 'Війна з Росією']</text:p>
      <text:p text:style-name="P4">
Type: Article</text:p>
      <!--METADATA-->
      <text:p text:style-name="P4">
<draw:frame draw:style-name="fr1" draw:name="Image283" text:anchor-type="as-char" svg:width="6.9236in" svg:height="3.956343in" draw:z-index="0">
<draw:image xlink:href="../Images/yкринформ/2023-07-08T22-19-00-03-00/630_360_1688842643-946.jpg" xlink:type="simple" xlink:show="embed" xlink:actuate="onLoad" draw:mime-type="image/jpeg"/>
</draw:frame>
 Історія зпередачею касетних боєприпасів — це рівно та сама історія, коли у випадку зпередачею важливої для нас зброї, починають розповідати про політичніобмеження, в той час, як просто вирішують технічні деталі.</text:p>
      <text:p text:style-name="P4">
Таку думку висловив експерт, оглядач Defense Express Іван Киричевський,коментуючи <text:a xlink:type="simple" xlink:href="https://ukr.radio/news.html" text:style-name="Internet_20_link" text:visited-style-name="Visited_20_Internet_20_Link">
 Українському Радіо </text:a>
рішення США щодо передачі Україні касетних боєприпасів.</text:p>
      <text:p text:style-name="P4">
"Навіть у випадку з гаубицями М777, які передавалися у квітні, маємо історію,що поки американці розповідали, що "це - червона лінія, і навіть не мрійте",вони просто мали проблему з тим, як ці гаубиці відремонтувати, а потім намвіддати. І виходить, що свої технічні проблеми вони прикривали розповідями прополітичні моменти. Так само і з касетними снарядами", — вважає Киричевський.</text:p>
      <text:p text:style-name="P4">
<text:span text:style-name="T4">
Читайте також:</text:span>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text:span text:style-name="T4">
касет</text:span>
 ні боєприпаси </text:a>
</text:p>
      <text:p text:style-name="P4">
Разом з тим він наголосив, що це зброя, яка у кілька разів може збільшититемпи, а не кількість утилізованих російських загарбників.</text:p>
      <text:p text:style-name="P4">
Снаряди DPICM виготовлялися в 70-х-90-х роках. Відповідно, питання з рівнемтехнічної справності справді виникали, додав експерт. І виходить, що покилюди, які займаються інформаційним протиборством в США, генерували білий шум,що "ці снаряди не дадуть, є технічні обмеження щодо того, що касетні снарядиможна використовувати тільки з тим рівнем, щоб там було не більше 2%боєприпасів, які не спрацьовують", американські військові насправді в цей часперебирали в буквальному сенсі снаряди DPICM, які пролежали 20 років наскладах (що треба передати на утилізацію, а що можна віддати ЗСУ).</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text:span text:style-name="T4">
Читайте також:</text:span>
 <text:a xlink:type="simple" xlink:href="https://www.ukrinform.ua/rubric-ato/3733158-markarova-nagolosila-na-vazlivosti-nadanna-ukraini-kasetnih-boepripasiv.html" text:style-name="Internet_20_link" text:visited-style-name="Visited_20_Internet_20_Link">
 Маркарова наголосила на важливості надання Україні<text:span text:style-name="T4">
касет</text:span>
 них боєприпасів </text:a>
</text:p>
      <text:p text:style-name="P4">
"Якщо згадувати фрази, які вчора представники Пентагону або Білого дому набрифінгах заявляли, бачимо, що їх взагалі не турбує питання, як спрацьовуютьці касетні боєприпаси, на якому рівні, чи є в американському законодавствіліміти. Вони сформулювали думку просто: якщо цю зброю Україні не дати, тоякраз наше населення постраждає в першу чергу від російських окупантів. Івиходить, що всі політичні мотиви "стислися" у цю фразу. Це ще раз показує, щопитання по касетних снарядах було технічним і стосувалося саме стану снарядів,а не теми політичних лімітів", — вважає експерт.</text:p>
      <text:p text:style-name="P4">
Як повідомляв Укрінформ, Міністерство оборони США офіційно оголосило провиділення нового пакета військової допомоги Україні загальним обсягом $800мільйонів, в який входять касетні боєприпаси.</text:p>
      <text:p text:style-name="P4">
Заступник міністра оборони США Колін Каль заявив, що йдеться про касетнібоєприпаси DPICM для 155-мм гаубиць. Вони матимуть коефіцієнт нерозірванихсуббоєприпасів не більше 2,5%, – уточнив радник президента США Джейк Салліван.</text:p>
      <text:p text:style-name="P4">
<text:span text:style-name="T4">
Читайте також:</text:span>
 <text:a xlink:type="simple" xlink:href="https://www.ukrinform.ua/rubric-ato/3733015-bajden-pro-kasetni-snaradi-dla-ukraini-vazke-risenna-ale-voni-ij-potribni.html" text:style-name="Internet_20_link" text:visited-style-name="Visited_20_Internet_20_Link">
 Байден - про <text:span text:style-name="T4">
касет</text:span>
 ні снаряди для України: Важкерішення, але вони їй потрібні </text:a>
</text:p>
      <text:p text:style-name="P4">
Прем’єр-міністр Великої Британії Ріші Сунак заявив, що «не заохочує»використання касетних боєприпасів, які США погодилися відправити в Україну.Аналогічну думку висловили і в Міноборони Іспанії.</text:p>
      <text:p text:style-name="P4">
Німеччина виступає загалом проти використання касетних боєприпасів, але увипадку України йдеться про захист своєї території і цивільного населення,сказав речник федерального уряду ФРН Штеффен Гебештрайт.</text:p>
      <text:p text:style-name="P4">
Фото: Wikipedia</text:p>
      <text:p text:style-name="P4">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Президент призначив Олексія Півненка командувачем Нацгвардії</text:span>
</text:h>
      <text:p text:style-name="P4">
Authors: Ukrinform (Person)</text:p>
      <text:p text:style-name="P4">
Publisher: Укринформ (Organization)</text:p>
      <text:p text:style-name="P4">
Published Time: 2023-07-08T22:23:00+03:00</text:p>
      <text:p text:style-name="P4">
Modified Time: 2023-07-08T22:23:00+03:00</text:p>
      <text:p text:style-name="P4">
Description: Президент України Володимир Зеленський призначив бойового офіцера Олексія Півненка Командувачем Нацгвардії. — Укрінформ.</text:p>
      <text:p text:style-name="P4">
Images: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Tags: ['Нацгвардія', 'Зеленський', 'Війна з Росією']</text:p>
      <text:p text:style-name="P4">
Type: Article</text:p>
      <!--METADATA-->
      <text:p text:style-name="P4">
<draw:frame draw:style-name="fr1" draw:name="Image284" text:anchor-type="as-char" svg:width="6.9236in" svg:height="3.956343in" draw:z-index="0">
<draw:image xlink:href="../Images/yкринформ/2023-07-08T22-23-00-03-00/630_360_1687808461-379.jpeg" xlink:type="simple" xlink:show="embed" xlink:actuate="onLoad" draw:mime-type="image/jpeg"/>
</draw:frame>
 ПрезидентУкраїни Володимир Зеленський призначив бойового офіцера Олексія ПівненкаКомандувачем Нацгвардії.</text:p>
      <text:p text:style-name="P4">
Про це глава держави сказав у Львові після повернення з Туреччини разом ізкомандирами "Азова", передає з місця події кореспондент Укрінформу.</text:p>
      <text:p text:style-name="P4">
"Серед нас зараз є Герой України Олександр Півненко, потужний воїн Нацгвардії,бойовий офіцер, відзначився в боях проти російських окупантів, зокрема, в бояхза Бахмут. Я призначив Героя України Олександра Півненка КомандувачемНаціональної гвардії України", - сказав Володимир Зеленський.</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Президент побажав новому командувачу Нацгвардії звільнення всієї нашої землі,повернення всіх наших людей, а також омріяної перемоги.</text:p>
      <text:p text:style-name="P4">
<draw:frame draw:style-name="fr1" draw:name="Image285" text:anchor-type="as-char" svg:width="6.9236in" svg:height="4.612849in" draw:z-index="0">
<draw:image xlink:href="../Images/yкринформ/2023-07-08T22-23-00-03-00/1688845758-866.jpg" xlink:type="simple" xlink:show="embed" xlink:actuate="onLoad" draw:mime-type="image/jpeg"/>
</draw:frame>
</text:p>
      <text:p text:style-name="P4">
<text:span text:style-name="T5">
Фото: Нацгвардія</text:span>
</text:p>
      <text:p text:style-name="P4">
Крім того, глава держави вручив українським військовим державні нагороди.</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text:span text:style-name="T4">
Зеленс</text:span>
 ький повертається з Туреччини до України іззахисниками «Азовсталі» </text:a>
</text:p>
      <text:p text:style-name="P4">
Президент Володимир Зеленський зустрів захисників в аеропорту Стамбула тапривітав їх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Ворог обстріляв шість громад Сумщини, загалом - 54 вибухи</text:span>
</text:h>
      <text:p text:style-name="P4">
Authors: Ukrinform (Person)</text:p>
      <text:p text:style-name="P4">
Publisher: Укринформ (Organization)</text:p>
      <text:p text:style-name="P4">
Published Time: 2023-07-08T22:45:00+03:00</text:p>
      <text:p text:style-name="P4">
Modified Time: 2023-07-08T22:45:00+03:00</text:p>
      <text:p text:style-name="P4">
Description: Протягом сьогоднішнього дня російські загарбники здійснили 11 обстрілів прикордоння Сумської області, зафіксовано 54 вибухи.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86" text:anchor-type="as-char" svg:width="6.9236in" svg:height="3.956343in" draw:z-index="0">
<draw:image xlink:href="../Images/yкринформ/2023-07-08T22-45-00-03-00/630_360_1479558145-5682.jpg" xlink:type="simple" xlink:show="embed" xlink:actuate="onLoad" draw:mime-type="image/jpeg"/>
</draw:frame>
 Протягомсьогоднішнього дня російські загарбники здійснили 11 обстрілів прикордонняСумської області, зафіксовано 54 вибухи.</text:p>
      <text:p text:style-name="P4">
Як передає Укрінформ, про це Сумська обласна військова адміністраціяповідомляє у <text:a xlink:type="simple" xlink:href="https://t.me/s/Sumy_news_ODA" text:style-name="Internet_20_link" text:visited-style-name="Visited_20_Internet_20_Link">
 Телеграмі </text:a>
 .</text:p>
      <text:p text:style-name="P4">
Обстрілів зазнали Білопільська, Новослобідська, Путивльська, Краснопільська,Середино-Будська та Есманська громади.</text:p>
      <text:p text:style-name="P4">
По Білопільській громаді ворог бив з артилерії та мінометів (в обох випадкахпо 11 вибухів).</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два вибухи).</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text:p>
      <text:p text:style-name="P4">
По Краснопільській громаді росіяни вдарили з мінометів та артилерії (п’ять ішість <text:a xlink:type="simple" xlink:href="https://www.ukrinform.ua/tag-vibuh" text:style-name="Internet_20_link" text:visited-style-name="Visited_20_Internet_20_Link">
 вибухів </text:a>
 відповідно).</text:p>
      <text:p text:style-name="P4">
Середино-Будську громаду агресори обстріляли з артилерії (п’ять вибухів).</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text:p>
      <text:p text:style-name="P4">
Як повідомляв Укрінформ, російські війська протягом минулої доби 15 разів зрізних видів озброєння обстріляли прикордонні території Чернігівської таСумської областей, зафіксовано 119 вибухів.</text:p>
      <text:p text:style-name="P4">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Молчанов здобув перемогу на парному турнірі АТР в Італії</text:span>
</text:h>
      <text:p text:style-name="P4">
Authors: Ukrinform (Person)</text:p>
      <text:p text:style-name="P4">
Publisher: Укринформ (Organization)</text:p>
      <text:p text:style-name="P4">
Published Time: 2023-07-08T22:45:01+03:00</text:p>
      <text:p text:style-name="P4">
Modified Time: 2023-07-08T22:45:01+03:00</text:p>
      <text:p text:style-name="P4">
Description: Українець грав у дуеті з представником Франції Жонатаном Ейссеріком. — Укрінформ.</text:p>
      <text:p text:style-name="P4">
Images: ['<text:a xlink:type="simple" xlink:href="https://static.ukrinform.com/photos/2023_07/thumb_files/630_360_1688845447-886.jpg" text:style-name="Internet_20_link" text:visited-style-name="Visited_20_Internet_20_Link">
630_360_16888...</text:a>
']</text:p>
      <text:p text:style-name="P4">
Tags: ['Теніс']</text:p>
      <text:p text:style-name="P4">
Type: Article</text:p>
      <!--METADATA-->
      <text:p text:style-name="P4">
<draw:frame draw:style-name="fr1" draw:name="Image287" text:anchor-type="as-char" svg:width="6.9236in" svg:height="3.956343in" draw:z-index="0">
<draw:image xlink:href="../Images/yкринформ/2023-07-08T22-45-01-03-00/630_360_1688845447-886.jpg" xlink:type="simple" xlink:show="embed" xlink:actuate="onLoad" draw:mime-type="image/jpeg"/>
</draw:frame>
 Українецьграв у дуеті з представником Франції Жонатаном Ейссеріком.</text:p>
      <text:p text:style-name="P4">
Український тенісист Денис Молчанов разом з представником Франції ЖонатаномЕйссеріком переміг у рамках парного розряду турніру ATP Challenger Tour 100,який пройшов у Мілані, Італія, передає Укрінформ.</text:p>
      <text:p text:style-name="P4">
Сіяна під першим номером україно-французька пара обіграла інших представниківФранції - Тео Аррібажа та Люку Санчеза - 6:2, 6:4.</text:p>
      <text:p text:style-name="P4">
Матч тривав трохи понад годину.</text:p>
      <text:p text:style-name="P4">
<text:span text:style-name="T4">
Читайте також:</text:span>
 <text:a xlink:type="simple" xlink:href="https://www.ukrinform.ua/rubric-sports/3733315-kostuk-zaversila-vistupi-na-vimbldoni-v-odinocnomu-rozradi.html" text:style-name="Internet_20_link" text:visited-style-name="Visited_20_Internet_20_Link">
 Костюк завершила виступи на Вімблдоні в одиночномурозряді </text:a>
</text:p>
      <text:p text:style-name="P4">
Для Молчанова це друга перемога на парному турнірі цього року. У травні вінразом з представником Казахстану Андрієм Голубєвим виграв турнір у Турині.</text:p>
      <text:p text:style-name="P4">
Фото: btu.org.ua</text:p>
      <text:p text:style-name="P4">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Спортсменам з Росії та Білорусі дозволять взяти участь в Азійських іграх - ЗМІ</text:span>
</text:h>
      <text:p text:style-name="P4">
Authors: Ukrinform (Person)</text:p>
      <text:p text:style-name="P4">
Publisher: Укринформ (Organization)</text:p>
      <text:p text:style-name="P4">
Published Time: 2023-07-08T23:06:00+03:00</text:p>
      <text:p text:style-name="P4">
Modified Time: 2023-07-08T23:06:00+03:00</text:p>
      <text:p text:style-name="P4">
Description: Близько 500 російських та білоруських спортсменів отримають дозвіл на участь у цьогорічних Азійських іграх у китайському Ханчжою, що допоможе їм отримати кваліфікацію на Олімпіаду-2024. — Укрінформ.</text:p>
      <text:p text:style-name="P4">
Images: ['<text:a xlink:type="simple" xlink:href="https://static.ukrinform.com/photos/2023_07/thumb_files/630_360_1688837216-430.jpg" text:style-name="Internet_20_link" text:visited-style-name="Visited_20_Internet_20_Link">
630_360_16888...</text:a>
']</text:p>
      <text:p text:style-name="P4">
Tags: ['Білорусь', 'Олімпіада', 'Росія']</text:p>
      <text:p text:style-name="P4">
Type: Article</text:p>
      <!--METADATA-->
      <text:p text:style-name="P4">
<draw:frame draw:style-name="fr1" draw:name="Image288" text:anchor-type="as-char" svg:width="6.9236in" svg:height="3.951288in" draw:z-index="0">
<draw:image xlink:href="../Images/yкринформ/2023-07-08T23-06-00-03-00/630_360_1688837216-430.jpg" xlink:type="simple" xlink:show="embed" xlink:actuate="onLoad" draw:mime-type="image/jpeg"/>
</draw:frame>
 Близько500 російських та білоруських спортсменів отримають дозвіл на участь уцьогорічних Азійських іграх у китайському Ханчжою, що допоможе їм отриматикваліфікацію на Олімпіаду-2024.</text:p>
      <text:p text:style-name="P4">
Як передає Укрінформ, про це повідомляє <text:a xlink:type="simple" xlink:href="https://www.insidethegames.biz/articles/1138715/russia-belarus-asian-games-hangzhou-2022" text:style-name="Internet_20_link" text:visited-style-name="Visited_20_Internet_20_Link">
 Inside the Games</text:a>
 .</text:p>
      <text:p text:style-name="P4">
Зазначається, що російські та білоруські спортсмени змагатимуться на Азійськихіграх 2024, які проходитимуть в Китаї з 23 вересня до 8 жовтня, піднейтральним прапором і без національної символіки. Претендувати на медаліспортсмени теж не зможуть.</text:p>
      <text:p text:style-name="P4">
<text:span text:style-name="T4">
Читайте також:</text:span>
 <text:a xlink:type="simple" xlink:href="https://www.ukrinform.ua/rubric-sports/3731887-rosijskih-sportsmenok-zaavili-na-panarabskih-igrah-ak-sirijskih.html" text:style-name="Internet_20_link" text:visited-style-name="Visited_20_Internet_20_Link">
 Російських спортсменок заявили на Панарабських іграх яксирійських </text:a>
</text:p>
      <text:p text:style-name="P4">
Участь спортсменів з РФ та Білорусі в Азійських іграх дозволить їм отриматикваліфікацію для участі в Олімпіаді-2024, яка відбудеться у Парижі.</text:p>
      <text:p text:style-name="P4">
Відповідне рішення прийматиметься керівними органами усіх видів спорту, яківключені до олімпійської програми, після голосування на Генеральній асамблеїОлімпійської ради Азії у 2024 році.</text:p>
      <text:p text:style-name="P4">
<text:span text:style-name="T4">
Читайте також:</text:span>
 <text:a xlink:type="simple" xlink:href="https://www.ukrinform.ua/rubric-sports/3729357-cehia-zaboronila-sportsmenam-iz-rf-ta-bilorusi-ucast-u-zmagannah-na-teritorii-kraini.html" text:style-name="Internet_20_link" text:visited-style-name="Visited_20_Internet_20_Link">
 Чехія заборонила спортсменам із РФ та Білорусі участь узмаганнях на території країни </text:a>
</text:p>
      <text:p text:style-name="P4">
Як повідомляв Укрінформ, Парламентська асамблея Ради Європи ухвалиларезолюцію, якою рекомендує Міжнародному олімпійському комітету не допускатиспортсменів з Росії та Білорусі до участі в Олімпійських та Паралімпійськихіграх в Парижі у 2024 році навіть під нейтральним прапором.</text:p>
      <text:p text:style-name="P4">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УЄФА визначив найкращого футболіста молодіжного Євро-2023</text:span>
</text:h>
      <text:p text:style-name="P4">
Authors: Ukrinform (Person)</text:p>
      <text:p text:style-name="P4">
Publisher: Укринформ (Organization)</text:p>
      <text:p text:style-name="P4">
Published Time: 2023-07-08T23:20:00+03:00</text:p>
      <text:p text:style-name="P4">
Modified Time: 2023-07-08T23:20:00+03:00</text:p>
      <text:p text:style-name="P4">
Description: Чемпіонами турніру стали футболісти збірної Англії. — Укрінформ.</text:p>
      <text:p text:style-name="P4">
Images: ['<text:a xlink:type="simple" xlink:href="https://static.ukrinform.com/photos/2023_07/thumb_files/630_360_1688847532-332.jpg" text:style-name="Internet_20_link" text:visited-style-name="Visited_20_Internet_20_Link">
630_360_16888...</text:a>
']</text:p>
      <text:p text:style-name="P4">
Tags: ['Футбол']</text:p>
      <text:p text:style-name="P4">
Type: Article</text:p>
      <!--METADATA-->
      <text:p text:style-name="P4">
<draw:frame draw:style-name="fr1" draw:name="Image289" text:anchor-type="as-char" svg:width="6.9236in" svg:height="3.956343in" draw:z-index="0">
<draw:image xlink:href="../Images/yкринформ/2023-07-08T23-20-00-03-00/630_360_1688847532-332.jpg" xlink:type="simple" xlink:show="embed" xlink:actuate="onLoad" draw:mime-type="image/jpeg"/>
</draw:frame>
 Чемпіонамитурніру стали футболісти збірної Англії.</text:p>
      <text:p text:style-name="P4">
УЄФА <text:a xlink:type="simple" xlink:href="https://www.uefa.com/under21/news/0283-1871d669de39-41d3412d964f-1000--player-of-the-tournament-gordon/" text:style-name="Internet_20_link" text:visited-style-name="Visited_20_Internet_20_Link">
 офіційно</text:a>
 визначив найкращого футболіста молодіжногоЄвро-2023 з футболу, нагороду отримав англієць Ентоні Гордон, передаєУкрінформ.</text:p>
      <text:p text:style-name="P4">
22-річний Гордон на клубному рівні представляє «Ньюкасл», відзначився вРумунії та Грузії 2 голами й асистом. У складі команди Лі Карслі вінгервиступав на вістрі нападу.</text:p>
      <text:p text:style-name="P4">
Ключовим став внесок Гордона у чвертьфінальну перемогу Англії над одноліткамиз Португалії (1:0) — Ентоні провів вирішальний гол у матчі на 34-й хвилині. Щеодин гол він забив, відкривши рахунок у матчі групового раунду з Ізраїлем(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text:p>
      <text:p text:style-name="P4">
У переліку найкращих бомбардирів турніру нападник розділив друге місце одразуз вісьмома гравцями, включно з капітаном України Артемом Бондаренком,співвітчизниками Камероном Арчером та Емілом Смітом-Роу.</text:p>
      <text:p text:style-name="P4">
Фото: Getty Images</text:p>
      <text:p text:style-name="P4">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Командир «Азова»: Ми обов'язково скажемо своє слово в бою</text:span>
</text:h>
      <text:p text:style-name="P4">
Authors: Ukrinform (Person)</text:p>
      <text:p text:style-name="P4">
Publisher: Укринформ (Organization)</text:p>
      <text:p text:style-name="P4">
Published Time: 2023-07-08T23:29:00+03:00</text:p>
      <text:p text:style-name="P4">
Modified Time: 2023-07-08T23:29:00+03:00</text:p>
      <text:p text:style-name="P4">
Description: Командир "Азова" Денис Прокопенко (Редіс), який разом з бойовими побратимами сьогодні прибув до України з Туреччини, повідомив про намір повернуться на фронт. — Укрінформ.</text:p>
      <text:p text:style-name="P4">
Images: ['<text:a xlink:type="simple" xlink:href="https://static.ukrinform.com/photos/2023_07/thumb_files/630_360_1688848927-195.jpg" text:style-name="Internet_20_link" text:visited-style-name="Visited_20_Internet_20_Link">
630_360_16888...</text:a>
']</text:p>
      <text:p text:style-name="P4">
Tags: ['Азов', 'Військові', 'Полонені', 'Війна з Росією']</text:p>
      <text:p text:style-name="P4">
Type: Article</text:p>
      <!--METADATA-->
      <text:p text:style-name="P4">
<draw:frame draw:style-name="fr1" draw:name="Image290" text:anchor-type="as-char" svg:width="6.9236in" svg:height="3.956343in" draw:z-index="0">
<draw:image xlink:href="../Images/yкринформ/2023-07-08T23-29-00-03-00/630_360_1688848927-195.jpg" xlink:type="simple" xlink:show="embed" xlink:actuate="onLoad" draw:mime-type="image/jpeg"/>
</draw:frame>
 Командир"Азова" Денис Прокопенко (Редіс), який разом з бойовими побратимами сьогодніприбув до України з Туреччини, повідомив про намір повернуться на фронт.</text:p>
      <text:p text:style-name="P4">
Про це Прокопенко сказав під час спілкування з журналістами у Львові, передаєкореспондент Укрінформу.</text:p>
      <text:p text:style-name="P4">
"Я глибоко впевнений, що армія - це командна робота, і відсьогодні ми разом звами продовжуємо боротьбу, ми обов'язково своє слово скажемо ще в бою.Найголовніше на сьогоднішній день - це те, що українська армія перехопиластратегічну ініціативу на лінії фронту і з кожним днем ми просуваємося вперед,знищуємо ворога, звільняємо тимчасово окуповані території і я впевнений, що мизробимо все можливе й неможливе, аби прискорити цей процес, аби <text:a xlink:type="simple" xlink:href="https://www.ukrinform.ua/tag-vijna-z-rosieu" text:style-name="Internet_20_link" text:visited-style-name="Visited_20_Internet_20_Link">
 війна</text:a>
 дійшла до свого логічногозавершення", - наголосив командир "Азова".</text:p>
      <text:p text:style-name="P4">
</text:p>
      <text:p text:style-name="P4">
<text:a xlink:type="simple" xlink:href="https://static.ukrinform.com/photos/2023_07/1688848303-7761.jpeg" text:style-name="Internet_20_link" text:visited-style-name="Visited_20_Internet_20_Link">
 </text:a>
 <text:a xlink:type="simple" xlink:href="https://static.ukrinform.com/photos/2023_07/1688848301-8883.jpeg" text:style-name="Internet_20_link" text:visited-style-name="Visited_20_Internet_20_Link">
</text:a>
 <text:a xlink:type="simple" xlink:href="https://static.ukrinform.com/photos/2023_07/1688848301-8284.jpeg" text:style-name="Internet_20_link" text:visited-style-name="Visited_20_Internet_20_Link">
</text:a>
 <text:a xlink:type="simple" xlink:href="https://static.ukrinform.com/photos/2023_07/1688848301-4430.jpeg" text:style-name="Internet_20_link" text:visited-style-name="Visited_20_Internet_20_Link">
</text:a>
 <text:a xlink:type="simple" xlink:href="https://static.ukrinform.com/photos/2023_07/1688848301-1472.jpeg" text:style-name="Internet_20_link" text:visited-style-name="Visited_20_Internet_20_Link">
</text:a>
 <text:a xlink:type="simple" xlink:href="https://static.ukrinform.com/photos/2023_07/1688848301-6279.jpeg" text:style-name="Internet_20_link" text:visited-style-name="Visited_20_Internet_20_Link">
</text:a>
 <text:a xlink:type="simple" xlink:href="https://static.ukrinform.com/photos/2023_07/1688848301-1334.jpeg" text:style-name="Internet_20_link" text:visited-style-name="Visited_20_Internet_20_Link">
</text:a>
 <text:a xlink:type="simple" xlink:href="https://static.ukrinform.com/photos/2023_07/1688848302-5378.jpeg" text:style-name="Internet_20_link" text:visited-style-name="Visited_20_Internet_20_Link">
</text:a>
 <text:a xlink:type="simple" xlink:href="https://static.ukrinform.com/photos/2023_07/1688848303-6638.jpeg" text:style-name="Internet_20_link" text:visited-style-name="Visited_20_Internet_20_Link">
</text:a>
 <text:a xlink:type="simple" xlink:href="https://static.ukrinform.com/photos/2023_07/1688848303-5376.jpeg" text:style-name="Internet_20_link" text:visited-style-name="Visited_20_Internet_20_Link">
</text:a>
 <text:a xlink:type="simple" xlink:href="https://static.ukrinform.com/photos/2023_07/1688848303-7572.jpeg" text:style-name="Internet_20_link" text:visited-style-name="Visited_20_Internet_20_Link">
</text:a>
 <text:a xlink:type="simple" xlink:href="https://static.ukrinform.com/photos/2023_07/1688848303-9396.jpeg" text:style-name="Internet_20_link" text:visited-style-name="Visited_20_Internet_20_Link">
</text:a>
 <text:a xlink:type="simple" xlink:href="https://static.ukrinform.com/photos/2023_07/1688848303-6181.jpeg" text:style-name="Internet_20_link" text:visited-style-name="Visited_20_Internet_20_Link">
</text:a>
 <text:a xlink:type="simple" xlink:href="https://static.ukrinform.com/photos/2023_07/1688848304-9399.jpeg" text:style-name="Internet_20_link" text:visited-style-name="Visited_20_Internet_20_Link">
</text:a>
 <text:a xlink:type="simple" xlink:href="https://static.ukrinform.com/photos/2023_07/1688848304-8260.jpeg" text:style-name="Internet_20_link" text:visited-style-name="Visited_20_Internet_20_Link">
</text:a>
 <text:a xlink:type="simple" xlink:href="https://static.ukrinform.com/photos/2023_07/1688848304-1974.jpeg" text:style-name="Internet_20_link" text:visited-style-name="Visited_20_Internet_20_Link">
</text:a>
</text:p>
      <text:p text:style-name="P4">
У відповідь на запитання журналістів, чи повернуться вони на фронт, Редіссказав: "Звісно, для цього ми повернулися в Україну, це наша найголовнішамета".</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Зеленський: На 500-й день війни ми повернули додому нашихгероїв </text:a>
</text:p>
      <text:p text:style-name="P4">
Прокопенко подякував Президентові України, його команді, а також Силам оборониі всім, хто бореться за Україну і захищає її від ворога.</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Азовсталі» зарезультатами переговорів із Туреччиною </text:a>
</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Міжнародні перемовини та повернення героїв: Зеленський підбив підсумки насиченого дня</text:span>
</text:h>
      <text:p text:style-name="P4">
Authors: Ukrinform (Person)</text:p>
      <text:p text:style-name="P4">
Publisher: Укринформ (Organization)</text:p>
      <text:p text:style-name="P4">
Published Time: 2023-07-08T23:53:00+03:00</text:p>
      <text:p text:style-name="P4">
Modified Time: 2023-07-08T23:53:00+03:00</text:p>
      <text:p text:style-name="P4">
Description: Президент України підбив підсумки суботи, 8 липня, протягом якої відбулося багато важливих подій. — Укрінформ.</text:p>
      <text:p text:style-name="P4">
Images: ['<text:a xlink:type="simple" xlink:href="https://static.ukrinform.com/photos/2023_07/thumb_files/630_360_1688848301-1334.jpeg" text:style-name="Internet_20_link" text:visited-style-name="Visited_20_Internet_20_Link">
630_360_16888...</text:a>
']</text:p>
      <text:p text:style-name="P4">
Tags: ['Україна', 'ЗСУ', 'Зеленський', 'Війна з Росією']</text:p>
      <text:p text:style-name="P4">
Type: Article</text:p>
      <!--METADATA-->
      <text:p text:style-name="P4">
<draw:frame draw:style-name="fr1" draw:name="Image308" text:anchor-type="as-char" svg:width="6.9236in" svg:height="3.956343in" draw:z-index="0">
<draw:image xlink:href="../Images/yкринформ/2023-07-08T23-53-00-03-00/630_360_1688848301-1334.jpeg" xlink:type="simple" xlink:show="embed" xlink:actuate="onLoad" draw:mime-type="image/jpeg"/>
</draw:frame>
Президент України підбив підсумки суботи, 8 липня, протягом якої відбулосябагато важливих подій.</text:p>
      <text:p text:style-name="P4">
Відповідний допис Володимир Зеленський опублікував у <text:a xlink:type="simple" xlink:href="https://t.me/s/V_Zelenskiy_official" text:style-name="Internet_20_link" text:visited-style-name="Visited_20_Internet_20_Link">
 Телеграмі</text:a>
 , передає Укрінформ.</text:p>
      <text:p text:style-name="P4">
«Добіг кінця цей дуже насичений день. Із самого ранку встиг заслухати доповідіз фронту, привітати Головнокомандувача Залужного з днем народження. Потім –молебень із Його Всесвятістю Патріархом Варфоломієм за жертвами війни», -повідомив він.</text:p>
      <text:p text:style-name="P4">
Глава держави провів безпекові переговори з партнерами – прем’єр-міністрамиНідерландів і Португалії.</text:p>
      <text:p text:style-name="P4">
«Нарешті зустріч із нашими героями – захисниками Маріуполя й «Азовсталі».Повернули їх додому», - відзначив <text:a xlink:type="simple" xlink:href="https://www.ukrinform.ua/tag-zelenskij" text:style-name="Internet_20_link" text:visited-style-name="Visited_20_Internet_20_Link">
 Зеленський </text:a>
 .</text:p>
      <text:p text:style-name="P4">
Президент також представив нового командувача Національної гвардії. Тапоіменно вшанував усіх героїв цієї війни – нашої повномасштабної оборони, усіхтих, про чию відвагу зараз можна говорити.</text:p>
      <text:p text:style-name="P4">
<text:span text:style-name="T4">
Читайте також:</text:span>
 <text:a xlink:type="simple" xlink:href="https://www.ukrinform.ua/rubric-ato/3733326-prezident-priznaciv-oleksia-pivnenka-komanduvacem-nacgvardii.html" text:style-name="Internet_20_link" text:visited-style-name="Visited_20_Internet_20_Link">
 Президент призначив Олексія Півненка командувачем<text:span text:style-name="T4">
Нацгвар</text:span>
 дії </text:a>
</text:p>
      <text:p text:style-name="P4">
Завершився насичений день у Львові, де відбувся спільний молебень за перемогу,за наших воїнів, за Українську державу.</text:p>
      <text:p text:style-name="P4">
«Дякую всім, хто бʼється заради України! Дякую всім, хто захищає українців танаближає нашу перемогу!», - підсумував Володимир Зеленський.</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Як повідомлялося, Україна повернула на батьківщину п’ятьох захисників«Азовсталі», які перебували в Туреччині після звільнення з російського полону.Президент Володимир Зеленський зустрів їх в аеропорту Стамбула та привітав із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Продавала медикаменти росармії: Викрито фармакологічну компанію на Житомирщині</text:span>
</text:h>
      <text:p text:style-name="P4">
Author: ['АРМІЯINFORM']</text:p>
      <text:p text:style-name="P4">
Time: 2023-07-08T26:00:00-04:00</text:p>
      <text:p text:style-name="P4">
Description: Викрито одне із фармацевтичних підприємств у Житомирській області на співпрац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a6c720e52b85496aaf1683cdd0a1630.jpeg" text:style-name="Internet_20_link" text:visited-style-name="Visited_20_Internet_20_Link">
0a6c720e52b85496aaf1683cdd0a1630.jpeg</text:a>
']</text:p>
      <text:p text:style-name="P4">
Tags: ['АГЕНТ РФ', 'ЗРАДНИКИ УКРАЇНИ', 'СБУ']</text:p>
      <text:p text:style-name="P4">
Category: News</text:p>
      <!--METADATA-->
      <text:p text:style-name="P4">
<draw:frame draw:style-name="fr1" draw:name="Image309" text:anchor-type="as-char" svg:width="6.9236in" svg:height="4.615733in" draw:z-index="0">
<draw:image xlink:href="../Images/AРМІЯINFORM/2023-07-08T26-00-00-04-00/0a6c720e52b85496aaf1683cdd0a1630.jpeg" xlink:type="simple" xlink:show="embed" xlink:actuate="onLoad" draw:mime-type="image/jpeg"/>
</draw:frame>
</text:p>
      <text:p text:style-name="P4">
Викрито одне із фармацевтичних підприємств у Житомирській області на співпраціз рашистами.</text:p>
      <text:p text:style-name="P4">
Про це <text:a xlink:type="simple" xlink:href="https://ssu.gov.ua/novyny/sbu-vykryla-farmakolohichnu-kompaniiu-na-zhytomyrshchyni-yaka-prodavala-medykamenty-rosiiskii-armii" text:style-name="Internet_20_link" text:visited-style-name="Visited_20_Internet_20_Link">
повідомляє</text:a>
Служба безпеки України.</text:p>
      <text:p text:style-name="P4">
«Після широкомасштабного вторгнення зловмисники налагодили «приховану» схемупостачання українських лікарських засобів до військових шпиталів рф. Середосновних товарів нелегального експорту були знеболювальні засоби, які ворогвикористовував на тимчасово окупованій території України для лікуванняпоранених загарбників», — йдеться у повідомленні.</text:p>
      <text:p text:style-name="P4">
До лютого 2022 року компанія експортувала свою продукцію до росії. Бізнес-партнером української фірми в рф була установа, яка виконує державнізамовлення російського міністерства оборони.</text:p>
      <text:p text:style-name="P4">
Після початку широкомасштабного вторгнення і запровадження відповідних санкційпроти кремля менеджмент українського підприємства розробив механізм обходувведених обмежень.</text:p>
      <text:p text:style-name="P4">
«Для цього організатор оборудки разом зі своїми російськими спільниками задіявнизку підконтрольних комерційних структур на Близькому Сході та в ЄС. Спочаткуділки направляли українські медикаменти на адреси цих зарубіжних фірм, а потімзмінювали товарно-транспортні накладні і переправляли продукцію фактичнимзамовникам з рф», — зазначили у СБУ.</text:p>
      <text:p text:style-name="P4">
Служба безпеки України задокументувала спробу незаконного переправлення доросії майже 300 кг медзасобів.</text:p>
      <text:p text:style-name="P4">
Під час обшуків в офісах та виробничих приміщеннях української фармкомпаніївиявили комп’ютери із доказами незаконної діяльності, контракт з фактичнимросійським покупцем медпрепаратів та російські сертифікати відповідності намедикаменти.</text:p>
      <text:p text:style-name="P4">
Наразі директору українського підприємства повідомлено про підозру упособництві державі-агресору. Вирішується питання про обрання запобіжногозаходу — тримання під вартою. Зловмиснику загрожує до 12 років позбавленняволі.</text:p>
      <text:p text:style-name="P4">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Відбулося спільне навчання литовсько-польських Сил спеціальних операцій</text:span>
</text:h>
      <text:p text:style-name="P4">
Author: ['АРМІЯINFORM']</text:p>
      <text:p text:style-name="P4">
Time: 2023-07-08T28:00:00-04:00</text:p>
      <text:p text:style-name="P4">
Description: На полігоні Казіс Веверскіс (Литва) відбулося спільне навчання литовсько-поль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Tags: ['БАГАТОНАЦІОНАЛЬНІ НАВЧАННЯ', 'ЛИТВА', 'ПОЛЬЩА']</text:p>
      <text:p text:style-name="P4">
Category: News</text:p>
      <!--METADATA-->
      <text:p text:style-name="P4">
<draw:frame draw:style-name="fr1" draw:name="Image310" text:anchor-type="as-char" svg:width="6.9236in" svg:height="4.615733in" draw:z-index="0">
<draw:image xlink:href="../Images/AРМІЯINFORM/2023-07-08T28-00-00-04-00/resize_1200x900_d3_1.jpg" xlink:type="simple" xlink:show="embed" xlink:actuate="onLoad" draw:mime-type="image/jpeg"/>
</draw:frame>
</text:p>
      <text:p text:style-name="P4">
На полігоні Казіс Веверскіс (Литва) відбулося спільне навчання литовсько-польських Сил спеціальних операцій (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між Литвою, Польщею таНімеччиною.</text:p>
      <text:p text:style-name="P4">
Про це <text:a xlink:type="simple" xlink:href="https://kariuomene.lt/tarptautines-pratybos-strong-united-2023-lietuvos-ir-lenkijos-specialiuju-operaciju-pajegu-kariai-treniravosi-neutralizuoti-priesiskas-pajegas/25435" text:style-name="Internet_20_link" text:visited-style-name="Visited_20_Internet_20_Link">
йдеться</text:a>
 у повідомленні Збройнихсил Литви.</text:p>
      <text:p text:style-name="P4">
«Наша здатність діяти спільно, швидко та ефективно, інтегруючи союзницькісили, є однією з ключових переваг литовських Сил спеціальних операцій. Міцневзаєморозуміння та підтримка є фундаментальними факторами, які дозволяють нампокращувати та розвивати багатосторонній військовий альянс», – сказавкомандувач Збройними силами Литви полковник Міндаугас Мажонас.</text:p>
      <text:p text:style-name="P4">
<text:a xlink:type="simple" xlink:href="https://armyinform.com.ua/wp-content/uploads/2023/07/resize_1200x900_d2_3.jpg" text:style-name="Internet_20_link" text:visited-style-name="Visited_20_Internet_20_Link">
<draw:frame draw:style-name="fr1" draw:name="Image311" text:anchor-type="as-char" svg:width="6.9236in" svg:height="6.9236in" draw:z-index="0">
<draw:image xlink:href="../Images/AРМІЯINFORM/2023-07-08T28-00-00-04-00/resize_1200x900_d2_3-150x150.jpg" xlink:type="simple" xlink:show="embed" xlink:actuate="onLoad" draw:mime-type="image/jpeg"/>
</draw:frame>
</text:a>
</text:p>
      <text:p text:style-name="P4">
<text:a xlink:type="simple" xlink:href="https://armyinform.com.ua/wp-content/uploads/2023/07/resize_1200x900_d1_6.jpg" text:style-name="Internet_20_link" text:visited-style-name="Visited_20_Internet_20_Link">
<draw:frame draw:style-name="fr1" draw:name="Image312" text:anchor-type="as-char" svg:width="6.9236in" svg:height="6.9236in" draw:z-index="0">
<draw:image xlink:href="../Images/AРМІЯINFORM/2023-07-08T28-00-00-04-00/resize_1200x900_d1_6-150x150.jpg" xlink:type="simple" xlink:show="embed" xlink:actuate="onLoad" draw:mime-type="image/jpeg"/>
</draw:frame>
</text:a>
</text:p>
      <text:p text:style-name="P4">
Згідно зі сценарієм навчань, розвідувальні підрозділи литовської арміївстановили, що на визначеному об’єкті знаходиться вороже угруповання, тому длязнешкодження ворога було вирішено задіяти спільний литовсько-польський загінспеціального призначення. Тактичну частину операції розпочала снайперськагрупа батальйону литовської армії, яка проникла в район і фізично підтвердиланаявність ворожих сил на об’єкті. Інша команда з батальйону «Вітаутас Великий»здійснила стрибок з парашутом з літака ВПС L-410 і приземлилася поблизуоб’єкта з метою блокування доступу в зону операції та з неї. Водночасброньовані машини бойової підтримки JLTV (Joint Light Tactical Vehicle)перекрили доступ до об’єкта по ближньому периметру.</text:p>
      <text:p text:style-name="P4">
<text:a xlink:type="simple" xlink:href="https://armyinform.com.ua/wp-content/uploads/2023/07/resize_1200x900_d1_4.jpg" text:style-name="Internet_20_link" text:visited-style-name="Visited_20_Internet_20_Link">
<draw:frame draw:style-name="fr1" draw:name="Image313" text:anchor-type="as-char" svg:width="6.9236in" svg:height="6.9236in" draw:z-index="0">
<draw:image xlink:href="../Images/AРМІЯINFORM/2023-07-08T28-00-00-04-00/resize_1200x900_d1_4-150x150.jpg" xlink:type="simple" xlink:show="embed" xlink:actuate="onLoad" draw:mime-type="image/jpeg"/>
</draw:frame>
</text:a>
</text:p>
      <text:p text:style-name="P4">
<text:a xlink:type="simple" xlink:href="https://armyinform.com.ua/wp-content/uploads/2023/07/resize_1200x900_d1_8.jpg" text:style-name="Internet_20_link" text:visited-style-name="Visited_20_Internet_20_Link">
<draw:frame draw:style-name="fr1" draw:name="Image314" text:anchor-type="as-char" svg:width="6.9236in" svg:height="6.9236in" draw:z-index="0">
<draw:image xlink:href="../Images/AРМІЯINFORM/2023-07-08T28-00-00-04-00/resize_1200x900_d1_8-150x150.jpg" xlink:type="simple" xlink:show="embed" xlink:actuate="onLoad" draw:mime-type="image/jpeg"/>
</draw:frame>
</text:a>
</text:p>
      <text:p text:style-name="P4">
Міжнародні навчання Сил спеціальних операцій Strong &amp; United 2023 є частиноютриваючого циклу спільних навчань із союзниками в Литві, до якого входять усіЗбройні сили Литви. На цих навчаннях із застосуванням сучасної техніки,озброєння, бронетехніки, мотоциклів, квадроциклів, авіації та бойових катеріввійськовослужбовці тренуються і демонструють свою ефективність у воді, повітріта на землі.</text:p>
      <text:p text:style-name="P4">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Збірна Англії – переможець молодіжного Євро з футболу</text:span>
</text:h>
      <text:p text:style-name="P4">
Authors: Ukrinform (Person)</text:p>
      <text:p text:style-name="P4">
Publisher: Укринформ (Organization)</text:p>
      <text:p text:style-name="P4">
Published Time: 2023-07-08T2:19:00+03:00</text:p>
      <text:p text:style-name="P4">
Modified Time: 2023-07-08T21:19:00+03:00</text:p>
      <text:p text:style-name="P4">
Description: Англія не пропустила жодного голу на Євро U-21. — Укрінформ.</text:p>
      <text:p text:style-name="P4">
Images: ['<text:a xlink:type="simple" xlink:href="https://static.ukrinform.com/photos/2023_07/thumb_files/630_360_1688840278-834.jpg" text:style-name="Internet_20_link" text:visited-style-name="Visited_20_Internet_20_Link">
630_360_16888...</text:a>
']</text:p>
      <text:p text:style-name="P4">
Tags: ['Футбол']</text:p>
      <text:p text:style-name="P4">
Type: Article</text:p>
      <!--METADATA-->
      <text:p text:style-name="P4">
<draw:frame draw:style-name="fr1" draw:name="Image315" text:anchor-type="as-char" svg:width="6.9236in" svg:height="3.956343in" draw:z-index="0">
<draw:image xlink:href="../Images/yкринформ/2023-07-08T2-19-00-03-00/630_360_1688840278-834.jpg" xlink:type="simple" xlink:show="embed" xlink:actuate="onLoad" draw:mime-type="image/jpeg"/>
</draw:frame>
 Англія непропустила жодного голу на Євро U-21.</text:p>
      <text:p text:style-name="P4">
Англія вперше за 39 років виграла молодіжний чемпіонат Європи з футболу, уфіналі мінімально обігравши однолітків з Іспанії — 1:0, передає Укрінформ.</text:p>
      <text:p text:style-name="P4">
Єдиний гол у матчі у виконанні Кертіса Джонса наприкінці першого тайму принісанглійцям перемогу у турнірі. Англія втретє в історії стала переможцемчемпіонату Європи U-21.</text:p>
      <text:p text:style-name="P4">
Команда Лі Карслі за весь турнір не пропустила жодного голу. Воротар командиДжеймс Траффорд зіграв у всіх матчах і не пропустив жодного м’яча, відбившипенальті на останніх секундах фіналу.</text:p>
      <text:p text:style-name="P4">
На груповому етапі англійці набрали максимум очок (9), забивши 6 голів. Уплей-оф Англія здолала Португалію (1:0) та Ізраїль (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text:p>
      <text:p text:style-name="P4">
Як повідомляв Укрінформ, збірна України дійшла до півфіналу змагань, депоступилась Іспанії. Вихід до півфіналу гарантував Україні участь вОлімпійських іграх 2024.</text:p>
      <text:p text:style-name="P4">
Фото: Getty Images</text:p>
      <text:p text:style-name="P4">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Україна докладає зусиль, щоб звернути увагу світу на проблеми утримання у полоні рф цивільних та некомбатантів — Коордштаб</text:span>
</text:h>
      <text:p text:style-name="P4">
Author: ['АРМІЯINFORM']</text:p>
      <text:p text:style-name="P4">
Time: 2023-07-08T30:00:00-04:00</text:p>
      <text:p text:style-name="P4">
Description: Україна докладає всіх можливих зусиль, щоби звернути увагу міжнародної спільнот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8562666060826146_w.jpg" text:style-name="Internet_20_link" text:visited-style-name="Visited_20_Internet_20_Link">
photo_5278562666060826146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316" text:anchor-type="as-char" svg:width="6.9236in" svg:height="3.882986in" draw:z-index="0">
<draw:image xlink:href="../Images/AРМІЯINFORM/2023-07-08T30-00-00-04-00/photo_5278562666060826146_w.jpg" xlink:type="simple" xlink:show="embed" xlink:actuate="onLoad" draw:mime-type="image/jpeg"/>
</draw:frame>
</text:p>
      <text:p text:style-name="P4">
Україна докладає всіх можливих зусиль, щоби звернути увагу міжнародноїспільноти на проблеми незаконного утримання цивільних та некомбатантівкраїною-агресоркою.</text:p>
      <text:p text:style-name="P4">
Про це <text:a xlink:type="simple" xlink:href="https://t.me/Koord_shtab/1513" text:style-name="Internet_20_link" text:visited-style-name="Visited_20_Internet_20_Link">
йшлося</text:a>
 на зустрічі з об’єднанням ГО«Військові медики України» у Координаційному штабі.</text:p>
      <text:p text:style-name="P4">
На зустрічі з родинами військових медиків, які перебувають у полоні, булиприсутні представники Координаційного штабу на чолі з Секретарем штабубригадним генералом Дмитром Усовим.</text:p>
      <text:p text:style-name="P4">
«Медичні працівники мають правовий статус некомбатантів. Тож утримання взаручниках медичних працівників є прямим порушенням міжнародного гуманітарногоправа з боку росії», — зауважив Дмитро Усов.</text:p>
      <text:p text:style-name="P4">
У штабі наголосили, що Україна наполегливо працює для скорішого звільненнявсіх бранців з російської неволі.</text:p>
      <text:p text:style-name="P4">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У Києві запрацював єдиний номер для всіх надзвичайних ситуацій</text:span>
</text:h>
      <text:p text:style-name="P4">
Author: ['АРМІЯINFORM']</text:p>
      <text:p text:style-name="P4">
Time: 2023-07-08T32:00:00-04:00</text:p>
      <text:p text:style-name="P4">
Description: Міністерство внутрішніх справ повноцінно впровадило службу 112 у Києві — єди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hjzv1549881270278.jpg" text:style-name="Internet_20_link" text:visited-style-name="Visited_20_Internet_20_Link">
ehjzv1549881270278.jpg</text:a>
']</text:p>
      <text:p text:style-name="P4">
Tags: ['КИЇВ', 'МВС УКРАЇНИ', 'НАДЗВИЧАЙНА СИТУАЦІЯ']</text:p>
      <text:p text:style-name="P4">
Category: News</text:p>
      <!--METADATA-->
      <text:p text:style-name="P4">
<draw:frame draw:style-name="fr1" draw:name="Image317" text:anchor-type="as-char" svg:width="6.9236in" svg:height="5.1927in" draw:z-index="0">
<draw:image xlink:href="../Images/AРМІЯINFORM/2023-07-08T32-00-00-04-00/ehjzv1549881270278.jpg" xlink:type="simple" xlink:show="embed" xlink:actuate="onLoad" draw:mime-type="image/jpeg"/>
</draw:frame>
</text:p>
      <text:p text:style-name="P4">
Міністерство внутрішніх справ повноцінно впровадило <text:span text:style-name="T4">
службу 112</text:span>
 у Києві —єдиний телефонний номер для кризових ситуацій. Комунікаційний центр вжеобробляє вхідну інформацію та покриває столицю.</text:p>
      <text:p text:style-name="P4">
Про це <text:a xlink:type="simple" xlink:href="https://t.me/mvs_ukraine/27140" text:style-name="Internet_20_link" text:visited-style-name="Visited_20_Internet_20_Link">
повідомив</text:a>
 очільник МВС Ігор Клименко.</text:p>
      <text:p text:style-name="P4">
«До операторів надходять дзвінки від громадян. Далі запити скеровують донеобхідних підрозділів, які відповідно реагують», — йдеться у повідомленні.</text:p>
      <text:p text:style-name="P4">
Важливо, що працюють оператори, які володіють жестовою мовою. Вони можутьспілкуватися із заявниками через відеодзвінок. Для цього необхідно відправитисмс-повідомлення на <text:span text:style-name="T4">
номер 112</text:span>
 й очікувати посилання на з’єднання.</text:p>
      <text:p text:style-name="P4">
«Наші наступні кроки — масштабувати 112 спершу в усіх містах-мільйонниках, адалі — на всю територію держави», — зауважив очільник МВС.</text:p>
      <text:p text:style-name="P4">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Постраждалі від підриву Каховської ГЕС почали отримувати допомогу від держави</text:span>
</text:h>
      <text:p text:style-name="P4">
Author: ['АРМІЯINFORM']</text:p>
      <text:p text:style-name="P4">
Time: 2023-07-08T34:00:00-04:00</text:p>
      <text:p text:style-name="P4">
Description: 6 липня Укрпошта почала виплати державної допомоги мешканцям Херсонщини, які постраж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6481734-425.jpg" text:style-name="Internet_20_link" text:visited-style-name="Visited_20_Internet_20_Link">
630_360_1686481734-425.jpg</text:a>
']</text:p>
      <text:p text:style-name="P4">
Tags: ['МІНРЕІНТЕГРАЦІЇ', 'ПІДРИВ ГРЕБЛІ КАХОВСЬКОЇ ГЕС', 'ШТАБ З ЛІКВІДАЦІЇ НАСЛІДКІВ ПІДРИВУ']</text:p>
      <text:p text:style-name="P4">
Category: News</text:p>
      <!--METADATA-->
      <text:p text:style-name="P4">
<draw:frame draw:style-name="fr1" draw:name="Image318" text:anchor-type="as-char" svg:width="6.9236in" svg:height="3.956343in" draw:z-index="0">
<draw:image xlink:href="../Images/AРМІЯINFORM/2023-07-08T34-00-00-04-00/630_360_1686481734-425.jpg" xlink:type="simple" xlink:show="embed" xlink:actuate="onLoad" draw:mime-type="image/jpeg"/>
</draw:frame>
</text:p>
      <text:p text:style-name="P4">
6 липня Укрпошта почала виплати державної допомоги мешканцям Херсонщини, якіпостраждали від підтоплення внаслідок підриву ворогом Каховської ГЕС.</text:p>
      <text:p text:style-name="P4">
Про це <text:a xlink:type="simple" xlink:href="https://minre.gov.ua/2023/07/07/postrazhdali-vid-pidtoplennya-pochaly-otrymuvaty-po-5-tysyach-gryven-derzhdopomogy/" text:style-name="Internet_20_link" text:visited-style-name="Visited_20_Internet_20_Link">
повідомляє</text:a>
Мінреінтеграції.</text:p>
      <text:p text:style-name="P4">
Таким чином, фінансову підтримку у розмірі 5 тисяч гривень від державиотримали громадяни, які перебувають у Херсонській міській лікарні.</text:p>
      <text:p text:style-name="P4">
Крім того, Держказначейство вже перерахувало 4,47 мільйона гривень на виплатувказаної фінансової допомоги 532 постраждалим жителям Херсонщини та 362 –Миколаївщини. Відповідно до їхніх заяв, гроші вже надійшли на банківськірахунки.</text:p>
      <text:p text:style-name="P4">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За час широкомасштабної війни в Україні загинуло 9 тисяч цивільних, зокрема 500 дітей — ООН</text:span>
</text:h>
      <text:p text:style-name="P4">
Author: ['АРМІЯINFORM']</text:p>
      <text:p text:style-name="P4">
Time: 2023-07-08T36:00:00-04:00</text:p>
      <text:p text:style-name="P4">
Description: Напередодні 500-го дня від початку широкомасштабного вторгнення росії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ijna-obstril.jpg" text:style-name="Internet_20_link" text:visited-style-name="Visited_20_Internet_20_Link">
vijna-obstril.jpg</text:a>
']</text:p>
      <text:p text:style-name="P4">
Tags: ['STOPRUSSIA', 'АГРЕСІЯ РФ', 'ВТОРГНЕННЯ РФ', 'ЖЕРТВИ ВІЙНИ', 'ММПЛУ', 'ООН']</text:p>
      <text:p text:style-name="P4">
Category: News</text:p>
      <!--METADATA-->
      <text:p text:style-name="P4">
<draw:frame draw:style-name="fr1" draw:name="Image319" text:anchor-type="as-char" svg:width="6.9236in" svg:height="4.628555in" draw:z-index="0">
<draw:image xlink:href="../Images/AРМІЯINFORM/2023-07-08T36-00-00-04-00/vijna-obstril.jpg" xlink:type="simple" xlink:show="embed" xlink:actuate="onLoad" draw:mime-type="image/jpeg"/>
</draw:frame>
</text:p>
      <text:p text:style-name="P4">
Напередодні 500-го дня від початку широкомасштабного вторгнення росії вУкраїну Моніторингова місія ООН з прав людини в Україні (ММПЛУ) підтвердилазагибель понад 9 000 цивільних осіб, зокрема понад 500 дітей. Водночас в Місіїпопередили, що реальна кількість жертв може бути набагато вищою.</text:p>
      <text:p text:style-name="P4">
Таку<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заяву</text:a>
оприлюднила Моніторингова місія ООН з прав людини в Україні.</text:p>
      <text:p text:style-name="P4">
ММПЛУ зауважила, що загальна щомісячна кількість загиблих та поранених осібзменшилася на початку цього року в порівнянні з 2022 роком, але в травні тачервні їхня середня кількість знову зросла. ММПЛУ нагадала про останнійсмертельний напад 27 червня, коли 13 цивільних осіб, зокрема четверо дітей,загинули ввечері внаслідок ракетного удару по жвавому торговому району вКраматорську на сході України. Серед загиблих під час цього нападу вКраматорську була українська письменниця і правозахисниця Вікторія Амеліна,яка на початку цього тижня померла від отриманих поранень.</text:p>
      <text:p text:style-name="P4">
Буквально через кілька днів потому ще один ракетний удар забрав життя 10цивільних осіб у Львові. За ці два тижні кількість загиблих серед цивільнихосіб одна з найвищих з початку російського вторгнення.</text:p>
      <text:p text:style-name="P4">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Глава МЗС Британії застеріг росію від провокацій на Запорізькій АЕС</text:span>
</text:h>
      <text:p text:style-name="P4">
Author: ['АРМІЯINFORM']</text:p>
      <text:p text:style-name="P4">
Time: 2023-07-08T38:00:00-04:00</text:p>
      <text:p text:style-name="P4">
Description: Міністр закордонних справ Великої Британії Джеймс Клеверлі наголосив, що рф не пови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329e3e59a9e1ec85d891c727857924e.webp" text:style-name="Internet_20_link" text:visited-style-name="Visited_20_Internet_20_Link">
f329e3e59a9e1ec85d891c727857924e.webp</text:a>
']</text:p>
      <text:p text:style-name="P4">
Tags: ['ЗАЕС', 'МЗС БРИТАНІЇ', 'НЕБЕЗПЕКА ПІДРИВУ ЗАЕС']</text:p>
      <text:p text:style-name="P4">
Category: News</text:p>
      <!--METADATA-->
      <text:p text:style-name="P4">
<draw:frame draw:style-name="fr1" draw:name="Image320" text:anchor-type="as-char" svg:width="6.9236in" svg:height="3.4618in" draw:z-index="0">
<draw:image xlink:href="../ConvertedIMGs/AРМІЯINFORM/2023-07-08T38-00-00-04-00/f329e3e59a9e1ec85d891c727857924e.png" xlink:type="simple" xlink:show="embed" xlink:actuate="onLoad" draw:mime-type="image/png"/>
</draw:frame>
</text:p>
      <text:p text:style-name="P4">
Міністр закордонних справ Великої Британії Джеймс Клеверлі наголосив, що рф неповинна створювати загроз для Запорізької атомної електростанції.</text:p>
      <text:p text:style-name="P4">
Про це він<text:a xlink:type="simple" xlink:href="https://twitter.com/JamesCleverly/status/1677324160903553026" text:style-name="Internet_20_link" text:visited-style-name="Visited_20_Internet_20_Link">
написав</text:a>
 усвоєму Twitter.</text:p>
      <text:p text:style-name="P4">
Джеймс Клеверлі наголосив, що росія надалі не має створювати загроз длябезпеки Запорізької АЕС.</text:p>
      <text:p text:style-name="P4">
«МАГАТЕ повинна мати повний доступ для інспекції станції та забезпеченнябезпеки», – додав він.</text:p>
      <text:p text:style-name="P4">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Легіон «Свобода Росії» планує нові рейди на територію РФ - The Observer</text:span>
</text:h>
      <text:p text:style-name="P4">
Authors: Ukrinform (Person)</text:p>
      <text:p text:style-name="P4">
Publisher: Укринформ (Organization)</text:p>
      <text:p text:style-name="P4">
Published Time: 2023-07-08T3:38:00+03:00</text:p>
      <text:p text:style-name="P4">
Modified Time: 2023-07-08T21:38:00+03:00</text:p>
      <text:p text:style-name="P4">
Description: Командир Легіону «Свобода Росії» повідомив, що його бійці планують здійснити ще один транскордонний рейд на територію РФ. — Укрінформ.</text:p>
      <text:p text:style-name="P4">
Images: ['<text:a xlink:type="simple" xlink:href="https://static.ukrinform.com/photos/2022_08/thumb_files/630_360_1661954199-345.jpg" text:style-name="Internet_20_link" text:visited-style-name="Visited_20_Internet_20_Link">
630_360_16619...</text:a>
']</text:p>
      <text:p text:style-name="P4">
Tags: ['Доброволець', 'Війна з Росією', 'Легіон «Свобода Росії» ']</text:p>
      <text:p text:style-name="P4">
Type: Article</text:p>
      <!--METADATA-->
      <text:p text:style-name="P4">
<draw:frame draw:style-name="fr1" draw:name="Image321" text:anchor-type="as-char" svg:width="6.9236in" svg:height="3.956343in" draw:z-index="0">
<draw:image xlink:href="../Images/yкринформ/2023-07-08T3-38-00-03-00/630_360_1661954199-345.jpg" xlink:type="simple" xlink:show="embed" xlink:actuate="onLoad" draw:mime-type="image/jpeg"/>
</draw:frame>
 КомандирЛегіону «Свобода Росії» повідомив, що його бійці планують здійснити ще одинтранскордонний рейд на територію РФ.</text:p>
      <text:p text:style-name="P4">
Як передає Укрінформ, про це Максиміліан Андронніков, позивний «Цезар»,повідомив в інтерв’ю <text:a xlink:type="simple" xlink:href="http://www.theguardian.com/world/2023/jul/08/anti-putin-forces-plan-fresh-attacks-inside-russia" text:style-name="Internet_20_link" text:visited-style-name="Visited_20_Internet_20_Link">
 Observer</text:a>
 .</text:p>
      <text:p text:style-name="P4">
«Це буде наша третя операція. Після цього буде четверта і п’ята. У нас амбітніплани», – сказав лідер антипутінського воєнізованого угруповання. «Цезар»додав, що легіон має на меті визволити усю територію Російської Федерації.</text:p>
      <text:p text:style-name="P4">
Легіон «Свобода Росії», що складається приблизно з 200 російських <text:a xlink:type="simple" xlink:href="https://www.ukrinform.ua/tag-dobrovolec" text:style-name="Internet_20_link" text:visited-style-name="Visited_20_Internet_20_Link">
добровольців </text:a>
 , здійснив рейди натериторії РФ у травні і червні. За словами Андроннікова, при цьому загинулидвоє членів цього угруповання. Заяви Кремля про великі втрати серед партизанівлегіону він назвав «тупою брехнею».</text:p>
      <text:p text:style-name="P4">
49-річний Андронніков - колишній фітнес-тренер, працював у Сочі та Санкт-Петербурзі. Після початку повномасштабного вторгнення Росії він переїхав доУкраїни. Прокуратура РФ висунула йому обвинувачення у низці злочинів, зокремав держзраді.</text:p>
      <text:p text:style-name="P4">
<text:span text:style-name="T4">
Читайте також:</text:span>
 <text:a xlink:type="simple" xlink:href="https://www.ukrinform.ua/rubric-ato/3717763-legion-svoboda-rosii-zaproponuvav-zitelam-belgorodsini-evakuuvatisa-v-ukrainu.html" text:style-name="Internet_20_link" text:visited-style-name="Visited_20_Internet_20_Link">
 Легіон « <text:span text:style-name="T4">
Свобода</text:span>
 <text:span text:style-name="T4">
Росії</text:span>
 » запропонував жителямБєлгородської області евакуюватися в Україну</text:a>
</text:p>
      <text:p text:style-name="P4">
Очільник легіону визнав, що його ополчення може функціонувати лише з допомогоюукраїнських військових, однак сказав, що під час активних дій на російськійтериторії рішення приймалися самостійно. За його словами, наявна у нихбронетехніка - переважно із захоплених в Україні російських трофеїв.</text:p>
      <text:p text:style-name="P4">
Діяльність «Свободи Росії» Андронніков назвав «спільною боротьбою» за майбутнєяк України, так і РФ.</text:p>
      <text:p text:style-name="P4">
Очільник опозиційного військового угруповання також заявив, що розпуск ПВК«Вагнер» підвищує перспективи України на полі бою та висловив беззаперечнувпевненість в успіху українського контрнаступу.</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Путін визнав неготовність РФ до рейдів добровольців уБєлгородську область </text:a>
</text:p>
      <text:p text:style-name="P4">
«Я впевнений, що контрнаступ України буде на 100% успішним», – підсумувавАндронніков.</text:p>
      <text:p text:style-name="P4">
Як повідомляв Укрінформ, «Російський добровольчий корпус» і Легіон «СвободаРосії» провели успішний рейд на територію Бєлгородської області РФ.</text:p>
      <text:p text:style-name="P4">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Наша авіація знищила 4 ЗРК та 1 пункт управління ворога</text:span>
</text:h>
      <text:p text:style-name="P4">
Author: ['АРМІЯINFORM']</text:p>
      <text:p text:style-name="P4">
Time: 2023-07-08T40:00:00-04:00</text:p>
      <text:p text:style-name="P4">
Description: Як зазначається у зведенні Генерального штабу ЗС України,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ВТОРГНЕННЯ РФ', 'ГШ ЗСУ', 'ОБОРОНА УКРАЇНИ', 'ХРОНІКА ОБОРОНИ']</text:p>
      <text:p text:style-name="P4">
Category: News</text:p>
      <!--METADATA-->
      <text:p text:style-name="P4">
<draw:frame draw:style-name="fr1" draw:name="Image322" text:anchor-type="as-char" svg:width="6.9236in" svg:height="5.385022in" draw:z-index="0">
<draw:image xlink:href="../Images/AРМІЯINFORM/2023-07-08T40-00-00-04-00/foto-aviacziya.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ерального штабу ЗС України, авіація сил оборони за минулу добузавдала 7 ударів по районах зосередження особового складу противника, 4 — позенітно-ракетних комплексах та 1 — по пункту управління ворога. Також нашимизахисниками було знищено 2 розвідувальних БПЛА оперативно-тактичного рівня.</text:p>
      <text:p text:style-name="P4">
Водночас підрозділи ракетних військ і артилерії протягом доби уразили 2 пунктиуправління, склад боєприпасів, 8 артилерійських засобів на вогневих позиціях,2 засоби протиповітряної оборони та 2 станції радіоелектронної боротьбипротивника.</text:p>
      <text:p text:style-name="P4">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За минулу добу відбулось 36 бойових зіткнень — Генштаб</text:span>
</text:h>
      <text:p text:style-name="P4">
Author: ['АРМІЯINFORM']</text:p>
      <text:p text:style-name="P4">
Time: 2023-07-08T42:00:00-04:00</text:p>
      <text:p text:style-name="P4">
Description: Протягом минулої доби війська росармії продовжували зосереджувати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56724.jpg" text:style-name="Internet_20_link" text:visited-style-name="Visited_20_Internet_20_Link">
1556724.jpg</text:a>
']</text:p>
      <text:p text:style-name="P4">
Tags: ['STOPRUSSIA', 'АГРЕСІЯ РФ', 'ВТОРГНЕННЯ РФ', 'ГШ ЗСУ']</text:p>
      <text:p text:style-name="P4">
Category: News</text:p>
      <!--METADATA-->
      <text:p text:style-name="P4">
<draw:frame draw:style-name="fr1" draw:name="Image323" text:anchor-type="as-char" svg:width="6.9236in" svg:height="4.61903in" draw:z-index="0">
<draw:image xlink:href="../Images/AРМІЯINFORM/2023-07-08T42-00-00-04-00/1556724.jpg" xlink:type="simple" xlink:show="embed" xlink:actuate="onLoad" draw:mime-type="image/jpeg"/>
</draw:frame>
Ілюстративне фото <text:span text:style-name="T4">
🔥 Ситуація щодо російського вторгнення</text:span>
</text:p>
      <text:p text:style-name="P4">
Протягом минулої доби війська росармії продовжували зосереджувати основнізусилля на Куп’янському, Лиманському, Бахмутському, Авдіївському таМар’їнському напрямках — там відбулося 36 бойових зіткнень.</text:p>
      <text:p text:style-name="P4">
Про це<text:a xlink:type="simple" xlink:href="https://www.facebook.com/GeneralStaff.ua/posts/pfbid05Jwm5VXfXfCHMrL3dbRxEthRitLxhtnQae5dWni6PZoTGixUHxXQq61FkDauttm5l" text:style-name="Internet_20_link" text:visited-style-name="Visited_20_Internet_20_Link">
йдеться</text:a>
у Генеральному штабі ЗС України.</text:p>
      <text:p text:style-name="P4">
<text:span text:style-name="T4">
На Куп’янському напрямку</text:span>
 противник намагався наступати в районахНовоселівського і Стельмахівки Луганської області. Наші воїни стійко тримаютьоборону, відбили усі атаки ворога.</text:p>
      <text:p text:style-name="P4">
<text:span text:style-name="T4">
На Лиманському напрямку</text:span>
 протягом доби противник вів штурмові дії танамагався витіснити наші війська із займаних позицій в районі північно-західніше Берестового Луганської області, успіху не мав.</text:p>
      <text:p text:style-name="P4">
<text:span text:style-name="T4">
На Бахмутському напрямку</text:span>
 , під щільним вогнем авіації та артилеріїпротивника, наші захисники успішно відбили усі ворожі атаки в районінаселеного пункту Берхівка Донецької області.</text:p>
      <text:p text:style-name="P4">
<text:span text:style-name="T4">
На Авдіївському напрямку</text:span>
 ворог, за підтримки авіації, здійснив безуспішнінаступальні дії в районах Новокалинового, Авдіївки та Невельського.</text:p>
      <text:p text:style-name="P4">
<text:span text:style-name="T4">
На Мар’їнському напрямку</text:span>
 , під ворожими вогнем артилерії, наші захисникивідбили усі атаки в районі міста Мар’їнка.</text:p>
      <text:p text:style-name="P4">
<text:span text:style-name="T4">
На Шахтарському напрямку</text:span>
 противник вів безуспішні наступальні дії в районіБлагодатного Донецької області.</text:p>
      <text:p text:style-name="P4">
Також сили оборони України продовжують ведення наступальної операції наМелітопольському та Бердянському напрямках, закріплюються на досягнутихрубежах, завдають вогневого ураження, здійснюють заходи контрбатарейноїборотьби.</text:p>
      <text:p text:style-name="P4">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500 днів Великої Визвольної війни</text:span>
</text:h>
      <text:p text:style-name="P4">
Author: ['Антон Печерський']</text:p>
      <text:p text:style-name="P4">
Time: 2023-07-08T44:00:00-04:00</text:p>
      <text:p text:style-name="P4">
Description: Україна стоїть твердо і непохитно, українське суспільство вірить у ЗСУ, які визволя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Tags: ['500 ДНІВ ВЕЛИКОЇ ВИЗВОЛЬНОЇ ВІЙНИ', 'STOPRUSSIA', 'АГРЕСІЯ РФ', 'ВІЙНА', 'ВТОРГНЕННЯ РФ']</text:p>
      <text:p text:style-name="P4">
Category: News</text:p>
      <!--METADATA-->
      <text:p text:style-name="P4">
<draw:frame draw:style-name="fr1" draw:name="Image324" text:anchor-type="as-char" svg:width="6.9236in" svg:height="3.892631in" draw:z-index="0">
<draw:image xlink:href="../Images/AРМІЯINFORM/2023-07-08T44-00-00-04-00/golovna-.jpeg" xlink:type="simple" xlink:show="embed" xlink:actuate="onLoad" draw:mime-type="image/jpeg"/>
</draw:frame>
</text:p>
      <text:p text:style-name="P4">
Україна стоїть твердо і непохитно, українське суспільство вірить у ЗСУ, яківизволяють тимчасово окуповані території, а міжнародна підтримка українцівміцна і беззаперечна. Натомість росія не лише не досягла жодної з поставленихцілей нападу, але й критично підірвала свій військовий та економічнийпотенціал, остаточно перетворилась у державу-ізгоя на міжнародній арені тавождистську диктатуру, режим якої до того ж нещодавно продемонстрував світуочевидну внутрішню слабкість.</text:p>
      <text:p text:style-name="P4">
Такими є головні підсумки станом на 500 день широкомасштабного вторгненняросійської федерації в Україну. Знадобились мільйони прикладів мужності йгероїзму, щоб в Україну не лише повірив увесь світ, але насамперед саміукраїнці впевнились у власних силах і стійкості. Кривава війна нарешті знялаполуду російської пропаганди, настільки ж пихатої, наскільки й облудної, зочей не лише усього світу, але й самих росіян.</text:p>
      <text:p text:style-name="P4">
<draw:frame draw:style-name="fr1" draw:name="Image325" text:anchor-type="as-char" svg:width="6.9236in" svg:height="7.004375in" draw:z-index="0">
<draw:image xlink:href="../Images/AРМІЯINFORM/2023-07-08T44-00-00-04-00/vtraty-rf-100-scaled.jpg" xlink:type="simple" xlink:show="embed" xlink:actuate="onLoad" draw:mime-type="image/jpeg"/>
</draw:frame>
</text:p>
      <text:p text:style-name="P4">
Виявилось, що скромна і непоказна, на перший погляд, Україна є повноцінноюдержавою, спроможною вистояти і витримати найекстремальніший краш-тест з усіхможливих — випробування Великою війною. Попри всі надзвичайні труднощі,українська держава довела, що є життєспроможною завдяки тому, що спирається напідтримку зрілого й відповідального громадянського суспільства, готового статина захист країни як найціннішого свого надбання і запоруки дотримання прав ісвобод людини.</text:p>
      <text:p text:style-name="P4">
Тоді як набундючена росія з її зарозумілістю та завищеною самооцінкою, зпогордливим зверхнім позиціюванням на міжнародній арені нарешті остаточнопроявила своє прогниле наскрізь нутро. На завершення шістнадцятого місяцявійни воно наочно показало себе не лише звичною вже людиноненависницькоюполітикою, але й безпорадністю російського держапарату й армії, неспроможнихупоратись з очевидною загрозою військового бунту.</text:p>
      <text:p text:style-name="P4">
<draw:frame draw:style-name="fr1" draw:name="Image326" text:anchor-type="as-char" svg:width="6.9236in" svg:height="5.012458in" draw:z-index="0">
<draw:image xlink:href="../Images/AРМІЯINFORM/2023-07-08T44-00-00-04-00/03-5.jpg" xlink:type="simple" xlink:show="embed" xlink:actuate="onLoad" draw:mime-type="image/jpeg"/>
</draw:frame>
Деокупованаділянка території України, яка перебувала під російською окупацією з 2014 року(скриншот з інтерактивної онлайн-карти https://deepstatemap.live)</text:p>
      <text:p text:style-name="P4">
До 500 дня війни українці й світ упевнились, що російська армія справді єдругою, як це любила повторювати російська пропаганда. Але другою вона є не усвіті, а хіба що на полі бою на українській території. Бо першою армією вУкраїні, поза будь-яким сумнівом, є Збройні Сили України. Ба більше,виявилось, що російська армія є другою навіть у самій росії, бо неспроможнастримати вигодованих кремлем найманців, які колонами йшли на москву, зухвалозбиваючи по дорозі російські військові гелікоптери й літак.</text:p>
      <text:p text:style-name="P4">
Ще більших втрат напередодні 500 дня війни зазнають російські окупанти натериторії України. Важкий, але неспинний український наступ триває, інайкращими його індикаторами є не лише нові звільнені території, а втратизагарбників, які суттєво зросли впродовж травня — початку липня. Особливопильну увагу слід звернути на тотальне винищення ворожих артсистем — практичнощодня російські окупанти втрачають кільканадцять, а то й кількадесят одиницьартилерії.</text:p>
      <text:p text:style-name="P4">
Червень 2023 року став гарячим місяцем, впродовж якого ворог втратив понад 650артсистем. Найспекотнішою стала доба з 22 на 23 червня, коли ЗСУ знищили 44одиниці ворожої артилерії. Якщо додати сюди також втрати за кінець квітня —травень, а також за перші дні липня, можна побачити, що понад чверть знищеноївід початку широкомасштабного вторгнення російської артилерії припадає натрохи більш як два місяці. Це свідчить про високу ефективність контрбатарейноїборотьби ЗСУ і поступово змінює артилерійський потенціал на користьукраїнського війська. Там, де росіяни беруть винятково кількістю, українськіартилеристи значно виграють за якістю, за точністю вогневого ураження ворожихпозицій.</text:p>
      <text:p text:style-name="P4">
Не менш важливими є показники втрат ворожої автотехніки та засобів ППО. Упоєднанні з ворожими втратами живої сили, танків, бойових броньованих машинтощо за травень — початок липня 2023 року це свідчить про успішністьукраїнського наступу. Вона вже проявилась у вигляді деокупації значноїтериторії й низки населених пунктів, причому Силам оборони України вдалосянавіть визволити ділянку української землі, яка перебувала під російськоюокупацією аж з 2014 року. В цілому ж площа деокупованих станом на 500 деньтериторій практично зрівнялась з частиною української території, захопленої йокупованої російською федерацією станом до 24 лютого 2022 року.</text:p>
      <text:p text:style-name="P4">
<draw:frame draw:style-name="fr1" draw:name="Image327" text:anchor-type="as-char" svg:width="6.9236in" svg:height="3.378717in" draw:z-index="0">
<draw:image xlink:href="../Images/AРМІЯINFORM/2023-07-08T44-00-00-04-00/05-2.jpg" xlink:type="simple" xlink:show="embed" xlink:actuate="onLoad" draw:mime-type="image/jpeg"/>
</draw:frame>
Контрольтериторій (скриншот з інтерактивної онлайн-карти https://deepstatemap.live)</text:p>
      <text:p text:style-name="P4">
Станом на 500 день війни Збройні Сили України володіють стратегічноюініціативою й упевнено наступають, завдаючи ворогу критичних втрат. Натомістьв росії внаслідок програшної для російської армії війни та внутрішнюнестабільність поставлено під загрозу саме існування путінського режиму.</text:p>
      <text:p text:style-name="P4">
Тримаймо стрій!</text:p>
      <text:p text:style-name="P4">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630 ліквідованих окупантів та 71 одиниця знищеного ворожого озброєння</text:span>
</text:h>
      <text:p text:style-name="P4">
Author: ['АРМІЯINFORM']</text:p>
      <text:p text:style-name="P4">
Time: 2023-07-08T46:00:00-04:00</text:p>
      <text:p text:style-name="P4">
Description: Загальні бойові втрати противника з 24.02.22 по 08.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traty-rf-100-scaled.jpg" text:style-name="Internet_20_link" text:visited-style-name="Visited_20_Internet_20_Link">
vtraty-rf-100-scaled.jpg</text:a>
']</text:p>
      <text:p text:style-name="P4">
Tags: ['STOPRUSSIA', 'АГРЕСІЯ РФ', 'ВІЙНА', 'ВТОРГНЕННЯ РФ', 'ВТРАТИ ВОРОГА', 'ГШ ЗСУ']</text:p>
      <text:p text:style-name="P4">
Category: News</text:p>
      <!--METADATA-->
      <text:p text:style-name="P4">
<draw:frame draw:style-name="fr1" draw:name="Image328" text:anchor-type="as-char" svg:width="6.9236in" svg:height="7.004375in" draw:z-index="0">
<draw:image xlink:href="../Images/AРМІЯINFORM/2023-07-08T46-00-00-04-00/vtraty-rf-100-scaled.jpg" xlink:type="simple" xlink:show="embed" xlink:actuate="onLoad" draw:mime-type="image/jpeg"/>
</draw:frame>
</text:p>
      <text:p text:style-name="P4">
<text:span text:style-name="T4">
Загальні бойові втрати противника з 24.02.22 по 08.07.23 орієнтовностановлять:</text:span>
</text:p>
      <ul>
        <li>
<text:span text:style-name="T4">
особового складу ‒</text:span>
 233440 (+630) осіб ліквідовано  * <text:span text:style-name="T4">
танків ‒</text:span>
 4074 (+4)  * <text:span text:style-name="T4">
бойових броньованих машин ‒</text:span>
 7953 (+9)  * <text:span text:style-name="T4">
артилерійських систем ‒</text:span>
 4346 (+16)  * <text:span text:style-name="T4">
РСЗВ ‒</text:span>
 661 (+3)  * <text:span text:style-name="T4">
засоби ППО ‒</text:span>
 410 (+2)  * <text:span text:style-name="T4">
літаків ‒</text:span>
 315 (0)  * <text:span text:style-name="T4">
гелікоптерів ‒</text:span>
 309 (0)  * <text:span text:style-name="T4">
БПЛА оперативно-тактичного рівня ‒</text:span>
 3666 (+14)  * <text:span text:style-name="T4">
крилаті ракети ‒</text:span>
 1271 (0)  * <text:span text:style-name="T4">
кораблі / катери ‒</text:span>
 18 (0)  * <text:span text:style-name="T4">
автомобільної техніки та автоцистерн ‒</text:span>
 6914 (+16)  * <text:span text:style-name="T4">
спеціальна техніка ‒</text:span>
 619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7.23.</text:p>
      <text:p text:style-name="P4">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У Генштабі повідомили про кількість збитих ворожих дронів за минулу добу</text:span>
</text:h>
      <text:p text:style-name="P4">
Author: ['АРМІЯINFORM']</text:p>
      <text:p text:style-name="P4">
Time: 2023-07-08T48:00:00-04:00</text:p>
      <text:p text:style-name="P4">
Description: Як зазначається у зведенні Генштабу, минулої доби російські окупаційні в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lyustratyvne-foto_large.jpg" text:style-name="Internet_20_link" text:visited-style-name="Visited_20_Internet_20_Link">
ilyustratyvne-foto_large.jpg</text:a>
']</text:p>
      <text:p text:style-name="P4">
Tags: ['STOPRUSSIA', 'АГРЕСІЯ РФ', 'ВТОРГНЕННЯ РФ', 'ГШ ЗСУ']</text:p>
      <text:p text:style-name="P4">
Category: News</text:p>
      <!--METADATA-->
      <text:p text:style-name="P4">
<draw:frame draw:style-name="fr1" draw:name="Image329" text:anchor-type="as-char" svg:width="6.9236in" svg:height="3.89908in" draw:z-index="0">
<draw:image xlink:href="../Images/AРМІЯINFORM/2023-07-08T48-00-00-04-00/ilyustratyvne-foto_large.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штабу, минулої доби російські окупаційні війська атакувалитериторію України іранськими ударними дронами Shahed. 12 із 18 цих БПЛА булознищено.</text:p>
      <text:p text:style-name="P4">
Крім того, ворог завдав ракетного удару по території одного з інфраструктурнихоб’єктів Запоріжжя. Також зафіксовано 53 авіаційних удари та близько 60обстрілів з реактивних систем залпового вогню по позиціях наших військ танаселених пунктах. На жаль, зруйновано інфраструктуру, постраждали мирні люди.</text:p>
      <text:p text:style-name="P4">
Ймовірність завдання ракетних та авіаційних ударів по всій території Українизалишається високою.</text:p>
      <text:p text:style-name="P4">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В Україні хвилина мовчання</text:span>
</text:h>
      <text:p text:style-name="P4">
Author: ['АРМІЯINFORM']</text:p>
      <text:p text:style-name="P4">
Time: 2023-07-08T5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330" text:anchor-type="as-char" svg:width="6.9236in" svg:height="3.895992in" draw:z-index="0">
<draw:image xlink:href="../Images/AРМІЯINFORM/2023-07-08T50-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8/v-ukrayini-hvylyna-movchannya-2/" text:style-name="Internet_20_link" text:visited-style-name="Visited_20_Internet_20_Link">
https://armyinform.com.ua/2023/07/08/v-ukrayini-hvylyna-movchannya-2/</text:a>
</text:p>
      <!--NEWS-->
      <text:h text:style-name="P10" text:outline-level="1">
<text:span text:style-name="T4">
Залужний мутить двіж уже 50 років (і 500 днів): відзнаки Головнокомандувача ЗСУ</text:span>
</text:h>
      <text:p text:style-name="P4">
Author: ['Антон Печерський']</text:p>
      <text:p text:style-name="P4">
Time: 2023-07-08T52:00:00-04:00</text:p>
      <text:p text:style-name="P4">
Description: Сьогодні, на 500 день Великої війни — широкомасштабного нападу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1_golovna-1.jpg" text:style-name="Internet_20_link" text:visited-style-name="Visited_20_Internet_20_Link">
01_golovna-1.jpg</text:a>
', '<text:a xlink:type="simple" xlink:href="https://armyinform.com.ua/wp-content/uploads/2023/07/02-4.jpeg" text:style-name="Internet_20_link" text:visited-style-name="Visited_20_Internet_20_Link">
02-4.jpeg</text:a>
', '<text:a xlink:type="simple" xlink:href="https://armyinform.com.ua/wp-content/uploads/2023/07/03-7.jpg" text:style-name="Internet_20_link" text:visited-style-name="Visited_20_Internet_20_Link">
03-7.jpg</text:a>
', '<text:a xlink:type="simple" xlink:href="https://armyinform.com.ua/wp-content/uploads/2023/07/04-5.jpg" text:style-name="Internet_20_link" text:visited-style-name="Visited_20_Internet_20_Link">
04-5.jpg</text:a>
']</text:p>
      <text:p text:style-name="P4">
Tags: ['STOPRUSSIA', 'АГРЕСІЯ РФ', 'ВАЛЕРІЙ ЗАЛУЖНИЙ', 'ВІЙНА', 'ВТОРГНЕННЯ РФ']</text:p>
      <text:p text:style-name="P4">
Category: News</text:p>
      <!--METADATA-->
      <text:p text:style-name="P4">
<draw:frame draw:style-name="fr1" draw:name="Image331" text:anchor-type="as-char" svg:width="6.9236in" svg:height="4.611118in" draw:z-index="0">
<draw:image xlink:href="../Images/AРМІЯINFORM/2023-07-08T52-00-00-04-00/01_golovna-1.jpg" xlink:type="simple" xlink:show="embed" xlink:actuate="onLoad" draw:mime-type="image/jpeg"/>
</draw:frame>
</text:p>
      <text:p text:style-name="P4">
Сьогодні, на 500 день Великої війни — широкомасштабного нападу російськоїфедерації на український народ і державу Україна, виповнилось 50 роківГоловнокомандувачу Збройних Сил України Валерію Залужному. Проте навряд чиварто насправді шукати знаків у випадкових збігах і нумерологічнихпідрахунках. Ба більше, що не бракує інших знаків, значно яскравіших іважливіших.</text:p>
      <text:p text:style-name="P4">
Перший з них — своєчасність. У часи лихоліть і важких випробувань українськийнарод завжди віднаходив серед своїх синів і доньок людей, гідних і спроможнихузяти на себе відповідальність за майбутнє і стати на оборону Вітчизни.Українська історія знає безліч таких прикладів і нині ми бачимо не виняток, аправило — українці знов знайшли посеред себе мільйони людей, кожен з яких насвоєму місці працює заради спільної української перемоги.</text:p>
      <text:p text:style-name="P4">
Тож друга ознака — унікальна типовість. Валерій Залужний — один з мільйонівукраїнців та українок, які стали на захист своєї землі. Про кожного і кожну зних можна сказати, що їхній повсякденний героїзм одночасно є як типовим, бозагальний і масовий, так і унікальним, бо завжди індивідуальний, особистісний.Унікальний типовий героїзм, притаманний Валерію Залужному так само, як усімукраїнцям у важкі часи Великої війни.</text:p>
      <text:p text:style-name="P4">
<draw:frame draw:style-name="fr1" draw:name="Image332" text:anchor-type="as-char" svg:width="6.9236in" svg:height="4.32725in" draw:z-index="0">
<draw:image xlink:href="../Images/AРМІЯINFORM/2023-07-08T52-00-00-04-00/02-4.jpeg" xlink:type="simple" xlink:show="embed" xlink:actuate="onLoad" draw:mime-type="image/jpeg"/>
</draw:frame>
</text:p>
      <text:p text:style-name="P4">
Ще одна риса — перебування на своєму місці. Генерал Залужний — один із когортиукраїнських офіцерів, кожен з яких служить українському народові там, де цевиявилось найбільш потрібним і своєчасним. Згадайте, скільки разів від моментуширокомасштабного вторгнення російські агресори змінювали командувачівугруповання російських військ вторгнення в Україну. Головнокомандувач ЗСУлишається незмінним. Це свідчить не про його незамінність (у складі ЗбройнихСил України достатньо професійних і талановитих офіцерів), а про відсутністьпотреби міняти того, хто перфектно виконує свою роботу за надскладних умовВеликої війни.</text:p>
      <text:p text:style-name="P4">
Нарешті, ще одна прикметна відзнака Валерія Залужного, притаманна водночасусім українським військовим — поєднання спокійної стриманої сили та людяності.Це особливо помітно на тлі російських офіцерів, схожих не на живих людей, а надерев’яних дуболомів — солдатів Урфіна Джуса з казки про Смарагдове місто.Показовий приклад — такий собі сєргєй суровікін, неспроможний зв’язати двохслів навіть читаючи з телесуфлера.</text:p>
      <text:p text:style-name="P4">
<draw:frame draw:style-name="fr1" draw:name="Image333" text:anchor-type="as-char" svg:width="6.9236in" svg:height="3.877216in" draw:z-index="0">
<draw:image xlink:href="../Images/AРМІЯINFORM/2023-07-08T52-00-00-04-00/03-7.jpg" xlink:type="simple" xlink:show="embed" xlink:actuate="onLoad" draw:mime-type="image/jpeg"/>
</draw:frame>
</text:p>
      <text:p text:style-name="P4">
На відміну від колодоподібних росіян українські військові — живі люди зіщирими емоціями, спроможні як весело примружитись і смачно пожартувати, так іглибоко розчулитись. Однак не приведи Боже розсердити цих добрих і чуйних умирному житті дядьків, бо вони так само можуть бути жорсткими до самих себе,вимогливими до підлеглих і безжальними до ворогів.</text:p>
      <text:p text:style-name="P4">
Саме завдяки цим якостям їх поважають і люблять, їм довіряють й у них вірять.Збройним Силам України вірять тому, що українські військові є такою самочастиною українського народу, якою були колись козаки. Схоже на те, що буливони саме такими, як сучасні українські бійці — відважними та веселими,винахідливими й добрими, чесними й відвертими.</text:p>
      <text:p text:style-name="P4">
<draw:frame draw:style-name="fr1" draw:name="Image334" text:anchor-type="as-char" svg:width="6.9236in" svg:height="4.618041in" draw:z-index="0">
<draw:image xlink:href="../Images/AРМІЯINFORM/2023-07-08T52-00-00-04-00/04-5.jpg" xlink:type="simple" xlink:show="embed" xlink:actuate="onLoad" draw:mime-type="image/jpeg"/>
</draw:frame>
</text:p>
      <text:p text:style-name="P4">
Якнайкраще українським військовим пасує образ казкового Котигорошка — сильногой водночас справедливого і великодушного, готового радо помилувати противникау разі, якщо той здасться і поводитиме себе чемно, однак так само здатногознищити підлого ворога, коли той підступно спробує скористатись добротоюгероя.</text:p>
      <text:p text:style-name="P4">
Саме тому Котигорошку коваль виковує найміцнішу булаву як найміцнішу зброюпроти змія. Саме тому він знаходить собі вірних побратимів та помічників вособі Вернигори, Вернидуба і Крутивуса. Саме тому йому допомагає у боротьбі засправедливість усе, що є у цьому світі доброго — птахи й звірі, квіти тадерева, сонце, вітер і дощ… Бо коли ти на боці добра, то і добро так само натвоєму боці.</text:p>
      <text:p text:style-name="P4">
З роси і води, Валерію Федоровичу. Многая літа. Перемоги і миру Україні.</text:p>
      <text:p text:style-name="P4">
Source: <text:a xlink:type="simple" xlink:href="https://armyinform.com.ua/2023/07/08/zaluzhnyj-mutyt-dvizh-uzhe-50-rokiv-i-500-dniv-vidznaky-golovnokomanduvacha-zsu/" text:style-name="Internet_20_link" text:visited-style-name="Visited_20_Internet_20_Link">
https://armyinform.com.ua/2023/07/08/zaluzhnyj-mutyt-dvizh-uzhe-50-rokiv-i-500-dniv-vidznaky-golovnokomanduvacha-zsu/</text:a>
</text:p>
      <!--NEWS-->
      <text:h text:style-name="P10" text:outline-level="1">
<text:span text:style-name="T4">
Силами ППО вночі збито 5 Shahed-136/131</text:span>
</text:h>
      <text:p text:style-name="P4">
Author: ['АРМІЯINFORM']</text:p>
      <text:p text:style-name="P4">
Time: 2023-07-08T54:00:00-04:00</text:p>
      <text:p text:style-name="P4">
Description: Уночі 8 липня 2023 року ворог атакував іранськими ударними дронами Shahed-136/131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799375.jpg" text:style-name="Internet_20_link" text:visited-style-name="Visited_20_Internet_20_Link">
2799375.jpg</text:a>
']</text:p>
      <text:p text:style-name="P4">
Tags: ['STOPRUSSIA', 'АГРЕСІЯ РФ', 'ВТОРГНЕННЯ РФ', 'КОМАНДУВАННЯ ПОВІТРЯНИХ СИЛ ЗС УКРАЇНИ']</text:p>
      <text:p text:style-name="P4">
Category: News</text:p>
      <!--METADATA-->
      <text:p text:style-name="P4">
<draw:frame draw:style-name="fr1" draw:name="Image335" text:anchor-type="as-char" svg:width="6.9236in" svg:height="4.944604in" draw:z-index="0">
<draw:image xlink:href="../Images/AРМІЯINFORM/2023-07-08T54-00-00-04-00/2799375.jpg" xlink:type="simple" xlink:show="embed" xlink:actuate="onLoad" draw:mime-type="image/jpeg"/>
</draw:frame>
 фотоілюстративне</text:p>
      <text:p text:style-name="P4">
Уночі 8 липня 2023 року ворог атакував іранськими ударними дронамиShahed-136/131 з південно-східного напрямку (Приморсько-Ахтарськ,Краснодарський край).</text:p>
      <text:p text:style-name="P4">
Про це<text:a xlink:type="simple" xlink:href="https://www.facebook.com/kpszsu/posts/pfbid0DEcNjkrAse1a3F4kJNpH7hv4TKnajqzJF1hfFji3EQz9g2ERYbuVuDGtUxFhnZTjl" text:style-name="Internet_20_link" text:visited-style-name="Visited_20_Internet_20_Link">
повідомляє</text:a>
Командування Повітряних Сил ЗСУ.</text:p>
      <text:p text:style-name="P4">
В результаті бойової роботи підрозділами ППО Сил оборони України знищено 5ударних БПЛА Shahed-136/131.</text:p>
      <text:p text:style-name="P4">
«Частину ударних БПЛА не вдалось перехопити. Shahed влучили в промисловіоб’єкти та об’єкти інфраструктури на Дніпропетровщині та Кіровоградщині.Попередньо без жертв. Про збитки та ліквідацію наслідків повідомлять місцевівійськові адміністрації», — йдеться у повідомленні.</text:p>
      <text:p text:style-name="P4">
Source: <text:a xlink:type="simple" xlink:href="https://armyinform.com.ua/2023/07/08/sylamy-ppo-vnochi-zbyto-5-shahed-136-131/" text:style-name="Internet_20_link" text:visited-style-name="Visited_20_Internet_20_Link">
https://armyinform.com.ua/2023/07/08/sylamy-ppo-vnochi-zbyto-5-shahed-136-131/</text:a>
</text:p>
      <!--NEWS-->
      <text:h text:style-name="P10" text:outline-level="1">
<text:span text:style-name="T4">
Україна й Туреччина працюють над тим, щоб повернути українців із російського полону — Володимир Зеленський</text:span>
</text:h>
      <text:p text:style-name="P4">
Author: ['АРМІЯINFORM']</text:p>
      <text:p text:style-name="P4">
Time: 2023-07-08T56:00:00-04:00</text:p>
      <text:p text:style-name="P4">
Description: Президент України Володимир Зеленський заявив, що питання стосовно допомоги у поверн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7b353f895cc6ebedb7504d68dd0cefb_1688769411_extra_large.jpeg" text:style-name="Internet_20_link" text:visited-style-name="Visited_20_Internet_20_Link">
e7b353f895cc6ebedb7504d68dd0cefb_1688769411_extra_large.jpeg</text:a>
']</text:p>
      <text:p text:style-name="P4">
Tags: ['STOPRUSSIA', 'АГРЕСІЯ РФ', 'ВІЙНА', 'ВОЛОДИМИР ЗЕЛЕНСЬКИЙ', 'ВТОРГНЕННЯ РФ', 'ОФІС ПРЕЗИДЕНТА УКРАЇНИ', 'ТУРЕЧЧИНА']</text:p>
      <text:p text:style-name="P4">
Category: News</text:p>
      <!--METADATA-->
      <text:p text:style-name="P4">
<draw:frame draw:style-name="fr1" draw:name="Image336" text:anchor-type="as-char" svg:width="6.9236in" svg:height="4.617948in" draw:z-index="0">
<draw:image xlink:href="../Images/AРМІЯINFORM/2023-07-08T56-00-00-04-00/e7b353f895cc6ebedb7504d68dd0cefb_1688769411_extra_large.jpeg" xlink:type="simple" xlink:show="embed" xlink:actuate="onLoad" draw:mime-type="image/jpeg"/>
</draw:frame>
</text:p>
      <text:p text:style-name="P4">
Президент України Володимир Зеленський заявив, що питання стосовно допомоги уповерненні з російського полону українських громадян було серед пріоритетнихна зустрічі з Президентом Туреччини Реджепом Таїпом Ердоганом. Про це ГлаваУкраїнської держави повідомив під час спілкування з представниками ЗМІ зарезультатами переговорів у Стамбулі, про це<text:a xlink:type="simple" xlink:href="https://www.president.gov.ua/news/ukrayina-j-turechchina-pracyuyut-nad-tim-shob-povernuti-ukra-84185" text:style-name="Internet_20_link" text:visited-style-name="Visited_20_Internet_20_Link">
повідомляє</text:a>
 Офіс Президента України.</text:p>
      <text:p text:style-name="P4">
«І кримські татари, і політв’язні, і всі інші наші полонені, і депортованідіти — це перше, повірте, на наших зустрічах, у наших телефонних контактах ізПрезидентом Ердоганом у будь-який час. Завжди ця тематика дуже актуальна. Томущо і для мене, і для Президента люди — це пріоритет», — запевнив ВолодимирЗеленський.</text:p>
      <text:p text:style-name="P4">
Водночас він зазначив, що до появи конкретних результатів недоцільнокоментувати процес.</text:p>
      <text:p text:style-name="P4">
Source: <text:a xlink:type="simple" xlink:href="https://armyinform.com.ua/2023/07/08/ukrayina-j-turechchyna-praczyuyut-nad-tym-shhob-povernuty-ukrayincziv-iz-rosijskogo-polonu-prezydent/" text:style-name="Internet_20_link" text:visited-style-name="Visited_20_Internet_20_Link">
https://armyinform.com.ua/2023/07/08/ukrayina-j-turechchyna-praczyuyut-nad-tym-shhob-povernuty-ukrayincziv-iz-rosijskogo-polonu-prezydent/</text:a>
</text:p>
      <!--NEWS-->
      <text:h text:style-name="P10" text:outline-level="1">
<text:span text:style-name="T4">
Президент присвоїв звання Герой України 49 захисникам, 46 з них — посмертно</text:span>
</text:h>
      <text:p text:style-name="P4">
Author: ['АРМІЯINFORM']</text:p>
      <text:p text:style-name="P4">
Time: 2023-07-08T58:00:00-04:00</text:p>
      <text:p text:style-name="P4">
Description: УКАЗ ПРЕЗИДЕНТА УКРАЇНИ № 429/2023    Про присвоєння М.Чобану звання Герой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STOPRUSSIA', 'АГРЕСІЯ РФ', 'ВІЙНА', 'ВОЛОДИМИР ЗЕЛЕНСЬКИЙ', 'ВТОРГНЕННЯ РФ', 'ГЕРОЙ УКРАЇНИ', 'ОФІС ПРЕЗИДЕНТА УКРАЇНИ']</text:p>
      <text:p text:style-name="P4">
Category: News</text:p>
      <!--METADATA-->
      <text:p text:style-name="P4">
<draw:frame draw:style-name="fr1" draw:name="Image337" text:anchor-type="as-char" svg:width="6.9236in" svg:height="4.12142in" draw:z-index="0">
<draw:image xlink:href="../Images/AРМІЯINFORM/2023-07-08T58-00-00-04-00/geroj-ukrayiny1-e1665826268162.jpg" xlink:type="simple" xlink:show="embed" xlink:actuate="onLoad" draw:mime-type="image/jpeg"/>
</draw:frame>
 Ілюстративне фото</text:p>
      <text:p text:style-name="P4">
УКАЗ ПРЕЗИДЕНТА УКРАЇНИ № 429/2023</text:p>
      <text:p text:style-name="P4">
Про присвоєння М.Чоба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ЧОБАНУМиколі Івановичу — молодшому лейтенант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8/2023</text:p>
      <text:p text:style-name="P4">
Про присвоєння О.Хижня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ИЖНЯКУОлексію Леонід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7/2023</text:p>
      <text:p text:style-name="P4">
Про присвоєння С.Хар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АРЧЕНКУСергію Миколайовичу — старшому лейтенант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6/2023</text:p>
      <text:p text:style-name="P4">
Про присвоєння А.Сороці звання Герой України</text:p>
      <text:p text:style-name="P4">
За особисту мужність і героїзм, виявлені у захисті державного суверенітету татериторіальної цілісності України, вірність військовій присязі<text:span text:style-name="T4">
постановляю:</text:span>
</text:p>
      <text:p text:style-name="P4">
Присвоїти звання Герой України з удостоєнням ордена «Золота Зірка» СОРОЦІАндрію Віталійовичу — стар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5/2023</text:p>
      <text:p text:style-name="P4">
Про присвоєння О.Сімоновій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ІМОНОВІЙОльзі Сергіївні — стар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4/2023</text:p>
      <text:p text:style-name="P4">
Про присвоєння В.Сові-Лісовц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ОВІ-ЛІСОВЦЮ Володимиру Олександровичу —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3/2023</text:p>
      <text:p text:style-name="P4">
Про присвоєння Д.Самофал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МОФАЛУДенису Вікторовичу —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2/2023</text:p>
      <text:p text:style-name="P4">
Про присвоєння Д.Мураш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УРАШКУДанилу Геннадійовичу — майор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1/2023</text:p>
      <text:p text:style-name="P4">
Про присвоєння Д.Сафо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ФОНОВУДаніїлу Юрійовичу — лейтенанту поліції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0/2023</text:p>
      <text:p text:style-name="P4">
Про присвоєння О.Махаче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ХАЧЕКУОлександру Ярославовичу — полковник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9/2023</text:p>
      <text:p text:style-name="P4">
Про присвоєння В.Прима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ПРИМАЧЕНКУВолодимиру Васильовичу — стар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8/2023</text:p>
      <text:p text:style-name="P4">
Про присвоєння Я.Олійни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ОЛІЙНИКУЯрославу Олеговичу —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7/2023</text:p>
      <text:p text:style-name="P4">
Про присвоєння І.Лєщєн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ЄЩЄНКОВУІвану Геннадій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6/2023</text:p>
      <text:p text:style-name="P4">
Про присвоєння Ю.Коваль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ВАЛЬЧУКУЮрію Олександровичу —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5/2023</text:p>
      <text:p text:style-name="P4">
Про присвоєння В.Дуд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УДЧЕНКУВолодимиру Володимировичу — головн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4/2023</text:p>
      <text:p text:style-name="P4">
Про присвоєння Ю.Каню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НЮКУ ЮріюІгоровичу — стар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3/2023</text:p>
      <text:p text:style-name="P4">
Про присвоєння В.Дере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ЕРЕХУВіталію Мирослав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2/2023</text:p>
      <text:p text:style-name="P4">
Про присвоєння В.Благовісн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БЛАГОВІСНОМУ Вадиму Андрійовичу — підполковник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1/2023</text:p>
      <text:p text:style-name="P4">
Про присвоєння В.Бар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АРЧУКУВолодимиру Василь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0/2023</text:p>
      <text:p text:style-name="P4">
Про присвоєння І.Щоголе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ЩОГОЛЕВУІвану Євген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9/2023</text:p>
      <text:p text:style-name="P4">
Про присвоєння В.Скворц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КВОРЦОВУВладиславу Юрійовичу — стар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8/2023</text:p>
      <text:p text:style-name="P4">
Про присвоєння М.Реу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ЕУЦЬКОМУМихайлу Івановичу —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7/2023</text:p>
      <text:p text:style-name="P4">
Про присвоєння М.Макареви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КАРЕВИЧУМиколі Миколайовичу —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6/2023</text:p>
      <text:p text:style-name="P4">
Про присвоєння В.Лисен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ИСЕНКОВУВадиму Миколай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5/2023</text:p>
      <text:p text:style-name="P4">
Про присвоєння Д.Лабун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АБУНСЬКОМУДенису Богдановичу —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4/2023</text:p>
      <text:p text:style-name="P4">
Про присвоєння Б.Калагур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АЛАГУРСЬКОМУ Богдану Петр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3/2023</text:p>
      <text:p text:style-name="P4">
Про присвоєння Т.Довгу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ОВГУНУТарасу Сергійовичу —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2/2023</text:p>
      <text:p text:style-name="P4">
Про присвоєння В.Горбан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ГОРБАНЮВладиславу Вячеслав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1/2023</text:p>
      <text:p text:style-name="P4">
Про присвоєння М.Яниши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ЯНИШИНУМиколі Олександровичу — головн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0/2023</text:p>
      <text:p text:style-name="P4">
Про присвоєння М.Чабан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ЧАБАНЕНКУМихайлу Анатолійовичу — стар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9/2023</text:p>
      <text:p text:style-name="P4">
Про присвоєння Є.Храп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РАПКУЄвгену Вікторовичу —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8/2023</text:p>
      <text:p text:style-name="P4">
Про присвоєння С.Суч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УЧКОВУСергію Веніаміновичу — стар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7/2023</text:p>
      <text:p text:style-name="P4">
Про присвоєння В.Стельма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ТЕЛЬМАХУВолодимиру Володимировичу — стар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6/2023</text:p>
      <text:p text:style-name="P4">
Про присвоєння Д.Роман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ЧЕНКУДмитру Юрій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5/2023</text:p>
      <text:p text:style-name="P4">
Про присвоєння О.Рома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ОВУОлександру Олег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4/2023</text:p>
      <text:p text:style-name="P4">
Про присвоєння О.Миршав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ИРШАВОМУОлексію Віктор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3/2023</text:p>
      <text:p text:style-name="P4">
Про присвоєння К.Мара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РАЧУКирилу Сергійовичу — головн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2/2023</text:p>
      <text:p text:style-name="P4">
Про присвоєння Є.Лис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ИСЕНКУЄвгену Вадимовичу — майор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1/2023</text:p>
      <text:p text:style-name="P4">
Про присвоєння О.Леу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ЕУНОВУОлександру Володимировичу — старшому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0/2023</text:p>
      <text:p text:style-name="P4">
Про присвоєння С.Корол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РОЛЮСергію Володимир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9/2023</text:p>
      <text:p text:style-name="P4">
Про присвоєння І.Колесні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ОЛЕСНІЧЕНКУ Ігорю Андрійовичу — серж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8/2023</text:p>
      <text:p text:style-name="P4">
Про присвоєння В.Клим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ЛИМЧУКУВалентину Васильовичу — старшому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7/2023</text:p>
      <text:p text:style-name="P4">
Про присвоєння Е.Камард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МАРДІНУЕдуарду Руслановичу — капітан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6/2023</text:p>
      <text:p text:style-name="P4">
Про присвоєння С.Верби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врученням ордена «Золота Зірка» ВЕРБИЦЬКОМУСергію Сергійовичу — майор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5/2023</text:p>
      <text:p text:style-name="P4">
Про присвоєння Р.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Роману Олеговичу —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4/2023</text:p>
      <text:p text:style-name="P4">
Про присвоєння Л.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Леоніду Олеговичу —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3/2023</text:p>
      <text:p text:style-name="P4">
Про присвоєння С.Бож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ОЖКУСергію Віталійовичу — старшому солда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2/2023</text:p>
      <text:p text:style-name="P4">
Про присвоєння В.Блищи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ЛИЩИКУВадиму Адамовичу — молодшому лейтенанту (посмертно).</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1/2023</text:p>
      <text:p text:style-name="P4">
Про присвоєння С.Алексаполь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АЛЕКСАПОЛЬСЬКОМУ Святославу Миколайовичу — молодшому сержанту (посмертно).</text:p>
      <text:p text:style-name="P4">
<text:span text:style-name="T4">
Президент України В.ЗЕЛЕНСЬКИЙ</text:span>
</text:p>
      <text:p text:style-name="P4">
<text:span text:style-name="T5">
8 липня 2023 року</text:span>
</text:p>
      <text:p text:style-name="P4">
<text:span text:style-name="T4">
Джерело:</text:span>
 <text:a xlink:type="simple" xlink:href="https://www.president.gov.ua/documents/decrees" text:style-name="Internet_20_link" text:visited-style-name="Visited_20_Internet_20_Link">
<text:span text:style-name="T5">
Офіс ПрезидентаУкраїни</text:span>
</text:a>
</text:p>
      <text:p text:style-name="P4">
Source: <text:a xlink:type="simple" xlink:href="https://armyinform.com.ua/2023/07/08/prezydent-ukrayiny-prysvoyiv-zvannya-geroj-ukrayiny-49-zahysnykam-46-z-nyh-posmertno/" text:style-name="Internet_20_link" text:visited-style-name="Visited_20_Internet_20_Link">
https://armyinform.com.ua/2023/07/08/prezydent-ukrayiny-prysvoyiv-zvannya-geroj-ukrayiny-49-zahysnykam-46-z-nyh-posmertno/</text:a>
</text:p>
      <!--NEWS-->
      <text:h text:style-name="P10" text:outline-level="1">
<text:span text:style-name="T4">
Зеленський: На 500-й день війни ми повернули додому наших героїв</text:span>
</text:h>
      <text:p text:style-name="P4">
Authors: Ukrinform (Person)</text:p>
      <text:p text:style-name="P4">
Publisher: Укринформ (Organization)</text:p>
      <text:p text:style-name="P4">
Published Time: 2023-07-08T5:02:00+03:00</text:p>
      <text:p text:style-name="P4">
Modified Time: 2023-07-08T22:02:00+03:00</text:p>
      <text:p text:style-name="P4">
Description: На п'ятисотий день війни Україна повернула додому своїх героїв - командирів підрозділів, які захищали Маріуполь та "Азовсталь". — Укрінформ.</text:p>
      <text:p text:style-name="P4">
Images: ['<text:a xlink:type="simple" xlink:href="https://static.ukrinform.com/photos/2023_07/thumb_files/630_360_1688848303-7761.jpeg" text:style-name="Internet_20_link" text:visited-style-name="Visited_20_Internet_20_Link">
630_360_16888...</text:a>
']</text:p>
      <text:p text:style-name="P4">
Tags: ['Азовсталь', 'Львів', 'Маріуполь', 'ЗСУ', 'Зеленський', 'Війна з Росією']</text:p>
      <text:p text:style-name="P4">
Type: Article</text:p>
      <!--METADATA-->
      <text:p text:style-name="P4">
<draw:frame draw:style-name="fr1" draw:name="Image338" text:anchor-type="as-char" svg:width="6.9236in" svg:height="3.956343in" draw:z-index="0">
<draw:image xlink:href="../Images/yкринформ/2023-07-08T5-02-00-03-00/630_360_1688848303-7761.jpeg" xlink:type="simple" xlink:show="embed" xlink:actuate="onLoad" draw:mime-type="image/jpeg"/>
</draw:frame>
 Нап'ятисотий день війни Україна повернула додому своїх героїв - командирівпідрозділів, які захищали Маріуполь та "Азовсталь".</text:p>
      <text:p text:style-name="P4">
Про це Володимир Зеленський сказав у Львові після повернення з Туреччини разоміз героїчними командирами, передає з місця події кореспондент Укрінформу.</text:p>
      <text:p text:style-name="P4">
"Дорогий український народе, сьогодні 500 днів повномасштабної війни, 500 днівяк ми боремося за свободу і незалежність для України, за гідність, за право нажиття для всіх наших людей усієї країни. Україна завжди буде вдячна кожному ікожній, хто б'ється за неї, - нашим воїнам, нашим героям. Сьогодні, у 500-ийдень війни ми повернули додому, в Україну п'ятьох наших героїв, ГероївУкраїни, командирів захисту Маріуполя і "Азовсталі" - Дениса Прокопенка,Святослава Паламаря, Сергія Волинського, Олега Хоменка, Дениса Шлегу. Вонивоювали заради України, героїчно воювали, абсолютно. Вони пройшли черезросійський полон, потім більше 300 днів вони були в Туреччині, їм час бутивдома", - заявив <text:a xlink:type="simple" xlink:href="https://www.ukrinform.ua/tag-zelenskij" text:style-name="Internet_20_link" text:visited-style-name="Visited_20_Internet_20_Link">
 Зеленський </text:a>
 .</text:p>
      <text:p text:style-name="P4">
_Відео:<text:a xlink:type="simple" xlink:href="https://www.president.gov.ua/" text:style-name="Internet_20_link" text:visited-style-name="Visited_20_Internet_20_Link">
 Офіс Президента </text:a>
 _</text:p>
      <text:p text:style-name="P4">
Він особисто подякував президенту Туреччини Реджепу Таїпу Ердогану і турецькійстороні за допомогу у звільненні наших людей.</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Зеленський повертається з Туреччини до України іззахисниками « <text:span text:style-name="T4">
Азовста</text:span>
 лі» </text:a>
</text:p>
      <text:p text:style-name="P4">
Глава держави також висловив вдячність українській команді, яка працює зарадиповернення українців додому: Андрію Єрмаку, Кирилу Буданову, Ігорю Клименку,Рустему Умерову, всій Службі безпеки України.</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text:p>
      <text:p text:style-name="P4">
Президент Володимир Зеленський зустрів захисників в аеропорту Стамбула тапривітав їх із поверненням.</text:p>
      <text:p text:style-name="P4">
<text:span text:style-name="T4">
Читайте також:</text:span>
 <text:a xlink:type="simple" xlink:href="https://www.ukrinform.ua/rubric-society/3733284-ukraina-povernula-patoh-zahisnikiv-azovstali-za-rezultatami-peregovoriv-iz-tureccinou.html" text:style-name="Internet_20_link" text:visited-style-name="Visited_20_Internet_20_Link">
 Україна повернула п’ятьох захисників « <text:span text:style-name="T4">
Азовстал</text:span>
 і» зарезультатами переговорів із Туреччиною </text:a>
</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Касетні боєприпаси допоможуть завдати якомога більших втрат російським окупантам — Олексій Резніков</text:span>
</text:h>
      <text:p text:style-name="P4">
Author: ['АРМІЯINFORM']</text:p>
      <text:p text:style-name="P4">
Time: 2023-07-08T60:00:00-04:00</text:p>
      <text:p text:style-name="P4">
Description: Міністр оборони України Олексій Резніков заявив, що касетні боєприпаси допоможуть завд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32812kassetbombtelegrafcomua-bf4dafd6.jpg" text:style-name="Internet_20_link" text:visited-style-name="Visited_20_Internet_20_Link">
232812kassetbombtelegrafcomua-bf4dafd6.jpg</text:a>
']</text:p>
      <text:p text:style-name="P4">
Tags: ['STOPRUSSIA', 'АГРЕСІЯ РФ', 'ВТОРГНЕННЯ РФ', 'ОЛЕКСІЙ РЕЗНІКОВ', 'ОФІЦІЙНО']</text:p>
      <text:p text:style-name="P4">
Category: News</text:p>
      <!--METADATA-->
      <text:p text:style-name="P4">
<draw:frame draw:style-name="fr1" draw:name="Image339" text:anchor-type="as-char" svg:width="6.9236in" svg:height="3.943823in" draw:z-index="0">
<draw:image xlink:href="../Images/AРМІЯINFORM/2023-07-08T60-00-00-04-00/232812kassetbombtelegrafcomua-bf4dafd6.jpg" xlink:type="simple" xlink:show="embed" xlink:actuate="onLoad" draw:mime-type="image/jpeg"/>
</draw:frame>
Ілюстративне фото</text:p>
      <text:p text:style-name="P4">
Міністр оборони України Олексій Резніков заявив, що касетні боєприпасидопоможуть завдати якомога більших втрат російським окупантам. Про це він<text:a xlink:type="simple" xlink:href="https://twitter.com/oleksiireznikov/status/1677410470108471298" text:style-name="Internet_20_link" text:visited-style-name="Visited_20_Internet_20_Link">
написав</text:a>
у Twitter.</text:p>
      <text:p text:style-name="P4">
За його словами, касетні снаряди є визвольною зброєю, яка допоможе звільнятиукраїнські території, рятуючи життя солдатів.</text:p>
      <text:p text:style-name="P4">
«Хочу наголосити, що при реалізації нашого невіддільного права на самооборонуми й надалі суворо дотримуватимемося всіх міжнародних гуманітарних конвенцій,підписаних і ратифікованих Україною», — заявив він.</text:p>
      <text:p text:style-name="P4">
Він зазначив, що рф застосовувала касетні снаряди без розбору з першого днявеликої війни, зокрема обстрілювала ними житлові квартали Харкова.</text:p>
      <text:p text:style-name="P4">
Олексій Резніков заявив, що Україні потрібно повернути території та зберегтижиття людей, для чого необхідно завдати більшої шкоди ворогові.</text:p>
      <text:p text:style-name="P4">
«Чим більше втрат ми їм завдамо, тим більше життів українців зможемоврятувати. У наших інтересах зберегти життя наших солдатів. Ось чому мипродовжуватимемо робити це, використовуючи всі смертоносні озброєння, які є унас», — підкреслив глава відомства.</text:p>
      <text:p text:style-name="P4">
«Чим більше втрат ми їм завдамо, тим більше життів українців зможемоврятувати. У наших інтересах зберегти життя наших солдатів. Ось чому мипродовжуватимемо робити це, використовуючи все смертоносне озброєння, яке внас є», — підкреслив глава відомства.</text:p>
      <ul>
        <li>
застосовувати лише для деокупації своїх територій. Україна не обстрілюватиме ними територію росії;  * не використовувати боєприпаси у міській забудові, а лише в районах зосередження російських військ для прориву ліній оборони;  * вести суворий облік застосування касетних снарядів;  * території, де застосовувалися ці боєприпаси, будуть пріоритетними для розмінування;  * повідомляти партнерів про використання цих снарядів для звітності та контролю.</li>
      </ul>
      <text:p text:style-name="P4">
Source: <text:a xlink:type="simple" xlink:href="https://armyinform.com.ua/2023/07/08/vyzvolna-zbroya-potribno-yakomoga-bilshe-vtrat-rosiyan-oleksij-reznikov-pro-kasetni-boyeprypasy/" text:style-name="Internet_20_link" text:visited-style-name="Visited_20_Internet_20_Link">
https://armyinform.com.ua/2023/07/08/vyzvolna-zbroya-potribno-yakomoga-bilshe-vtrat-rosiyan-oleksij-reznikov-pro-kasetni-boyeprypasy/</text:a>
</text:p>
      <!--NEWS-->
      <text:h text:style-name="P10" text:outline-level="1">
<text:span text:style-name="T4">
За 500 днів широкомасштабного вторгнення росіяни вбили в Україні майже 500 дітей</text:span>
</text:h>
      <text:p text:style-name="P4">
Author: ['АРМІЯINFORM']</text:p>
      <text:p text:style-name="P4">
Time: 2023-07-08T62:00:00-04:00</text:p>
      <text:p text:style-name="P4">
Description: російські загарбники за 500 днів широкомасштабного вторгнення вбили в Україні 494 дит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 'ВТОРГНЕННЯ РФ', 'ДІТИ ВІЙНИ']</text:p>
      <text:p text:style-name="P4">
Category: News</text:p>
      <!--METADATA-->
      <text:p text:style-name="P4">
<draw:frame draw:style-name="fr1" draw:name="Image340" text:anchor-type="as-char" svg:width="6.9236in" svg:height="5.18693in" draw:z-index="0">
<draw:image xlink:href="../Images/AРМІЯINFORM/2023-07-08T62-00-00-04-00/47_big.jpg" xlink:type="simple" xlink:show="embed" xlink:actuate="onLoad" draw:mime-type="image/jpeg"/>
</draw:frame>
Ілюстративне фото</text:p>
      <text:p text:style-name="P4">
російські загарбники за 500 днів широкомасштабного вторгнення вбили в Україні494 дитини та ще 1051 дитині завдали поранень.</text:p>
      <text:p text:style-name="P4">
Про це <text:a xlink:type="simple" xlink:href="https://t.me/pgo_gov_ua/14227" text:style-name="Internet_20_link" text:visited-style-name="Visited_20_Internet_20_Link">
повідомив</text:a>
 Офіс Генерального прокурорау Telegram.</text:p>
      <text:p text:style-name="P4">
«Більше ніж 1545 дітей постраждали в Україні за 500 днів широкомасштабноїзбройної агресії рф. Станом на ранок 8 липня 2023 року, за офіційноюінформацією ювенальних прокурорів, 494 дитини загинули та понад 1051 дісталапоранення різного ступеня тяжкості», — йдеться у повідомленні. Найбільше дітейпостраждало в Донецькій області — 472, у Харківській — 297, Київській — 129,Херсонській — 115, Запорізькій — 91, Миколаївській — 89, Дніпропетровській —83, Чернігівській — 71, Луганській — 67.</text:p>
      <text:p text:style-name="P4">
При цьому зазначається, що дані не є остаточними. Триває робота з їхвстановлення в місцях ведення бойових дій, на тимчасово захоплених тазвільнених територіях.</text:p>
      <text:p text:style-name="P4">
Source: <text:a xlink:type="simple" xlink:href="https://armyinform.com.ua/2023/07/08/za-500-dniv-shyrokomasshtabnogo-vtorgnennya-rosiyany-vbyly-v-ukrayini-majzhe-500-ditej/" text:style-name="Internet_20_link" text:visited-style-name="Visited_20_Internet_20_Link">
https://armyinform.com.ua/2023/07/08/za-500-dniv-shyrokomasshtabnogo-vtorgnennya-rosiyany-vbyly-v-ukrayini-majzhe-500-ditej/</text:a>
</text:p>
      <!--NEWS-->
      <text:h text:style-name="P10" text:outline-level="1">
<text:span text:style-name="T4">
Духовенство має стати рушійною силою у відбудові звільнених територій — Мінреінтеграції</text:span>
</text:h>
      <text:p text:style-name="P4">
Author: ['АРМІЯINFORM']</text:p>
      <text:p text:style-name="P4">
Time: 2023-07-08T63:00:00-04:00</text:p>
      <text:p text:style-name="P4">
Description: Релігійні організації стали справжніми гуманітарними хабами в умовах війни. Їхня ро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5.png" text:style-name="Internet_20_link" text:visited-style-name="Visited_20_Internet_20_Link">
45.png</text:a>
']</text:p>
      <text:p text:style-name="P4">
Tags: ['ДУХОВЕНСТВО', 'ІРИНИ ВЕРЕЩУК', 'МІНРЕІНТЕГРАЦІЯ', 'ТИМЧАСОВО ОКУПОВАНІ ТЕРИТОРІЇ']</text:p>
      <text:p text:style-name="P4">
Category: News</text:p>
      <!--METADATA-->
      <text:p text:style-name="P4">
<draw:frame draw:style-name="fr1" draw:name="Image341" text:anchor-type="as-char" svg:width="6.9236in" svg:height="4.615733in" draw:z-index="0">
<draw:image xlink:href="../Images/AРМІЯINFORM/2023-07-08T63-00-00-04-00/45.png" xlink:type="simple" xlink:show="embed" xlink:actuate="onLoad" draw:mime-type="image/png"/>
</draw:frame>
</text:p>
      <text:p text:style-name="P4">
Релігійні організації стали справжніми гуманітарними хабами в умовах війни.Їхня роль наразі є критично важливою у відновленні України.</text:p>
      <text:p text:style-name="P4">
На цьому <text:a xlink:type="simple" xlink:href="https://minre.gov.ua/2023/07/07/duhovenstvo-maye-staty-rushijnoyu-syloyu-u-vidbudovi-zvilnenyh-terytorij/" text:style-name="Internet_20_link" text:visited-style-name="Visited_20_Internet_20_Link">
наголосила</text:a>
 Віцепрем’єр-міністр-міністр з питань реінтеграції тимчасово окупованих територій України ІринаВерещук під час наради, присвяченій духовній реінтеграції населення назвільнених територіях.</text:p>
      <text:p text:style-name="P4">
До обговорення долучилися представники Всеукраїнської ради церков тарелігійних організацій, Інституту релігійної свободи, Держслужби зетнополітики та свободи совісті, Офісу Президента, Міноборони, інших силовихвідомств та зацікавлених органів влади.</text:p>
      <text:p text:style-name="P4">
Як зазначається, у фокусі уваги – надання гуманітарної допомоги та ментальноїпідтримки населенню представниками духовенства, особливо на деокупованихтериторіях.</text:p>
      <text:p text:style-name="P4">
«Представники духовенства мають долучитися до складу кадрового резерву звідновлення деокупованих територій. Це та рушійна сила, яка допоможе повернутидо життя наших людей. Саме священнослужителі на рівні з психологамидопомагають родинам військовослужбовців, внутрішньо переміщеним особам та всіміншим людям, які постраждали від війни», – наголосила Ірина Верещук.</text:p>
      <text:p text:style-name="P4">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Піротехніки ДСНС за добу знешкодили 663 вибухонебезпечних предметів</text:span>
</text:h>
      <text:p text:style-name="P4">
Author: ['АРМІЯINFORM']</text:p>
      <text:p text:style-name="P4">
Time: 2023-07-08T64:00:00-04:00</text:p>
      <text:p text:style-name="P4">
Description: Протягом доби піротехнічні підрозділи ДСНС залучалися 135 разів, виявлено, вилучено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СІЙСЬКІ МІНИ']</text:p>
      <text:p text:style-name="P4">
Category: News</text:p>
      <!--METADATA-->
      <text:p text:style-name="P4">
<draw:frame draw:style-name="fr1" draw:name="Image342" text:anchor-type="as-char" svg:width="6.9236in" svg:height="3.894525in" draw:z-index="0">
<draw:image xlink:href="../Images/AРМІЯINFORM/2023-07-08T64-00-00-04-00/miny-1.jpg" xlink:type="simple" xlink:show="embed" xlink:actuate="onLoad" draw:mime-type="image/jpeg"/>
</draw:frame>
</text:p>
      <text:p text:style-name="P4">
Протягом доби піротехнічні підрозділи ДСНС залучалися 135 разів, виявлено,вилучено і знешкоджено 663 одиниць вибухонебезпечних предметів, обстеженотериторію площею 51 гектар.</text:p>
      <text:p text:style-name="P4">
Про це <text:a xlink:type="simple" xlink:href="https://dsns.gov.ua/uk/news/nadzvicaini-podiyi/informaciia-shhodo-diialnosti-pirotexnicnix-pidrozdiliv-dsns-141" text:style-name="Internet_20_link" text:visited-style-name="Visited_20_Internet_20_Link">
повідомляє</text:a>
 ДСНСУкраїни.</text:p>
      <text:p text:style-name="P4">
<text:span text:style-name="T4">
Найчастіше піротехнічні підрозділи працювали:</text:span>
 <text:span text:style-name="T4">
у</text:span>
 <text:span text:style-name="T4">
Харківській області20</text:span>
 <text:span text:style-name="T4">
<text:span text:style-name="T5">
*</text:span>
*тис.</text:span>
 <text:span text:style-name="T4">
<text:span text:style-name="T5">
*</text:span>
*249</text:span>
 <text:span text:style-name="T4">
<text:span text:style-name="T5">
*</text:span>
*разів,</text:span>
 <text:span text:style-name="T4">
на</text:span>
 <text:span text:style-name="T4">
Київщині</text:span>
 <text:span text:style-name="T4">
<text:span text:style-name="T5">
*</text:span>
*— 8</text:span>
<text:span text:style-name="T4">
<text:span text:style-name="T5">
*</text:span>
*тис.</text:span>
 <text:span text:style-name="T4">
<text:span text:style-name="T5">
*</text:span>
*144, Донеччині</text:span>
 <text:span text:style-name="T4">
<text:span text:style-name="T5">
*</text:span>
*— 6</text:span>
 <text:span text:style-name="T4">
<text:span text:style-name="T5">
*</text:span>
*тис.</text:span>
 <text:span text:style-name="T4">
<text:span text:style-name="T5">
*</text:span>
*526,Миколаївщині</text:span>
 <text:span text:style-name="T4">
<text:span text:style-name="T5">
*</text:span>
*— 5</text:span>
 <text:span text:style-name="T4">
<text:span text:style-name="T5">
*</text:span>
*тис.</text:span>
 <text:span text:style-name="T4">
<text:span text:style-name="T5">
*</text:span>
*370, Херсонщині</text:span>
 <text:span text:style-name="T4">
<text:span text:style-name="T5">
*</text:span>
*— 6</text:span>
<text:span text:style-name="T4">
<text:span text:style-name="T5">
*</text:span>
*тис.</text:span>
 <text:span text:style-name="T4">
<text:span text:style-name="T5">
*</text:span>
*116, Чернігівщині</text:span>
 <text:span text:style-name="T4">
<text:span text:style-name="T5">
*</text:span>
*— 4</text:span>
 <text:span text:style-name="T4">
<text:span text:style-name="T5">
*</text:span>
*тис.</text:span>
 <text:span text:style-name="T4">
<text:span text:style-name="T5">
*</text:span>
*759,Сумщині</text:span>
 <text:span text:style-name="T4">
<text:span text:style-name="T5">
*</text:span>
*— 2</text:span>
 <text:span text:style-name="T4">
<text:span text:style-name="T5">
*</text:span>
*тис.</text:span>
 <text:span text:style-name="T4">
<text:span text:style-name="T5">
*</text:span>
*251, Черкащині</text:span>
 <text:span text:style-name="T4">
<text:span text:style-name="T5">
*</text:span>
*— 1</text:span>
<text:span text:style-name="T4">
<text:span text:style-name="T5">
*</text:span>
*тис.</text:span>
 <text:span text:style-name="T4">
<text:span text:style-name="T5">
*</text:span>
*148.</text:span>
</text:p>
      <text:p text:style-name="P4">
Загалом від початку широкомасштабного вторгнення російської федерації натериторії України знешкоджено 408 тис. 935 одиниць вибухонебезпечних предметівта 2 тис. 891 кг вибухової речовини, зокрема 3 тис. 45 одиниць авіаційнихбомб. Обстежено територію площею понад 91 006 гектарів.</text:p>
      <text:p text:style-name="P4">
<text:span text:style-name="T4">
У</text:span>
 <text:span text:style-name="T4">
<text:span text:style-name="T5">
*</text:span>
*разі виявлення підозрілого предмет</text:span>
 <text:span text:style-name="T4">
а</text:span>
 <text:span text:style-name="T4">
або вибухівки одразуповідом за</text:span>
 <text:span text:style-name="T4">
<text:span text:style-name="T5">
*</text:span>
*номером телефону</text:span>
 <text:span text:style-name="T4">
<text:span text:style-name="T5">
*</text:span>
</text:span>
<text:span text:style-name="T4">
*101.</text:span>
</text:p>
      <text:p text:style-name="P4">
Source: <text:a xlink:type="simple" xlink:href="https://armyinform.com.ua/2023/07/08/pirotehniky-dsns-za-dobu-zneshkodyly-663-vybuhonebezpechnyh-predmetiv/" text:style-name="Internet_20_link" text:visited-style-name="Visited_20_Internet_20_Link">
https://armyinform.com.ua/2023/07/08/pirotehniky-dsns-za-dobu-zneshkodyly-663-vybuhonebezpechnyh-predmetiv/</text:a>
</text:p>
      <!--NEWS-->
      <text:h text:style-name="P10" text:outline-level="1">
<text:span text:style-name="T4">
Учасника «лнр» засуджено до 10 років за ґратами — вишукував українські позиції у Бахмутському районі</text:span>
</text:h>
      <text:p text:style-name="P4">
Author: ['АРМІЯINFORM']</text:p>
      <text:p text:style-name="P4">
Time: 2023-07-08T65:00:00-04:00</text:p>
      <text:p text:style-name="P4">
Description: Засуджено уродженця Бахмута у посяганні на територіальну цілісність і недоторкан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ВІЙНА', 'НЕЗАКОННІ ЗБРОЙНІ ФОРМУВАННЯ', 'ОФІС ГЕНПРОКУРОРА УКРАЇНИ']</text:p>
      <text:p text:style-name="P4">
Category: News</text:p>
      <!--METADATA-->
      <text:p text:style-name="P4">
<draw:frame draw:style-name="fr1" draw:name="Image343" text:anchor-type="as-char" svg:width="6.9236in" svg:height="4.617974in" draw:z-index="0">
<draw:image xlink:href="../Images/AРМІЯINFORM/2023-07-08T65-00-00-04-00/360_240_1582135276-970.jpg" xlink:type="simple" xlink:show="embed" xlink:actuate="onLoad" draw:mime-type="image/jpeg"/>
</draw:frame>
 Ілюстративне фото</text:p>
      <text:p text:style-name="P4">
Засуджено уродженця Бахмута у посяганні на територіальну цілісність інедоторканність України, участі у терористичній організації й діяльності непередбачених законом збройних формувань.</text:p>
      <text:p text:style-name="P4">
Про це <text:a xlink:type="simple" xlink:href="https://www.gp.gov.ua/ua/posts/do-10-rokiv-za-gratami-zasudzeno-ucasnika-lnr-yakii-visukuvav-ukrayinski-poziciyi-v-baxmutskomu-raioni" text:style-name="Internet_20_link" text:visited-style-name="Visited_20_Internet_20_Link">
повідомляє</text:a>
 Офіс Генпрокурора України.</text:p>
      <text:p text:style-name="P4">
Суд присудив йому до 10 років позбавлення волі.</text:p>
      <text:p text:style-name="P4">
«У листопаді 2019 року чоловік у пошуках роботи прибув до окупованого нзф«лнр» м. Луганська. Оскільки з судимістю за крадіжку з проникненнямпрацевлаштуватись виявилось складно, єдиним «правильним» рішенням він обравдля себе службу окупантам», — йдеться у повідомленні.</text:p>
      <text:p text:style-name="P4">
Як зазначається, спершу «заробітчанин» збагачувався на війні проти України,бувши оператором протитанкової керованої ракети другого армійського корпусу«народної міліції лнр», якою знищував українську техніку.</text:p>
      <text:p text:style-name="P4">
Пізніше, як розвідник, стежив за розміщенням та пересуванням особового складуЗСУ біля селища Ломуватка Луганської області. Отриману інформацію вінпередавав командуванню для подальших атак на позиції наших військових.</text:p>
      <text:p text:style-name="P4">
«Представника військ самопроголошеної республіки, коли той був напідпитку,затримали українські захисники поблизу спостережного посту в Бахмутськомурайоні», — додали у Офісі Генпрокурора України.</text:p>
      <text:p text:style-name="P4">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У Стамбулі Президент узяв участь у поминальному молебні за жертвами війни в Україні</text:span>
</text:h>
      <text:p text:style-name="P4">
Author: ['АРМІЯINFORM']</text:p>
      <text:p text:style-name="P4">
Time: 2023-07-08T66:00:00-04:00</text:p>
      <text:p text:style-name="P4">
Description: У межах візиту до Турецької Республіки Президент Володимир Зеленський узяв участь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fb7b4cfebaf7bf97e3914ccc01fa803_1688807388_extra_large.jpeg" text:style-name="Internet_20_link" text:visited-style-name="Visited_20_Internet_20_Link">
7fb7b4cfebaf7bf97e3914ccc01fa803_1688807388_extra_large.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44" text:anchor-type="as-char" svg:width="6.9236in" svg:height="4.617948in" draw:z-index="0">
<draw:image xlink:href="../Images/AРМІЯINFORM/2023-07-08T66-00-00-04-00/7fb7b4cfebaf7bf97e3914ccc01fa803_1688807388_extra_large.jpeg" xlink:type="simple" xlink:show="embed" xlink:actuate="onLoad" draw:mime-type="image/jpeg"/>
</draw:frame>
</text:p>
      <text:p text:style-name="P4">
У межах візиту до Турецької Республіки Президент Володимир Зеленський узявучасть у поминальному молебні за жертвами війни в Україні, який очолив ЙогоВсесвятість Вселенський Патріарх Варфоломій, про це<text:a xlink:type="simple" xlink:href="https://www.president.gov.ua/news/u-stambuli-prezident-uzyav-uchast-u-pominalnomu-molebni-za-z-84189" text:style-name="Internet_20_link" text:visited-style-name="Visited_20_Internet_20_Link">
повідомляє</text:a>
 Офіс Президента України.</text:p>
      <text:p text:style-name="P4">
Молебень відбувся в соборі Святого Георгія у Стамбулі, на Фанарі.</text:p>
      <text:p text:style-name="P4">
Молебень українською та грецькою мовами правили Архімандрит ВселенськогоПрестолу отець Методій і Патріарший диякон отець Епіфаній.</text:p>
      <text:p text:style-name="P4">
Source: <text:a xlink:type="simple" xlink:href="https://armyinform.com.ua/2023/07/08/u-stambuli-prezydent-uzyav-uchast-u-pomynalnomu-molebni-za-zhertvamy-vijny-v-ukrayini/" text:style-name="Internet_20_link" text:visited-style-name="Visited_20_Internet_20_Link">
https://armyinform.com.ua/2023/07/08/u-stambuli-prezydent-uzyav-uchast-u-pomynalnomu-molebni-za-zhertvamy-vijny-v-ukrayini/</text:a>
</text:p>
      <!--NEWS-->
      <text:h text:style-name="P10" text:outline-level="1">
<text:span text:style-name="T4">
Австрія та Швейцарія приєдналися до європейської ініціативи захисту неба</text:span>
</text:h>
      <text:p text:style-name="P4">
Author: ['АРМІЯINFORM']</text:p>
      <text:p text:style-name="P4">
Time: 2023-07-08T67:00:00-04:00</text:p>
      <text:p text:style-name="P4">
Description: Сьогодні під час щорічної тристоронньої зустрічі Німеччини, Австрії та Швейцарії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f.jpg" text:style-name="Internet_20_link" text:visited-style-name="Visited_20_Internet_20_Link">
oif.jpg</text:a>
']</text:p>
      <text:p text:style-name="P4">
Tags: ['АВСТРІЯ', 'МЕМОРАНДУМ', 'ШВЕЙЦАРІЯ']</text:p>
      <text:p text:style-name="P4">
Category: News</text:p>
      <!--METADATA-->
      <text:p text:style-name="P4">
<draw:frame draw:style-name="fr1" draw:name="Image345" text:anchor-type="as-char" svg:width="6.9236in" svg:height="4.601127in" draw:z-index="0">
<draw:image xlink:href="../Images/AРМІЯINFORM/2023-07-08T67-00-00-04-00/oif.jpg" xlink:type="simple" xlink:show="embed" xlink:actuate="onLoad" draw:mime-type="image/jpeg"/>
</draw:frame>
</text:p>
      <text:p text:style-name="P4">
Сьогодні під час щорічної тристоронньої зустрічі Німеччини, Австрії таШвейцарії три міністри оборони підписали меморандум про взаєморозуміння щодоучасті в Європейській ініціативі «Щит неба» Sky Shields (ESSI).</text:p>
      <text:p text:style-name="P4">
Про це <text:a xlink:type="simple" xlink:href="https://www.admin.ch/gov/en/start/documentation/media-releases.msg-id-96576.html" text:style-name="Internet_20_link" text:visited-style-name="Visited_20_Internet_20_Link">
повідомляє </text:a>
Федеральна рада Швейцарії.</text:p>
      <text:p text:style-name="P4">
Ця ініціатива спрямована на покращення протиповітряної оборони в Європі такоординацію закупівель протиповітряних систем. Крім того, було укладено угодупро сприяння дослідницькому співробітництву в галузі озброєнь.</text:p>
      <text:p text:style-name="P4">
Головними темами зустрічі були безпекова ситуація в Європі, наслідки війни вУкраїні, тристороння співпраця та військова миротворчість.</text:p>
      <text:p text:style-name="P4">
Федеральний радник Віола Амхерд та міністри оборони Австрії та НімеччиниКлаудія Таннер і Борис Пісторіус обмінялися думками щодо наслідків нападуросії на Україну для безпеки та шляхів підтримки України.</text:p>
      <text:p text:style-name="P4">
Підписання меморандуму про взаєморозуміння стосовно міжнародногоспівробітництва в рамках ESSI означає, що Швейцарія тепер визначить областіспівпраці, в яких вона планує зміцнювати свою участь.</text:p>
      <text:p text:style-name="P4">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Ми не виключаємо жодної можливості — Олександр Павлюк про ймовірність повторного наступу на столицю України</text:span>
</text:h>
      <text:p text:style-name="P4">
Author: ['АРМІЯINFORM']</text:p>
      <text:p text:style-name="P4">
Time: 2023-07-08T68:00:00-04:00</text:p>
      <text:p text:style-name="P4">
Description: — У хворій голові можливі різні варіанти, але сил і засобів для проведення відпов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8_13-44-30.jpg" text:style-name="Internet_20_link" text:visited-style-name="Visited_20_Internet_20_Link">
photo_2023-07-08_13-44-30.jpg</text:a>
']</text:p>
      <text:p text:style-name="P4">
Tags: ['STOPRUSSIA', 'АГРЕСІЯ РФ', 'ВІЙНА', 'ВТОРГНЕННЯ РФ', 'ОЛЕКСАНДР ПАВЛЮК']</text:p>
      <text:p text:style-name="P4">
Category: News</text:p>
      <!--METADATA-->
      <text:p text:style-name="P4">
<draw:frame draw:style-name="fr1" draw:name="Image346" text:anchor-type="as-char" svg:width="6.9236in" svg:height="3.329098in" draw:z-index="0">
<draw:image xlink:href="../Images/AРМІЯINFORM/2023-07-08T68-00-00-04-00/photo_2023-07-08_13-44-30.jpg" xlink:type="simple" xlink:show="embed" xlink:actuate="onLoad" draw:mime-type="image/jpeg"/>
</draw:frame>
</text:p>
      <text:p text:style-name="P4">
— У хворій голові можливі різні варіанти, але сил і засобів для проведеннявідповідного наступу росіян на Київ, враховуючи те, що в нас оборона досить-таки потужна, багатоешелонована, варіантів для здорового глузду немає ніяких,— зазначив під час телевізійного марафону «Єдині новини» перший заступникМіністра оборони України генерал-лейтенант Олександр Павлюк.</text:p>
      <text:p text:style-name="P4">
Крім того, він наголосив, що навіть якщо росіяни все ж таки наважаться натакий крок, результати для них будуть дуже плачевними.</text:p>
      <text:p text:style-name="P4">
— Ну, перемелемо ще декілька тисяч, якщо вистачить безумства у їхнього лідеразнову таку спробу вчинити, — сказав Олександр Павлюк.</text:p>
      <text:p text:style-name="P4">
Source: <text:a xlink:type="simple" xlink:href="https://armyinform.com.ua/2023/07/08/my-ne-vyklyuchayemo-zhodnoyi-mozhlyvosti-oleksandr-pavlyuk-pro-jmovirnist-povtornogo-nastupu-na-stolyczyu-ukrayiny/" text:style-name="Internet_20_link" text:visited-style-name="Visited_20_Internet_20_Link">
https://armyinform.com.ua/2023/07/08/my-ne-vyklyuchayemo-zhodnoyi-mozhlyvosti-oleksandr-pavlyuk-pro-jmovirnist-povtornogo-nastupu-na-stolyczyu-ukrayiny/</text:a>
</text:p>
      <!--NEWS-->
      <text:h text:style-name="P10" text:outline-level="1">
<text:span text:style-name="T4">
66% громадян держав–членів НАТО негативно ставляться до росії — опитування</text:span>
</text:h>
      <text:p text:style-name="P4">
Author: ['АРМІЯINFORM']</text:p>
      <text:p text:style-name="P4">
Time: 2023-07-08T69:00:00-04:00</text:p>
      <text:p text:style-name="P4">
Description: 66% громадян держав–членів НАТО негативно ставляться до рф. При цьому йде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1557-1_large.jpg" text:style-name="Internet_20_link" text:visited-style-name="Visited_20_Internet_20_Link">
151557-1_large.jpg</text:a>
']</text:p>
      <text:p text:style-name="P4">
Tags: ['НАТО', 'ПІДТРИМКА УКРАЇНИ', 'САМІТ НАТО']</text:p>
      <text:p text:style-name="P4">
Category: News</text:p>
      <!--METADATA-->
      <text:p text:style-name="P4">
<draw:frame draw:style-name="fr1" draw:name="Image347" text:anchor-type="as-char" svg:width="6.9236in" svg:height="4.66432in" draw:z-index="0">
<draw:image xlink:href="../Images/AРМІЯINFORM/2023-07-08T69-00-00-04-00/151557-1_large.jpg" xlink:type="simple" xlink:show="embed" xlink:actuate="onLoad" draw:mime-type="image/jpeg"/>
</draw:frame>
</text:p>
      <text:p text:style-name="P4">
66% громадян держав–членів НАТО негативно ставляться до рф. При цьому йдетьсяпро сильну підтримку Альянсу і продовження допомоги Україні.</text:p>
      <text:p text:style-name="P4">
Про це<text:a xlink:type="simple" xlink:href="https://www.facebook.com/GeneralStaff.ua/posts/pfbid02aA9nzaZfVBtsnBDxWriDTFEN9KrFa9ayjmcK6VRVhKzqwurTRut5eTawzYDYK78Ml" text:style-name="Internet_20_link" text:visited-style-name="Visited_20_Internet_20_Link">
свідчать</text:a>
результати опитування громадської думки, проведеного на замовлення НАТО у 31державі Альянсу напередодні Вільнюського саміту</text:p>
      <text:p text:style-name="P4">
Подібно до результатів попередніх опитувань, переважна більшість респондентіввважають НАТО важливою для майбутньої безпеки їхньої країни (73%), а 70%проголосували б на референдумі за те, щоб їхня країна залишилася членом НАТО.</text:p>
      <text:p text:style-name="P4">
Підтримку збереження на поточному рівні або збільшення оборонних видатківвисловили 73% опитаних.</text:p>
      <text:p text:style-name="P4">
Більшість респондентів поділяють думку про те, що їхня країна повинна захищатиіншого члена НАТО у разі нападу (64%), а 62% опитаних вважають, що завдякичленству в Альянсі зовнішній напад на їхню країну є менш вірогідним.</text:p>
      <text:p text:style-name="P4">
Негативно сприймають росію дві третини респондентів (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Історія з передачею Україні касетних боєприпасів нагадує ситуацію з гаубицями М777 - експерт</text:span>
</text:h>
      <text:p text:style-name="P4">
Authors: Ukrinform (Person)</text:p>
      <text:p text:style-name="P4">
Publisher: Укринформ (Organization)</text:p>
      <text:p text:style-name="P4">
Published Time: 2023-07-08T6:19:00+03:00</text:p>
      <text:p text:style-name="P4">
Modified Time: 2023-07-08T22:19:00+03:00</text:p>
      <text:p text:style-name="P4">
Description: Історія з передачею касетних боєприпасів — це рівно та сама історія, коли у випадку з передачею важливої для нас зброї, починають розповідати про політичні обмеження, в той час, як просто вирішують технічні деталі. — Укрінформ.</text:p>
      <text:p text:style-name="P4">
Images: ['<text:a xlink:type="simple" xlink:href="https://static.ukrinform.com/photos/2023_07/thumb_files/630_360_1688842643-946.jpg" text:style-name="Internet_20_link" text:visited-style-name="Visited_20_Internet_20_Link">
630_360_16888...</text:a>
']</text:p>
      <text:p text:style-name="P4">
Tags: ['США', 'Зброя', 'Війна з Росією']</text:p>
      <text:p text:style-name="P4">
Type: Article</text:p>
      <!--METADATA-->
      <text:p text:style-name="P4">
<draw:frame draw:style-name="fr1" draw:name="Image348" text:anchor-type="as-char" svg:width="6.9236in" svg:height="3.956343in" draw:z-index="0">
<draw:image xlink:href="../Images/yкринформ/2023-07-08T6-19-00-03-00/630_360_1688842643-946.jpg" xlink:type="simple" xlink:show="embed" xlink:actuate="onLoad" draw:mime-type="image/jpeg"/>
</draw:frame>
 Історія зпередачею касетних боєприпасів — це рівно та сама історія, коли у випадку зпередачею важливої для нас зброї, починають розповідати про політичніобмеження, в той час, як просто вирішують технічні деталі.</text:p>
      <text:p text:style-name="P4">
Таку думку висловив експерт, оглядач Defense Express Іван Киричевський,коментуючи <text:a xlink:type="simple" xlink:href="https://ukr.radio/news.html" text:style-name="Internet_20_link" text:visited-style-name="Visited_20_Internet_20_Link">
 Українському Радіо </text:a>
рішення США щодо передачі Україні касетних боєприпасів.</text:p>
      <text:p text:style-name="P4">
"Навіть у випадку з гаубицями М777, які передавалися у квітні, маємо історію,що поки американці розповідали, що "це - червона лінія, і навіть не мрійте",вони просто мали проблему з тим, як ці гаубиці відремонтувати, а потім намвіддати. І виходить, що свої технічні проблеми вони прикривали розповідями прополітичні моменти. Так само і з касетними снарядами", — вважає Киричевський.</text:p>
      <text:p text:style-name="P4">
<text:span text:style-name="T4">
Читайте також:</text:span>
 <text:a xlink:type="simple" xlink:href="https://www.ukrinform.ua/rubric-ato/3733309-nimeccina-strimano-vidreaguvala-na-risenna-ssa-peredati-ukraini-kasetni-boepripasi.html" text:style-name="Internet_20_link" text:visited-style-name="Visited_20_Internet_20_Link">
 Німеччина стримано відреагувала на рішення США передатиУкраїні <text:span text:style-name="T4">
касет</text:span>
 ні боєприпаси </text:a>
</text:p>
      <text:p text:style-name="P4">
Разом з тим він наголосив, що це зброя, яка у кілька разів може збільшититемпи, а не кількість утилізованих російських загарбників.</text:p>
      <text:p text:style-name="P4">
Снаряди DPICM виготовлялися в 70-х-90-х роках. Відповідно, питання з рівнемтехнічної справності справді виникали, додав експерт. І виходить, що покилюди, які займаються інформаційним протиборством в США, генерували білий шум,що "ці снаряди не дадуть, є технічні обмеження щодо того, що касетні снарядиможна використовувати тільки з тим рівнем, щоб там було не більше 2%боєприпасів, які не спрацьовують", американські військові насправді в цей часперебирали в буквальному сенсі снаряди DPICM, які пролежали 20 років наскладах (що треба передати на утилізацію, а що можна віддати ЗСУ).</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text:span text:style-name="T4">
Читайте також:</text:span>
 <text:a xlink:type="simple" xlink:href="https://www.ukrinform.ua/rubric-ato/3733158-markarova-nagolosila-na-vazlivosti-nadanna-ukraini-kasetnih-boepripasiv.html" text:style-name="Internet_20_link" text:visited-style-name="Visited_20_Internet_20_Link">
 Маркарова наголосила на важливості надання Україні<text:span text:style-name="T4">
касет</text:span>
 них боєприпасів </text:a>
</text:p>
      <text:p text:style-name="P4">
"Якщо згадувати фрази, які вчора представники Пентагону або Білого дому набрифінгах заявляли, бачимо, що їх взагалі не турбує питання, як спрацьовуютьці касетні боєприпаси, на якому рівні, чи є в американському законодавствіліміти. Вони сформулювали думку просто: якщо цю зброю Україні не дати, тоякраз наше населення постраждає в першу чергу від російських окупантів. Івиходить, що всі політичні мотиви "стислися" у цю фразу. Це ще раз показує, щопитання по касетних снарядах було технічним і стосувалося саме стану снарядів,а не теми політичних лімітів", — вважає експерт.</text:p>
      <text:p text:style-name="P4">
Як повідомляв Укрінформ, Міністерство оборони США офіційно оголосило провиділення нового пакета військової допомоги Україні загальним обсягом $800мільйонів, в який входять касетні боєприпаси.</text:p>
      <text:p text:style-name="P4">
Заступник міністра оборони США Колін Каль заявив, що йдеться про касетнібоєприпаси DPICM для 155-мм гаубиць. Вони матимуть коефіцієнт нерозірванихсуббоєприпасів не більше 2,5%, – уточнив радник президента США Джейк Салліван.</text:p>
      <text:p text:style-name="P4">
<text:span text:style-name="T4">
Читайте також:</text:span>
 <text:a xlink:type="simple" xlink:href="https://www.ukrinform.ua/rubric-ato/3733015-bajden-pro-kasetni-snaradi-dla-ukraini-vazke-risenna-ale-voni-ij-potribni.html" text:style-name="Internet_20_link" text:visited-style-name="Visited_20_Internet_20_Link">
 Байден - про <text:span text:style-name="T4">
касет</text:span>
 ні снаряди для України: Важкерішення, але вони їй потрібні </text:a>
</text:p>
      <text:p text:style-name="P4">
Прем’єр-міністр Великої Британії Ріші Сунак заявив, що «не заохочує»використання касетних боєприпасів, які США погодилися відправити в Україну.Аналогічну думку висловили і в Міноборони Іспанії.</text:p>
      <text:p text:style-name="P4">
Німеччина виступає загалом проти використання касетних боєприпасів, але увипадку України йдеться про захист своєї території і цивільного населення,сказав речник федерального уряду ФРН Штеффен Гебештрайт.</text:p>
      <text:p text:style-name="P4">
Фото: Wikipedia</text:p>
      <text:p text:style-name="P4">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Ворог продовжує мінування ЗАЕС</text:span>
</text:h>
      <text:p text:style-name="P4">
Author: ['АРМІЯINFORM']</text:p>
      <text:p text:style-name="P4">
Time: 2023-07-08T70:00:00-04:00</text:p>
      <text:p text:style-name="P4">
Description: Окупанти продовжують мінування Запорізької атомної електростанції та об’єк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8-02.jpeg" text:style-name="Internet_20_link" text:visited-style-name="Visited_20_Internet_20_Link">
20230708-02.jpeg</text:a>
']</text:p>
      <text:p text:style-name="P4">
Tags: ['STOPRUSSIA', 'АГРЕСІЯ РФ', 'ВТОРГНЕННЯ РФ', 'НЕБЕЗПЕКА ПІДРИВУ ЗАЕС']</text:p>
      <text:p text:style-name="P4">
Category: News</text:p>
      <!--METADATA-->
      <text:p text:style-name="P4">
<draw:frame draw:style-name="fr1" draw:name="Image349" text:anchor-type="as-char" svg:width="6.9236in" svg:height="4.933065in" draw:z-index="0">
<draw:image xlink:href="../Images/AРМІЯINFORM/2023-07-08T70-00-00-04-00/20230708-02.jpeg" xlink:type="simple" xlink:show="embed" xlink:actuate="onLoad" draw:mime-type="image/jpeg"/>
</draw:frame>
</text:p>
      <text:p text:style-name="P4">
Окупанти продовжують мінування Запорізької атомної електростанції та об’єктівна території станції. Наразі на територію ЗАЕС доставляються міни та вибуховіречовини.</text:p>
      <text:p text:style-name="P4">
Про це <text:a xlink:type="simple" xlink:href="https://gur.gov.ua/content/voroh-prodovzhuie-minuvannia-zaes.html" text:style-name="Internet_20_link" text:visited-style-name="Visited_20_Internet_20_Link">
повідомляє</text:a>
 Головне управління розвідки МОУ.</text:p>
      <text:p text:style-name="P4">
У технічний приміщеннях та в машинних залах встановлено мінно-вибуховізагородження, які складаються з керованих дистанційно та некерованихпротипіхотних мін спрямованого типу.</text:p>
      <text:p text:style-name="P4">
Здебільшого використовуються міни спрямованого типу радянських зразків:МОН-50, МОН-90, МОН-100, МОН-200.</text:p>
      <text:p text:style-name="P4">
Source: <text:a xlink:type="simple" xlink:href="https://armyinform.com.ua/2023/07/08/vorog-prodovzhuye-minuvannya-zaes/" text:style-name="Internet_20_link" text:visited-style-name="Visited_20_Internet_20_Link">
https://armyinform.com.ua/2023/07/08/vorog-prodovzhuye-minuvannya-zaes/</text:a>
</text:p>
      <!--NEWS-->
      <text:h text:style-name="P10" text:outline-level="1">
<text:span text:style-name="T4">
На Північному напрямку ознак формування наступальних угруповань противника не виявлено</text:span>
</text:h>
      <text:p text:style-name="P4">
Author: ['АРМІЯINFORM']</text:p>
      <text:p text:style-name="P4">
Time: 2023-07-08T71:00:00-04:00</text:p>
      <text:p text:style-name="P4">
Description: Як зазначається у зведенні Генштабу, на Волинському та Полі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inchinyj-napryamok-1.jpg" text:style-name="Internet_20_link" text:visited-style-name="Visited_20_Internet_20_Link">
pinchinyj-napryamok-1.jpg</text:a>
']</text:p>
      <text:p text:style-name="P4">
Tags: ['STOPRUSSIA', 'АГРЕСІЯ РФ', 'ВТОРГНЕННЯ РФ', 'ГШ ЗСУ']</text:p>
      <text:p text:style-name="P4">
Category: News</text:p>
      <!--METADATA-->
      <text:p text:style-name="P4">
<draw:frame draw:style-name="fr1" draw:name="Image350" text:anchor-type="as-char" svg:width="6.9236in" svg:height="4.61903in" draw:z-index="0">
<draw:image xlink:href="../Images/AРМІЯINFORM/2023-07-08T71-00-00-04-00/pinchinyj-napryamok-1.jpg" xlink:type="simple" xlink:show="embed" xlink:actuate="onLoad" draw:mime-type="image/jpeg"/>
</draw:frame>
 Ілюстративне фото <text:span text:style-name="T4">
🔥 Ситуація щодо російського вторгнення</text:span>
</text:p>
      <text:p text:style-name="P4">
Як<text:a xlink:type="simple" xlink:href="https://www.facebook.com/GeneralStaff.ua/posts/pfbid05Jwm5VXfXfCHMrL3dbRxEthRitLxhtnQae5dWni6PZoTGixUHxXQq61FkDauttm5l" text:style-name="Internet_20_link" text:visited-style-name="Visited_20_Internet_20_Link">
зазначається</text:a>
у зведенні Генштабу, на <text:span text:style-name="T4">
Волинському та Поліському напрямках</text:span>
 оперативнаобстановка без суттєвих змін. Ознак формування наступальних угруповань ворогане виявлено. Визначені підрозділи ЗС білорусі виконують завдання уприкордонних з Україною районах.</text:p>
      <text:p text:style-name="P4">
<text:span text:style-name="T4">
На Сіверському та Слобожанському напрямках</text:span>
 противник протягом доби завдававіаційного удару в районі Вільшаної Харківської області. Здійснив мінометніта артилерійські обстріли понад 15 населених пунктів, зокрема це ПопівкаЧернігівської області; Краснопілля Сумської області та Окіп, Нескучне,Вовчанськ, Бударки і Рублене на Харківщині.</text:p>
      <text:p text:style-name="P4">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Президент України зустрівся із Вселенським Патріархом Варфоломієм, обговорили реалізацію Формули миру</text:span>
</text:h>
      <text:p text:style-name="P4">
Author: ['АРМІЯINFORM']</text:p>
      <text:p text:style-name="P4">
Time: 2023-07-08T72:00:00-04:00</text:p>
      <text:p text:style-name="P4">
Description: У Стамбулі Володимир Зеленський зустрівся зі Вселенським Патріархом Варфоломієм,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СЕЛЕНСЬКИМ ПАТРІАРХОМ ВАРФОЛОМІЄМ', 'ВТОРГНЕННЯ РФ', 'ОФІС ПРЕЗИДЕНТА УКРАЇНИ']</text:p>
      <text:p text:style-name="P4">
Category: News</text:p>
      <!--METADATA-->
      <text:p text:style-name="P4">
У Стамбулі Володимир Зеленський зустрівся зі Вселенським ПатріархомВарфоломієм, про це <text:a xlink:type="simple" xlink:href="https://www.president.gov.ua/news/u-stambuli-volodimir-zelenskij-zustrivsya-zi-vselenskim-patr-84193" text:style-name="Internet_20_link" text:visited-style-name="Visited_20_Internet_20_Link">
повідомляє</text:a>
 Офіс ПрезидентаУкраїни.</text:p>
      <text:p text:style-name="P4">
У межах візиту до Турецької Республіки Президент України Володимир Зеленськийзустрівся з Його Всесвятістю Вселенським Патріархом Варфоломієм.</text:p>
      <text:p text:style-name="P4">
Глава держави поінформував Вселенського Патріарха про ситуацію на фронті йнещодавні злочини агресора проти цивільних українців.</text:p>
      <text:p text:style-name="P4">
Президент висловив подяку Його Всесвятості за непохитну підтримку нашоїкраїни, молитви за мир, засудження агресії та злочинів, усебічну допомогуукраїнцям, які постраждали внаслідок війни росії проти України.</text:p>
      <text:p text:style-name="P4">
«Я хочу подякувати Його Всесвятості. Сьогодні важливий день — наша боротьбатриває вже 500 днів із моменту повномасштабного вторгнення. Ми маємо підтримкуЙого Всесвятості, молитви за наших бійців, за народ, за наших людей, за життяв Україні», — сказав Глава держави.</text:p>
      <text:p text:style-name="P4">
Володимир Зеленський наголосив, що під час зустрічі було обговорено українськуФормулу миру й повернення незаконно депортованих з України дітей.</text:p>
      <text:p text:style-name="P4">
Зі свого боку, Його Всесвятість Патріарх Варфоломій відзначив важливістьдосягнення миру в Україні.</text:p>
      <text:p text:style-name="P4">
«Вселенський Патріархат як Матір-церква всіх православних в Україні завждиперебуває на їхньому боці», — наголосив Його Всесвятість.</text:p>
      <text:p text:style-name="P4">
«Хочу побажати, щоб повернулися всі полонені й усі діти, які зараз перебуваютьдалеко від своїх домівок», — додав Патріарх Варфоломій.</text:p>
      <text:p text:style-name="P4">
Source: <text:a xlink:type="simple" xlink:href="https://armyinform.com.ua/2023/07/08/zustrich-iz-vselenskym-patriarhom-varfolomiyem-obgovoryly-realizacziyu-formuly-myru-ta-povernennya-ditej-yaki-buly-deportovani-okupantamy/" text:style-name="Internet_20_link" text:visited-style-name="Visited_20_Internet_20_Link">
https://armyinform.com.ua/2023/07/08/zustrich-iz-vselenskym-patriarhom-varfolomiyem-obgovoryly-realizacziyu-formuly-myru-ta-povernennya-ditej-yaki-buly-deportovani-okupantamy/</text:a>
</text:p>
      <!--NEWS-->
      <text:h text:style-name="P10" text:outline-level="1">
<text:span text:style-name="T4">
Слава кожному і кожній, хто воює заради безпеки — Володимир Зеленський</text:span>
</text:h>
      <text:p text:style-name="P4">
Author: ['АРМІЯINFORM']</text:p>
      <text:p text:style-name="P4">
Time: 2023-07-08T73:00:00-04:00</text:p>
      <text:p text:style-name="P4">
Description: 500 днів повномасштабної війни.    Зміїний. Вільний острів вільної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8_083429.jpg" text:style-name="Internet_20_link" text:visited-style-name="Visited_20_Internet_20_Link">
2023-07-08_083429.jpg</text:a>
']</text:p>
      <text:p text:style-name="P4">
Tags: ['500 ДНІВ', 'STOPRUSSIA', 'АГРЕСІЯ РФ', 'ВІЙНА', 'ВОЛОДИМИР ЗЕЛЕНСЬКИЙ', 'ВТОРГНЕННЯ РФ', 'ОФІС ПРЕЗИДЕНТА УКРАЇНИ']</text:p>
      <text:p text:style-name="P4">
Category: News</text:p>
      <!--METADATA-->
      <text:p text:style-name="P4">
<draw:frame draw:style-name="fr1" draw:name="Image351" text:anchor-type="as-char" svg:width="6.9236in" svg:height="3.738744in" draw:z-index="0">
<draw:image xlink:href="../Images/AРМІЯINFORM/2023-07-08T73-00-00-04-00/2023-07-08_083429.jpg" xlink:type="simple" xlink:show="embed" xlink:actuate="onLoad" draw:mime-type="image/jpeg"/>
</draw:frame>
</text:p>
      <text:p text:style-name="P4">
500 днів повномасштабної війни.</text:p>
      <text:p text:style-name="P4">
Зміїний. Вільний острів вільної України.</text:p>
      <text:p text:style-name="P4">
Про це повідомляє <text:a xlink:type="simple" xlink:href="https://www.facebook.com/president.gov.ua/posts/pfbid0bsCxfd1Qwxf9qYsTgi1r9HVthZeTD42uxWwZS4keQ4M3Y7efByBhxdgUKNCV2gY8l" text:style-name="Internet_20_link" text:visited-style-name="Visited_20_Internet_20_Link">
Офіс ПрезидентаУкраїни</text:a>
на своїй офіційній сторінці у соціальній мережі Facebook.</text:p>
      <text:p text:style-name="P4">
Вдячний усім, хто бився тут проти окупантів. Вшанували памʼять героїв, яківіддали своє життя в цій битві — одній із найважливіших за час повномасштабноївійни.</text:p>
      <text:p text:style-name="P4">
Слава кожному і кожній, хто воює заради безпеки в нашому Чорному морі!</text:p>
      <text:p text:style-name="P4">
Честь!</text:p>
      <text:p text:style-name="P4">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Шість ворожих складів БК та майже сотню окупантів знищили наші захисники на Таврійському напрямку — Валерій Шершень</text:span>
</text:h>
      <text:p text:style-name="P4">
Author: ["Владислав Дем'яненко"]</text:p>
      <text:p text:style-name="P4">
Time: 2023-07-08T74:00:00-04:00</text:p>
      <text:p text:style-name="P4">
Description: Сили оборони Таврійського напрямку продовжують ведення наступальних дій, нищать техні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85775157_331000489213036_651323077417525667_n.jpg" text:style-name="Internet_20_link" text:visited-style-name="Visited_20_Internet_20_Link">
285775157_331000489213036_651323077417525667_n.jpg</text:a>
']</text:p>
      <text:p text:style-name="P4">
Tags: ['STOPRUSSIA', 'АГРЕСІЯ РФ', 'ВАЛЕРІЙ ШЕРШЕНЬ', 'ВІЙНА', 'ВТОРГНЕННЯ РФ']</text:p>
      <text:p text:style-name="P4">
Category: News</text:p>
      <!--METADATA-->
      <text:p text:style-name="P4">
<draw:frame draw:style-name="fr1" draw:name="Image352" text:anchor-type="as-char" svg:width="6.9236in" svg:height="4.608521in" draw:z-index="0">
<draw:image xlink:href="../Images/AРМІЯINFORM/2023-07-08T74-00-00-04-00/285775157_331000489213036_651323077417525667_n.jpg" xlink:type="simple" xlink:show="embed" xlink:actuate="onLoad" draw:mime-type="image/jpeg"/>
</draw:frame>
Ілюстративне фото</text:p>
      <text:p text:style-name="P4">
Сили оборони Таврійського напрямку продовжують ведення наступальних дій,нищать техніку та живу силу окупантів. Зокрема, на Мелітопольському напрямкуукраїнські воїни мають частковий успіх, вони просунулися вперед, захопиличерговий взводний опорний пункт росіян та продовжують наступ. Про це у прямомуефірі телемарафону «Єдині новини» розповів речник об’єднаного пресцентру Силоборони Таврійського напрямку майор Валерій Шершень.</text:p>
      <text:p text:style-name="P4">
— За минулу добу підрозділи ракетних військ та артилерії Сил оборониТаврійського напрямку виконали понад 1276 вогневих завдань. Йдеться як проконтрбатарейну боротьбу, так і про роботу по планових цілях, виявлених раніше.Групи вогневого ураження концентровано працюють по ворожих тилах та логістиці.Було знищено 6 складів боєприпасів ворога, один склад пально-мастильнихматеріалів та один пункт управління, — повідомив речник.</text:p>
      <text:p text:style-name="P4">
За його словами, втрати ворога вбитими становлять 97 осіб, пораненими —211,одного військовослужбовця рф взято в полон. Також знищено 35 одиниць озброєнняі техніки ворога, зокрема: 3 танки, 8 бойових броньованих машин, 2артилерійські системи.</text:p>
      <text:p text:style-name="P4">
Офіцер повідомив, що загалом протягом доби окупанти 25 разів атакувалиукраїнські позиції.</text:p>
      <text:p text:style-name="P4">
— Найбільше, а саме 14 штурмів, припадає на Мар’їнський напрямок. НаАвдіївському напрямку було 10 штурмів. Окрім того, ворог здійснив 644обстріли, застосовуючи танки, РСЗВ та ствольну артилерію. На Донеччині запідтримки авіації ворог здійснив безуспішні наступальні дії в районахНовокалинового, Авдіївки та Невельського. Водночас зафіксовано артилерійськіобстріли понад 15 прилеглих населених пунктів, — зазначив Валерій Шершень.</text:p>
      <text:p text:style-name="P4">
Спікер зауважив, що на Мар’їнському напрямку українські захисники відбили всіатаки ворога. Також ворог не мав успіху і в районі Благодатного.</text:p>
      <text:p text:style-name="P4">
Source: <text:a xlink:type="simple" xlink:href="https://armyinform.com.ua/2023/07/08/shist-vorozhyh-skladiv-bk-ta-majzhe-sotnyu-okupantiv-znyshhyly-nashi-zahysnyky-na-tavrijskomu-napryamku-valerij-shershen/" text:style-name="Internet_20_link" text:visited-style-name="Visited_20_Internet_20_Link">
https://armyinform.com.ua/2023/07/08/shist-vorozhyh-skladiv-bk-ta-majzhe-sotnyu-okupantiv-znyshhyly-nashi-zahysnyky-na-tavrijskomu-napryamku-valerij-shershen/</text:a>
</text:p>
      <!--NEWS-->
      <text:h text:style-name="P10" text:outline-level="1">
<text:span text:style-name="T4">
Попереду перемога — Ганна Маляр</text:span>
</text:h>
      <text:p text:style-name="P4">
Author: ['АРМІЯINFORM']</text:p>
      <text:p text:style-name="P4">
Time: 2023-07-08T75:00:00-04:00</text:p>
      <text:p text:style-name="P4">
Description: Про це заступник Міністра оборони України Ганна Маляр повідомила у своєму телеграм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353" text:anchor-type="as-char" svg:width="6.9236in" svg:height="3.813847in" draw:z-index="0">
<draw:image xlink:href="../Images/AРМІЯINFORM/2023-07-08T75-00-00-04-00/malyar-e1685980532284.jpeg" xlink:type="simple" xlink:show="embed" xlink:actuate="onLoad" draw:mime-type="image/jpeg"/>
</draw:frame>
</text:p>
      <text:p text:style-name="P4">
Про це заступник Міністра оборони України Ганна Маляр<text:a xlink:type="simple" xlink:href="https://t.me/annamaliar/919" text:style-name="Internet_20_link" text:visited-style-name="Visited_20_Internet_20_Link">
повідомила</text:a>
 у своєму телеграмі.</text:p>
      <text:p text:style-name="P4">
<text:span text:style-name="T4">
500</text:span>
 днів широкомасштабної війни.</text:p>
      <text:p text:style-name="P4">
<text:span text:style-name="T4">
497</text:span>
 днів тому ми зруйнували очікування «про Київ за три дні» та міф про«другу армію світу».</text:p>
      <text:p text:style-name="P4">
<text:span text:style-name="T4">
462</text:span>
 дні тому ми звільнили Київщину та північ України, російські ЗМІ впершезаговорили про свій відступ(без коми) як про «жест доброї волі».</text:p>
      <text:p text:style-name="P4">
<text:span text:style-name="T4">
451</text:span>
 день, як ми відправили крейсер «Москва» на дно.</text:p>
      <text:p text:style-name="P4">
<text:span text:style-name="T4">
380</text:span>
 днів тому — отримали від союзників перші Himars.</text:p>
      <text:p text:style-name="P4">
<text:span text:style-name="T4">
373</text:span>
 дні, як звільнили острів Зміїний.</text:p>
      <text:p text:style-name="P4">
<text:span text:style-name="T4">
305</text:span>
 днів тому розпочали контрнаступ на Харківщині. Безпрецедентно швидкийнаступ з каскадним обвалом оборони росіян, який вразив весь світ.</text:p>
      <text:p text:style-name="P4">
<text:span text:style-name="T4">
273</text:span>
 дн,і як завдали першого удару по Кримському мосту, щоб зламатиросіянам логістику.</text:p>
      <text:p text:style-name="P4">
<text:span text:style-name="T4">
239</text:span>
 днів тому повернули наш Херсон.</text:p>
      <text:p text:style-name="P4">
<text:span text:style-name="T4">
113</text:span>
 днів тому добилися ордера на арешт путіна в Гаазі.</text:p>
      <text:p text:style-name="P4">
<text:span text:style-name="T4">
80</text:span>
 днів, як отримали від партнерів потужні засоби ППО — систему Patriot.</text:p>
      <text:p text:style-name="P4">
Source: <text:a xlink:type="simple" xlink:href="https://armyinform.com.ua/2023/07/08/poperedu-peremoga-ganna-malyar/" text:style-name="Internet_20_link" text:visited-style-name="Visited_20_Internet_20_Link">
https://armyinform.com.ua/2023/07/08/poperedu-peremoga-ganna-malyar/</text:a>
</text:p>
      <!--NEWS-->
      <text:h text:style-name="P10" text:outline-level="1">
<text:span text:style-name="T4">
Володимир Зеленський та Прем’єр-міністр Португалії ухвалили Спільну декларацію</text:span>
</text:h>
      <text:p text:style-name="P4">
Author: ['АРМІЯINFORM']</text:p>
      <text:p text:style-name="P4">
Time: 2023-07-08T76:00:00-04:00</text:p>
      <text:p text:style-name="P4">
Description: Під час робочої поїздки до Туреччини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b276ead35267e4f28721d00dfe3a5a1_1688814618_extra_large.jpeg" text:style-name="Internet_20_link" text:visited-style-name="Visited_20_Internet_20_Link">
ab276ead35267e4f28721d00dfe3a5a1_1688814618_extra_large.jpeg</text:a>
']</text:p>
      <text:p text:style-name="P4">
Tags: ['STOPRUSSIA', 'АГРЕСІЯ РФ', 'ВОЛОДИМИР ЗЕЛЕНСЬКИЙ', 'ВТОРГНЕННЯ РФ']</text:p>
      <text:p text:style-name="P4">
Category: News</text:p>
      <!--METADATA-->
      <text:p text:style-name="P4">
<draw:frame draw:style-name="fr1" draw:name="Image354" text:anchor-type="as-char" svg:width="6.9236in" svg:height="4.617948in" draw:z-index="0">
<draw:image xlink:href="../Images/AРМІЯINFORM/2023-07-08T76-00-00-04-00/ab276ead35267e4f28721d00dfe3a5a1_1688814618_extra_large.jpeg" xlink:type="simple" xlink:show="embed" xlink:actuate="onLoad" draw:mime-type="image/jpeg"/>
</draw:frame>
</text:p>
      <text:p text:style-name="P4">
Під час робочої поїздки до Туреччини Президент України Володимир Зеленськийпровів телефонну розмову з Прем’єр-міністром Португалії Антоніу Коштою.</text:p>
      <text:p text:style-name="P4">
Про це <text:a xlink:type="simple" xlink:href="https://www.president.gov.ua/news/u-turechchini-prezident-ukrayini-proviv-telefonnu-rozmovu-z-84197" text:style-name="Internet_20_link" text:visited-style-name="Visited_20_Internet_20_Link">
повідомляє</text:a>
 Офіс Президента України.</text:p>
      <text:p text:style-name="P4">
Співрозмовники скоординували позиції напередодні Вільнюського саміту НАТО.Володимир Зеленський наголосив на важливості рішучої позиції Альянсу щодомайбутнього членства України.</text:p>
      <text:p text:style-name="P4">
Глава держави висловив подяку Прем’єр-міністру Португалії за позитивну оцінкувиконання нашою державою рекомендацій Європейської комісії.</text:p>
      <text:p text:style-name="P4">
Сторони висловили надію на старт уже до кінця поточного року переговорів провступ України до ЄС.</text:p>
      <text:p text:style-name="P4">
Володимир Зеленський окремо подякував голові португальського уряду заготовність узяти конкретну участь у реалізації трьох пунктів Українськоїформули миру, зокрема тих, що стосуються продовольчої та енергетичної безпеки,а також екоциду.</text:p>
      <text:p text:style-name="P4">
Під час телефонної розмови Президент України та Прем’єр-міністр Португаліїухвалили <text:a xlink:type="simple" xlink:href="https://www.president.gov.ua/news/spilna-deklaraciya-ukrayini-ta-portugalskoyi-respubliki-84201" text:style-name="Internet_20_link" text:visited-style-name="Visited_20_Internet_20_Link">
Спільну декларацію</text:a>
.</text:p>
      <text:p text:style-name="P4">
Source: <text:a xlink:type="simple" xlink:href="https://armyinform.com.ua/2023/07/08/volodymyr-zelenskyj-ta-premyer-ministr-portugaliyi-uhvalyly-spilnu-deklaracziyu/" text:style-name="Internet_20_link" text:visited-style-name="Visited_20_Internet_20_Link">
https://armyinform.com.ua/2023/07/08/volodymyr-zelenskyj-ta-premyer-ministr-portugaliyi-uhvalyly-spilnu-deklaracziyu/</text:a>
</text:p>
      <!--NEWS-->
      <text:h text:style-name="P10" text:outline-level="1">
<text:span text:style-name="T4">
Масштабний і дуже потрібний: Президент України подякував США за новий пакет допомоги</text:span>
</text:h>
      <text:p text:style-name="P4">
Author: ['АРМІЯINFORM']</text:p>
      <text:p text:style-name="P4">
Time: 2023-07-08T77:00:00-04:00</text:p>
      <text:p text:style-name="P4">
Description: Володимир Зеленський висловив вдячність американському народові та Джо Байдену за н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753705.jpeg" text:style-name="Internet_20_link" text:visited-style-name="Visited_20_Internet_20_Link">
2753705.jpeg</text:a>
']</text:p>
      <text:p text:style-name="P4">
Tags: ['БЕЗПЕКОВА ДОПОМОГА УКРАЇНІ', 'ВОЛОДИМИР ЗЕЛЕНСЬКИЙ', 'США']</text:p>
      <text:p text:style-name="P4">
Category: News</text:p>
      <!--METADATA-->
      <text:p text:style-name="P4">
<draw:frame draw:style-name="fr1" draw:name="Image355" text:anchor-type="as-char" svg:width="6.9236in" svg:height="4.944604in" draw:z-index="0">
<draw:image xlink:href="../Images/AРМІЯINFORM/2023-07-08T77-00-00-04-00/2753705.jpeg" xlink:type="simple" xlink:show="embed" xlink:actuate="onLoad" draw:mime-type="image/jpeg"/>
</draw:frame>
</text:p>
      <text:p text:style-name="P4">
Володимир Зеленський висловив вдячність американському народові та Джо Байденуза новий пакет військової допомоги для України, назвавши його вчасним,масштабним і дуже потрібним.</text:p>
      <text:p text:style-name="P4">
Про це глава держави<text:a xlink:type="simple" xlink:href="https://twitter.com/ZelenskyyUa/status/1677403517768671238" text:style-name="Internet_20_link" text:visited-style-name="Visited_20_Internet_20_Link">
написав</text:a>
 уTwitter.</text:p>
      <text:p text:style-name="P4">
«Вчасний, масштабний та дуже потрібний пакет оборонної допомоги від США.Вдячні американському народові та Президенту Джозефу Байдену за рішучі кроки,які наближають Україну до перемоги над ворогом, а демократію — до перемоги наддиктатурою», — підкреслив глава держави.</text:p>
      <text:p text:style-name="P4">
Він додав, що розширення оборонних спроможностей України дасть новіінструменти для деокупації нашої землі та наближення миру.</text:p>
      <text:p text:style-name="P4">
Нагадаємо, США <text:a xlink:type="simple" xlink:href="https://armyinform.com.ua/2023/07/07/ssha-ogolosyly-pro-novyj-paket-vijskovoyi-dopomogy-dlya-ukrayiny-do-yakogo-zokrema-uvijshly-kasetni-boyeprypasy/" text:style-name="Internet_20_link" text:visited-style-name="Visited_20_Internet_20_Link">
оголосили</text:a>
 про новий пакет військової допомоги дляУкраїни, до якого, зокрема, увійшли касетні боєприпаси.</text:p>
      <text:p text:style-name="P4">
Source: <text:a xlink:type="simple" xlink:href="https://armyinform.com.ua/2023/07/08/masshtabnyj-i-duzhe-potribnyj-prezydent-ukrayiny-podyakuvav-ssha-za-novyj-paket-dopomogy/" text:style-name="Internet_20_link" text:visited-style-name="Visited_20_Internet_20_Link">
https://armyinform.com.ua/2023/07/08/masshtabnyj-i-duzhe-potribnyj-prezydent-ukrayiny-podyakuvav-ssha-za-novyj-paket-dopomogy/</text:a>
</text:p>
      <!--NEWS-->
      <text:h text:style-name="P10" text:outline-level="1">
<text:span text:style-name="T4">
За 6 місяців Міноборони забезпечило зниження простроченої дебіторської заборгованості на 24,7 млрд грн</text:span>
</text:h>
      <text:p text:style-name="P4">
Author: ['АРМІЯINFORM']</text:p>
      <text:p text:style-name="P4">
Time: 2023-07-08T78:00:00-04:00</text:p>
      <text:p text:style-name="P4">
Description: Міністерство оборони України проводить системну роботу щодо дотримання законодавства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МОУ']</text:p>
      <text:p text:style-name="P4">
Category: News</text:p>
      <!--METADATA-->
      <text:p text:style-name="P4">
Міністерство оборони України проводить системну роботу щодо дотриманнязаконодавства і неухильного виконання умов договорів (контрактів)постачальниками товарів, робіт та послуг для забезпечення потреб Збройних СилУкраїни, про це<text:a xlink:type="simple" xlink:href="https://www.mil.gov.ua/news/2023/07/08/za-6-misyacziv-minoboroni-zabezpechilo-znizhennya-prostrochenoi-debitorskoi-zaborgovanosti-na-24-7-mlrd-grn/" text:style-name="Internet_20_link" text:visited-style-name="Visited_20_Internet_20_Link">
повідомляє</text:a>
 МОУ.</text:p>
      <text:p text:style-name="P4">
У період з 1 січня 2022 року по 1 липня 2023 року загальний обсяг фінансуваннядоговорів (контрактів), за якими могла виникнути дебіторська заборгованістьвнаслідок здійснення попередньої оплати, склав 508 млрд 101,2 млн грн.Зокрема, у поточному році здійснено попередню оплату у розмірі 154 млрд 314,9млн грн.</text:p>
      <text:p text:style-name="P4">
Станом на 1 липня 2023 року загальний обсяг дебіторської заборгованості зацентралізованими розрахунками складає 159 млрд 775,7 млн грн.</text:p>
      <text:p text:style-name="P4">
У цей обсяг, зокрема, входять довгострокові контракти з українськимивиробниками ОВТ на суму понад 37 млрд грн, строки виконання за якими спливаютьу 2024-2025 роках. А також понад 3 млрд грн простроченої заборгованості, якабула накопичена у період до 1 листопада 2021 року.</text:p>
      <text:p text:style-name="P4">
Протягом червня 2023 року загальний обсяг дебіторської заборгованостізменшився на 5 млрд 699 млн грн.</text:p>
      <text:p text:style-name="P4">
Загальна сума погашеної дебіторської заборгованості з початку року складає 111млрд. 624,7 млн грн.</text:p>
      <text:p text:style-name="P4">
Крім цього, до державного бюджету повернуто 6,3 млрд дебіторськоїзаборгованості минулих років.</text:p>
      <text:p text:style-name="P4">
Реалістична ситуація така, що під час особливого періоду, коли постійновиникають форс-мажорні обставини у постачальників та/або ажіотажний попит наокремі позиції забезпечення, коли є необхідність здійснювати за умовамидоговорів повну або часткову передоплату, виключити появу простроченоїдебіторської заборгованості неможливо.</text:p>
      <text:p text:style-name="P4">
Для забезпечення контролю у жовтні 2022 року було створено консультативно-дорадчий орган — Комісію з розгляду питань погашення простроченої дебіторськоїзаборгованості Міноборони, яка на постійній основі здійснює моніторинг тавживає заходів реагування.</text:p>
      <text:p text:style-name="P4">
Станом на 1 січня 2023 року прострочена дебіторська заборгованість передМіністерством оборони становила 58 мільярдів 015,7 млн. грн., з яких 57,2%складала заборгованість українських підприємств, у тому числі — лідерівукраїнського ОПК, що виробляють на замовлення Міністерства провідні зразкиукраїнської зброї та техніки.</text:p>
      <text:p text:style-name="P4">
Станом на 1 липня 2023 року обсяг простроченої дебіторської заборгованостістановив 33 млрд 309 млн грн., з яких частка боргів українських підприємствсклала 67,5%.</text:p>
      <text:p text:style-name="P4">
Впродовж 6 місяців загальний обсяг простроченої дебіторської заборгованостізменшено на 24 млрд 706,7 млн грн, або на 42,6%.</text:p>
      <text:p text:style-name="P4">
Треба підкреслити, що обсяг заборгованості іноземних компаній зменшився у 2,3рази, а їхня частка у структурі боргів зменшилась з 42,7% до 32,5%.</text:p>
      <text:p text:style-name="P4">
Порівняно з 1 травня 2023 року обсяг простроченої дебіторської заборгованостізменшився на понад 3 млрд грн, або на 8,3%. Зменшення відбулося, у тому числі,за рахунок виконання контрактів щодо постачання озброєння, військової таспеціальної техніки і боєприпасів.</text:p>
      <text:p text:style-name="P4">
Міністерством оборони проводиться інтенсивна претензійно-позовна робота тавживаються заходи для застосування штрафних санкцій, передбачених умовамидоговорів (контрактів).</text:p>
      <text:p text:style-name="P4">
На цей час спрямовано позовів до судів та міжнародних арбітражів на суму 15,08млрд грн.</text:p>
      <text:p text:style-name="P4">
За порушення умов договорів (контрактів) Міністерство оборони у судовомупорядку стягнуло з контрагентів та перерахувало до державного бюджету штрафина загальну суму 163,8 млн грн, зокрема, протягом 2022 року — 56,4 млн грн.,за 6 місяців 2023 року — 107,4 млн грн.</text:p>
      <text:p text:style-name="P4">
Опрацьовуються питання виконання договорів та здійснюється претензійна роботана суму 18,227 млрд грн.</text:p>
      <text:p text:style-name="P4">
Таким чином, показник дебіторської заборгованості є динамічним, Міністерствооборони спрямовує зусилля для поступового зниження обсягу простроченоїзаборгованості та її недопущення за новими договорами (контрактами).</text:p>
      <text:p text:style-name="P4">
Source: <text:a xlink:type="simple" xlink:href="https://armyinform.com.ua/2023/07/08/za-6-misyacziv-minoborony-zabezpechylo-znyzhennya-prostrochenoyi-debitorskoyi-zaborgovanosti-na-247-mlrd-grn/" text:style-name="Internet_20_link" text:visited-style-name="Visited_20_Internet_20_Link">
https://armyinform.com.ua/2023/07/08/za-6-misyacziv-minoborony-zabezpechylo-znyzhennya-prostrochenoyi-debitorskoyi-zaborgovanosti-na-247-mlrd-grn/</text:a>
</text:p>
      <!--NEWS-->
      <text:h text:style-name="P10" text:outline-level="1">
<text:span text:style-name="T4">
Сили оборони України: армія безстрашних феноменів та безпрецедентних парадоксів — Ганна Маляр</text:span>
</text:h>
      <text:p text:style-name="P4">
Author: ['АРМІЯINFORM']</text:p>
      <text:p text:style-name="P4">
Time: 2023-07-08T79:00:00-04:00</text:p>
      <text:p text:style-name="P4">
Description: Заступник Міністра оборони України Ганна Маляр опублікувала у своєму Telegram ️1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356" text:anchor-type="as-char" svg:width="6.9236in" svg:height="4.615733in" draw:z-index="0">
<draw:image xlink:href="../Images/AРМІЯINFORM/2023-07-08T79-00-00-04-00/ganna-malyar.jpg" xlink:type="simple" xlink:show="embed" xlink:actuate="onLoad" draw:mime-type="image/jpeg"/>
</draw:frame>
</text:p>
      <text:p text:style-name="P4">
Заступник Міністра оборони України Ганна Маляр<text:a xlink:type="simple" xlink:href="https://t.me/annamaliar/920" text:style-name="Internet_20_link" text:visited-style-name="Visited_20_Internet_20_Link">
опублікувала</text:a>
 у своєму Telegram ️10 унікальнихфактів про нашу визвольну війну:</text:p>
      <text:p text:style-name="P4">
<text:span text:style-name="T4">
1.</text:span>
 500 днів + 8 років реального бойового досвіду: жодна сучасна арміясвіту не була задіяна у війні такої високої інтенсивності. Війна, якурозв’язала росія в Україні, стала наймасштабнішим конфліктом в Європі з часівДругої світової війни.</text:p>
      <text:p text:style-name="P4">
<text:span text:style-name="T4">
2.</text:span>
 Цю війну можна впевнено вважати «першою війною безпілотників».Насиченість бойових підрозділів ЗСУ безпілотними літальними апаратами не маєаналогів в світі. Безпілотні повітряні, наземні та водні апарати інтегровані вкожен етап бойових дій. Ми першими в світі почали широко застосовувати ударніквадрокоптери і FPV-дрони.</text:p>
      <text:p text:style-name="P4">
<text:span text:style-name="T4">
3.</text:span>
 Протиповітряна оборона України вперше в світі обʼєднала і ефективновикористовує новітні західні та радянські системи, винищувальну авіацію імобільні групи з ПЗРК.</text:p>
      <text:p text:style-name="P4">
<text:span text:style-name="T4">
4.</text:span>
 Наступальні дії ЗСУ спростували один з фундаментальних постулатіввоєнної науки про необхідність чисельної (у 3-5 разів) переваги у живій силіта озброєнні під час наступу. Українська армія наступає і звільняє землі вумовах повної переваги противника — як в озброєнні, так і в кількостіособового складу.</text:p>
      <text:p text:style-name="P4">
<text:span text:style-name="T4">
5.</text:span>
 5000 жінок на лінії вогню з-понад 42 тисяч жінок у ЗСУ.</text:p>
      <text:p text:style-name="P4">
<text:span text:style-name="T4">
6.</text:span>
 Створено унікальну систему надання допомоги пораненим, якої нема ніде всвіті, — Єдиний медичний простір. Це об‘єднання військових та цивільнихмедичних закладів та спеціально розроблена система логістики, яка охоплює всютериторію держави та використовує всі види транспорту. Результат — до 82%поранених українських військових після відновлення повертаються у стрій.</text:p>
      <ul>
        <li>
80% поранених упродовж так званої золотої години отримують належну допомогу  * Смертність військових на етапі евакуації максимально зменшилась.</li>
      </ul>
      <text:p text:style-name="P4">
<text:span text:style-name="T4">
7.</text:span>
 Професійне та ретельне планування наступальних операцій нашимкомандуванням має наслідком унікальний факт — сторона, що наступає, зазнаєзначно менших втрат, ніж та, що знаходиться в обороні.</text:p>
      <text:p text:style-name="P4">
<text:span text:style-name="T4">
8.</text:span>
 Українські військові вперше збили гіперзвукову російську ракету«Кинджал». Ворожа ціль була знищена за допомогою зенітно-ракетного комплексуPatriot.</text:p>
      <text:p text:style-name="P4">
<text:span text:style-name="T4">
9.</text:span>
 «Піхота виграє битви, логістика виграє війни», — Джон Першинг, генералармії США часів Першої світової. Наш фронт, попри величезну протяжність тазбільшення армії на сотні тисяч осіб, стабільно поповнюється харчами, пальним,технікою, зброєю й боєприпасами. Логістику грамотно оптимізовано з урахуваннямзагроз авіаційних та ракетних ударів.</text:p>
      <text:p text:style-name="P4">
<text:span text:style-name="T4">
10.</text:span>
 «Цифра-зброя». Протягом 500 днів війни впроваджено ІТ-рішення дляуправління боєм, операцією та їх всебічним забезпеченням: -</text:p>
      <ul>
        <li>
бойова система управління тактичної ланки «Кропива»  * платформа з ситуаційної обізнаності Delta  * cервіс підтримки логістичних операцій НАТО «LOGFAS»  * проєкт «Очі».</li>
      </ul>
      <text:p text:style-name="P4">
Source: <text:a xlink:type="simple" xlink:href="https://armyinform.com.ua/2023/07/08/syly-oborony-ukrayiny-armiya-bezstrashnyh-fenomeniv-ta-bezpreczedentnyh-paradoksiv-ganna-malyar/" text:style-name="Internet_20_link" text:visited-style-name="Visited_20_Internet_20_Link">
https://armyinform.com.ua/2023/07/08/syly-oborony-ukrayiny-armiya-bezstrashnyh-fenomeniv-ta-bezpreczedentnyh-paradoksiv-ganna-malyar/</text:a>
</text:p>
      <!--NEWS-->
      <text:h text:style-name="P10" text:outline-level="1">
<text:span text:style-name="T4">
Президент призначив Олексія Півненка командувачем Нацгвардії</text:span>
</text:h>
      <text:p text:style-name="P4">
Authors: Ukrinform (Person)</text:p>
      <text:p text:style-name="P4">
Publisher: Укринформ (Organization)</text:p>
      <text:p text:style-name="P4">
Published Time: 2023-07-08T7:23:00+03:00</text:p>
      <text:p text:style-name="P4">
Modified Time: 2023-07-08T22:23:00+03:00</text:p>
      <text:p text:style-name="P4">
Description: Президент України Володимир Зеленський призначив бойового офіцера Олексія Півненка Командувачем Нацгвардії. — Укрінформ.</text:p>
      <text:p text:style-name="P4">
Images: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Tags: ['Нацгвардія', 'Зеленський', 'Війна з Росією']</text:p>
      <text:p text:style-name="P4">
Type: Article</text:p>
      <!--METADATA-->
      <text:p text:style-name="P4">
<draw:frame draw:style-name="fr1" draw:name="Image357" text:anchor-type="as-char" svg:width="6.9236in" svg:height="3.956343in" draw:z-index="0">
<draw:image xlink:href="../Images/yкринформ/2023-07-08T7-23-00-03-00/630_360_1687808461-379.jpeg" xlink:type="simple" xlink:show="embed" xlink:actuate="onLoad" draw:mime-type="image/jpeg"/>
</draw:frame>
 ПрезидентУкраїни Володимир Зеленський призначив бойового офіцера Олексія ПівненкаКомандувачем Нацгвардії.</text:p>
      <text:p text:style-name="P4">
Про це глава держави сказав у Львові після повернення з Туреччини разом ізкомандирами "Азова", передає з місця події кореспондент Укрінформу.</text:p>
      <text:p text:style-name="P4">
"Серед нас зараз є Герой України Олександр Півненко, потужний воїн Нацгвардії,бойовий офіцер, відзначився в боях проти російських окупантів, зокрема, в бояхза Бахмут. Я призначив Героя України Олександра Півненка КомандувачемНаціональної гвардії України", - сказав Володимир Зеленський.</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Президент побажав новому командувачу Нацгвардії звільнення всієї нашої землі,повернення всіх наших людей, а також омріяної перемоги.</text:p>
      <text:p text:style-name="P4">
<draw:frame draw:style-name="fr1" draw:name="Image358" text:anchor-type="as-char" svg:width="6.9236in" svg:height="4.612849in" draw:z-index="0">
<draw:image xlink:href="../Images/yкринформ/2023-07-08T7-23-00-03-00/1688845758-866.jpg" xlink:type="simple" xlink:show="embed" xlink:actuate="onLoad" draw:mime-type="image/jpeg"/>
</draw:frame>
</text:p>
      <text:p text:style-name="P4">
<text:span text:style-name="T5">
Фото: Нацгвардія</text:span>
</text:p>
      <text:p text:style-name="P4">
Крім того, глава держави вручив українським військовим державні нагороди.</text:p>
      <text:p text:style-name="P4">
Як повідомляв Укрінформ, Україна повернула на батьківщину п’ятьох захисників«Азовсталі», які перебували в Туреччині після звільнення з російського полону,за результатами переговорів із турецькою стороною.</text:p>
      <text:p text:style-name="P4">
<text:span text:style-name="T4">
Читайте також:</text:span>
 <text:a xlink:type="simple" xlink:href="https://www.ukrinform.ua/rubric-society/3733242-zelenskij-povertaetsa-z-tureccini-do-ukraini-iz-zahisnikami-azovstali.html" text:style-name="Internet_20_link" text:visited-style-name="Visited_20_Internet_20_Link">
 <text:span text:style-name="T4">
Зеленс</text:span>
 ький повертається з Туреччини до України іззахисниками «Азовсталі» </text:a>
</text:p>
      <text:p text:style-name="P4">
Президент Володимир Зеленський зустрів захисників в аеропорту Стамбула тапривітав їх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Ми будемо поруч з Україною стільки, скільки буде потрібно — Урсула фон дер Ляєн</text:span>
</text:h>
      <text:p text:style-name="P4">
Author: ['АРМІЯINFORM']</text:p>
      <text:p text:style-name="P4">
Time: 2023-07-08T80:00:00-04:00</text:p>
      <text:p text:style-name="P4">
Description: Президентка Європейської комісії Урсула фон дер Ляєн у 500-й день повномасштаб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ursula.jpg" text:style-name="Internet_20_link" text:visited-style-name="Visited_20_Internet_20_Link">
ursul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59" text:anchor-type="as-char" svg:width="6.9236in" svg:height="4.367194in" draw:z-index="0">
<draw:image xlink:href="../Images/AРМІЯINFORM/2023-07-08T80-00-00-04-00/ursula.jpg" xlink:type="simple" xlink:show="embed" xlink:actuate="onLoad" draw:mime-type="image/jpeg"/>
</draw:frame>
</text:p>
      <text:p text:style-name="P4">
Президентка Європейської комісії Урсула фон дер Ляєн у 500-й деньповномасштабного вторгнення рф в Україну запевнила, що ЄС і надаліпідтримуватиме Київ.</text:p>
      <text:p text:style-name="P4">
Про це вона<text:a xlink:type="simple" xlink:href="https://twitter.com/vonderleyen/status/1677630803772166144" text:style-name="Internet_20_link" text:visited-style-name="Visited_20_Internet_20_Link">
написала</text:a>
 уТвіттері.</text:p>
      <text:p text:style-name="P4">
«500 днів загарбницької війни Росії проти України. 500 днів мужньогоукраїнського опору. 500 днів непохитної європейської підтримки України. Мибудемо поруч з Україною стільки, скільки буде потрібно», — наголосила Урсулафон дер Ляєн.</text:p>
      <text:p text:style-name="P4">
Source: <text:a xlink:type="simple" xlink:href="https://armyinform.com.ua/2023/07/08/my-budemo-poruch-z-ukrayinoyu-stilky-skilky-bude-potribno-ursula-fon-der-lyayen/" text:style-name="Internet_20_link" text:visited-style-name="Visited_20_Internet_20_Link">
https://armyinform.com.ua/2023/07/08/my-budemo-poruch-z-ukrayinoyu-stilky-skilky-bude-potribno-ursula-fon-der-lyayen/</text:a>
</text:p>
      <!--NEWS-->
      <text:h text:style-name="P10" text:outline-level="1">
<text:span text:style-name="T4">
Україна переможе, бо за нею правда — Денис Шмигаль</text:span>
</text:h>
      <text:p text:style-name="P4">
Author: ['АРМІЯINFORM']</text:p>
      <text:p text:style-name="P4">
Time: 2023-07-08T81:00:00-04:00</text:p>
      <text:p text:style-name="P4">
Description: Україна переможе, бо за нею правда, заявив Прем’єр-міністр України Денис Шмига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ys-shmygal-1.jpg" text:style-name="Internet_20_link" text:visited-style-name="Visited_20_Internet_20_Link">
denys-shmygal-1.jpg</text:a>
']</text:p>
      <text:p text:style-name="P4">
Tags: ['STOPRUSSIA', 'АГРЕСІЯ РФ', 'ВТОРГНЕННЯ РФ', 'ПРЕМ’ЄР-МІНІСТР ДЕНИС ШМИГАЛЬ']</text:p>
      <text:p text:style-name="P4">
Category: News</text:p>
      <!--METADATA-->
      <text:p text:style-name="P4">
<draw:frame draw:style-name="fr1" draw:name="Image360" text:anchor-type="as-char" svg:width="6.9236in" svg:height="4.610104in" draw:z-index="0">
<draw:image xlink:href="../Images/AРМІЯINFORM/2023-07-08T81-00-00-04-00/denys-shmygal-1.jpg" xlink:type="simple" xlink:show="embed" xlink:actuate="onLoad" draw:mime-type="image/jpeg"/>
</draw:frame>
</text:p>
      <text:p text:style-name="P4">
Україна переможе, бо за нею правда, заявив Прем’єр-міністр України ДенисШмигаль у 500-й день повномасштабної російської агресії.</text:p>
      <text:p text:style-name="P4">
Про це він<text:a xlink:type="simple" xlink:href="https://www.facebook.com/dshmyhal/posts/pfbid029uCStNg3Tkixszk4i2HBgavNFwF43Z9TSBVXWitPT4ZR43yUzbvDq7VLAZUi8dpul" text:style-name="Internet_20_link" text:visited-style-name="Visited_20_Internet_20_Link">
написав</text:a>
на своїй сторінці у мережі Facebook.</text:p>
      <text:p text:style-name="P4">
«Вистояли. Перемагаємо. Змінюємося. Забезпечуємо армію — направляємо всіподатки на оборону. Втримали економіку. Отримали статус кандидата на членствов ЄС та 5 безвізів із Євросоюзом. Об’єднуємо світ для підтримки України», —наголосив очільник Уряду.</text:p>
      <text:p text:style-name="P4">
Як підкреслив Денис Шмигаль, Україна має енергетичну систему попри масштабніобстріли. Почала швидке відновлення. Платить і підвищує пенсії та соціальнідопомоги. Провела дві посівні. Будує нову логістику. Запускає нові цифровісервіси для громадян та бізнесу.</text:p>
      <text:p text:style-name="P4">
«Щодня схиляємо голову перед українським воїнством, яке захищає нашу свободу,незалежність та наше майбутнє. Ми переможемо, бо за нами правда. Ми на своїйземлі. Тримаємо стрій», — заявив Прем’єр-міністр.</text:p>
      <text:p text:style-name="P4">
Source: <text:a xlink:type="simple" xlink:href="https://armyinform.com.ua/2023/07/08/ukrayina-peremozhe-bo-za-neyu-pravda-denys-shmygal-u-500-j-den-shyrokomasshtabnogo-vtorgnennya/" text:style-name="Internet_20_link" text:visited-style-name="Visited_20_Internet_20_Link">
https://armyinform.com.ua/2023/07/08/ukrayina-peremozhe-bo-za-neyu-pravda-denys-shmygal-u-500-j-den-shyrokomasshtabnogo-vtorgnennya/</text:a>
</text:p>
      <!--NEWS-->
      <text:h text:style-name="P10" text:outline-level="1">
<text:span text:style-name="T4">
російські війська готуються до можливих бойових дій на території Криму — Military Media Center</text:span>
</text:h>
      <text:p text:style-name="P4">
Author: ['АРМІЯINFORM']</text:p>
      <text:p text:style-name="P4">
Time: 2023-07-08T82:00:00-04:00</text:p>
      <text:p text:style-name="P4">
Description: З метою відбиття потенційного наступу, окупаційні війська проводять фортифік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nail-tw-20221121182858-5842.jpg" text:style-name="Internet_20_link" text:visited-style-name="Visited_20_Internet_20_Link">
thumbnail-tw-20221121182858-5842.jpg</text:a>
']</text:p>
      <text:p text:style-name="P4">
Tags: ['MILITARY MEDIA CENTER', 'STOPRUSSIA', 'АГРЕСІЯ РФ', 'АР КРИМ', 'ВІЙНА', 'ВТОРГНЕННЯ РФ']</text:p>
      <text:p text:style-name="P4">
Category: News</text:p>
      <!--METADATA-->
      <text:p text:style-name="P4">
<draw:frame draw:style-name="fr1" draw:name="Image361" text:anchor-type="as-char" svg:width="6.9236in" svg:height="3.356897in" draw:z-index="0">
<draw:image xlink:href="../Images/AРМІЯINFORM/2023-07-08T82-00-00-04-00/thumbnail-tw-20221121182858-5842.jpg" xlink:type="simple" xlink:show="embed" xlink:actuate="onLoad" draw:mime-type="image/jpeg"/>
</draw:frame>
 Ілюстративне фото</text:p>
      <text:p text:style-name="P4">
З метою відбиття потенційного наступу, окупаційні війська проводятьфортифікацію місцевості у північній, західній та східній частинах півострову,про це <text:a xlink:type="simple" xlink:href="https://t.me/militarymediacenter/2469" text:style-name="Internet_20_link" text:visited-style-name="Visited_20_Internet_20_Link">
повідомляє</text:a>
 Military MediaCenter.</text:p>
      <text:p text:style-name="P4">
За наявною інформацією, також відбувається посилення захисту Кримськихперешийків.</text:p>
      <text:p text:style-name="P4">
У Азовському та Чорному морях російські війська зосереджені на недопущенніатак на свої кораблі та пункти базування флоту.</text:p>
      <text:p text:style-name="P4">
Source: <text:a xlink:type="simple" xlink:href="https://armyinform.com.ua/2023/07/08/rosijski-vijska-gotuyutsya-do-mozhlyvyh-bojovyh-dij-na-terytoriyi-krymu-dovidka-military-media-center/" text:style-name="Internet_20_link" text:visited-style-name="Visited_20_Internet_20_Link">
https://armyinform.com.ua/2023/07/08/rosijski-vijska-gotuyutsya-do-mozhlyvyh-bojovyh-dij-na-terytoriyi-krymu-dovidka-military-media-center/</text:a>
</text:p>
      <!--NEWS-->
      <text:h text:style-name="P10" text:outline-level="1">
<text:span text:style-name="T4">
У Чорному морі на бойовому чергуванні п’ять ворожих кораблів</text:span>
</text:h>
      <text:p text:style-name="P4">
Author: ['АРМІЯINFORM']</text:p>
      <text:p text:style-name="P4">
Time: 2023-07-08T83:00:00-04:00</text:p>
      <text:p text:style-name="P4">
Description: На бойовому чергуванні в Чорному морі росія тримає п’ять кораблів, серед них відсут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3/vms-rf.jpeg" text:style-name="Internet_20_link" text:visited-style-name="Visited_20_Internet_20_Link">
vms-rf.jpeg</text:a>
', '<text:a xlink:type="simple" xlink:href="https://armyinform.com.ua/wp-content/uploads/2023/07/358596969_659448662889386_7739176110896276417_n.jpg" text:style-name="Internet_20_link" text:visited-style-name="Visited_20_Internet_20_Link">
358596969_659448662889386_7739176110896276417_n.jpg</text:a>
']</text:p>
      <text:p text:style-name="P4">
Tags: ['STOPRUSSIA', 'АГРЕСІЯ РФ', 'ВМС', 'ВТОРГНЕННЯ РФ']</text:p>
      <text:p text:style-name="P4">
Category: News</text:p>
      <!--METADATA-->
      <text:p text:style-name="P4">
<draw:frame draw:style-name="fr1" draw:name="Image362" text:anchor-type="as-char" svg:width="6.9236in" svg:height="4.290974in" draw:z-index="0">
<draw:image xlink:href="../Images/AРМІЯINFORM/2023-07-08T83-00-00-04-00/vms-rf.jpeg" xlink:type="simple" xlink:show="embed" xlink:actuate="onLoad" draw:mime-type="image/jpeg"/>
</draw:frame>
</text:p>
      <text:p text:style-name="P4">
На бойовому чергуванні в Чорному морі росія тримає п’ять кораблів, серед нихвідсутні носії крилатих ракет типу «Калібр».</text:p>
      <text:p text:style-name="P4">
Про це<text:a xlink:type="simple" xlink:href="https://www.facebook.com/navy.mil.gov.ua/posts/pfbid0dh99RSjuJnAx5kwzKikkyc9uHmS9tWv7NxtPYoFe5XPuyDRdzT3aTx5MFGeDK3SPl" text:style-name="Internet_20_link" text:visited-style-name="Visited_20_Internet_20_Link">
повідомляють</text:a>
Військово-морські сили Збройних Сил України.</text:p>
      <text:p text:style-name="P4">
В Азовському морі перебуває один ворожий корабель, у Середземному — до восьмикораблів, серед них один носій «Калібрів» загальним залпом до 16 ракет.</text:p>
      <text:p text:style-name="P4">
<draw:frame draw:style-name="fr1" draw:name="Image363" text:anchor-type="as-char" svg:width="6.9236in" svg:height="8.6545in" draw:z-index="0">
<draw:image xlink:href="../Images/AРМІЯINFORM/2023-07-08T83-00-00-04-00/358596969_659448662889386_7739176110896276417_n.jpg" xlink:type="simple" xlink:show="embed" xlink:actuate="onLoad" draw:mime-type="image/jpeg"/>
</draw:frame>
</text:p>
      <text:p text:style-name="P4">
<text:span text:style-name="T4">
За добу в інтересах рф прохід Керч-Єнікальською протокою здійснили:</text:span>
</text:p>
      <ul>
        <li>
до Азовського моря — 6 суден;  * до Чорного моря — 16 суден, із них 4 рухалися в напрямку протоки Босфор;</li>
      </ul>
      <text:p text:style-name="P4">
Також рф продовжує порушувати Міжнародну конвенцію з охорони людського життяна морі 1974 р. (SOLAS), вимикаючи системи автоматичної ідентифікації (AIS),на цивільних суднах в акваторії Азовського моря.</text:p>
      <text:p text:style-name="P4">
Source: <text:a xlink:type="simple" xlink:href="https://armyinform.com.ua/2023/07/08/u-chornomu-mori-na-bojovomu-cherguvanni-5-vorozhyh-korabliv/" text:style-name="Internet_20_link" text:visited-style-name="Visited_20_Internet_20_Link">
https://armyinform.com.ua/2023/07/08/u-chornomu-mori-na-bojovomu-cherguvanni-5-vorozhyh-korabliv/</text:a>
</text:p>
      <!--NEWS-->
      <text:h text:style-name="P10" text:outline-level="1">
<text:span text:style-name="T4">
Підрозділи ДСНС за добу здійснили 216 виїздів на ліквідацію наслідків ворожих обстрілів</text:span>
</text:h>
      <text:p text:style-name="P4">
Author: ['АРМІЯINFORM']</text:p>
      <text:p text:style-name="P4">
Time: 2023-07-08T84:00:00-04:00</text:p>
      <text:p text:style-name="P4">
Description: Підрозділами ДСНС протягом доби 7 липня здійснено 216 виїздів на ліквідацію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pirotehniky-dsns-kyyivshhyna.jpg" text:style-name="Internet_20_link" text:visited-style-name="Visited_20_Internet_20_Link">
pirotehniky-dsns-kyyivshhyna.jpg</text:a>
']</text:p>
      <text:p text:style-name="P4">
Tags: ['STOPRUSSIA', 'АГРЕСІЯ РФ', 'ВТОРГНЕННЯ РФ', 'ДСНС УКРАЇНИ']</text:p>
      <text:p text:style-name="P4">
Category: News</text:p>
      <!--METADATA-->
      <text:p text:style-name="P4">
<draw:frame draw:style-name="fr1" draw:name="Image364" text:anchor-type="as-char" svg:width="6.9236in" svg:height="4.615733in" draw:z-index="0">
<draw:image xlink:href="../Images/AРМІЯINFORM/2023-07-08T84-00-00-04-00/pirotehniky-dsns-kyyivshhyna.jpg" xlink:type="simple" xlink:show="embed" xlink:actuate="onLoad" draw:mime-type="image/jpeg"/>
</draw:frame>
</text:p>
      <text:p text:style-name="P4">
Підрозділами ДСНС протягом доби 7 липня здійснено 216 виїздів на ліквідаціюнаслідків обстрілів окупантами населених пунктів та об’єктів інфраструктури.Ліквідовано 19 пожеж. Надано психологічну допомогу 53 особам.</text:p>
      <text:p text:style-name="P4">
Про це <text:a xlink:type="simple" xlink:href="https://dsns.gov.ua/uk/news/nadzvicaini-podiyi/operativna-informaciia-dsns-shhodo-naslidkiv-vedennia-boiovix-dii-rosiiskoiu-federacijeiu-211" text:style-name="Internet_20_link" text:visited-style-name="Visited_20_Internet_20_Link">
повідомляє</text:a>
 Державна служба України з надзвичайних ситуацій.</text:p>
      <text:p text:style-name="P4">
Довідково, з початку війни:</text:p>
      <ul>
        <li>
здійснено 104 тис. 327 виїздів на ліквідацію наслідків обстрілів;  * ліквідовано 15тис. 187 пожеж;  * врятовано 4 тис. 210 осіб;  * надано психологічну допомогу 221 тис. 888 особам</li>
      </ul>
      <text:p text:style-name="P4">
Source: <text:a xlink:type="simple" xlink:href="https://armyinform.com.ua/2023/07/08/pidrozdily-dsns-za-dobu-zdijsnyly-216-vyyizdiv-na-likvidacziyu-naslidkiv-vorozhyh-obstriliv/" text:style-name="Internet_20_link" text:visited-style-name="Visited_20_Internet_20_Link">
https://armyinform.com.ua/2023/07/08/pidrozdily-dsns-za-dobu-zdijsnyly-216-vyyizdiv-na-likvidacziyu-naslidkiv-vorozhyh-obstriliv/</text:a>
</text:p>
      <!--NEWS-->
      <text:h text:style-name="P10" text:outline-level="1">
<text:span text:style-name="T4">
Завдання із захисту неба над Києвом від російських ракет майже вирішено — Міністр оборони України</text:span>
</text:h>
      <text:p text:style-name="P4">
Author: ['АРМІЯINFORM']</text:p>
      <text:p text:style-name="P4">
Time: 2023-07-08T85:00:00-04:00</text:p>
      <text:p text:style-name="P4">
Description: Завдання із захисту неба над Києвом від російських ракет майже вирішено, наразі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etriot.jpg" text:style-name="Internet_20_link" text:visited-style-name="Visited_20_Internet_20_Link">
petriot.jpg</text:a>
']</text:p>
      <text:p text:style-name="P4">
Tags: ['STOPRUSSIA', 'АГРЕСІЯ РФ', 'ВТОРГНЕННЯ РФ', 'ОЛЕКСІЙ РЕЗНІКОВ', 'ОФІЦІЙНО']</text:p>
      <text:p text:style-name="P4">
Category: News</text:p>
      <!--METADATA-->
      <text:p text:style-name="P4">
<draw:frame draw:style-name="fr1" draw:name="Image365" text:anchor-type="as-char" svg:width="6.9236in" svg:height="3.894525in" draw:z-index="0">
<draw:image xlink:href="../Images/AРМІЯINFORM/2023-07-08T85-00-00-04-00/petriot.jpg" xlink:type="simple" xlink:show="embed" xlink:actuate="onLoad" draw:mime-type="image/jpeg"/>
</draw:frame>
</text:p>
      <text:p text:style-name="P4">
Завдання із захисту неба над Києвом від російських ракет майже вирішено,наразі військові працюють над захистом від ракетних ударів Львова, Харкова,Дніпра, Запоріжжя та Одеси.</text:p>
      <text:p text:style-name="P4">
Про це Міністр оборони України Олексій Резніков<text:a xlink:type="simple" xlink:href="https://www.facebook.com/reznikovoleksii/posts/pfbid02GpsdiFsKgbGbcnayoaHLsgwAYQyJQYhNd1pJ8V1ZE9ZsgCAZB2teruqXgojBxTeXl" text:style-name="Internet_20_link" text:visited-style-name="Visited_20_Internet_20_Link">
повідомив</text:a>
у мережі Facebook.</text:p>
      <text:p text:style-name="P4">
«Я не вірив, що росіяни почнуть обстрілювати ракетами мирні міста. Бо цеочевидно суперечило їхній меті. Тому надійний захист нашого неба сприймаю якособистий виклик. У Києві ми майже вирішили це завдання. У Львові, Харкові,Дніпрі, Запоріжжі, Одесі — ще ні, але працюємо», — заявив він.</text:p>
      <text:p text:style-name="P4">
Як підкреслив міністр, він не міг уявити, що населення такої великої країни,як рф може тотально втратити мораль, деградувати до тваринного стану. «Проявими бачимо не тільки у страшних злочинах, ми це чуємо у спілкуванні дітей збатьками, чоловіків із дружинами в росії. Вони самі себе розлюднили», — додавглава оборонного відомства України.</text:p>
      <text:p text:style-name="P4">
Вперше, за словами Олексія Резнікова, його це вразило, коли на перемовинах убілорусі в березні минулого року він пропонував російський стороні забратитисяч тіл їхніх знищених солдатів, розкиданих по українських лісах і полях.</text:p>
      <text:p text:style-name="P4">
Він зауважив, що росіяни не просто відмовилися від своїх — вони брехали одинодному, що цих втрат немає.</text:p>
      <text:p text:style-name="P4">
На думку очільника Міноборони, щоб виправити цю моральну деградацію,знадобляться десятиліття.</text:p>
      <text:p text:style-name="P4">
Тому ми повинні не просто звільнити від них нашу землю — ми повинні зробититак, щоб це зло дуже довго не могло оговтатися і кілька поколінь не булоздатне на агресію», — заявив міністр.</text:p>
      <text:p text:style-name="P4">
За словами Резнікова, 500 днів тому ніхто б не повірив, що Україна опиниться уточці, де перебуває зараз. «Кожного дня ми просуваємося. Саме тому так багатоохочих штовхнути на хибний шлях», — додав він.</text:p>
      <text:p text:style-name="P4">
«Після війни це буде нова Україна. Або не буде ніякої», — додав він.</text:p>
      <text:p text:style-name="P4">
Олексій Резніков попередив, що Україну найближчим часом може очікувати багатопотрясінь, адже українці не тільки б’ються з жорстоким ворогом, вони виборюютьсвоє місце у світі і своє бачення перемоги. «Великий світ — це конкуренція», —підкреслив він.</text:p>
      <text:p text:style-name="P4">
«Далі буде дуже важко. Буде тиск, будуть втрати і руйнування. Будерозчарування і зневіра. Це нормально, адже випробування насправді великі. Мирухаємось вгору. Будьте певні — ми все здолаємо, у нас все вийде. У нас єсправжні друзі, це багато важить», — заявив міністр оборони.</text:p>
      <text:p text:style-name="P4">
За словами Резнікова, 500 днів тому ніхто б не повірив, що Україна опиниться уточці, де перебуває зараз. «Кожного дня ми просуваємось. Саме тому так багатобажаючих штовхнути на хибний шлях», — додав він.</text:p>
      <text:p text:style-name="P4">
Source: <text:a xlink:type="simple" xlink:href="https://armyinform.com.ua/2023/07/08/zavdannya-iz-zahystu-neba-kyyeva-vid-rosijskyh-raket-majzhe-vyrishene-ministr-oborony-ukrayiny/" text:style-name="Internet_20_link" text:visited-style-name="Visited_20_Internet_20_Link">
https://armyinform.com.ua/2023/07/08/zavdannya-iz-zahystu-neba-kyyeva-vid-rosijskyh-raket-majzhe-vyrishene-ministr-oborony-ukrayiny/</text:a>
</text:p>
      <!--NEWS-->
      <text:h text:style-name="P10" text:outline-level="1">
<text:span text:style-name="T4">
Ворог зосереджує основні зусилля на чотирьох напрямках</text:span>
</text:h>
      <text:p text:style-name="P4">
Author: ['АРМІЯINFORM']</text:p>
      <text:p text:style-name="P4">
Time: 2023-07-08T86: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vtraty-voroga-3.jpg" text:style-name="Internet_20_link" text:visited-style-name="Visited_20_Internet_20_Link">
vtraty-voroga-3.jpg</text:a>
']</text:p>
      <text:p text:style-name="P4">
Tags: ['STOPRUSSIA', 'АГРЕСІЯ РФ', 'ВТОРГНЕННЯ РФ', 'ГШ ЗСУ', 'ОПЕРАТИВНА ІНФОРМАЦІЯ']</text:p>
      <text:p text:style-name="P4">
Category: News</text:p>
      <!--METADATA-->
      <text:p text:style-name="P4">
<draw:frame draw:style-name="fr1" draw:name="Image366" text:anchor-type="as-char" svg:width="6.9236in" svg:height="3.80798in" draw:z-index="0">
<draw:image xlink:href="../Images/AРМІЯINFORM/2023-07-08T86-00-00-04-00/vtraty-voroga-3.jpg" xlink:type="simple" xlink:show="embed" xlink:actuate="onLoad" draw:mime-type="image/jpeg"/>
</draw:frame>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 протягом доби відбулось понад 25бойових зіткнень.</text:p>
      <text:p text:style-name="P4">
Про це у Facebook<text:a xlink:type="simple" xlink:href="https://www.facebook.com/GeneralStaff.ua/posts/pfbid02EaFvSdZmWoUP9eBTrQiSLJTemktF3njBBP5GDR6JBeXBRn8kubGZMPpEgvvLHrYbl" text:style-name="Internet_20_link" text:visited-style-name="Visited_20_Internet_20_Link">
повідомляє</text:a>
Генеральний штаб ЗС України.</text:p>
      <text:p text:style-name="P4">
«На Мар’їнському напрямку, під ворожими вогнем артилерії, наші захисникивідбили усі ворожі атаки в районі міста Мар’їнка. Противник завдав авіаційнихударів біля Красногорівки та Новомихайлівки Донецької області. Здійснивобстріли населених пунктів Георгіївка, Єлизаветівка, Красногорівка,Олександропіль, Мар’їнка та Катеринівка», — йдеться у повідомленні.</text:p>
      <text:p text:style-name="P4">
Source: <text:a xlink:type="simple" xlink:href="https://armyinform.com.ua/2023/07/08/vorog-zoseredzhuye-osnovni-zusyllya-na-chotyroh-napryamkah/" text:style-name="Internet_20_link" text:visited-style-name="Visited_20_Internet_20_Link">
https://armyinform.com.ua/2023/07/08/vorog-zoseredzhuye-osnovni-zusyllya-na-chotyroh-napryamkah/</text:a>
</text:p>
      <!--NEWS-->
      <text:h text:style-name="P10" text:outline-level="1">
<text:span text:style-name="T4">
Німеччина передала Україні чергову партію допомоги для фронту</text:span>
</text:h>
      <text:p text:style-name="P4">
Author: ['АРМІЯINFORM']</text:p>
      <text:p text:style-name="P4">
Time: 2023-07-08T87:00:00-04:00</text:p>
      <text:p text:style-name="P4">
Description: Німеччина передала Україні чергову партію допомоги для фронту, про що свідчить оновл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68420_619428330370249_155677324551053414_n.jpg" text:style-name="Internet_20_link" text:visited-style-name="Visited_20_Internet_20_Link">
358668420_619428330370249_155677324551053414_n.jpg</text:a>
', '<text:a xlink:type="simple" xlink:href="https://armyinform.com.ua/wp-content/uploads/2023/07/358421856_619428237036925_2270619136512681669_n-150x150.jpg" text:style-name="Internet_20_link" text:visited-style-name="Visited_20_Internet_20_Link">
358421856_619428237036925_2270619136512681669_n-150x150.jpg</text:a>
', '<text:a xlink:type="simple" xlink:href="https://armyinform.com.ua/wp-content/uploads/2023/07/357818261_619428210370261_4707281035861712261_n-150x150.jpg" text:style-name="Internet_20_link" text:visited-style-name="Visited_20_Internet_20_Link">
357818261_619428210370261_4707281035861712261_n-150x150.jpg</text:a>
']</text:p>
      <text:p text:style-name="P4">
Tags: ['BUNDESREGIERUNG', 'STOPRUSSIA', 'АГРЕСІЯ РФ', 'ВІЙНА', 'ВТОРГНЕННЯ РФ', 'ГШ ЗСУ', 'НІМЕЧЧИНА']</text:p>
      <text:p text:style-name="P4">
Category: News</text:p>
      <!--METADATA-->
      <text:p text:style-name="P4">
<draw:frame draw:style-name="fr1" draw:name="Image367" text:anchor-type="as-char" svg:width="6.9236in" svg:height="3.894525in" draw:z-index="0">
<draw:image xlink:href="../Images/AРМІЯINFORM/2023-07-08T87-00-00-04-00/358668420_619428330370249_155677324551053414_n.jpg" xlink:type="simple" xlink:show="embed" xlink:actuate="onLoad" draw:mime-type="image/jpeg"/>
</draw:frame>
</text:p>
      <text:p text:style-name="P4">
Німеччина передала Україні чергову партію допомоги для фронту, про що свідчитьоновлений перелік допомоги на сайті Федерального Уряду Німеччини<text:a xlink:type="simple" xlink:href="https://www.facebook.com/Bundesregierung" text:style-name="Internet_20_link" text:visited-style-name="Visited_20_Internet_20_Link">
Bundesregierung</text:a>
 від 7 липня 2023року, про це<text:a xlink:type="simple" xlink:href="https://www.facebook.com/GeneralStaff.ua/posts/pfbid0E5D65whszrJMSXEw49AZUgehuUdwFEwErmCjSkohFRfY9xLaS6jJayWJey53F36Ql" text:style-name="Internet_20_link" text:visited-style-name="Visited_20_Internet_20_Link">
повідомляє</text:a>
ГШ ЗСУ.</text:p>
      <text:p text:style-name="P4">
<text:span text:style-name="T4">
За останній тиждень Німеччина надала Україні:</text:span>
</text:p>
      <ul>
        <li>
<text:span text:style-name="T4">
1 міст для танка мостоукладача BEAVER (раніше: 3)</text:span>
  * <text:span text:style-name="T4">
1 інженерну броньовану машину DACHS* (раніше: 4)</text:span>
  * <text:span text:style-name="T4">
2 мостоукладальних танків BEAVER* (раніше:)</text:span>
  * <text:span text:style-name="T4">
3 засоби для радіоперешкод* (раніше: 7)</text:span>
  * <text:span text:style-name="T4">
2 протидронов</text:span>
 <text:span text:style-name="T4">
і</text:span>
 <text:span text:style-name="T4">
датчик</text:span>
 <text:span text:style-name="T4">
и</text:span>
 <text:span text:style-name="T4">
для радіоперешкод (раніше: 55)</text:span>
  * <text:span text:style-name="T4">
6 сідельних тягачів 8×8 HX81 (раніше: 25)</text:span>
  * <text:span text:style-name="T4">
3 напівпричепи (раніше: 20).</text:span>
</li>
      </ul>
      <text:p text:style-name="P4">
Федеральний Уряд Німеччини підтримує українських військових у тіснійкоординації зі своїми партнерами та союзниками. Цей список містить оглядлетальної та нелетальної військової підтримки України Німеччиною. Він включаєпоставки з Бундесверу, а також поставки з німецької промисловості, щофінансуються з фондів Федерального Уряду Німеччини для так званого розвиткупотенціалу безпеки.</text:p>
      <text:p text:style-name="P4">
<text:a xlink:type="simple" xlink:href="https://armyinform.com.ua/wp-content/uploads/2023/07/358421856_619428237036925_2270619136512681669_n.jpg" text:style-name="Internet_20_link" text:visited-style-name="Visited_20_Internet_20_Link">
<draw:frame draw:style-name="fr1" draw:name="Image368" text:anchor-type="as-char" svg:width="6.9236in" svg:height="6.9236in" draw:z-index="0">
<draw:image xlink:href="../Images/AРМІЯINFORM/2023-07-08T87-00-00-04-00/358421856_619428237036925_2270619136512681669_n-150x150.jpg" xlink:type="simple" xlink:show="embed" xlink:actuate="onLoad" draw:mime-type="image/jpeg"/>
</draw:frame>
</text:a>
</text:p>
      <text:p text:style-name="P4">
<text:a xlink:type="simple" xlink:href="https://armyinform.com.ua/wp-content/uploads/2023/07/357818261_619428210370261_4707281035861712261_n.jpg" text:style-name="Internet_20_link" text:visited-style-name="Visited_20_Internet_20_Link">
<draw:frame draw:style-name="fr1" draw:name="Image369" text:anchor-type="as-char" svg:width="6.9236in" svg:height="6.9236in" draw:z-index="0">
<draw:image xlink:href="../Images/AРМІЯINFORM/2023-07-08T87-00-00-04-00/357818261_619428210370261_4707281035861712261_n-150x150.jpg" xlink:type="simple" xlink:show="embed" xlink:actuate="onLoad" draw:mime-type="image/jpeg"/>
</draw:frame>
</text:a>
</text:p>
      <text:p text:style-name="P4">
Фінансування ініціативи з розбудови потенціалу безпеки становить 2,2 мільярдаєвро на 2023 рік (після 2 мільярдів євро на 2022 рік). Кошти мають бутиспрямовані найперше на підтримку України. Водночас вони будуть використані дляфінансування збільшених обов’язкових внесків Німеччини до Європейського фондумиру (EPF), який, своєю чергою, спрямовує кошти на відшкодування державам —членам ЄС витрат під час надання ними підтримки Україні.</text:p>
      <text:p text:style-name="P4">
Поставки з галузевих запасів фінансуються німецькими фондами для підвищенняпотенціалу безпеки. Деякі з поставок потребують модернізації, виробництвотриває, також проводяться навчальні заходи.</text:p>
      <text:p text:style-name="P4">
Поставки з галузевих запасів, що фінансуються німецькими фондами дляпідвищення потенціалу безпеки. Деякі з поставок потребують модернізації абовиробництво триває; також проводяться навчальні заходи.</text:p>
      <text:p text:style-name="P4">
Source: <text:a xlink:type="simple" xlink:href="https://armyinform.com.ua/2023/07/08/nimechchyna-peredala-ukrayini-chergovu-partiyu-dopomogy-dlya-frontu-2/" text:style-name="Internet_20_link" text:visited-style-name="Visited_20_Internet_20_Link">
https://armyinform.com.ua/2023/07/08/nimechchyna-peredala-ukrayini-chergovu-partiyu-dopomogy-dlya-frontu-2/</text:a>
</text:p>
      <!--NEWS-->
      <text:h text:style-name="P10" text:outline-level="1">
<text:span text:style-name="T4">
Наша авіація за добу завдала 7 ударів по ворожих позиціях</text:span>
</text:h>
      <text:p text:style-name="P4">
Author: ['АРМІЯINFORM']</text:p>
      <text:p text:style-name="P4">
Time: 2023-07-08T88:00:00-04:00</text:p>
      <text:p text:style-name="P4">
Description: Авіація Сил оборони за добу завдала 7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70" text:anchor-type="as-char" svg:width="6.9236in" svg:height="4.615733in" draw:z-index="0">
<draw:image xlink:href="../Images/AРМІЯINFORM/2023-07-08T88-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7 ударів по районах зосередження особовогоскладу противника.</text:p>
      <text:p text:style-name="P4">
Про це у Facebook<text:a xlink:type="simple" xlink:href="https://www.facebook.com/GeneralStaff.ua/posts/pfbid02EaFvSdZmWoUP9eBTrQiSLJTemktF3njBBP5GDR6JBeXBRn8kubGZMPpEgvvLHrYb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11 артилерійськихзасобів на вогневих позиціях, 1 склад боєприпасів, 3 засоби протиповітряноїоборони та 2 станції радіоелектронної боротьби ворога.</text:p>
      <text:p text:style-name="P4">
Source: <text:a xlink:type="simple" xlink:href="https://armyinform.com.ua/2023/07/08/nasha-aviacziya-za-dobu-zavdala-7-udariv-po-vorozhyh-pozycziyah/" text:style-name="Internet_20_link" text:visited-style-name="Visited_20_Internet_20_Link">
https://armyinform.com.ua/2023/07/08/nasha-aviacziya-za-dobu-zavdala-7-udariv-po-vorozhyh-pozycziyah/</text:a>
</text:p>
      <!--NEWS-->
      <text:h text:style-name="P10" text:outline-level="1">
<text:span text:style-name="T4">
З Туреччини додому повертаються командири захисників Маріуполя — Володимир Зеленський</text:span>
</text:h>
      <text:p text:style-name="P4">
Author: ['АРМІЯINFORM']</text:p>
      <text:p text:style-name="P4">
Time: 2023-07-08T89:00:00-04:00</text:p>
      <text:p text:style-name="P4">
Description: Україна повернула з Туреччини українських військових з Азовсталі, які перебували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zahid-na-pidtrymku-zahysnykiv-azovstali-5.jpg" text:style-name="Internet_20_link" text:visited-style-name="Visited_20_Internet_20_Link">
zahid-na-pidtrymku-zahysnykiv-azovstali-5.jpg</text:a>
']</text:p>
      <text:p text:style-name="P4">
Tags: ['STOPRUSSIA', 'АГРЕСІЯ РФ', 'ВОЛОДИМИР ЗЕЛЕНСЬКИЙ', 'ВТОРГНЕННЯ РФ']</text:p>
      <text:p text:style-name="P4">
Category: News</text:p>
      <!--METADATA-->
      <text:p text:style-name="P4">
<draw:frame draw:style-name="fr1" draw:name="Image371" text:anchor-type="as-char" svg:width="6.9236in" svg:height="4.623107in" draw:z-index="0">
<draw:image xlink:href="../Images/AРМІЯINFORM/2023-07-08T89-00-00-04-00/zahid-na-pidtrymku-zahysnykiv-azovstali-5.jpg" xlink:type="simple" xlink:show="embed" xlink:actuate="onLoad" draw:mime-type="image/jpeg"/>
</draw:frame>
</text:p>
      <text:p text:style-name="P4">
Україна повернула з Туреччини українських військових з Азовсталі, якіперебували там після російського полону.</text:p>
      <text:p text:style-name="P4">
Про це<text:a xlink:type="simple" xlink:href="https://www.facebook.com/zelenskiy.official/videos/1275039893400273/" text:style-name="Internet_20_link" text:visited-style-name="Visited_20_Internet_20_Link">
повідомив</text:a>
Президент України Володимир Зеленський.</text:p>
      <text:p text:style-name="P4">
Йдеться про Дениса Прокопенка, Святослава Паламара, Сергія Волинського, ОлегаХоменка та Дениса Шлегу.</text:p>
      <text:p text:style-name="P4">
Source: <text:a xlink:type="simple" xlink:href="https://armyinform.com.ua/2023/07/08/z-turechchyny-dodomu-povertayutsya-komandyry-zahysnykiv-mariupolya-volodymyr-zelenskyj/" text:style-name="Internet_20_link" text:visited-style-name="Visited_20_Internet_20_Link">
https://armyinform.com.ua/2023/07/08/z-turechchyny-dodomu-povertayutsya-komandyry-zahysnykiv-mariupolya-volodymyr-zelenskyj/</text:a>
</text:p>
      <!--NEWS-->
      <text:h text:style-name="P10" text:outline-level="1">
<text:span text:style-name="T4">
Ворог обстріляв шість громад Сумщини, загалом - 54 вибухи</text:span>
</text:h>
      <text:p text:style-name="P4">
Authors: Ukrinform (Person)</text:p>
      <text:p text:style-name="P4">
Publisher: Укринформ (Organization)</text:p>
      <text:p text:style-name="P4">
Published Time: 2023-07-08T8:45:00+03:00</text:p>
      <text:p text:style-name="P4">
Modified Time: 2023-07-08T22:45:00+03:00</text:p>
      <text:p text:style-name="P4">
Description: Протягом сьогоднішнього дня російські загарбники здійснили 11 обстрілів прикордоння Сумської області, зафіксовано 54 вибухи.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372" text:anchor-type="as-char" svg:width="6.9236in" svg:height="3.956343in" draw:z-index="0">
<draw:image xlink:href="../Images/yкринформ/2023-07-08T8-45-00-03-00/630_360_1479558145-5682.jpg" xlink:type="simple" xlink:show="embed" xlink:actuate="onLoad" draw:mime-type="image/jpeg"/>
</draw:frame>
 Протягомсьогоднішнього дня російські загарбники здійснили 11 обстрілів прикордонняСумської області, зафіксовано 54 вибухи.</text:p>
      <text:p text:style-name="P4">
Як передає Укрінформ, про це Сумська обласна військова адміністраціяповідомляє у <text:a xlink:type="simple" xlink:href="https://t.me/s/Sumy_news_ODA" text:style-name="Internet_20_link" text:visited-style-name="Visited_20_Internet_20_Link">
 Телеграмі </text:a>
 .</text:p>
      <text:p text:style-name="P4">
Обстрілів зазнали Білопільська, Новослобідська, Путивльська, Краснопільська,Середино-Будська та Есманська громади.</text:p>
      <text:p text:style-name="P4">
По Білопільській громаді ворог бив з артилерії та мінометів (в обох випадкахпо 11 вибухів).</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два вибухи).</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text:p>
      <text:p text:style-name="P4">
По Краснопільській громаді росіяни вдарили з мінометів та артилерії (п’ять ішість <text:a xlink:type="simple" xlink:href="https://www.ukrinform.ua/tag-vibuh" text:style-name="Internet_20_link" text:visited-style-name="Visited_20_Internet_20_Link">
 вибухів </text:a>
 відповідно).</text:p>
      <text:p text:style-name="P4">
Середино-Будську громаду агресори обстріляли з артилерії (п’ять вибухів).</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text:p>
      <text:p text:style-name="P4">
Як повідомляв Укрінформ, російські війська протягом минулої доби 15 разів зрізних видів озброєння обстріляли прикордонні території Чернігівської таСумської областей, зафіксовано 119 вибухів.</text:p>
      <text:p text:style-name="P4">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З початку війни армія рф вчинила в Україні майже 85 тисяч кримінальних злочинів</text:span>
</text:h>
      <text:p text:style-name="P4">
Author: ['АРМІЯINFORM']</text:p>
      <text:p text:style-name="P4">
Time: 2023-07-08T90:00:00-04:00</text:p>
      <text:p text:style-name="P4">
Description: З початку широкомасштабного вторгнення росії в Україну слідчі Національної полі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 '<text:a xlink:type="simple" xlink:href="https://armyinform.com.ua/wp-content/uploads/2023/07/thumb_101378_800_600_0_0_auto.png" text:style-name="Internet_20_link" text:visited-style-name="Visited_20_Internet_20_Link">
thumb_101378_800_600_0_0_auto.png</text:a>
']</text:p>
      <text:p text:style-name="P4">
Tags: ['STOPRUSSIA', 'АГРЕСІЯ РФ', 'ВТОРГНЕННЯ РФ', 'НАЦПОЛІЦІЯ']</text:p>
      <text:p text:style-name="P4">
Category: News</text:p>
      <!--METADATA-->
      <text:p text:style-name="P4">
<draw:frame draw:style-name="fr1" draw:name="Image373" text:anchor-type="as-char" svg:width="6.9236in" svg:height="4.615733in" draw:z-index="0">
<draw:image xlink:href="../Images/AРМІЯINFORM/2023-07-08T90-00-00-04-00/okupanty-na-donechchyni.-ilyustratyvne-foto.jpg" xlink:type="simple" xlink:show="embed" xlink:actuate="onLoad" draw:mime-type="image/jpeg"/>
</draw:frame>
 Окупанти на Донеччині. Ілюстративне фото</text:p>
      <text:p text:style-name="P4">
З початку широкомасштабного вторгнення росії в Україну слідчі Національноїполіції України розпочали 85 445 кримінальних проваджень за фактами вчиненняна території України злочинів військовослужбовцями збройних сил російськоїфедерації та їхніми пособниками.</text:p>
      <text:p text:style-name="P4">
Про це <text:a xlink:type="simple" xlink:href="https://www.npu.gov.ua/news/zlochyny-vchyneni-viiskovymy-rf-pid-chas-povnomasshtabnoho-vtorhnennia-v-ukrainu-stanom-na-08072023" text:style-name="Internet_20_link" text:visited-style-name="Visited_20_Internet_20_Link">
повідомляє</text:a>
Національна поліція України.</text:p>
      <text:p text:style-name="P4">
<draw:frame draw:style-name="fr1" draw:name="Image374" text:anchor-type="as-char" svg:width="6.9236in" svg:height="4.058961in" draw:z-index="0">
<draw:image xlink:href="../Images/AРМІЯINFORM/2023-07-08T90-00-00-04-00/thumb_101378_800_600_0_0_auto.png" xlink:type="simple" xlink:show="embed" xlink:actuate="onLoad" draw:mime-type="image/png"/>
</draw:frame>
</text:p>
      <text:p text:style-name="P4">
<text:span text:style-name="T4">
З них:</text:span>
</text:p>
      <ul>
        <li>
72 934 — за ст. 438 Кримінального кодексу України (Порушення законів та звичаїв війни)  * 9 209 — за ст. 110 Кримінального кодексу України (Посягання на територіальну цілісність і недоторканність України)  * 3 029 — за ст. 111-1 Кримінального кодексу України (Колабораційна діяльність)  * 170 — за ст. 111 Кримінального кодексу України (Державна зрада) та ін.</li>
      </ul>
      <text:p text:style-name="P4">
Source: <text:a xlink:type="simple" xlink:href="https://armyinform.com.ua/2023/07/08/z-pochatku-shyrokomasshtabnogo-vtorgnennya-armiya-rf-vchynyla-v-ukrayini-majzhe-85-tysyach-kryminalnyh-zlochyniv/" text:style-name="Internet_20_link" text:visited-style-name="Visited_20_Internet_20_Link">
https://armyinform.com.ua/2023/07/08/z-pochatku-shyrokomasshtabnogo-vtorgnennya-armiya-rf-vchynyla-v-ukrayini-majzhe-85-tysyach-kryminalnyh-zlochyniv/</text:a>
</text:p>
      <!--NEWS-->
      <text:h text:style-name="P10" text:outline-level="1">
<text:span text:style-name="T4">
500 днів повномасштабної війни. І жодного дня слабкості — Володимир Зеленський</text:span>
</text:h>
      <text:p text:style-name="P4">
Author: ['АРМІЯINFORM']</text:p>
      <text:p text:style-name="P4">
Time: 2023-07-08T91:00:00-04:00</text:p>
      <text:p text:style-name="P4">
Description: 500 днів повномасштабної війни. І жодного дня слабкості, про це повідомив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ОФІС ПРЕЗИДЕНТА УКРАЇНИ']</text:p>
      <text:p text:style-name="P4">
Category: News</text:p>
      <!--METADATA-->
      <text:p text:style-name="P4">
500 днів повномасштабної війни. І жодного дня слабкості, про це<text:a xlink:type="simple" xlink:href="https://www.facebook.com/zelenskiy.official/videos/140091249069712/" text:style-name="Internet_20_link" text:visited-style-name="Visited_20_Internet_20_Link">
повідомив</text:a>
Володимир Зеленський на своїй офіційній сторінці у соціальній мережі Facebook.</text:p>
      <text:p text:style-name="P4">
Дякую всім, хто бʼється заради свободи та незалежності України.</text:p>
      <text:p text:style-name="P4">
Source: <text:a xlink:type="simple" xlink:href="https://armyinform.com.ua/2023/07/08/dyakuyu-vsim-hto-b%ca%bcyetsya-zarady-svobody-ta-nezalezhnosti-ukrayiny-volodymyr-zelenskyj/" text:style-name="Internet_20_link" text:visited-style-name="Visited_20_Internet_20_Link">
https://armyinform.com.ua/2023/07/08/dyakuyu-vsim-hto-b%ca%bcyetsya-zarady-svobody-ta-nezalezhnosti-ukrayiny-volodymyr-zelenskyj/</text:a>
</text:p>
      <!--NEWS-->
      <text:h text:style-name="P10" text:outline-level="1">
<text:span text:style-name="T4">
Воїни-десантники показали як проходять бойове злагодження</text:span>
</text:h>
      <text:p text:style-name="P4">
Author: ['АРМІЯINFORM']</text:p>
      <text:p text:style-name="P4">
Time: 2023-07-08T92:00:00-04:00</text:p>
      <text:p text:style-name="P4">
Description: Наприкінці кожного курсу базової загальновійськової підготовки курсанти застосовують у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1280px-beret_koloru_marun.jpg" text:style-name="Internet_20_link" text:visited-style-name="Visited_20_Internet_20_Link">
1280px-beret_koloru_marun.jpg</text:a>
']</text:p>
      <text:p text:style-name="P4">
Tags: ['STOPRUSSIA', 'АГРЕСІЯ РФ', 'ВТОРГНЕННЯ РФ', 'ДШВ']</text:p>
      <text:p text:style-name="P4">
Category: News</text:p>
      <!--METADATA-->
      <text:p text:style-name="P4">
<draw:frame draw:style-name="fr1" draw:name="Image375" text:anchor-type="as-char" svg:width="6.9236in" svg:height="4.615733in" draw:z-index="0">
<draw:image xlink:href="../Images/AРМІЯINFORM/2023-07-08T92-00-00-04-00/1280px-beret_koloru_marun.jpg" xlink:type="simple" xlink:show="embed" xlink:actuate="onLoad" draw:mime-type="image/jpeg"/>
</draw:frame>
</text:p>
      <text:p text:style-name="P4">
Наприкінці кожного курсу базової загальновійськової підготовки курсантизастосовують усі знання та навички під час 3-денного польового виходу.</text:p>
      <text:p text:style-name="P4">
Про це<text:a xlink:type="simple" xlink:href="https://www.facebook.com/uaairborne/videos/786531252945391/" text:style-name="Internet_20_link" text:visited-style-name="Visited_20_Internet_20_Link">
повідомляє</text:a>
служба зв’язків з громадськістю Командування Десантно-штурмових військЗбройних Сил України.</text:p>
      <text:p text:style-name="P4">
«Протягом першого дня після підйому по тривозі військовослужбовці висуваютьсяу пішому порядку в район зосередження з практичним відпрацюванням тактичної таінженерної підготовки й тактичної медицини, що включає подолання воднихперешкод, обладнання бойових позицій, виконання нормативів вогневої підготовкита встановлення зв’язку з кореспондентом.</text:p>
      <text:p text:style-name="P4">
Наступного дня відпрацьовуються наступ на противника та зачистка траншеї вденьй вночі з виконанням марш-кидку. Третього дня відпрацьовуються дії у складібезпосередньої охорони, під час відбиття наступу ДРГ, під час авіаудару», —йдеться у повідомленні.</text:p>
      <text:p text:style-name="P4">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Українські воїни продовжують наступальну операцію в напрямку Мелітополя та Бердянська</text:span>
</text:h>
      <text:p text:style-name="P4">
Author: ['АРМІЯINFORM']</text:p>
      <text:p text:style-name="P4">
Time: 2023-07-08T93:00:00-04:00</text:p>
      <text:p text:style-name="P4">
Description: Сили оборони України продовжують ведення наступальної операції на Мелітополь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Tags: ['STOPRUSSIA', 'АГРЕСІЯ РФ', 'ВТОРГНЕННЯ РФ', 'ГШ ЗСУ', 'ОПЕРАТИВНА ІНФОРМАЦІЯ']</text:p>
      <text:p text:style-name="P4">
Category: News</text:p>
      <!--METADATA-->
      <text:p text:style-name="P4">
<draw:frame draw:style-name="fr1" draw:name="Image376" text:anchor-type="as-char" svg:width="6.9236in" svg:height="4.596485in" draw:z-index="0">
<draw:image xlink:href="../Images/AРМІЯINFORM/2023-07-08T93-00-00-04-00/ukraine-tests-new-bogdana-truck-mounted-artillery-3.jpg" xlink:type="simple" xlink:show="embed" xlink:actuate="onLoad" draw:mime-type="image/jpeg"/>
</draw:frame>
 Ілюстративне фото <text:span text:style-name="T4">
🔥 Ситуація щодоросійського вторгнення</text:span>
</text:p>
      <text:p text:style-name="P4">
Сили оборони України продовжують ведення наступальної операції наМелітопольському та Бердянському напрямках, закріплюються на досягнутихрубежах, здійснюють заходи контрбатарейної боротьби.</text:p>
      <text:p text:style-name="P4">
Про це у Facebook<text:a xlink:type="simple" xlink:href="https://www.facebook.com/GeneralStaff.ua/posts/pfbid02EaFvSdZmWoUP9eBTrQiSLJTemktF3njBBP5GDR6JBeXBRn8kubGZMPpEgvvLHrYbl" text:style-name="Internet_20_link" text:visited-style-name="Visited_20_Internet_20_Link">
повідомляє</text:a>
Генеральний штаб ЗС України.</text:p>
      <text:p text:style-name="P4">
«На Запорізькому та Херсонському напрямках противник зосереджує основнізусилля на недопущенні подальшого просування наших військ. Завдав авіаційногоудару в районі Козацького Херсонської області. Здійснив артилерійські обстрілипонад 20 населених пунктів, серед них Новодарівка, Левадне, Малинівка,Гуляйполе Запорізької області; Гаврилівка, Антонівка, Золота Балка Херсонськоїобласті, місто Херсон та Іванівка і Очаків на Миколаївщині», — йдеться уповідомленні.</text:p>
      <text:p text:style-name="P4">
Source: <text:a xlink:type="simple" xlink:href="https://armyinform.com.ua/2023/07/08/ukrayinski-voyiny-prodovzhuyut-nastupalnu-operacziyu-v-napryamku-melitopolya-ta-berdyanska/" text:style-name="Internet_20_link" text:visited-style-name="Visited_20_Internet_20_Link">
https://armyinform.com.ua/2023/07/08/ukrayinski-voyiny-prodovzhuyut-nastupalnu-operacziyu-v-napryamku-melitopolya-ta-berdyanska/</text:a>
</text:p>
      <!--NEWS-->
      <text:h text:style-name="P10" text:outline-level="1">
<text:span text:style-name="T4">
Затримано псевдопатрульного, який передавав ворогу інформацію про обстановку у Харкові</text:span>
</text:h>
      <text:p text:style-name="P4">
Author: ['АРМІЯINFORM']</text:p>
      <text:p text:style-name="P4">
Time: 2023-07-08T94:00:00-04:00</text:p>
      <text:p text:style-name="P4">
Description: У квітні цього року за процесуального керівництва Харківської облас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584172_670648111764692_7345212181672307412_n.jpg" text:style-name="Internet_20_link" text:visited-style-name="Visited_20_Internet_20_Link">
357584172_670648111764692_7345212181672307412_n.jpg</text:a>
', '<text:a xlink:type="simple" xlink:href="https://armyinform.com.ua/wp-content/uploads/2023/07/355123096_670648161764687_4165124145828798352_n-150x150.jpg" text:style-name="Internet_20_link" text:visited-style-name="Visited_20_Internet_20_Link">
355123096_670648161764687_4165124145828798352_n-150x150.jpg</text:a>
', '<text:a xlink:type="simple" xlink:href="https://armyinform.com.ua/wp-content/uploads/2023/07/357143227_670648118431358_6609941451581194511_n-150x150.jpg" text:style-name="Internet_20_link" text:visited-style-name="Visited_20_Internet_20_Link">
357143227_670648118431358_6609941451581194511_n-150x150.jpg</text:a>
', '<text:a xlink:type="simple" xlink:href="https://armyinform.com.ua/wp-content/uploads/2023/07/355698829_670648175098019_7887441541282401198_n-150x150.jpg" text:style-name="Internet_20_link" text:visited-style-name="Visited_20_Internet_20_Link">
355698829_670648175098019_7887441541282401198_n-150x150.jpg</text:a>
']</text:p>
      <text:p text:style-name="P4">
Tags: ['STOPRUSSIA', 'АГРЕСІЯ РФ', 'ВТОРГНЕННЯ РФ', 'КОЛАБОРАНТ']</text:p>
      <text:p text:style-name="P4">
Category: News</text:p>
      <!--METADATA-->
      <text:p text:style-name="P4">
<draw:frame draw:style-name="fr1" draw:name="Image377" text:anchor-type="as-char" svg:width="6.9236in" svg:height="4.863829in" draw:z-index="0">
<draw:image xlink:href="../Images/AРМІЯINFORM/2023-07-08T94-00-00-04-00/357584172_670648111764692_7345212181672307412_n.jpg" xlink:type="simple" xlink:show="embed" xlink:actuate="onLoad" draw:mime-type="image/jpeg"/>
</draw:frame>
</text:p>
      <text:p text:style-name="P4">
У квітні цього року за процесуального керівництва Харківської обласноїпрокуратури громадянину було заочно повідомлено про підозру у колабораційнійдіяльності (ч. 7 ст. 111-1 КК України). А 7 липня правоохоронці на підставіухвали слідчого судді затримали його у Харкові.</text:p>
      <text:p text:style-name="P4">
Про це<text:a xlink:type="simple" xlink:href="https://www.facebook.com/pgo.gov.ua/posts/pfbid02TLhgRV2e29s5rSpKgA9hsMqSzMGoL8cqvTpuF36ZKkMyyKiGfFh7gH3KWJpBro72l" text:style-name="Internet_20_link" text:visited-style-name="Visited_20_Internet_20_Link">
повідомляє</text:a>
Офіс Генерального прокурора.</text:p>
      <text:p text:style-name="P4">
За даними слідства, під час окупації Куп’янська місцевий мешканець вирішивпобудувати кар’єру «правоохоронця» під керівництвом представників рф.</text:p>
      <text:p text:style-name="P4">
Він обійняв посаду «в. о. інспектора дорожньо-патрульної служби групидорожньо-патрульної служби відділу державної інспекції безпеки дорожнього рухуУправління внутрішніх справ Тимчасової цивільної адміністрації Харківськоїобласті». Псевдопатрульний займався перевіркою документів на блокпостах таоформленням дорожньо-транспортних пригод.</text:p>
      <text:p text:style-name="P4">
Одразу після деокупації Куп‘янська чоловік, розуміючи, що йому не втекти відкримінальної відповідальності, попросив волонтерів відвезти його до Харкова.Дружину та сина він відправив до рф. Весь цей час чоловік ретельнопереховувався від слідства у Харкові у квартирі знайомих. Він підтримувавконтакт з представниками рф через Телеграм, де завуальовано передававінформацію про ситуацію у Харкові.</text:p>
      <text:p text:style-name="P4">
<text:a xlink:type="simple" xlink:href="https://armyinform.com.ua/wp-content/uploads/2023/07/355123096_670648161764687_4165124145828798352_n.jpg" text:style-name="Internet_20_link" text:visited-style-name="Visited_20_Internet_20_Link">
<draw:frame draw:style-name="fr1" draw:name="Image378" text:anchor-type="as-char" svg:width="6.9236in" svg:height="6.9236in" draw:z-index="0">
<draw:image xlink:href="../Images/AРМІЯINFORM/2023-07-08T94-00-00-04-00/355123096_670648161764687_4165124145828798352_n-150x150.jpg" xlink:type="simple" xlink:show="embed" xlink:actuate="onLoad" draw:mime-type="image/jpeg"/>
</draw:frame>
</text:a>
</text:p>
      <text:p text:style-name="P4">
<text:a xlink:type="simple" xlink:href="https://armyinform.com.ua/wp-content/uploads/2023/07/357143227_670648118431358_6609941451581194511_n.jpg" text:style-name="Internet_20_link" text:visited-style-name="Visited_20_Internet_20_Link">
<draw:frame draw:style-name="fr1" draw:name="Image379" text:anchor-type="as-char" svg:width="6.9236in" svg:height="6.9236in" draw:z-index="0">
<draw:image xlink:href="../Images/AРМІЯINFORM/2023-07-08T94-00-00-04-00/357143227_670648118431358_6609941451581194511_n-150x150.jpg" xlink:type="simple" xlink:show="embed" xlink:actuate="onLoad" draw:mime-type="image/jpeg"/>
</draw:frame>
</text:a>
</text:p>
      <text:p text:style-name="P4">
<text:a xlink:type="simple" xlink:href="https://armyinform.com.ua/wp-content/uploads/2023/07/355698829_670648175098019_7887441541282401198_n.jpg" text:style-name="Internet_20_link" text:visited-style-name="Visited_20_Internet_20_Link">
<draw:frame draw:style-name="fr1" draw:name="Image380" text:anchor-type="as-char" svg:width="6.9236in" svg:height="6.9236in" draw:z-index="0">
<draw:image xlink:href="../Images/AРМІЯINFORM/2023-07-08T94-00-00-04-00/355698829_670648175098019_7887441541282401198_n-150x150.jpg" xlink:type="simple" xlink:show="embed" xlink:actuate="onLoad" draw:mime-type="image/jpeg"/>
</draw:frame>
</text:a>
</text:p>
      <text:p text:style-name="P4">
У телефоні підозрюваного виявлено листування з представниками держави-агресората проросійський контент. Наразі йому обрано запобіжний захід у виглядітримання під вартою без визначення розміру застави.</text:p>
      <text:p text:style-name="P4">
Досудове розслідування проводять слідчі СУ ГУНП в Харківській області заоперативного супроводу співробітників Харківського управління ДВБ НПУ.</text:p>
      <text:p text:style-name="P4">
Source: <text:a xlink:type="simple" xlink:href="https://armyinform.com.ua/2023/07/08/zatrymano-psevdopatrulnogo-yakyj-peredavav-vorogu-informacziyu-pro-obstanovku-u-harkovi/" text:style-name="Internet_20_link" text:visited-style-name="Visited_20_Internet_20_Link">
https://armyinform.com.ua/2023/07/08/zatrymano-psevdopatrulnogo-yakyj-peredavav-vorogu-informacziyu-pro-obstanovku-u-harkovi/</text:a>
</text:p>
      <!--NEWS-->
      <text:h text:style-name="P10" text:outline-level="1">
<text:span text:style-name="T4">
Окупанти планують забирати житло жителів Енергодара, щоб заохотити росіян працювати на ЗАЕС</text:span>
</text:h>
      <text:p text:style-name="P4">
Author: ['АРМІЯINFORM']</text:p>
      <text:p text:style-name="P4">
Time: 2023-07-08T95:00:00-04:00</text:p>
      <text:p text:style-name="P4">
Description: 6 липня на територію окупованої Запорізької атомної електростанції прибув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ur.jpg" text:style-name="Internet_20_link" text:visited-style-name="Visited_20_Internet_20_Link">
gur.jpg</text:a>
']</text:p>
      <text:p text:style-name="P4">
Tags: ['STOPRUSSIA', 'АГРЕСІЯ РФ', 'ВТОРГНЕННЯ РФ', 'НЕБЕЗПЕКА ПІДРИВУ ЗАЕС']</text:p>
      <text:p text:style-name="P4">
Category: News</text:p>
      <!--METADATA-->
      <text:p text:style-name="P4">
<draw:frame draw:style-name="fr1" draw:name="Image381" text:anchor-type="as-char" svg:width="6.9236in" svg:height="3.894525in" draw:z-index="0">
<draw:image xlink:href="../Images/AРМІЯINFORM/2023-07-08T95-00-00-04-00/gur.jpg" xlink:type="simple" xlink:show="embed" xlink:actuate="onLoad" draw:mime-type="image/jpeg"/>
</draw:frame>
</text:p>
      <text:p text:style-name="P4">
6 липня на територію окупованої Запорізької атомної електростанції прибувперший заступник керівника адміністрації путіна сергій кірієнко. Візитвідбувся на тлі оприлюднення інформації про замінування окупантами ЗАЕС.Офіційна мета приїзду кірієнка — ознайомлення зі станом справ на станції таперевірка загальної безпеки. Неофіційно — посланець путіна мавпродемонструвати відсутність панічних настроїв, а також спробувати розв’язатипроблемні питання, пов’язані з комплектуванням станції персоналом.</text:p>
      <text:p text:style-name="P4">
Про це <text:a xlink:type="simple" xlink:href="https://gur.gov.ua/content/okupanty-planuiut-zabyraty-zhytlo-zhyteliv-enerhodaru-shchob-zaokhotyty-rosiian-pratsiuvaty-na-zaes.html" text:style-name="Internet_20_link" text:visited-style-name="Visited_20_Internet_20_Link">
повідомляє</text:a>
Головне управління розвідки МОУ.</text:p>
      <text:p text:style-name="P4">
Після початку вторгнення велика частина кваліфікованого персоналу станції абозалишила окуповані території, або відмовилась підписувати нав’язані договори з«росатомом». Спроба залучення російських співробітників також не далаочікуваного результату. Спеціалісти часто відмовляються їхати на ЗАЕС навітьпопри обіцяні зарплати та пільги.</text:p>
      <text:p text:style-name="P4">
Згідно з отриманою інформацією на станції проведено нараду за участі кірієнката гауляйтера Запорізької області євгена балицького щодо додатковогостимулювання потенційних працівників з росії. Для цього планується надаватиросіянам житло, вилучене в українців, які покинули територію Енергодару.</text:p>
      <text:p text:style-name="P4">
Планується, що таким чином буде розселено до 4 500 росіян. Втім, наразі охочихїхати на ЗАЕС небагато.</text:p>
      <text:p text:style-name="P4">
Source: <text:a xlink:type="simple" xlink:href="https://armyinform.com.ua/2023/07/08/okupanty-planuyut-zabyraty-zhytlo-zhyteliv-energodaru-shhob-zaohotyty-rosiyan-praczyuvaty-na-zaes/" text:style-name="Internet_20_link" text:visited-style-name="Visited_20_Internet_20_Link">
https://armyinform.com.ua/2023/07/08/okupanty-planuyut-zabyraty-zhytlo-zhyteliv-energodaru-shhob-zaohotyty-rosiyan-praczyuvaty-na-zaes/</text:a>
</text:p>
      <!--NEWS-->
      <text:h text:style-name="P10" text:outline-level="1">
<text:span text:style-name="T4">
Міністр оборони Іспанії відвідала польовий шпиталь, який передадуть українським Силам оборони</text:span>
</text:h>
      <text:p text:style-name="P4">
Author: ['АРМІЯINFORM']</text:p>
      <text:p text:style-name="P4">
Time: 2023-07-08T96:00:00-04:00</text:p>
      <text:p text:style-name="P4">
Description: Пані міністр зустрілася з українськими прикордонниками, котрі проходять навчанн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1.jpg" text:style-name="Internet_20_link" text:visited-style-name="Visited_20_Internet_20_Link">
image-1.jpg</text:a>
', '<text:a xlink:type="simple" xlink:href="https://armyinform.com.ua/wp-content/uploads/2023/07/news_20230708_114031_16888056313.jpeg" text:style-name="Internet_20_link" text:visited-style-name="Visited_20_Internet_20_Link">
news_20230708_114031_16888056313.jpeg</text:a>
', '<text:a xlink:type="simple" xlink:href="https://armyinform.com.ua/wp-content/uploads/2023/07/news_20230708_114032_16888056324.jpeg" text:style-name="Internet_20_link" text:visited-style-name="Visited_20_Internet_20_Link">
news_20230708_114032_16888056324.jpeg</text:a>
', '<text:a xlink:type="simple" xlink:href="https://armyinform.com.ua/wp-content/uploads/2023/07/news_20230708_114030_16888056302.jpeg" text:style-name="Internet_20_link" text:visited-style-name="Visited_20_Internet_20_Link">
news_20230708_114030_16888056302.jpeg</text:a>
']</text:p>
      <text:p text:style-name="P4">
Tags: ['STOPRUSSIA', 'АГРЕСІЯ РФ', 'ВІЙНА', 'ВТОРГНЕННЯ РФ', 'ДЕРЖПРИКОРДОНСЛУЖБА', 'МІНІСТР ОБОРОНИ ІСПАНІЇ МАРГАРИТА РОБЛЕС']</text:p>
      <text:p text:style-name="P4">
Category: News</text:p>
      <!--METADATA-->
      <text:p text:style-name="P4">
<draw:frame draw:style-name="fr1" draw:name="Image382" text:anchor-type="as-char" svg:width="6.9236in" svg:height="4.617987in" draw:z-index="0">
<draw:image xlink:href="../Images/AРМІЯINFORM/2023-07-08T96-00-00-04-00/image-1.jpg" xlink:type="simple" xlink:show="embed" xlink:actuate="onLoad" draw:mime-type="image/jpeg"/>
</draw:frame>
</text:p>
      <text:p text:style-name="P4">
Пані міністр зустрілася з українськими прикордонниками, котрі проходятьнавчання в Іспанії щодо використання польового госпіталю, про це<text:a xlink:type="simple" xlink:href="https://dpsu.gov.ua/ua/news/Ministr-oboroni-Ispanii-Margarita-Robles-vidvidala-poloviy-shpital-yakiy-Ispaniya-peredast-ukrainskim-prikordonnikam/" text:style-name="Internet_20_link" text:visited-style-name="Visited_20_Internet_20_Link">
повідомляє</text:a>
 Державна прикордонна служба України.</text:p>
      <text:p text:style-name="P4">
Іспанські партнери передадуть комплекс після проходження інструкторсько-методичого навчання нашої мультидисциплінарної команди прикордонних медиків.</text:p>
      <text:p text:style-name="P4">
Маргарита Роблес подякувала українським військовим від імені Іспанії замужність і відвагу, за захист як своєї країни, так і цінностей, які поділяєсуспільство європейських країн.</text:p>
      <text:p text:style-name="P4">
<draw:frame draw:style-name="fr1" draw:name="Image383" text:anchor-type="as-char" svg:width="6.9236in" svg:height="4.617987in" draw:z-index="0">
<draw:image xlink:href="../Images/AРМІЯINFORM/2023-07-08T96-00-00-04-00/news_20230708_114031_16888056313.jpeg" xlink:type="simple" xlink:show="embed" xlink:actuate="onLoad" draw:mime-type="image/jpeg"/>
</draw:frame>
</text:p>
      <text:p text:style-name="P4">
Підготовку українських військовослужбовців проводить Авіаційний медичнийпідрозділ підтримки розгортання Сарагоси (UMAAD Zaragoza). У програмі навчань— інтенсивна безперервна медична та військова підготовка, що, за словамиміністра, є ще одним прикладом участі Іспанії як країни, яка проводитьнавчання «законної оборони» перед лицем «жорстокого» вторгнення.</text:p>
      <text:p text:style-name="P4">
«Цей польовий госпіталь є дуже важливим зобов’язанням для нас, тому що мивіримо, що з ним, завдяки безпосередності, з якою його можливовикористовувати, буде врятовано багато життів, що є фундаментальною метою», —заявила міністр під час зустрічі.</text:p>
      <text:p text:style-name="P4">
Мобільний польовий госпіталь Role-2 (розширений) — це польовий шпиталь длянадання допомоги постраждалим в умовах бойових дій. Його функціонал полягає увиявленні, стабілізації та, при необхідності, оперуванні постраждалих перед їхдоставленням до лікарні. Стандартний набір включає намети, контейнери або,зазвичай, і те, й інше. До його складу входять амбулаторне відділення,декілька палат, включаючи ізолятори та відділення інтенсивної терапії,операційна, включаючи передопераційну та післяопераційну зони, стоматологічневідділення, лабораторні та радіологічні відділення, підтримка, стерелізаційната адміністрування шпиталю.</text:p>
      <text:p text:style-name="P4">
<draw:frame draw:style-name="fr1" draw:name="Image384" text:anchor-type="as-char" svg:width="6.9236in" svg:height="4.617987in" draw:z-index="0">
<draw:image xlink:href="../Images/AРМІЯINFORM/2023-07-08T96-00-00-04-00/news_20230708_114032_16888056324.jpeg" xlink:type="simple" xlink:show="embed" xlink:actuate="onLoad" draw:mime-type="image/jpeg"/>
</draw:frame>
</text:p>
      <text:p text:style-name="P4">
Технічний і медичний персонал UMAAD Zaragoza також навчає українськихвійськових медиків роботі зі складними електромедичними пристроямидіагностичного обладнання.</text:p>
      <text:p text:style-name="P4">
Начальник Мобільного польового госпіталю Держприкордонслужби України полковникАндрій Савчук подякував пані міністру за надання комплексу з таким перелікомобладнання та матеріалів.</text:p>
      <text:p text:style-name="P4">
«Цей мобільний модульний комплекс значно підсилить лікувально-евакуаційніспроможності підроздвлів медичного забезпечення на другій лінії, оскільки вньому є все необхідне для надання життєво необхідної медичної допомоги длястабілізації поранених перед їх подальшою евакуацією. Загалом комплекс насдуже вразив, і ми неначе губка намагались увібрати максимум інформації, якунам надали інструктори», — зауважив Андрій Савчук.</text:p>
      <text:p text:style-name="P4">
<draw:frame draw:style-name="fr1" draw:name="Image385" text:anchor-type="as-char" svg:width="6.9236in" svg:height="4.617987in" draw:z-index="0">
<draw:image xlink:href="../Images/AРМІЯINFORM/2023-07-08T96-00-00-04-00/news_20230708_114030_16888056302.jpeg" xlink:type="simple" xlink:show="embed" xlink:actuate="onLoad" draw:mime-type="image/jpeg"/>
</draw:frame>
</text:p>
      <text:p text:style-name="P4">
Міністр оборони також підкреслила, що Іспанія, як і всі союзники по НАТО таЄС, продовжуватиме підтримувати Україну різними способами, будь то відправкоюнеобхідного устаткування, навчанням персоналу чи допомогою пораненим ізжахливими ампутаціями, як це й зараз робить Загальний оборонний госпіталь уСарагосі.</text:p>
      <text:p text:style-name="P4">
Source: <text:a xlink:type="simple" xlink:href="https://armyinform.com.ua/2023/07/08/ministr-oborony-ispaniyi-margaryta-robles-vidvidala-polovyj-shpytal-yakyj-ispaniya-peredast-ukrayinskym-prykordonnykam/" text:style-name="Internet_20_link" text:visited-style-name="Visited_20_Internet_20_Link">
https://armyinform.com.ua/2023/07/08/ministr-oborony-ispaniyi-margaryta-robles-vidvidala-polovyj-shpytal-yakyj-ispaniya-peredast-ukrayinskym-prykordonnykam/</text:a>
</text:p>
      <!--NEWS-->
      <text:h text:style-name="P10" text:outline-level="1">
<text:span text:style-name="T4">
Як вони відправляли м’ясо, так вони м’ясо пристрілочне відправляють — ГУР перехоплення</text:span>
</text:h>
      <text:p text:style-name="P4">
Author: ['АРМІЯINFORM']</text:p>
      <text:p text:style-name="P4">
Time: 2023-07-08T97:00:00-04:00</text:p>
      <text:p text:style-name="P4">
Description: В новому перехопленні Головного управління розвідки МОУ військовослужбовець рф розповід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386" text:anchor-type="as-char" svg:width="6.9236in" svg:height="4.615733in" draw:z-index="0">
<draw:image xlink:href="../Images/AРМІЯINFORM/2023-07-08T97-00-00-04-00/gur-perehoplennya.jpg" xlink:type="simple" xlink:show="embed" xlink:actuate="onLoad" draw:mime-type="image/jpeg"/>
</draw:frame>
 Ілюстративне фото</text:p>
      <text:p text:style-name="P4">
В новому <text:a xlink:type="simple" xlink:href="https://gur.gov.ua/content/kak-ony-otpravlialy-miaso-tak-ony-miaso-prystrelochnoe-y-otpravliaiut.html" text:style-name="Internet_20_link" text:visited-style-name="Visited_20_Internet_20_Link">
перехопленні</text:a>
 Головного управліннярозвідки МОУ військовослужбовець рф розповідає дружині про «скотське»ставлення командування до військових.</text:p>
      <text:p text:style-name="P4">
За кожен воєнний злочин, здійснений проти України, буде справедлива відплата.</text:p>
      <text:p text:style-name="P4">
Source: <text:a xlink:type="simple" xlink:href="https://armyinform.com.ua/2023/07/08/yak-vony-vidpravlyaly-myaso-tak-vony-myaso-prystrilochne-vidpravlyayut-gur-perehoplennya/" text:style-name="Internet_20_link" text:visited-style-name="Visited_20_Internet_20_Link">
https://armyinform.com.ua/2023/07/08/yak-vony-vidpravlyaly-myaso-tak-vony-myaso-prystrilochne-vidpravlyayut-gur-perehoplennya/</text:a>
</text:p>
      <!--NEWS-->
      <text:h text:style-name="P10" text:outline-level="1">
<text:span text:style-name="T4">
Коротко. Війна. День 500. Відеодайджест</text:span>
</text:h>
      <text:p text:style-name="P4">
Author: ['АРМІЯINFORM']</text:p>
      <text:p text:style-name="P4">
Time: 2023-07-08T98: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Source: <text:a xlink:type="simple" xlink:href="https://armyinform.com.ua/2023/07/08/korotko-vijna-den-500-videodajdzhest/" text:style-name="Internet_20_link" text:visited-style-name="Visited_20_Internet_20_Link">
https://armyinform.com.ua/2023/07/08/korotko-vijna-den-500-videodajdzhest/</text:a>
</text:p>
      <!--NEWS-->
      <text:h text:style-name="P10" text:outline-level="1">
<text:span text:style-name="T4">
росіяни вже звикають, що вони не друга армія світу — Олексій Резніков</text:span>
</text:h>
      <text:p text:style-name="P4">
Author: ['АРМІЯINFORM']</text:p>
      <text:p text:style-name="P4">
Time: 2023-07-08T99:00:00-04:00</text:p>
      <text:p text:style-name="P4">
Description: Таку думку висловив Міністр оборони України Олексій Резніков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1-84.jpg" text:style-name="Internet_20_link" text:visited-style-name="Visited_20_Internet_20_Link">
1-84.jpg</text:a>
']</text:p>
      <text:p text:style-name="P4">
Tags: ['HIMARS', 'STOPRUSSIA', 'АГРЕСІЯ РФ', 'ВІЙНА', 'ВТОРГНЕННЯ РФ', 'ОЛЕКСІЙ РЕЗНІКОВ']</text:p>
      <text:p text:style-name="P4">
Category: News</text:p>
      <!--METADATA-->
      <text:p text:style-name="P4">
<draw:frame draw:style-name="fr1" draw:name="Image387" text:anchor-type="as-char" svg:width="6.9236in" svg:height="4.104007in" draw:z-index="0">
<draw:image xlink:href="../Images/AРМІЯINFORM/2023-07-08T99-00-00-04-00/1-84.jpg" xlink:type="simple" xlink:show="embed" xlink:actuate="onLoad" draw:mime-type="image/jpeg"/>
</draw:frame>
 HIMARS</text:p>
      <text:p text:style-name="P4">
Таку думку висловив Міністр оборони України Олексій Резніков в ефірітелемарафону «Єдині новини». Він також сподівається на «жести доброї волі»росіян найближчим часом.</text:p>
      <text:p text:style-name="P4">
— Вони почали відтягувати свої командні та логістичні пункти подалі від зониураження тими ж HIMARS або далекобійною артилерією, але на це ми сьогодні звами маємо від партнерів такі засоби як Storm Shadow і аналоги. Ця війна вчитьвсіх, і не тільки збройні сили росії або сектор безпеки і оборони України,вона вчить і наших партнерів теж. Ця війна буде предметом потім серйознихдосліджень: академічних, технічного, психологічного, політичного, військового,медичного напрямків. Мені здається, що ворог вже звикає до розуміння, що вонивже не друга армія світу. Тому, що мета «спеціальної військової операції» — недосягнута, Київ за три дні не впав, Україна за три тижні не впала. А навпаки,вони навчились накивати п’ятами, — зазначив він.</text:p>
      <text:p text:style-name="P4">
Source: <text:a xlink:type="simple" xlink:href="https://armyinform.com.ua/2023/07/08/rosiyany-vzhe-zvykayut-shho-vony-ne-druga-armiya-svitu-oleksij-reznikov/" text:style-name="Internet_20_link" text:visited-style-name="Visited_20_Internet_20_Link">
https://armyinform.com.ua/2023/07/08/rosiyany-vzhe-zvykayut-shho-vony-ne-druga-armiya-svitu-oleksij-reznikov/</text:a>
</text:p>
      <!--NEWS-->
      <text:h text:style-name="P10" text:outline-level="1">
<text:span text:style-name="T4">
Молчанов здобув перемогу на парному турнірі АТР в Італії</text:span>
</text:h>
      <text:p text:style-name="P4">
Authors: Ukrinform (Person)</text:p>
      <text:p text:style-name="P4">
Publisher: Укринформ (Organization)</text:p>
      <text:p text:style-name="P4">
Published Time: 2023-07-08T9:45:01+03:00</text:p>
      <text:p text:style-name="P4">
Modified Time: 2023-07-08T22:45:01+03:00</text:p>
      <text:p text:style-name="P4">
Description: Українець грав у дуеті з представником Франції Жонатаном Ейссеріком. — Укрінформ.</text:p>
      <text:p text:style-name="P4">
Images: ['<text:a xlink:type="simple" xlink:href="https://static.ukrinform.com/photos/2023_07/thumb_files/630_360_1688845447-886.jpg" text:style-name="Internet_20_link" text:visited-style-name="Visited_20_Internet_20_Link">
630_360_16888...</text:a>
']</text:p>
      <text:p text:style-name="P4">
Tags: ['Теніс']</text:p>
      <text:p text:style-name="P4">
Type: Article</text:p>
      <!--METADATA-->
      <text:p text:style-name="P4">
<draw:frame draw:style-name="fr1" draw:name="Image388" text:anchor-type="as-char" svg:width="6.9236in" svg:height="3.956343in" draw:z-index="0">
<draw:image xlink:href="../Images/yкринформ/2023-07-08T9-45-01-03-00/630_360_1688845447-886.jpg" xlink:type="simple" xlink:show="embed" xlink:actuate="onLoad" draw:mime-type="image/jpeg"/>
</draw:frame>
 Українецьграв у дуеті з представником Франції Жонатаном Ейссеріком.</text:p>
      <text:p text:style-name="P4">
Український тенісист Денис Молчанов разом з представником Франції ЖонатаномЕйссеріком переміг у рамках парного розряду турніру ATP Challenger Tour 100,який пройшов у Мілані, Італія, передає Укрінформ.</text:p>
      <text:p text:style-name="P4">
Сіяна під першим номером україно-французька пара обіграла інших представниківФранції - Тео Аррібажа та Люку Санчеза - 6:2, 6:4.</text:p>
      <text:p text:style-name="P4">
Матч тривав трохи понад годину.</text:p>
      <text:p text:style-name="P4">
<text:span text:style-name="T4">
Читайте також:</text:span>
 <text:a xlink:type="simple" xlink:href="https://www.ukrinform.ua/rubric-sports/3733315-kostuk-zaversila-vistupi-na-vimbldoni-v-odinocnomu-rozradi.html" text:style-name="Internet_20_link" text:visited-style-name="Visited_20_Internet_20_Link">
 Костюк завершила виступи на Вімблдоні в одиночномурозряді </text:a>
</text:p>
      <text:p text:style-name="P4">
Для Молчанова це друга перемога на парному турнірі цього року. У травні вінразом з представником Казахстану Андрієм Голубєвим виграв турнір у Турині.</text:p>
      <text:p text:style-name="P4">
Фото: btu.org.ua</text:p>
      <text:p text:style-name="P4">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Гран-прі кінофестивалю в Карлових Варах здобула болгарсько-німецька стрічка</text:span>
</text:h>
      <text:p text:style-name="P4">
Authors: Ukrinform (Person)</text:p>
      <text:p text:style-name="P4">
Publisher: Укринформ (Organization)</text:p>
      <text:p text:style-name="P4">
Published Time: 2023-07-09T-1:03:00+03:00</text:p>
      <text:p text:style-name="P4">
Modified Time: 2023-07-09T02:03:00+03:00</text:p>
      <text:p text:style-name="P4">
Description: У чеському місті Карлові Вари оголошенням переможців завершився 57-й Міжнародний кінофестиваль. — Укрінформ.</text:p>
      <text:p text:style-name="P4">
Images: ['<text:a xlink:type="simple" xlink:href="https://static.ukrinform.com/photos/2017_06/thumb_files/630_360_1498744201-4337.jpg" text:style-name="Internet_20_link" text:visited-style-name="Visited_20_Internet_20_Link">
630_360_14987...</text:a>
']</text:p>
      <text:p text:style-name="P4">
Tags: ['Чехія', 'Кіно', 'Кінофестиваль у Карлових Варах', 'фільм']</text:p>
      <text:p text:style-name="P4">
Type: Article</text:p>
      <!--METADATA-->
      <text:p text:style-name="P4">
<draw:frame draw:style-name="fr1" draw:name="Image389" text:anchor-type="as-char" svg:width="6.9236in" svg:height="3.956343in" draw:z-index="0">
<draw:image xlink:href="../Images/yкринформ/2023-07-09T-1-03-00-03-00/630_360_1498744201-4337.jpg" xlink:type="simple" xlink:show="embed" xlink:actuate="onLoad" draw:mime-type="image/jpeg"/>
</draw:frame>
 Учеському місті Карлові Вари оголошенням переможців завершився 57-й Міжнароднийкінофестиваль.</text:p>
      <text:p text:style-name="P4">
Про це повідомляє Укрінформ із посиланням на оргкомітет кінофестивалю.</text:p>
      <text:p text:style-name="P4">
Гран-прі фестивалю, Кришталевий глобус, присуджено стрічці «Уроки Благи»спільного виробництва Болгарії та Німеччини. Її автори отримують винагороду врозмірі 25 тисяч доларів.</text:p>
      <text:p text:style-name="P4">
Спеціальний приз (і $15 тисяч) журі присудило фільму «Порожні мережі»(Німеччина - Іран).</text:p>
      <text:p text:style-name="P4">
Приз за найкращу режисуру дістався фільму «Фрімонт» (США, режисер БабакДжалалі).</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text:p>
      <text:p text:style-name="P4">
У рамках <text:a xlink:type="simple" xlink:href="https://www.ukrinform.ua/tag-festival" text:style-name="Internet_20_link" text:visited-style-name="Visited_20_Internet_20_Link">
 фестивалю </text:a>
 відбулося 445кінопоказів, на які було продано 123 517 квитків. Загалом було показано 185фільмів, з них 116 художніх, 28 документальних та 41 короткометражка. 36стрічок стали світовими прем’єрами.</text:p>
      <text:p text:style-name="P4">
Наступний, 58-й МКФ у Карлових Варах відбудеться з 28 червня до 6 липня 2024року.</text:p>
      <text:p text:style-name="P4">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Повернутися до України героям «Азовсталі» допомогли ВПС Чехії - прем’єр Фіала</text:span>
</text:h>
      <text:p text:style-name="P4">
Authors: Ukrinform (Person)</text:p>
      <text:p text:style-name="P4">
Publisher: Укринформ (Organization)</text:p>
      <text:p text:style-name="P4">
Published Time: 2023-07-09T-3:40:00+03:00</text:p>
      <text:p text:style-name="P4">
Modified Time: 2023-07-09T01:40:00+03:00</text:p>
      <text:p text:style-name="P4">
Description: Захисників «Азовсталі» з Туреччини вивіз спецлітак Військово-повітряних сил Чехії, який також забезпечував перевезення Володимира Зеленського та його команди під час візитів по Європі. — Укрінформ.</text:p>
      <text:p text:style-name="P4">
Images: ['<text:a xlink:type="simple" xlink:href="https://static.ukrinform.com/photos/2023_07/thumb_files/630_360_1688856133-869.jpeg" text:style-name="Internet_20_link" text:visited-style-name="Visited_20_Internet_20_Link">
630_360_16888...</text:a>
']</text:p>
      <text:p text:style-name="P4">
Tags: ['Азовсталь', 'Чехія', 'Літак', 'Військові', 'Зеленський']</text:p>
      <text:p text:style-name="P4">
Type: Article</text:p>
      <!--METADATA-->
      <text:p text:style-name="P4">
<draw:frame draw:style-name="fr1" draw:name="Image390" text:anchor-type="as-char" svg:width="6.9236in" svg:height="3.956343in" draw:z-index="0">
<draw:image xlink:href="../Images/yкринформ/2023-07-09T-3-40-00-03-00/630_360_1688856133-869.jpeg" xlink:type="simple" xlink:show="embed" xlink:actuate="onLoad" draw:mime-type="image/jpeg"/>
</draw:frame>
Захисників «Азовсталі» з Туреччини вивіз спецлітак Військово-повітряних силЧехії, який також забезпечував перевезення Володимира Зеленського та йогокоманди під час візитів по Європі.</text:p>
      <text:p text:style-name="P4">
Про це повідомив у <text:a xlink:type="simple" xlink:href="http://twitter.com/P_Fiala/status/1677693592154824704" text:style-name="Internet_20_link" text:visited-style-name="Visited_20_Internet_20_Link">
 Твіттері</text:a>
 прем’єр-міністр ЧехіїПетр Фіала передає Укрінформ.</text:p>
      <text:p text:style-name="P4">
«Я радий, що наші ВПС допомогли повернути додому в Україну цих відважнихзахисників свободи з «Азовсталі»! Ми завжди будемо поруч з тобою, Україно», -написав Фіала.</text:p>
      <text:p text:style-name="Quotations">

<text:p text:style-name="P4">
I am glad that our Air Force has assisted in returning back home to Ukraine&gt;
 these brave defenders of freedom from Azovstal!  &gt;
  &gt;
  We will always stay by your side. 🇺🇦🇨🇿 <text:a xlink:type="simple" xlink:href="https://t.co/HesAE1Lirj" text:style-name="Internet_20_link" text:visited-style-name="Visited_20_Internet_20_Link">
 https://t.co/HesAE1Lirj&gt;
 </text:a>
&gt;
&gt;
 — Petr Fiala (@P_Fiala) <text:a xlink:type="simple" xlink:href="https://twitter.com/P_Fiala/status/1677693592154824704" text:style-name="Internet_20_link" text:visited-style-name="Visited_20_Internet_20_Link">
 July 8, 2023&gt;
 </text:a>
</text:p>

</text:p>
      <text:p text:style-name="P4">
На світлинах, які зафіксували повернення української делегації з п’ятьмагероями «Азовсталі», видно, що вони сідають у чеський урядовий спецборт.</text:p>
      <text:p text:style-name="P4">
</text:p>
      <text:p text:style-name="P4">
Зауважимо, що цей самий літак доставив Президента України минулого четверга зБолгарії до Чехії, а потім до Словаччини та Туреччини.</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Як повідомлялося, Україна повернула на батьківщину п’ятьох захисників <text:a xlink:type="simple" xlink:href="https://www.ukrinform.ua/tag-azovstal" text:style-name="Internet_20_link" text:visited-style-name="Visited_20_Internet_20_Link">
«Азовсталі» </text:a>
 , які перебували вТуреччині після звільнення з російського полону. Президент ВолодимирЗеленський зустрів їх в аеропорту Стамбула та привітав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text:span text:style-name="T5">
Фото: ОП</text:span>
</text:p>
      <text:p text:style-name="P4">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Канада налаштована покласти край застосуванню касетних боєприпасів</text:span>
</text:h>
      <text:p text:style-name="P4">
Authors: Ukrinform (Person)</text:p>
      <text:p text:style-name="P4">
Publisher: Укринформ (Organization)</text:p>
      <text:p text:style-name="P4">
Published Time: 2023-07-09T-4:14:00+03:00</text:p>
      <text:p text:style-name="P4">
Modified Time: 2023-07-09T01:14:00+03:00</text:p>
      <text:p text:style-name="P4">
Description: Влада Канади заявила, що не підтримує застосування касетних боєприпасів та рішуче налаштована покласти край їх виробництву та використанню. — Укрінформ.</text:p>
      <text:p text:style-name="P4">
Images: ['<text:a xlink:type="simple" xlink:href="https://static.ukrinform.com/photos/2019_05/thumb_files/630_360_1557290844-571.jpg" text:style-name="Internet_20_link" text:visited-style-name="Visited_20_Internet_20_Link">
630_360_15572...</text:a>
']</text:p>
      <text:p text:style-name="P4">
Tags: ['Канада', 'Війна', 'Боєприпаси']</text:p>
      <text:p text:style-name="P4">
Type: Article</text:p>
      <!--METADATA-->
      <text:p text:style-name="P4">
<draw:frame draw:style-name="fr1" draw:name="Image392" text:anchor-type="as-char" svg:width="6.9236in" svg:height="3.956343in" draw:z-index="0">
<draw:image xlink:href="../Images/yкринформ/2023-07-09T-4-14-00-03-00/630_360_1557290844-571.jpg" xlink:type="simple" xlink:show="embed" xlink:actuate="onLoad" draw:mime-type="image/jpeg"/>
</draw:frame>
 ВладаКанади заявила, що не підтримує застосування касетних боєприпасів та рішученалаштована покласти край їх виробництву та використанню.</text:p>
      <text:p text:style-name="P4">
Як повідомляє кореспондент Укрінформу, про це повідомляє <text:a xlink:type="simple" xlink:href="http://www.ctvnews.ca/politics/canada-condemns-use-of-cluster-munitions-following-u-s-decision-to-send-weapon-to-ukraine-1.6471584" text:style-name="Internet_20_link" text:visited-style-name="Visited_20_Internet_20_Link">
 CTV News</text:a>
 із посиланням науряд Канади.</text:p>
      <text:p text:style-name="P4">
“Ми не підтримуємо застосування касетних боєприпасів та рішуче налаштованіпокласти край впливу цих боєприпасів на цивільних, особливо дітей”, - йдетьсяу поширеній заяві.</text:p>
      <text:p text:style-name="P4">
Зазначається, що <text:a xlink:type="simple" xlink:href="https://www.ukrinform.ua/tag-kanada" text:style-name="Internet_20_link" text:visited-style-name="Visited_20_Internet_20_Link">
 Канада </text:a>
 є однією зі123 підписантів Конвенції про касетні боєприпаси, яка забороняє їхвиробництво, використання, передачу та накопичення.</text:p>
      <text:p text:style-name="P4">
“Канада повністю дотримується цієї Конвенції та серйозно ставиться до своїхзобов’язань щодо заохочення її глобального ухвалення”, - наголосили в уряді.</text:p>
      <text:p text:style-name="P4">
<text:span text:style-name="T4">
Читайте також:</text:span>
 <text:a xlink:type="simple" xlink:href="https://www.ukrinform.ua/rubric-ato/3733015-bajden-pro-kasetni-snaradi-dla-ukraini-vazke-risenna-ale-voni-ij-potribni.html" text:style-name="Internet_20_link" text:visited-style-name="Visited_20_Internet_20_Link">
 Байден - про <text:span text:style-name="T4">
касетні</text:span>
 снаряди для України: Важкерішення, але вони їй потрібні </text:a>
</text:p>
      <text:p text:style-name="P4">
Як повідомляв Укрінформ, міністерство оборони США офіційно оголосило провиділення нового пакета військової допомоги Україні загальним обсягом $800мільйонів, в який входять касетні боєприпаси. Свою незгоду із наданням Українікасетних боєприпасів вже висловили Німеччина, Іспанія та Велика Британія.</text:p>
      <text:p text:style-name="P4">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Зеленський узяв участь у молебні за Україну</text:span>
</text:h>
      <text:p text:style-name="P4">
Authors: Ukrinform (Person)</text:p>
      <text:p text:style-name="P4">
Publisher: Укринформ (Organization)</text:p>
      <text:p text:style-name="P4">
Published Time: 2023-07-09T-6:49:00+03:00</text:p>
      <text:p text:style-name="P4">
Modified Time: 2023-07-09T00:49:00+03:00</text:p>
      <text:p text:style-name="P4">
Description: Під час робочої поїздки на Львівщину Володимир Зеленський узяв участь у молитовному заході «Боже, Україну бережи! 500 днів опору й звитяги». — Укрінформ.</text:p>
      <text:p text:style-name="P4">
Images: ['<text:a xlink:type="simple" xlink:href="https://static.ukrinform.com/photos/2023_07/thumb_files/630_360_1688852817-449.jpeg" text:style-name="Internet_20_link" text:visited-style-name="Visited_20_Internet_20_Link">
630_360_16888...</text:a>
']</text:p>
      <text:p text:style-name="P4">
Tags: ['Львів', 'Україна', 'Молитва', 'Зеленський']</text:p>
      <text:p text:style-name="P4">
Type: Article</text:p>
      <!--METADATA-->
      <text:p text:style-name="P4">
<draw:frame draw:style-name="fr1" draw:name="Image393" text:anchor-type="as-char" svg:width="6.9236in" svg:height="3.956343in" draw:z-index="0">
<draw:image xlink:href="../Images/yкринформ/2023-07-09T-6-49-00-03-00/630_360_1688852817-449.jpeg" xlink:type="simple" xlink:show="embed" xlink:actuate="onLoad" draw:mime-type="image/jpeg"/>
</draw:frame>
 Під часробочої поїздки на Львівщину Володимир Зеленський узяв участь у молитовномузаході «Боже, Україну бережи! 500 днів опору й звитяги».</text:p>
      <text:p text:style-name="P4">
Про це повідомляє Укрінформ із посиланням на <text:a xlink:type="simple" xlink:href="https://www.president.gov.ua/news/u-lvovi-prezident-uzyav-uchast-u-molebni-za-ukrayinu-84221" text:style-name="Internet_20_link" text:visited-style-name="Visited_20_Internet_20_Link">
 сайт</text:a>
 Президента України.</text:p>
      <text:p text:style-name="P4">
Біля пам’ятника Тарасу Шевченку у Львові представники духовенства та керівникирелігійних організацій виголосили молитви за Україну. Вони молилися заперемогу нашої держави та справедливий мир.</text:p>
      <text:p text:style-name="P4">
_Відео:<text:a xlink:type="simple" xlink:href="https://www.president.gov.ua/" text:style-name="Internet_20_link" text:visited-style-name="Visited_20_Internet_20_Link">
 Офіс Президента </text:a>
 _</text:p>
      <text:p text:style-name="P4">
Духовні лідери просили заступництва й сил для захисників нашої Батьківщини,благословення для представників української влади та порятунку для всіхпостраждалих від війни. Також молилися за відновлення територіальноїцілісності <text:a xlink:type="simple" xlink:href="https://www.ukrinform.ua/tag-ukraina" text:style-name="Internet_20_link" text:visited-style-name="Visited_20_Internet_20_Link">
 України </text:a>
 .</text:p>
      <text:p text:style-name="P4">
</text:p>
      <text:p text:style-name="P4">
У виконанні камерного хору пролунала «Молитва за Україну».</text:p>
      <text:p text:style-name="P4">
<text:span text:style-name="T4">
Читайте також:</text:span>
 <text:a xlink:type="simple" xlink:href="https://www.ukrinform.ua/rubric-ato/3733336-za-500-dniv-vijni-zvannam-geroa-ukraini-vidznaceni-298-zahisnikiv-i-zahisnic-prezident.html" text:style-name="Internet_20_link" text:visited-style-name="Visited_20_Internet_20_Link">
 За 500 днів війни званням Героя України відзначені 298захисників і захисниць - Президент </text:a>
</text:p>
      <text:p text:style-name="P4">
Як зазначається, також у молитовному заході також взяли участь Прем’єр-міністрДенис Шмигаль, керівник Офісу Президента Андрій Єрмак, міський голова ЛьвоваАндрій Садовий.</text:p>
      <text:p text:style-name="P4">
<text:span text:style-name="T5">
Фото: ОП</text:span>
</text:p>
      <text:p text:style-name="P4">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За 500 днів війни званням Героя України відзначені 298 захисників і захисниць - Президент</text:span>
</text:h>
      <text:p text:style-name="P4">
Authors: Ukrinform (Person)</text:p>
      <text:p text:style-name="P4">
Publisher: Укринформ (Organization)</text:p>
      <text:p text:style-name="P4">
Published Time: 2023-07-09T-7:26:00+03:00</text:p>
      <text:p text:style-name="P4">
Modified Time: 2023-07-09T00:26:00+03:00</text:p>
      <text:p text:style-name="P4">
Description: Президент України Володимир Зеленський у ході робочої поїздки на Львівщину зустрівся з особовим складом Західного територіального управління Національної гвардії України та вручив державні нагороди.  — Укрінформ.</text:p>
      <text:p text:style-name="P4">
Images: ['<text:a xlink:type="simple" xlink:href="https://static.ukrinform.com/photos/2023_07/thumb_files/630_360_1688851856-2496.jpeg" text:style-name="Internet_20_link" text:visited-style-name="Visited_20_Internet_20_Link">
630_360_16888...</text:a>
']</text:p>
      <text:p text:style-name="P4">
Tags: ['Нацгвардія', 'Нагорода', 'Герой України', 'Військові', 'Зеленський', 'Війна з Росією']</text:p>
      <text:p text:style-name="P4">
Type: Article</text:p>
      <!--METADATA-->
      <text:p text:style-name="P4">
<draw:frame draw:style-name="fr1" draw:name="Image395" text:anchor-type="as-char" svg:width="6.9236in" svg:height="3.956343in" draw:z-index="0">
<draw:image xlink:href="../Images/yкринформ/2023-07-09T-7-26-00-03-00/630_360_1688851856-2496.jpeg" xlink:type="simple" xlink:show="embed" xlink:actuate="onLoad" draw:mime-type="image/jpeg"/>
</draw:frame>
Президент України Володимир Зеленський у ході робочої поїздки на Львівщинузустрівся з особовим складом Західного територіального управління Національноїгвардії України та вручив державні нагороди.</text:p>
      <text:p text:style-name="P4">
Про це повідомляє <text:a xlink:type="simple" xlink:href="https://www.president.gov.ua/news/za-500-dniv-povnomasshtabnoyi-vijni-298-ukrayincyam-i-ukrayi-84213" text:style-name="Internet_20_link" text:visited-style-name="Visited_20_Internet_20_Link">
 сайт глави держави</text:a>
 , передає Укрінформ.</text:p>
      <text:p text:style-name="P4">
На зустрічі були присутні захисники «Азовсталі», які повернулися набатьківщину: командир окремого загону спеціального призначення Національноїгвардії «Азов» Денис Прокопенко, його заступник Святослав Паламар, виконувачобов’язків командира 36-ї окремої бригади морської піхоти Сергій Волинський,старший офіцер «Азова» Олег Хоменко та командир 12-ї бригади Нацгвардії ДенисШлега.</text:p>
      <text:p text:style-name="P4">
_Відео:<text:a xlink:type="simple" xlink:href="https://www.president.gov.ua/" text:style-name="Internet_20_link" text:visited-style-name="Visited_20_Internet_20_Link">
 Офіс Президента </text:a>
 _</text:p>
      <text:p text:style-name="P4">
«500 днів, як ми боремося за свободу й незалежність для України. За гідність,за право на життя для всіх наших людей, в усій Україні. Україна завжди будевдячною кожному й кожній, хто бʼється за неї. Нашим воїнам. Нашим героям», –сказав Зеленський.</text:p>
      <text:p text:style-name="P4">
Президент подякував команді, яка працює заради повернення українців додому:керівнику ОП Андрію Єрмаку, начальнику ГУР Міноборони Кирилу Буданову,міністру внутрішніх справ Ігорю Клименку, які були присутні на заході, а такожголові Фонду держмайна Рустему Умєрову, голові СБУ Василю Малюку та йогоспівробітникам. Крім того, Володимир Зеленський висловив подяку за допомогу узвільненні бранців Туреччині й особисто президенту Реджепу Таїпу Ердогану.</text:p>
      <text:p text:style-name="P4">
</text:p>
      <text:p text:style-name="P4">
<text:a xlink:type="simple" xlink:href="https://static.ukrinform.com/photos/2023_07/1688851857-4074.jpeg" text:style-name="Internet_20_link" text:visited-style-name="Visited_20_Internet_20_Link">
 </text:a>
 <text:a xlink:type="simple" xlink:href="https://static.ukrinform.com/photos/2023_07/1688851856-2496.jpeg" text:style-name="Internet_20_link" text:visited-style-name="Visited_20_Internet_20_Link">
<draw:frame draw:style-name="fr1" draw:name="Image398" text:anchor-type="as-char" svg:width="6.9236in" svg:height="3.956343in" draw:z-index="0">
<draw:image xlink:href="../Images/yкринформ/2023-07-09T-7-26-00-03-00/630_360_1688851856-2496.jpeg" xlink:type="simple" xlink:show="embed" xlink:actuate="onLoad" draw:mime-type="image/jpeg"/>
</draw:frame>
</text:a>
 <text:a xlink:type="simple" xlink:href="https://static.ukrinform.com/photos/2023_07/1688851856-1530.jpeg" text:style-name="Internet_20_link" text:visited-style-name="Visited_20_Internet_20_Link">
</text:a>
 <text:a xlink:type="simple" xlink:href="https://static.ukrinform.com/photos/2023_07/1688851856-6296.jpeg" text:style-name="Internet_20_link" text:visited-style-name="Visited_20_Internet_20_Link">
</text:a>
 <text:a xlink:type="simple" xlink:href="https://static.ukrinform.com/photos/2023_07/1688851856-7430.jpeg" text:style-name="Internet_20_link" text:visited-style-name="Visited_20_Internet_20_Link">
</text:a>
 <text:a xlink:type="simple" xlink:href="https://static.ukrinform.com/photos/2023_07/1688851856-4238.jpeg" text:style-name="Internet_20_link" text:visited-style-name="Visited_20_Internet_20_Link">
</text:a>
 <text:a xlink:type="simple" xlink:href="https://static.ukrinform.com/photos/2023_07/1688851856-2749.jpeg" text:style-name="Internet_20_link" text:visited-style-name="Visited_20_Internet_20_Link">
</text:a>
 <text:a xlink:type="simple" xlink:href="https://static.ukrinform.com/photos/2023_07/1688851856-6917.jpeg" text:style-name="Internet_20_link" text:visited-style-name="Visited_20_Internet_20_Link">
</text:a>
 <text:a xlink:type="simple" xlink:href="https://static.ukrinform.com/photos/2023_07/1688851856-2546.jpeg" text:style-name="Internet_20_link" text:visited-style-name="Visited_20_Internet_20_Link">
</text:a>
 <text:a xlink:type="simple" xlink:href="https://static.ukrinform.com/photos/2023_07/1688851857-6012.jpeg" text:style-name="Internet_20_link" text:visited-style-name="Visited_20_Internet_20_Link">
</text:a>
 <text:a xlink:type="simple" xlink:href="https://static.ukrinform.com/photos/2023_07/1688851857-1781.jpeg" text:style-name="Internet_20_link" text:visited-style-name="Visited_20_Internet_20_Link">
</text:a>
 <text:a xlink:type="simple" xlink:href="https://static.ukrinform.com/photos/2023_07/1688851857-7108.jpeg" text:style-name="Internet_20_link" text:visited-style-name="Visited_20_Internet_20_Link">
</text:a>
 <text:a xlink:type="simple" xlink:href="https://static.ukrinform.com/photos/2023_07/1688851857-1505.jpeg" text:style-name="Internet_20_link" text:visited-style-name="Visited_20_Internet_20_Link">
</text:a>
 <text:a xlink:type="simple" xlink:href="https://static.ukrinform.com/photos/2023_07/1688851857-7378.jpeg" text:style-name="Internet_20_link" text:visited-style-name="Visited_20_Internet_20_Link">
</text:a>
 <text:a xlink:type="simple" xlink:href="https://static.ukrinform.com/photos/2023_07/1688851857-3464.jpeg" text:style-name="Internet_20_link" text:visited-style-name="Visited_20_Internet_20_Link">
</text:a>
 <text:a xlink:type="simple" xlink:href="https://static.ukrinform.com/photos/2023_07/1688851858-7311.jpeg" text:style-name="Internet_20_link" text:visited-style-name="Visited_20_Internet_20_Link">
</text:a>
 <text:a xlink:type="simple" xlink:href="https://static.ukrinform.com/photos/2023_07/1688851858-9516.jpeg" text:style-name="Internet_20_link" text:visited-style-name="Visited_20_Internet_20_Link">
</text:a>
</text:p>
      <text:p text:style-name="P4">
«500 днів тому багато хто у світі ще не розумів, які ми є, які ви є, чого віднас очікувати і які наші герої. Тепер усі розуміють. Тепер світ вірить вУкраїну. Світ надихається нашою сміливістю, надихається нашими героями. Аголовне – українці вірять в Україну, українці бачать, на що ми всі здатні,коли ми разом. У єдності ми найсильніші», – наголосив Президент.</text:p>
      <text:p text:style-name="P4">
За його словами, від початку повномасштабної війни за свободу багато тисячнаших людей проявили максимальну відвагу, майже 50 тисяч українських воїніввідзначені державними нагородами.</text:p>
      <text:p text:style-name="P4">
<text:span text:style-name="T4">
Читайте також:</text:span>
 <text:a xlink:type="simple" xlink:href="https://www.ukrinform.ua/rubric-society/3729545-za-cas-vijni-prezident-nagorodiv-ponad-49-tisac-ukrainciv.html" text:style-name="Internet_20_link" text:visited-style-name="Visited_20_Internet_20_Link">
 За час війни Президент <text:span text:style-name="T4">
нагородив</text:span>
 понад 49 тисячукраїнців </text:a>
</text:p>
      <text:p text:style-name="P4">
«298 українців і українок отримали найвище звання <text:a xlink:type="simple" xlink:href="http://www.ukrinform.ua/tag-geroj-ukraini" text:style-name="Internet_20_link" text:visited-style-name="Visited_20_Internet_20_Link">
 Героя України</text:a>
 . І ми всі маємо шанувати йпам’ятати цих людей – наших героїв – і зараз, і після нашої перемоги. І нашідіти, і наші онуки, і всі покоління українського народу. Дякуємо вам, героямУкраїни! Слава Україні!» – сказав глава держави.</text:p>
      <text:p text:style-name="P4">
Президент поіменно назвав понад 270 Героїв України, відзначивши, що імендеяких наших воїнів, які також отримали цю найвищу державну нагороду, поки щоне можна називати.</text:p>
      <text:p text:style-name="P4">
«Про реальні потужні здобутки цих Героїв України ми зможемо розказати лишепісля нашої перемоги. І обов’язково розповімо», – додав він.</text:p>
      <text:p text:style-name="P4">
Водночас Зеленський зазначив, що значній частині Героїв України, чиї імена вінназвав, це звання присвоєно посмертно.</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Присутні вшанували хвилиною мовчання пам’ять усіх українців, які віддали своїжиття за свободу й незалежність України.</text:p>
      <text:p text:style-name="P4">
«І, звичайно, я вдячний усім вам – вдячний усім нашим воїнам, які сьогоднівідзначені державними нагородами – орденами «За мужність», – за подвиги, якимибороните життя й прекрасну державу. Дякую!» – сказав Президент.</text:p>
      <text:p text:style-name="P4">
Він вручив військовослужбовцям Нацгвардії державні нагороди. За особистумужність, виявлену в захисті державного суверенітету й територіальноїцілісності України, самовіддане служіння українському народові воїнинагороджені орденами «За мужність» ІІІ ступеня.</text:p>
      <text:p text:style-name="P4">
«Слава всім українцям і українкам різних часів, які здобували волю й силу дляУкраїни! Слава всім нашим героям! Слава народу України! Переможемо!» –резюмував глава держави.</text:p>
      <text:p text:style-name="P4">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В Україні переважно без опадів, вдень до 27°</text:span>
</text:h>
      <text:p text:style-name="P4">
Authors: Ukrinform (Person)</text:p>
      <text:p text:style-name="P4">
Publisher: Укринформ (Organization)</text:p>
      <text:p text:style-name="P4">
Published Time: 2023-07-09T-8:11:00+03:00</text:p>
      <text:p text:style-name="P4">
Modified Time: 2023-07-09T00:11:00+03:00</text:p>
      <text:p text:style-name="P4">
Description: В Україні у неділю, 9 липня, у південно-східних та східних областях пройдуть дощі з грозами, на решті території без опадів; вдень повітря прогріється до 27°, на Закарпатті та Одещині місцями до 30°. — Укрінформ.</text:p>
      <text:p text:style-name="P4">
Images: ['<text:a xlink:type="simple" xlink:href="https://static.ukrinform.com/photos/2020_07/thumb_files/630_360_1594362306-194.jpg" text:style-name="Internet_20_link" text:visited-style-name="Visited_20_Internet_20_Link">
630_360_15943...</text:a>
']</text:p>
      <text:p text:style-name="P4">
Tags: ['Дощ', 'Гроза', 'Погода', 'Прогноз']</text:p>
      <text:p text:style-name="P4">
Type: Article</text:p>
      <!--METADATA-->
      <text:p text:style-name="P4">
<draw:frame draw:style-name="fr1" draw:name="Image414" text:anchor-type="as-char" svg:width="6.9236in" svg:height="3.956343in" draw:z-index="0">
<draw:image xlink:href="../Images/yкринформ/2023-07-09T-8-11-00-03-00/630_360_1594362306-194.jpg" xlink:type="simple" xlink:show="embed" xlink:actuate="onLoad" draw:mime-type="image/jpeg"/>
</draw:frame>
 В Україніу неділю, 9 липня, у південно-східних та східних областях пройдуть дощі згрозами, на решті території без опадів; вдень повітря прогріється до 27°, наЗакарпатті та Одещині місцями до 30°.</text:p>
      <text:p text:style-name="P4">
Про це повідомили Укрінформу в Українському гідрометцентрі.</text:p>
      <text:p text:style-name="P4">
"Мінлива хмарність. У південно-східних та східних областях помірні, місцямизначні короткочасні <text:a xlink:type="simple" xlink:href="https://www.ukrinform.ua/tag-dos" text:style-name="Internet_20_link" text:visited-style-name="Visited_20_Internet_20_Link">
 дощі </text:a>
 , грози;на решті території без опадів, лише в Одеській, Миколаївській,Кіровоградській, Полтавській та Сумській областях вночі місцями короткочаснідощі, грози. Вітер північно-західний, 7-12 м/с, в Україні, крім західних тапівнічних областей, місцями пориви 15-20 м/с. Температура вночі 12-17°, упівденній частині та східних областях 18-22°; вдень 22-27°, на Закарпатті таОдещині місцями 28-30°", - зазначають синоптики.</text:p>
      <text:p text:style-name="P4">
У Києві та Київській області спостерігатиметься мінлива хмарність, без опадів.Вітер північно-західний, 7-12 м/с. Температура у столиці становитиме вночі14-16°, вдень 24-26°, у регіоні буде вночі 12-17°, вдень 22-27°.</text:p>
      <text:p text:style-name="P4">
Мінливу хмарність в Україні прогнозують і на наступні два дні. За прогнозом,10 липня вночі у південно-східній частині йтимуть помірні дощі, вдень усхідних, північно-східних, центральних областях та в Карпатах місцяминевеликий короткочасний дощ; на решті території без опадів.</text:p>
      <text:p text:style-name="P4">
А 11 липня вночі на Закарпатті та в Карпатах, вдень по всій Україні, крімбільшості західних областей, місцями пройдуть невеликі (у східних та північно-східних областях помірні) короткочасні дощі.</text:p>
      <text:p text:style-name="P4">
Вітер переважно північно-західний, 7-12 м/с. Температура вночі буде 10-15°, упівденній частині 14-19°, на узбережжі морів до 23°; вдень 20-25°, на півднікраїни, Закарпатті, 11 липня й на Прикарпатті 25-30°.</text:p>
      <text:p text:style-name="P4">
У Києві та області в ці дні буде мінлива хмарність, лише вдень 11 липнямісцями пройде невеликий короткочасний дощ. Температура у столиці вночістановитиме 12-14°, вдень 22-24°, у регіоні буде вночі 10-15°, вдень 20-25°.</text:p>
      <text:p text:style-name="P4">
Синоптики попереджають, що 9-11 липня у Волинській, Тернопільській,Херсонській, Запорізькій, Миколаївській, 11 липня - й у Львівській таЧернівецькій областях переважатиме надзвичайний рівень пожежної небезпеки.</text:p>
      <text:p text:style-name="P4">
На 12 липня в Україні опадів не прогнозують, лише у східних, вдень і взахідних областях короткочасні дощі, місцями грози. Температура вночі 10-16°,на півдні до 20°, вдень 20-26°, у південно-західних областях 27-32°.</text:p>
      <text:p text:style-name="P4">
<text:span text:style-name="T4">
Читайте також:</text:span>
 <text:a xlink:type="simple" xlink:href="https://www.ukrinform.ua/rubric-world/3732304-rekordna-speka-na-planeti-trimaetsa-vze-tretij-den-pospil.html" text:style-name="Internet_20_link" text:visited-style-name="Visited_20_Internet_20_Link">
 Рекордна <text:span text:style-name="T4">
спек</text:span>
 а на планеті тримається вже третій деньпоспіль </text:a>
</text:p>
      <text:p text:style-name="P4">
Натомість 13 липня на території країни очікуються короткочасні дощі, грози,лише у східних і північно-східних областях вночі без опадів. Температура вночі13-19°, вдень 24-30°, у західних областях 20-26°; у південній частині вночі18-23°, вдень 29-34°, на півдні Одещини до 37°.</text:p>
      <text:p text:style-name="P4">
У Києві та області 12 липня без опадів; температура у столиці вночі 13-15°,вдень 23-25°, у регіоні вночі буде 10-15°, вдень 21-26°.</text:p>
      <text:p text:style-name="P4">
На 13 липня у столичному регіоні прогнозують короткочасний дощ (вночі пообласті місцями невеликий, у Києві без опадів), грозу. Температура у столицівночі 16-18°, вдень 26-28°, по області вночі 14-19°, вдень 24-29°.</text:p>
      <text:p text:style-name="P4">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В Україні переважно без опадів, вдень до 27°</text:span>
</text:h>
      <text:p text:style-name="P4">
Authors: Ukrinform (Person)</text:p>
      <text:p text:style-name="P4">
Publisher: Укринформ (Organization)</text:p>
      <text:p text:style-name="P4">
Published Time: 2023-07-09T00:11:00+03:00</text:p>
      <text:p text:style-name="P4">
Modified Time: 2023-07-09T00:11:00+03:00</text:p>
      <text:p text:style-name="P4">
Description: В Україні у неділю, 9 липня, у південно-східних та східних областях пройдуть дощі з грозами, на решті території без опадів; вдень повітря прогріється до 27°, на Закарпатті та Одещині місцями до 30°. — Укрінформ.</text:p>
      <text:p text:style-name="P4">
Images: ['<text:a xlink:type="simple" xlink:href="https://static.ukrinform.com/photos/2020_07/thumb_files/630_360_1594362306-194.jpg" text:style-name="Internet_20_link" text:visited-style-name="Visited_20_Internet_20_Link">
630_360_15943...</text:a>
']</text:p>
      <text:p text:style-name="P4">
Tags: ['Дощ', 'Гроза', 'Погода', 'Прогноз']</text:p>
      <text:p text:style-name="P4">
Type: Article</text:p>
      <!--METADATA-->
      <text:p text:style-name="P4">
<draw:frame draw:style-name="fr1" draw:name="Image415" text:anchor-type="as-char" svg:width="6.9236in" svg:height="3.956343in" draw:z-index="0">
<draw:image xlink:href="../Images/yкринформ/2023-07-09T00-11-00-03-00/630_360_1594362306-194.jpg" xlink:type="simple" xlink:show="embed" xlink:actuate="onLoad" draw:mime-type="image/jpeg"/>
</draw:frame>
 В Україніу неділю, 9 липня, у південно-східних та східних областях пройдуть дощі згрозами, на решті території без опадів; вдень повітря прогріється до 27°, наЗакарпатті та Одещині місцями до 30°.</text:p>
      <text:p text:style-name="P4">
Про це повідомили Укрінформу в Українському гідрометцентрі.</text:p>
      <text:p text:style-name="P4">
"Мінлива хмарність. У південно-східних та східних областях помірні, місцямизначні короткочасні <text:a xlink:type="simple" xlink:href="https://www.ukrinform.ua/tag-dos" text:style-name="Internet_20_link" text:visited-style-name="Visited_20_Internet_20_Link">
 дощі </text:a>
 , грози;на решті території без опадів, лише в Одеській, Миколаївській,Кіровоградській, Полтавській та Сумській областях вночі місцями короткочаснідощі, грози. Вітер північно-західний, 7-12 м/с, в Україні, крім західних тапівнічних областей, місцями пориви 15-20 м/с. Температура вночі 12-17°, упівденній частині та східних областях 18-22°; вдень 22-27°, на Закарпатті таОдещині місцями 28-30°", - зазначають синоптики.</text:p>
      <text:p text:style-name="P4">
У Києві та Київській області спостерігатиметься мінлива хмарність, без опадів.Вітер північно-західний, 7-12 м/с. Температура у столиці становитиме вночі14-16°, вдень 24-26°, у регіоні буде вночі 12-17°, вдень 22-27°.</text:p>
      <text:p text:style-name="P4">
Мінливу хмарність в Україні прогнозують і на наступні два дні. За прогнозом,10 липня вночі у південно-східній частині йтимуть помірні дощі, вдень усхідних, північно-східних, центральних областях та в Карпатах місцяминевеликий короткочасний дощ; на решті території без опадів.</text:p>
      <text:p text:style-name="P4">
А 11 липня вночі на Закарпатті та в Карпатах, вдень по всій Україні, крімбільшості західних областей, місцями пройдуть невеликі (у східних та північно-східних областях помірні) короткочасні дощі.</text:p>
      <text:p text:style-name="P4">
Вітер переважно північно-західний, 7-12 м/с. Температура вночі буде 10-15°, упівденній частині 14-19°, на узбережжі морів до 23°; вдень 20-25°, на півднікраїни, Закарпатті, 11 липня й на Прикарпатті 25-30°.</text:p>
      <text:p text:style-name="P4">
У Києві та області в ці дні буде мінлива хмарність, лише вдень 11 липнямісцями пройде невеликий короткочасний дощ. Температура у столиці вночістановитиме 12-14°, вдень 22-24°, у регіоні буде вночі 10-15°, вдень 20-25°.</text:p>
      <text:p text:style-name="P4">
Синоптики попереджають, що 9-11 липня у Волинській, Тернопільській,Херсонській, Запорізькій, Миколаївській, 11 липня - й у Львівській таЧернівецькій областях переважатиме надзвичайний рівень пожежної небезпеки.</text:p>
      <text:p text:style-name="P4">
На 12 липня в Україні опадів не прогнозують, лише у східних, вдень і взахідних областях короткочасні дощі, місцями грози. Температура вночі 10-16°,на півдні до 20°, вдень 20-26°, у південно-західних областях 27-32°.</text:p>
      <text:p text:style-name="P4">
<text:span text:style-name="T4">
Читайте також:</text:span>
 <text:a xlink:type="simple" xlink:href="https://www.ukrinform.ua/rubric-world/3732304-rekordna-speka-na-planeti-trimaetsa-vze-tretij-den-pospil.html" text:style-name="Internet_20_link" text:visited-style-name="Visited_20_Internet_20_Link">
 Рекордна <text:span text:style-name="T4">
спек</text:span>
 а на планеті тримається вже третій деньпоспіль </text:a>
</text:p>
      <text:p text:style-name="P4">
Натомість 13 липня на території країни очікуються короткочасні дощі, грози,лише у східних і північно-східних областях вночі без опадів. Температура вночі13-19°, вдень 24-30°, у західних областях 20-26°; у південній частині вночі18-23°, вдень 29-34°, на півдні Одещини до 37°.</text:p>
      <text:p text:style-name="P4">
У Києві та області 12 липня без опадів; температура у столиці вночі 13-15°,вдень 23-25°, у регіоні вночі буде 10-15°, вдень 21-26°.</text:p>
      <text:p text:style-name="P4">
На 13 липня у столичному регіоні прогнозують короткочасний дощ (вночі пообласті місцями невеликий, у Києві без опадів), грозу. Температура у столицівночі 16-18°, вдень 26-28°, по області вночі 14-19°, вдень 24-29°.</text:p>
      <text:p text:style-name="P4">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За 500 днів війни званням Героя України відзначені 298 захисників і захисниць - Президент</text:span>
</text:h>
      <text:p text:style-name="P4">
Authors: Ukrinform (Person)</text:p>
      <text:p text:style-name="P4">
Publisher: Укринформ (Organization)</text:p>
      <text:p text:style-name="P4">
Published Time: 2023-07-09T00:26:00+03:00</text:p>
      <text:p text:style-name="P4">
Modified Time: 2023-07-09T00:26:00+03:00</text:p>
      <text:p text:style-name="P4">
Description: Президент України Володимир Зеленський у ході робочої поїздки на Львівщину зустрівся з особовим складом Західного територіального управління Національної гвардії України та вручив державні нагороди.  — Укрінформ.</text:p>
      <text:p text:style-name="P4">
Images: ['<text:a xlink:type="simple" xlink:href="https://static.ukrinform.com/photos/2023_07/thumb_files/630_360_1688851856-2496.jpeg" text:style-name="Internet_20_link" text:visited-style-name="Visited_20_Internet_20_Link">
630_360_16888...</text:a>
']</text:p>
      <text:p text:style-name="P4">
Tags: ['Нацгвардія', 'Нагорода', 'Герой України', 'Військові', 'Зеленський', 'Війна з Росією']</text:p>
      <text:p text:style-name="P4">
Type: Article</text:p>
      <!--METADATA-->
      <text:p text:style-name="P4">
<draw:frame draw:style-name="fr1" draw:name="Image416" text:anchor-type="as-char" svg:width="6.9236in" svg:height="3.956343in" draw:z-index="0">
<draw:image xlink:href="../Images/yкринформ/2023-07-09T00-26-00-03-00/630_360_1688851856-2496.jpeg" xlink:type="simple" xlink:show="embed" xlink:actuate="onLoad" draw:mime-type="image/jpeg"/>
</draw:frame>
Президент України Володимир Зеленський у ході робочої поїздки на Львівщинузустрівся з особовим складом Західного територіального управління Національноїгвардії України та вручив державні нагороди.</text:p>
      <text:p text:style-name="P4">
Про це повідомляє <text:a xlink:type="simple" xlink:href="https://www.president.gov.ua/news/za-500-dniv-povnomasshtabnoyi-vijni-298-ukrayincyam-i-ukrayi-84213" text:style-name="Internet_20_link" text:visited-style-name="Visited_20_Internet_20_Link">
 сайт глави держави</text:a>
 , передає Укрінформ.</text:p>
      <text:p text:style-name="P4">
На зустрічі були присутні захисники «Азовсталі», які повернулися набатьківщину: командир окремого загону спеціального призначення Національноїгвардії «Азов» Денис Прокопенко, його заступник Святослав Паламар, виконувачобов’язків командира 36-ї окремої бригади морської піхоти Сергій Волинський,старший офіцер «Азова» Олег Хоменко та командир 12-ї бригади Нацгвардії ДенисШлега.</text:p>
      <text:p text:style-name="P4">
_Відео:<text:a xlink:type="simple" xlink:href="https://www.president.gov.ua/" text:style-name="Internet_20_link" text:visited-style-name="Visited_20_Internet_20_Link">
 Офіс Президента </text:a>
 _</text:p>
      <text:p text:style-name="P4">
«500 днів, як ми боремося за свободу й незалежність для України. За гідність,за право на життя для всіх наших людей, в усій Україні. Україна завжди будевдячною кожному й кожній, хто бʼється за неї. Нашим воїнам. Нашим героям», –сказав Зеленський.</text:p>
      <text:p text:style-name="P4">
Президент подякував команді, яка працює заради повернення українців додому:керівнику ОП Андрію Єрмаку, начальнику ГУР Міноборони Кирилу Буданову,міністру внутрішніх справ Ігорю Клименку, які були присутні на заході, а такожголові Фонду держмайна Рустему Умєрову, голові СБУ Василю Малюку та йогоспівробітникам. Крім того, Володимир Зеленський висловив подяку за допомогу узвільненні бранців Туреччині й особисто президенту Реджепу Таїпу Ердогану.</text:p>
      <text:p text:style-name="P4">
</text:p>
      <text:p text:style-name="P4">
<text:a xlink:type="simple" xlink:href="https://static.ukrinform.com/photos/2023_07/1688851857-4074.jpeg" text:style-name="Internet_20_link" text:visited-style-name="Visited_20_Internet_20_Link">
 </text:a>
 <text:a xlink:type="simple" xlink:href="https://static.ukrinform.com/photos/2023_07/1688851856-2496.jpeg" text:style-name="Internet_20_link" text:visited-style-name="Visited_20_Internet_20_Link">
<draw:frame draw:style-name="fr1" draw:name="Image419" text:anchor-type="as-char" svg:width="6.9236in" svg:height="3.956343in" draw:z-index="0">
<draw:image xlink:href="../Images/yкринформ/2023-07-09T00-26-00-03-00/630_360_1688851856-2496.jpeg" xlink:type="simple" xlink:show="embed" xlink:actuate="onLoad" draw:mime-type="image/jpeg"/>
</draw:frame>
</text:a>
 <text:a xlink:type="simple" xlink:href="https://static.ukrinform.com/photos/2023_07/1688851856-1530.jpeg" text:style-name="Internet_20_link" text:visited-style-name="Visited_20_Internet_20_Link">
</text:a>
 <text:a xlink:type="simple" xlink:href="https://static.ukrinform.com/photos/2023_07/1688851856-6296.jpeg" text:style-name="Internet_20_link" text:visited-style-name="Visited_20_Internet_20_Link">
</text:a>
 <text:a xlink:type="simple" xlink:href="https://static.ukrinform.com/photos/2023_07/1688851856-7430.jpeg" text:style-name="Internet_20_link" text:visited-style-name="Visited_20_Internet_20_Link">
</text:a>
 <text:a xlink:type="simple" xlink:href="https://static.ukrinform.com/photos/2023_07/1688851856-4238.jpeg" text:style-name="Internet_20_link" text:visited-style-name="Visited_20_Internet_20_Link">
</text:a>
 <text:a xlink:type="simple" xlink:href="https://static.ukrinform.com/photos/2023_07/1688851856-2749.jpeg" text:style-name="Internet_20_link" text:visited-style-name="Visited_20_Internet_20_Link">
</text:a>
 <text:a xlink:type="simple" xlink:href="https://static.ukrinform.com/photos/2023_07/1688851856-6917.jpeg" text:style-name="Internet_20_link" text:visited-style-name="Visited_20_Internet_20_Link">
</text:a>
 <text:a xlink:type="simple" xlink:href="https://static.ukrinform.com/photos/2023_07/1688851856-2546.jpeg" text:style-name="Internet_20_link" text:visited-style-name="Visited_20_Internet_20_Link">
</text:a>
 <text:a xlink:type="simple" xlink:href="https://static.ukrinform.com/photos/2023_07/1688851857-6012.jpeg" text:style-name="Internet_20_link" text:visited-style-name="Visited_20_Internet_20_Link">
</text:a>
 <text:a xlink:type="simple" xlink:href="https://static.ukrinform.com/photos/2023_07/1688851857-1781.jpeg" text:style-name="Internet_20_link" text:visited-style-name="Visited_20_Internet_20_Link">
</text:a>
 <text:a xlink:type="simple" xlink:href="https://static.ukrinform.com/photos/2023_07/1688851857-7108.jpeg" text:style-name="Internet_20_link" text:visited-style-name="Visited_20_Internet_20_Link">
</text:a>
 <text:a xlink:type="simple" xlink:href="https://static.ukrinform.com/photos/2023_07/1688851857-1505.jpeg" text:style-name="Internet_20_link" text:visited-style-name="Visited_20_Internet_20_Link">
</text:a>
 <text:a xlink:type="simple" xlink:href="https://static.ukrinform.com/photos/2023_07/1688851857-7378.jpeg" text:style-name="Internet_20_link" text:visited-style-name="Visited_20_Internet_20_Link">
</text:a>
 <text:a xlink:type="simple" xlink:href="https://static.ukrinform.com/photos/2023_07/1688851857-3464.jpeg" text:style-name="Internet_20_link" text:visited-style-name="Visited_20_Internet_20_Link">
</text:a>
 <text:a xlink:type="simple" xlink:href="https://static.ukrinform.com/photos/2023_07/1688851858-7311.jpeg" text:style-name="Internet_20_link" text:visited-style-name="Visited_20_Internet_20_Link">
</text:a>
 <text:a xlink:type="simple" xlink:href="https://static.ukrinform.com/photos/2023_07/1688851858-9516.jpeg" text:style-name="Internet_20_link" text:visited-style-name="Visited_20_Internet_20_Link">
</text:a>
</text:p>
      <text:p text:style-name="P4">
«500 днів тому багато хто у світі ще не розумів, які ми є, які ви є, чого віднас очікувати і які наші герої. Тепер усі розуміють. Тепер світ вірить вУкраїну. Світ надихається нашою сміливістю, надихається нашими героями. Аголовне – українці вірять в Україну, українці бачать, на що ми всі здатні,коли ми разом. У єдності ми найсильніші», – наголосив Президент.</text:p>
      <text:p text:style-name="P4">
За його словами, від початку повномасштабної війни за свободу багато тисячнаших людей проявили максимальну відвагу, майже 50 тисяч українських воїніввідзначені державними нагородами.</text:p>
      <text:p text:style-name="P4">
<text:span text:style-name="T4">
Читайте також:</text:span>
 <text:a xlink:type="simple" xlink:href="https://www.ukrinform.ua/rubric-society/3729545-za-cas-vijni-prezident-nagorodiv-ponad-49-tisac-ukrainciv.html" text:style-name="Internet_20_link" text:visited-style-name="Visited_20_Internet_20_Link">
 За час війни Президент <text:span text:style-name="T4">
нагородив</text:span>
 понад 49 тисячукраїнців </text:a>
</text:p>
      <text:p text:style-name="P4">
«298 українців і українок отримали найвище звання <text:a xlink:type="simple" xlink:href="http://www.ukrinform.ua/tag-geroj-ukraini" text:style-name="Internet_20_link" text:visited-style-name="Visited_20_Internet_20_Link">
 Героя України</text:a>
 . І ми всі маємо шанувати йпам’ятати цих людей – наших героїв – і зараз, і після нашої перемоги. І нашідіти, і наші онуки, і всі покоління українського народу. Дякуємо вам, героямУкраїни! Слава Україні!» – сказав глава держави.</text:p>
      <text:p text:style-name="P4">
Президент поіменно назвав понад 270 Героїв України, відзначивши, що імендеяких наших воїнів, які також отримали цю найвищу державну нагороду, поки щоне можна називати.</text:p>
      <text:p text:style-name="P4">
«Про реальні потужні здобутки цих Героїв України ми зможемо розказати лишепісля нашої перемоги. І обов’язково розповімо», – додав він.</text:p>
      <text:p text:style-name="P4">
Водночас Зеленський зазначив, що значній частині Героїв України, чиї імена вінназвав, це звання присвоєно посмертно.</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Присутні вшанували хвилиною мовчання пам’ять усіх українців, які віддали своїжиття за свободу й незалежність України.</text:p>
      <text:p text:style-name="P4">
«І, звичайно, я вдячний усім вам – вдячний усім нашим воїнам, які сьогоднівідзначені державними нагородами – орденами «За мужність», – за подвиги, якимибороните життя й прекрасну державу. Дякую!» – сказав Президент.</text:p>
      <text:p text:style-name="P4">
Він вручив військовослужбовцям Нацгвардії державні нагороди. За особистумужність, виявлену в захисті державного суверенітету й територіальноїцілісності України, самовіддане служіння українському народові воїнинагороджені орденами «За мужність» ІІІ ступеня.</text:p>
      <text:p text:style-name="P4">
«Слава всім українцям і українкам різних часів, які здобували волю й силу дляУкраїни! Слава всім нашим героям! Слава народу України! Переможемо!» –резюмував глава держави.</text:p>
      <text:p text:style-name="P4">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Зеленський узяв участь у молебні за Україну</text:span>
</text:h>
      <text:p text:style-name="P4">
Authors: Ukrinform (Person)</text:p>
      <text:p text:style-name="P4">
Publisher: Укринформ (Organization)</text:p>
      <text:p text:style-name="P4">
Published Time: 2023-07-09T00:49:00+03:00</text:p>
      <text:p text:style-name="P4">
Modified Time: 2023-07-09T00:49:00+03:00</text:p>
      <text:p text:style-name="P4">
Description: Під час робочої поїздки на Львівщину Володимир Зеленський узяв участь у молитовному заході «Боже, Україну бережи! 500 днів опору й звитяги». — Укрінформ.</text:p>
      <text:p text:style-name="P4">
Images: ['<text:a xlink:type="simple" xlink:href="https://static.ukrinform.com/photos/2023_07/thumb_files/630_360_1688852817-449.jpeg" text:style-name="Internet_20_link" text:visited-style-name="Visited_20_Internet_20_Link">
630_360_16888...</text:a>
']</text:p>
      <text:p text:style-name="P4">
Tags: ['Львів', 'Україна', 'Молитва', 'Зеленський']</text:p>
      <text:p text:style-name="P4">
Type: Article</text:p>
      <!--METADATA-->
      <text:p text:style-name="P4">
<draw:frame draw:style-name="fr1" draw:name="Image435" text:anchor-type="as-char" svg:width="6.9236in" svg:height="3.956343in" draw:z-index="0">
<draw:image xlink:href="../Images/yкринформ/2023-07-09T00-49-00-03-00/630_360_1688852817-449.jpeg" xlink:type="simple" xlink:show="embed" xlink:actuate="onLoad" draw:mime-type="image/jpeg"/>
</draw:frame>
 Під часробочої поїздки на Львівщину Володимир Зеленський узяв участь у молитовномузаході «Боже, Україну бережи! 500 днів опору й звитяги».</text:p>
      <text:p text:style-name="P4">
Про це повідомляє Укрінформ із посиланням на <text:a xlink:type="simple" xlink:href="https://www.president.gov.ua/news/u-lvovi-prezident-uzyav-uchast-u-molebni-za-ukrayinu-84221" text:style-name="Internet_20_link" text:visited-style-name="Visited_20_Internet_20_Link">
 сайт</text:a>
 Президента України.</text:p>
      <text:p text:style-name="P4">
Біля пам’ятника Тарасу Шевченку у Львові представники духовенства та керівникирелігійних організацій виголосили молитви за Україну. Вони молилися заперемогу нашої держави та справедливий мир.</text:p>
      <text:p text:style-name="P4">
_Відео:<text:a xlink:type="simple" xlink:href="https://www.president.gov.ua/" text:style-name="Internet_20_link" text:visited-style-name="Visited_20_Internet_20_Link">
 Офіс Президента </text:a>
 _</text:p>
      <text:p text:style-name="P4">
Духовні лідери просили заступництва й сил для захисників нашої Батьківщини,благословення для представників української влади та порятунку для всіхпостраждалих від війни. Також молилися за відновлення територіальноїцілісності <text:a xlink:type="simple" xlink:href="https://www.ukrinform.ua/tag-ukraina" text:style-name="Internet_20_link" text:visited-style-name="Visited_20_Internet_20_Link">
 України </text:a>
 .</text:p>
      <text:p text:style-name="P4">
</text:p>
      <text:p text:style-name="P4">
У виконанні камерного хору пролунала «Молитва за Україну».</text:p>
      <text:p text:style-name="P4">
<text:span text:style-name="T4">
Читайте також:</text:span>
 <text:a xlink:type="simple" xlink:href="https://www.ukrinform.ua/rubric-ato/3733336-za-500-dniv-vijni-zvannam-geroa-ukraini-vidznaceni-298-zahisnikiv-i-zahisnic-prezident.html" text:style-name="Internet_20_link" text:visited-style-name="Visited_20_Internet_20_Link">
 За 500 днів війни званням Героя України відзначені 298захисників і захисниць - Президент </text:a>
</text:p>
      <text:p text:style-name="P4">
Як зазначається, також у молитовному заході також взяли участь Прем’єр-міністрДенис Шмигаль, керівник Офісу Президента Андрій Єрмак, міський голова ЛьвоваАндрій Садовий.</text:p>
      <text:p text:style-name="P4">
<text:span text:style-name="T5">
Фото: ОП</text:span>
</text:p>
      <text:p text:style-name="P4">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Канада налаштована покласти край застосуванню касетних боєприпасів</text:span>
</text:h>
      <text:p text:style-name="P4">
Authors: Ukrinform (Person)</text:p>
      <text:p text:style-name="P4">
Publisher: Укринформ (Organization)</text:p>
      <text:p text:style-name="P4">
Published Time: 2023-07-09T01:14:00+03:00</text:p>
      <text:p text:style-name="P4">
Modified Time: 2023-07-09T01:14:00+03:00</text:p>
      <text:p text:style-name="P4">
Description: Влада Канади заявила, що не підтримує застосування касетних боєприпасів та рішуче налаштована покласти край їх виробництву та використанню. — Укрінформ.</text:p>
      <text:p text:style-name="P4">
Images: ['<text:a xlink:type="simple" xlink:href="https://static.ukrinform.com/photos/2019_05/thumb_files/630_360_1557290844-571.jpg" text:style-name="Internet_20_link" text:visited-style-name="Visited_20_Internet_20_Link">
630_360_15572...</text:a>
']</text:p>
      <text:p text:style-name="P4">
Tags: ['Канада', 'Війна', 'Боєприпаси']</text:p>
      <text:p text:style-name="P4">
Type: Article</text:p>
      <!--METADATA-->
      <text:p text:style-name="P4">
<draw:frame draw:style-name="fr1" draw:name="Image437" text:anchor-type="as-char" svg:width="6.9236in" svg:height="3.956343in" draw:z-index="0">
<draw:image xlink:href="../Images/yкринформ/2023-07-09T01-14-00-03-00/630_360_1557290844-571.jpg" xlink:type="simple" xlink:show="embed" xlink:actuate="onLoad" draw:mime-type="image/jpeg"/>
</draw:frame>
 ВладаКанади заявила, що не підтримує застосування касетних боєприпасів та рішученалаштована покласти край їх виробництву та використанню.</text:p>
      <text:p text:style-name="P4">
Як повідомляє кореспондент Укрінформу, про це повідомляє <text:a xlink:type="simple" xlink:href="http://www.ctvnews.ca/politics/canada-condemns-use-of-cluster-munitions-following-u-s-decision-to-send-weapon-to-ukraine-1.6471584" text:style-name="Internet_20_link" text:visited-style-name="Visited_20_Internet_20_Link">
 CTV News</text:a>
 із посиланням науряд Канади.</text:p>
      <text:p text:style-name="P4">
“Ми не підтримуємо застосування касетних боєприпасів та рішуче налаштованіпокласти край впливу цих боєприпасів на цивільних, особливо дітей”, - йдетьсяу поширеній заяві.</text:p>
      <text:p text:style-name="P4">
Зазначається, що <text:a xlink:type="simple" xlink:href="https://www.ukrinform.ua/tag-kanada" text:style-name="Internet_20_link" text:visited-style-name="Visited_20_Internet_20_Link">
 Канада </text:a>
 є однією зі123 підписантів Конвенції про касетні боєприпаси, яка забороняє їхвиробництво, використання, передачу та накопичення.</text:p>
      <text:p text:style-name="P4">
“Канада повністю дотримується цієї Конвенції та серйозно ставиться до своїхзобов’язань щодо заохочення її глобального ухвалення”, - наголосили в уряді.</text:p>
      <text:p text:style-name="P4">
<text:span text:style-name="T4">
Читайте також:</text:span>
 <text:a xlink:type="simple" xlink:href="https://www.ukrinform.ua/rubric-ato/3733015-bajden-pro-kasetni-snaradi-dla-ukraini-vazke-risenna-ale-voni-ij-potribni.html" text:style-name="Internet_20_link" text:visited-style-name="Visited_20_Internet_20_Link">
 Байден - про <text:span text:style-name="T4">
касетні</text:span>
 снаряди для України: Важкерішення, але вони їй потрібні </text:a>
</text:p>
      <text:p text:style-name="P4">
Як повідомляв Укрінформ, міністерство оборони США офіційно оголосило провиділення нового пакета військової допомоги Україні загальним обсягом $800мільйонів, в який входять касетні боєприпаси. Свою незгоду із наданням Українікасетних боєприпасів вже висловили Німеччина, Іспанія та Велика Британія.</text:p>
      <text:p text:style-name="P4">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Повернутися до України героям «Азовсталі» допомогли ВПС Чехії - прем’єр Фіала</text:span>
</text:h>
      <text:p text:style-name="P4">
Authors: Ukrinform (Person)</text:p>
      <text:p text:style-name="P4">
Publisher: Укринформ (Organization)</text:p>
      <text:p text:style-name="P4">
Published Time: 2023-07-09T01:40:00+03:00</text:p>
      <text:p text:style-name="P4">
Modified Time: 2023-07-09T01:40:00+03:00</text:p>
      <text:p text:style-name="P4">
Description: Захисників «Азовсталі» з Туреччини вивіз спецлітак Військово-повітряних сил Чехії, який також забезпечував перевезення Володимира Зеленського та його команди під час візитів по Європі. — Укрінформ.</text:p>
      <text:p text:style-name="P4">
Images: ['<text:a xlink:type="simple" xlink:href="https://static.ukrinform.com/photos/2023_07/thumb_files/630_360_1688856133-869.jpeg" text:style-name="Internet_20_link" text:visited-style-name="Visited_20_Internet_20_Link">
630_360_16888...</text:a>
']</text:p>
      <text:p text:style-name="P4">
Tags: ['Азовсталь', 'Чехія', 'Літак', 'Військові', 'Зеленський']</text:p>
      <text:p text:style-name="P4">
Type: Article</text:p>
      <!--METADATA-->
      <text:p text:style-name="P4">
<draw:frame draw:style-name="fr1" draw:name="Image438" text:anchor-type="as-char" svg:width="6.9236in" svg:height="3.956343in" draw:z-index="0">
<draw:image xlink:href="../Images/yкринформ/2023-07-09T01-40-00-03-00/630_360_1688856133-869.jpeg" xlink:type="simple" xlink:show="embed" xlink:actuate="onLoad" draw:mime-type="image/jpeg"/>
</draw:frame>
Захисників «Азовсталі» з Туреччини вивіз спецлітак Військово-повітряних силЧехії, який також забезпечував перевезення Володимира Зеленського та йогокоманди під час візитів по Європі.</text:p>
      <text:p text:style-name="P4">
Про це повідомив у <text:a xlink:type="simple" xlink:href="http://twitter.com/P_Fiala/status/1677693592154824704" text:style-name="Internet_20_link" text:visited-style-name="Visited_20_Internet_20_Link">
 Твіттері</text:a>
 прем’єр-міністр ЧехіїПетр Фіала передає Укрінформ.</text:p>
      <text:p text:style-name="P4">
«Я радий, що наші ВПС допомогли повернути додому в Україну цих відважнихзахисників свободи з «Азовсталі»! Ми завжди будемо поруч з тобою, Україно», -написав Фіала.</text:p>
      <text:p text:style-name="Quotations">

<text:p text:style-name="P4">
I am glad that our Air Force has assisted in returning back home to Ukraine&gt;
 these brave defenders of freedom from Azovstal!  &gt;
  &gt;
  We will always stay by your side. 🇺🇦🇨🇿 <text:a xlink:type="simple" xlink:href="https://t.co/HesAE1Lirj" text:style-name="Internet_20_link" text:visited-style-name="Visited_20_Internet_20_Link">
 https://t.co/HesAE1Lirj&gt;
 </text:a>
&gt;
&gt;
 — Petr Fiala (@P_Fiala) <text:a xlink:type="simple" xlink:href="https://twitter.com/P_Fiala/status/1677693592154824704" text:style-name="Internet_20_link" text:visited-style-name="Visited_20_Internet_20_Link">
 July 8, 2023&gt;
 </text:a>
</text:p>

</text:p>
      <text:p text:style-name="P4">
На світлинах, які зафіксували повернення української делегації з п’ятьмагероями «Азовсталі», видно, що вони сідають у чеський урядовий спецборт.</text:p>
      <text:p text:style-name="P4">
</text:p>
      <text:p text:style-name="P4">
Зауважимо, що цей самий літак доставив Президента України минулого четверга зБолгарії до Чехії, а потім до Словаччини та Туреччини.</text:p>
      <text:p text:style-name="P4">
<text:span text:style-name="T4">
Читайте також:</text:span>
 <text:a xlink:type="simple" xlink:href="https://www.ukrinform.ua/rubric-society/3733322-na-500j-den-vijni-mi-povernuli-dodomu-nasih-geroiv-zelenskij.html" text:style-name="Internet_20_link" text:visited-style-name="Visited_20_Internet_20_Link">
 <text:span text:style-name="T4">
Зеленський</text:span>
 : На 500-й день війни ми повернули додомунаших героїв </text:a>
</text:p>
      <text:p text:style-name="P4">
Як повідомлялося, Україна повернула на батьківщину п’ятьох захисників <text:a xlink:type="simple" xlink:href="https://www.ukrinform.ua/tag-azovstal" text:style-name="Internet_20_link" text:visited-style-name="Visited_20_Internet_20_Link">
«Азовсталі» </text:a>
 , які перебували вТуреччині після звільнення з російського полону. Президент ВолодимирЗеленський зустрів їх в аеропорту Стамбула та привітав із поверненням.</text:p>
      <text:p text:style-name="P4">
Українські воїни Денис Прокопенко, Святослав Паламар, Сергій Волинський, ОлегХоменко, Денис Шлега нарешті зможуть бути з рідними.</text:p>
      <text:p text:style-name="P4">
<text:span text:style-name="T5">
Фото: ОП</text:span>
</text:p>
      <text:p text:style-name="P4">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Гран-прі кінофестивалю в Карлових Варах здобула болгарсько-німецька стрічка</text:span>
</text:h>
      <text:p text:style-name="P4">
Authors: Ukrinform (Person)</text:p>
      <text:p text:style-name="P4">
Publisher: Укринформ (Organization)</text:p>
      <text:p text:style-name="P4">
Published Time: 2023-07-09T02:03:00+03:00</text:p>
      <text:p text:style-name="P4">
Modified Time: 2023-07-09T02:03:00+03:00</text:p>
      <text:p text:style-name="P4">
Description: У чеському місті Карлові Вари оголошенням переможців завершився 57-й Міжнародний кінофестиваль. — Укрінформ.</text:p>
      <text:p text:style-name="P4">
Images: ['<text:a xlink:type="simple" xlink:href="https://static.ukrinform.com/photos/2017_06/thumb_files/630_360_1498744201-4337.jpg" text:style-name="Internet_20_link" text:visited-style-name="Visited_20_Internet_20_Link">
630_360_14987...</text:a>
']</text:p>
      <text:p text:style-name="P4">
Tags: ['Чехія', 'Кіно', 'Кінофестиваль у Карлових Варах', 'фільм']</text:p>
      <text:p text:style-name="P4">
Type: Article</text:p>
      <!--METADATA-->
      <text:p text:style-name="P4">
<draw:frame draw:style-name="fr1" draw:name="Image440" text:anchor-type="as-char" svg:width="6.9236in" svg:height="3.956343in" draw:z-index="0">
<draw:image xlink:href="../Images/yкринформ/2023-07-09T02-03-00-03-00/630_360_1498744201-4337.jpg" xlink:type="simple" xlink:show="embed" xlink:actuate="onLoad" draw:mime-type="image/jpeg"/>
</draw:frame>
 Учеському місті Карлові Вари оголошенням переможців завершився 57-й Міжнароднийкінофестиваль.</text:p>
      <text:p text:style-name="P4">
Про це повідомляє Укрінформ із посиланням на оргкомітет кінофестивалю.</text:p>
      <text:p text:style-name="P4">
Гран-прі фестивалю, Кришталевий глобус, присуджено стрічці «Уроки Благи»спільного виробництва Болгарії та Німеччини. Її автори отримують винагороду врозмірі 25 тисяч доларів.</text:p>
      <text:p text:style-name="P4">
Спеціальний приз (і $15 тисяч) журі присудило фільму «Порожні мережі»(Німеччина - Іран).</text:p>
      <text:p text:style-name="P4">
Приз за найкращу режисуру дістався фільму «Фрімонт» (США, режисер БабакДжалалі).</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text:p>
      <text:p text:style-name="P4">
У рамках <text:a xlink:type="simple" xlink:href="https://www.ukrinform.ua/tag-festival" text:style-name="Internet_20_link" text:visited-style-name="Visited_20_Internet_20_Link">
 фестивалю </text:a>
 відбулося 445кінопоказів, на які було продано 123 517 квитків. Загалом було показано 185фільмів, з них 116 художніх, 28 документальних та 41 короткометражка. 36стрічок стали світовими прем’єрами.</text:p>
      <text:p text:style-name="P4">
Наступний, 58-й МКФ у Карлових Варах відбудеться з 28 червня до 6 липня 2024року.</text:p>
      <text:p text:style-name="P4">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Німецький Бундестаг схвалив закупівлю боєприпасів для України</text:span>
</text:h>
      <text:p text:style-name="P4">
Authors: Ukrinform (Person)</text:p>
      <text:p text:style-name="P4">
Publisher: Укринформ (Organization)</text:p>
      <text:p text:style-name="P4">
Published Time: 2023-07-09T02:23:00+03:00</text:p>
      <text:p text:style-name="P4">
Modified Time: 2023-07-09T02:23:00+03:00</text:p>
      <text:p text:style-name="P4">
Description: Бюджетний комітет німецького Бундестагу схвалив закупівлю додаткових боєприпасів для САУ Panzerhaubitze 2000, основного бойового танка Leopard 2 і бойової машини піхоти Puma. — Укрінформ.</text:p>
      <text:p text:style-name="P4">
Images: ['<text:a xlink:type="simple" xlink:href="https://static.ukrinform.com/photos/2021_07/thumb_files/630_360_1627644191-631.jpg" text:style-name="Internet_20_link" text:visited-style-name="Visited_20_Internet_20_Link">
630_360_16276...</text:a>
']</text:p>
      <text:p text:style-name="P4">
Tags: ['Бундестаг', 'Бундесвер', 'Фінанси', 'Німеччина', 'Україна', 'Боєприпаси', 'Війна з Росією']</text:p>
      <text:p text:style-name="P4">
Type: Article</text:p>
      <!--METADATA-->
      <text:p text:style-name="P4">
<draw:frame draw:style-name="fr1" draw:name="Image441" text:anchor-type="as-char" svg:width="6.9236in" svg:height="3.956343in" draw:z-index="0">
<draw:image xlink:href="../Images/yкринформ/2023-07-09T02-23-00-03-00/630_360_1627644191-631.jpg" xlink:type="simple" xlink:show="embed" xlink:actuate="onLoad" draw:mime-type="image/jpeg"/>
</draw:frame>
 Бюджетнийкомітет німецького Бундестагу схвалив закупівлю додаткових боєприпасів для САУPanzerhaubitze 2000, основного бойового танка Leopard 2 і бойової машинипіхоти Puma.</text:p>
      <text:p text:style-name="P4">
Про це повідомляє Укрінформ із посиланням на міноборони ФРН.</text:p>
      <text:p text:style-name="P4">
Таким чином передбачається забезпечити власні потреби Бундесверу, додатковопідтримати Україну та оновити запаси боєприпасів, які вже були передані Києву,- пояснили в оборонному відомстві.</text:p>
      <text:p text:style-name="P4">
«Напад Росії на Україну докорінно змінив рамки політики безпеки. Це зумовлюєнеобхідність закупівлі додаткових боєприпасів – для збройних сил Німеччини, атакож для збройних сил України», - заявили в міністерстві оборони ФРН.</text:p>
      <text:p text:style-name="P4">
Україна активно використовує німецькі Panzerhaubitz 2000 і основний бойовийтанк Leopard 2. Отже, потреба в 155-мм артилерійських снарядах для гаубиці та120-мм - для танка також покривається за допомогою Німеччини. З початку війниУкраїна отримала значні обсяги боєприпасів зі складів <text:a xlink:type="simple" xlink:href="http://www.ukrinform.ua/tag-bundesver" text:style-name="Internet_20_link" text:visited-style-name="Visited_20_Internet_20_Link">
 Бундесверу</text:a>
 для боротьби з російськимизагарбницькими військами, але потребує більше.</text:p>
      <text:p text:style-name="P4">
<text:span text:style-name="T4">
Читайте також:</text:span>
 <text:a xlink:type="simple" xlink:href="https://www.ukrinform.ua/rubric-ato/3732836-nimeccina-peredala-cergovij-paket-vijskovoi-dopomogi-ukraini.html" text:style-name="Internet_20_link" text:visited-style-name="Visited_20_Internet_20_Link">
 Німеччина передала <text:span text:style-name="T4">
черговий</text:span>
 пакет військової допомогиУкраїні </text:a>
</text:p>
      <text:p text:style-name="P4">
Бюджетний комітет, зокрема, схвалив закупівлю значної кількості фугаснихбоєприпасів калібру 155 мм для України. Вони можуть використовуватися і зіншими артилерійськими системами НАТО, такими як M777. Замовлення будевиконано протягом наступних двох років. Іншою частиною схваленої пропозиції єзакупівля 155-міліметрових фугасних снарядів для Бундесверу ще цього року назаміну тих, які були передані Україні. Передбачено виділити на це близько 128мільйонів євро.</text:p>
      <text:p text:style-name="P4">
Для 120-міліметрової гармати танка Leopard-2 також потрібно більшебоєкомплекту, ніж планувалося. Попередньо узгоджену з оборонною промисловістюсуму планується значно збільшити. Боєприпаси використовуються як длянарощування запасів боєприпасів Бундесверу, так і для підтримки України.Замовлення також замінить боєприпаси основних бойових танків, які вжепоставлені в Україну. Видатки в розмірі 381 мільйона євро будуть частковопрофінансовані з оборонного бюджету, частково - з коштів федеральної урядовоїініціативи з модернізації.</text:p>
      <text:p text:style-name="P4">
<text:span text:style-name="T4">
Читайте також:</text:span>
 <text:a xlink:type="simple" xlink:href="https://www.ukrinform.ua/rubric-ato/3733309-nimeccina-strimano-vidreaguvala-na-risenna-ssa-peredati-ukraini-kasetni-boepripasi.html" text:style-name="Internet_20_link" text:visited-style-name="Visited_20_Internet_20_Link">
 Німеччина <text:span text:style-name="T4">
стримано</text:span>
 відреагувала на рішення СШАпередати Україні касетні боєприпаси </text:a>
</text:p>
      <text:p text:style-name="P4">
У рішенні комітету прописані також закупівлі боєприпасів для бойової машинипіхоти Puma (автоматична гармата калібру 30 мм) та навчальних боєприпасівкалібру 7,62 міліметра до кулеметів MG3 і MG5.</text:p>
      <text:p text:style-name="P4">
Кожен окремий контракт Бундесверу обсягом понад 25 мільйонів євро маєпопередньо бути схвалений бюджетним комітетом Бундестагу.</text:p>
      <text:p text:style-name="P4">
Початкова угода вже передбачала поставку п’ятизначної кількості осколково-фугасних снарядів калібру 155 міліметрів з можливістю подальших закупівель.Зараз ця опція знову значно розширена за допомогою угоди про внесення змін імає бути повністю використана до 2026 року. Інвестиції обсягом близько 118мільйонів євро будуть оплачені з оборонного бюджету.</text:p>
      <text:p text:style-name="P4">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Місто в Судані зазнало авіаудару, 22 загиблих</text:span>
</text:h>
      <text:p text:style-name="P4">
Authors: Ukrinform (Person)</text:p>
      <text:p text:style-name="P4">
Publisher: Укринформ (Organization)</text:p>
      <text:p text:style-name="P4">
Published Time: 2023-07-09T02:47:00+03:00</text:p>
      <text:p text:style-name="P4">
Modified Time: 2023-07-09T02:47:00+03:00</text:p>
      <text:p text:style-name="P4">
Description: Щонайменше 22 особи загинули в суботу внаслідок авіаційного удару по суданському місту Омдурман.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Авіація', 'Обстріл', 'Судан', 'Загибель', 'Війна']</text:p>
      <text:p text:style-name="P4">
Type: Article</text:p>
      <!--METADATA-->
      <text:p text:style-name="P4">
<draw:frame draw:style-name="fr1" draw:name="Image442" text:anchor-type="as-char" svg:width="6.9236in" svg:height="3.956343in" draw:z-index="0">
<draw:image xlink:href="../Images/yкринформ/2023-07-09T02-47-00-03-00/630_360_1681626756-721.jpg" xlink:type="simple" xlink:show="embed" xlink:actuate="onLoad" draw:mime-type="image/jpeg"/>
</draw:frame>
 Щонайменше22 особи загинули в суботу внаслідок авіаційного удару по суданському містуОмдурман.</text:p>
      <text:p text:style-name="P4">
Як передає Укрінформ, про це повідомляє <text:a xlink:type="simple" xlink:href="http://www.chinaview.cn/africa/20230709/a99fbac07ed24672be0b06a80439d253/c.html" text:style-name="Internet_20_link" text:visited-style-name="Visited_20_Internet_20_Link">
 Xinhua</text:a>
з посилання на міністерство охорони здоров'я штату Хартум.</text:p>
      <text:p text:style-name="P4">
«Унаслідок авіаудару в районі Дар-аль-Салам аль-Амрія, на захід від Омдурманана світанку суботи загинули 22 особи та багато людей дістали поранення», -йдеться в заяві міністерства.</text:p>
      <text:p text:style-name="P4">
Як зазначається, в армії Судану поки що не прокоментували інцидент.</text:p>
      <text:p text:style-name="P4">
Своєю чергою Сили швидкого реагування, які протистоять армії, засудили те, щовони назвали «систематичним бомбардуванням літаками» громадян у житловихкварталах на захід від Омдурмана.</text:p>
      <text:p text:style-name="P4">
<text:span text:style-name="T4">
Читайте також:</text:span>
 <text:a xlink:type="simple" xlink:href="https://www.ukrinform.ua/rubric-world/3724332-u-sudani-vnaslidok-obstrilu-stolici-zaginulo-15-osib-sered-akih-patero-ditej.html" text:style-name="Internet_20_link" text:visited-style-name="Visited_20_Internet_20_Link">
 У <text:span text:style-name="T4">
Судан</text:span>
 і внаслідок обстрілу столиці загинуло 15осіб, серед яких п’ятеро дітей </text:a>
</text:p>
      <text:p text:style-name="P4">
Як повідомляв Укрінформ, бої між армією <text:a xlink:type="simple" xlink:href="https://www.ukrinform.ua/tag-sudan" text:style-name="Internet_20_link" text:visited-style-name="Visited_20_Internet_20_Link">
 Судану</text:a>
 та Силами швидкого реагування спалахнулив середині квітня через боротьбу за владу у військовому керівництві країни.</text:p>
      <text:p text:style-name="P4">
Унаслідок бойових зіткнень, за попередніми даними ООН, близько 2,2 млн осібмусили залишити домівки, а понад півмільйона - виїхати з країни.</text:p>
      <text:p text:style-name="P4">
<text:span text:style-name="T5">
Фото ілюстративне: АА</text:span>
</text:p>
      <text:p text:style-name="P4">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У центрі Парижа правоохоронці розігнали «марш проти поліцейського насильства»</text:span>
</text:h>
      <text:p text:style-name="P4">
Authors: Ukrinform (Person)</text:p>
      <text:p text:style-name="P4">
Publisher: Укринформ (Organization)</text:p>
      <text:p text:style-name="P4">
Published Time: 2023-07-09T03:12:00+03:00</text:p>
      <text:p text:style-name="P4">
Modified Time: 2023-07-09T03:12:00+03:00</text:p>
      <text:p text:style-name="P4">
Description: Сотні демонстрантів вийшли на марш проти поліцейського насилля у центрі Парижа у суботу попри заборону. — Укрінформ.</text:p>
      <text:p text:style-name="P4">
Images: ['<text:a xlink:type="simple" xlink:href="https://static.ukrinform.com/photos/2017_10/thumb_files/630_360_1508396305-6401.jpg" text:style-name="Internet_20_link" text:visited-style-name="Visited_20_Internet_20_Link">
630_360_15083...</text:a>
']</text:p>
      <text:p text:style-name="P4">
Tags: ['Париж', 'Поліція', 'Протест']</text:p>
      <text:p text:style-name="P4">
Type: Article</text:p>
      <!--METADATA-->
      <text:p text:style-name="P4">
<draw:frame draw:style-name="fr1" draw:name="Image443" text:anchor-type="as-char" svg:width="6.9236in" svg:height="3.956343in" draw:z-index="0">
<draw:image xlink:href="../Images/yкринформ/2023-07-09T03-12-00-03-00/630_360_1508396305-6401.jpg" xlink:type="simple" xlink:show="embed" xlink:actuate="onLoad" draw:mime-type="image/jpeg"/>
</draw:frame>
 Сотнідемонстрантів вийшли на марш проти поліцейського насилля у центрі Парижа усуботу попри заборону.</text:p>
      <text:p text:style-name="P4">
Як передає Укрінформ, про це повідомляє <text:a xlink:type="simple" xlink:href="https://www.reuters.com/world/europe/paris-protest-against-police-violence-banned-after-riots-2023-07-08/" text:style-name="Internet_20_link" text:visited-style-name="Visited_20_Internet_20_Link">
 Reuters</text:a>
 .</text:p>
      <text:p text:style-name="P4">
Поліція розігнала натовп від Площі Республіки у французькій столиці,відправивши кілька сотень людей до бульвару Маджента, де вони провели мирниймарш.</text:p>
      <text:p text:style-name="P4">
<text:span text:style-name="T4">
Читайте також:</text:span>
 <text:a xlink:type="simple" xlink:href="https://www.ukrinform.ua/rubric-world/3731434-makron-zaaviv-so-pik-zavorusen-u-francii-minuv.html" text:style-name="Internet_20_link" text:visited-style-name="Visited_20_Internet_20_Link">
 Макрон заявив, що пік заворушень у Франції минув</text:a>
</text:p>
      <text:p text:style-name="P4">
За повідомленнями поліції Парижа, двоє людей були затримані.</text:p>
      <text:p text:style-name="P4">
Відповідно до опублікованого Департаментом поліції Парижа рішення, суботнядемонстрація була заборонена у зв’язку з «напруженою обстановкою».</text:p>
      <text:p text:style-name="P4">
Французька влада також заборонила демонстрацію у північному місті Лілль усуботу. Водночас марш у Марселі все ж відбувся, хоч і зі зміненою траєкторієюруху демонстрантів.</text:p>
      <text:p text:style-name="P4">
<text:span text:style-name="T4">
Читайте також:</text:span>
 <text:a xlink:type="simple" xlink:href="https://www.ukrinform.ua/rubric-world/3731200-u-francii-vid-pocatku-zavorusen-zatrimali-majze-35-tisaci-ludej.html" text:style-name="Internet_20_link" text:visited-style-name="Visited_20_Internet_20_Link">
 У Франції від початку заворушень затримали майже 3,5тисячі людей </text:a>
</text:p>
      <text:p text:style-name="P4">
Францією прокотилася хвиля заворушень після загибелі неповнолітнього хлопцявід пострілу з боку поліцейського 27 червня.</text:p>
      <text:p text:style-name="P4">
Як повідомлялося, у Франції поліція застрелила 17-річного хлопця, який незупинився за наказом поліцейського.</text:p>
      <text:p text:style-name="P4">
Від початку заворушень, спровокованих загибеллю підлітка, в країні булозатримано декілька тисяч осіб, а французький бізнес зазнав збитків на 1мільярд євро.</text:p>
      <text:p text:style-name="P4">
Фото: Shutterstock</text:p>
      <text:p text:style-name="P4">
Source: <text:a xlink:type="simple" xlink:href="https://www.ukrinform.ua/rubric-world/3733323-u-centri-pariza-pravoohoronci-rozignali-mars-proti-policejskogo-nasilstva.html" text:style-name="Internet_20_link" text:visited-style-name="Visited_20_Internet_20_Link">
https://www.ukrinform.ua/rubric-world/3733323-u-centri-pariza-pravoohoronci-rozignali-mars-proti-policejskogo-nasilstva.html</text:a>
</text:p>
      <!--NEWS-->
      <text:h text:style-name="P10" text:outline-level="1">
<text:span text:style-name="T4">
Німецький Бундестаг схвалив закупівлю боєприпасів для України</text:span>
</text:h>
      <text:p text:style-name="P4">
Authors: Ukrinform (Person)</text:p>
      <text:p text:style-name="P4">
Publisher: Укринформ (Organization)</text:p>
      <text:p text:style-name="P4">
Published Time: 2023-07-09T0:23:00+03:00</text:p>
      <text:p text:style-name="P4">
Modified Time: 2023-07-09T02:23:00+03:00</text:p>
      <text:p text:style-name="P4">
Description: Бюджетний комітет німецького Бундестагу схвалив закупівлю додаткових боєприпасів для САУ Panzerhaubitze 2000, основного бойового танка Leopard 2 і бойової машини піхоти Puma. — Укрінформ.</text:p>
      <text:p text:style-name="P4">
Images: ['<text:a xlink:type="simple" xlink:href="https://static.ukrinform.com/photos/2021_07/thumb_files/630_360_1627644191-631.jpg" text:style-name="Internet_20_link" text:visited-style-name="Visited_20_Internet_20_Link">
630_360_16276...</text:a>
']</text:p>
      <text:p text:style-name="P4">
Tags: ['Бундестаг', 'Бундесвер', 'Фінанси', 'Німеччина', 'Україна', 'Боєприпаси', 'Війна з Росією']</text:p>
      <text:p text:style-name="P4">
Type: Article</text:p>
      <!--METADATA-->
      <text:p text:style-name="P4">
<draw:frame draw:style-name="fr1" draw:name="Image444" text:anchor-type="as-char" svg:width="6.9236in" svg:height="3.956343in" draw:z-index="0">
<draw:image xlink:href="../Images/yкринформ/2023-07-09T0-23-00-03-00/630_360_1627644191-631.jpg" xlink:type="simple" xlink:show="embed" xlink:actuate="onLoad" draw:mime-type="image/jpeg"/>
</draw:frame>
 Бюджетнийкомітет німецького Бундестагу схвалив закупівлю додаткових боєприпасів для САУPanzerhaubitze 2000, основного бойового танка Leopard 2 і бойової машинипіхоти Puma.</text:p>
      <text:p text:style-name="P4">
Про це повідомляє Укрінформ із посиланням на міноборони ФРН.</text:p>
      <text:p text:style-name="P4">
Таким чином передбачається забезпечити власні потреби Бундесверу, додатковопідтримати Україну та оновити запаси боєприпасів, які вже були передані Києву,- пояснили в оборонному відомстві.</text:p>
      <text:p text:style-name="P4">
«Напад Росії на Україну докорінно змінив рамки політики безпеки. Це зумовлюєнеобхідність закупівлі додаткових боєприпасів – для збройних сил Німеччини, атакож для збройних сил України», - заявили в міністерстві оборони ФРН.</text:p>
      <text:p text:style-name="P4">
Україна активно використовує німецькі Panzerhaubitz 2000 і основний бойовийтанк Leopard 2. Отже, потреба в 155-мм артилерійських снарядах для гаубиці та120-мм - для танка також покривається за допомогою Німеччини. З початку війниУкраїна отримала значні обсяги боєприпасів зі складів <text:a xlink:type="simple" xlink:href="http://www.ukrinform.ua/tag-bundesver" text:style-name="Internet_20_link" text:visited-style-name="Visited_20_Internet_20_Link">
 Бундесверу</text:a>
 для боротьби з російськимизагарбницькими військами, але потребує більше.</text:p>
      <text:p text:style-name="P4">
<text:span text:style-name="T4">
Читайте також:</text:span>
 <text:a xlink:type="simple" xlink:href="https://www.ukrinform.ua/rubric-ato/3732836-nimeccina-peredala-cergovij-paket-vijskovoi-dopomogi-ukraini.html" text:style-name="Internet_20_link" text:visited-style-name="Visited_20_Internet_20_Link">
 Німеччина передала <text:span text:style-name="T4">
черговий</text:span>
 пакет військової допомогиУкраїні </text:a>
</text:p>
      <text:p text:style-name="P4">
Бюджетний комітет, зокрема, схвалив закупівлю значної кількості фугаснихбоєприпасів калібру 155 мм для України. Вони можуть використовуватися і зіншими артилерійськими системами НАТО, такими як M777. Замовлення будевиконано протягом наступних двох років. Іншою частиною схваленої пропозиції єзакупівля 155-міліметрових фугасних снарядів для Бундесверу ще цього року назаміну тих, які були передані Україні. Передбачено виділити на це близько 128мільйонів євро.</text:p>
      <text:p text:style-name="P4">
Для 120-міліметрової гармати танка Leopard-2 також потрібно більшебоєкомплекту, ніж планувалося. Попередньо узгоджену з оборонною промисловістюсуму планується значно збільшити. Боєприпаси використовуються як длянарощування запасів боєприпасів Бундесверу, так і для підтримки України.Замовлення також замінить боєприпаси основних бойових танків, які вжепоставлені в Україну. Видатки в розмірі 381 мільйона євро будуть частковопрофінансовані з оборонного бюджету, частково - з коштів федеральної урядовоїініціативи з модернізації.</text:p>
      <text:p text:style-name="P4">
<text:span text:style-name="T4">
Читайте також:</text:span>
 <text:a xlink:type="simple" xlink:href="https://www.ukrinform.ua/rubric-ato/3733309-nimeccina-strimano-vidreaguvala-na-risenna-ssa-peredati-ukraini-kasetni-boepripasi.html" text:style-name="Internet_20_link" text:visited-style-name="Visited_20_Internet_20_Link">
 Німеччина <text:span text:style-name="T4">
стримано</text:span>
 відреагувала на рішення СШАпередати Україні касетні боєприпаси </text:a>
</text:p>
      <text:p text:style-name="P4">
У рішенні комітету прописані також закупівлі боєприпасів для бойової машинипіхоти Puma (автоматична гармата калібру 30 мм) та навчальних боєприпасівкалібру 7,62 міліметра до кулеметів MG3 і MG5.</text:p>
      <text:p text:style-name="P4">
Кожен окремий контракт Бундесверу обсягом понад 25 мільйонів євро маєпопередньо бути схвалений бюджетним комітетом Бундестагу.</text:p>
      <text:p text:style-name="P4">
Початкова угода вже передбачала поставку п’ятизначної кількості осколково-фугасних снарядів калібру 155 міліметрів з можливістю подальших закупівель.Зараз ця опція знову значно розширена за допомогою угоди про внесення змін імає бути повністю використана до 2026 року. Інвестиції обсягом близько 118мільйонів євро будуть оплачені з оборонного бюджету.</text:p>
      <text:p text:style-name="P4">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Місто в Судані зазнало авіаудару, 22 загиблих</text:span>
</text:h>
      <text:p text:style-name="P4">
Authors: Ukrinform (Person)</text:p>
      <text:p text:style-name="P4">
Publisher: Укринформ (Organization)</text:p>
      <text:p text:style-name="P4">
Published Time: 2023-07-09T1:47:00+03:00</text:p>
      <text:p text:style-name="P4">
Modified Time: 2023-07-09T02:47:00+03:00</text:p>
      <text:p text:style-name="P4">
Description: Щонайменше 22 особи загинули в суботу внаслідок авіаційного удару по суданському місту Омдурман. — Укрінформ.</text:p>
      <text:p text:style-name="P4">
Images: ['<text:a xlink:type="simple" xlink:href="https://static.ukrinform.com/photos/2023_04/thumb_files/630_360_1681626756-721.jpg" text:style-name="Internet_20_link" text:visited-style-name="Visited_20_Internet_20_Link">
630_360_16816...</text:a>
']</text:p>
      <text:p text:style-name="P4">
Tags: ['Авіація', 'Обстріл', 'Судан', 'Загибель', 'Війна']</text:p>
      <text:p text:style-name="P4">
Type: Article</text:p>
      <!--METADATA-->
      <text:p text:style-name="P4">
<draw:frame draw:style-name="fr1" draw:name="Image445" text:anchor-type="as-char" svg:width="6.9236in" svg:height="3.956343in" draw:z-index="0">
<draw:image xlink:href="../Images/yкринформ/2023-07-09T1-47-00-03-00/630_360_1681626756-721.jpg" xlink:type="simple" xlink:show="embed" xlink:actuate="onLoad" draw:mime-type="image/jpeg"/>
</draw:frame>
 Щонайменше22 особи загинули в суботу внаслідок авіаційного удару по суданському містуОмдурман.</text:p>
      <text:p text:style-name="P4">
Як передає Укрінформ, про це повідомляє <text:a xlink:type="simple" xlink:href="http://www.chinaview.cn/africa/20230709/a99fbac07ed24672be0b06a80439d253/c.html" text:style-name="Internet_20_link" text:visited-style-name="Visited_20_Internet_20_Link">
 Xinhua</text:a>
з посилання на міністерство охорони здоров'я штату Хартум.</text:p>
      <text:p text:style-name="P4">
«Унаслідок авіаудару в районі Дар-аль-Салам аль-Амрія, на захід від Омдурманана світанку суботи загинули 22 особи та багато людей дістали поранення», -йдеться в заяві міністерства.</text:p>
      <text:p text:style-name="P4">
Як зазначається, в армії Судану поки що не прокоментували інцидент.</text:p>
      <text:p text:style-name="P4">
Своєю чергою Сили швидкого реагування, які протистоять армії, засудили те, щовони назвали «систематичним бомбардуванням літаками» громадян у житловихкварталах на захід від Омдурмана.</text:p>
      <text:p text:style-name="P4">
<text:span text:style-name="T4">
Читайте також:</text:span>
 <text:a xlink:type="simple" xlink:href="https://www.ukrinform.ua/rubric-world/3724332-u-sudani-vnaslidok-obstrilu-stolici-zaginulo-15-osib-sered-akih-patero-ditej.html" text:style-name="Internet_20_link" text:visited-style-name="Visited_20_Internet_20_Link">
 У <text:span text:style-name="T4">
Судан</text:span>
 і внаслідок обстрілу столиці загинуло 15осіб, серед яких п’ятеро дітей </text:a>
</text:p>
      <text:p text:style-name="P4">
Як повідомляв Укрінформ, бої між армією <text:a xlink:type="simple" xlink:href="https://www.ukrinform.ua/tag-sudan" text:style-name="Internet_20_link" text:visited-style-name="Visited_20_Internet_20_Link">
 Судану</text:a>
 та Силами швидкого реагування спалахнулив середині квітня через боротьбу за владу у військовому керівництві країни.</text:p>
      <text:p text:style-name="P4">
Унаслідок бойових зіткнень, за попередніми даними ООН, близько 2,2 млн осібмусили залишити домівки, а понад півмільйона - виїхати з країни.</text:p>
      <text:p text:style-name="P4">
<text:span text:style-name="T5">
Фото ілюстративне: АА</text:span>
</text:p>
      <text:p text:style-name="P4">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Армія рф щоденно обстрілює Україну, і громадяни Ізраїлю мають це усвідомлювати, прибуваючи на святкування Рош га-Шана</text:span>
</text:h>
      <text:p text:style-name="P4">
Author: ['АРМІЯINFORM']</text:p>
      <text:p text:style-name="P4">
Time: 2023-07-09T88:00:00-04:00</text:p>
      <text:p text:style-name="P4">
Description: Про це заступниця Міністра внутрішніх справ України заявила під час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101370_800_600_0_0_auto.jpg" text:style-name="Internet_20_link" text:visited-style-name="Visited_20_Internet_20_Link">
thumb_101370_800_600_0_0_auto.jpg</text:a>
']</text:p>
      <text:p text:style-name="P4">
Tags: ['STOPRUSSIA', 'АГРЕСІЯ РФ', 'ВІЙНА', 'ВТОРГНЕННЯ РФ', 'МВС УКРАЇНИ']</text:p>
      <text:p text:style-name="P4">
Category: News</text:p>
      <!--METADATA-->
      <text:p text:style-name="P4">
<draw:frame draw:style-name="fr1" draw:name="Image446" text:anchor-type="as-char" svg:width="6.9236in" svg:height="4.612849in" draw:z-index="0">
<draw:image xlink:href="../Images/AРМІЯINFORM/2023-07-09T88-00-00-04-00/thumb_101370_800_600_0_0_auto.jpg" xlink:type="simple" xlink:show="embed" xlink:actuate="onLoad" draw:mime-type="image/jpeg"/>
</draw:frame>
</text:p>
      <text:p text:style-name="P4">
Про це <text:a xlink:type="simple" xlink:href="https://www.npu.gov.ua/news/kateryna-pavlichenko-armiia-rf-shchodenno-obstriliuie-ukrainu-i-hromadiany-izrailiu-maiut-tse-usvidomliuvaty-prybuvaiuchy-na-sviatkuvannia-rosh-ha-shana" text:style-name="Internet_20_link" text:visited-style-name="Visited_20_Internet_20_Link">
заступниця</text:a>
 Міністравнутрішніх справ України заявила під час зустрічі із Надзвичайним іПовноважним послом Ізраїлю в Україні Міхаелем Бродським.</text:p>
      <text:p text:style-name="P4">
Катерина Павліченко зазначила, що через постійні атаки зі сторони росії наразів Україні немає повністю безпечних міст і паломники мають це розумітиприбуваючи до міста Умань на святкування Рош га-Шана.</text:p>
      <text:p text:style-name="P4">
«У нас зараз дійсно немає жодного міста, де б було безпечно, адже росіяобстрілює всю територію України. Наразі ми не можемо гарантувати повну безпекудля громадян Ізраїлю, саме томи ми рекомендуємо паломникам утриматись відпоїздок до України», — зазначила заступниця Глави МВС.</text:p>
      <text:p text:style-name="P4">
У відповідь на це Надзвичайний та Повноважний посол Ізраїлю в Україні МіхаельБродський заявив, що офіційний Єрусалим також готує безпекові рекомендації длявласних громадян щодо візитів до України цього року:</text:p>
      <text:p text:style-name="P4">
«Дякуємо вам за допомогу, яку ви надаєте кожного року, адже тисячі хасидівприїжджають до України. Минулий рік був особливо важким, утім, незважаючи навійну, в Умані відбулося святкування Рош га-Шана. Попри постійні закликивлади, майже 23 тисячі паломників відвідали Україну того року. Ймовірно, щоцього разу кількість бажаючих не зменшиться, і це при тому, що в Ізраїлі досідіють застереження щодо поїздок в Україну, зокрема й на святкування Рош га-Шана».</text:p>
      <text:p text:style-name="P4">
Своєю чергою, т.в.о. Голови Національної поліції України Іван Вигівськийзазначив, що Україна не хоче обмежувати громадян Ізраїлю у цьому питанні,однак Національна поліція України буде вживати посилених безпекових заходів.</text:p>
      <text:p text:style-name="P4">
«Ми плануємо встановити повний контроль за переміщенням паломників. У потягахпланується забезпечити присутність поліцейських, для того, щоб уникнутиконфліктних ситуацій. Через комендантську годину пропонується альтернативащодо переміщення — це супровід патрульною поліцією централізованих автобусів»,— розповів Іван Вигівський.</text:p>
      <text:p text:style-name="P4">
Наприкінці зустрічі сторони погодилися про подальшу підтримку на фоніповномасштабного вторгнення росії. Зокрема, Надзвичайний та Повноважний посолІзраїлю в Україні Міхаель Бродський розповів, що його країна готує новий пакетдопомоги.</text:p>
      <text:p text:style-name="P4">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Глава держави повідомив про призначення Героя України полковника Олександра Півненка командувачем Національної гвардії</text:span>
</text:h>
      <text:p text:style-name="P4">
Author: ['АРМІЯINFORM']</text:p>
      <text:p text:style-name="P4">
Time: 2023-07-09T90:00:00-04:00</text:p>
      <text:p text:style-name="P4">
Description: Президент Володимир Зеленський призначив командувачем Національної гвардії Геро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Tags: ['STOPRUSSIA', 'АГРЕСІЯ РФ', 'ВІЙНА', 'ВТОРГНЕННЯ РФ', 'НАЦГВАРДІЯ', 'ОЛЕКСАНДР ПІВНЕНКО']</text:p>
      <text:p text:style-name="P4">
Category: News</text:p>
      <!--METADATA-->
      <text:p text:style-name="P4">
<draw:frame draw:style-name="fr1" draw:name="Image447" text:anchor-type="as-char" svg:width="6.9236in" svg:height="4.617948in" draw:z-index="0">
<draw:image xlink:href="../Images/AРМІЯINFORM/2023-07-09T90-00-00-04-00/56079887ae3d28278e491f3f3e1fbad5_1688849247_extra_large.jpeg" xlink:type="simple" xlink:show="embed" xlink:actuate="onLoad" draw:mime-type="image/jpeg"/>
</draw:frame>
</text:p>
      <text:p text:style-name="P4">
Президент Володимир Зеленський призначив командувачем Національної гвардіїГероя України полковника Олександра Півненка. Про це Глава держави повідомивпід час відвідання Західного територіального управління Національної гвардії вмежах робочої поїздки до Львівської області.</text:p>
      <text:p text:style-name="P4">
Про це <text:a xlink:type="simple" xlink:href="https://president.gov.ua/news/glava-derzhavi-povidomiv-pro-priznachennya-geroya-ukrayini-p-84217" text:style-name="Internet_20_link" text:visited-style-name="Visited_20_Internet_20_Link">
повідомляє</text:a>
 Офіс Президента України.</text:p>
      <text:p text:style-name="P4">
Виступаючи перед особовим складом, Володимир Зеленський наголосив, щополковник Олександр Півненко — це потужний воїн Національної гвардії України,який відзначився в боях проти російських окупантів, зокрема в боях за Бахмутна Донеччині.</text:p>
      <text:p text:style-name="P4">
«Я призначив Героя України Олександра Півненка командувачем Національноїгвардії України. Пане командувачу! Бажаю вам і всій Україні звільнення всієїнашої землі, повернення всіх наших людей, омріяної перемоги», — сказавПрезидент, звертаючись до Олександра Півненка.</text:p>
      <text:p text:style-name="P4">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Проєкт Європейського Союзу на мільйон 155-мм снарядів вже повністю на марші — Олексій Резніков</text:span>
</text:h>
      <text:p text:style-name="P4">
Author: ['АРМІЯINFORM']</text:p>
      <text:p text:style-name="P4">
Time: 2023-07-09T92:00:00-04:00</text:p>
      <text:p text:style-name="P4">
Description: Необхідний набір систем озброєння від західних партнерів майже є, але ще не остат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17106w540zc0.jpg" text:style-name="Internet_20_link" text:visited-style-name="Visited_20_Internet_20_Link">
417106w540zc0.jpg</text:a>
']</text:p>
      <text:p text:style-name="P4">
Tags: ['STOPRUSSIA', 'АГРЕСІЯ РФ', 'ВІЙНА', 'ВТОРГНЕННЯ РФ', 'ОЛЕКСІЙ РЕЗНІКОВ']</text:p>
      <text:p text:style-name="P4">
Category: News</text:p>
      <!--METADATA-->
      <text:p text:style-name="P4">
<draw:frame draw:style-name="fr1" draw:name="Image448" text:anchor-type="as-char" svg:width="6.9236in" svg:height="5.1927in" draw:z-index="0">
<draw:image xlink:href="../Images/AРМІЯINFORM/2023-07-09T92-00-00-04-00/417106w540zc0.jpg" xlink:type="simple" xlink:show="embed" xlink:actuate="onLoad" draw:mime-type="image/jpeg"/>
</draw:frame>
Ілюстративне фото</text:p>
      <text:p text:style-name="P4">
Необхідний набір систем озброєння від західних партнерів майже є, але ще неостаточно. Про це в ефірі телемарафону «Єдині новини» сказав Міністр оборониУкраїни Олексій Резніков. Зокрема, за його словами, Україна все ще очікує напоставку танків Abrams.</text:p>
      <text:p text:style-name="P4">
— Необхідний набір саме систем майже відбувся, але ще не остаточно.Завершується підготовка екіпажів, дещо ще приїде. Наприклад, ті ж самі«Абрамси», про це було чесно сказано нашими американськими партнерами, що вонибудуть десь на початку осені-наприкінці літа. Основні речі є, але колипартнери почали перевіряти свої склади, то з’ясувалося, що те що нам обіцяно,воно теж не в ідеальному технічному стані. Дуже багато країн, особливоєвропейських, жили в парадигмі спокійного, мирного часу, що війна непостукається до них у двері. І тому в багатьох країнах навпаки йшло скороченняармій, скорочення запасів на складах і заморожування замовлень на виготовленнянових засобів ураження для потреб їхніх збройних сил. Всім здавалося, що післяДругої Світової війни повномасштабного, відкритого театру бойових дій у Європіне може статися. А от сталося і тому вони теж це переусвідомлюють. Зараз і яце бачу, я це чую, відчуваю, я спілкуюся з міністрами оборони, я напрямуспілкуюся з виробниками, потужними компаніями і вони всі зараз отримали оцейпоштовх на замовлення. Тому ми будемо розраховувати, що вони і далі будуть знами стільки, скільки треба, — зазначив міністр.</text:p>
      <text:p text:style-name="P4">
Також Олексій Резніков розповів, що західні партнери системно постачають зброюта боєприпаси Україні та фінансують свою індустрію для виробництва додатковихснарядів, боєприпасів, амуніції, різних видів зброї та запасних частин довійськової техніки.</text:p>
      <text:p text:style-name="P4">
— Наприклад, проєкт Європейського Союзу на мільйон 155-мм снарядів вжеповністю на марші. Заводи отримали замовлення і відповідно під це замовленняпішло вже виділене фінансування наших європейських партнерів, — повідомивочільник оборонного відомства.</text:p>
      <text:p text:style-name="P4">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За 500 днів повномасштабної війни 298 українцям і українкам присвоєно найвище звання Героя України — Президент</text:span>
</text:h>
      <text:p text:style-name="P4">
Author: ['АРМІЯINFORM']</text:p>
      <text:p text:style-name="P4">
Time: 2023-07-09T93:00:00-04:00</text:p>
      <text:p text:style-name="P4">
Description: Президент України Володимир Зеленський здійснив робочу поїздку на Львівщину, де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449" text:anchor-type="as-char" svg:width="6.9236in" svg:height="4.617948in" draw:z-index="0">
<draw:image xlink:href="../Images/AРМІЯINFORM/2023-07-09T93-00-00-04-00/7dda112a4abe30e9508534433dc02e2c_1688849245_extra_large.jpeg" xlink:type="simple" xlink:show="embed" xlink:actuate="onLoad" draw:mime-type="image/jpeg"/>
</draw:frame>
</text:p>
      <text:p text:style-name="P4">
Президент України Володимир Зеленський здійснив робочу поїздку на Львівщину,де зустрівся з особовим складом Західного територіального управлінняНаціональної гвардії України та вручив державні нагороди.</text:p>
      <text:p text:style-name="P4">
Про це <text:a xlink:type="simple" xlink:href="https://www.president.gov.ua/" text:style-name="Internet_20_link" text:visited-style-name="Visited_20_Internet_20_Link">
повідомляє</text:a>
 Офіс Президента України.</text:p>
      <text:p text:style-name="P4">
На зустрічі також були присутні захисники «Азовсталі», які сьогодніповернулися на батьківщину: командир окремого загону спеціального призначенняНаціональної гвардії «Азов» Денис Прокопенко, його заступник СвятославПаламар, виконувач обов’язків командира 36-ї окремої бригади морської піхотиСергій Волинський, старший офіцер «Азова» Олег Хоменко та командир 12-їбригади Нацгвардії Денис Шлега. Перед початком зустрічі бійці привіталися зісвоїми рідними та близькими.</text:p>
      <text:p text:style-name="P4">
Крім того, у заходах взяли участь: керівник Офісу Президента Андрій Єрмак,начальник Головного управління розвідки Міноборони Кирило Буданов, міністрвнутрішніх справ Ігор Клименко.</text:p>
      <text:p text:style-name="P4">
Звертаючись до воїнів та всього українського народу, Глава держави зауважив,що сьогодні 500 днів від початку повномасштабної війни, яку розв’язала Росіяпроти України.</text:p>
      <text:p text:style-name="P4">
<draw:frame draw:style-name="fr1" draw:name="Image450" text:anchor-type="as-char" svg:width="6.9236in" svg:height="4.617948in" draw:z-index="0">
<draw:image xlink:href="../Images/AРМІЯINFORM/2023-07-09T93-00-00-04-00/8b6e3dfc7124ca3169bce1ae8a64ec05_1688849242_extra_large.jpeg" xlink:type="simple" xlink:show="embed" xlink:actuate="onLoad" draw:mime-type="image/jpeg"/>
</draw:frame>
</text:p>
      <text:p text:style-name="P4">
«500 днів, як ми боремося за свободу й незалежність для України. За гідність,за право на життя для всіх наших людей, в усій Україні. Україна завжди будевдячною кожному й кожній, хто бʼється за неї. Нашим воїнам. Нашим героям», —сказав Володимир Зеленський.</text:p>
      <text:p text:style-name="P4">
Президент наголосив, що у 500-й день війни наша держава повернула додомуп’ятьох Героїв України — командирів захисту Маріуполя й «Азовсталі».</text:p>
      <text:p text:style-name="P4">
«Героїчно воювали! Вони пройшли через російський полон. Потім понад 300 дніввони були в Туреччині. Їм час бути вдома», — акцентував Глава держави.</text:p>
      <text:p text:style-name="P4">
Він також подякував команді, яка працює заради повернення українців додому:керівнику Офісу Президента Андрію Єрмаку, начальнику Головного управліннярозвідки Міноборони Кирилу Буданову, міністру внутрішніх справ Ігорю Клименку,які були присутні на заході, а також голові Фонду держмайна України РустемуУмєрову, голові Служби безпеки Василю Малюку та його співробітникам. Крімтого, Володимир Зеленський висловив подяку за допомогу у звільненні бранцівТуреччині й особисто Президенту Реджепу Таїпу Ердогану.</text:p>
      <text:p text:style-name="P4">
«500 днів тому багато хто у світі ще не розумів, які ми є, які ви є, чого віднас очікувати і які наші герої. Тепер усі розуміють. Тепер світ вірить вУкраїну. Світ надихається нашою сміливістю, надихається нашими героями. Аголовне — українці вірять в Україну, українці бачать, на що ми всі здатні,коли ми разом. У єдності ми найсильніші», — наголосив Президент.</text:p>
      <text:p text:style-name="P4">
За його словами, від початку повномасштабної війни за свободу багато тисячнаших людей проявили максимальну відвагу, майже 50 тисяч українських воїніввідзначені державними нагородами.</text:p>
      <text:p text:style-name="P4">
«298 українців і українок отримали найвище звання Героя України. І ми всімаємо шанувати й пам’ятати цих людей — наших героїв — і зараз, і після нашоїперемоги. І наші діти, і наші онуки, і всі покоління українського народу.Дякуємо вам, героям України! Слава Україні!» — сказав Володимир Зеленський.</text:p>
      <text:p text:style-name="P4">
Президент поіменно назвав понад 270 Героїв України, відзначивши, що імендеяких наших воїнів, які також отримали цю найвищу державну нагороду, поки щоне можна називати.</text:p>
      <text:p text:style-name="P4">
«Про реальні потужні здобутки цих Героїв України ми зможемо розказати лишепісля нашої перемоги. І обов’язково розповімо», — додав він.</text:p>
      <text:p text:style-name="P4">
Водночас Володимир Зеленський зазначив, що значній частині Героїв України, чиїімена він назвав, це звання присвоєно посмертно.</text:p>
      <text:p text:style-name="P4">
Присутні вшанували хвилиною мовчання пам’ять усіх українців, які віддали своїжиття за свободу й незалежність України.</text:p>
      <text:p text:style-name="P4">
«І, звичайно, я вдячний усім вам — вдячний усім нашим воїнам, які сьогоднівідзначені державними нагородами — орденами „За мужність“, — за подвиги, якимибороните життя й прекрасну державу. Дякую!» — сказав Президент.</text:p>
      <text:p text:style-name="P4">
<draw:frame draw:style-name="fr1" draw:name="Image451" text:anchor-type="as-char" svg:width="6.9236in" svg:height="4.617948in" draw:z-index="0">
<draw:image xlink:href="../Images/AРМІЯINFORM/2023-07-09T93-00-00-04-00/36a9093b08fc29364d2c6845c01d7b85_1688849251_extra_large.jpeg" xlink:type="simple" xlink:show="embed" xlink:actuate="onLoad" draw:mime-type="image/jpeg"/>
</draw:frame>
</text:p>
      <text:p text:style-name="P4">
Володимир Зеленський вручив військовослужбовцям Нацгвардії державні нагороди.За особисту мужність, виявлену в захисті державного суверенітету йтериторіальної цілісності України, самовіддане служіння українському народовівоїни нагороджені орденами «За мужність» ІІІ ступеня.</text:p>
      <text:p text:style-name="P4">
«Слава всім українцям і українкам різних часів, які здобували волю й силу дляУкраїни! Слава всім нашим героям! Слава народу України! Переможемо!» —резюмував Глава держави.</text:p>
      <text:p text:style-name="P4">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Уряд затвердив порядок встановлення факту безпосередньої участі цивільних осіб у захисті України для надання відповідних статусів</text:span>
</text:h>
      <text:p text:style-name="P4">
Author: ['АРМІЯINFORM']</text:p>
      <text:p text:style-name="P4">
Time: 2023-07-09T94:00:00-04:00</text:p>
      <text:p text:style-name="P4">
Description: Відповідний проєкт постанови КМУ, що розроблений фахівцями Мінветеранів на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posvidchennya-ubd.jpg" text:style-name="Internet_20_link" text:visited-style-name="Visited_20_Internet_20_Link">
posvidchennya-ubd.jpg</text:a>
']</text:p>
      <text:p text:style-name="P4">
Tags: ['STOPRUSSIA', 'АГРЕСІЯ РФ', 'ВІЙНА', 'ВТОРГНЕННЯ РФ', 'МІНВЕТЕРАНІВ', 'СТАТУС УБД']</text:p>
      <text:p text:style-name="P4">
Category: News</text:p>
      <!--METADATA-->
      <text:p text:style-name="P4">
<draw:frame draw:style-name="fr1" draw:name="Image452" text:anchor-type="as-char" svg:width="6.9236in" svg:height="3.894525in" draw:z-index="0">
<draw:image xlink:href="../Images/AРМІЯINFORM/2023-07-09T94-00-00-04-00/posvidchennya-ubd.jpg" xlink:type="simple" xlink:show="embed" xlink:actuate="onLoad" draw:mime-type="image/jpeg"/>
</draw:frame>
 Ілюстративне фото</text:p>
      <text:p text:style-name="P4">
Відповідний проєкт постанови КМУ, що розроблений фахівцями Мінветеранів навиконання завдання Прем’єр-міністра України, ухвалено під час засіданніКабінету Міністрів України 7 липня.</text:p>
      <text:p text:style-name="P4">
Йдеться про процедуру встановлення факту безпосередньої участі у захистіУкраїни цивільних осіб починаючі з 24 лютого 2022 року, які офіційно не були ускладі жодної з українських силових структур.</text:p>
      <text:p text:style-name="P4">
Про це <text:a xlink:type="simple" xlink:href="https://mva.gov.ua/ua/news/za-iniciativi-minveteraniv-uryad-zatverdiv-poryadok-vstanovlennya-faktu-bezposerednoyi-uchasti-civilnih-osib-u-zahisti-ukrayini-dlya-nadannya-vidpovidnih-statusiv" text:style-name="Internet_20_link" text:visited-style-name="Visited_20_Internet_20_Link">
повідомляє</text:a>
 Мінветеранів.</text:p>
      <text:p text:style-name="P4">
На жаль, внаслідок одержаних поранень, контузій, каліцтв або захворювань підчас безпосередньої участі в обороні країни від російських окупантів, багатотаких цивільних стали особами з інвалідністю або загинули (померли).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померлих) Захисників і Захисниць України.</li>
      </ul>
      <text:p text:style-name="P4">
Такі довідки будуть однією з необхідних підстав для подальшого встановленняорганами соцзахисту населення одного із статусів: особи з інвалідністювнаслідок війни або члена сім’ї загиблого (померлого) Захисника чи ЗахисниціУкраїни.</text:p>
      <text:p text:style-name="P4">
Також найближчим часом фахівці Мінветеранів проведуть низку робочих зустрічейз представниками українських добровольчих формувань, членами родин полеглихдобровольців, аби обговорити можливі шляхи допомоги їм у зборі необхіднихдокументів для пришвидшення процедури розгляду комісією та надання відповіднихстатусів.</text:p>
      <text:p text:style-name="P4">
«Наразі Мінветеранів плідно співпрацює з усіма дотичними державними органами,громадськістю, підрозділами з питань соціального захисту обласних та міськихадміністрацій, аби налагодити дієві механізми з надання цивільним громадянам,які брали участь у захисті України, відповідних статусів. Доступно та,водночас, з унеможливленням зловживань у цих питаннях», — наголосила міністр усправах ветеранів України Юлія Лапутіна.</text:p>
      <text:p text:style-name="P4">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Призов має бути скасовано, а колишні «воєнкомати» мають стати ЦНАПами — Олексій Резніков</text:span>
</text:h>
      <text:p text:style-name="P4">
Author: ['АРМІЯINFORM']</text:p>
      <text:p text:style-name="P4">
Time: 2023-07-09T95:00:00-04:00</text:p>
      <text:p text:style-name="P4">
Description: Про це сказав Міністр оборони України Олексій Резніков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84.jpg" text:style-name="Internet_20_link" text:visited-style-name="Visited_20_Internet_20_Link">
384.jpg</text:a>
']</text:p>
      <text:p text:style-name="P4">
Tags: ['STOPRUSSIA', 'АГРЕСІЯ РФ', 'ВІЙНА', 'ВТОРГНЕННЯ РФ', 'ОЛЕКСІЙ РЕЗНІКОВ']</text:p>
      <text:p text:style-name="P4">
Category: News</text:p>
      <!--METADATA-->
      <text:p text:style-name="P4">
<draw:frame draw:style-name="fr1" draw:name="Image453" text:anchor-type="as-char" svg:width="6.9236in" svg:height="2.76944in" draw:z-index="0">
<draw:image xlink:href="../Images/AРМІЯINFORM/2023-07-09T95-00-00-04-00/384.jpg" xlink:type="simple" xlink:show="embed" xlink:actuate="onLoad" draw:mime-type="image/jpeg"/>
</draw:frame>
 Ілюстративнефото</text:p>
      <text:p text:style-name="P4">
Про це сказав Міністр оборони України Олексій Резніков в ефірі телемарафону«Єдині новини». За його словами, «система мобілізації, система резерву, центрикомплектації, колишні «воєнкомати» — це все «радянський спадок», який требапринципово змінювати.</text:p>
      <text:p text:style-name="P4">
— Робити інший підхід, максимальна цифровізація. Умовно кажучи, «воєнкомати»мають стати ЦНАПами. От тоді це буде зрозуміло для населення, не будуть їхбоятися, стояти в черзі, потерпати в поневірянні. Нам треба змінювати підхід,треба скасовувати призов, робити професійну армію, але робити зрозумілийпошаровий реєстр резерву на випадок повномасштабної війни, на випадоквторгнення. Це означає, що головним нашим капіталом є люди і з ними требапрацювати, — зазначив Міністр оборони.</text:p>
      <text:p text:style-name="P4">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росія протягом довгого часу не припиняє спроб привласнення української культури, яка жодним чином їй не належить</text:span>
</text:h>
      <text:p text:style-name="P4">
Author: ['АРМІЯINFORM']</text:p>
      <text:p text:style-name="P4">
Time: 2023-07-09T96:00:00-04:00</text:p>
      <text:p text:style-name="P4">
Description: Не оминула ця тенденція і славетної української художниці, що творила у Франції — Ма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Tags: ['STOPRUSSIA', 'АГРЕСІЯ РФ', 'ВІЙНА', 'ВТОРГНЕННЯ РФ']</text:p>
      <text:p text:style-name="P4">
Category: News</text:p>
      <!--METADATA-->
      <text:p text:style-name="P4">
Не оминула ця тенденція і славетної української художниці, що творила уФранції — Марії Башкирцевої, яку російські «мистецтвознавці» найчастішеназивають «російською», центр протидії дезінформації на своїй сторінці уFacebook<text:a xlink:type="simple" xlink:href="https://www.facebook.com/protydiyadezinformatsiyi.cpd/posts/pfbid0g7utRSxJ8qgJSaidA2hHmx1HJgCSavx5MYfGbu4tsWKKj21pK6SK1oioXgPAr8SCl" text:style-name="Internet_20_link" text:visited-style-name="Visited_20_Internet_20_Link">
повідомив</text:a>
про фейки, поширені ворожими пропагандистами.</text:p>
      <text:p text:style-name="P4">
<text:a xlink:type="simple" xlink:href="https://armyinform.com.ua/wp-content/uploads/2023/07/358747322_286884690527270_992413548216707086_n.jpg" text:style-name="Internet_20_link" text:visited-style-name="Visited_20_Internet_20_Link">
<draw:frame draw:style-name="fr1" draw:name="Image454" text:anchor-type="as-char" svg:width="6.9236in" svg:height="6.9236in" draw:z-index="0">
<draw:image xlink:href="../Images/AРМІЯINFORM/2023-07-09T96-00-00-04-00/358747322_286884690527270_992413548216707086_n-150x150.jpg" xlink:type="simple" xlink:show="embed" xlink:actuate="onLoad" draw:mime-type="image/jpeg"/>
</draw:frame>
</text:a>
</text:p>
      <text:p text:style-name="P4">
<text:a xlink:type="simple" xlink:href="https://armyinform.com.ua/wp-content/uploads/2023/07/359398608_286884733860599_1382663395050584363_n.jpg" text:style-name="Internet_20_link" text:visited-style-name="Visited_20_Internet_20_Link">
<draw:frame draw:style-name="fr1" draw:name="Image455" text:anchor-type="as-char" svg:width="6.9236in" svg:height="6.9236in" draw:z-index="0">
<draw:image xlink:href="../Images/AРМІЯINFORM/2023-07-09T96-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456" text:anchor-type="as-char" svg:width="6.9236in" svg:height="6.9236in" draw:z-index="0">
<draw:image xlink:href="../Images/AРМІЯINFORM/2023-07-09T96-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457" text:anchor-type="as-char" svg:width="6.9236in" svg:height="6.9236in" draw:z-index="0">
<draw:image xlink:href="../Images/AРМІЯINFORM/2023-07-09T96-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458" text:anchor-type="as-char" svg:width="6.9236in" svg:height="6.9236in" draw:z-index="0">
<draw:image xlink:href="../Images/AРМІЯINFORM/2023-07-09T96-00-00-04-00/358534578_286884840527255_2441692880478079167_n-150x150.jpg" xlink:type="simple" xlink:show="embed" xlink:actuate="onLoad" draw:mime-type="image/jpeg"/>
</draw:frame>
</text:a>
</text:p>
      <text:p text:style-name="P4">
Про фейки, які просуває роспропаганда в намаганні «присвоїти» Марію Башкирцевучитайте в спільній інфографіці Центру протидії дезінформації та YouTube-каналу«Культуртригер».</text:p>
      <text:p text:style-name="P4">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Діти військовослужбовців і внутрішніх переселенців можуть отримати гранти на навчання</text:span>
</text:h>
      <text:p text:style-name="P4">
Author: ['АРМІЯINFORM']</text:p>
      <text:p text:style-name="P4">
Time: 2023-07-09T97:00:00-04:00</text:p>
      <text:p text:style-name="P4">
Description: Конкурс на їх отримання оголосила Київська школа економіки (КШЕ). Отримати фінанс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udent-849822_960_720.jpg" text:style-name="Internet_20_link" text:visited-style-name="Visited_20_Internet_20_Link">
student-849822_960_720.jpg</text:a>
']</text:p>
      <text:p text:style-name="P4">
Tags: ['STOPRUSSIA', 'АГРЕСІЯ РФ', 'ВІЙНА', 'ВТОРГНЕННЯ РФ', 'ГРАНАТИ', 'МІНРЕІНТЕГРАЦІЇ']</text:p>
      <text:p text:style-name="P4">
Category: News</text:p>
      <!--METADATA-->
      <text:p text:style-name="P4">
<draw:frame draw:style-name="fr1" draw:name="Image459" text:anchor-type="as-char" svg:width="6.9236in" svg:height="4.615733in" draw:z-index="0">
<draw:image xlink:href="../Images/AРМІЯINFORM/2023-07-09T97-00-00-04-00/student-849822_960_720.jpg" xlink:type="simple" xlink:show="embed" xlink:actuate="onLoad" draw:mime-type="image/jpeg"/>
</draw:frame>
 Ілюстративне фото</text:p>
      <text:p text:style-name="P4">
Конкурс на їх отримання оголосила Київська школа економіки (КШЕ).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Мінреінтеграції.</text:p>
      <text:p text:style-name="P4">
Гранти можуть отримати діти військовослужбовців, внутрішньо переміщені особи,переможці різних олімпіад, турнірів та конкурсів. А також ті, хто вимушеновиїхав за кордон після 24 лютого 2022 року, але хоче повернутися додому нанавчання.</text:p>
      <text:p text:style-name="P4">
Для кожної категорії є окрема аплікаційна форма для подання своєї кандидатури.Переглянути їх можна за <text:a xlink:type="simple" xlink:href="https://university.kse.ua/grants" text:style-name="Internet_20_link" text:visited-style-name="Visited_20_Internet_20_Link">
посиланням</text:a>
.</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інструкція, як це зробити, прийде на ваш e-mail).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онлайн).</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Відбулося засідання Координаційного штабу з питань захисту прав дитини в умовах воєнного стану</text:span>
</text:h>
      <text:p text:style-name="P4">
Author: ['АРМІЯINFORM']</text:p>
      <text:p text:style-name="P4">
Time: 2023-07-09T98:00:00-04:00</text:p>
      <text:p text:style-name="P4">
Description: Захід пройшов під головуванням Віцепрем’єр-міністра Ірини Верещук. На ньому були присут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ity-pereselenczi.jpg" text:style-name="Internet_20_link" text:visited-style-name="Visited_20_Internet_20_Link">
dity-pereselenczi.jpg</text:a>
']</text:p>
      <text:p text:style-name="P4">
Tags: ['STOPRUSSIA', 'АГРЕСІЯ РФ', 'ВІЙНА', 'ВТОРГНЕННЯ РФ', 'МІНРЕІНТЕГРАЦІЇ']</text:p>
      <text:p text:style-name="P4">
Category: News</text:p>
      <!--METADATA-->
      <text:p text:style-name="P4">
<draw:frame draw:style-name="fr1" draw:name="Image460" text:anchor-type="as-char" svg:width="6.9236in" svg:height="3.894525in" draw:z-index="0">
<draw:image xlink:href="../Images/AРМІЯINFORM/2023-07-09T98-00-00-04-00/dity-pereselenczi.jpg" xlink:type="simple" xlink:show="embed" xlink:actuate="onLoad" draw:mime-type="image/jpeg"/>
</draw:frame>
 Ілюстративне фото</text:p>
      <text:p text:style-name="P4">
Захід пройшов під головуванням Віцепрем’єр-міністра Ірини Верещук. На ньомубули присутні представники Мінреінтеграції, Мінсоцполітики, Нацсоцслужби,Національного інформаційного бюро, ОВА, служб у справах дітей, інших установта відомств.</text:p>
      <text:p text:style-name="P4">
Про це <text:a xlink:type="simple" xlink:href="https://minre.gov.ua/2023/07/08/vidbulosya-zasidannya-koordynaczijnogo-shtabu-z-pytan-zahystu-prav-dytyny-v-umovah-voyennogo-stanu-3/" text:style-name="Internet_20_link" text:visited-style-name="Visited_20_Internet_20_Link">
повідомляє</text:a>
 Мінреінтеграції.</text:p>
      <text:p text:style-name="P4">
Предметом обговорення, зокрема, були питання централізованого обліку дітей,які можуть бути усиновлені, та взаємодія місцевих служб у справах дітей зНацсоцслужбою.</text:p>
      <text:p text:style-name="P4">
Насамперед це важливо з точки зору захисту прав дітей щодо їх можливогоусиновлення. Учасники засідання наголосили на тому, що централізований облікдає відповідним службам більше можливостей захищати права дітей.</text:p>
      <text:p text:style-name="P4">
Ще одне питання порядку денного — підготовка осіб, які виявили бажанняусиновити дитину. Наразі вона відбувається у форматі офлайн.</text:p>
      <text:p text:style-name="P4">
Ірина Верещук зауважила, що в умовах війни теоретичну частину навчання можнабуло б перевести в онлайн-формат. Це може значно пришвидшити процеспідготовки, відтак дозволить швидше реалізувати право статусних дітей навсиновлення.</text:p>
      <text:p text:style-name="P4">
«Ми повинні швидше проводити навчання. Потрібно розрахувати необхіднукількість тренерів по областях, аби підготовка проходила динамічно і кандидатив усиновлювачі мали змогу якнайшвидше всиновити дитину», — наголосила ІринаВерещук.</text:p>
      <text:p text:style-name="P4">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NEWS-->
      <text:h text:style-name="P10" text:outline-level="1">
<text:span text:style-name="T4">
З початку широкомасштабного вторгнення Україна отримала 12,8 тис. тонн медичної гумдопомоги</text:span>
</text:h>
      <text:p text:style-name="P4">
Author: ['АРМІЯINFORM']</text:p>
      <text:p text:style-name="P4">
Time: 2023-07-09T99:00:00-04:00</text:p>
      <text:p text:style-name="P4">
Description: За період воєнного стану до України загалом надійшло 12,8 тисячі тонн меди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umanitarka_1.jpg.1200x630_q85_crop.jpg" text:style-name="Internet_20_link" text:visited-style-name="Visited_20_Internet_20_Link">
gumanitarka_1.jpg.1200x630_q85_crop.jpg</text:a>
']</text:p>
      <text:p text:style-name="P4">
Tags: ['STOPRUSSIA', 'АГРЕСІЯ РФ', 'ВІЙНА', 'ВТОРГНЕННЯ РФ', 'УРЯДОВИЙ ПОРТАЛ']</text:p>
      <text:p text:style-name="P4">
Category: News</text:p>
      <!--METADATA-->
      <text:p text:style-name="P4">
<draw:frame draw:style-name="fr1" draw:name="Image461" text:anchor-type="as-char" svg:width="6.9236in" svg:height="3.63489in" draw:z-index="0">
<draw:image xlink:href="../Images/AРМІЯINFORM/2023-07-09T99-00-00-04-00/gumanitarka_1.jpg.1200x630_q85_crop.jpg" xlink:type="simple" xlink:show="embed" xlink:actuate="onLoad" draw:mime-type="image/jpeg"/>
</draw:frame>
 Ілюстративнефото</text:p>
      <text:p text:style-name="P4">
За період воєнного стану до України загалом надійшло 12,8 тисячі тонн медичноїгуманітарної допомоги на суму понад 13,5 млрд грн, про це<text:a xlink:type="simple" xlink:href="https://www.kmu.gov.ua/news/z-pochatku-povnomasshtabnoi-viiny-ukraina-otrymala-128-tys-tonn-medychnoi-humanitarnoi-dopomohy-na-sumu-ponad-135-mlrd-hrn" text:style-name="Internet_20_link" text:visited-style-name="Visited_20_Internet_20_Link">
повідомляє</text:a>
 Урядовий портал.</text:p>
      <text:p text:style-name="P4">
Допомога надійшла від 35 країн світу, міжнародних та партнерських організацій,від українського та іноземного бізнесу та безпосередньо від медичних закладівінших країн.</text:p>
      <text:p text:style-name="P4">
<text:span text:style-name="T4">
Зокрема, надійшло:</text:span>
</text:p>
      <ul>
        <li>
лікарських засобів — 526 571 390 од.;  * витратних матеріалів та засобів індивідуального захисту — 202 903 066 од.;  * інструментів — 1 365 151 од.;  * комплексних наборів — 13 924 од.;  * обладнання — 460 344 од.;  * укомплектованих тактичних аптечок — 147 685 од.;  * медичних меблів — 618 од.;  * медичного транспорту— 633 од.;  * бронежилетів та касок для медичних працівників — 1 632 од.;  * іншого — 69 959 621 од.</li>
      </ul>
      <text:p text:style-name="P4">
Завдяки своєчасному реагуванню і наданню партнерами необхідної гуманітарноїдопомоги, МОЗ забезпечило безперебійну роботу медичних закладів, що опинилисьу зоні підтоплення після підриву Каховської ГЕС.</text:p>
      <text:p text:style-name="P4">
Source: <text:a xlink:type="simple" xlink:href="https://armyinform.com.ua/2023/07/09/z-pochatku-povnomasshtabnoyi-vijny-ukrayina-otrymala-128-tys-tonn-medychnoyi-gumanitarnoyi-dopomogy/" text:style-name="Internet_20_link" text:visited-style-name="Visited_20_Internet_20_Link">
https://armyinform.com.ua/2023/07/09/z-pochatku-povnomasshtabnoyi-vijny-ukrayina-otrymala-128-tys-tonn-medychnoyi-gumanitarnoyi-dopomog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